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3.358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3.99cm"/>
    </style:style>
    <style:style style:name="co15" style:family="table-column">
      <style:table-column-properties fo:break-before="auto" style:column-width="3.831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stimation_info_N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7:35</text:p>
          </table:table-cell>
          <table:table-cell office:value-type="float" office:value="-101.237660315473" calcext:value-type="float">
            <text:p>-101,237660315473</text:p>
          </table:table-cell>
          <table:table-cell office:value-type="float" office:value="21" calcext:value-type="float">
            <text:p>21</text:p>
          </table:table-cell>
          <table:table-cell office:value-type="float" office:value="-19.9993912175759" calcext:value-type="float">
            <text:p>-19,9993912175759</text:p>
          </table:table-cell>
          <table:table-cell office:value-type="float" office:value="0.00238095233683143" calcext:value-type="float">
            <text:p>0,002380952336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5:53</text:p>
          </table:table-cell>
          <table:table-cell office:value-type="float" office:value="-69.0860072711229" calcext:value-type="float">
            <text:p>-69,0860072711229</text:p>
          </table:table-cell>
          <table:table-cell office:value-type="float" office:value="15" calcext:value-type="float">
            <text:p>15</text:p>
          </table:table-cell>
          <table:table-cell office:value-type="float" office:value="-13.999999994394" calcext:value-type="float">
            <text:p>-13,999999994394</text:p>
          </table:table-cell>
          <table:table-cell office:value-type="float" office:value="0.00476190476190479" calcext:value-type="float">
            <text:p>0,004761904761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75450592041016" calcext:value-type="float">
            <text:p>0,027545059204102</text:p>
          </table:table-cell>
          <table:table-cell office:value-type="string" calcext:value-type="string">
            <text:p>2020-04-02 05:48:27</text:p>
          </table:table-cell>
          <table:table-cell office:value-type="float" office:value="-201.770076640149" calcext:value-type="float">
            <text:p>-201,770076640149</text:p>
          </table:table-cell>
          <table:table-cell office:value-type="float" office:value="41" calcext:value-type="float">
            <text:p>41</text:p>
          </table:table-cell>
          <table:table-cell office:value-type="float" office:value="-0.0051493725484888" calcext:value-type="float">
            <text:p>-0,005149372548489</text:p>
          </table:table-cell>
          <table:table-cell office:value-type="float" office:value="0.0000956344860600867" calcext:value-type="float">
            <text:p>9,56344860600867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9:51</text:p>
          </table:table-cell>
          <table:table-cell office:value-type="float" office:value="-136.453894870777" calcext:value-type="float">
            <text:p>-136,453894870777</text:p>
          </table:table-cell>
          <table:table-cell office:value-type="float" office:value="27" calcext:value-type="float">
            <text:p>27</text:p>
          </table:table-cell>
          <table:table-cell office:value-type="float" office:value="-3.9754484489448" calcext:value-type="float">
            <text:p>-3,9754484489448</text:p>
          </table:table-cell>
          <table:table-cell office:value-type="float" office:value="0.0204502823724141" calcext:value-type="float">
            <text:p>0,020450282372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5:03</text:p>
          </table:table-cell>
          <table:table-cell office:value-type="float" office:value="-106.649811000741" calcext:value-type="float">
            <text:p>-106,649811000741</text:p>
          </table:table-cell>
          <table:table-cell office:value-type="float" office:value="21" calcext:value-type="float">
            <text:p>21</text:p>
          </table:table-cell>
          <table:table-cell office:value-type="float" office:value="-10.6458274578736" calcext:value-type="float">
            <text:p>-10,6458274578736</text:p>
          </table:table-cell>
          <table:table-cell office:value-type="float" office:value="0.00457243230880107" calcext:value-type="float">
            <text:p>0,004572432308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6:12</text:p>
          </table:table-cell>
          <table:table-cell office:value-type="float" office:value="-92.4135932875219" calcext:value-type="float">
            <text:p>-92,4135932875219</text:p>
          </table:table-cell>
          <table:table-cell office:value-type="float" office:value="18" calcext:value-type="float">
            <text:p>18</text:p>
          </table:table-cell>
          <table:table-cell office:value-type="float" office:value="13.0488797008944" calcext:value-type="float">
            <text:p>13,0488797008944</text:p>
          </table:table-cell>
          <table:table-cell office:value-type="float" office:value="0.000657098791090277" calcext:value-type="float">
            <text:p>0,00065709879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49524383544922" calcext:value-type="float">
            <text:p>0,074952438354492</text:p>
          </table:table-cell>
          <table:table-cell office:value-type="string" calcext:value-type="string">
            <text:p>2020-04-02 06:05:49</text:p>
          </table:table-cell>
          <table:table-cell office:value-type="float" office:value="-270.69709834631" calcext:value-type="float">
            <text:p>-270,69709834631</text:p>
          </table:table-cell>
          <table:table-cell office:value-type="float" office:value="50" calcext:value-type="float">
            <text:p>50</text:p>
          </table:table-cell>
          <table:table-cell office:value-type="float" office:value="-0.0029697339320045" calcext:value-type="float">
            <text:p>-0,002969733932005</text:p>
          </table:table-cell>
          <table:table-cell office:value-type="float" office:value="0.0000598139216433358" calcext:value-type="float">
            <text:p>5,9813921643335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6212768554687" calcext:value-type="float">
            <text:p>0,276212768554687</text:p>
          </table:table-cell>
          <table:table-cell office:value-type="string" calcext:value-type="string">
            <text:p>2020-04-02 06:07:09</text:p>
          </table:table-cell>
          <table:table-cell office:value-type="float" office:value="-216.878875873106" calcext:value-type="float">
            <text:p>-216,878875873106</text:p>
          </table:table-cell>
          <table:table-cell office:value-type="float" office:value="40" calcext:value-type="float">
            <text:p>40</text:p>
          </table:table-cell>
          <table:table-cell office:value-type="float" office:value="0.000965568421852438" calcext:value-type="float">
            <text:p>0,000965568421852</text:p>
          </table:table-cell>
          <table:table-cell office:value-type="float" office:value="0.000466619993700468" calcext:value-type="float">
            <text:p>0,0004666199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32146759033203" calcext:value-type="float">
            <text:p>0,07321467590332</text:p>
          </table:table-cell>
          <table:table-cell office:value-type="string" calcext:value-type="string">
            <text:p>2020-04-02 06:14:00</text:p>
          </table:table-cell>
          <table:table-cell office:value-type="float" office:value="-243.265739902498" calcext:value-type="float">
            <text:p>-243,265739902498</text:p>
          </table:table-cell>
          <table:table-cell office:value-type="float" office:value="46" calcext:value-type="float">
            <text:p>46</text:p>
          </table:table-cell>
          <table:table-cell office:value-type="float" office:value="-0.00774204520335453" calcext:value-type="float">
            <text:p>-0,007742045203355</text:p>
          </table:table-cell>
          <table:table-cell office:value-type="float" office:value="0.0000410977781475366" calcext:value-type="float">
            <text:p>4,1097778147536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9744873046875" calcext:value-type="float">
            <text:p>0,459744873046875</text:p>
          </table:table-cell>
          <table:table-cell office:value-type="string" calcext:value-type="string">
            <text:p>2020-04-02 06:15:32</text:p>
          </table:table-cell>
          <table:table-cell office:value-type="float" office:value="-171.647489175652" calcext:value-type="float">
            <text:p>-171,647489175652</text:p>
          </table:table-cell>
          <table:table-cell office:value-type="float" office:value="31" calcext:value-type="float">
            <text:p>31</text:p>
          </table:table-cell>
          <table:table-cell office:value-type="float" office:value="-0.00240527666062264" calcext:value-type="float">
            <text:p>-0,002405276660623</text:p>
          </table:table-cell>
          <table:table-cell office:value-type="float" office:value="0.00128770770776278" calcext:value-type="float">
            <text:p>0,001287707707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7:48</text:p>
          </table:table-cell>
          <table:table-cell office:value-type="float" office:value="-164.515982950148" calcext:value-type="float">
            <text:p>-164,515982950148</text:p>
          </table:table-cell>
          <table:table-cell office:value-type="float" office:value="30" calcext:value-type="float">
            <text:p>30</text:p>
          </table:table-cell>
          <table:table-cell office:value-type="float" office:value="-18.8622030981103" calcext:value-type="float">
            <text:p>-18,8622030981103</text:p>
          </table:table-cell>
          <table:table-cell office:value-type="float" office:value="0.00161957064743228" calcext:value-type="float">
            <text:p>0,0016195706474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1:00</text:p>
          </table:table-cell>
          <table:table-cell office:value-type="float" office:value="-135.106769122809" calcext:value-type="float">
            <text:p>-135,106769122809</text:p>
          </table:table-cell>
          <table:table-cell office:value-type="float" office:value="26" calcext:value-type="float">
            <text:p>26</text:p>
          </table:table-cell>
          <table:table-cell office:value-type="float" office:value="-14.1801107626817" calcext:value-type="float">
            <text:p>-14,1801107626817</text:p>
          </table:table-cell>
          <table:table-cell office:value-type="float" office:value="0.0012885850328644" calcext:value-type="float">
            <text:p>0,001288585032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6:40</text:p>
          </table:table-cell>
          <table:table-cell office:value-type="float" office:value="-183.198176862683" calcext:value-type="float">
            <text:p>-183,198176862683</text:p>
          </table:table-cell>
          <table:table-cell office:value-type="float" office:value="37" calcext:value-type="float">
            <text:p>37</text:p>
          </table:table-cell>
          <table:table-cell office:value-type="float" office:value="-27.9537912965481" calcext:value-type="float">
            <text:p>-27,9537912965481</text:p>
          </table:table-cell>
          <table:table-cell office:value-type="float" office:value="0.000965591462082884" calcext:value-type="float">
            <text:p>0,000965591462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10360717773438" calcext:value-type="float">
            <text:p>0,002103607177734</text:p>
          </table:table-cell>
          <table:table-cell office:value-type="string" calcext:value-type="string">
            <text:p>2020-04-02 06:29:06</text:p>
          </table:table-cell>
          <table:table-cell office:value-type="float" office:value="-173.893230049423" calcext:value-type="float">
            <text:p>-173,893230049423</text:p>
          </table:table-cell>
          <table:table-cell office:value-type="float" office:value="32" calcext:value-type="float">
            <text:p>32</text:p>
          </table:table-cell>
          <table:table-cell office:value-type="float" office:value="0.000180922218553814" calcext:value-type="float">
            <text:p>0,000180922218554</text:p>
          </table:table-cell>
          <table:table-cell office:value-type="float" office:value="0.000132239622068341" calcext:value-type="float">
            <text:p>0,000132239622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87028350830078" calcext:value-type="float">
            <text:p>0,058702835083008</text:p>
          </table:table-cell>
          <table:table-cell office:value-type="string" calcext:value-type="string">
            <text:p>2020-04-02 06:34:51</text:p>
          </table:table-cell>
          <table:table-cell office:value-type="float" office:value="-193.134492436272" calcext:value-type="float">
            <text:p>-193,134492436272</text:p>
          </table:table-cell>
          <table:table-cell office:value-type="float" office:value="37" calcext:value-type="float">
            <text:p>37</text:p>
          </table:table-cell>
          <table:table-cell office:value-type="float" office:value="0.00765547026986968" calcext:value-type="float">
            <text:p>0,00765547026987</text:p>
          </table:table-cell>
          <table:table-cell office:value-type="float" office:value="0.0000514897053999921" calcext:value-type="float">
            <text:p>5,14897053999921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6155700683594" calcext:value-type="float">
            <text:p>0,116155700683594</text:p>
          </table:table-cell>
          <table:table-cell office:value-type="string" calcext:value-type="string">
            <text:p>2020-04-02 06:38:07</text:p>
          </table:table-cell>
          <table:table-cell office:value-type="float" office:value="-190.882198284441" calcext:value-type="float">
            <text:p>-190,882198284441</text:p>
          </table:table-cell>
          <table:table-cell office:value-type="float" office:value="34" calcext:value-type="float">
            <text:p>34</text:p>
          </table:table-cell>
          <table:table-cell office:value-type="float" office:value="0.00447079232001543" calcext:value-type="float">
            <text:p>0,004470792320015</text:p>
          </table:table-cell>
          <table:table-cell office:value-type="float" office:value="0.0002105048857676" calcext:value-type="float">
            <text:p>0,00021050488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0:04</text:p>
          </table:table-cell>
          <table:table-cell office:value-type="float" office:value="-174.277282510166" calcext:value-type="float">
            <text:p>-174,277282510166</text:p>
          </table:table-cell>
          <table:table-cell office:value-type="float" office:value="32" calcext:value-type="float">
            <text:p>32</text:p>
          </table:table-cell>
          <table:table-cell office:value-type="float" office:value="-12.3583758652301" calcext:value-type="float">
            <text:p>-12,3583758652301</text:p>
          </table:table-cell>
          <table:table-cell office:value-type="float" office:value="0.00276995341422408" calcext:value-type="float">
            <text:p>0,002769953414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40</text:p>
          </table:table-cell>
          <table:table-cell office:value-type="float" office:value="-223.210529785746" calcext:value-type="float">
            <text:p>-223,210529785746</text:p>
          </table:table-cell>
          <table:table-cell office:value-type="float" office:value="44" calcext:value-type="float">
            <text:p>44</text:p>
          </table:table-cell>
          <table:table-cell office:value-type="float" office:value="-19.5374974063438" calcext:value-type="float">
            <text:p>-19,5374974063438</text:p>
          </table:table-cell>
          <table:table-cell office:value-type="float" office:value="0.000425565902524077" calcext:value-type="float">
            <text:p>0,000425565902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54557189941406" calcext:value-type="float">
            <text:p>0,065455718994141</text:p>
          </table:table-cell>
          <table:table-cell office:value-type="string" calcext:value-type="string">
            <text:p>2020-04-02 06:47:06</text:p>
          </table:table-cell>
          <table:table-cell office:value-type="float" office:value="-201.102364140846" calcext:value-type="float">
            <text:p>-201,102364140846</text:p>
          </table:table-cell>
          <table:table-cell office:value-type="float" office:value="39" calcext:value-type="float">
            <text:p>39</text:p>
          </table:table-cell>
          <table:table-cell office:value-type="float" office:value="-0.00125343482181739" calcext:value-type="float">
            <text:p>-0,001253434821817</text:p>
          </table:table-cell>
          <table:table-cell office:value-type="float" office:value="0.000103781227508277" calcext:value-type="float">
            <text:p>0,000103781227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37877731323242" calcext:value-type="float">
            <text:p>0,013787773132324</text:p>
          </table:table-cell>
          <table:table-cell office:value-type="string" calcext:value-type="string">
            <text:p>2020-04-02 06:51:40</text:p>
          </table:table-cell>
          <table:table-cell office:value-type="float" office:value="-259.474531072943" calcext:value-type="float">
            <text:p>-259,474531072943</text:p>
          </table:table-cell>
          <table:table-cell office:value-type="float" office:value="51" calcext:value-type="float">
            <text:p>51</text:p>
          </table:table-cell>
          <table:table-cell office:value-type="float" office:value="-0.000474502928419884" calcext:value-type="float">
            <text:p>-0,00047450292842</text:p>
          </table:table-cell>
          <table:table-cell office:value-type="float" office:value="0.0000268018164090138" calcext:value-type="float">
            <text:p>2,68018164090138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24</text:p>
          </table:table-cell>
          <table:table-cell office:value-type="float" office:value="-307.85345341969" calcext:value-type="float">
            <text:p>-307,85345341969</text:p>
          </table:table-cell>
          <table:table-cell office:value-type="float" office:value="58" calcext:value-type="float">
            <text:p>58</text:p>
          </table:table-cell>
          <table:table-cell office:value-type="float" office:value="-7.51563981637024" calcext:value-type="float">
            <text:p>-7,51563981637024</text:p>
          </table:table-cell>
          <table:table-cell office:value-type="float" office:value="0.00234892404706062" calcext:value-type="float">
            <text:p>0,0023489240470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4:47</text:p>
          </table:table-cell>
          <table:table-cell office:value-type="float" office:value="-177.530656948035" calcext:value-type="float">
            <text:p>-177,530656948035</text:p>
          </table:table-cell>
          <table:table-cell office:value-type="float" office:value="33" calcext:value-type="float">
            <text:p>33</text:p>
          </table:table-cell>
          <table:table-cell office:value-type="float" office:value="-0.466913871623353" calcext:value-type="float">
            <text:p>-0,466913871623353</text:p>
          </table:table-cell>
          <table:table-cell office:value-type="float" office:value="0.000127983008853568" calcext:value-type="float">
            <text:p>0,000127983008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8:37</text:p>
          </table:table-cell>
          <table:table-cell office:value-type="float" office:value="-204.786987159267" calcext:value-type="float">
            <text:p>-204,786987159267</text:p>
          </table:table-cell>
          <table:table-cell office:value-type="float" office:value="39" calcext:value-type="float">
            <text:p>39</text:p>
          </table:table-cell>
          <table:table-cell office:value-type="float" office:value="-9.81745015923911" calcext:value-type="float">
            <text:p>-9,81745015923911</text:p>
          </table:table-cell>
          <table:table-cell office:value-type="float" office:value="0.000293143621130174" calcext:value-type="float">
            <text:p>0,000293143621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2:38</text:p>
          </table:table-cell>
          <table:table-cell office:value-type="float" office:value="-215.998093018484" calcext:value-type="float">
            <text:p>-215,998093018484</text:p>
          </table:table-cell>
          <table:table-cell office:value-type="float" office:value="43" calcext:value-type="float">
            <text:p>43</text:p>
          </table:table-cell>
          <table:table-cell office:value-type="float" office:value="-27.9933589548707" calcext:value-type="float">
            <text:p>-27,9933589548707</text:p>
          </table:table-cell>
          <table:table-cell office:value-type="float" office:value="0.000830671986943897" calcext:value-type="float">
            <text:p>0,000830671986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6:28</text:p>
          </table:table-cell>
          <table:table-cell office:value-type="float" office:value="-328.620528991678" calcext:value-type="float">
            <text:p>-328,620528991678</text:p>
          </table:table-cell>
          <table:table-cell office:value-type="float" office:value="60" calcext:value-type="float">
            <text:p>60</text:p>
          </table:table-cell>
          <table:table-cell office:value-type="float" office:value="-4.69210594089725" calcext:value-type="float">
            <text:p>-4,69210594089725</text:p>
          </table:table-cell>
          <table:table-cell office:value-type="float" office:value="0.0000784026766435818" calcext:value-type="float">
            <text:p>7,84026766435818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2344085693359" calcext:value-type="float">
            <text:p>0,142344085693359</text:p>
          </table:table-cell>
          <table:table-cell office:value-type="string" calcext:value-type="string">
            <text:p>2020-04-02 07:09:04</text:p>
          </table:table-cell>
          <table:table-cell office:value-type="float" office:value="-197.822010232664" calcext:value-type="float">
            <text:p>-197,822010232664</text:p>
          </table:table-cell>
          <table:table-cell office:value-type="float" office:value="33" calcext:value-type="float">
            <text:p>33</text:p>
          </table:table-cell>
          <table:table-cell office:value-type="float" office:value="0.00428918939679601" calcext:value-type="float">
            <text:p>0,004289189396796</text:p>
          </table:table-cell>
          <table:table-cell office:value-type="float" office:value="0.000174921366583212" calcext:value-type="float">
            <text:p>0,0001749213665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11727752685547" calcext:value-type="float">
            <text:p>0,041172775268555</text:p>
          </table:table-cell>
          <table:table-cell office:value-type="string" calcext:value-type="string">
            <text:p>2020-04-02 07:12:15</text:p>
          </table:table-cell>
          <table:table-cell office:value-type="float" office:value="-234.814533132556" calcext:value-type="float">
            <text:p>-234,814533132556</text:p>
          </table:table-cell>
          <table:table-cell office:value-type="float" office:value="43" calcext:value-type="float">
            <text:p>43</text:p>
          </table:table-cell>
          <table:table-cell office:value-type="float" office:value="0.00638559396385429" calcext:value-type="float">
            <text:p>0,006385593963854</text:p>
          </table:table-cell>
          <table:table-cell office:value-type="float" office:value="0.000039240536375295" calcext:value-type="float">
            <text:p>3,924053637529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49905471801758" calcext:value-type="float">
            <text:p>0,074990547180176</text:p>
          </table:table-cell>
          <table:table-cell office:value-type="string" calcext:value-type="string">
            <text:p>2020-04-02 07:20:11</text:p>
          </table:table-cell>
          <table:table-cell office:value-type="float" office:value="-614.825329798229" calcext:value-type="float">
            <text:p>-614,825329798229</text:p>
          </table:table-cell>
          <table:table-cell office:value-type="float" office:value="111" calcext:value-type="float">
            <text:p>111</text:p>
          </table:table-cell>
          <table:table-cell office:value-type="float" office:value="0.00351946825035587" calcext:value-type="float">
            <text:p>0,003519468250356</text:p>
          </table:table-cell>
          <table:table-cell office:value-type="float" office:value="0.0000157984396933145" calcext:value-type="float">
            <text:p>1,5798439693314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7526885986328" calcext:value-type="float">
            <text:p>0,147526885986328</text:p>
          </table:table-cell>
          <table:table-cell office:value-type="string" calcext:value-type="string">
            <text:p>2020-04-02 07:21:59</text:p>
          </table:table-cell>
          <table:table-cell office:value-type="float" office:value="-476.504898667293" calcext:value-type="float">
            <text:p>-476,504898667293</text:p>
          </table:table-cell>
          <table:table-cell office:value-type="float" office:value="81" calcext:value-type="float">
            <text:p>81</text:p>
          </table:table-cell>
          <table:table-cell office:value-type="float" office:value="-0.00383629247765016" calcext:value-type="float">
            <text:p>-0,00383629247765</text:p>
          </table:table-cell>
          <table:table-cell office:value-type="float" office:value="0.0000525603597137621" calcext:value-type="float">
            <text:p>5,25603597137621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2085678100586" calcext:value-type="float">
            <text:p>0,112085678100586</text:p>
          </table:table-cell>
          <table:table-cell office:value-type="string" calcext:value-type="string">
            <text:p>2020-04-02 07:25:41</text:p>
          </table:table-cell>
          <table:table-cell office:value-type="float" office:value="-454.31687378079" calcext:value-type="float">
            <text:p>-454,31687378079</text:p>
          </table:table-cell>
          <table:table-cell office:value-type="float" office:value="84" calcext:value-type="float">
            <text:p>84</text:p>
          </table:table-cell>
          <table:table-cell office:value-type="float" office:value="0.00475903956143684" calcext:value-type="float">
            <text:p>0,004759039561437</text:p>
          </table:table-cell>
          <table:table-cell office:value-type="float" office:value="0.0000318151466505993" calcext:value-type="float">
            <text:p>3,18151466505993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10200958251953" calcext:value-type="float">
            <text:p>0,051020095825195</text:p>
          </table:table-cell>
          <table:table-cell office:value-type="string" calcext:value-type="string">
            <text:p>2020-04-02 07:27:20</text:p>
          </table:table-cell>
          <table:table-cell office:value-type="float" office:value="-442.654912052936" calcext:value-type="float">
            <text:p>-442,654912052936</text:p>
          </table:table-cell>
          <table:table-cell office:value-type="float" office:value="81" calcext:value-type="float">
            <text:p>81</text:p>
          </table:table-cell>
          <table:table-cell office:value-type="float" office:value="0.00606913076703575" calcext:value-type="float">
            <text:p>0,006069130767036</text:p>
          </table:table-cell>
          <table:table-cell office:value-type="float" office:value="0.0000365159245268391" calcext:value-type="float">
            <text:p>3,65159245268391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28190765380859" calcext:value-type="float">
            <text:p>0,042819076538086</text:p>
          </table:table-cell>
          <table:table-cell office:value-type="string" calcext:value-type="string">
            <text:p>2020-04-02 07:29:58</text:p>
          </table:table-cell>
          <table:table-cell office:value-type="float" office:value="-382.624295309739" calcext:value-type="float">
            <text:p>-382,624295309739</text:p>
          </table:table-cell>
          <table:table-cell office:value-type="float" office:value="67" calcext:value-type="float">
            <text:p>67</text:p>
          </table:table-cell>
          <table:table-cell office:value-type="float" office:value="-0.00066070684846084" calcext:value-type="float">
            <text:p>-0,000660706848461</text:p>
          </table:table-cell>
          <table:table-cell office:value-type="float" office:value="0.0000270300455595779" calcext:value-type="float">
            <text:p>2,7030045559577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52237434387207" calcext:value-type="float">
            <text:p>0,045223743438721</text:p>
          </table:table-cell>
          <table:table-cell office:value-type="string" calcext:value-type="string">
            <text:p>2020-04-02 07:33:38</text:p>
          </table:table-cell>
          <table:table-cell office:value-type="float" office:value="-555.367700089929" calcext:value-type="float">
            <text:p>-555,367700089929</text:p>
          </table:table-cell>
          <table:table-cell office:value-type="float" office:value="107" calcext:value-type="float">
            <text:p>107</text:p>
          </table:table-cell>
          <table:table-cell office:value-type="float" office:value="-0.000804329358229756" calcext:value-type="float">
            <text:p>-0,00080432935823</text:p>
          </table:table-cell>
          <table:table-cell office:value-type="float" office:value="0.00000635496181677854" calcext:value-type="float">
            <text:p>6,35496181677854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17982482910156" calcext:value-type="float">
            <text:p>0,217982482910156</text:p>
          </table:table-cell>
          <table:table-cell office:value-type="string" calcext:value-type="string">
            <text:p>2020-04-02 07:35:16</text:p>
          </table:table-cell>
          <table:table-cell office:value-type="float" office:value="-300.948471056268" calcext:value-type="float">
            <text:p>-300,948471056268</text:p>
          </table:table-cell>
          <table:table-cell office:value-type="float" office:value="56" calcext:value-type="float">
            <text:p>56</text:p>
          </table:table-cell>
          <table:table-cell office:value-type="float" office:value="0.00577835939048965" calcext:value-type="float">
            <text:p>0,00577835939049</text:p>
          </table:table-cell>
          <table:table-cell office:value-type="float" office:value="0.000185254381671853" calcext:value-type="float">
            <text:p>0,000185254381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8:26</text:p>
          </table:table-cell>
          <table:table-cell office:value-type="float" office:value="-480.762193696819" calcext:value-type="float">
            <text:p>-480,762193696819</text:p>
          </table:table-cell>
          <table:table-cell office:value-type="float" office:value="91" calcext:value-type="float">
            <text:p>91</text:p>
          </table:table-cell>
          <table:table-cell office:value-type="float" office:value="-58.30797097208" calcext:value-type="float">
            <text:p>-58,30797097208</text:p>
          </table:table-cell>
          <table:table-cell office:value-type="float" office:value="0.000171879028645177" calcext:value-type="float">
            <text:p>0,0001718790286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7939437866211" calcext:value-type="float">
            <text:p>0,107939437866211</text:p>
          </table:table-cell>
          <table:table-cell office:value-type="string" calcext:value-type="string">
            <text:p>2020-04-02 07:42:18</text:p>
          </table:table-cell>
          <table:table-cell office:value-type="float" office:value="-479.458353261428" calcext:value-type="float">
            <text:p>-479,458353261428</text:p>
          </table:table-cell>
          <table:table-cell office:value-type="float" office:value="91" calcext:value-type="float">
            <text:p>91</text:p>
          </table:table-cell>
          <table:table-cell office:value-type="float" office:value="0.00459948607645799" calcext:value-type="float">
            <text:p>0,004599486076458</text:p>
          </table:table-cell>
          <table:table-cell office:value-type="float" office:value="0.0000236397687064251" calcext:value-type="float">
            <text:p>2,36397687064251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7710540771484" calcext:value-type="float">
            <text:p>0,117710540771484</text:p>
          </table:table-cell>
          <table:table-cell office:value-type="string" calcext:value-type="string">
            <text:p>2020-04-02 07:44:04</text:p>
          </table:table-cell>
          <table:table-cell office:value-type="float" office:value="-413.758964447221" calcext:value-type="float">
            <text:p>-413,758964447221</text:p>
          </table:table-cell>
          <table:table-cell office:value-type="float" office:value="76" calcext:value-type="float">
            <text:p>76</text:p>
          </table:table-cell>
          <table:table-cell office:value-type="float" office:value="-0.00322269408089615" calcext:value-type="float">
            <text:p>-0,003222694080896</text:p>
          </table:table-cell>
          <table:table-cell office:value-type="float" office:value="0.0000647950216998137" calcext:value-type="float">
            <text:p>6,4795021699813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6:04</text:p>
          </table:table-cell>
          <table:table-cell office:value-type="float" office:value="-421.311452970433" calcext:value-type="float">
            <text:p>-421,311452970433</text:p>
          </table:table-cell>
          <table:table-cell office:value-type="float" office:value="78" calcext:value-type="float">
            <text:p>78</text:p>
          </table:table-cell>
          <table:table-cell office:value-type="float" office:value="-16.2939357727185" calcext:value-type="float">
            <text:p>-16,2939357727185</text:p>
          </table:table-cell>
          <table:table-cell office:value-type="float" office:value="0.00014015346321007" calcext:value-type="float">
            <text:p>0,000140153463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08209533691406" calcext:value-type="float">
            <text:p>0,090820953369141</text:p>
          </table:table-cell>
          <table:table-cell office:value-type="string" calcext:value-type="string">
            <text:p>2020-04-02 07:47:37</text:p>
          </table:table-cell>
          <table:table-cell office:value-type="float" office:value="-367.350811855469" calcext:value-type="float">
            <text:p>-367,350811855469</text:p>
          </table:table-cell>
          <table:table-cell office:value-type="float" office:value="65" calcext:value-type="float">
            <text:p>65</text:p>
          </table:table-cell>
          <table:table-cell office:value-type="float" office:value="0.00346058622801682" calcext:value-type="float">
            <text:p>0,003460586228017</text:p>
          </table:table-cell>
          <table:table-cell office:value-type="float" office:value="0.000061761432347416" calcext:value-type="float">
            <text:p>6,1761432347416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86875915527344" calcext:value-type="float">
            <text:p>0,058687591552734</text:p>
          </table:table-cell>
          <table:table-cell office:value-type="string" calcext:value-type="string">
            <text:p>2020-04-02 07:49:11</text:p>
          </table:table-cell>
          <table:table-cell office:value-type="float" office:value="-378.345792703019" calcext:value-type="float">
            <text:p>-378,345792703019</text:p>
          </table:table-cell>
          <table:table-cell office:value-type="float" office:value="69" calcext:value-type="float">
            <text:p>69</text:p>
          </table:table-cell>
          <table:table-cell office:value-type="float" office:value="0.00886762309922728" calcext:value-type="float">
            <text:p>0,008867623099227</text:p>
          </table:table-cell>
          <table:table-cell office:value-type="float" office:value="0.0000469077919221261" calcext:value-type="float">
            <text:p>4,69077919221261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104759216309" calcext:value-type="float">
            <text:p>0,026710475921631</text:p>
          </table:table-cell>
          <table:table-cell office:value-type="string" calcext:value-type="string">
            <text:p>2020-04-02 07:52:45</text:p>
          </table:table-cell>
          <table:table-cell office:value-type="float" office:value="-448.202526699241" calcext:value-type="float">
            <text:p>-448,202526699241</text:p>
          </table:table-cell>
          <table:table-cell office:value-type="float" office:value="85" calcext:value-type="float">
            <text:p>85</text:p>
          </table:table-cell>
          <table:table-cell office:value-type="float" office:value="0.00372918081909949" calcext:value-type="float">
            <text:p>0,003729180819099</text:p>
          </table:table-cell>
          <table:table-cell office:value-type="float" office:value="0.00000757047144347509" calcext:value-type="float">
            <text:p>7,57047144347509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55:18</text:p>
          </table:table-cell>
          <table:table-cell office:value-type="float" office:value="-474.655477777009" calcext:value-type="float">
            <text:p>-474,655477777009</text:p>
          </table:table-cell>
          <table:table-cell office:value-type="float" office:value="85" calcext:value-type="float">
            <text:p>85</text:p>
          </table:table-cell>
          <table:table-cell office:value-type="float" office:value="-7.78887015263358" calcext:value-type="float">
            <text:p>-7,78887015263358</text:p>
          </table:table-cell>
          <table:table-cell office:value-type="float" office:value="0.000253486278022793" calcext:value-type="float">
            <text:p>0,0002534862780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49684143066406" calcext:value-type="float">
            <text:p>0,004496841430664</text:p>
          </table:table-cell>
          <table:table-cell office:value-type="string" calcext:value-type="string">
            <text:p>2020-04-02 07:56:57</text:p>
          </table:table-cell>
          <table:table-cell office:value-type="float" office:value="-653.63737176972" calcext:value-type="float">
            <text:p>-653,63737176972</text:p>
          </table:table-cell>
          <table:table-cell office:value-type="float" office:value="114" calcext:value-type="float">
            <text:p>114</text:p>
          </table:table-cell>
          <table:table-cell office:value-type="float" office:value="-0.00182050165756859" calcext:value-type="float">
            <text:p>-0,001820501657569</text:p>
          </table:table-cell>
          <table:table-cell office:value-type="float" office:value="0.0000267512888991325" calcext:value-type="float">
            <text:p>2,6751288899132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7222503662109" calcext:value-type="float">
            <text:p>0,127222503662109</text:p>
          </table:table-cell>
          <table:table-cell office:value-type="string" calcext:value-type="string">
            <text:p>2020-04-02 07:58:34</text:p>
          </table:table-cell>
          <table:table-cell office:value-type="float" office:value="-589.24437987274" calcext:value-type="float">
            <text:p>-589,24437987274</text:p>
          </table:table-cell>
          <table:table-cell office:value-type="float" office:value="104" calcext:value-type="float">
            <text:p>104</text:p>
          </table:table-cell>
          <table:table-cell office:value-type="float" office:value="-0.00675865181334934" calcext:value-type="float">
            <text:p>-0,006758651813349</text:p>
          </table:table-cell>
          <table:table-cell office:value-type="float" office:value="0.000034295370123554" calcext:value-type="float">
            <text:p>3,4295370123554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4242935180664" calcext:value-type="float">
            <text:p>0,041424293518066</text:p>
          </table:table-cell>
          <table:table-cell office:value-type="string" calcext:value-type="string">
            <text:p>2020-04-02 08:00:27</text:p>
          </table:table-cell>
          <table:table-cell office:value-type="float" office:value="-523.986267389003" calcext:value-type="float">
            <text:p>-523,986267389003</text:p>
          </table:table-cell>
          <table:table-cell office:value-type="float" office:value="93" calcext:value-type="float">
            <text:p>93</text:p>
          </table:table-cell>
          <table:table-cell office:value-type="float" office:value="-0.00301248839798157" calcext:value-type="float">
            <text:p>-0,003012488397982</text:p>
          </table:table-cell>
          <table:table-cell office:value-type="float" office:value="0.0000109199509611385" calcext:value-type="float">
            <text:p>1,09199509611385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0465469360352" calcext:value-type="float">
            <text:p>0,029046546936035</text:p>
          </table:table-cell>
          <table:table-cell office:value-type="string" calcext:value-type="string">
            <text:p>2020-04-02 08:02:33</text:p>
          </table:table-cell>
          <table:table-cell office:value-type="float" office:value="-475.174482896307" calcext:value-type="float">
            <text:p>-475,174482896307</text:p>
          </table:table-cell>
          <table:table-cell office:value-type="float" office:value="83" calcext:value-type="float">
            <text:p>83</text:p>
          </table:table-cell>
          <table:table-cell office:value-type="float" office:value="-0.00846935779728786" calcext:value-type="float">
            <text:p>-0,008469357797288</text:p>
          </table:table-cell>
          <table:table-cell office:value-type="float" office:value="0.0000107338118308841" calcext:value-type="float">
            <text:p>1,0733811830884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22381610870361" calcext:value-type="float">
            <text:p>0,032238161087036</text:p>
          </table:table-cell>
          <table:table-cell office:value-type="string" calcext:value-type="string">
            <text:p>2020-04-02 08:07:28</text:p>
          </table:table-cell>
          <table:table-cell office:value-type="float" office:value="-996.324397644746" calcext:value-type="float">
            <text:p>-996,324397644746</text:p>
          </table:table-cell>
          <table:table-cell office:value-type="float" office:value="169" calcext:value-type="float">
            <text:p>169</text:p>
          </table:table-cell>
          <table:table-cell office:value-type="float" office:value="0.00552381048028883" calcext:value-type="float">
            <text:p>0,005523810480289</text:p>
          </table:table-cell>
          <table:table-cell office:value-type="float" office:value="0.00000197415461258431" calcext:value-type="float">
            <text:p>1,97415461258431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831095123291" calcext:value-type="float">
            <text:p>0,18831095123291</text:p>
          </table:table-cell>
          <table:table-cell office:value-type="string" calcext:value-type="string">
            <text:p>2020-04-02 08:13:07</text:p>
          </table:table-cell>
          <table:table-cell office:value-type="float" office:value="-1340.79710455179" calcext:value-type="float">
            <text:p>-1340,79710455179</text:p>
          </table:table-cell>
          <table:table-cell office:value-type="float" office:value="208" calcext:value-type="float">
            <text:p>208</text:p>
          </table:table-cell>
          <table:table-cell office:value-type="float" office:value="0.00560953148257858" calcext:value-type="float">
            <text:p>0,005609531482579</text:p>
          </table:table-cell>
          <table:table-cell office:value-type="float" office:value="0.00000577221516202105" calcext:value-type="float">
            <text:p>5,77221516202105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2321762084961" calcext:value-type="float">
            <text:p>0,432321762084961</text:p>
          </table:table-cell>
          <table:table-cell office:value-type="string" calcext:value-type="string">
            <text:p>2020-04-02 08:16:31</text:p>
          </table:table-cell>
          <table:table-cell office:value-type="float" office:value="-1361.46068042433" calcext:value-type="float">
            <text:p>-1361,46068042433</text:p>
          </table:table-cell>
          <table:table-cell office:value-type="float" office:value="207" calcext:value-type="float">
            <text:p>207</text:p>
          </table:table-cell>
          <table:table-cell office:value-type="float" office:value="0.00574148233107974" calcext:value-type="float">
            <text:p>0,00574148233108</text:p>
          </table:table-cell>
          <table:table-cell office:value-type="float" office:value="0.00000972225908937985" calcext:value-type="float">
            <text:p>9,72225908937985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48698196411133" calcext:value-type="float">
            <text:p>0,248698196411133</text:p>
          </table:table-cell>
          <table:table-cell office:value-type="string" calcext:value-type="string">
            <text:p>2020-04-02 08:17:59</text:p>
          </table:table-cell>
          <table:table-cell office:value-type="float" office:value="-1150.02992081083" calcext:value-type="float">
            <text:p>-1150,02992081083</text:p>
          </table:table-cell>
          <table:table-cell office:value-type="float" office:value="176" calcext:value-type="float">
            <text:p>176</text:p>
          </table:table-cell>
          <table:table-cell office:value-type="float" office:value="-0.0138358161938465" calcext:value-type="float">
            <text:p>-0,013835816193847</text:p>
          </table:table-cell>
          <table:table-cell office:value-type="float" office:value="0.0000155819374242767" calcext:value-type="float">
            <text:p>1,5581937424276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1974090576172" calcext:value-type="float">
            <text:p>0,311974090576172</text:p>
          </table:table-cell>
          <table:table-cell office:value-type="string" calcext:value-type="string">
            <text:p>2020-04-02 08:20:09</text:p>
          </table:table-cell>
          <table:table-cell office:value-type="float" office:value="-1209.13552963913" calcext:value-type="float">
            <text:p>-1209,13552963913</text:p>
          </table:table-cell>
          <table:table-cell office:value-type="float" office:value="188" calcext:value-type="float">
            <text:p>188</text:p>
          </table:table-cell>
          <table:table-cell office:value-type="float" office:value="0.000690321193387744" calcext:value-type="float">
            <text:p>0,000690321193388</text:p>
          </table:table-cell>
          <table:table-cell office:value-type="float" office:value="0.0000238466494177511" calcext:value-type="float">
            <text:p>2,38466494177511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40769119262695" calcext:value-type="float">
            <text:p>0,03407691192627</text:p>
          </table:table-cell>
          <table:table-cell office:value-type="string" calcext:value-type="string">
            <text:p>2020-04-02 08:22:02</text:p>
          </table:table-cell>
          <table:table-cell office:value-type="float" office:value="-1119.70492858877" calcext:value-type="float">
            <text:p>-1119,70492858877</text:p>
          </table:table-cell>
          <table:table-cell office:value-type="float" office:value="191" calcext:value-type="float">
            <text:p>191</text:p>
          </table:table-cell>
          <table:table-cell office:value-type="float" office:value="0.0034206619058921" calcext:value-type="float">
            <text:p>0,003420661905892</text:p>
          </table:table-cell>
          <table:table-cell office:value-type="float" office:value="0.00000481987349912313" calcext:value-type="float">
            <text:p>4,81987349912313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26038986206055" calcext:value-type="float">
            <text:p>0,526038986206055</text:p>
          </table:table-cell>
          <table:table-cell office:value-type="string" calcext:value-type="string">
            <text:p>2020-04-02 08:27:43</text:p>
          </table:table-cell>
          <table:table-cell office:value-type="float" office:value="-1892.52079577805" calcext:value-type="float">
            <text:p>-1892,52079577805</text:p>
          </table:table-cell>
          <table:table-cell office:value-type="float" office:value="324" calcext:value-type="float">
            <text:p>324</text:p>
          </table:table-cell>
          <table:table-cell office:value-type="float" office:value="-0.0080084791272026" calcext:value-type="float">
            <text:p>-0,008008479127203</text:p>
          </table:table-cell>
          <table:table-cell office:value-type="float" office:value="0.00000478214626274842" calcext:value-type="float">
            <text:p>4,78214626274842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60979301452637" calcext:value-type="float">
            <text:p>0,160979301452637</text:p>
          </table:table-cell>
          <table:table-cell office:value-type="string" calcext:value-type="string">
            <text:p>2020-04-02 08:29:11</text:p>
          </table:table-cell>
          <table:table-cell office:value-type="float" office:value="-1998.29999045643" calcext:value-type="float">
            <text:p>-1998,29999045643</text:p>
          </table:table-cell>
          <table:table-cell office:value-type="float" office:value="341" calcext:value-type="float">
            <text:p>341</text:p>
          </table:table-cell>
          <table:table-cell office:value-type="float" office:value="0.00129268784537429" calcext:value-type="float">
            <text:p>0,001292687845374</text:p>
          </table:table-cell>
          <table:table-cell office:value-type="float" office:value="0.00000338730778479378" calcext:value-type="float">
            <text:p>3,38730778479378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57905288696289" calcext:value-type="float">
            <text:p>0,257905288696289</text:p>
          </table:table-cell>
          <table:table-cell office:value-type="string" calcext:value-type="string">
            <text:p>2020-04-02 08:31:05</text:p>
          </table:table-cell>
          <table:table-cell office:value-type="float" office:value="-1498.47168623284" calcext:value-type="float">
            <text:p>-1498,47168623284</text:p>
          </table:table-cell>
          <table:table-cell office:value-type="float" office:value="250" calcext:value-type="float">
            <text:p>250</text:p>
          </table:table-cell>
          <table:table-cell office:value-type="float" office:value="0.00359388182655174" calcext:value-type="float">
            <text:p>0,003593881826552</text:p>
          </table:table-cell>
          <table:table-cell office:value-type="float" office:value="0.00000886727952033404" calcext:value-type="float">
            <text:p>8,86727952033404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2710662841797" calcext:value-type="float">
            <text:p>0,112710662841797</text:p>
          </table:table-cell>
          <table:table-cell office:value-type="string" calcext:value-type="string">
            <text:p>2020-04-02 08:32:42</text:p>
          </table:table-cell>
          <table:table-cell office:value-type="float" office:value="-1239.24251537672" calcext:value-type="float">
            <text:p>-1239,24251537672</text:p>
          </table:table-cell>
          <table:table-cell office:value-type="float" office:value="209" calcext:value-type="float">
            <text:p>209</text:p>
          </table:table-cell>
          <table:table-cell office:value-type="float" office:value="-0.00212505591663367" calcext:value-type="float">
            <text:p>-0,002125055916634</text:p>
          </table:table-cell>
          <table:table-cell office:value-type="float" office:value="0.0000251443649346586" calcext:value-type="float">
            <text:p>2,51443649346586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94176197052002" calcext:value-type="float">
            <text:p>0,00494176197052</text:p>
          </table:table-cell>
          <table:table-cell office:value-type="string" calcext:value-type="string">
            <text:p>2020-04-02 08:35:13</text:p>
          </table:table-cell>
          <table:table-cell office:value-type="float" office:value="-1495.07411453271" calcext:value-type="float">
            <text:p>-1495,07411453271</text:p>
          </table:table-cell>
          <table:table-cell office:value-type="float" office:value="249" calcext:value-type="float">
            <text:p>249</text:p>
          </table:table-cell>
          <table:table-cell office:value-type="float" office:value="0.000471019752221968" calcext:value-type="float">
            <text:p>0,000471019752222</text:p>
          </table:table-cell>
          <table:table-cell office:value-type="float" office:value="0.000000677608518799518" calcext:value-type="float">
            <text:p>6,77608518799518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8115524291992" calcext:value-type="float">
            <text:p>0,388115524291992</text:p>
          </table:table-cell>
          <table:table-cell office:value-type="string" calcext:value-type="string">
            <text:p>2020-04-02 08:39:18</text:p>
          </table:table-cell>
          <table:table-cell office:value-type="float" office:value="-1685.72009671334" calcext:value-type="float">
            <text:p>-1685,72009671334</text:p>
          </table:table-cell>
          <table:table-cell office:value-type="float" office:value="292" calcext:value-type="float">
            <text:p>292</text:p>
          </table:table-cell>
          <table:table-cell office:value-type="float" office:value="0.000256711695972855" calcext:value-type="float">
            <text:p>0,000256711695973</text:p>
          </table:table-cell>
          <table:table-cell office:value-type="float" office:value="0.00000617716124140566" calcext:value-type="float">
            <text:p>6,17716124140566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9426956176758" calcext:value-type="float">
            <text:p>0,369426956176758</text:p>
          </table:table-cell>
          <table:table-cell office:value-type="string" calcext:value-type="string">
            <text:p>2020-04-02 08:41:27</text:p>
          </table:table-cell>
          <table:table-cell office:value-type="float" office:value="-1858.10860362348" calcext:value-type="float">
            <text:p>-1858,10860362348</text:p>
          </table:table-cell>
          <table:table-cell office:value-type="float" office:value="319" calcext:value-type="float">
            <text:p>319</text:p>
          </table:table-cell>
          <table:table-cell office:value-type="float" office:value="-0.00361495745732965" calcext:value-type="float">
            <text:p>-0,00361495745733</text:p>
          </table:table-cell>
          <table:table-cell office:value-type="float" office:value="0.00000555312510144213" calcext:value-type="float">
            <text:p>5,55312510144213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5618026733398" calcext:value-type="float">
            <text:p>0,285618026733398</text:p>
          </table:table-cell>
          <table:table-cell office:value-type="string" calcext:value-type="string">
            <text:p>2020-04-02 08:43:05</text:p>
          </table:table-cell>
          <table:table-cell office:value-type="float" office:value="-1528.97539625322" calcext:value-type="float">
            <text:p>-1528,97539625322</text:p>
          </table:table-cell>
          <table:table-cell office:value-type="float" office:value="256" calcext:value-type="float">
            <text:p>256</text:p>
          </table:table-cell>
          <table:table-cell office:value-type="float" office:value="0.00469164056789356" calcext:value-type="float">
            <text:p>0,004691640567894</text:p>
          </table:table-cell>
          <table:table-cell office:value-type="float" office:value="0.00000981703933853197" calcext:value-type="float">
            <text:p>9,81703933853197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74754867553711" calcext:value-type="float">
            <text:p>0,067475486755371</text:p>
          </table:table-cell>
          <table:table-cell office:value-type="string" calcext:value-type="string">
            <text:p>2020-04-02 08:44:46</text:p>
          </table:table-cell>
          <table:table-cell office:value-type="float" office:value="-1253.34220474833" calcext:value-type="float">
            <text:p>-1253,34220474833</text:p>
          </table:table-cell>
          <table:table-cell office:value-type="float" office:value="211" calcext:value-type="float">
            <text:p>211</text:p>
          </table:table-cell>
          <table:table-cell office:value-type="float" office:value="0.00436398712527031" calcext:value-type="float">
            <text:p>0,00436398712527</text:p>
          </table:table-cell>
          <table:table-cell office:value-type="float" office:value="0.00000591347398693822" calcext:value-type="float">
            <text:p>5,91347398693822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6:25</text:p>
          </table:table-cell>
          <table:table-cell office:value-type="float" office:value="-1042.51090385068" calcext:value-type="float">
            <text:p>-1042,51090385068</text:p>
          </table:table-cell>
          <table:table-cell office:value-type="float" office:value="183" calcext:value-type="float">
            <text:p>183</text:p>
          </table:table-cell>
          <table:table-cell office:value-type="float" office:value="-27.0217397216993" calcext:value-type="float">
            <text:p>-27,0217397216993</text:p>
          </table:table-cell>
          <table:table-cell office:value-type="float" office:value="0.0000313295436936886" calcext:value-type="float">
            <text:p>3,13295436936886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24051313400269" calcext:value-type="float">
            <text:p>0,022405131340027</text:p>
          </table:table-cell>
          <table:table-cell office:value-type="string" calcext:value-type="string">
            <text:p>2020-04-02 08:50:41</text:p>
          </table:table-cell>
          <table:table-cell office:value-type="float" office:value="-1630.74984288012" calcext:value-type="float">
            <text:p>-1630,74984288012</text:p>
          </table:table-cell>
          <table:table-cell office:value-type="float" office:value="294" calcext:value-type="float">
            <text:p>294</text:p>
          </table:table-cell>
          <table:table-cell office:value-type="float" office:value="-0.00227712907900412" calcext:value-type="float">
            <text:p>-0,002277129079004</text:p>
          </table:table-cell>
          <table:table-cell office:value-type="float" office:value="0.000000521224168267154" calcext:value-type="float">
            <text:p>5,21224168267154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80938262939453" calcext:value-type="float">
            <text:p>0,280938262939453</text:p>
          </table:table-cell>
          <table:table-cell office:value-type="string" calcext:value-type="string">
            <text:p>2020-04-02 08:52:49</text:p>
          </table:table-cell>
          <table:table-cell office:value-type="float" office:value="-1055.91347481845" calcext:value-type="float">
            <text:p>-1055,91347481845</text:p>
          </table:table-cell>
          <table:table-cell office:value-type="float" office:value="179" calcext:value-type="float">
            <text:p>179</text:p>
          </table:table-cell>
          <table:table-cell office:value-type="float" office:value="-0.00241122961607942" calcext:value-type="float">
            <text:p>-0,002411229616079</text:p>
          </table:table-cell>
          <table:table-cell office:value-type="float" office:value="0.0000202383531092884" calcext:value-type="float">
            <text:p>2,02383531092884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3669784545898" calcext:value-type="float">
            <text:p>0,163669784545898</text:p>
          </table:table-cell>
          <table:table-cell office:value-type="string" calcext:value-type="string">
            <text:p>2020-04-02 08:55:39</text:p>
          </table:table-cell>
          <table:table-cell office:value-type="float" office:value="-1578.57423261544" calcext:value-type="float">
            <text:p>-1578,57423261544</text:p>
          </table:table-cell>
          <table:table-cell office:value-type="float" office:value="266" calcext:value-type="float">
            <text:p>266</text:p>
          </table:table-cell>
          <table:table-cell office:value-type="float" office:value="-0.00026629650432386" calcext:value-type="float">
            <text:p>-0,000266296504324</text:p>
          </table:table-cell>
          <table:table-cell office:value-type="float" office:value="0.00000613398442537501" calcext:value-type="float">
            <text:p>6,13398442537501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5694488525391" calcext:value-type="float">
            <text:p>0,275694488525391</text:p>
          </table:table-cell>
          <table:table-cell office:value-type="string" calcext:value-type="string">
            <text:p>2020-04-02 08:57:17</text:p>
          </table:table-cell>
          <table:table-cell office:value-type="float" office:value="-1294.70603963682" calcext:value-type="float">
            <text:p>-1294,70603963682</text:p>
          </table:table-cell>
          <table:table-cell office:value-type="float" office:value="216" calcext:value-type="float">
            <text:p>216</text:p>
          </table:table-cell>
          <table:table-cell office:value-type="float" office:value="-0.00626122540386937" calcext:value-type="float">
            <text:p>-0,006261225403869</text:p>
          </table:table-cell>
          <table:table-cell office:value-type="float" office:value="0.00001505533128012" calcext:value-type="float">
            <text:p>1,505533128012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28414535522461" calcext:value-type="float">
            <text:p>0,062841453552246</text:p>
          </table:table-cell>
          <table:table-cell office:value-type="string" calcext:value-type="string">
            <text:p>2020-04-02 08:59:09</text:p>
          </table:table-cell>
          <table:table-cell office:value-type="float" office:value="-1366.94263393484" calcext:value-type="float">
            <text:p>-1366,94263393484</text:p>
          </table:table-cell>
          <table:table-cell office:value-type="float" office:value="239" calcext:value-type="float">
            <text:p>239</text:p>
          </table:table-cell>
          <table:table-cell office:value-type="float" office:value="-0.00278190494895814" calcext:value-type="float">
            <text:p>-0,002781904948958</text:p>
          </table:table-cell>
          <table:table-cell office:value-type="float" office:value="0.00000422347866355434" calcext:value-type="float">
            <text:p>4,22347866355434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1750076293945" calcext:value-type="float">
            <text:p>0,121750076293945</text:p>
          </table:table-cell>
          <table:table-cell office:value-type="string" calcext:value-type="string">
            <text:p>2020-04-02 09:00:42</text:p>
          </table:table-cell>
          <table:table-cell office:value-type="float" office:value="-1227.20061737777" calcext:value-type="float">
            <text:p>-1227,20061737777</text:p>
          </table:table-cell>
          <table:table-cell office:value-type="float" office:value="221" calcext:value-type="float">
            <text:p>221</text:p>
          </table:table-cell>
          <table:table-cell office:value-type="float" office:value="-0.00183994528370973" calcext:value-type="float">
            <text:p>-0,00183994528371</text:p>
          </table:table-cell>
          <table:table-cell office:value-type="float" office:value="0.0000138095178213723" calcext:value-type="float">
            <text:p>1,38095178213723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56465072631836" calcext:value-type="float">
            <text:p>0,055646507263184</text:p>
          </table:table-cell>
          <table:table-cell office:value-type="string" calcext:value-type="string">
            <text:p>2020-04-02 09:03:09</text:p>
          </table:table-cell>
          <table:table-cell office:value-type="float" office:value="-1174.97980335625" calcext:value-type="float">
            <text:p>-1174,97980335625</text:p>
          </table:table-cell>
          <table:table-cell office:value-type="float" office:value="218" calcext:value-type="float">
            <text:p>218</text:p>
          </table:table-cell>
          <table:table-cell office:value-type="float" office:value="-0.00684122307622392" calcext:value-type="float">
            <text:p>-0,006841223076224</text:p>
          </table:table-cell>
          <table:table-cell office:value-type="float" office:value="0.00000382572403799524" calcext:value-type="float">
            <text:p>3,82572403799524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0060634613037" calcext:value-type="float">
            <text:p>0,017006063461304</text:p>
          </table:table-cell>
          <table:table-cell office:value-type="string" calcext:value-type="string">
            <text:p>2020-04-02 09:05:20</text:p>
          </table:table-cell>
          <table:table-cell office:value-type="float" office:value="-1104.22733001144" calcext:value-type="float">
            <text:p>-1104,22733001144</text:p>
          </table:table-cell>
          <table:table-cell office:value-type="float" office:value="200" calcext:value-type="float">
            <text:p>200</text:p>
          </table:table-cell>
          <table:table-cell office:value-type="float" office:value="0.0026828064934254" calcext:value-type="float">
            <text:p>0,002682806493425</text:p>
          </table:table-cell>
          <table:table-cell office:value-type="float" office:value="0.00000140500645291005" calcext:value-type="float">
            <text:p>1,40500645291005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0251327514648" calcext:value-type="float">
            <text:p>0,320251327514648</text:p>
          </table:table-cell>
          <table:table-cell office:value-type="string" calcext:value-type="string">
            <text:p>2020-04-02 09:08:56</text:p>
          </table:table-cell>
          <table:table-cell office:value-type="float" office:value="-1172.00002098307" calcext:value-type="float">
            <text:p>-1172,00002098307</text:p>
          </table:table-cell>
          <table:table-cell office:value-type="float" office:value="207" calcext:value-type="float">
            <text:p>207</text:p>
          </table:table-cell>
          <table:table-cell office:value-type="float" office:value="-0.0118963149055467" calcext:value-type="float">
            <text:p>-0,011896314905547</text:p>
          </table:table-cell>
          <table:table-cell office:value-type="float" office:value="0.0000129421180757186" calcext:value-type="float">
            <text:p>1,29421180757186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69393730163574" calcext:value-type="float">
            <text:p>0,016939373016358</text:p>
          </table:table-cell>
          <table:table-cell office:value-type="string" calcext:value-type="string">
            <text:p>2020-04-02 09:10:36</text:p>
          </table:table-cell>
          <table:table-cell office:value-type="float" office:value="-1168.94558292013" calcext:value-type="float">
            <text:p>-1168,94558292013</text:p>
          </table:table-cell>
          <table:table-cell office:value-type="float" office:value="212" calcext:value-type="float">
            <text:p>212</text:p>
          </table:table-cell>
          <table:table-cell office:value-type="float" office:value="0.034812088095443" calcext:value-type="float">
            <text:p>0,034812088095443</text:p>
          </table:table-cell>
          <table:table-cell office:value-type="float" office:value="0.00000326816437389606" calcext:value-type="float">
            <text:p>3,26816437389606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21714706420899" calcext:value-type="float">
            <text:p>0,03217147064209</text:p>
          </table:table-cell>
          <table:table-cell office:value-type="string" calcext:value-type="string">
            <text:p>2020-04-02 09:12:34</text:p>
          </table:table-cell>
          <table:table-cell office:value-type="float" office:value="-1000.966883119" calcext:value-type="float">
            <text:p>-1000,966883119</text:p>
          </table:table-cell>
          <table:table-cell office:value-type="float" office:value="181" calcext:value-type="float">
            <text:p>181</text:p>
          </table:table-cell>
          <table:table-cell office:value-type="float" office:value="-0.00241801448838541" calcext:value-type="float">
            <text:p>-0,002418014488385</text:p>
          </table:table-cell>
          <table:table-cell office:value-type="float" office:value="0.00000447519342752679" calcext:value-type="float">
            <text:p>4,47519342752679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752268218994141" calcext:value-type="float">
            <text:p>0,007522682189941</text:p>
          </table:table-cell>
          <table:table-cell office:value-type="string" calcext:value-type="string">
            <text:p>2020-04-02 09:14:06</text:p>
          </table:table-cell>
          <table:table-cell office:value-type="float" office:value="-837.859354754379" calcext:value-type="float">
            <text:p>-837,859354754379</text:p>
          </table:table-cell>
          <table:table-cell office:value-type="float" office:value="149" calcext:value-type="float">
            <text:p>149</text:p>
          </table:table-cell>
          <table:table-cell office:value-type="float" office:value="0.0147543470628944" calcext:value-type="float">
            <text:p>0,014754347062894</text:p>
          </table:table-cell>
          <table:table-cell office:value-type="float" office:value="0.00000626441743025374" calcext:value-type="float">
            <text:p>6,26441743025374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58827819824219" calcext:value-type="float">
            <text:p>0,558827819824219</text:p>
          </table:table-cell>
          <table:table-cell office:value-type="string" calcext:value-type="string">
            <text:p>2020-04-02 09:15:31</text:p>
          </table:table-cell>
          <table:table-cell office:value-type="float" office:value="-653.290337389782" calcext:value-type="float">
            <text:p>-653,290337389782</text:p>
          </table:table-cell>
          <table:table-cell office:value-type="float" office:value="117" calcext:value-type="float">
            <text:p>117</text:p>
          </table:table-cell>
          <table:table-cell office:value-type="float" office:value="-0.00365682112009602" calcext:value-type="float">
            <text:p>-0,003656821120096</text:p>
          </table:table-cell>
          <table:table-cell office:value-type="float" office:value="0.000102812919776774" calcext:value-type="float">
            <text:p>0,0001028129197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52930717468262" calcext:value-type="float">
            <text:p>0,015293071746826</text:p>
          </table:table-cell>
          <table:table-cell office:value-type="string" calcext:value-type="string">
            <text:p>2020-04-02 09:18:15</text:p>
          </table:table-cell>
          <table:table-cell office:value-type="float" office:value="-980.987582106801" calcext:value-type="float">
            <text:p>-980,987582106801</text:p>
          </table:table-cell>
          <table:table-cell office:value-type="float" office:value="183" calcext:value-type="float">
            <text:p>183</text:p>
          </table:table-cell>
          <table:table-cell office:value-type="float" office:value="0.00559326413510353" calcext:value-type="float">
            <text:p>0,005593264135104</text:p>
          </table:table-cell>
          <table:table-cell office:value-type="float" office:value="0.00000269960609257485" calcext:value-type="float">
            <text:p>2,69960609257485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46406784057617" calcext:value-type="float">
            <text:p>0,044640678405762</text:p>
          </table:table-cell>
          <table:table-cell office:value-type="string" calcext:value-type="string">
            <text:p>2020-04-02 09:19:48</text:p>
          </table:table-cell>
          <table:table-cell office:value-type="float" office:value="-654.348371460713" calcext:value-type="float">
            <text:p>-654,348371460713</text:p>
          </table:table-cell>
          <table:table-cell office:value-type="float" office:value="122" calcext:value-type="float">
            <text:p>122</text:p>
          </table:table-cell>
          <table:table-cell office:value-type="float" office:value="0.00268803401983532" calcext:value-type="float">
            <text:p>0,002688034019835</text:p>
          </table:table-cell>
          <table:table-cell office:value-type="float" office:value="0.0000121354090965733" calcext:value-type="float">
            <text:p>1,21354090965733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6774284362793" calcext:value-type="float">
            <text:p>0,066774284362793</text:p>
          </table:table-cell>
          <table:table-cell office:value-type="string" calcext:value-type="string">
            <text:p>2020-04-02 09:22:12</text:p>
          </table:table-cell>
          <table:table-cell office:value-type="float" office:value="-849.082285520057" calcext:value-type="float">
            <text:p>-849,082285520057</text:p>
          </table:table-cell>
          <table:table-cell office:value-type="float" office:value="164" calcext:value-type="float">
            <text:p>164</text:p>
          </table:table-cell>
          <table:table-cell office:value-type="float" office:value="0.00222700597633793" calcext:value-type="float">
            <text:p>0,002227005976338</text:p>
          </table:table-cell>
          <table:table-cell office:value-type="float" office:value="0.00000967265752134075" calcext:value-type="float">
            <text:p>9,67265752134075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5:30</text:p>
          </table:table-cell>
          <table:table-cell office:value-type="float" office:value="-785.764783146878" calcext:value-type="float">
            <text:p>-785,764783146878</text:p>
          </table:table-cell>
          <table:table-cell office:value-type="float" office:value="152" calcext:value-type="float">
            <text:p>152</text:p>
          </table:table-cell>
          <table:table-cell office:value-type="float" office:value="-39.4265325386798" calcext:value-type="float">
            <text:p>-39,4265325386798</text:p>
          </table:table-cell>
          <table:table-cell office:value-type="float" office:value="0.0000203087786373217" calcext:value-type="float">
            <text:p>2,03087786373217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8:15</text:p>
          </table:table-cell>
          <table:table-cell office:value-type="float" office:value="-765.125806249622" calcext:value-type="float">
            <text:p>-765,125806249622</text:p>
          </table:table-cell>
          <table:table-cell office:value-type="float" office:value="147" calcext:value-type="float">
            <text:p>147</text:p>
          </table:table-cell>
          <table:table-cell office:value-type="float" office:value="-28.1614851271546" calcext:value-type="float">
            <text:p>-28,1614851271546</text:p>
          </table:table-cell>
          <table:table-cell office:value-type="float" office:value="0.0000515000831743242" calcext:value-type="float">
            <text:p>5,15000831743242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0064010620117" calcext:value-type="float">
            <text:p>0,050006401062012</text:p>
          </table:table-cell>
          <table:table-cell office:value-type="string" calcext:value-type="string">
            <text:p>2020-04-02 09:30:38</text:p>
          </table:table-cell>
          <table:table-cell office:value-type="float" office:value="-500.848596087482" calcext:value-type="float">
            <text:p>-500,848596087482</text:p>
          </table:table-cell>
          <table:table-cell office:value-type="float" office:value="92" calcext:value-type="float">
            <text:p>92</text:p>
          </table:table-cell>
          <table:table-cell office:value-type="float" office:value="0.0050282927009464" calcext:value-type="float">
            <text:p>0,005028292700946</text:p>
          </table:table-cell>
          <table:table-cell office:value-type="float" office:value="0.0000133856990425513" calcext:value-type="float">
            <text:p>1,33856990425513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81847991943359" calcext:value-type="float">
            <text:p>0,048184799194336</text:p>
          </table:table-cell>
          <table:table-cell office:value-type="string" calcext:value-type="string">
            <text:p>2020-04-02 09:32:53</text:p>
          </table:table-cell>
          <table:table-cell office:value-type="float" office:value="-330.372009843299" calcext:value-type="float">
            <text:p>-330,372009843299</text:p>
          </table:table-cell>
          <table:table-cell office:value-type="float" office:value="61" calcext:value-type="float">
            <text:p>61</text:p>
          </table:table-cell>
          <table:table-cell office:value-type="float" office:value="0.000463169138073427" calcext:value-type="float">
            <text:p>0,000463169138073</text:p>
          </table:table-cell>
          <table:table-cell office:value-type="float" office:value="0.0000336092025122431" calcext:value-type="float">
            <text:p>3,36092025122431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5:48</text:p>
          </table:table-cell>
          <table:table-cell office:value-type="float" office:value="-502.641173602466" calcext:value-type="float">
            <text:p>-502,641173602466</text:p>
          </table:table-cell>
          <table:table-cell office:value-type="float" office:value="100" calcext:value-type="float">
            <text:p>100</text:p>
          </table:table-cell>
          <table:table-cell office:value-type="float" office:value="-24.7153793534456" calcext:value-type="float">
            <text:p>-24,7153793534456</text:p>
          </table:table-cell>
          <table:table-cell office:value-type="float" office:value="0.0000593543717573958" calcext:value-type="float">
            <text:p>5,93543717573958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8:26</text:p>
          </table:table-cell>
          <table:table-cell office:value-type="float" office:value="-384.104928661587" calcext:value-type="float">
            <text:p>-384,104928661587</text:p>
          </table:table-cell>
          <table:table-cell office:value-type="float" office:value="76" calcext:value-type="float">
            <text:p>76</text:p>
          </table:table-cell>
          <table:table-cell office:value-type="float" office:value="-25.782011723405" calcext:value-type="float">
            <text:p>-25,782011723405</text:p>
          </table:table-cell>
          <table:table-cell office:value-type="float" office:value="0.000094722244246286" calcext:value-type="float">
            <text:p>9,4722244246286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354412078857422" calcext:value-type="float">
            <text:p>0,000354412078857</text:p>
          </table:table-cell>
          <table:table-cell office:value-type="string" calcext:value-type="string">
            <text:p>2020-04-02 09:42:03</text:p>
          </table:table-cell>
          <table:table-cell office:value-type="float" office:value="-494.10729503007" calcext:value-type="float">
            <text:p>-494,10729503007</text:p>
          </table:table-cell>
          <table:table-cell office:value-type="float" office:value="97" calcext:value-type="float">
            <text:p>97</text:p>
          </table:table-cell>
          <table:table-cell office:value-type="float" office:value="-0.00123510573647256" calcext:value-type="float">
            <text:p>-0,001235105736473</text:p>
          </table:table-cell>
          <table:table-cell office:value-type="float" office:value="0.00000609952367619466" calcext:value-type="float">
            <text:p>6,09952367619466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75941123962402" calcext:value-type="float">
            <text:p>0,04759411239624</text:p>
          </table:table-cell>
          <table:table-cell office:value-type="string" calcext:value-type="string">
            <text:p>2020-04-02 09:45:33</text:p>
          </table:table-cell>
          <table:table-cell office:value-type="float" office:value="-477.962742209067" calcext:value-type="float">
            <text:p>-477,962742209067</text:p>
          </table:table-cell>
          <table:table-cell office:value-type="float" office:value="89" calcext:value-type="float">
            <text:p>89</text:p>
          </table:table-cell>
          <table:table-cell office:value-type="float" office:value="-0.000926712311599243" calcext:value-type="float">
            <text:p>-0,000926712311599</text:p>
          </table:table-cell>
          <table:table-cell office:value-type="float" office:value="0.00000834722667955018" calcext:value-type="float">
            <text:p>8,34722667955018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1896842956543" calcext:value-type="float">
            <text:p>0,041896842956543</text:p>
          </table:table-cell>
          <table:table-cell office:value-type="string" calcext:value-type="string">
            <text:p>2020-04-02 09:51:44</text:p>
          </table:table-cell>
          <table:table-cell office:value-type="float" office:value="-496.386391593117" calcext:value-type="float">
            <text:p>-496,386391593117</text:p>
          </table:table-cell>
          <table:table-cell office:value-type="float" office:value="94" calcext:value-type="float">
            <text:p>94</text:p>
          </table:table-cell>
          <table:table-cell office:value-type="float" office:value="0.00201682185010887" calcext:value-type="float">
            <text:p>0,002016821850109</text:p>
          </table:table-cell>
          <table:table-cell office:value-type="float" office:value="0.0000196442962373466" calcext:value-type="float">
            <text:p>1,96442962373466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5911560058594" calcext:value-type="float">
            <text:p>0,125911560058594</text:p>
          </table:table-cell>
          <table:table-cell office:value-type="string" calcext:value-type="string">
            <text:p>2020-04-02 09:53:04</text:p>
          </table:table-cell>
          <table:table-cell office:value-type="float" office:value="-340.963860894717" calcext:value-type="float">
            <text:p>-340,963860894717</text:p>
          </table:table-cell>
          <table:table-cell office:value-type="float" office:value="61" calcext:value-type="float">
            <text:p>61</text:p>
          </table:table-cell>
          <table:table-cell office:value-type="float" office:value="-0.00667695207102603" calcext:value-type="float">
            <text:p>-0,006676952071026</text:p>
          </table:table-cell>
          <table:table-cell office:value-type="float" office:value="0.000108677554616691" calcext:value-type="float">
            <text:p>0,0001086775546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07677856445312" calcext:value-type="float">
            <text:p>0,207677856445312</text:p>
          </table:table-cell>
          <table:table-cell office:value-type="string" calcext:value-type="string">
            <text:p>2020-04-02 09:54:28</text:p>
          </table:table-cell>
          <table:table-cell office:value-type="float" office:value="-258.507491306942" calcext:value-type="float">
            <text:p>-258,507491306942</text:p>
          </table:table-cell>
          <table:table-cell office:value-type="float" office:value="46" calcext:value-type="float">
            <text:p>46</text:p>
          </table:table-cell>
          <table:table-cell office:value-type="float" office:value="0.00572244776227771" calcext:value-type="float">
            <text:p>0,005722447762278</text:p>
          </table:table-cell>
          <table:table-cell office:value-type="float" office:value="0.000406045603405175" calcext:value-type="float">
            <text:p>0,0004060456034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63098449707031" calcext:value-type="float">
            <text:p>0,046309844970703</text:p>
          </table:table-cell>
          <table:table-cell office:value-type="string" calcext:value-type="string">
            <text:p>2020-04-02 09:56:14</text:p>
          </table:table-cell>
          <table:table-cell office:value-type="float" office:value="-266.708957460649" calcext:value-type="float">
            <text:p>-266,708957460649</text:p>
          </table:table-cell>
          <table:table-cell office:value-type="float" office:value="45" calcext:value-type="float">
            <text:p>45</text:p>
          </table:table-cell>
          <table:table-cell office:value-type="float" office:value="-0.00220635897765431" calcext:value-type="float">
            <text:p>-0,002206358977654</text:p>
          </table:table-cell>
          <table:table-cell office:value-type="float" office:value="0.00011717421914814" calcext:value-type="float">
            <text:p>0,0001171742191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4946823120117" calcext:value-type="float">
            <text:p>0,030494682312012</text:p>
          </table:table-cell>
          <table:table-cell office:value-type="string" calcext:value-type="string">
            <text:p>2020-04-02 10:00:01</text:p>
          </table:table-cell>
          <table:table-cell office:value-type="float" office:value="-302.975333155721" calcext:value-type="float">
            <text:p>-302,975333155721</text:p>
          </table:table-cell>
          <table:table-cell office:value-type="float" office:value="57" calcext:value-type="float">
            <text:p>57</text:p>
          </table:table-cell>
          <table:table-cell office:value-type="float" office:value="0.0074322178977383" calcext:value-type="float">
            <text:p>0,007432217897738</text:p>
          </table:table-cell>
          <table:table-cell office:value-type="float" office:value="0.000131015246462296" calcext:value-type="float">
            <text:p>0,0001310152464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54102325439453" calcext:value-type="float">
            <text:p>0,055410232543945</text:p>
          </table:table-cell>
          <table:table-cell office:value-type="string" calcext:value-type="string">
            <text:p>2020-04-02 10:03:09</text:p>
          </table:table-cell>
          <table:table-cell office:value-type="float" office:value="-207.808788746013" calcext:value-type="float">
            <text:p>-207,808788746013</text:p>
          </table:table-cell>
          <table:table-cell office:value-type="float" office:value="39" calcext:value-type="float">
            <text:p>39</text:p>
          </table:table-cell>
          <table:table-cell office:value-type="float" office:value="-0.000730495652547569" calcext:value-type="float">
            <text:p>-0,000730495652548</text:p>
          </table:table-cell>
          <table:table-cell office:value-type="float" office:value="0.0000737972962658233" calcext:value-type="float">
            <text:p>7,37972962658233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94428787231445" calcext:value-type="float">
            <text:p>0,029442878723145</text:p>
          </table:table-cell>
          <table:table-cell office:value-type="string" calcext:value-type="string">
            <text:p>2020-04-02 10:07:01</text:p>
          </table:table-cell>
          <table:table-cell office:value-type="float" office:value="-298.995420791146" calcext:value-type="float">
            <text:p>-298,995420791146</text:p>
          </table:table-cell>
          <table:table-cell office:value-type="float" office:value="57" calcext:value-type="float">
            <text:p>57</text:p>
          </table:table-cell>
          <table:table-cell office:value-type="float" office:value="0.00718581476850955" calcext:value-type="float">
            <text:p>0,00718581476851</text:p>
          </table:table-cell>
          <table:table-cell office:value-type="float" office:value="0.000121663732974641" calcext:value-type="float">
            <text:p>0,0001216637329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31813545227051" calcext:value-type="float">
            <text:p>0,033181354522705</text:p>
          </table:table-cell>
          <table:table-cell office:value-type="string" calcext:value-type="string">
            <text:p>2020-04-02 10:14:45</text:p>
          </table:table-cell>
          <table:table-cell office:value-type="float" office:value="-420.242315219461" calcext:value-type="float">
            <text:p>-420,242315219461</text:p>
          </table:table-cell>
          <table:table-cell office:value-type="float" office:value="78" calcext:value-type="float">
            <text:p>78</text:p>
          </table:table-cell>
          <table:table-cell office:value-type="float" office:value="-0.00565256061692643" calcext:value-type="float">
            <text:p>-0,005652560616926</text:p>
          </table:table-cell>
          <table:table-cell office:value-type="float" office:value="0.00000710306456962624" calcext:value-type="float">
            <text:p>7,10306456962624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9138305664063" calcext:value-type="float">
            <text:p>0,329138305664063</text:p>
          </table:table-cell>
          <table:table-cell office:value-type="string" calcext:value-type="string">
            <text:p>2020-04-02 10:17:04</text:p>
          </table:table-cell>
          <table:table-cell office:value-type="float" office:value="-229.605636317249" calcext:value-type="float">
            <text:p>-229,605636317249</text:p>
          </table:table-cell>
          <table:table-cell office:value-type="float" office:value="37" calcext:value-type="float">
            <text:p>37</text:p>
          </table:table-cell>
          <table:table-cell office:value-type="float" office:value="-0.0069461424134038" calcext:value-type="float">
            <text:p>-0,006946142413404</text:p>
          </table:table-cell>
          <table:table-cell office:value-type="float" office:value="0.000437962517378694" calcext:value-type="float">
            <text:p>0,0004379625173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9385375976562" calcext:value-type="float">
            <text:p>0,199385375976562</text:p>
          </table:table-cell>
          <table:table-cell office:value-type="string" calcext:value-type="string">
            <text:p>2020-04-02 10:18:41</text:p>
          </table:table-cell>
          <table:table-cell office:value-type="float" office:value="-219.62751940217" calcext:value-type="float">
            <text:p>-219,62751940217</text:p>
          </table:table-cell>
          <table:table-cell office:value-type="float" office:value="37" calcext:value-type="float">
            <text:p>37</text:p>
          </table:table-cell>
          <table:table-cell office:value-type="float" office:value="0.00500248638463119" calcext:value-type="float">
            <text:p>0,005002486384631</text:p>
          </table:table-cell>
          <table:table-cell office:value-type="float" office:value="0.000350214009141727" calcext:value-type="float">
            <text:p>0,0003502140091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57532119750977" calcext:value-type="float">
            <text:p>0,055753211975098</text:p>
          </table:table-cell>
          <table:table-cell office:value-type="string" calcext:value-type="string">
            <text:p>2020-04-02 10:23:48</text:p>
          </table:table-cell>
          <table:table-cell office:value-type="float" office:value="-303.445274964877" calcext:value-type="float">
            <text:p>-303,445274964877</text:p>
          </table:table-cell>
          <table:table-cell office:value-type="float" office:value="55" calcext:value-type="float">
            <text:p>55</text:p>
          </table:table-cell>
          <table:table-cell office:value-type="float" office:value="-0.00317073219457309" calcext:value-type="float">
            <text:p>-0,003170732194573</text:p>
          </table:table-cell>
          <table:table-cell office:value-type="float" office:value="0.0000281965011652881" calcext:value-type="float">
            <text:p>2,81965011652881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26968841552734" calcext:value-type="float">
            <text:p>0,052696884155274</text:p>
          </table:table-cell>
          <table:table-cell office:value-type="string" calcext:value-type="string">
            <text:p>2020-04-02 10:26:33</text:p>
          </table:table-cell>
          <table:table-cell office:value-type="float" office:value="-219.659734106409" calcext:value-type="float">
            <text:p>-219,659734106409</text:p>
          </table:table-cell>
          <table:table-cell office:value-type="float" office:value="39" calcext:value-type="float">
            <text:p>39</text:p>
          </table:table-cell>
          <table:table-cell office:value-type="float" office:value="-0.00401983283739221" calcext:value-type="float">
            <text:p>-0,004019832837392</text:p>
          </table:table-cell>
          <table:table-cell office:value-type="float" office:value="0.0000706898184222425" calcext:value-type="float">
            <text:p>7,06898184222425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1:21</text:p>
          </table:table-cell>
          <table:table-cell office:value-type="float" office:value="-350.921231839858" calcext:value-type="float">
            <text:p>-350,921231839858</text:p>
          </table:table-cell>
          <table:table-cell office:value-type="float" office:value="65" calcext:value-type="float">
            <text:p>65</text:p>
          </table:table-cell>
          <table:table-cell office:value-type="float" office:value="-41.4461871887257" calcext:value-type="float">
            <text:p>-41,4461871887257</text:p>
          </table:table-cell>
          <table:table-cell office:value-type="float" office:value="0.000209119409335394" calcext:value-type="float">
            <text:p>0,0002091194093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61152160644531" calcext:value-type="float">
            <text:p>0,261152160644531</text:p>
          </table:table-cell>
          <table:table-cell office:value-type="string" calcext:value-type="string">
            <text:p>2020-04-02 10:35:00</text:p>
          </table:table-cell>
          <table:table-cell office:value-type="float" office:value="-242.652407128323" calcext:value-type="float">
            <text:p>-242,652407128323</text:p>
          </table:table-cell>
          <table:table-cell office:value-type="float" office:value="44" calcext:value-type="float">
            <text:p>44</text:p>
          </table:table-cell>
          <table:table-cell office:value-type="float" office:value="-0.00577379443209525" calcext:value-type="float">
            <text:p>-0,005773794432095</text:p>
          </table:table-cell>
          <table:table-cell office:value-type="float" office:value="0.000170303595595806" calcext:value-type="float">
            <text:p>0,000170303595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1186065673828" calcext:value-type="float">
            <text:p>0,121186065673828</text:p>
          </table:table-cell>
          <table:table-cell office:value-type="string" calcext:value-type="string">
            <text:p>2020-04-02 10:38:09</text:p>
          </table:table-cell>
          <table:table-cell office:value-type="float" office:value="-198.67024418071" calcext:value-type="float">
            <text:p>-198,67024418071</text:p>
          </table:table-cell>
          <table:table-cell office:value-type="float" office:value="36" calcext:value-type="float">
            <text:p>36</text:p>
          </table:table-cell>
          <table:table-cell office:value-type="float" office:value="0.00586249954879103" calcext:value-type="float">
            <text:p>0,005862499548791</text:p>
          </table:table-cell>
          <table:table-cell office:value-type="float" office:value="0.000106648568432511" calcext:value-type="float">
            <text:p>0,0001066485684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47516822814941" calcext:value-type="float">
            <text:p>0,024751682281494</text:p>
          </table:table-cell>
          <table:table-cell office:value-type="string" calcext:value-type="string">
            <text:p>2020-04-02 10:43:39</text:p>
          </table:table-cell>
          <table:table-cell office:value-type="float" office:value="-290.061765911301" calcext:value-type="float">
            <text:p>-290,061765911301</text:p>
          </table:table-cell>
          <table:table-cell office:value-type="float" office:value="51" calcext:value-type="float">
            <text:p>51</text:p>
          </table:table-cell>
          <table:table-cell office:value-type="float" office:value="-0.00462887037554727" calcext:value-type="float">
            <text:p>-0,004628870375547</text:p>
          </table:table-cell>
          <table:table-cell office:value-type="float" office:value="0.0000118488331897881" calcext:value-type="float">
            <text:p>1,18488331897881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8:00</text:p>
          </table:table-cell>
          <table:table-cell office:value-type="float" office:value="-208.757127318482" calcext:value-type="float">
            <text:p>-208,757127318482</text:p>
          </table:table-cell>
          <table:table-cell office:value-type="float" office:value="39" calcext:value-type="float">
            <text:p>39</text:p>
          </table:table-cell>
          <table:table-cell office:value-type="float" office:value="-27.779286179623" calcext:value-type="float">
            <text:p>-27,779286179623</text:p>
          </table:table-cell>
          <table:table-cell office:value-type="float" office:value="0.000710111584284292" calcext:value-type="float">
            <text:p>0,0007101115842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5481079101562" calcext:value-type="float">
            <text:p>0,275481079101562</text:p>
          </table:table-cell>
          <table:table-cell office:value-type="string" calcext:value-type="string">
            <text:p>2020-04-02 10:51:40</text:p>
          </table:table-cell>
          <table:table-cell office:value-type="float" office:value="-122.897189588835" calcext:value-type="float">
            <text:p>-122,897189588835</text:p>
          </table:table-cell>
          <table:table-cell office:value-type="float" office:value="23" calcext:value-type="float">
            <text:p>23</text:p>
          </table:table-cell>
          <table:table-cell office:value-type="float" office:value="0.000381316229713591" calcext:value-type="float">
            <text:p>0,000381316229714</text:p>
          </table:table-cell>
          <table:table-cell office:value-type="float" office:value="0.000800062626718426" calcext:value-type="float">
            <text:p>0,0008000626267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34435729980469" calcext:value-type="float">
            <text:p>0,063443572998047</text:p>
          </table:table-cell>
          <table:table-cell office:value-type="string" calcext:value-type="string">
            <text:p>2020-04-02 10:55:36</text:p>
          </table:table-cell>
          <table:table-cell office:value-type="float" office:value="-178.522863984915" calcext:value-type="float">
            <text:p>-178,522863984915</text:p>
          </table:table-cell>
          <table:table-cell office:value-type="float" office:value="34" calcext:value-type="float">
            <text:p>34</text:p>
          </table:table-cell>
          <table:table-cell office:value-type="float" office:value="-0.00532629044603428" calcext:value-type="float">
            <text:p>-0,005326290446034</text:p>
          </table:table-cell>
          <table:table-cell office:value-type="float" office:value="0.0000940564533537102" calcext:value-type="float">
            <text:p>9,40564533537102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52113342285156" calcext:value-type="float">
            <text:p>0,085211334228516</text:p>
          </table:table-cell>
          <table:table-cell office:value-type="string" calcext:value-type="string">
            <text:p>2020-04-02 11:00:49</text:p>
          </table:table-cell>
          <table:table-cell office:value-type="float" office:value="-174.72382294265" calcext:value-type="float">
            <text:p>-174,72382294265</text:p>
          </table:table-cell>
          <table:table-cell office:value-type="float" office:value="32" calcext:value-type="float">
            <text:p>32</text:p>
          </table:table-cell>
          <table:table-cell office:value-type="float" office:value="0.00277596229578769" calcext:value-type="float">
            <text:p>0,002775962295788</text:p>
          </table:table-cell>
          <table:table-cell office:value-type="float" office:value="0.000102390176606842" calcext:value-type="float">
            <text:p>0,000102390176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3:31</text:p>
          </table:table-cell>
          <table:table-cell office:value-type="float" office:value="-165.082868589208" calcext:value-type="float">
            <text:p>-165,082868589208</text:p>
          </table:table-cell>
          <table:table-cell office:value-type="float" office:value="28" calcext:value-type="float">
            <text:p>28</text:p>
          </table:table-cell>
          <table:table-cell office:value-type="float" office:value="-13.0174252613251" calcext:value-type="float">
            <text:p>-13,0174252613251</text:p>
          </table:table-cell>
          <table:table-cell office:value-type="float" office:value="0.0021719660634751" calcext:value-type="float">
            <text:p>0,0021719660634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64917907714844" calcext:value-type="float">
            <text:p>0,086491790771484</text:p>
          </table:table-cell>
          <table:table-cell office:value-type="string" calcext:value-type="string">
            <text:p>2020-04-02 11:11:33</text:p>
          </table:table-cell>
          <table:table-cell office:value-type="float" office:value="-288.097152293179" calcext:value-type="float">
            <text:p>-288,097152293179</text:p>
          </table:table-cell>
          <table:table-cell office:value-type="float" office:value="53" calcext:value-type="float">
            <text:p>53</text:p>
          </table:table-cell>
          <table:table-cell office:value-type="float" office:value="0.00855385113751322" calcext:value-type="float">
            <text:p>0,008553851137513</text:p>
          </table:table-cell>
          <table:table-cell office:value-type="float" office:value="0.0000586067303528451" calcext:value-type="float">
            <text:p>5,86067303528451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61764343261719" calcext:value-type="float">
            <text:p>0,161764343261719</text:p>
          </table:table-cell>
          <table:table-cell office:value-type="string" calcext:value-type="string">
            <text:p>2020-04-02 11:13:34</text:p>
          </table:table-cell>
          <table:table-cell office:value-type="float" office:value="-219.319112821307" calcext:value-type="float">
            <text:p>-219,319112821307</text:p>
          </table:table-cell>
          <table:table-cell office:value-type="float" office:value="36" calcext:value-type="float">
            <text:p>36</text:p>
          </table:table-cell>
          <table:table-cell office:value-type="float" office:value="-0.00487714105815339" calcext:value-type="float">
            <text:p>-0,004877141058153</text:p>
          </table:table-cell>
          <table:table-cell office:value-type="float" office:value="0.000314626092560819" calcext:value-type="float">
            <text:p>0,0003146260925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2222869873047" calcext:value-type="float">
            <text:p>0,112222869873047</text:p>
          </table:table-cell>
          <table:table-cell office:value-type="string" calcext:value-type="string">
            <text:p>2020-04-02 11:18:10</text:p>
          </table:table-cell>
          <table:table-cell office:value-type="float" office:value="-210.642119147285" calcext:value-type="float">
            <text:p>-210,642119147285</text:p>
          </table:table-cell>
          <table:table-cell office:value-type="float" office:value="37" calcext:value-type="float">
            <text:p>37</text:p>
          </table:table-cell>
          <table:table-cell office:value-type="float" office:value="0.00438248836140365" calcext:value-type="float">
            <text:p>0,004382488361404</text:p>
          </table:table-cell>
          <table:table-cell office:value-type="float" office:value="0.000115859477524812" calcext:value-type="float">
            <text:p>0,0001158594775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3471130371094" calcext:value-type="float">
            <text:p>0,183471130371094</text:p>
          </table:table-cell>
          <table:table-cell office:value-type="string" calcext:value-type="string">
            <text:p>2020-04-02 11:20:51</text:p>
          </table:table-cell>
          <table:table-cell office:value-type="float" office:value="-179.797747799859" calcext:value-type="float">
            <text:p>-179,797747799859</text:p>
          </table:table-cell>
          <table:table-cell office:value-type="float" office:value="30" calcext:value-type="float">
            <text:p>30</text:p>
          </table:table-cell>
          <table:table-cell office:value-type="float" office:value="-0.00454819020670366" calcext:value-type="float">
            <text:p>-0,004548190206704</text:p>
          </table:table-cell>
          <table:table-cell office:value-type="float" office:value="0.000307028544981088" calcext:value-type="float">
            <text:p>0,0003070285449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08819274902344" calcext:value-type="float">
            <text:p>0,090881927490234</text:p>
          </table:table-cell>
          <table:table-cell office:value-type="string" calcext:value-type="string">
            <text:p>2020-04-02 11:24:05</text:p>
          </table:table-cell>
          <table:table-cell office:value-type="float" office:value="-195.929648908954" calcext:value-type="float">
            <text:p>-195,929648908954</text:p>
          </table:table-cell>
          <table:table-cell office:value-type="float" office:value="34" calcext:value-type="float">
            <text:p>34</text:p>
          </table:table-cell>
          <table:table-cell office:value-type="float" office:value="-0.0000164220131633861" calcext:value-type="float">
            <text:p>-1,64220131633861E-05</text:p>
          </table:table-cell>
          <table:table-cell office:value-type="float" office:value="0.000124978665628611" calcext:value-type="float">
            <text:p>0,0001249786656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87480773925781" calcext:value-type="float">
            <text:p>0,078748077392578</text:p>
          </table:table-cell>
          <table:table-cell office:value-type="string" calcext:value-type="string">
            <text:p>2020-04-02 11:27:51</text:p>
          </table:table-cell>
          <table:table-cell office:value-type="float" office:value="-230.90701645883" calcext:value-type="float">
            <text:p>-230,90701645883</text:p>
          </table:table-cell>
          <table:table-cell office:value-type="float" office:value="41" calcext:value-type="float">
            <text:p>41</text:p>
          </table:table-cell>
          <table:table-cell office:value-type="float" office:value="0.00605268257798186" calcext:value-type="float">
            <text:p>0,006052682577982</text:p>
          </table:table-cell>
          <table:table-cell office:value-type="float" office:value="0.00011605508995327" calcext:value-type="float">
            <text:p>0,0001160550899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29:50</text:p>
          </table:table-cell>
          <table:table-cell office:value-type="float" office:value="-189.53862267064" calcext:value-type="float">
            <text:p>-189,53862267064</text:p>
          </table:table-cell>
          <table:table-cell office:value-type="float" office:value="32" calcext:value-type="float">
            <text:p>32</text:p>
          </table:table-cell>
          <table:table-cell office:value-type="float" office:value="-6.57698894300764" calcext:value-type="float">
            <text:p>-6,57698894300764</text:p>
          </table:table-cell>
          <table:table-cell office:value-type="float" office:value="0.000274765687179856" calcext:value-type="float">
            <text:p>0,000274765687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3503570556641" calcext:value-type="float">
            <text:p>0,103503570556641</text:p>
          </table:table-cell>
          <table:table-cell office:value-type="string" calcext:value-type="string">
            <text:p>2020-04-02 11:35:08</text:p>
          </table:table-cell>
          <table:table-cell office:value-type="float" office:value="-235.390309671576" calcext:value-type="float">
            <text:p>-235,390309671576</text:p>
          </table:table-cell>
          <table:table-cell office:value-type="float" office:value="41" calcext:value-type="float">
            <text:p>41</text:p>
          </table:table-cell>
          <table:table-cell office:value-type="float" office:value="0.0008457996513051" calcext:value-type="float">
            <text:p>0,000845799651305</text:p>
          </table:table-cell>
          <table:table-cell office:value-type="float" office:value="0.00010137250077085" calcext:value-type="float">
            <text:p>0,0001013725007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811260681152344" calcext:value-type="float">
            <text:p>0,081126068115234</text:p>
          </table:table-cell>
          <table:table-cell office:value-type="string" calcext:value-type="string">
            <text:p>2020-04-02 11:38:08</text:p>
          </table:table-cell>
          <table:table-cell office:value-type="float" office:value="-247.012946928503" calcext:value-type="float">
            <text:p>-247,012946928503</text:p>
          </table:table-cell>
          <table:table-cell office:value-type="float" office:value="44" calcext:value-type="float">
            <text:p>44</text:p>
          </table:table-cell>
          <table:table-cell office:value-type="float" office:value="-0.00222800791362698" calcext:value-type="float">
            <text:p>-0,002228007913627</text:p>
          </table:table-cell>
          <table:table-cell office:value-type="float" office:value="0.000114606205197132" calcext:value-type="float">
            <text:p>0,0001146062051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7940170288086" calcext:value-type="float">
            <text:p>0,077940170288086</text:p>
          </table:table-cell>
          <table:table-cell office:value-type="string" calcext:value-type="string">
            <text:p>2020-04-02 11:44:37</text:p>
          </table:table-cell>
          <table:table-cell office:value-type="float" office:value="-334.255451550563" calcext:value-type="float">
            <text:p>-334,255451550563</text:p>
          </table:table-cell>
          <table:table-cell office:value-type="float" office:value="62" calcext:value-type="float">
            <text:p>62</text:p>
          </table:table-cell>
          <table:table-cell office:value-type="float" office:value="-0.00254918519610392" calcext:value-type="float">
            <text:p>-0,002549185196104</text:p>
          </table:table-cell>
          <table:table-cell office:value-type="float" office:value="0.0000262705303986408" calcext:value-type="float">
            <text:p>2,62705303986408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0301208496094" calcext:value-type="float">
            <text:p>0,150301208496094</text:p>
          </table:table-cell>
          <table:table-cell office:value-type="string" calcext:value-type="string">
            <text:p>2020-04-02 11:48:06</text:p>
          </table:table-cell>
          <table:table-cell office:value-type="float" office:value="-198.090426666315" calcext:value-type="float">
            <text:p>-198,090426666315</text:p>
          </table:table-cell>
          <table:table-cell office:value-type="float" office:value="32" calcext:value-type="float">
            <text:p>32</text:p>
          </table:table-cell>
          <table:table-cell office:value-type="float" office:value="-0.00272061202530893" calcext:value-type="float">
            <text:p>-0,002720612025309</text:p>
          </table:table-cell>
          <table:table-cell office:value-type="float" office:value="0.00028408877638548" calcext:value-type="float">
            <text:p>0,0002840887763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37336883544922" calcext:value-type="float">
            <text:p>0,043733688354492</text:p>
          </table:table-cell>
          <table:table-cell office:value-type="string" calcext:value-type="string">
            <text:p>2020-04-02 11:50:26</text:p>
          </table:table-cell>
          <table:table-cell office:value-type="float" office:value="-227.276591484245" calcext:value-type="float">
            <text:p>-227,276591484245</text:p>
          </table:table-cell>
          <table:table-cell office:value-type="float" office:value="37" calcext:value-type="float">
            <text:p>37</text:p>
          </table:table-cell>
          <table:table-cell office:value-type="float" office:value="-0.0035378380857167" calcext:value-type="float">
            <text:p>-0,003537838085717</text:p>
          </table:table-cell>
          <table:table-cell office:value-type="float" office:value="0.0000492821633768006" calcext:value-type="float">
            <text:p>4,92821633768006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18500762939453" calcext:value-type="float">
            <text:p>0,218500762939453</text:p>
          </table:table-cell>
          <table:table-cell office:value-type="string" calcext:value-type="string">
            <text:p>2020-04-02 11:55:50</text:p>
          </table:table-cell>
          <table:table-cell office:value-type="float" office:value="-262.317003242067" calcext:value-type="float">
            <text:p>-262,317003242067</text:p>
          </table:table-cell>
          <table:table-cell office:value-type="float" office:value="47" calcext:value-type="float">
            <text:p>47</text:p>
          </table:table-cell>
          <table:table-cell office:value-type="float" office:value="0.00103640425917906" calcext:value-type="float">
            <text:p>0,001036404259179</text:p>
          </table:table-cell>
          <table:table-cell office:value-type="float" office:value="0.000124403479455062" calcext:value-type="float">
            <text:p>0,0001244034794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9324890136719" calcext:value-type="float">
            <text:p>0,179324890136719</text:p>
          </table:table-cell>
          <table:table-cell office:value-type="string" calcext:value-type="string">
            <text:p>2020-04-02 11:59:07</text:p>
          </table:table-cell>
          <table:table-cell office:value-type="float" office:value="-245.113046810236" calcext:value-type="float">
            <text:p>-245,113046810236</text:p>
          </table:table-cell>
          <table:table-cell office:value-type="float" office:value="40" calcext:value-type="float">
            <text:p>40</text:p>
          </table:table-cell>
          <table:table-cell office:value-type="float" office:value="-0.00197580954574339" calcext:value-type="float">
            <text:p>-0,001975809545743</text:p>
          </table:table-cell>
          <table:table-cell office:value-type="float" office:value="0.000159849380938519" calcext:value-type="float">
            <text:p>0,0001598493809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6430328369141" calcext:value-type="float">
            <text:p>0,106430328369141</text:p>
          </table:table-cell>
          <table:table-cell office:value-type="string" calcext:value-type="string">
            <text:p>2020-04-02 12:03:54</text:p>
          </table:table-cell>
          <table:table-cell office:value-type="float" office:value="-214.407398088394" calcext:value-type="float">
            <text:p>-214,407398088394</text:p>
          </table:table-cell>
          <table:table-cell office:value-type="float" office:value="37" calcext:value-type="float">
            <text:p>37</text:p>
          </table:table-cell>
          <table:table-cell office:value-type="float" office:value="0.00702489770691222" calcext:value-type="float">
            <text:p>0,007024897706912</text:p>
          </table:table-cell>
          <table:table-cell office:value-type="float" office:value="0.000102447741284696" calcext:value-type="float">
            <text:p>0,0001024477412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62770416259766" calcext:value-type="float">
            <text:p>0,162770416259766</text:p>
          </table:table-cell>
          <table:table-cell office:value-type="string" calcext:value-type="string">
            <text:p>2020-04-02 12:07:27</text:p>
          </table:table-cell>
          <table:table-cell office:value-type="float" office:value="-257.129027397039" calcext:value-type="float">
            <text:p>-257,129027397039</text:p>
          </table:table-cell>
          <table:table-cell office:value-type="float" office:value="42" calcext:value-type="float">
            <text:p>42</text:p>
          </table:table-cell>
          <table:table-cell office:value-type="float" office:value="0.000585334870247367" calcext:value-type="float">
            <text:p>0,000585334870247</text:p>
          </table:table-cell>
          <table:table-cell office:value-type="float" office:value="0.000134580184999865" calcext:value-type="float">
            <text:p>0,0001345801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60502166748047" calcext:value-type="float">
            <text:p>0,066050216674805</text:p>
          </table:table-cell>
          <table:table-cell office:value-type="string" calcext:value-type="string">
            <text:p>2020-04-02 12:12:14</text:p>
          </table:table-cell>
          <table:table-cell office:value-type="float" office:value="-276.331647816367" calcext:value-type="float">
            <text:p>-276,331647816367</text:p>
          </table:table-cell>
          <table:table-cell office:value-type="float" office:value="48" calcext:value-type="float">
            <text:p>48</text:p>
          </table:table-cell>
          <table:table-cell office:value-type="float" office:value="0.000913164350226481" calcext:value-type="float">
            <text:p>0,000913164350226</text:p>
          </table:table-cell>
          <table:table-cell office:value-type="float" office:value="0.0000487841729629796" calcext:value-type="float">
            <text:p>4,87841729629796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627728576660156" calcext:value-type="float">
            <text:p>0,062772857666016</text:p>
          </table:table-cell>
          <table:table-cell office:value-type="string" calcext:value-type="string">
            <text:p>2020-04-02 12:15:10</text:p>
          </table:table-cell>
          <table:table-cell office:value-type="float" office:value="-275.781837865712" calcext:value-type="float">
            <text:p>-275,781837865712</text:p>
          </table:table-cell>
          <table:table-cell office:value-type="float" office:value="46" calcext:value-type="float">
            <text:p>46</text:p>
          </table:table-cell>
          <table:table-cell office:value-type="float" office:value="-0.000891580776192447" calcext:value-type="float">
            <text:p>-0,000891580776192</text:p>
          </table:table-cell>
          <table:table-cell office:value-type="float" office:value="0.0000792065728018905" calcext:value-type="float">
            <text:p>7,92065728018905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84934509277344" calcext:value-type="float">
            <text:p>0,184934509277344</text:p>
          </table:table-cell>
          <table:table-cell office:value-type="string" calcext:value-type="string">
            <text:p>2020-04-02 12:17:31</text:p>
          </table:table-cell>
          <table:table-cell office:value-type="float" office:value="-258.921473542731" calcext:value-type="float">
            <text:p>-258,921473542731</text:p>
          </table:table-cell>
          <table:table-cell office:value-type="float" office:value="45" calcext:value-type="float">
            <text:p>45</text:p>
          </table:table-cell>
          <table:table-cell office:value-type="float" office:value="-0.00934927042293557" calcext:value-type="float">
            <text:p>-0,009349270422936</text:p>
          </table:table-cell>
          <table:table-cell office:value-type="float" office:value="0.000135581023459737" calcext:value-type="float">
            <text:p>0,000135581023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1802059173584" calcext:value-type="float">
            <text:p>0,021802059173584</text:p>
          </table:table-cell>
          <table:table-cell office:value-type="string" calcext:value-type="string">
            <text:p>2020-04-02 12:23:29</text:p>
          </table:table-cell>
          <table:table-cell office:value-type="float" office:value="-389.395932579632" calcext:value-type="float">
            <text:p>-389,395932579632</text:p>
          </table:table-cell>
          <table:table-cell office:value-type="float" office:value="72" calcext:value-type="float">
            <text:p>72</text:p>
          </table:table-cell>
          <table:table-cell office:value-type="float" office:value="0.00749959930473132" calcext:value-type="float">
            <text:p>0,007499599304731</text:p>
          </table:table-cell>
          <table:table-cell office:value-type="float" office:value="0.0000062935207109093" calcext:value-type="float">
            <text:p>6,2935207109093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0385173034668" calcext:value-type="float">
            <text:p>0,20385173034668</text:p>
          </table:table-cell>
          <table:table-cell office:value-type="string" calcext:value-type="string">
            <text:p>2020-04-02 12:34:27</text:p>
          </table:table-cell>
          <table:table-cell office:value-type="float" office:value="-560.641987751395" calcext:value-type="float">
            <text:p>-560,641987751395</text:p>
          </table:table-cell>
          <table:table-cell office:value-type="float" office:value="98" calcext:value-type="float">
            <text:p>98</text:p>
          </table:table-cell>
          <table:table-cell office:value-type="float" office:value="-0.00549372000223881" calcext:value-type="float">
            <text:p>-0,005493720002239</text:p>
          </table:table-cell>
          <table:table-cell office:value-type="float" office:value="0.0000239894308654566" calcext:value-type="float">
            <text:p>2,39894308654566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1395812988281" calcext:value-type="float">
            <text:p>0,271395812988281</text:p>
          </table:table-cell>
          <table:table-cell office:value-type="string" calcext:value-type="string">
            <text:p>2020-04-02 12:36:14</text:p>
          </table:table-cell>
          <table:table-cell office:value-type="float" office:value="-354.056178085072" calcext:value-type="float">
            <text:p>-354,056178085072</text:p>
          </table:table-cell>
          <table:table-cell office:value-type="float" office:value="56" calcext:value-type="float">
            <text:p>56</text:p>
          </table:table-cell>
          <table:table-cell office:value-type="float" office:value="-0.0030849364112977" calcext:value-type="float">
            <text:p>-0,003084936411298</text:p>
          </table:table-cell>
          <table:table-cell office:value-type="float" office:value="0.000140330546393986" calcext:value-type="float">
            <text:p>0,0001403305463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44191589355469" calcext:value-type="float">
            <text:p>0,064419158935547</text:p>
          </table:table-cell>
          <table:table-cell office:value-type="string" calcext:value-type="string">
            <text:p>2020-04-02 12:40:52</text:p>
          </table:table-cell>
          <table:table-cell office:value-type="float" office:value="-224.590580319273" calcext:value-type="float">
            <text:p>-224,590580319273</text:p>
          </table:table-cell>
          <table:table-cell office:value-type="float" office:value="39" calcext:value-type="float">
            <text:p>39</text:p>
          </table:table-cell>
          <table:table-cell office:value-type="float" office:value="-0.00582292088590575" calcext:value-type="float">
            <text:p>-0,005822920885906</text:p>
          </table:table-cell>
          <table:table-cell office:value-type="float" office:value="0.0000826189376098408" calcext:value-type="float">
            <text:p>8,26189376098408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4:03</text:p>
          </table:table-cell>
          <table:table-cell office:value-type="float" office:value="-211.631104397362" calcext:value-type="float">
            <text:p>-211,631104397362</text:p>
          </table:table-cell>
          <table:table-cell office:value-type="float" office:value="39" calcext:value-type="float">
            <text:p>39</text:p>
          </table:table-cell>
          <table:table-cell office:value-type="float" office:value="-20.0310219882866" calcext:value-type="float">
            <text:p>-20,0310219882866</text:p>
          </table:table-cell>
          <table:table-cell office:value-type="float" office:value="0.000897906427783389" calcext:value-type="float">
            <text:p>0,00089790642778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78494415283203" calcext:value-type="float">
            <text:p>0,04784944152832</text:p>
          </table:table-cell>
          <table:table-cell office:value-type="string" calcext:value-type="string">
            <text:p>2020-04-02 12:47:47</text:p>
          </table:table-cell>
          <table:table-cell office:value-type="float" office:value="-204.882197063928" calcext:value-type="float">
            <text:p>-204,882197063928</text:p>
          </table:table-cell>
          <table:table-cell office:value-type="float" office:value="37" calcext:value-type="float">
            <text:p>37</text:p>
          </table:table-cell>
          <table:table-cell office:value-type="float" office:value="0.00190204938012175" calcext:value-type="float">
            <text:p>0,001902049380122</text:p>
          </table:table-cell>
          <table:table-cell office:value-type="float" office:value="0.0000615277342890279" calcext:value-type="float">
            <text:p>6,15277342890279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967506866455078" calcext:value-type="float">
            <text:p>0,096750686645508</text:p>
          </table:table-cell>
          <table:table-cell office:value-type="string" calcext:value-type="string">
            <text:p>2020-04-02 12:52:12</text:p>
          </table:table-cell>
          <table:table-cell office:value-type="float" office:value="-331.720350404445" calcext:value-type="float">
            <text:p>-331,720350404445</text:p>
          </table:table-cell>
          <table:table-cell office:value-type="float" office:value="56" calcext:value-type="float">
            <text:p>56</text:p>
          </table:table-cell>
          <table:table-cell office:value-type="float" office:value="0.000115854527169112" calcext:value-type="float">
            <text:p>0,000115854527169</text:p>
          </table:table-cell>
          <table:table-cell office:value-type="float" office:value="0.0000422930538265339" calcext:value-type="float">
            <text:p>4,22930538265339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54:27</text:p>
          </table:table-cell>
          <table:table-cell office:value-type="float" office:value="-174.402643238129" calcext:value-type="float">
            <text:p>-174,402643238129</text:p>
          </table:table-cell>
          <table:table-cell office:value-type="float" office:value="25" calcext:value-type="float">
            <text:p>25</text:p>
          </table:table-cell>
          <table:table-cell office:value-type="float" office:value="-14.342682233318" calcext:value-type="float">
            <text:p>-14,342682233318</text:p>
          </table:table-cell>
          <table:table-cell office:value-type="float" office:value="0.00224997263751253" calcext:value-type="float">
            <text:p>0,0022499726375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31429718017578" calcext:value-type="float">
            <text:p>0,131429718017578</text:p>
          </table:table-cell>
          <table:table-cell office:value-type="string" calcext:value-type="string">
            <text:p>2020-04-02 13:01:00</text:p>
          </table:table-cell>
          <table:table-cell office:value-type="float" office:value="-264.330599017849" calcext:value-type="float">
            <text:p>-264,330599017849</text:p>
          </table:table-cell>
          <table:table-cell office:value-type="float" office:value="51" calcext:value-type="float">
            <text:p>51</text:p>
          </table:table-cell>
          <table:table-cell office:value-type="float" office:value="0.00701455145238361" calcext:value-type="float">
            <text:p>0,007014551452384</text:p>
          </table:table-cell>
          <table:table-cell office:value-type="float" office:value="0.0000666336597283357" calcext:value-type="float">
            <text:p>6,66336597283357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44186706542969" calcext:value-type="float">
            <text:p>0,084418670654297</text:p>
          </table:table-cell>
          <table:table-cell office:value-type="string" calcext:value-type="string">
            <text:p>2020-04-02 13:03:53</text:p>
          </table:table-cell>
          <table:table-cell office:value-type="float" office:value="-263.94894102403" calcext:value-type="float">
            <text:p>-263,94894102403</text:p>
          </table:table-cell>
          <table:table-cell office:value-type="float" office:value="48" calcext:value-type="float">
            <text:p>48</text:p>
          </table:table-cell>
          <table:table-cell office:value-type="float" office:value="-0.00221522682153563" calcext:value-type="float">
            <text:p>-0,002215226821536</text:p>
          </table:table-cell>
          <table:table-cell office:value-type="float" office:value="0.0000752401818591669" calcext:value-type="float">
            <text:p>7,52401818591669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86123504638672" calcext:value-type="float">
            <text:p>0,186123504638672</text:p>
          </table:table-cell>
          <table:table-cell office:value-type="string" calcext:value-type="string">
            <text:p>2020-04-02 13:06:57</text:p>
          </table:table-cell>
          <table:table-cell office:value-type="float" office:value="-233.591317209308" calcext:value-type="float">
            <text:p>-233,591317209308</text:p>
          </table:table-cell>
          <table:table-cell office:value-type="float" office:value="42" calcext:value-type="float">
            <text:p>42</text:p>
          </table:table-cell>
          <table:table-cell office:value-type="float" office:value="0.00204446864637205" calcext:value-type="float">
            <text:p>0,002044468646372</text:p>
          </table:table-cell>
          <table:table-cell office:value-type="float" office:value="0.000131895191401405" calcext:value-type="float">
            <text:p>0,0001318951914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97698822021484" calcext:value-type="float">
            <text:p>0,059769882202149</text:p>
          </table:table-cell>
          <table:table-cell office:value-type="string" calcext:value-type="string">
            <text:p>2020-04-02 13:10:46</text:p>
          </table:table-cell>
          <table:table-cell office:value-type="float" office:value="-277.073548020179" calcext:value-type="float">
            <text:p>-277,073548020179</text:p>
          </table:table-cell>
          <table:table-cell office:value-type="float" office:value="52" calcext:value-type="float">
            <text:p>52</text:p>
          </table:table-cell>
          <table:table-cell office:value-type="float" office:value="0.00871062101819797" calcext:value-type="float">
            <text:p>0,008710621018198</text:p>
          </table:table-cell>
          <table:table-cell office:value-type="float" office:value="0.0000322390611367992" calcext:value-type="float">
            <text:p>3,22390611367992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337644195556641" calcext:value-type="float">
            <text:p>0,003376441955566</text:p>
          </table:table-cell>
          <table:table-cell office:value-type="string" calcext:value-type="string">
            <text:p>2020-04-02 13:15:10</text:p>
          </table:table-cell>
          <table:table-cell office:value-type="float" office:value="-323.019995271543" calcext:value-type="float">
            <text:p>-323,019995271543</text:p>
          </table:table-cell>
          <table:table-cell office:value-type="float" office:value="58" calcext:value-type="float">
            <text:p>58</text:p>
          </table:table-cell>
          <table:table-cell office:value-type="float" office:value="-0.00350750145300958" calcext:value-type="float">
            <text:p>-0,00350750145301</text:p>
          </table:table-cell>
          <table:table-cell office:value-type="float" office:value="0.000021357610544615" calcext:value-type="float">
            <text:p>2,1357610544615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40299011230469" calcext:value-type="float">
            <text:p>0,240299011230469</text:p>
          </table:table-cell>
          <table:table-cell office:value-type="string" calcext:value-type="string">
            <text:p>2020-04-02 13:18:10</text:p>
          </table:table-cell>
          <table:table-cell office:value-type="float" office:value="-230.404799175309" calcext:value-type="float">
            <text:p>-230,404799175309</text:p>
          </table:table-cell>
          <table:table-cell office:value-type="float" office:value="39" calcext:value-type="float">
            <text:p>39</text:p>
          </table:table-cell>
          <table:table-cell office:value-type="float" office:value="0.00399854129062538" calcext:value-type="float">
            <text:p>0,003998541290625</text:p>
          </table:table-cell>
          <table:table-cell office:value-type="float" office:value="0.00025177813558414" calcext:value-type="float">
            <text:p>0,0002517781355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3365646362305" calcext:value-type="float">
            <text:p>0,133365646362305</text:p>
          </table:table-cell>
          <table:table-cell office:value-type="string" calcext:value-type="string">
            <text:p>2020-04-02 13:23:37</text:p>
          </table:table-cell>
          <table:table-cell office:value-type="float" office:value="-364.546000457389" calcext:value-type="float">
            <text:p>-364,546000457389</text:p>
          </table:table-cell>
          <table:table-cell office:value-type="float" office:value="63" calcext:value-type="float">
            <text:p>63</text:p>
          </table:table-cell>
          <table:table-cell office:value-type="float" office:value="-0.00497218107894115" calcext:value-type="float">
            <text:p>-0,004972181078941</text:p>
          </table:table-cell>
          <table:table-cell office:value-type="float" office:value="0.0000446253588782667" calcext:value-type="float">
            <text:p>4,46253588782667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54323059082031" calcext:value-type="float">
            <text:p>0,254323059082031</text:p>
          </table:table-cell>
          <table:table-cell office:value-type="string" calcext:value-type="string">
            <text:p>2020-04-02 13:26:43</text:p>
          </table:table-cell>
          <table:table-cell office:value-type="float" office:value="-288.286220066039" calcext:value-type="float">
            <text:p>-288,286220066039</text:p>
          </table:table-cell>
          <table:table-cell office:value-type="float" office:value="48" calcext:value-type="float">
            <text:p>48</text:p>
          </table:table-cell>
          <table:table-cell office:value-type="float" office:value="-0.00289413462924179" calcext:value-type="float">
            <text:p>-0,002894134629242</text:p>
          </table:table-cell>
          <table:table-cell office:value-type="float" office:value="0.000141741875728355" calcext:value-type="float">
            <text:p>0,0001417418757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2953094482422" calcext:value-type="float">
            <text:p>0,172953094482422</text:p>
          </table:table-cell>
          <table:table-cell office:value-type="string" calcext:value-type="string">
            <text:p>2020-04-02 13:29:35</text:p>
          </table:table-cell>
          <table:table-cell office:value-type="float" office:value="-277.888060140924" calcext:value-type="float">
            <text:p>-277,888060140924</text:p>
          </table:table-cell>
          <table:table-cell office:value-type="float" office:value="47" calcext:value-type="float">
            <text:p>47</text:p>
          </table:table-cell>
          <table:table-cell office:value-type="float" office:value="-0.0023568049788525" calcext:value-type="float">
            <text:p>-0,002356804978853</text:p>
          </table:table-cell>
          <table:table-cell office:value-type="float" office:value="0.000118964911734192" calcext:value-type="float">
            <text:p>0,0001189649117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65732841491699" calcext:value-type="float">
            <text:p>0,02657328414917</text:p>
          </table:table-cell>
          <table:table-cell office:value-type="string" calcext:value-type="string">
            <text:p>2020-04-02 13:34:38</text:p>
          </table:table-cell>
          <table:table-cell office:value-type="float" office:value="-345.185167608862" calcext:value-type="float">
            <text:p>-345,185167608862</text:p>
          </table:table-cell>
          <table:table-cell office:value-type="float" office:value="64" calcext:value-type="float">
            <text:p>64</text:p>
          </table:table-cell>
          <table:table-cell office:value-type="float" office:value="0.00333061292861947" calcext:value-type="float">
            <text:p>0,003330612928619</text:p>
          </table:table-cell>
          <table:table-cell office:value-type="float" office:value="0.0000105823824598796" calcext:value-type="float">
            <text:p>1,05823824598796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42205047607422" calcext:value-type="float">
            <text:p>0,084220504760742</text:p>
          </table:table-cell>
          <table:table-cell office:value-type="string" calcext:value-type="string">
            <text:p>2020-04-02 13:40:15</text:p>
          </table:table-cell>
          <table:table-cell office:value-type="float" office:value="-331.502764583703" calcext:value-type="float">
            <text:p>-331,502764583703</text:p>
          </table:table-cell>
          <table:table-cell office:value-type="float" office:value="59" calcext:value-type="float">
            <text:p>59</text:p>
          </table:table-cell>
          <table:table-cell office:value-type="float" office:value="-0.00746213045802757" calcext:value-type="float">
            <text:p>-0,007462130458028</text:p>
          </table:table-cell>
          <table:table-cell office:value-type="float" office:value="0.000027386363777143" calcext:value-type="float">
            <text:p>2,7386363777143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997231750488281" calcext:value-type="float">
            <text:p>0,099723175048828</text:p>
          </table:table-cell>
          <table:table-cell office:value-type="string" calcext:value-type="string">
            <text:p>2020-04-02 13:44:03</text:p>
          </table:table-cell>
          <table:table-cell office:value-type="float" office:value="-326.500786318581" calcext:value-type="float">
            <text:p>-326,500786318581</text:p>
          </table:table-cell>
          <table:table-cell office:value-type="float" office:value="57" calcext:value-type="float">
            <text:p>57</text:p>
          </table:table-cell>
          <table:table-cell office:value-type="float" office:value="0.000327346856085682" calcext:value-type="float">
            <text:p>0,000327346856086</text:p>
          </table:table-cell>
          <table:table-cell office:value-type="float" office:value="0.0000546487176024649" calcext:value-type="float">
            <text:p>5,46487176024649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878941955566406" calcext:value-type="float">
            <text:p>0,087894195556641</text:p>
          </table:table-cell>
          <table:table-cell office:value-type="string" calcext:value-type="string">
            <text:p>2020-04-02 13:46:43</text:p>
          </table:table-cell>
          <table:table-cell office:value-type="float" office:value="-209.065060367409" calcext:value-type="float">
            <text:p>-209,065060367409</text:p>
          </table:table-cell>
          <table:table-cell office:value-type="float" office:value="37" calcext:value-type="float">
            <text:p>37</text:p>
          </table:table-cell>
          <table:table-cell office:value-type="float" office:value="0.00419048049812631" calcext:value-type="float">
            <text:p>0,004190480498126</text:p>
          </table:table-cell>
          <table:table-cell office:value-type="float" office:value="0.000124440478212606" calcext:value-type="float">
            <text:p>0,0001244404782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1:24</text:p>
          </table:table-cell>
          <table:table-cell office:value-type="float" office:value="-228.935256550951" calcext:value-type="float">
            <text:p>-228,935256550951</text:p>
          </table:table-cell>
          <table:table-cell office:value-type="float" office:value="40" calcext:value-type="float">
            <text:p>40</text:p>
          </table:table-cell>
          <table:table-cell office:value-type="float" office:value="-0.543758218794419" calcext:value-type="float">
            <text:p>-0,543758218794419</text:p>
          </table:table-cell>
          <table:table-cell office:value-type="float" office:value="0.000148790234321936" calcext:value-type="float">
            <text:p>0,0001487902343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16600799560547" calcext:value-type="float">
            <text:p>0,061660079956055</text:p>
          </table:table-cell>
          <table:table-cell office:value-type="string" calcext:value-type="string">
            <text:p>2020-04-02 13:54:46</text:p>
          </table:table-cell>
          <table:table-cell office:value-type="float" office:value="-218.697706737404" calcext:value-type="float">
            <text:p>-218,697706737404</text:p>
          </table:table-cell>
          <table:table-cell office:value-type="float" office:value="41" calcext:value-type="float">
            <text:p>41</text:p>
          </table:table-cell>
          <table:table-cell office:value-type="float" office:value="-0.00413147714333428" calcext:value-type="float">
            <text:p>-0,004131477143334</text:p>
          </table:table-cell>
          <table:table-cell office:value-type="float" office:value="0.0000512182112413639" calcext:value-type="float">
            <text:p>5,12182112413639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65532531738281" calcext:value-type="float">
            <text:p>0,066553253173828</text:p>
          </table:table-cell>
          <table:table-cell office:value-type="string" calcext:value-type="string">
            <text:p>2020-04-02 13:57:36</text:p>
          </table:table-cell>
          <table:table-cell office:value-type="float" office:value="-227.734018786704" calcext:value-type="float">
            <text:p>-227,734018786704</text:p>
          </table:table-cell>
          <table:table-cell office:value-type="float" office:value="39" calcext:value-type="float">
            <text:p>39</text:p>
          </table:table-cell>
          <table:table-cell office:value-type="float" office:value="0.000180083320294959" calcext:value-type="float">
            <text:p>0,000180083320295</text:p>
          </table:table-cell>
          <table:table-cell office:value-type="float" office:value="0.000446143450769924" calcext:value-type="float">
            <text:p>0,00044614345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97996368408203" calcext:value-type="float">
            <text:p>0,08979963684082</text:p>
          </table:table-cell>
          <table:table-cell office:value-type="string" calcext:value-type="string">
            <text:p>2020-04-02 14:02:47</text:p>
          </table:table-cell>
          <table:table-cell office:value-type="float" office:value="-399.538424136303" calcext:value-type="float">
            <text:p>-399,538424136303</text:p>
          </table:table-cell>
          <table:table-cell office:value-type="float" office:value="64" calcext:value-type="float">
            <text:p>64</text:p>
          </table:table-cell>
          <table:table-cell office:value-type="float" office:value="0.0022264101755296" calcext:value-type="float">
            <text:p>0,00222641017553</text:p>
          </table:table-cell>
          <table:table-cell office:value-type="float" office:value="0.0000338869560725455" calcext:value-type="float">
            <text:p>3,38869560725455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1429229736328" calcext:value-type="float">
            <text:p>0,151429229736328</text:p>
          </table:table-cell>
          <table:table-cell office:value-type="string" calcext:value-type="string">
            <text:p>2020-04-02 14:07:00</text:p>
          </table:table-cell>
          <table:table-cell office:value-type="float" office:value="-328.925420802641" calcext:value-type="float">
            <text:p>-328,925420802641</text:p>
          </table:table-cell>
          <table:table-cell office:value-type="float" office:value="53" calcext:value-type="float">
            <text:p>53</text:p>
          </table:table-cell>
          <table:table-cell office:value-type="float" office:value="-0.00577725992798096" calcext:value-type="float">
            <text:p>-0,005777259927981</text:p>
          </table:table-cell>
          <table:table-cell office:value-type="float" office:value="0.0000809619089139995" calcext:value-type="float">
            <text:p>8,09619089139995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87023468017578" calcext:value-type="float">
            <text:p>0,078702346801758</text:p>
          </table:table-cell>
          <table:table-cell office:value-type="string" calcext:value-type="string">
            <text:p>2020-04-02 14:10:44</text:p>
          </table:table-cell>
          <table:table-cell office:value-type="float" office:value="-392.146491389907" calcext:value-type="float">
            <text:p>-392,146491389907</text:p>
          </table:table-cell>
          <table:table-cell office:value-type="float" office:value="62" calcext:value-type="float">
            <text:p>62</text:p>
          </table:table-cell>
          <table:table-cell office:value-type="float" office:value="-0.00218201339320556" calcext:value-type="float">
            <text:p>-0,002182013393206</text:p>
          </table:table-cell>
          <table:table-cell office:value-type="float" office:value="0.0000285237250412792" calcext:value-type="float">
            <text:p>2,85237250412792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836107635498047" calcext:value-type="float">
            <text:p>0,083610763549805</text:p>
          </table:table-cell>
          <table:table-cell office:value-type="string" calcext:value-type="string">
            <text:p>2020-04-02 14:15:39</text:p>
          </table:table-cell>
          <table:table-cell office:value-type="float" office:value="-315.556196825325" calcext:value-type="float">
            <text:p>-315,556196825325</text:p>
          </table:table-cell>
          <table:table-cell office:value-type="float" office:value="54" calcext:value-type="float">
            <text:p>54</text:p>
          </table:table-cell>
          <table:table-cell office:value-type="float" office:value="0.00129750046551837" calcext:value-type="float">
            <text:p>0,001297500465518</text:p>
          </table:table-cell>
          <table:table-cell office:value-type="float" office:value="0.0000594376290134305" calcext:value-type="float">
            <text:p>5,94376290134305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55774230957031" calcext:value-type="float">
            <text:p>0,075577423095703</text:p>
          </table:table-cell>
          <table:table-cell office:value-type="string" calcext:value-type="string">
            <text:p>2020-04-02 14:18:11</text:p>
          </table:table-cell>
          <table:table-cell office:value-type="float" office:value="-262.774434461537" calcext:value-type="float">
            <text:p>-262,774434461537</text:p>
          </table:table-cell>
          <table:table-cell office:value-type="float" office:value="44" calcext:value-type="float">
            <text:p>44</text:p>
          </table:table-cell>
          <table:table-cell office:value-type="float" office:value="0.00178233963298324" calcext:value-type="float">
            <text:p>0,001782339632983</text:p>
          </table:table-cell>
          <table:table-cell office:value-type="float" office:value="0.000107393868278847" calcext:value-type="float">
            <text:p>0,0001073938682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55857772827149" calcext:value-type="float">
            <text:p>0,045585777282715</text:p>
          </table:table-cell>
          <table:table-cell office:value-type="string" calcext:value-type="string">
            <text:p>2020-04-02 14:25:05</text:p>
          </table:table-cell>
          <table:table-cell office:value-type="float" office:value="-373.003734828855" calcext:value-type="float">
            <text:p>-373,003734828855</text:p>
          </table:table-cell>
          <table:table-cell office:value-type="float" office:value="71" calcext:value-type="float">
            <text:p>71</text:p>
          </table:table-cell>
          <table:table-cell office:value-type="float" office:value="0.00707806030247915" calcext:value-type="float">
            <text:p>0,007078060302479</text:p>
          </table:table-cell>
          <table:table-cell office:value-type="float" office:value="0.0000167607872641844" calcext:value-type="float">
            <text:p>1,67607872641844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17802001953125" calcext:value-type="float">
            <text:p>0,117802001953125</text:p>
          </table:table-cell>
          <table:table-cell office:value-type="string" calcext:value-type="string">
            <text:p>2020-04-02 14:26:44</text:p>
          </table:table-cell>
          <table:table-cell office:value-type="float" office:value="-290.002886621566" calcext:value-type="float">
            <text:p>-290,002886621566</text:p>
          </table:table-cell>
          <table:table-cell office:value-type="float" office:value="53" calcext:value-type="float">
            <text:p>53</text:p>
          </table:table-cell>
          <table:table-cell office:value-type="float" office:value="-0.0086141971221505" calcext:value-type="float">
            <text:p>-0,008614197122151</text:p>
          </table:table-cell>
          <table:table-cell office:value-type="float" office:value="0.00049081678882862" calcext:value-type="float">
            <text:p>0,0004908167888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73964347839356" calcext:value-type="float">
            <text:p>0,027396434783936</text:p>
          </table:table-cell>
          <table:table-cell office:value-type="string" calcext:value-type="string">
            <text:p>2020-04-02 14:30:22</text:p>
          </table:table-cell>
          <table:table-cell office:value-type="float" office:value="-249.663836574233" calcext:value-type="float">
            <text:p>-249,663836574233</text:p>
          </table:table-cell>
          <table:table-cell office:value-type="float" office:value="49" calcext:value-type="float">
            <text:p>49</text:p>
          </table:table-cell>
          <table:table-cell office:value-type="float" office:value="-0.0021461577033643" calcext:value-type="float">
            <text:p>-0,002146157703364</text:p>
          </table:table-cell>
          <table:table-cell office:value-type="float" office:value="0.000014945331172068" calcext:value-type="float">
            <text:p>1,4945331172068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05909606933594" calcext:value-type="float">
            <text:p>0,205909606933594</text:p>
          </table:table-cell>
          <table:table-cell office:value-type="string" calcext:value-type="string">
            <text:p>2020-04-02 14:34:40</text:p>
          </table:table-cell>
          <table:table-cell office:value-type="float" office:value="-219.094566413744" calcext:value-type="float">
            <text:p>-219,094566413744</text:p>
          </table:table-cell>
          <table:table-cell office:value-type="float" office:value="38" calcext:value-type="float">
            <text:p>38</text:p>
          </table:table-cell>
          <table:table-cell office:value-type="float" office:value="-0.0042172074383473" calcext:value-type="float">
            <text:p>-0,004217207438347</text:p>
          </table:table-cell>
          <table:table-cell office:value-type="float" office:value="0.000202893045276913" calcext:value-type="float">
            <text:p>0,0002028930452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4599884033203" calcext:value-type="float">
            <text:p>0,154599884033203</text:p>
          </table:table-cell>
          <table:table-cell office:value-type="string" calcext:value-type="string">
            <text:p>2020-04-02 14:38:53</text:p>
          </table:table-cell>
          <table:table-cell office:value-type="float" office:value="-263.136938250718" calcext:value-type="float">
            <text:p>-263,136938250718</text:p>
          </table:table-cell>
          <table:table-cell office:value-type="float" office:value="46" calcext:value-type="float">
            <text:p>46</text:p>
          </table:table-cell>
          <table:table-cell office:value-type="float" office:value="-0.00642521930325835" calcext:value-type="float">
            <text:p>-0,006425219303258</text:p>
          </table:table-cell>
          <table:table-cell office:value-type="float" office:value="0.000102438267097864" calcext:value-type="float">
            <text:p>0,0001024382670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2966384887695" calcext:value-type="float">
            <text:p>0,02529663848877</text:p>
          </table:table-cell>
          <table:table-cell office:value-type="string" calcext:value-type="string">
            <text:p>2020-04-02 14:44:15</text:p>
          </table:table-cell>
          <table:table-cell office:value-type="float" office:value="-425.750432198065" calcext:value-type="float">
            <text:p>-425,750432198065</text:p>
          </table:table-cell>
          <table:table-cell office:value-type="float" office:value="75" calcext:value-type="float">
            <text:p>75</text:p>
          </table:table-cell>
          <table:table-cell office:value-type="float" office:value="-0.00369292312395775" calcext:value-type="float">
            <text:p>-0,003692923123958</text:p>
          </table:table-cell>
          <table:table-cell office:value-type="float" office:value="0.0000118231534196887" calcext:value-type="float">
            <text:p>1,18231534196887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41638000488281" calcext:value-type="float">
            <text:p>0,341638000488281</text:p>
          </table:table-cell>
          <table:table-cell office:value-type="string" calcext:value-type="string">
            <text:p>2020-04-02 14:46:43</text:p>
          </table:table-cell>
          <table:table-cell office:value-type="float" office:value="-414.171347721213" calcext:value-type="float">
            <text:p>-414,171347721213</text:p>
          </table:table-cell>
          <table:table-cell office:value-type="float" office:value="70" calcext:value-type="float">
            <text:p>70</text:p>
          </table:table-cell>
          <table:table-cell office:value-type="float" office:value="-0.0000204176232815323" calcext:value-type="float">
            <text:p>-2,04176232815323E-05</text:p>
          </table:table-cell>
          <table:table-cell office:value-type="float" office:value="0.000112081614582895" calcext:value-type="float">
            <text:p>0,0001120816145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3397407531738" calcext:value-type="float">
            <text:p>0,039339740753174</text:p>
          </table:table-cell>
          <table:table-cell office:value-type="string" calcext:value-type="string">
            <text:p>2020-04-02 14:50:37</text:p>
          </table:table-cell>
          <table:table-cell office:value-type="float" office:value="-435.768269787314" calcext:value-type="float">
            <text:p>-435,768269787314</text:p>
          </table:table-cell>
          <table:table-cell office:value-type="float" office:value="76" calcext:value-type="float">
            <text:p>76</text:p>
          </table:table-cell>
          <table:table-cell office:value-type="float" office:value="-0.00199211628441986" calcext:value-type="float">
            <text:p>-0,00199211628442</text:p>
          </table:table-cell>
          <table:table-cell office:value-type="float" office:value="0.00000977988951094465" calcext:value-type="float">
            <text:p>9,77988951094465E-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356317520141602" calcext:value-type="float">
            <text:p>0,03563175201416</text:p>
          </table:table-cell>
          <table:table-cell office:value-type="string" calcext:value-type="string">
            <text:p>2020-04-02 14:56:33</text:p>
          </table:table-cell>
          <table:table-cell office:value-type="float" office:value="-328.522058461211" calcext:value-type="float">
            <text:p>-328,522058461211</text:p>
          </table:table-cell>
          <table:table-cell office:value-type="float" office:value="63" calcext:value-type="float">
            <text:p>63</text:p>
          </table:table-cell>
          <table:table-cell office:value-type="float" office:value="0.00104872877410234" calcext:value-type="float">
            <text:p>0,001048728774102</text:p>
          </table:table-cell>
          <table:table-cell office:value-type="float" office:value="0.0000151102278885031" calcext:value-type="float">
            <text:p>1,51102278885031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40080718994141" calcext:value-type="float">
            <text:p>0,044008071899414</text:p>
          </table:table-cell>
          <table:table-cell office:value-type="string" calcext:value-type="string">
            <text:p>2020-04-02 15:00:09</text:p>
          </table:table-cell>
          <table:table-cell office:value-type="float" office:value="-172.678315441096" calcext:value-type="float">
            <text:p>-172,678315441096</text:p>
          </table:table-cell>
          <table:table-cell office:value-type="float" office:value="32" calcext:value-type="float">
            <text:p>32</text:p>
          </table:table-cell>
          <table:table-cell office:value-type="float" office:value="0.0065186511501274" calcext:value-type="float">
            <text:p>0,006518651150127</text:p>
          </table:table-cell>
          <table:table-cell office:value-type="float" office:value="0.0000581165080099944" calcext:value-type="float">
            <text:p>5,81165080099944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54508422851562" calcext:value-type="float">
            <text:p>0,154508422851562</text:p>
          </table:table-cell>
          <table:table-cell office:value-type="string" calcext:value-type="string">
            <text:p>2020-04-02 15:02:48</text:p>
          </table:table-cell>
          <table:table-cell office:value-type="float" office:value="-121.829800798571" calcext:value-type="float">
            <text:p>-121,829800798571</text:p>
          </table:table-cell>
          <table:table-cell office:value-type="float" office:value="21" calcext:value-type="float">
            <text:p>21</text:p>
          </table:table-cell>
          <table:table-cell office:value-type="float" office:value="-0.00441150685444391" calcext:value-type="float">
            <text:p>-0,004411506854444</text:p>
          </table:table-cell>
          <table:table-cell office:value-type="float" office:value="0.000721562278854764" calcext:value-type="float">
            <text:p>0,0007215622788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29717559814453" calcext:value-type="float">
            <text:p>0,032971755981445</text:p>
          </table:table-cell>
          <table:table-cell office:value-type="string" calcext:value-type="string">
            <text:p>2020-04-02 15:06:29</text:p>
          </table:table-cell>
          <table:table-cell office:value-type="float" office:value="-192.532802941648" calcext:value-type="float">
            <text:p>-192,532802941648</text:p>
          </table:table-cell>
          <table:table-cell office:value-type="float" office:value="34" calcext:value-type="float">
            <text:p>34</text:p>
          </table:table-cell>
          <table:table-cell office:value-type="float" office:value="0.00563249440410829" calcext:value-type="float">
            <text:p>0,005632494404108</text:p>
          </table:table-cell>
          <table:table-cell office:value-type="float" office:value="0.0000702604189461345" calcext:value-type="float">
            <text:p>7,02604189461345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622698211669922" calcext:value-type="float">
            <text:p>0,062269821166992</text:p>
          </table:table-cell>
          <table:table-cell office:value-type="string" calcext:value-type="string">
            <text:p>2020-04-02 15:10:46</text:p>
          </table:table-cell>
          <table:table-cell office:value-type="float" office:value="-273.398008297259" calcext:value-type="float">
            <text:p>-273,398008297259</text:p>
          </table:table-cell>
          <table:table-cell office:value-type="float" office:value="50" calcext:value-type="float">
            <text:p>50</text:p>
          </table:table-cell>
          <table:table-cell office:value-type="float" office:value="0.00280908926703471" calcext:value-type="float">
            <text:p>0,002809089267035</text:p>
          </table:table-cell>
          <table:table-cell office:value-type="float" office:value="0.0000378044712776482" calcext:value-type="float">
            <text:p>3,78044712776482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38851470947266" calcext:value-type="float">
            <text:p>0,083885147094727</text:p>
          </table:table-cell>
          <table:table-cell office:value-type="string" calcext:value-type="string">
            <text:p>2020-04-02 15:16:01</text:p>
          </table:table-cell>
          <table:table-cell office:value-type="float" office:value="-320.328278933971" calcext:value-type="float">
            <text:p>-320,328278933971</text:p>
          </table:table-cell>
          <table:table-cell office:value-type="float" office:value="59" calcext:value-type="float">
            <text:p>59</text:p>
          </table:table-cell>
          <table:table-cell office:value-type="float" office:value="0.00201602256203026" calcext:value-type="float">
            <text:p>0,00201602256203</text:p>
          </table:table-cell>
          <table:table-cell office:value-type="float" office:value="0.0000470911387641984" calcext:value-type="float">
            <text:p>4,70911387641984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53563323974609" calcext:value-type="float">
            <text:p>0,153563323974609</text:p>
          </table:table-cell>
          <table:table-cell office:value-type="string" calcext:value-type="string">
            <text:p>2020-04-02 15:19:43</text:p>
          </table:table-cell>
          <table:table-cell office:value-type="float" office:value="-233.72836621346" calcext:value-type="float">
            <text:p>-233,72836621346</text:p>
          </table:table-cell>
          <table:table-cell office:value-type="float" office:value="41" calcext:value-type="float">
            <text:p>41</text:p>
          </table:table-cell>
          <table:table-cell office:value-type="float" office:value="-0.00523391753427307" calcext:value-type="float">
            <text:p>-0,005233917534273</text:p>
          </table:table-cell>
          <table:table-cell office:value-type="float" office:value="0.000144886478259932" calcext:value-type="float">
            <text:p>0,000144886478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3:11</text:p>
          </table:table-cell>
          <table:table-cell office:value-type="float" office:value="-208.017869467329" calcext:value-type="float">
            <text:p>-208,017869467329</text:p>
          </table:table-cell>
          <table:table-cell office:value-type="float" office:value="37" calcext:value-type="float">
            <text:p>37</text:p>
          </table:table-cell>
          <table:table-cell office:value-type="float" office:value="-11.7676717718468" calcext:value-type="float">
            <text:p>-11,7676717718468</text:p>
          </table:table-cell>
          <table:table-cell office:value-type="float" office:value="0.000153125241335021" calcext:value-type="float">
            <text:p>0,0001531252413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81380920410157" calcext:value-type="float">
            <text:p>0,088138092041016</text:p>
          </table:table-cell>
          <table:table-cell office:value-type="string" calcext:value-type="string">
            <text:p>2020-04-02 15:26:51</text:p>
          </table:table-cell>
          <table:table-cell office:value-type="float" office:value="-186.107494499025" calcext:value-type="float">
            <text:p>-186,107494499025</text:p>
          </table:table-cell>
          <table:table-cell office:value-type="float" office:value="35" calcext:value-type="float">
            <text:p>35</text:p>
          </table:table-cell>
          <table:table-cell office:value-type="float" office:value="-0.00866630300428824" calcext:value-type="float">
            <text:p>-0,008666303004288</text:p>
          </table:table-cell>
          <table:table-cell office:value-type="float" office:value="0.0000996649871000709" calcext:value-type="float">
            <text:p>9,96649871000709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765682525634766" calcext:value-type="float">
            <text:p>0,076568252563477</text:p>
          </table:table-cell>
          <table:table-cell office:value-type="string" calcext:value-type="string">
            <text:p>2020-04-02 15:30:50</text:p>
          </table:table-cell>
          <table:table-cell office:value-type="float" office:value="-367.168747440445" calcext:value-type="float">
            <text:p>-367,168747440445</text:p>
          </table:table-cell>
          <table:table-cell office:value-type="float" office:value="54" calcext:value-type="float">
            <text:p>54</text:p>
          </table:table-cell>
          <table:table-cell office:value-type="float" office:value="-0.00397677642985217" calcext:value-type="float">
            <text:p>-0,003976776429852</text:p>
          </table:table-cell>
          <table:table-cell office:value-type="float" office:value="0.000037143566225593" calcext:value-type="float">
            <text:p>3,7143566225593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8685638427734" calcext:value-type="float">
            <text:p>0,138685638427734</text:p>
          </table:table-cell>
          <table:table-cell office:value-type="string" calcext:value-type="string">
            <text:p>2020-04-02 15:36:17</text:p>
          </table:table-cell>
          <table:table-cell office:value-type="float" office:value="-336.128789017618" calcext:value-type="float">
            <text:p>-336,128789017618</text:p>
          </table:table-cell>
          <table:table-cell office:value-type="float" office:value="53" calcext:value-type="float">
            <text:p>53</text:p>
          </table:table-cell>
          <table:table-cell office:value-type="float" office:value="0.0080594550793507" calcext:value-type="float">
            <text:p>0,008059455079351</text:p>
          </table:table-cell>
          <table:table-cell office:value-type="float" office:value="0.0000628220483272083" calcext:value-type="float">
            <text:p>6,28220483272083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24079895019531" calcext:value-type="float">
            <text:p>0,224079895019531</text:p>
          </table:table-cell>
          <table:table-cell office:value-type="string" calcext:value-type="string">
            <text:p>2020-04-02 15:39:30</text:p>
          </table:table-cell>
          <table:table-cell office:value-type="float" office:value="-324.793094249969" calcext:value-type="float">
            <text:p>-324,793094249969</text:p>
          </table:table-cell>
          <table:table-cell office:value-type="float" office:value="54" calcext:value-type="float">
            <text:p>54</text:p>
          </table:table-cell>
          <table:table-cell office:value-type="float" office:value="0.00302978027096734" calcext:value-type="float">
            <text:p>0,003029780270967</text:p>
          </table:table-cell>
          <table:table-cell office:value-type="float" office:value="0.000128512072743081" calcext:value-type="float">
            <text:p>0,0001285120727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78410873413086" calcext:value-type="float">
            <text:p>0,077841087341309</text:p>
          </table:table-cell>
          <table:table-cell office:value-type="string" calcext:value-type="string">
            <text:p>2020-04-02 15:44:52</text:p>
          </table:table-cell>
          <table:table-cell office:value-type="float" office:value="-570.537593440645" calcext:value-type="float">
            <text:p>-570,537593440645</text:p>
          </table:table-cell>
          <table:table-cell office:value-type="float" office:value="101" calcext:value-type="float">
            <text:p>101</text:p>
          </table:table-cell>
          <table:table-cell office:value-type="float" office:value="-0.00410510137500686" calcext:value-type="float">
            <text:p>-0,004105101375007</text:p>
          </table:table-cell>
          <table:table-cell office:value-type="float" office:value="0.00000919017791382708" calcext:value-type="float">
            <text:p>9,19017791382708E-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259368667602539" calcext:value-type="float">
            <text:p>0,025936866760254</text:p>
          </table:table-cell>
          <table:table-cell office:value-type="string" calcext:value-type="string">
            <text:p>2020-04-02 15:48:18</text:p>
          </table:table-cell>
          <table:table-cell office:value-type="float" office:value="-294.027791691561" calcext:value-type="float">
            <text:p>-294,027791691561</text:p>
          </table:table-cell>
          <table:table-cell office:value-type="float" office:value="51" calcext:value-type="float">
            <text:p>51</text:p>
          </table:table-cell>
          <table:table-cell office:value-type="float" office:value="0.000957682026828" calcext:value-type="float">
            <text:p>0,000957682026828</text:p>
          </table:table-cell>
          <table:table-cell office:value-type="float" office:value="0.0000205022757986539" calcext:value-type="float">
            <text:p>2,05022757986539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04966949462891" calcext:value-type="float">
            <text:p>0,104966949462891</text:p>
          </table:table-cell>
          <table:table-cell office:value-type="string" calcext:value-type="string">
            <text:p>2020-04-02 15:52:16</text:p>
          </table:table-cell>
          <table:table-cell office:value-type="float" office:value="-258.210221478704" calcext:value-type="float">
            <text:p>-258,210221478704</text:p>
          </table:table-cell>
          <table:table-cell office:value-type="float" office:value="47" calcext:value-type="float">
            <text:p>47</text:p>
          </table:table-cell>
          <table:table-cell office:value-type="float" office:value="-0.00485367915918866" calcext:value-type="float">
            <text:p>-0,004853679159189</text:p>
          </table:table-cell>
          <table:table-cell office:value-type="float" office:value="0.000071148065469214" calcext:value-type="float">
            <text:p>7,1148065469214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08369293212891" calcext:value-type="float">
            <text:p>0,060836929321289</text:p>
          </table:table-cell>
          <table:table-cell office:value-type="string" calcext:value-type="string">
            <text:p>2020-04-02 15:56:47</text:p>
          </table:table-cell>
          <table:table-cell office:value-type="float" office:value="-329.781809160849" calcext:value-type="float">
            <text:p>-329,781809160849</text:p>
          </table:table-cell>
          <table:table-cell office:value-type="float" office:value="59" calcext:value-type="float">
            <text:p>59</text:p>
          </table:table-cell>
          <table:table-cell office:value-type="float" office:value="0.00900878065929105" calcext:value-type="float">
            <text:p>0,009008780659291</text:p>
          </table:table-cell>
          <table:table-cell office:value-type="float" office:value="0.0000277486866550728" calcext:value-type="float">
            <text:p>2,77486866550728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10203399658203" calcext:value-type="float">
            <text:p>0,04102033996582</text:p>
          </table:table-cell>
          <table:table-cell office:value-type="string" calcext:value-type="string">
            <text:p>2020-04-02 15:59:57</text:p>
          </table:table-cell>
          <table:table-cell office:value-type="float" office:value="-219.723646635758" calcext:value-type="float">
            <text:p>-219,723646635758</text:p>
          </table:table-cell>
          <table:table-cell office:value-type="float" office:value="41" calcext:value-type="float">
            <text:p>41</text:p>
          </table:table-cell>
          <table:table-cell office:value-type="float" office:value="-0.00338905916434129" calcext:value-type="float">
            <text:p>-0,003389059164341</text:p>
          </table:table-cell>
          <table:table-cell office:value-type="float" office:value="0.0000393198022897669" calcext:value-type="float">
            <text:p>3,93198022897669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44794006347656" calcext:value-type="float">
            <text:p>0,094479400634766</text:p>
          </table:table-cell>
          <table:table-cell office:value-type="string" calcext:value-type="string">
            <text:p>2020-04-02 16:04:07</text:p>
          </table:table-cell>
          <table:table-cell office:value-type="float" office:value="-218.55169902615" calcext:value-type="float">
            <text:p>-218,55169902615</text:p>
          </table:table-cell>
          <table:table-cell office:value-type="float" office:value="43" calcext:value-type="float">
            <text:p>43</text:p>
          </table:table-cell>
          <table:table-cell office:value-type="float" office:value="0.00271920613978438" calcext:value-type="float">
            <text:p>0,002719206139784</text:p>
          </table:table-cell>
          <table:table-cell office:value-type="float" office:value="0.0000971541394730534" calcext:value-type="float">
            <text:p>9,71541394730534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280404739379883" calcext:value-type="float">
            <text:p>0,028040473937988</text:p>
          </table:table-cell>
          <table:table-cell office:value-type="string" calcext:value-type="string">
            <text:p>2020-04-02 16:06:54</text:p>
          </table:table-cell>
          <table:table-cell office:value-type="float" office:value="-261.581012498739" calcext:value-type="float">
            <text:p>-261,581012498739</text:p>
          </table:table-cell>
          <table:table-cell office:value-type="float" office:value="50" calcext:value-type="float">
            <text:p>50</text:p>
          </table:table-cell>
          <table:table-cell office:value-type="float" office:value="0.0050521893869242" calcext:value-type="float">
            <text:p>0,005052189386924</text:p>
          </table:table-cell>
          <table:table-cell office:value-type="float" office:value="0.0000187960017551155" calcext:value-type="float">
            <text:p>1,87960017551155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18884292602539" calcext:value-type="float">
            <text:p>0,118884292602539</text:p>
          </table:table-cell>
          <table:table-cell office:value-type="string" calcext:value-type="string">
            <text:p>2020-04-02 16:10:50</text:p>
          </table:table-cell>
          <table:table-cell office:value-type="float" office:value="-378.174408793073" calcext:value-type="float">
            <text:p>-378,174408793073</text:p>
          </table:table-cell>
          <table:table-cell office:value-type="float" office:value="69" calcext:value-type="float">
            <text:p>69</text:p>
          </table:table-cell>
          <table:table-cell office:value-type="float" office:value="0.00433453543748086" calcext:value-type="float">
            <text:p>0,004334535437481</text:p>
          </table:table-cell>
          <table:table-cell office:value-type="float" office:value="0.0000424786081950675" calcext:value-type="float">
            <text:p>4,24786081950675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640609359741211" calcext:value-type="float">
            <text:p>0,064060935974121</text:p>
          </table:table-cell>
          <table:table-cell office:value-type="string" calcext:value-type="string">
            <text:p>2020-04-02 16:15:32</text:p>
          </table:table-cell>
          <table:table-cell office:value-type="float" office:value="-509.125589363582" calcext:value-type="float">
            <text:p>-509,125589363582</text:p>
          </table:table-cell>
          <table:table-cell office:value-type="float" office:value="94" calcext:value-type="float">
            <text:p>94</text:p>
          </table:table-cell>
          <table:table-cell office:value-type="float" office:value="-0.00504186623625384" calcext:value-type="float">
            <text:p>-0,005041866236254</text:p>
          </table:table-cell>
          <table:table-cell office:value-type="float" office:value="0.0000142285615539368" calcext:value-type="float">
            <text:p>1,42285615539368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11536911010742" calcext:value-type="float">
            <text:p>0,111536911010742</text:p>
          </table:table-cell>
          <table:table-cell office:value-type="string" calcext:value-type="string">
            <text:p>2020-04-02 16:18:29</text:p>
          </table:table-cell>
          <table:table-cell office:value-type="float" office:value="-556.643873693932" calcext:value-type="float">
            <text:p>-556,643873693932</text:p>
          </table:table-cell>
          <table:table-cell office:value-type="float" office:value="97" calcext:value-type="float">
            <text:p>97</text:p>
          </table:table-cell>
          <table:table-cell office:value-type="float" office:value="0.0050219498180637" calcext:value-type="float">
            <text:p>0,005021949818064</text:p>
          </table:table-cell>
          <table:table-cell office:value-type="float" office:value="0.000025745279940965" calcext:value-type="float">
            <text:p>2,5745279940965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47776260375977" calcext:value-type="float">
            <text:p>0,054777626037598</text:p>
          </table:table-cell>
          <table:table-cell office:value-type="string" calcext:value-type="string">
            <text:p>2020-04-02 16:22:41</text:p>
          </table:table-cell>
          <table:table-cell office:value-type="float" office:value="-494.489998198117" calcext:value-type="float">
            <text:p>-494,489998198117</text:p>
          </table:table-cell>
          <table:table-cell office:value-type="float" office:value="92" calcext:value-type="float">
            <text:p>92</text:p>
          </table:table-cell>
          <table:table-cell office:value-type="float" office:value="0.00367726658865353" calcext:value-type="float">
            <text:p>0,003677266588654</text:p>
          </table:table-cell>
          <table:table-cell office:value-type="float" office:value="0.000010438143894155" calcext:value-type="float">
            <text:p>1,0438143894155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06814155578613" calcext:value-type="float">
            <text:p>0,030681415557861</text:p>
          </table:table-cell>
          <table:table-cell office:value-type="string" calcext:value-type="string">
            <text:p>2020-04-02 16:26:38</text:p>
          </table:table-cell>
          <table:table-cell office:value-type="float" office:value="-450.287115632042" calcext:value-type="float">
            <text:p>-450,287115632042</text:p>
          </table:table-cell>
          <table:table-cell office:value-type="float" office:value="80" calcext:value-type="float">
            <text:p>80</text:p>
          </table:table-cell>
          <table:table-cell office:value-type="float" office:value="-0.00482311431469285" calcext:value-type="float">
            <text:p>-0,004823114314693</text:p>
          </table:table-cell>
          <table:table-cell office:value-type="float" office:value="0.0000075748774346386" calcext:value-type="float">
            <text:p>7,5748774346386E-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45255599975586" calcext:value-type="float">
            <text:p>0,145255599975586</text:p>
          </table:table-cell>
          <table:table-cell office:value-type="string" calcext:value-type="string">
            <text:p>2020-04-02 16:31:06</text:p>
          </table:table-cell>
          <table:table-cell office:value-type="float" office:value="-437.705908829767" calcext:value-type="float">
            <text:p>-437,705908829767</text:p>
          </table:table-cell>
          <table:table-cell office:value-type="float" office:value="73" calcext:value-type="float">
            <text:p>73</text:p>
          </table:table-cell>
          <table:table-cell office:value-type="float" office:value="-0.00384631680763534" calcext:value-type="float">
            <text:p>-0,003846316807635</text:p>
          </table:table-cell>
          <table:table-cell office:value-type="float" office:value="0.0000467136705770653" calcext:value-type="float">
            <text:p>4,67136705770653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82708953857422" calcext:value-type="float">
            <text:p>0,182708953857422</text:p>
          </table:table-cell>
          <table:table-cell office:value-type="string" calcext:value-type="string">
            <text:p>2020-04-02 16:34:34</text:p>
          </table:table-cell>
          <table:table-cell office:value-type="float" office:value="-446.94432184596" calcext:value-type="float">
            <text:p>-446,94432184596</text:p>
          </table:table-cell>
          <table:table-cell office:value-type="float" office:value="76" calcext:value-type="float">
            <text:p>76</text:p>
          </table:table-cell>
          <table:table-cell office:value-type="float" office:value="-0.00652225090967362" calcext:value-type="float">
            <text:p>-0,006522250909674</text:p>
          </table:table-cell>
          <table:table-cell office:value-type="float" office:value="0.0000527518494619229" calcext:value-type="float">
            <text:p>5,27518494619229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4280258178711" calcext:value-type="float">
            <text:p>0,134280258178711</text:p>
          </table:table-cell>
          <table:table-cell office:value-type="string" calcext:value-type="string">
            <text:p>2020-04-02 16:39:20</text:p>
          </table:table-cell>
          <table:table-cell office:value-type="float" office:value="-411.746685174999" calcext:value-type="float">
            <text:p>-411,746685174999</text:p>
          </table:table-cell>
          <table:table-cell office:value-type="float" office:value="73" calcext:value-type="float">
            <text:p>73</text:p>
          </table:table-cell>
          <table:table-cell office:value-type="float" office:value="0.00221042738982225" calcext:value-type="float">
            <text:p>0,002210427389822</text:p>
          </table:table-cell>
          <table:table-cell office:value-type="float" office:value="0.0000391414414475535" calcext:value-type="float">
            <text:p>3,91414414475535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41747741699219" calcext:value-type="float">
            <text:p>0,084174774169922</text:p>
          </table:table-cell>
          <table:table-cell office:value-type="string" calcext:value-type="string">
            <text:p>2020-04-02 16:41:40</text:p>
          </table:table-cell>
          <table:table-cell office:value-type="float" office:value="-280.50259077714" calcext:value-type="float">
            <text:p>-280,50259077714</text:p>
          </table:table-cell>
          <table:table-cell office:value-type="float" office:value="45" calcext:value-type="float">
            <text:p>45</text:p>
          </table:table-cell>
          <table:table-cell office:value-type="float" office:value="-0.00303108194835376" calcext:value-type="float">
            <text:p>-0,003031081948354</text:p>
          </table:table-cell>
          <table:table-cell office:value-type="float" office:value="0.000076257713971973" calcext:value-type="float">
            <text:p>7,6257713971973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99629272460938" calcext:value-type="float">
            <text:p>0,199629272460938</text:p>
          </table:table-cell>
          <table:table-cell office:value-type="string" calcext:value-type="string">
            <text:p>2020-04-02 16:43:41</text:p>
          </table:table-cell>
          <table:table-cell office:value-type="float" office:value="-314.777898314762" calcext:value-type="float">
            <text:p>-314,777898314762</text:p>
          </table:table-cell>
          <table:table-cell office:value-type="float" office:value="58" calcext:value-type="float">
            <text:p>58</text:p>
          </table:table-cell>
          <table:table-cell office:value-type="float" office:value="-0.00555128665140359" calcext:value-type="float">
            <text:p>-0,005551286651404</text:p>
          </table:table-cell>
          <table:table-cell office:value-type="float" office:value="0.000268078294079913" calcext:value-type="float">
            <text:p>0,000268078294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89545974731445" calcext:value-type="float">
            <text:p>0,048954597473145</text:p>
          </table:table-cell>
          <table:table-cell office:value-type="string" calcext:value-type="string">
            <text:p>2020-04-02 16:46:41</text:p>
          </table:table-cell>
          <table:table-cell office:value-type="float" office:value="-439.115301060397" calcext:value-type="float">
            <text:p>-439,115301060397</text:p>
          </table:table-cell>
          <table:table-cell office:value-type="float" office:value="81" calcext:value-type="float">
            <text:p>81</text:p>
          </table:table-cell>
          <table:table-cell office:value-type="float" office:value="0.00536117601760777" calcext:value-type="float">
            <text:p>0,005361176017608</text:p>
          </table:table-cell>
          <table:table-cell office:value-type="float" office:value="0.0000153470521731407" calcext:value-type="float">
            <text:p>1,53470521731407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26049346923828" calcext:value-type="float">
            <text:p>0,072604934692383</text:p>
          </table:table-cell>
          <table:table-cell office:value-type="string" calcext:value-type="string">
            <text:p>2020-04-02 16:49:11</text:p>
          </table:table-cell>
          <table:table-cell office:value-type="float" office:value="-399.80244792006" calcext:value-type="float">
            <text:p>-399,80244792006</text:p>
          </table:table-cell>
          <table:table-cell office:value-type="float" office:value="70" calcext:value-type="float">
            <text:p>70</text:p>
          </table:table-cell>
          <table:table-cell office:value-type="float" office:value="-0.00092526436921917" calcext:value-type="float">
            <text:p>-0,000925264369219</text:p>
          </table:table-cell>
          <table:table-cell office:value-type="float" office:value="0.0000372589022448771" calcext:value-type="float">
            <text:p>3,72589022448771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54658416748047" calcext:value-type="float">
            <text:p>0,254658416748047</text:p>
          </table:table-cell>
          <table:table-cell office:value-type="string" calcext:value-type="string">
            <text:p>2020-04-02 16:52:44</text:p>
          </table:table-cell>
          <table:table-cell office:value-type="float" office:value="-438.88152267505" calcext:value-type="float">
            <text:p>-438,88152267505</text:p>
          </table:table-cell>
          <table:table-cell office:value-type="float" office:value="76" calcext:value-type="float">
            <text:p>76</text:p>
          </table:table-cell>
          <table:table-cell office:value-type="float" office:value="-0.00765410578280057" calcext:value-type="float">
            <text:p>-0,007654105782801</text:p>
          </table:table-cell>
          <table:table-cell office:value-type="float" office:value="0.0000609850774823197" calcext:value-type="float">
            <text:p>6,09850774823197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96151306152344" calcext:value-type="float">
            <text:p>0,296151306152344</text:p>
          </table:table-cell>
          <table:table-cell office:value-type="string" calcext:value-type="string">
            <text:p>2020-04-02 16:54:30</text:p>
          </table:table-cell>
          <table:table-cell office:value-type="float" office:value="-422.742288483305" calcext:value-type="float">
            <text:p>-422,742288483305</text:p>
          </table:table-cell>
          <table:table-cell office:value-type="float" office:value="73" calcext:value-type="float">
            <text:p>73</text:p>
          </table:table-cell>
          <table:table-cell office:value-type="float" office:value="0.00268452729147205" calcext:value-type="float">
            <text:p>0,002684527291472</text:p>
          </table:table-cell>
          <table:table-cell office:value-type="float" office:value="0.000102469132961613" calcext:value-type="float">
            <text:p>0,0001024691329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16153259277344" calcext:value-type="float">
            <text:p>0,216153259277344</text:p>
          </table:table-cell>
          <table:table-cell office:value-type="string" calcext:value-type="string">
            <text:p>2020-04-02 16:56:12</text:p>
          </table:table-cell>
          <table:table-cell office:value-type="float" office:value="-445.765221351718" calcext:value-type="float">
            <text:p>-445,765221351718</text:p>
          </table:table-cell>
          <table:table-cell office:value-type="float" office:value="75" calcext:value-type="float">
            <text:p>75</text:p>
          </table:table-cell>
          <table:table-cell office:value-type="float" office:value="-0.00671071600835097" calcext:value-type="float">
            <text:p>-0,006710716008351</text:p>
          </table:table-cell>
          <table:table-cell office:value-type="float" office:value="0.000104404263485341" calcext:value-type="float">
            <text:p>0,0001044042634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37097869873047" calcext:value-type="float">
            <text:p>0,237097869873047</text:p>
          </table:table-cell>
          <table:table-cell office:value-type="string" calcext:value-type="string">
            <text:p>2020-04-02 16:58:28</text:p>
          </table:table-cell>
          <table:table-cell office:value-type="float" office:value="-380.767985331898" calcext:value-type="float">
            <text:p>-380,767985331898</text:p>
          </table:table-cell>
          <table:table-cell office:value-type="float" office:value="66" calcext:value-type="float">
            <text:p>66</text:p>
          </table:table-cell>
          <table:table-cell office:value-type="float" office:value="0.00419156617953309" calcext:value-type="float">
            <text:p>0,004191566179533</text:p>
          </table:table-cell>
          <table:table-cell office:value-type="float" office:value="0.0000772688176754107" calcext:value-type="float">
            <text:p>7,72688176754107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9598052978516" calcext:value-type="float">
            <text:p>0,229598052978516</text:p>
          </table:table-cell>
          <table:table-cell office:value-type="string" calcext:value-type="string">
            <text:p>2020-04-02 17:01:33</text:p>
          </table:table-cell>
          <table:table-cell office:value-type="float" office:value="-458.083287144178" calcext:value-type="float">
            <text:p>-458,083287144178</text:p>
          </table:table-cell>
          <table:table-cell office:value-type="float" office:value="81" calcext:value-type="float">
            <text:p>81</text:p>
          </table:table-cell>
          <table:table-cell office:value-type="float" office:value="0.0062714656886349" calcext:value-type="float">
            <text:p>0,006271465688635</text:p>
          </table:table-cell>
          <table:table-cell office:value-type="float" office:value="0.0000475082541413566" calcext:value-type="float">
            <text:p>4,75082541413566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763472213745117" calcext:value-type="float">
            <text:p>0,076347221374512</text:p>
          </table:table-cell>
          <table:table-cell office:value-type="string" calcext:value-type="string">
            <text:p>2020-04-02 17:05:08</text:p>
          </table:table-cell>
          <table:table-cell office:value-type="float" office:value="-589.577888303922" calcext:value-type="float">
            <text:p>-589,577888303922</text:p>
          </table:table-cell>
          <table:table-cell office:value-type="float" office:value="103" calcext:value-type="float">
            <text:p>103</text:p>
          </table:table-cell>
          <table:table-cell office:value-type="float" office:value="0.00528017114446677" calcext:value-type="float">
            <text:p>0,005280171144467</text:p>
          </table:table-cell>
          <table:table-cell office:value-type="float" office:value="0.0000149439083003192" calcext:value-type="float">
            <text:p>1,49439083003192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2647491455078" calcext:value-type="float">
            <text:p>0,202647491455078</text:p>
          </table:table-cell>
          <table:table-cell office:value-type="string" calcext:value-type="string">
            <text:p>2020-04-02 17:08:04</text:p>
          </table:table-cell>
          <table:table-cell office:value-type="float" office:value="-507.548459876666" calcext:value-type="float">
            <text:p>-507,548459876666</text:p>
          </table:table-cell>
          <table:table-cell office:value-type="float" office:value="90" calcext:value-type="float">
            <text:p>90</text:p>
          </table:table-cell>
          <table:table-cell office:value-type="float" office:value="0.00638988200844209" calcext:value-type="float">
            <text:p>0,006389882008442</text:p>
          </table:table-cell>
          <table:table-cell office:value-type="float" office:value="0.0000511349202463804" calcext:value-type="float">
            <text:p>5,11349202463804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77404205322266" calcext:value-type="float">
            <text:p>0,177404205322266</text:p>
          </table:table-cell>
          <table:table-cell office:value-type="string" calcext:value-type="string">
            <text:p>2020-04-02 17:09:35</text:p>
          </table:table-cell>
          <table:table-cell office:value-type="float" office:value="-581.088188216523" calcext:value-type="float">
            <text:p>-581,088188216523</text:p>
          </table:table-cell>
          <table:table-cell office:value-type="float" office:value="103" calcext:value-type="float">
            <text:p>103</text:p>
          </table:table-cell>
          <table:table-cell office:value-type="float" office:value="0.0025976486570061" calcext:value-type="float">
            <text:p>0,002597648657006</text:p>
          </table:table-cell>
          <table:table-cell office:value-type="float" office:value="0.0000525564876517514" calcext:value-type="float">
            <text:p>5,25564876517514E-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02146896362305" calcext:value-type="float">
            <text:p>0,102146896362305</text:p>
          </table:table-cell>
          <table:table-cell office:value-type="string" calcext:value-type="string">
            <text:p>2020-04-02 17:11:45</text:p>
          </table:table-cell>
          <table:table-cell office:value-type="float" office:value="-569.729953677642" calcext:value-type="float">
            <text:p>-569,729953677642</text:p>
          </table:table-cell>
          <table:table-cell office:value-type="float" office:value="102" calcext:value-type="float">
            <text:p>102</text:p>
          </table:table-cell>
          <table:table-cell office:value-type="float" office:value="-0.00532417138190944" calcext:value-type="float">
            <text:p>-0,005324171381909</text:p>
          </table:table-cell>
          <table:table-cell office:value-type="float" office:value="0.0000231671206494757" calcext:value-type="float">
            <text:p>2,31671206494757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4:00</text:p>
          </table:table-cell>
          <table:table-cell office:value-type="float" office:value="-460.077239212774" calcext:value-type="float">
            <text:p>-460,077239212774</text:p>
          </table:table-cell>
          <table:table-cell office:value-type="float" office:value="84" calcext:value-type="float">
            <text:p>84</text:p>
          </table:table-cell>
          <table:table-cell office:value-type="float" office:value="-18.220398445657" calcext:value-type="float">
            <text:p>-18,220398445657</text:p>
          </table:table-cell>
          <table:table-cell office:value-type="float" office:value="0.000130461706311272" calcext:value-type="float">
            <text:p>0,0001304617063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66289825439453" calcext:value-type="float">
            <text:p>0,086628982543945</text:p>
          </table:table-cell>
          <table:table-cell office:value-type="string" calcext:value-type="string">
            <text:p>2020-04-02 17:16:43</text:p>
          </table:table-cell>
          <table:table-cell office:value-type="float" office:value="-559.476842822658" calcext:value-type="float">
            <text:p>-559,476842822658</text:p>
          </table:table-cell>
          <table:table-cell office:value-type="float" office:value="103" calcext:value-type="float">
            <text:p>103</text:p>
          </table:table-cell>
          <table:table-cell office:value-type="float" office:value="-0.000508906550231503" calcext:value-type="float">
            <text:p>-0,000508906550232</text:p>
          </table:table-cell>
          <table:table-cell office:value-type="float" office:value="0.0000213179201655103" calcext:value-type="float">
            <text:p>2,13179201655103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62636260986328" calcext:value-type="float">
            <text:p>0,066263626098633</text:p>
          </table:table-cell>
          <table:table-cell office:value-type="string" calcext:value-type="string">
            <text:p>2020-04-02 17:18:55</text:p>
          </table:table-cell>
          <table:table-cell office:value-type="float" office:value="-496.131430047539" calcext:value-type="float">
            <text:p>-496,131430047539</text:p>
          </table:table-cell>
          <table:table-cell office:value-type="float" office:value="92" calcext:value-type="float">
            <text:p>92</text:p>
          </table:table-cell>
          <table:table-cell office:value-type="float" office:value="0.00777116697612623" calcext:value-type="float">
            <text:p>0,007771166976126</text:p>
          </table:table-cell>
          <table:table-cell office:value-type="float" office:value="0.0000180682714577976" calcext:value-type="float">
            <text:p>1,80682714577976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682757720947266" calcext:value-type="float">
            <text:p>0,068275772094727</text:p>
          </table:table-cell>
          <table:table-cell office:value-type="string" calcext:value-type="string">
            <text:p>2020-04-02 17:21:58</text:p>
          </table:table-cell>
          <table:table-cell office:value-type="float" office:value="-514.981146592826" calcext:value-type="float">
            <text:p>-514,981146592826</text:p>
          </table:table-cell>
          <table:table-cell office:value-type="float" office:value="96" calcext:value-type="float">
            <text:p>96</text:p>
          </table:table-cell>
          <table:table-cell office:value-type="float" office:value="0.0043756961461312" calcext:value-type="float">
            <text:p>0,004375696146131</text:p>
          </table:table-cell>
          <table:table-cell office:value-type="float" office:value="0.0000194762978872361" calcext:value-type="float">
            <text:p>1,94762978872361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784027099609" calcext:value-type="float">
            <text:p>0,104784027099609</text:p>
          </table:table-cell>
          <table:table-cell office:value-type="string" calcext:value-type="string">
            <text:p>2020-04-02 17:23:51</text:p>
          </table:table-cell>
          <table:table-cell office:value-type="float" office:value="-545.684033843525" calcext:value-type="float">
            <text:p>-545,684033843525</text:p>
          </table:table-cell>
          <table:table-cell office:value-type="float" office:value="101" calcext:value-type="float">
            <text:p>101</text:p>
          </table:table-cell>
          <table:table-cell office:value-type="float" office:value="0.0071773801579313" calcext:value-type="float">
            <text:p>0,007177380157931</text:p>
          </table:table-cell>
          <table:table-cell office:value-type="float" office:value="0.0000332562200510632" calcext:value-type="float">
            <text:p>3,32562200510632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67088146209717" calcext:value-type="float">
            <text:p>0,016708814620972</text:p>
          </table:table-cell>
          <table:table-cell office:value-type="string" calcext:value-type="string">
            <text:p>2020-04-02 17:26:49</text:p>
          </table:table-cell>
          <table:table-cell office:value-type="float" office:value="-686.976887563971" calcext:value-type="float">
            <text:p>-686,976887563971</text:p>
          </table:table-cell>
          <table:table-cell office:value-type="float" office:value="127" calcext:value-type="float">
            <text:p>127</text:p>
          </table:table-cell>
          <table:table-cell office:value-type="float" office:value="0.00574652897945105" calcext:value-type="float">
            <text:p>0,005746528979451</text:p>
          </table:table-cell>
          <table:table-cell office:value-type="float" office:value="0.00000242034423910356" calcext:value-type="float">
            <text:p>2,42034423910356E-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15500228881836" calcext:value-type="float">
            <text:p>0,115500228881836</text:p>
          </table:table-cell>
          <table:table-cell office:value-type="string" calcext:value-type="string">
            <text:p>2020-04-02 17:29:49</text:p>
          </table:table-cell>
          <table:table-cell office:value-type="float" office:value="-694.836747999075" calcext:value-type="float">
            <text:p>-694,836747999075</text:p>
          </table:table-cell>
          <table:table-cell office:value-type="float" office:value="124" calcext:value-type="float">
            <text:p>124</text:p>
          </table:table-cell>
          <table:table-cell office:value-type="float" office:value="-0.00258260316363734" calcext:value-type="float">
            <text:p>-0,002582603163637</text:p>
          </table:table-cell>
          <table:table-cell office:value-type="float" office:value="0.0000157599227264922" calcext:value-type="float">
            <text:p>1,57599227264922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1427276611328" calcext:value-type="float">
            <text:p>0,231427276611328</text:p>
          </table:table-cell>
          <table:table-cell office:value-type="string" calcext:value-type="string">
            <text:p>2020-04-02 17:31:21</text:p>
          </table:table-cell>
          <table:table-cell office:value-type="float" office:value="-530.590473079382" calcext:value-type="float">
            <text:p>-530,590473079382</text:p>
          </table:table-cell>
          <table:table-cell office:value-type="float" office:value="91" calcext:value-type="float">
            <text:p>91</text:p>
          </table:table-cell>
          <table:table-cell office:value-type="float" office:value="-0.00343132212062103" calcext:value-type="float">
            <text:p>-0,003431322120621</text:p>
          </table:table-cell>
          <table:table-cell office:value-type="float" office:value="0.0000487858770809128" calcext:value-type="float">
            <text:p>4,87858770809128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1353744506836" calcext:value-type="float">
            <text:p>0,121353744506836</text:p>
          </table:table-cell>
          <table:table-cell office:value-type="string" calcext:value-type="string">
            <text:p>2020-04-02 17:34:52</text:p>
          </table:table-cell>
          <table:table-cell office:value-type="float" office:value="-628.344814190485" calcext:value-type="float">
            <text:p>-628,344814190485</text:p>
          </table:table-cell>
          <table:table-cell office:value-type="float" office:value="110" calcext:value-type="float">
            <text:p>110</text:p>
          </table:table-cell>
          <table:table-cell office:value-type="float" office:value="-0.00251821661301017" calcext:value-type="float">
            <text:p>-0,00251821661301</text:p>
          </table:table-cell>
          <table:table-cell office:value-type="float" office:value="0.0000256243461846461" calcext:value-type="float">
            <text:p>2,56243461846461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884886932373047" calcext:value-type="float">
            <text:p>0,088488693237305</text:p>
          </table:table-cell>
          <table:table-cell office:value-type="string" calcext:value-type="string">
            <text:p>2020-04-02 17:37:20</text:p>
          </table:table-cell>
          <table:table-cell office:value-type="float" office:value="-609.897495686812" calcext:value-type="float">
            <text:p>-609,897495686812</text:p>
          </table:table-cell>
          <table:table-cell office:value-type="float" office:value="104" calcext:value-type="float">
            <text:p>104</text:p>
          </table:table-cell>
          <table:table-cell office:value-type="float" office:value="0.00648241549462436" calcext:value-type="float">
            <text:p>0,006482415494624</text:p>
          </table:table-cell>
          <table:table-cell office:value-type="float" office:value="0.0000222960136011778" calcext:value-type="float">
            <text:p>2,22960136011778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1611175537109" calcext:value-type="float">
            <text:p>0,191611175537109</text:p>
          </table:table-cell>
          <table:table-cell office:value-type="string" calcext:value-type="string">
            <text:p>2020-04-02 17:39:20</text:p>
          </table:table-cell>
          <table:table-cell office:value-type="float" office:value="-532.18824706702" calcext:value-type="float">
            <text:p>-532,18824706702</text:p>
          </table:table-cell>
          <table:table-cell office:value-type="float" office:value="87" calcext:value-type="float">
            <text:p>87</text:p>
          </table:table-cell>
          <table:table-cell office:value-type="float" office:value="0.00459987275569579" calcext:value-type="float">
            <text:p>0,004599872755696</text:p>
          </table:table-cell>
          <table:table-cell office:value-type="float" office:value="0.0000466893883191594" calcext:value-type="float">
            <text:p>4,66893883191594E-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55926071166992" calcext:value-type="float">
            <text:p>0,155926071166992</text:p>
          </table:table-cell>
          <table:table-cell office:value-type="string" calcext:value-type="string">
            <text:p>2020-04-02 17:42:57</text:p>
          </table:table-cell>
          <table:table-cell office:value-type="float" office:value="-644.780163292252" calcext:value-type="float">
            <text:p>-644,780163292252</text:p>
          </table:table-cell>
          <table:table-cell office:value-type="float" office:value="112" calcext:value-type="float">
            <text:p>112</text:p>
          </table:table-cell>
          <table:table-cell office:value-type="float" office:value="-0.000958408164798419" calcext:value-type="float">
            <text:p>-0,000958408164798</text:p>
          </table:table-cell>
          <table:table-cell office:value-type="float" office:value="0.0000171857219303189" calcext:value-type="float">
            <text:p>1,71857219303189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65745346069336" calcext:value-type="float">
            <text:p>0,065745346069336</text:p>
          </table:table-cell>
          <table:table-cell office:value-type="string" calcext:value-type="string">
            <text:p>2020-04-02 17:44:57</text:p>
          </table:table-cell>
          <table:table-cell office:value-type="float" office:value="-525.885790330039" calcext:value-type="float">
            <text:p>-525,885790330039</text:p>
          </table:table-cell>
          <table:table-cell office:value-type="float" office:value="89" calcext:value-type="float">
            <text:p>89</text:p>
          </table:table-cell>
          <table:table-cell office:value-type="float" office:value="0.00500471270505402" calcext:value-type="float">
            <text:p>0,005004712705054</text:p>
          </table:table-cell>
          <table:table-cell office:value-type="float" office:value="0.0000233101867911114" calcext:value-type="float">
            <text:p>2,33101867911114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375486259460449" calcext:value-type="float">
            <text:p>0,037548625946045</text:p>
          </table:table-cell>
          <table:table-cell office:value-type="string" calcext:value-type="string">
            <text:p>2020-04-02 17:49:52</text:p>
          </table:table-cell>
          <table:table-cell office:value-type="float" office:value="-768.181161051036" calcext:value-type="float">
            <text:p>-768,181161051036</text:p>
          </table:table-cell>
          <table:table-cell office:value-type="float" office:value="142" calcext:value-type="float">
            <text:p>142</text:p>
          </table:table-cell>
          <table:table-cell office:value-type="float" office:value="0.00472415828779682" calcext:value-type="float">
            <text:p>0,004724158287797</text:p>
          </table:table-cell>
          <table:table-cell office:value-type="float" office:value="0.00000367064686690623" calcext:value-type="float">
            <text:p>3,67064686690623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14905731201172" calcext:value-type="float">
            <text:p>0,114905731201172</text:p>
          </table:table-cell>
          <table:table-cell office:value-type="string" calcext:value-type="string">
            <text:p>2020-04-02 17:52:01</text:p>
          </table:table-cell>
          <table:table-cell office:value-type="float" office:value="-579.212058339048" calcext:value-type="float">
            <text:p>-579,212058339048</text:p>
          </table:table-cell>
          <table:table-cell office:value-type="float" office:value="107" calcext:value-type="float">
            <text:p>107</text:p>
          </table:table-cell>
          <table:table-cell office:value-type="float" office:value="0.00963166771629354" calcext:value-type="float">
            <text:p>0,009631667716294</text:p>
          </table:table-cell>
          <table:table-cell office:value-type="float" office:value="0.0000292232975395482" calcext:value-type="float">
            <text:p>2,92232975395482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45990028381348" calcext:value-type="float">
            <text:p>0,034599002838135</text:p>
          </table:table-cell>
          <table:table-cell office:value-type="string" calcext:value-type="string">
            <text:p>2020-04-02 17:55:50</text:p>
          </table:table-cell>
          <table:table-cell office:value-type="float" office:value="-762.854972920376" calcext:value-type="float">
            <text:p>-762,854972920376</text:p>
          </table:table-cell>
          <table:table-cell office:value-type="float" office:value="143" calcext:value-type="float">
            <text:p>143</text:p>
          </table:table-cell>
          <table:table-cell office:value-type="float" office:value="0.00137930362915073" calcext:value-type="float">
            <text:p>0,001379303629151</text:p>
          </table:table-cell>
          <table:table-cell office:value-type="float" office:value="0.00000425881191662704" calcext:value-type="float">
            <text:p>4,25881191662704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35210113525391" calcext:value-type="float">
            <text:p>0,135210113525391</text:p>
          </table:table-cell>
          <table:table-cell office:value-type="string" calcext:value-type="string">
            <text:p>2020-04-02 17:57:35</text:p>
          </table:table-cell>
          <table:table-cell office:value-type="float" office:value="-576.799185112943" calcext:value-type="float">
            <text:p>-576,799185112943</text:p>
          </table:table-cell>
          <table:table-cell office:value-type="float" office:value="100" calcext:value-type="float">
            <text:p>100</text:p>
          </table:table-cell>
          <table:table-cell office:value-type="float" office:value="0.00556159780476265" calcext:value-type="float">
            <text:p>0,005561597804763</text:p>
          </table:table-cell>
          <table:table-cell office:value-type="float" office:value="0.0000338780904333558" calcext:value-type="float">
            <text:p>3,38780904333558E-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15721557617188" calcext:value-type="float">
            <text:p>0,415721557617188</text:p>
          </table:table-cell>
          <table:table-cell office:value-type="string" calcext:value-type="string">
            <text:p>2020-04-02 17:59:10</text:p>
          </table:table-cell>
          <table:table-cell office:value-type="float" office:value="-474.984798360272" calcext:value-type="float">
            <text:p>-474,984798360272</text:p>
          </table:table-cell>
          <table:table-cell office:value-type="float" office:value="83" calcext:value-type="float">
            <text:p>83</text:p>
          </table:table-cell>
          <table:table-cell office:value-type="float" office:value="0.00632340565599154" calcext:value-type="float">
            <text:p>0,006323405655992</text:p>
          </table:table-cell>
          <table:table-cell office:value-type="float" office:value="0.000163433531018151" calcext:value-type="float">
            <text:p>0,000163433531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58060760498047" calcext:value-type="float">
            <text:p>0,075806076049805</text:p>
          </table:table-cell>
          <table:table-cell office:value-type="string" calcext:value-type="string">
            <text:p>2020-04-02 18:00:58</text:p>
          </table:table-cell>
          <table:table-cell office:value-type="float" office:value="-456.031428814847" calcext:value-type="float">
            <text:p>-456,031428814847</text:p>
          </table:table-cell>
          <table:table-cell office:value-type="float" office:value="80" calcext:value-type="float">
            <text:p>80</text:p>
          </table:table-cell>
          <table:table-cell office:value-type="float" office:value="-0.00438780661674931" calcext:value-type="float">
            <text:p>-0,004387806616749</text:p>
          </table:table-cell>
          <table:table-cell office:value-type="float" office:value="0.0000318047330059333" calcext:value-type="float">
            <text:p>3,18047330059333E-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35800323486328" calcext:value-type="float">
            <text:p>0,093580032348633</text:p>
          </table:table-cell>
          <table:table-cell office:value-type="string" calcext:value-type="string">
            <text:p>2020-04-02 18:03:55</text:p>
          </table:table-cell>
          <table:table-cell office:value-type="float" office:value="-502.557203067016" calcext:value-type="float">
            <text:p>-502,557203067016</text:p>
          </table:table-cell>
          <table:table-cell office:value-type="float" office:value="88" calcext:value-type="float">
            <text:p>88</text:p>
          </table:table-cell>
          <table:table-cell office:value-type="float" office:value="0.00234674706498206" calcext:value-type="float">
            <text:p>0,002346747064982</text:p>
          </table:table-cell>
          <table:table-cell office:value-type="float" office:value="0.0000289945980567449" calcext:value-type="float">
            <text:p>2,89945980567449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628033447265625" calcext:value-type="float">
            <text:p>0,006280334472656</text:p>
          </table:table-cell>
          <table:table-cell office:value-type="string" calcext:value-type="string">
            <text:p>2020-04-02 18:05:34</text:p>
          </table:table-cell>
          <table:table-cell office:value-type="float" office:value="-439.352823105825" calcext:value-type="float">
            <text:p>-439,352823105825</text:p>
          </table:table-cell>
          <table:table-cell office:value-type="float" office:value="77" calcext:value-type="float">
            <text:p>77</text:p>
          </table:table-cell>
          <table:table-cell office:value-type="float" office:value="0.00809880455836573" calcext:value-type="float">
            <text:p>0,008098804558366</text:p>
          </table:table-cell>
          <table:table-cell office:value-type="float" office:value="0.0000890076815403125" calcext:value-type="float">
            <text:p>8,90076815403125E-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40225234985352" calcext:value-type="float">
            <text:p>0,140225234985352</text:p>
          </table:table-cell>
          <table:table-cell office:value-type="string" calcext:value-type="string">
            <text:p>2020-04-02 18:10:02</text:p>
          </table:table-cell>
          <table:table-cell office:value-type="float" office:value="-605.336430008194" calcext:value-type="float">
            <text:p>-605,336430008194</text:p>
          </table:table-cell>
          <table:table-cell office:value-type="float" office:value="110" calcext:value-type="float">
            <text:p>110</text:p>
          </table:table-cell>
          <table:table-cell office:value-type="float" office:value="0.0025921023058828" calcext:value-type="float">
            <text:p>0,002592102305883</text:p>
          </table:table-cell>
          <table:table-cell office:value-type="float" office:value="0.0000160459588324259" calcext:value-type="float">
            <text:p>1,60459588324259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3:03</text:p>
          </table:table-cell>
          <table:table-cell office:value-type="float" office:value="-564.849935494494" calcext:value-type="float">
            <text:p>-564,849935494494</text:p>
          </table:table-cell>
          <table:table-cell office:value-type="float" office:value="101" calcext:value-type="float">
            <text:p>101</text:p>
          </table:table-cell>
          <table:table-cell office:value-type="float" office:value="-5.74618852176373" calcext:value-type="float">
            <text:p>-5,74618852176373</text:p>
          </table:table-cell>
          <table:table-cell office:value-type="float" office:value="0.000025654167341475" calcext:value-type="float">
            <text:p>2,5654167341475E-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41353256225586" calcext:value-type="float">
            <text:p>0,141353256225586</text:p>
          </table:table-cell>
          <table:table-cell office:value-type="string" calcext:value-type="string">
            <text:p>2020-04-02 18:16:09</text:p>
          </table:table-cell>
          <table:table-cell office:value-type="float" office:value="-628.517186949451" calcext:value-type="float">
            <text:p>-628,517186949451</text:p>
          </table:table-cell>
          <table:table-cell office:value-type="float" office:value="108" calcext:value-type="float">
            <text:p>108</text:p>
          </table:table-cell>
          <table:table-cell office:value-type="float" office:value="-0.00282261726789841" calcext:value-type="float">
            <text:p>-0,002822617267898</text:p>
          </table:table-cell>
          <table:table-cell office:value-type="float" office:value="0.0000301760681514517" calcext:value-type="float">
            <text:p>3,01760681514517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6307891845703" calcext:value-type="float">
            <text:p>0,126307891845703</text:p>
          </table:table-cell>
          <table:table-cell office:value-type="string" calcext:value-type="string">
            <text:p>2020-04-02 18:17:47</text:p>
          </table:table-cell>
          <table:table-cell office:value-type="float" office:value="-564.064244218005" calcext:value-type="float">
            <text:p>-564,064244218005</text:p>
          </table:table-cell>
          <table:table-cell office:value-type="float" office:value="100" calcext:value-type="float">
            <text:p>100</text:p>
          </table:table-cell>
          <table:table-cell office:value-type="float" office:value="-0.00741868794612221" calcext:value-type="float">
            <text:p>-0,007418687946122</text:p>
          </table:table-cell>
          <table:table-cell office:value-type="float" office:value="0.0000452668796240117" calcext:value-type="float">
            <text:p>4,52668796240117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2421279907227" calcext:value-type="float">
            <text:p>0,102421279907227</text:p>
          </table:table-cell>
          <table:table-cell office:value-type="string" calcext:value-type="string">
            <text:p>2020-04-02 18:19:54</text:p>
          </table:table-cell>
          <table:table-cell office:value-type="float" office:value="-507.653017786739" calcext:value-type="float">
            <text:p>-507,653017786739</text:p>
          </table:table-cell>
          <table:table-cell office:value-type="float" office:value="92" calcext:value-type="float">
            <text:p>92</text:p>
          </table:table-cell>
          <table:table-cell office:value-type="float" office:value="0.00143329073227869" calcext:value-type="float">
            <text:p>0,001433290732279</text:p>
          </table:table-cell>
          <table:table-cell office:value-type="float" office:value="0.0000348277191490231" calcext:value-type="float">
            <text:p>3,48277191490231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45026947021484" calcext:value-type="float">
            <text:p>0,145026947021484</text:p>
          </table:table-cell>
          <table:table-cell office:value-type="string" calcext:value-type="string">
            <text:p>2020-04-02 18:21:45</text:p>
          </table:table-cell>
          <table:table-cell office:value-type="float" office:value="-500.662254494345" calcext:value-type="float">
            <text:p>-500,662254494345</text:p>
          </table:table-cell>
          <table:table-cell office:value-type="float" office:value="90" calcext:value-type="float">
            <text:p>90</text:p>
          </table:table-cell>
          <table:table-cell office:value-type="float" office:value="-0.00210888037169629" calcext:value-type="float">
            <text:p>-0,002108880371696</text:p>
          </table:table-cell>
          <table:table-cell office:value-type="float" office:value="0.0000772188164315661" calcext:value-type="float">
            <text:p>7,72188164315661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2492073059082" calcext:value-type="float">
            <text:p>0,012492073059082</text:p>
          </table:table-cell>
          <table:table-cell office:value-type="string" calcext:value-type="string">
            <text:p>2020-04-02 18:24:43</text:p>
          </table:table-cell>
          <table:table-cell office:value-type="float" office:value="-594.369172444983" calcext:value-type="float">
            <text:p>-594,369172444983</text:p>
          </table:table-cell>
          <table:table-cell office:value-type="float" office:value="109" calcext:value-type="float">
            <text:p>109</text:p>
          </table:table-cell>
          <table:table-cell office:value-type="float" office:value="-0.00645166337609804" calcext:value-type="float">
            <text:p>-0,006451663376098</text:p>
          </table:table-cell>
          <table:table-cell office:value-type="float" office:value="0.0000105489215127222" calcext:value-type="float">
            <text:p>1,05489215127222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66764221191406" calcext:value-type="float">
            <text:p>0,166764221191406</text:p>
          </table:table-cell>
          <table:table-cell office:value-type="string" calcext:value-type="string">
            <text:p>2020-04-02 18:26:12</text:p>
          </table:table-cell>
          <table:table-cell office:value-type="float" office:value="-520.356789080918" calcext:value-type="float">
            <text:p>-520,356789080918</text:p>
          </table:table-cell>
          <table:table-cell office:value-type="float" office:value="95" calcext:value-type="float">
            <text:p>95</text:p>
          </table:table-cell>
          <table:table-cell office:value-type="float" office:value="-0.00269074909453228" calcext:value-type="float">
            <text:p>-0,002690749094532</text:p>
          </table:table-cell>
          <table:table-cell office:value-type="float" office:value="0.0000887385823070975" calcext:value-type="float">
            <text:p>8,87385823070975E-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64696578979492" calcext:value-type="float">
            <text:p>0,056469657897949</text:p>
          </table:table-cell>
          <table:table-cell office:value-type="string" calcext:value-type="string">
            <text:p>2020-04-02 18:29:12</text:p>
          </table:table-cell>
          <table:table-cell office:value-type="float" office:value="-506.191931899405" calcext:value-type="float">
            <text:p>-506,191931899405</text:p>
          </table:table-cell>
          <table:table-cell office:value-type="float" office:value="89" calcext:value-type="float">
            <text:p>89</text:p>
          </table:table-cell>
          <table:table-cell office:value-type="float" office:value="0.00465697167952328" calcext:value-type="float">
            <text:p>0,004656971679523</text:p>
          </table:table-cell>
          <table:table-cell office:value-type="float" office:value="0.0000192409992657354" calcext:value-type="float">
            <text:p>1,92409992657354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80173645019531" calcext:value-type="float">
            <text:p>0,380173645019531</text:p>
          </table:table-cell>
          <table:table-cell office:value-type="string" calcext:value-type="string">
            <text:p>2020-04-02 18:31:00</text:p>
          </table:table-cell>
          <table:table-cell office:value-type="float" office:value="-469.255869467421" calcext:value-type="float">
            <text:p>-469,255869467421</text:p>
          </table:table-cell>
          <table:table-cell office:value-type="float" office:value="84" calcext:value-type="float">
            <text:p>84</text:p>
          </table:table-cell>
          <table:table-cell office:value-type="float" office:value="-0.00151461423899155" calcext:value-type="float">
            <text:p>-0,001514614238992</text:p>
          </table:table-cell>
          <table:table-cell office:value-type="float" office:value="0.000107248375138687" calcext:value-type="float">
            <text:p>0,000107248375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05163269042969" calcext:value-type="float">
            <text:p>0,080516326904297</text:p>
          </table:table-cell>
          <table:table-cell office:value-type="string" calcext:value-type="string">
            <text:p>2020-04-02 18:32:50</text:p>
          </table:table-cell>
          <table:table-cell office:value-type="float" office:value="-491.059443705874" calcext:value-type="float">
            <text:p>-491,059443705874</text:p>
          </table:table-cell>
          <table:table-cell office:value-type="float" office:value="90" calcext:value-type="float">
            <text:p>90</text:p>
          </table:table-cell>
          <table:table-cell office:value-type="float" office:value="-0.00552653423961202" calcext:value-type="float">
            <text:p>-0,005526534239612</text:p>
          </table:table-cell>
          <table:table-cell office:value-type="float" office:value="0.0000440259721589867" calcext:value-type="float">
            <text:p>4,40259721589867E-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583369903564453" calcext:value-type="float">
            <text:p>0,058336990356445</text:p>
          </table:table-cell>
          <table:table-cell office:value-type="string" calcext:value-type="string">
            <text:p>2020-04-02 18:35:19</text:p>
          </table:table-cell>
          <table:table-cell office:value-type="float" office:value="-414.379454853701" calcext:value-type="float">
            <text:p>-414,379454853701</text:p>
          </table:table-cell>
          <table:table-cell office:value-type="float" office:value="76" calcext:value-type="float">
            <text:p>76</text:p>
          </table:table-cell>
          <table:table-cell office:value-type="float" office:value="-0.00103843165859891" calcext:value-type="float">
            <text:p>-0,001038431658599</text:p>
          </table:table-cell>
          <table:table-cell office:value-type="float" office:value="0.0000205969841237759" calcext:value-type="float">
            <text:p>2,05969841237759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8:53</text:p>
          </table:table-cell>
          <table:table-cell office:value-type="float" office:value="-411.866866724808" calcext:value-type="float">
            <text:p>-411,866866724808</text:p>
          </table:table-cell>
          <table:table-cell office:value-type="float" office:value="81" calcext:value-type="float">
            <text:p>81</text:p>
          </table:table-cell>
          <table:table-cell office:value-type="float" office:value="-14.5987531534673" calcext:value-type="float">
            <text:p>-14,5987531534673</text:p>
          </table:table-cell>
          <table:table-cell office:value-type="float" office:value="0.0000497178883911102" calcext:value-type="float">
            <text:p>4,97178883911102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90529479980469" calcext:value-type="float">
            <text:p>0,079052947998047</text:p>
          </table:table-cell>
          <table:table-cell office:value-type="string" calcext:value-type="string">
            <text:p>2020-04-02 18:40:18</text:p>
          </table:table-cell>
          <table:table-cell office:value-type="float" office:value="-325.814174503219" calcext:value-type="float">
            <text:p>-325,814174503219</text:p>
          </table:table-cell>
          <table:table-cell office:value-type="float" office:value="62" calcext:value-type="float">
            <text:p>62</text:p>
          </table:table-cell>
          <table:table-cell office:value-type="float" office:value="-0.0000812029596817254" calcext:value-type="float">
            <text:p>-8,12029596817254E-05</text:p>
          </table:table-cell>
          <table:table-cell office:value-type="float" office:value="0.0000923010100546363" calcext:value-type="float">
            <text:p>9,23010100546363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210360717773438" calcext:value-type="float">
            <text:p>0,002103607177734</text:p>
          </table:table-cell>
          <table:table-cell office:value-type="string" calcext:value-type="string">
            <text:p>2020-04-02 18:43:27</text:p>
          </table:table-cell>
          <table:table-cell office:value-type="float" office:value="-466.044080687731" calcext:value-type="float">
            <text:p>-466,044080687731</text:p>
          </table:table-cell>
          <table:table-cell office:value-type="float" office:value="87" calcext:value-type="float">
            <text:p>87</text:p>
          </table:table-cell>
          <table:table-cell office:value-type="float" office:value="-0.00377942002867848" calcext:value-type="float">
            <text:p>-0,003779420028678</text:p>
          </table:table-cell>
          <table:table-cell office:value-type="float" office:value="0.000073360629157382" calcext:value-type="float">
            <text:p>7,3360629157382E-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31989440917969" calcext:value-type="float">
            <text:p>0,093198944091797</text:p>
          </table:table-cell>
          <table:table-cell office:value-type="string" calcext:value-type="string">
            <text:p>2020-04-02 18:45:15</text:p>
          </table:table-cell>
          <table:table-cell office:value-type="float" office:value="-466.717264608991" calcext:value-type="float">
            <text:p>-466,717264608991</text:p>
          </table:table-cell>
          <table:table-cell office:value-type="float" office:value="85" calcext:value-type="float">
            <text:p>85</text:p>
          </table:table-cell>
          <table:table-cell office:value-type="float" office:value="-0.00180958400404794" calcext:value-type="float">
            <text:p>-0,001809584004048</text:p>
          </table:table-cell>
          <table:table-cell office:value-type="float" office:value="0.0000417163227958803" calcext:value-type="float">
            <text:p>4,17163227958803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27721252441406" calcext:value-type="float">
            <text:p>0,092772125244141</text:p>
          </table:table-cell>
          <table:table-cell office:value-type="string" calcext:value-type="string">
            <text:p>2020-04-02 18:47:19</text:p>
          </table:table-cell>
          <table:table-cell office:value-type="float" office:value="-411.192420693673" calcext:value-type="float">
            <text:p>-411,192420693673</text:p>
          </table:table-cell>
          <table:table-cell office:value-type="float" office:value="74" calcext:value-type="float">
            <text:p>74</text:p>
          </table:table-cell>
          <table:table-cell office:value-type="float" office:value="0.00147068626639912" calcext:value-type="float">
            <text:p>0,001470686266399</text:p>
          </table:table-cell>
          <table:table-cell office:value-type="float" office:value="0.000050496572737564" calcext:value-type="float">
            <text:p>5,0496572737564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644191589355469" calcext:value-type="float">
            <text:p>0,064419158935547</text:p>
          </table:table-cell>
          <table:table-cell office:value-type="string" calcext:value-type="string">
            <text:p>2020-04-02 18:49:02</text:p>
          </table:table-cell>
          <table:table-cell office:value-type="float" office:value="-336.563065491271" calcext:value-type="float">
            <text:p>-336,563065491271</text:p>
          </table:table-cell>
          <table:table-cell office:value-type="float" office:value="61" calcext:value-type="float">
            <text:p>61</text:p>
          </table:table-cell>
          <table:table-cell office:value-type="float" office:value="0.000891865841501724" calcext:value-type="float">
            <text:p>0,000891865841502</text:p>
          </table:table-cell>
          <table:table-cell office:value-type="float" office:value="0.0000594117561141289" calcext:value-type="float">
            <text:p>5,94117561141289E-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55629119873047" calcext:value-type="float">
            <text:p>0,045562911987305</text:p>
          </table:table-cell>
          <table:table-cell office:value-type="string" calcext:value-type="string">
            <text:p>2020-04-02 18:52:22</text:p>
          </table:table-cell>
          <table:table-cell office:value-type="float" office:value="-469.411378874224" calcext:value-type="float">
            <text:p>-469,411378874224</text:p>
          </table:table-cell>
          <table:table-cell office:value-type="float" office:value="87" calcext:value-type="float">
            <text:p>87</text:p>
          </table:table-cell>
          <table:table-cell office:value-type="float" office:value="0.00218923561263718" calcext:value-type="float">
            <text:p>0,002189235612637</text:p>
          </table:table-cell>
          <table:table-cell office:value-type="float" office:value="0.000019612371231461" calcext:value-type="float">
            <text:p>1,9612371231461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2344573974609" calcext:value-type="float">
            <text:p>0,122344573974609</text:p>
          </table:table-cell>
          <table:table-cell office:value-type="string" calcext:value-type="string">
            <text:p>2020-04-02 18:54:06</text:p>
          </table:table-cell>
          <table:table-cell office:value-type="float" office:value="-455.726936294587" calcext:value-type="float">
            <text:p>-455,726936294587</text:p>
          </table:table-cell>
          <table:table-cell office:value-type="float" office:value="83" calcext:value-type="float">
            <text:p>83</text:p>
          </table:table-cell>
          <table:table-cell office:value-type="float" office:value="-0.0034086365970547" calcext:value-type="float">
            <text:p>-0,003408636597055</text:p>
          </table:table-cell>
          <table:table-cell office:value-type="float" office:value="0.000067694812500088" calcext:value-type="float">
            <text:p>6,7694812500088E-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5:29</text:p>
          </table:table-cell>
          <table:table-cell office:value-type="float" office:value="-326.896768028229" calcext:value-type="float">
            <text:p>-326,896768028229</text:p>
          </table:table-cell>
          <table:table-cell office:value-type="float" office:value="58" calcext:value-type="float">
            <text:p>58</text:p>
          </table:table-cell>
          <table:table-cell office:value-type="float" office:value="-4.62372139413254" calcext:value-type="float">
            <text:p>-4,62372139413254</text:p>
          </table:table-cell>
          <table:table-cell office:value-type="float" office:value="0.000101662993830674" calcext:value-type="float">
            <text:p>0,0001016629938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41795318603516" calcext:value-type="float">
            <text:p>0,141795318603516</text:p>
          </table:table-cell>
          <table:table-cell office:value-type="string" calcext:value-type="string">
            <text:p>2020-04-02 18:59:07</text:p>
          </table:table-cell>
          <table:table-cell office:value-type="float" office:value="-428.171407046357" calcext:value-type="float">
            <text:p>-428,171407046357</text:p>
          </table:table-cell>
          <table:table-cell office:value-type="float" office:value="80" calcext:value-type="float">
            <text:p>80</text:p>
          </table:table-cell>
          <table:table-cell office:value-type="float" office:value="0.00627374322540314" calcext:value-type="float">
            <text:p>0,006273743225403</text:p>
          </table:table-cell>
          <table:table-cell office:value-type="float" office:value="0.0000462442044133601" calcext:value-type="float">
            <text:p>4,62442044133601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941135559082031" calcext:value-type="float">
            <text:p>0,094113555908203</text:p>
          </table:table-cell>
          <table:table-cell office:value-type="string" calcext:value-type="string">
            <text:p>2020-04-02 19:01:26</text:p>
          </table:table-cell>
          <table:table-cell office:value-type="float" office:value="-430.480687933809" calcext:value-type="float">
            <text:p>-430,480687933809</text:p>
          </table:table-cell>
          <table:table-cell office:value-type="float" office:value="77" calcext:value-type="float">
            <text:p>77</text:p>
          </table:table-cell>
          <table:table-cell office:value-type="float" office:value="-0.00635812972414018" calcext:value-type="float">
            <text:p>-0,00635812972414</text:p>
          </table:table-cell>
          <table:table-cell office:value-type="float" office:value="0.000046174620620264" calcext:value-type="float">
            <text:p>4,6174620620264E-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65466079711914" calcext:value-type="float">
            <text:p>0,026546607971191</text:p>
          </table:table-cell>
          <table:table-cell office:value-type="string" calcext:value-type="string">
            <text:p>2020-04-02 19:04:01</text:p>
          </table:table-cell>
          <table:table-cell office:value-type="float" office:value="-424.348477639609" calcext:value-type="float">
            <text:p>-424,348477639609</text:p>
          </table:table-cell>
          <table:table-cell office:value-type="float" office:value="76" calcext:value-type="float">
            <text:p>76</text:p>
          </table:table-cell>
          <table:table-cell office:value-type="float" office:value="0.00473290376579921" calcext:value-type="float">
            <text:p>0,004732903765799</text:p>
          </table:table-cell>
          <table:table-cell office:value-type="float" office:value="0.0000164717702111492" calcext:value-type="float">
            <text:p>1,64717702111492E-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77877349853516" calcext:value-type="float">
            <text:p>0,077787734985352</text:p>
          </table:table-cell>
          <table:table-cell office:value-type="string" calcext:value-type="string">
            <text:p>2020-04-02 19:07:15</text:p>
          </table:table-cell>
          <table:table-cell office:value-type="float" office:value="-402.249074109358" calcext:value-type="float">
            <text:p>-402,249074109358</text:p>
          </table:table-cell>
          <table:table-cell office:value-type="float" office:value="72" calcext:value-type="float">
            <text:p>72</text:p>
          </table:table-cell>
          <table:table-cell office:value-type="float" office:value="-0.00536385785838634" calcext:value-type="float">
            <text:p>-0,005363857858386</text:p>
          </table:table-cell>
          <table:table-cell office:value-type="float" office:value="0.0000254262283557948" calcext:value-type="float">
            <text:p>2,54262283557948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902112121582031" calcext:value-type="float">
            <text:p>0,090211212158203</text:p>
          </table:table-cell>
          <table:table-cell office:value-type="string" calcext:value-type="string">
            <text:p>2020-04-02 19:10:01</text:p>
          </table:table-cell>
          <table:table-cell office:value-type="float" office:value="-275.218313354609" calcext:value-type="float">
            <text:p>-275,218313354609</text:p>
          </table:table-cell>
          <table:table-cell office:value-type="float" office:value="46" calcext:value-type="float">
            <text:p>46</text:p>
          </table:table-cell>
          <table:table-cell office:value-type="float" office:value="-0.000169894043765106" calcext:value-type="float">
            <text:p>-0,000169894043765</text:p>
          </table:table-cell>
          <table:table-cell office:value-type="float" office:value="0.0000737686685435489" calcext:value-type="float">
            <text:p>7,37686685435489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0786315917969" calcext:value-type="float">
            <text:p>0,260786315917969</text:p>
          </table:table-cell>
          <table:table-cell office:value-type="string" calcext:value-type="string">
            <text:p>2020-04-02 19:13:43</text:p>
          </table:table-cell>
          <table:table-cell office:value-type="float" office:value="-362.259107258318" calcext:value-type="float">
            <text:p>-362,259107258318</text:p>
          </table:table-cell>
          <table:table-cell office:value-type="float" office:value="67" calcext:value-type="float">
            <text:p>67</text:p>
          </table:table-cell>
          <table:table-cell office:value-type="float" office:value="-0.00752859315972126" calcext:value-type="float">
            <text:p>-0,007528593159721</text:p>
          </table:table-cell>
          <table:table-cell office:value-type="float" office:value="0.000118495696841236" calcext:value-type="float">
            <text:p>0,0001184956968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17:10</text:p>
          </table:table-cell>
          <table:table-cell office:value-type="float" office:value="-450.814083388947" calcext:value-type="float">
            <text:p>-450,814083388947</text:p>
          </table:table-cell>
          <table:table-cell office:value-type="float" office:value="83" calcext:value-type="float">
            <text:p>83</text:p>
          </table:table-cell>
          <table:table-cell office:value-type="float" office:value="-6.08246976606243" calcext:value-type="float">
            <text:p>-6,08246976606243</text:p>
          </table:table-cell>
          <table:table-cell office:value-type="float" office:value="0.0000315092864409423" calcext:value-type="float">
            <text:p>3,15092864409423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33068695068359" calcext:value-type="float">
            <text:p>0,043306869506836</text:p>
          </table:table-cell>
          <table:table-cell office:value-type="string" calcext:value-type="string">
            <text:p>2020-04-02 19:19:52</text:p>
          </table:table-cell>
          <table:table-cell office:value-type="float" office:value="-357.752873104529" calcext:value-type="float">
            <text:p>-357,752873104529</text:p>
          </table:table-cell>
          <table:table-cell office:value-type="float" office:value="62" calcext:value-type="float">
            <text:p>62</text:p>
          </table:table-cell>
          <table:table-cell office:value-type="float" office:value="-0.00836939305777107" calcext:value-type="float">
            <text:p>-0,008369393057771</text:p>
          </table:table-cell>
          <table:table-cell office:value-type="float" office:value="0.0000248765755753135" calcext:value-type="float">
            <text:p>2,48765755753135E-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08716857910156" calcext:value-type="float">
            <text:p>0,108716857910156</text:p>
          </table:table-cell>
          <table:table-cell office:value-type="string" calcext:value-type="string">
            <text:p>2020-04-02 19:21:36</text:p>
          </table:table-cell>
          <table:table-cell office:value-type="float" office:value="-259.16419098142" calcext:value-type="float">
            <text:p>-259,16419098142</text:p>
          </table:table-cell>
          <table:table-cell office:value-type="float" office:value="44" calcext:value-type="float">
            <text:p>44</text:p>
          </table:table-cell>
          <table:table-cell office:value-type="float" office:value="0.000134759999968731" calcext:value-type="float">
            <text:p>0,000134759999969</text:p>
          </table:table-cell>
          <table:table-cell office:value-type="float" office:value="0.000223797897684385" calcext:value-type="float">
            <text:p>0,0002237978976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09326599121094" calcext:value-type="float">
            <text:p>0,109326599121094</text:p>
          </table:table-cell>
          <table:table-cell office:value-type="string" calcext:value-type="string">
            <text:p>2020-04-02 19:23:41</text:p>
          </table:table-cell>
          <table:table-cell office:value-type="float" office:value="-349.873879035276" calcext:value-type="float">
            <text:p>-349,873879035276</text:p>
          </table:table-cell>
          <table:table-cell office:value-type="float" office:value="63" calcext:value-type="float">
            <text:p>63</text:p>
          </table:table-cell>
          <table:table-cell office:value-type="float" office:value="-0.00587354923408149" calcext:value-type="float">
            <text:p>-0,005873549234082</text:p>
          </table:table-cell>
          <table:table-cell office:value-type="float" office:value="0.000123820252232615" calcext:value-type="float">
            <text:p>0,000123820252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263484420776367" calcext:value-type="float">
            <text:p>0,026348442077637</text:p>
          </table:table-cell>
          <table:table-cell office:value-type="string" calcext:value-type="string">
            <text:p>2020-04-02 19:26:26</text:p>
          </table:table-cell>
          <table:table-cell office:value-type="float" office:value="-278.228678712489" calcext:value-type="float">
            <text:p>-278,228678712489</text:p>
          </table:table-cell>
          <table:table-cell office:value-type="float" office:value="51" calcext:value-type="float">
            <text:p>51</text:p>
          </table:table-cell>
          <table:table-cell office:value-type="float" office:value="0.00217819657400842" calcext:value-type="float">
            <text:p>0,002178196574008</text:p>
          </table:table-cell>
          <table:table-cell office:value-type="float" office:value="0.0000177072172509446" calcext:value-type="float">
            <text:p>1,77072172509446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8:54</text:p>
          </table:table-cell>
          <table:table-cell office:value-type="float" office:value="-232.190396154342" calcext:value-type="float">
            <text:p>-232,190396154342</text:p>
          </table:table-cell>
          <table:table-cell office:value-type="float" office:value="42" calcext:value-type="float">
            <text:p>42</text:p>
          </table:table-cell>
          <table:table-cell office:value-type="float" office:value="-16.1995514586619" calcext:value-type="float">
            <text:p>-16,1995514586619</text:p>
          </table:table-cell>
          <table:table-cell office:value-type="float" office:value="0.00127211953585239" calcext:value-type="float">
            <text:p>0,0012721195358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43967819213867" calcext:value-type="float">
            <text:p>0,044396781921387</text:p>
          </table:table-cell>
          <table:table-cell office:value-type="string" calcext:value-type="string">
            <text:p>2020-04-02 19:33:59</text:p>
          </table:table-cell>
          <table:table-cell office:value-type="float" office:value="-279.830385077692" calcext:value-type="float">
            <text:p>-279,830385077692</text:p>
          </table:table-cell>
          <table:table-cell office:value-type="float" office:value="54" calcext:value-type="float">
            <text:p>54</text:p>
          </table:table-cell>
          <table:table-cell office:value-type="float" office:value="-0.00327023447444041" calcext:value-type="float">
            <text:p>-0,00327023447444</text:p>
          </table:table-cell>
          <table:table-cell office:value-type="float" office:value="0.0000470154458700414" calcext:value-type="float">
            <text:p>4,70154458700414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56335205078125" calcext:value-type="float">
            <text:p>0,256335205078125</text:p>
          </table:table-cell>
          <table:table-cell office:value-type="string" calcext:value-type="string">
            <text:p>2020-04-02 19:35:33</text:p>
          </table:table-cell>
          <table:table-cell office:value-type="float" office:value="-228.406752316418" calcext:value-type="float">
            <text:p>-228,406752316418</text:p>
          </table:table-cell>
          <table:table-cell office:value-type="float" office:value="42" calcext:value-type="float">
            <text:p>42</text:p>
          </table:table-cell>
          <table:table-cell office:value-type="float" office:value="0.00133330390926439" calcext:value-type="float">
            <text:p>0,001333303909264</text:p>
          </table:table-cell>
          <table:table-cell office:value-type="float" office:value="0.000625158228009133" calcext:value-type="float">
            <text:p>0,0006251582280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87483215332031" calcext:value-type="float">
            <text:p>0,068748321533203</text:p>
          </table:table-cell>
          <table:table-cell office:value-type="string" calcext:value-type="string">
            <text:p>2020-04-02 19:37:04</text:p>
          </table:table-cell>
          <table:table-cell office:value-type="float" office:value="-194.167288550127" calcext:value-type="float">
            <text:p>-194,167288550127</text:p>
          </table:table-cell>
          <table:table-cell office:value-type="float" office:value="35" calcext:value-type="float">
            <text:p>35</text:p>
          </table:table-cell>
          <table:table-cell office:value-type="float" office:value="0.00114533436709729" calcext:value-type="float">
            <text:p>0,001145334367097</text:p>
          </table:table-cell>
          <table:table-cell office:value-type="float" office:value="0.000277592799585935" calcext:value-type="float">
            <text:p>0,0002775927995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29562683105469" calcext:value-type="float">
            <text:p>0,042956268310547</text:p>
          </table:table-cell>
          <table:table-cell office:value-type="string" calcext:value-type="string">
            <text:p>2020-04-02 19:38:36</text:p>
          </table:table-cell>
          <table:table-cell office:value-type="float" office:value="-188.577676418484" calcext:value-type="float">
            <text:p>-188,577676418484</text:p>
          </table:table-cell>
          <table:table-cell office:value-type="float" office:value="32" calcext:value-type="float">
            <text:p>32</text:p>
          </table:table-cell>
          <table:table-cell office:value-type="float" office:value="0.00434882017414863" calcext:value-type="float">
            <text:p>0,004348820174149</text:p>
          </table:table-cell>
          <table:table-cell office:value-type="float" office:value="0.000106058992110662" calcext:value-type="float">
            <text:p>0,0001060589921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08838806152344" calcext:value-type="float">
            <text:p>0,108838806152344</text:p>
          </table:table-cell>
          <table:table-cell office:value-type="string" calcext:value-type="string">
            <text:p>2020-04-02 19:42:19</text:p>
          </table:table-cell>
          <table:table-cell office:value-type="float" office:value="-176.492889448661" calcext:value-type="float">
            <text:p>-176,492889448661</text:p>
          </table:table-cell>
          <table:table-cell office:value-type="float" office:value="35" calcext:value-type="float">
            <text:p>35</text:p>
          </table:table-cell>
          <table:table-cell office:value-type="float" office:value="0.00602700881878415" calcext:value-type="float">
            <text:p>0,006027008818784</text:p>
          </table:table-cell>
          <table:table-cell office:value-type="float" office:value="0.000181916637760566" calcext:value-type="float">
            <text:p>0,0001819166377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45:17</text:p>
          </table:table-cell>
          <table:table-cell office:value-type="float" office:value="-142.95420092682" calcext:value-type="float">
            <text:p>-142,95420092682</text:p>
          </table:table-cell>
          <table:table-cell office:value-type="float" office:value="27" calcext:value-type="float">
            <text:p>27</text:p>
          </table:table-cell>
          <table:table-cell office:value-type="float" office:value="-2.7484623121357" calcext:value-type="float">
            <text:p>-2,7484623121357</text:p>
          </table:table-cell>
          <table:table-cell office:value-type="float" office:value="0.000257311409958114" calcext:value-type="float">
            <text:p>0,0002573114099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00604858398437" calcext:value-type="float">
            <text:p>0,200604858398437</text:p>
          </table:table-cell>
          <table:table-cell office:value-type="string" calcext:value-type="string">
            <text:p>2020-04-02 19:47:13</text:p>
          </table:table-cell>
          <table:table-cell office:value-type="float" office:value="-140.36407616655" calcext:value-type="float">
            <text:p>-140,36407616655</text:p>
          </table:table-cell>
          <table:table-cell office:value-type="float" office:value="24" calcext:value-type="float">
            <text:p>24</text:p>
          </table:table-cell>
          <table:table-cell office:value-type="float" office:value="0.00100946930358566" calcext:value-type="float">
            <text:p>0,001009469303586</text:p>
          </table:table-cell>
          <table:table-cell office:value-type="float" office:value="0.000688184290106776" calcext:value-type="float">
            <text:p>0,0006881842901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42831878662109" calcext:value-type="float">
            <text:p>0,142831878662109</text:p>
          </table:table-cell>
          <table:table-cell office:value-type="string" calcext:value-type="string">
            <text:p>2020-04-02 19:51:41</text:p>
          </table:table-cell>
          <table:table-cell office:value-type="float" office:value="-211.648030995838" calcext:value-type="float">
            <text:p>-211,648030995838</text:p>
          </table:table-cell>
          <table:table-cell office:value-type="float" office:value="38" calcext:value-type="float">
            <text:p>38</text:p>
          </table:table-cell>
          <table:table-cell office:value-type="float" office:value="0.00128034638795982" calcext:value-type="float">
            <text:p>0,00128034638796</text:p>
          </table:table-cell>
          <table:table-cell office:value-type="float" office:value="0.000206585742365892" calcext:value-type="float">
            <text:p>0,0002065857423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66698364257813" calcext:value-type="float">
            <text:p>0,366698364257813</text:p>
          </table:table-cell>
          <table:table-cell office:value-type="string" calcext:value-type="string">
            <text:p>2020-04-02 19:53:22</text:p>
          </table:table-cell>
          <table:table-cell office:value-type="float" office:value="-175.697652377444" calcext:value-type="float">
            <text:p>-175,697652377444</text:p>
          </table:table-cell>
          <table:table-cell office:value-type="float" office:value="31" calcext:value-type="float">
            <text:p>31</text:p>
          </table:table-cell>
          <table:table-cell office:value-type="float" office:value="-0.000177085416329539" calcext:value-type="float">
            <text:p>-0,00017708541633</text:p>
          </table:table-cell>
          <table:table-cell office:value-type="float" office:value="0.000801792092985225" calcext:value-type="float">
            <text:p>0,0008017920929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04105987548828" calcext:value-type="float">
            <text:p>0,040410598754883</text:p>
          </table:table-cell>
          <table:table-cell office:value-type="string" calcext:value-type="string">
            <text:p>2020-04-02 19:56:48</text:p>
          </table:table-cell>
          <table:table-cell office:value-type="float" office:value="-212.490753170785" calcext:value-type="float">
            <text:p>-212,490753170785</text:p>
          </table:table-cell>
          <table:table-cell office:value-type="float" office:value="37" calcext:value-type="float">
            <text:p>37</text:p>
          </table:table-cell>
          <table:table-cell office:value-type="float" office:value="0.00392910290928761" calcext:value-type="float">
            <text:p>0,003929102909288</text:p>
          </table:table-cell>
          <table:table-cell office:value-type="float" office:value="0.0000561837394358073" calcext:value-type="float">
            <text:p>5,61837394358073E-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82457733154297" calcext:value-type="float">
            <text:p>0,04824577331543</text:p>
          </table:table-cell>
          <table:table-cell office:value-type="string" calcext:value-type="string">
            <text:p>2020-04-02 20:01:08</text:p>
          </table:table-cell>
          <table:table-cell office:value-type="float" office:value="-216.48710201032" calcext:value-type="float">
            <text:p>-216,48710201032</text:p>
          </table:table-cell>
          <table:table-cell office:value-type="float" office:value="39" calcext:value-type="float">
            <text:p>39</text:p>
          </table:table-cell>
          <table:table-cell office:value-type="float" office:value="-0.00215904357642601" calcext:value-type="float">
            <text:p>-0,002159043576426</text:p>
          </table:table-cell>
          <table:table-cell office:value-type="float" office:value="0.0000662201334814422" calcext:value-type="float">
            <text:p>6,62201334814422E-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928483428955078" calcext:value-type="float">
            <text:p>0,092848342895508</text:p>
          </table:table-cell>
          <table:table-cell office:value-type="string" calcext:value-type="string">
            <text:p>2020-04-02 20:05:20</text:p>
          </table:table-cell>
          <table:table-cell office:value-type="float" office:value="-274.205592759934" calcext:value-type="float">
            <text:p>-274,205592759934</text:p>
          </table:table-cell>
          <table:table-cell office:value-type="float" office:value="42" calcext:value-type="float">
            <text:p>42</text:p>
          </table:table-cell>
          <table:table-cell office:value-type="float" office:value="0.00252525810298665" calcext:value-type="float">
            <text:p>0,002525258102987</text:p>
          </table:table-cell>
          <table:table-cell office:value-type="float" office:value="0.000065245365936258" calcext:value-type="float">
            <text:p>6,5245365936258E-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37984436035156" calcext:value-type="float">
            <text:p>0,137984436035156</text:p>
          </table:table-cell>
          <table:table-cell office:value-type="string" calcext:value-type="string">
            <text:p>2020-04-02 20:08:36</text:p>
          </table:table-cell>
          <table:table-cell office:value-type="float" office:value="-206.964649396966" calcext:value-type="float">
            <text:p>-206,964649396966</text:p>
          </table:table-cell>
          <table:table-cell office:value-type="float" office:value="30" calcext:value-type="float">
            <text:p>30</text:p>
          </table:table-cell>
          <table:table-cell office:value-type="float" office:value="0.00662521577660075" calcext:value-type="float">
            <text:p>0,006625215776601</text:p>
          </table:table-cell>
          <table:table-cell office:value-type="float" office:value="0.000261988272690528" calcext:value-type="float">
            <text:p>0,0002619882726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41305084228516" calcext:value-type="float">
            <text:p>0,241305084228516</text:p>
          </table:table-cell>
          <table:table-cell office:value-type="string" calcext:value-type="string">
            <text:p>2020-04-02 20:14:58</text:p>
          </table:table-cell>
          <table:table-cell office:value-type="float" office:value="-264.062624443132" calcext:value-type="float">
            <text:p>-264,062624443132</text:p>
          </table:table-cell>
          <table:table-cell office:value-type="float" office:value="45" calcext:value-type="float">
            <text:p>45</text:p>
          </table:table-cell>
          <table:table-cell office:value-type="float" office:value="0.00629905411491682" calcext:value-type="float">
            <text:p>0,006299054114917</text:p>
          </table:table-cell>
          <table:table-cell office:value-type="float" office:value="0.000100147941112728" calcext:value-type="float">
            <text:p>0,0001001479411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7:24</text:p>
          </table:table-cell>
          <table:table-cell office:value-type="float" office:value="-145.812649108523" calcext:value-type="float">
            <text:p>-145,812649108523</text:p>
          </table:table-cell>
          <table:table-cell office:value-type="float" office:value="22" calcext:value-type="float">
            <text:p>22</text:p>
          </table:table-cell>
          <table:table-cell office:value-type="float" office:value="-10.9472979768748" calcext:value-type="float">
            <text:p>-10,9472979768748</text:p>
          </table:table-cell>
          <table:table-cell office:value-type="float" office:value="0.00328646784552662" calcext:value-type="float">
            <text:p>0,0032864678455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43865997314453" calcext:value-type="float">
            <text:p>0,243865997314453</text:p>
          </table:table-cell>
          <table:table-cell office:value-type="string" calcext:value-type="string">
            <text:p>2020-04-02 20:25:30</text:p>
          </table:table-cell>
          <table:table-cell office:value-type="float" office:value="-324.558448436766" calcext:value-type="float">
            <text:p>-324,558448436766</text:p>
          </table:table-cell>
          <table:table-cell office:value-type="float" office:value="54" calcext:value-type="float">
            <text:p>54</text:p>
          </table:table-cell>
          <table:table-cell office:value-type="float" office:value="-0.00366948105477616" calcext:value-type="float">
            <text:p>-0,003669481054776</text:p>
          </table:table-cell>
          <table:table-cell office:value-type="float" office:value="0.0000853847122679088" calcext:value-type="float">
            <text:p>8,53847122679088E-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82841262817383" calcext:value-type="float">
            <text:p>0,038284126281738</text:p>
          </table:table-cell>
          <table:table-cell office:value-type="string" calcext:value-type="string">
            <text:p>2020-04-02 20:28:09</text:p>
          </table:table-cell>
          <table:table-cell office:value-type="float" office:value="-202.254730244118" calcext:value-type="float">
            <text:p>-202,254730244118</text:p>
          </table:table-cell>
          <table:table-cell office:value-type="float" office:value="32" calcext:value-type="float">
            <text:p>32</text:p>
          </table:table-cell>
          <table:table-cell office:value-type="float" office:value="-0.00330501656095047" calcext:value-type="float">
            <text:p>-0,00330501656095</text:p>
          </table:table-cell>
          <table:table-cell office:value-type="float" office:value="0.0000452447055203285" calcext:value-type="float">
            <text:p>4,52447055203285E-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5:52</text:p>
          </table:table-cell>
          <table:table-cell office:value-type="float" office:value="-185.552153056675" calcext:value-type="float">
            <text:p>-185,552153056675</text:p>
          </table:table-cell>
          <table:table-cell office:value-type="float" office:value="35" calcext:value-type="float">
            <text:p>35</text:p>
          </table:table-cell>
          <table:table-cell office:value-type="float" office:value="-26.3482709133866" calcext:value-type="float">
            <text:p>-26,3482709133866</text:p>
          </table:table-cell>
          <table:table-cell office:value-type="float" office:value="0.00105393376904935" calcext:value-type="float">
            <text:p>0,0010539337690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15744125366211" calcext:value-type="float">
            <text:p>0,115744125366211</text:p>
          </table:table-cell>
          <table:table-cell office:value-type="string" calcext:value-type="string">
            <text:p>2020-04-02 20:45:58</text:p>
          </table:table-cell>
          <table:table-cell office:value-type="float" office:value="-317.569898449866" calcext:value-type="float">
            <text:p>-317,569898449866</text:p>
          </table:table-cell>
          <table:table-cell office:value-type="float" office:value="59" calcext:value-type="float">
            <text:p>59</text:p>
          </table:table-cell>
          <table:table-cell office:value-type="float" office:value="-0.0070736878470663" calcext:value-type="float">
            <text:p>-0,007073687847066</text:p>
          </table:table-cell>
          <table:table-cell office:value-type="float" office:value="0.0000534598815372551" calcext:value-type="float">
            <text:p>5,34598815372551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52915771484375" calcext:value-type="float">
            <text:p>0,452915771484375</text:p>
          </table:table-cell>
          <table:table-cell office:value-type="string" calcext:value-type="string">
            <text:p>2020-04-02 20:47:19</text:p>
          </table:table-cell>
          <table:table-cell office:value-type="float" office:value="-208.98135496" calcext:value-type="float">
            <text:p>-208,98135496</text:p>
          </table:table-cell>
          <table:table-cell office:value-type="float" office:value="35" calcext:value-type="float">
            <text:p>35</text:p>
          </table:table-cell>
          <table:table-cell office:value-type="float" office:value="-0.00349704404883489" calcext:value-type="float">
            <text:p>-0,003497044048835</text:p>
          </table:table-cell>
          <table:table-cell office:value-type="float" office:value="0.000764509499070017" calcext:value-type="float">
            <text:p>0,000764509499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739920959472656" calcext:value-type="float">
            <text:p>0,073992095947266</text:p>
          </table:table-cell>
          <table:table-cell office:value-type="string" calcext:value-type="string">
            <text:p>2020-04-02 20:51:21</text:p>
          </table:table-cell>
          <table:table-cell office:value-type="float" office:value="-146.217285726115" calcext:value-type="float">
            <text:p>-146,217285726115</text:p>
          </table:table-cell>
          <table:table-cell office:value-type="float" office:value="23" calcext:value-type="float">
            <text:p>23</text:p>
          </table:table-cell>
          <table:table-cell office:value-type="float" office:value="-0.00293772112273904" calcext:value-type="float">
            <text:p>-0,002937721122739</text:p>
          </table:table-cell>
          <table:table-cell office:value-type="float" office:value="0.000206160744587428" calcext:value-type="float">
            <text:p>0,0002061607445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6:28</text:p>
          </table:table-cell>
          <table:table-cell office:value-type="float" office:value="-121.400825761511" calcext:value-type="float">
            <text:p>-121,400825761511</text:p>
          </table:table-cell>
          <table:table-cell office:value-type="float" office:value="22" calcext:value-type="float">
            <text:p>22</text:p>
          </table:table-cell>
          <table:table-cell office:value-type="float" office:value="-8.33064200789552" calcext:value-type="float">
            <text:p>-8,33064200789552</text:p>
          </table:table-cell>
          <table:table-cell office:value-type="float" office:value="0.00131368290330269" calcext:value-type="float">
            <text:p>0,0013136829033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5267431640625" calcext:value-type="float">
            <text:p>0,35267431640625</text:p>
          </table:table-cell>
          <table:table-cell office:value-type="string" calcext:value-type="string">
            <text:p>2020-04-02 20:58:50</text:p>
          </table:table-cell>
          <table:table-cell office:value-type="float" office:value="-89.6054429535818" calcext:value-type="float">
            <text:p>-89,6054429535818</text:p>
          </table:table-cell>
          <table:table-cell office:value-type="float" office:value="15" calcext:value-type="float">
            <text:p>15</text:p>
          </table:table-cell>
          <table:table-cell office:value-type="float" office:value="-0.0019083077980229" calcext:value-type="float">
            <text:p>-0,001908307798023</text:p>
          </table:table-cell>
          <table:table-cell office:value-type="float" office:value="0.00397530473569511" calcext:value-type="float">
            <text:p>0,0039753047356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7985168457031" calcext:value-type="float">
            <text:p>0,107985168457031</text:p>
          </table:table-cell>
          <table:table-cell office:value-type="string" calcext:value-type="string">
            <text:p>2020-04-02 21:02:43</text:p>
          </table:table-cell>
          <table:table-cell office:value-type="float" office:value="-97.6762403584906" calcext:value-type="float">
            <text:p>-97,6762403584906</text:p>
          </table:table-cell>
          <table:table-cell office:value-type="float" office:value="19" calcext:value-type="float">
            <text:p>19</text:p>
          </table:table-cell>
          <table:table-cell office:value-type="float" office:value="-0.00421568075518253" calcext:value-type="float">
            <text:p>-0,004215680755183</text:p>
          </table:table-cell>
          <table:table-cell office:value-type="float" office:value="0.000582871279926772" calcext:value-type="float">
            <text:p>0,0005828712799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103656005859375" calcext:value-type="float">
            <text:p>0,001036560058594</text:p>
          </table:table-cell>
          <table:table-cell office:value-type="string" calcext:value-type="string">
            <text:p>2020-04-02 21:08:25</text:p>
          </table:table-cell>
          <table:table-cell office:value-type="float" office:value="-78.2522652461398" calcext:value-type="float">
            <text:p>-78,2522652461398</text:p>
          </table:table-cell>
          <table:table-cell office:value-type="float" office:value="14" calcext:value-type="float">
            <text:p>14</text:p>
          </table:table-cell>
          <table:table-cell office:value-type="float" office:value="0.00840400511286821" calcext:value-type="float">
            <text:p>0,008404005112868</text:p>
          </table:table-cell>
          <table:table-cell office:value-type="float" office:value="0.00050962953314677" calcext:value-type="float">
            <text:p>0,0005096295331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65056945800781" calcext:value-type="float">
            <text:p>0,165056945800781</text:p>
          </table:table-cell>
          <table:table-cell office:value-type="string" calcext:value-type="string">
            <text:p>2020-04-02 21:16:42</text:p>
          </table:table-cell>
          <table:table-cell office:value-type="float" office:value="-137.675929010099" calcext:value-type="float">
            <text:p>-137,675929010099</text:p>
          </table:table-cell>
          <table:table-cell office:value-type="float" office:value="25" calcext:value-type="float">
            <text:p>25</text:p>
          </table:table-cell>
          <table:table-cell office:value-type="float" office:value="-0.00789600397640777" calcext:value-type="float">
            <text:p>-0,007896003976408</text:p>
          </table:table-cell>
          <table:table-cell office:value-type="float" office:value="0.000300432359561461" calcext:value-type="float">
            <text:p>0,0003004323595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74978637695312" calcext:value-type="float">
            <text:p>0,087497863769531</text:p>
          </table:table-cell>
          <table:table-cell office:value-type="string" calcext:value-type="string">
            <text:p>2020-04-02 21:20:40</text:p>
          </table:table-cell>
          <table:table-cell office:value-type="float" office:value="-87.434990125117" calcext:value-type="float">
            <text:p>-87,434990125117</text:p>
          </table:table-cell>
          <table:table-cell office:value-type="float" office:value="15" calcext:value-type="float">
            <text:p>15</text:p>
          </table:table-cell>
          <table:table-cell office:value-type="float" office:value="0.00712399534473485" calcext:value-type="float">
            <text:p>0,007123995344735</text:p>
          </table:table-cell>
          <table:table-cell office:value-type="float" office:value="0.000464466535871078" calcext:value-type="float">
            <text:p>0,0004644665358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4:57</text:p>
          </table:table-cell>
          <table:table-cell office:value-type="float" office:value="-68.4947666408239" calcext:value-type="float">
            <text:p>-68,4947666408239</text:p>
          </table:table-cell>
          <table:table-cell office:value-type="float" office:value="13" calcext:value-type="float">
            <text:p>13</text:p>
          </table:table-cell>
          <table:table-cell office:value-type="float" office:value="-7.4269656422787" calcext:value-type="float">
            <text:p>-7,4269656422787</text:p>
          </table:table-cell>
          <table:table-cell office:value-type="float" office:value="0.00926158856061991" calcext:value-type="float">
            <text:p>0,009261588560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0:07</text:p>
          </table:table-cell>
          <table:table-cell office:value-type="float" office:value="-55.6079630820637" calcext:value-type="float">
            <text:p>-55,6079630820637</text:p>
          </table:table-cell>
          <table:table-cell office:value-type="float" office:value="11" calcext:value-type="float">
            <text:p>11</text:p>
          </table:table-cell>
          <table:table-cell office:value-type="float" office:value="-9.99998828953196" calcext:value-type="float">
            <text:p>-9,99998828953196</text:p>
          </table:table-cell>
          <table:table-cell office:value-type="float" office:value="0.00909093034781375" calcext:value-type="float">
            <text:p>0,0090909303478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1:51</text:p>
          </table:table-cell>
          <table:table-cell office:value-type="float" office:value="-28.0213070291151" calcext:value-type="float">
            <text:p>-28,0213070291151</text:p>
          </table:table-cell>
          <table:table-cell office:value-type="float" office:value="5" calcext:value-type="float">
            <text:p>5</text:p>
          </table:table-cell>
          <table:table-cell office:value-type="float" office:value="3.58895605533519" calcext:value-type="float">
            <text:p>3,58895605533519</text:p>
          </table:table-cell>
          <table:table-cell office:value-type="float" office:value="0.015719503731249" calcext:value-type="float">
            <text:p>0,0157195037312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5:53</text:p>
          </table:table-cell>
          <table:table-cell office:value-type="float" office:value="-84.909611282974" calcext:value-type="float">
            <text:p>-84,909611282974</text:p>
          </table:table-cell>
          <table:table-cell office:value-type="float" office:value="16" calcext:value-type="float">
            <text:p>16</text:p>
          </table:table-cell>
          <table:table-cell office:value-type="float" office:value="-8.18178153341211" calcext:value-type="float">
            <text:p>-8,18178153341211</text:p>
          </table:table-cell>
          <table:table-cell office:value-type="float" office:value="0.00672322761051928" calcext:value-type="float">
            <text:p>0,0067232276105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2:23</text:p>
          </table:table-cell>
          <table:table-cell office:value-type="float" office:value="-101.838477527494" calcext:value-type="float">
            <text:p>-101,838477527494</text:p>
          </table:table-cell>
          <table:table-cell office:value-type="float" office:value="20" calcext:value-type="float">
            <text:p>20</text:p>
          </table:table-cell>
          <table:table-cell office:value-type="float" office:value="-16.2667194308079" calcext:value-type="float">
            <text:p>-16,2667194308079</text:p>
          </table:table-cell>
          <table:table-cell office:value-type="float" office:value="0.00285296498357964" calcext:value-type="float">
            <text:p>0,002852964983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01521911621094" calcext:value-type="float">
            <text:p>0,101521911621094</text:p>
          </table:table-cell>
          <table:table-cell office:value-type="string" calcext:value-type="string">
            <text:p>2020-04-02 21:48:35</text:p>
          </table:table-cell>
          <table:table-cell office:value-type="float" office:value="-94.6672373731217" calcext:value-type="float">
            <text:p>-94,6672373731217</text:p>
          </table:table-cell>
          <table:table-cell office:value-type="float" office:value="14" calcext:value-type="float">
            <text:p>14</text:p>
          </table:table-cell>
          <table:table-cell office:value-type="float" office:value="-0.00644993855281673" calcext:value-type="float">
            <text:p>-0,006449938552817</text:p>
          </table:table-cell>
          <table:table-cell office:value-type="float" office:value="0.000660403492331586" calcext:value-type="float">
            <text:p>0,0006604034923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00140228271484" calcext:value-type="float">
            <text:p>0,050014022827149</text:p>
          </table:table-cell>
          <table:table-cell office:value-type="string" calcext:value-type="string">
            <text:p>2020-04-02 21:56:31</text:p>
          </table:table-cell>
          <table:table-cell office:value-type="float" office:value="-125.834100841301" calcext:value-type="float">
            <text:p>-125,834100841301</text:p>
          </table:table-cell>
          <table:table-cell office:value-type="float" office:value="20" calcext:value-type="float">
            <text:p>20</text:p>
          </table:table-cell>
          <table:table-cell office:value-type="float" office:value="-0.00590277864128885" calcext:value-type="float">
            <text:p>-0,005902778641289</text:p>
          </table:table-cell>
          <table:table-cell office:value-type="float" office:value="0.000460366144064984" calcext:value-type="float">
            <text:p>0,0004603661440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83471130371094" calcext:value-type="float">
            <text:p>0,183471130371094</text:p>
          </table:table-cell>
          <table:table-cell office:value-type="string" calcext:value-type="string">
            <text:p>2020-04-02 22:04:53</text:p>
          </table:table-cell>
          <table:table-cell office:value-type="float" office:value="-103.68520005946" calcext:value-type="float">
            <text:p>-103,68520005946</text:p>
          </table:table-cell>
          <table:table-cell office:value-type="float" office:value="16" calcext:value-type="float">
            <text:p>16</text:p>
          </table:table-cell>
          <table:table-cell office:value-type="float" office:value="-0.00216316587784426" calcext:value-type="float">
            <text:p>-0,002163165877844</text:p>
          </table:table-cell>
          <table:table-cell office:value-type="float" office:value="0.000760335911166239" calcext:value-type="float">
            <text:p>0,0007603359111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785041809082031" calcext:value-type="float">
            <text:p>0,078504180908203</text:p>
          </table:table-cell>
          <table:table-cell office:value-type="string" calcext:value-type="string">
            <text:p>2020-04-02 22:14:12</text:p>
          </table:table-cell>
          <table:table-cell office:value-type="float" office:value="-93.7579474168865" calcext:value-type="float">
            <text:p>-93,7579474168865</text:p>
          </table:table-cell>
          <table:table-cell office:value-type="float" office:value="15" calcext:value-type="float">
            <text:p>15</text:p>
          </table:table-cell>
          <table:table-cell office:value-type="float" office:value="0.00106220421091008" calcext:value-type="float">
            <text:p>0,00106220421091</text:p>
          </table:table-cell>
          <table:table-cell office:value-type="float" office:value="0.00146416688154268" calcext:value-type="float">
            <text:p>0,0014641668815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1:15</text:p>
          </table:table-cell>
          <table:table-cell office:value-type="float" office:value="-78.3477311108577" calcext:value-type="float">
            <text:p>-78,3477311108577</text:p>
          </table:table-cell>
          <table:table-cell office:value-type="float" office:value="9" calcext:value-type="float">
            <text:p>9</text:p>
          </table:table-cell>
          <table:table-cell office:value-type="float" office:value="-3.85383810218987" calcext:value-type="float">
            <text:p>-3,85383810218987</text:p>
          </table:table-cell>
          <table:table-cell office:value-type="float" office:value="0.00559202312340817" calcext:value-type="float">
            <text:p>0,0055920231234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8:03</text:p>
          </table:table-cell>
          <table:table-cell office:value-type="float" office:value="-74.8580873471341" calcext:value-type="float">
            <text:p>-74,8580873471341</text:p>
          </table:table-cell>
          <table:table-cell office:value-type="float" office:value="13" calcext:value-type="float">
            <text:p>13</text:p>
          </table:table-cell>
          <table:table-cell office:value-type="float" office:value="-6.68488674462611" calcext:value-type="float">
            <text:p>-6,6848867446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7131286621094" calcext:value-type="float">
            <text:p>0,117131286621094</text:p>
          </table:table-cell>
          <table:table-cell office:value-type="string" calcext:value-type="string">
            <text:p>2020-04-02 22:36:45</text:p>
          </table:table-cell>
          <table:table-cell office:value-type="float" office:value="-82.9625240921768" calcext:value-type="float">
            <text:p>-82,9625240921768</text:p>
          </table:table-cell>
          <table:table-cell office:value-type="float" office:value="14" calcext:value-type="float">
            <text:p>14</text:p>
          </table:table-cell>
          <table:table-cell office:value-type="float" office:value="0.00191122492145146" calcext:value-type="float">
            <text:p>0,001911224921451</text:p>
          </table:table-cell>
          <table:table-cell office:value-type="float" office:value="0.00843820337969827" calcext:value-type="float">
            <text:p>0,0084382033796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8: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5:31</text:p>
          </table:table-cell>
          <table:table-cell office:value-type="float" office:value="-47.6333987856167" calcext:value-type="float">
            <text:p>-47,6333987856167</text:p>
          </table:table-cell>
          <table:table-cell office:value-type="float" office:value="7" calcext:value-type="float">
            <text:p>7</text:p>
          </table:table-cell>
          <table:table-cell office:value-type="float" office:value="-5.99997650022821" calcext:value-type="float">
            <text:p>-5,99997650022821</text:p>
          </table:table-cell>
          <table:table-cell office:value-type="float" office:value="0.023809564743569" calcext:value-type="float">
            <text:p>0,0238095647435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2876513671875" calcext:value-type="float">
            <text:p>0,62876513671875</text:p>
          </table:table-cell>
          <table:table-cell office:value-type="string" calcext:value-type="string">
            <text:p>2020-04-02 22:48:45</text:p>
          </table:table-cell>
          <table:table-cell office:value-type="float" office:value="-23.7924522622612" calcext:value-type="float">
            <text:p>-23,7924522622612</text:p>
          </table:table-cell>
          <table:table-cell office:value-type="float" office:value="4" calcext:value-type="float">
            <text:p>4</text:p>
          </table:table-cell>
          <table:table-cell office:value-type="float" office:value="-0.00342091664833655" calcext:value-type="float">
            <text:p>-0,003420916648337</text:p>
          </table:table-cell>
          <table:table-cell office:value-type="float" office:value="0.023383566295987" calcext:value-type="float">
            <text:p>0,0233835662959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69188537597656" calcext:value-type="float">
            <text:p>0,076918853759766</text:p>
          </table:table-cell>
          <table:table-cell office:value-type="string" calcext:value-type="string">
            <text:p>2020-04-02 22:57:15</text:p>
          </table:table-cell>
          <table:table-cell office:value-type="float" office:value="-78.5135891030763" calcext:value-type="float">
            <text:p>-78,5135891030763</text:p>
          </table:table-cell>
          <table:table-cell office:value-type="float" office:value="14" calcext:value-type="float">
            <text:p>14</text:p>
          </table:table-cell>
          <table:table-cell office:value-type="float" office:value="0.000809831009121798" calcext:value-type="float">
            <text:p>0,000809831009122</text:p>
          </table:table-cell>
          <table:table-cell office:value-type="float" office:value="0.000390103135215978" calcext:value-type="float">
            <text:p>0,0003901031352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07063232421875" calcext:value-type="float">
            <text:p>0,407063232421875</text:p>
          </table:table-cell>
          <table:table-cell office:value-type="string" calcext:value-type="string">
            <text:p>2020-04-02 23:05:17</text:p>
          </table:table-cell>
          <table:table-cell office:value-type="float" office:value="-52.9804269277467" calcext:value-type="float">
            <text:p>-52,9804269277467</text:p>
          </table:table-cell>
          <table:table-cell office:value-type="float" office:value="8" calcext:value-type="float">
            <text:p>8</text:p>
          </table:table-cell>
          <table:table-cell office:value-type="float" office:value="0.00477498141644072" calcext:value-type="float">
            <text:p>0,004774981416441</text:p>
          </table:table-cell>
          <table:table-cell office:value-type="float" office:value="0.00727148317177257" calcext:value-type="float">
            <text:p>0,0072714831717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779554138183594" calcext:value-type="float">
            <text:p>0,077955413818359</text:p>
          </table:table-cell>
          <table:table-cell office:value-type="string" calcext:value-type="string">
            <text:p>2020-04-02 23:13:57</text:p>
          </table:table-cell>
          <table:table-cell office:value-type="float" office:value="-80.7040218629257" calcext:value-type="float">
            <text:p>-80,7040218629257</text:p>
          </table:table-cell>
          <table:table-cell office:value-type="float" office:value="14" calcext:value-type="float">
            <text:p>14</text:p>
          </table:table-cell>
          <table:table-cell office:value-type="float" office:value="0.00101888442268946" calcext:value-type="float">
            <text:p>0,001018884422689</text:p>
          </table:table-cell>
          <table:table-cell office:value-type="float" office:value="0.000399703830974663" calcext:value-type="float">
            <text:p>0,0003997038309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94385498046875" calcext:value-type="float">
            <text:p>0,194385498046875</text:p>
          </table:table-cell>
          <table:table-cell office:value-type="string" calcext:value-type="string">
            <text:p>2020-04-02 23:19:09</text:p>
          </table:table-cell>
          <table:table-cell office:value-type="float" office:value="-62.8106517769777" calcext:value-type="float">
            <text:p>-62,8106517769777</text:p>
          </table:table-cell>
          <table:table-cell office:value-type="float" office:value="11" calcext:value-type="float">
            <text:p>11</text:p>
          </table:table-cell>
          <table:table-cell office:value-type="float" office:value="0.000541716164225603" calcext:value-type="float">
            <text:p>0,000541716164226</text:p>
          </table:table-cell>
          <table:table-cell office:value-type="float" office:value="0.0030219388184554" calcext:value-type="float">
            <text:p>0,0030219388184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8:15</text:p>
          </table:table-cell>
          <table:table-cell office:value-type="float" office:value="-61.5658703103032" calcext:value-type="float">
            <text:p>-61,5658703103032</text:p>
          </table:table-cell>
          <table:table-cell office:value-type="float" office:value="11" calcext:value-type="float">
            <text:p>11</text:p>
          </table:table-cell>
          <table:table-cell office:value-type="float" office:value="-10.9999999745526" calcext:value-type="float">
            <text:p>-10,9999999745526</text:p>
          </table:table-cell>
          <table:table-cell office:value-type="float" office:value="0.00826446284815544" calcext:value-type="float">
            <text:p>0,0082644628481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2:54</text:p>
          </table:table-cell>
          <table:table-cell office:value-type="float" office:value="-23.9147495410075" calcext:value-type="float">
            <text:p>-23,9147495410075</text:p>
          </table:table-cell>
          <table:table-cell office:value-type="float" office:value="5" calcext:value-type="float">
            <text:p>5</text:p>
          </table:table-cell>
          <table:table-cell office:value-type="float" office:value="-1.98790484765058" calcext:value-type="float">
            <text:p>-1,98790484765058</text:p>
          </table:table-cell>
          <table:table-cell office:value-type="float" office:value="0.0999961916238432" calcext:value-type="float">
            <text:p>0,0999961916238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1:44</text:p>
          </table:table-cell>
          <table:table-cell office:value-type="float" office:value="-42.5070972511383" calcext:value-type="float">
            <text:p>-42,507097251138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0.0123456790123457" calcext:value-type="float">
            <text:p>0,0123456790123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9:06</text:p>
          </table:table-cell>
          <table:table-cell office:value-type="float" office:value="-10.6491207267875" calcext:value-type="float">
            <text:p>-10,649120726787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7:2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estimation_info_plus_10s_NA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  <table:table-cell/>
          <table:table-cell office:value-type="string" calcext:value-type="string">
            <text:p>Difference with reference f2b</text:p>
          </table:table-cell>
          <table:table-cell table:number-columns-repeated="2"/>
          <table:table-cell office:value-type="string" calcext:value-type="string">
            <text:p>f2b</text:p>
          </table:table-cell>
          <table:table-cell office:value-type="string" calcext:value-type="string">
            <text:p>Relative likeliho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7:45</text:p>
          </table:table-cell>
          <table:table-cell office:value-type="float" office:value="-108.570865078569" calcext:value-type="float">
            <text:p>-108,570865078569</text:p>
          </table:table-cell>
          <table:table-cell office:value-type="float" office:value="22" calcext:value-type="float">
            <text:p>22</text:p>
          </table:table-cell>
          <table:table-cell office:value-type="float" office:value="-19.9968839825346" calcext:value-type="float">
            <text:p>-19,9968839825346</text:p>
          </table:table-cell>
          <table:table-cell office:value-type="float" office:value="0.00227272616953687" calcext:value-type="float">
            <text:p>0,002272726169537</text:p>
          </table:table-cell>
          <table:table-cell table:number-columns-repeated="4"/>
          <table:table-cell table:formula="of:=[.B2] - [estimation_info_NAT.B2]" office:value-type="float" office:value="0" calcext:value-type="float">
            <text:p>0</text:p>
          </table:table-cell>
          <table:table-cell table:formula="of:=([.D2] - [estimation_info_NAT.D2])/[estimation_info_NAT.D2]" office:value-type="float" office:value="0.0724355416773211" calcext:value-type="float">
            <text:p>0,072435541677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6:03</text:p>
          </table:table-cell>
          <table:table-cell office:value-type="float" office:value="-76.9243811298371" calcext:value-type="float">
            <text:p>-76,9243811298371</text:p>
          </table:table-cell>
          <table:table-cell office:value-type="float" office:value="16" calcext:value-type="float">
            <text:p>16</text:p>
          </table:table-cell>
          <table:table-cell office:value-type="float" office:value="-13.9999994707665" calcext:value-type="float">
            <text:p>-13,9999994707665</text:p>
          </table:table-cell>
          <table:table-cell office:value-type="float" office:value="0.00446428571428644" calcext:value-type="float">
            <text:p>0,004464285714286</text:p>
          </table:table-cell>
          <table:table-cell table:number-columns-repeated="4"/>
          <table:table-cell table:formula="of:=[.B3] - [estimation_info_NAT.B3]" office:value-type="float" office:value="0" calcext:value-type="float">
            <text:p>0</text:p>
          </table:table-cell>
          <table:table-cell table:formula="of:=([.D3] - [estimation_info_NAT.D3])/[estimation_info_NAT.D3]" office:value-type="float" office:value="0.113458197518249" calcext:value-type="float">
            <text:p>0,113458197518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49064636230469" calcext:value-type="float">
            <text:p>0,008490646362305</text:p>
          </table:table-cell>
          <table:table-cell office:value-type="string" calcext:value-type="string">
            <text:p>2020-04-02 05:48:37</text:p>
          </table:table-cell>
          <table:table-cell office:value-type="float" office:value="-204.670132525726" calcext:value-type="float">
            <text:p>-204,670132525726</text:p>
          </table:table-cell>
          <table:table-cell office:value-type="float" office:value="41" calcext:value-type="float">
            <text:p>41</text:p>
          </table:table-cell>
          <table:table-cell office:value-type="float" office:value="0.00349727210640083" calcext:value-type="float">
            <text:p>0,003497272106401</text:p>
          </table:table-cell>
          <table:table-cell office:value-type="float" office:value="0.000143175256894822" calcext:value-type="float">
            <text:p>0,000143175256895</text:p>
          </table:table-cell>
          <table:table-cell table:number-columns-repeated="4"/>
          <table:table-cell table:formula="of:=[.B4] - [estimation_info_NAT.B4]" office:value-type="float" office:value="-0.0190544128417969" calcext:value-type="float">
            <text:p>-0,019054412841797</text:p>
          </table:table-cell>
          <table:table-cell table:formula="of:=([.D4] - [estimation_info_NAT.D4])/[estimation_info_NAT.D4]" office:value-type="float" office:value="0.0143730722308675" calcext:value-type="float">
            <text:p>0,014373072230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0:01</text:p>
          </table:table-cell>
          <table:table-cell office:value-type="float" office:value="-131.485184889986" calcext:value-type="float">
            <text:p>-131,485184889986</text:p>
          </table:table-cell>
          <table:table-cell office:value-type="float" office:value="26" calcext:value-type="float">
            <text:p>26</text:p>
          </table:table-cell>
          <table:table-cell office:value-type="float" office:value="-3.04678822008092" calcext:value-type="float">
            <text:p>-3,04678822008092</text:p>
          </table:table-cell>
          <table:table-cell office:value-type="float" office:value="0.051894679384989" calcext:value-type="float">
            <text:p>0,051894679384989</text:p>
          </table:table-cell>
          <table:table-cell table:number-columns-repeated="4"/>
          <table:table-cell table:formula="of:=[.B5] - [estimation_info_NAT.B5]" office:value-type="float" office:value="0" calcext:value-type="float">
            <text:p>0</text:p>
          </table:table-cell>
          <table:table-cell table:formula="of:=([.D5] - [estimation_info_NAT.D5])/[estimation_info_NAT.D5]" office:value-type="float" office:value="-0.0364131048475856" calcext:value-type="float">
            <text:p>-0,036413104847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5:13</text:p>
          </table:table-cell>
          <table:table-cell office:value-type="float" office:value="-119.289934869465" calcext:value-type="float">
            <text:p>-119,289934869465</text:p>
          </table:table-cell>
          <table:table-cell office:value-type="float" office:value="22" calcext:value-type="float">
            <text:p>22</text:p>
          </table:table-cell>
          <table:table-cell office:value-type="float" office:value="-10.9800564673018" calcext:value-type="float">
            <text:p>-10,9800564673018</text:p>
          </table:table-cell>
          <table:table-cell office:value-type="float" office:value="0.00416214557223859" calcext:value-type="float">
            <text:p>0,004162145572239</text:p>
          </table:table-cell>
          <table:table-cell table:number-columns-repeated="4"/>
          <table:table-cell table:formula="of:=[.B6] - [estimation_info_NAT.B6]" office:value-type="float" office:value="0" calcext:value-type="float">
            <text:p>0</text:p>
          </table:table-cell>
          <table:table-cell table:formula="of:=([.D6] - [estimation_info_NAT.D6])/[estimation_info_NAT.D6]" office:value-type="float" office:value="0.1185198900037" calcext:value-type="float">
            <text:p>0,1185198900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6:22</text:p>
          </table:table-cell>
          <table:table-cell office:value-type="float" office:value="-92.0171988351451" calcext:value-type="float">
            <text:p>-92,0171988351451</text:p>
          </table:table-cell>
          <table:table-cell office:value-type="float" office:value="17" calcext:value-type="float">
            <text:p>17</text:p>
          </table:table-cell>
          <table:table-cell office:value-type="float" office:value="25.073737924173" calcext:value-type="float">
            <text:p>25,073737924173</text:p>
          </table:table-cell>
          <table:table-cell office:value-type="float" office:value="0.000190964797651517" calcext:value-type="float">
            <text:p>0,000190964797652</text:p>
          </table:table-cell>
          <table:table-cell table:number-columns-repeated="4"/>
          <table:table-cell table:formula="of:=[.B7] - [estimation_info_NAT.B7]" office:value-type="float" office:value="0" calcext:value-type="float">
            <text:p>0</text:p>
          </table:table-cell>
          <table:table-cell table:formula="of:=([.D7] - [estimation_info_NAT.D7])/[estimation_info_NAT.D7]" office:value-type="float" office:value="-0.0042893522292063" calcext:value-type="float">
            <text:p>-0,004289352229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41905059814453" calcext:value-type="float">
            <text:p>0,064190505981445</text:p>
          </table:table-cell>
          <table:table-cell office:value-type="string" calcext:value-type="string">
            <text:p>2020-04-02 06:05:59</text:p>
          </table:table-cell>
          <table:table-cell office:value-type="float" office:value="-284.351574113755" calcext:value-type="float">
            <text:p>-284,351574113755</text:p>
          </table:table-cell>
          <table:table-cell office:value-type="float" office:value="50" calcext:value-type="float">
            <text:p>50</text:p>
          </table:table-cell>
          <table:table-cell office:value-type="float" office:value="-0.0050139274447536" calcext:value-type="float">
            <text:p>-0,005013927444754</text:p>
          </table:table-cell>
          <table:table-cell office:value-type="float" office:value="0.0000467500998444896" calcext:value-type="float">
            <text:p>4,67500998444896E-05</text:p>
          </table:table-cell>
          <table:table-cell table:number-columns-repeated="4"/>
          <table:table-cell table:formula="of:=[.B8] - [estimation_info_NAT.B8]" office:value-type="float" office:value="-0.0107619323730469" calcext:value-type="float">
            <text:p>-0,010761932373047</text:p>
          </table:table-cell>
          <table:table-cell table:formula="of:=([.D8] - [estimation_info_NAT.D8])/[estimation_info_NAT.D8]" office:value-type="float" office:value="0.0504418992699212" calcext:value-type="float">
            <text:p>0,0504418992699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9382202148437" calcext:value-type="float">
            <text:p>0,329382202148437</text:p>
          </table:table-cell>
          <table:table-cell office:value-type="string" calcext:value-type="string">
            <text:p>2020-04-02 06:07:19</text:p>
          </table:table-cell>
          <table:table-cell office:value-type="float" office:value="-198.459072415909" calcext:value-type="float">
            <text:p>-198,459072415909</text:p>
          </table:table-cell>
          <table:table-cell office:value-type="float" office:value="35" calcext:value-type="float">
            <text:p>35</text:p>
          </table:table-cell>
          <table:table-cell office:value-type="float" office:value="-0.00366194919857275" calcext:value-type="float">
            <text:p>-0,003661949198573</text:p>
          </table:table-cell>
          <table:table-cell office:value-type="float" office:value="0.000574891174830315" calcext:value-type="float">
            <text:p>0,00057489117483</text:p>
          </table:table-cell>
          <table:table-cell table:number-columns-repeated="4"/>
          <table:table-cell table:formula="of:=[.B9] - [estimation_info_NAT.B9]" office:value-type="float" office:value="0.05316943359375" calcext:value-type="float">
            <text:p>0,05316943359375</text:p>
          </table:table-cell>
          <table:table-cell table:formula="of:=([.D9] - [estimation_info_NAT.D9])/[estimation_info_NAT.D9]" office:value-type="float" office:value="-0.0849312934837134" calcext:value-type="float">
            <text:p>-0,084931293483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32146759033203" calcext:value-type="float">
            <text:p>0,07321467590332</text:p>
          </table:table-cell>
          <table:table-cell office:value-type="string" calcext:value-type="string">
            <text:p>2020-04-02 06:14:10</text:p>
          </table:table-cell>
          <table:table-cell office:value-type="float" office:value="-252.764994973862" calcext:value-type="float">
            <text:p>-252,764994973862</text:p>
          </table:table-cell>
          <table:table-cell office:value-type="float" office:value="47" calcext:value-type="float">
            <text:p>47</text:p>
          </table:table-cell>
          <table:table-cell office:value-type="float" office:value="-0.0055620728428587" calcext:value-type="float">
            <text:p>-0,005562072842859</text:p>
          </table:table-cell>
          <table:table-cell office:value-type="float" office:value="0.0000405558774947331" calcext:value-type="float">
            <text:p>4,05558774947331E-05</text:p>
          </table:table-cell>
          <table:table-cell table:number-columns-repeated="4"/>
          <table:table-cell table:formula="of:=[.B10] - [estimation_info_NAT.B10]" office:value-type="float" office:value="0" calcext:value-type="float">
            <text:p>0</text:p>
          </table:table-cell>
          <table:table-cell table:formula="of:=([.D10] - [estimation_info_NAT.D10])/[estimation_info_NAT.D10]" office:value-type="float" office:value="0.0390488815859229" calcext:value-type="float">
            <text:p>0,039048881585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1939208984375" calcext:value-type="float">
            <text:p>0,491939208984375</text:p>
          </table:table-cell>
          <table:table-cell office:value-type="string" calcext:value-type="string">
            <text:p>2020-04-02 06:15:42</text:p>
          </table:table-cell>
          <table:table-cell office:value-type="float" office:value="-159.286627407687" calcext:value-type="float">
            <text:p>-159,286627407687</text:p>
          </table:table-cell>
          <table:table-cell office:value-type="float" office:value="28" calcext:value-type="float">
            <text:p>28</text:p>
          </table:table-cell>
          <table:table-cell office:value-type="float" office:value="-0.00219647987898479" calcext:value-type="float">
            <text:p>-0,002196479878985</text:p>
          </table:table-cell>
          <table:table-cell office:value-type="float" office:value="0.00141510080689348" calcext:value-type="float">
            <text:p>0,001415100806893</text:p>
          </table:table-cell>
          <table:table-cell table:number-columns-repeated="4"/>
          <table:table-cell table:formula="of:=[.B11] - [estimation_info_NAT.B11]" office:value-type="float" office:value="0.0321943359375" calcext:value-type="float">
            <text:p>0,0321943359375</text:p>
          </table:table-cell>
          <table:table-cell table:formula="of:=([.D11] - [estimation_info_NAT.D11])/[estimation_info_NAT.D11]" office:value-type="float" office:value="-0.0720130648419525" calcext:value-type="float">
            <text:p>-0,072013064841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7:58</text:p>
          </table:table-cell>
          <table:table-cell office:value-type="float" office:value="-168.686925658399" calcext:value-type="float">
            <text:p>-168,686925658399</text:p>
          </table:table-cell>
          <table:table-cell office:value-type="float" office:value="30" calcext:value-type="float">
            <text:p>30</text:p>
          </table:table-cell>
          <table:table-cell office:value-type="float" office:value="-17.564326075028" calcext:value-type="float">
            <text:p>-17,564326075028</text:p>
          </table:table-cell>
          <table:table-cell office:value-type="float" office:value="0.00151421866923004" calcext:value-type="float">
            <text:p>0,00151421866923</text:p>
          </table:table-cell>
          <table:table-cell table:number-columns-repeated="4"/>
          <table:table-cell table:formula="of:=[.B12] - [estimation_info_NAT.B12]" office:value-type="float" office:value="0" calcext:value-type="float">
            <text:p>0</text:p>
          </table:table-cell>
          <table:table-cell table:formula="of:=([.D12] - [estimation_info_NAT.D12])/[estimation_info_NAT.D12]" office:value-type="float" office:value="0.0253528115229652" calcext:value-type="float">
            <text:p>0,0253528115229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1:10</text:p>
          </table:table-cell>
          <table:table-cell office:value-type="float" office:value="-145.043034251328" calcext:value-type="float">
            <text:p>-145,043034251328</text:p>
          </table:table-cell>
          <table:table-cell office:value-type="float" office:value="27" calcext:value-type="float">
            <text:p>27</text:p>
          </table:table-cell>
          <table:table-cell office:value-type="float" office:value="-9.65342882129827" calcext:value-type="float">
            <text:p>-9,65342882129827</text:p>
          </table:table-cell>
          <table:table-cell office:value-type="float" office:value="0.000621333133294129" calcext:value-type="float">
            <text:p>0,000621333133294</text:p>
          </table:table-cell>
          <table:table-cell table:number-columns-repeated="4"/>
          <table:table-cell table:formula="of:=[.B13] - [estimation_info_NAT.B13]" office:value-type="float" office:value="0" calcext:value-type="float">
            <text:p>0</text:p>
          </table:table-cell>
          <table:table-cell table:formula="of:=([.D13] - [estimation_info_NAT.D13])/[estimation_info_NAT.D13]" office:value-type="float" office:value="0.0735437994190154" calcext:value-type="float">
            <text:p>0,073543799419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6:50</text:p>
          </table:table-cell>
          <table:table-cell office:value-type="float" office:value="-193.834442778905" calcext:value-type="float">
            <text:p>-193,834442778905</text:p>
          </table:table-cell>
          <table:table-cell office:value-type="float" office:value="37" calcext:value-type="float">
            <text:p>37</text:p>
          </table:table-cell>
          <table:table-cell office:value-type="float" office:value="-27.8892669374485" calcext:value-type="float">
            <text:p>-27,8892669374485</text:p>
          </table:table-cell>
          <table:table-cell office:value-type="float" office:value="0.00096494218756583" calcext:value-type="float">
            <text:p>0,000964942187566</text:p>
          </table:table-cell>
          <table:table-cell table:number-columns-repeated="4"/>
          <table:table-cell table:formula="of:=[.B14] - [estimation_info_NAT.B14]" office:value-type="float" office:value="0" calcext:value-type="float">
            <text:p>0</text:p>
          </table:table-cell>
          <table:table-cell table:formula="of:=([.D14] - [estimation_info_NAT.D14])/[estimation_info_NAT.D14]" office:value-type="float" office:value="0.058058797845978" calcext:value-type="float">
            <text:p>0,0580587978459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63100891113281" calcext:value-type="float">
            <text:p>0,036310089111328</text:p>
          </table:table-cell>
          <table:table-cell office:value-type="string" calcext:value-type="string">
            <text:p>2020-04-02 06:29:16</text:p>
          </table:table-cell>
          <table:table-cell office:value-type="float" office:value="-162.257758384267" calcext:value-type="float">
            <text:p>-162,257758384267</text:p>
          </table:table-cell>
          <table:table-cell office:value-type="float" office:value="29" calcext:value-type="float">
            <text:p>29</text:p>
          </table:table-cell>
          <table:table-cell office:value-type="float" office:value="0.000380039315767133" calcext:value-type="float">
            <text:p>0,000380039315767</text:p>
          </table:table-cell>
          <table:table-cell office:value-type="float" office:value="0.000140746582807505" calcext:value-type="float">
            <text:p>0,000140746582808</text:p>
          </table:table-cell>
          <table:table-cell table:number-columns-repeated="4"/>
          <table:table-cell table:formula="of:=[.B15] - [estimation_info_NAT.B15]" office:value-type="float" office:value="0.0342064819335938" calcext:value-type="float">
            <text:p>0,034206481933594</text:p>
          </table:table-cell>
          <table:table-cell table:formula="of:=([.D15] - [estimation_info_NAT.D15])/[estimation_info_NAT.D15]" office:value-type="float" office:value="-0.0669115851252434" calcext:value-type="float">
            <text:p>-0,066911585125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30624847412109" calcext:value-type="float">
            <text:p>0,063062484741211</text:p>
          </table:table-cell>
          <table:table-cell office:value-type="string" calcext:value-type="string">
            <text:p>2020-04-02 06:35:01</text:p>
          </table:table-cell>
          <table:table-cell office:value-type="float" office:value="-197.600992835176" calcext:value-type="float">
            <text:p>-197,600992835176</text:p>
          </table:table-cell>
          <table:table-cell office:value-type="float" office:value="37" calcext:value-type="float">
            <text:p>37</text:p>
          </table:table-cell>
          <table:table-cell office:value-type="float" office:value="-0.00000597390803047659" calcext:value-type="float">
            <text:p>-5,97390803047659E-06</text:p>
          </table:table-cell>
          <table:table-cell office:value-type="float" office:value="0.0000537072045787978" calcext:value-type="float">
            <text:p>5,37072045787978E-05</text:p>
          </table:table-cell>
          <table:table-cell table:number-columns-repeated="4"/>
          <table:table-cell table:formula="of:=[.B16] - [estimation_info_NAT.B16]" office:value-type="float" office:value="0.0043596496582031" calcext:value-type="float">
            <text:p>0,004359649658203</text:p>
          </table:table-cell>
          <table:table-cell table:formula="of:=([.D16] - [estimation_info_NAT.D16])/[estimation_info_NAT.D16]" office:value-type="float" office:value="0.0231263734538657" calcext:value-type="float">
            <text:p>0,0231263734538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60342407226563" calcext:value-type="float">
            <text:p>0,096034240722656</text:p>
          </table:table-cell>
          <table:table-cell office:value-type="string" calcext:value-type="string">
            <text:p>2020-04-02 06:38:17</text:p>
          </table:table-cell>
          <table:table-cell office:value-type="float" office:value="-191.749935760474" calcext:value-type="float">
            <text:p>-191,749935760474</text:p>
          </table:table-cell>
          <table:table-cell office:value-type="float" office:value="34" calcext:value-type="float">
            <text:p>34</text:p>
          </table:table-cell>
          <table:table-cell office:value-type="float" office:value="0.003502686035189" calcext:value-type="float">
            <text:p>0,003502686035189</text:p>
          </table:table-cell>
          <table:table-cell office:value-type="float" office:value="0.000196974382762423" calcext:value-type="float">
            <text:p>0,000196974382762</text:p>
          </table:table-cell>
          <table:table-cell table:number-columns-repeated="4"/>
          <table:table-cell table:formula="of:=[.B17] - [estimation_info_NAT.B17]" office:value-type="float" office:value="-0.0201214599609375" calcext:value-type="float">
            <text:p>-0,020121459960938</text:p>
          </table:table-cell>
          <table:table-cell table:formula="of:=([.D17] - [estimation_info_NAT.D17])/[estimation_info_NAT.D17]" office:value-type="float" office:value="0.0045459319089541" calcext:value-type="float">
            <text:p>0,004545931908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0:14</text:p>
          </table:table-cell>
          <table:table-cell office:value-type="float" office:value="-175.517971414172" calcext:value-type="float">
            <text:p>-175,517971414172</text:p>
          </table:table-cell>
          <table:table-cell office:value-type="float" office:value="32" calcext:value-type="float">
            <text:p>32</text:p>
          </table:table-cell>
          <table:table-cell office:value-type="float" office:value="-11.3654970126684" calcext:value-type="float">
            <text:p>-11,3654970126684</text:p>
          </table:table-cell>
          <table:table-cell office:value-type="float" office:value="0.00301968104897928" calcext:value-type="float">
            <text:p>0,003019681048979</text:p>
          </table:table-cell>
          <table:table-cell table:number-columns-repeated="4"/>
          <table:table-cell table:formula="of:=[.B18] - [estimation_info_NAT.B18]" office:value-type="float" office:value="0" calcext:value-type="float">
            <text:p>0</text:p>
          </table:table-cell>
          <table:table-cell table:formula="of:=([.D18] - [estimation_info_NAT.D18])/[estimation_info_NAT.D18]" office:value-type="float" office:value="0.00711905123912875" calcext:value-type="float">
            <text:p>0,007119051239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50</text:p>
          </table:table-cell>
          <table:table-cell office:value-type="float" office:value="-240.146323903501" calcext:value-type="float">
            <text:p>-240,146323903501</text:p>
          </table:table-cell>
          <table:table-cell office:value-type="float" office:value="45" calcext:value-type="float">
            <text:p>45</text:p>
          </table:table-cell>
          <table:table-cell office:value-type="float" office:value="-10.8635721209989" calcext:value-type="float">
            <text:p>-10,8635721209989</text:p>
          </table:table-cell>
          <table:table-cell office:value-type="float" office:value="0.000190168830066661" calcext:value-type="float">
            <text:p>0,000190168830067</text:p>
          </table:table-cell>
          <table:table-cell table:number-columns-repeated="4"/>
          <table:table-cell table:formula="of:=[.B19] - [estimation_info_NAT.B19]" office:value-type="float" office:value="0" calcext:value-type="float">
            <text:p>0</text:p>
          </table:table-cell>
          <table:table-cell table:formula="of:=([.D19] - [estimation_info_NAT.D19])/[estimation_info_NAT.D19]" office:value-type="float" office:value="0.0758736343397939" calcext:value-type="float">
            <text:p>0,075873634339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08824157714844" calcext:value-type="float">
            <text:p>0,070882415771484</text:p>
          </table:table-cell>
          <table:table-cell office:value-type="string" calcext:value-type="string">
            <text:p>2020-04-02 06:47:16</text:p>
          </table:table-cell>
          <table:table-cell office:value-type="float" office:value="-208.139875789106" calcext:value-type="float">
            <text:p>-208,139875789106</text:p>
          </table:table-cell>
          <table:table-cell office:value-type="float" office:value="39" calcext:value-type="float">
            <text:p>39</text:p>
          </table:table-cell>
          <table:table-cell office:value-type="float" office:value="0.00347616090265768" calcext:value-type="float">
            <text:p>0,003476160902658</text:p>
          </table:table-cell>
          <table:table-cell office:value-type="float" office:value="0.000119613778647017" calcext:value-type="float">
            <text:p>0,000119613778647</text:p>
          </table:table-cell>
          <table:table-cell table:number-columns-repeated="4"/>
          <table:table-cell table:formula="of:=[.B20] - [estimation_info_NAT.B20]" office:value-type="float" office:value="0.00542669677734371" calcext:value-type="float">
            <text:p>0,005426696777344</text:p>
          </table:table-cell>
          <table:table-cell table:formula="of:=([.D20] - [estimation_info_NAT.D20])/[estimation_info_NAT.D20]" office:value-type="float" office:value="0.0349946738733056" calcext:value-type="float">
            <text:p>0,0349946738733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00440216064453" calcext:value-type="float">
            <text:p>0,007004402160645</text:p>
          </table:table-cell>
          <table:table-cell office:value-type="string" calcext:value-type="string">
            <text:p>2020-04-02 06:51:50</text:p>
          </table:table-cell>
          <table:table-cell office:value-type="float" office:value="-271.652707710002" calcext:value-type="float">
            <text:p>-271,652707710002</text:p>
          </table:table-cell>
          <table:table-cell office:value-type="float" office:value="53" calcext:value-type="float">
            <text:p>53</text:p>
          </table:table-cell>
          <table:table-cell office:value-type="float" office:value="0.00612924312572694" calcext:value-type="float">
            <text:p>0,006129243125727</text:p>
          </table:table-cell>
          <table:table-cell office:value-type="float" office:value="0.0000204832211249312" calcext:value-type="float">
            <text:p>2,04832211249312E-05</text:p>
          </table:table-cell>
          <table:table-cell table:number-columns-repeated="4"/>
          <table:table-cell table:formula="of:=[.B21] - [estimation_info_NAT.B21]" office:value-type="float" office:value="-0.00678337097167969" calcext:value-type="float">
            <text:p>-0,00678337097168</text:p>
          </table:table-cell>
          <table:table-cell table:formula="of:=([.D21] - [estimation_info_NAT.D21])/[estimation_info_NAT.D21]" office:value-type="float" office:value="0.0469339961294109" calcext:value-type="float">
            <text:p>0,046933996129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34</text:p>
          </table:table-cell>
          <table:table-cell office:value-type="float" office:value="-292.311332185973" calcext:value-type="float">
            <text:p>-292,311332185973</text:p>
          </table:table-cell>
          <table:table-cell office:value-type="float" office:value="55" calcext:value-type="float">
            <text:p>55</text:p>
          </table:table-cell>
          <table:table-cell office:value-type="float" office:value="-6.46130838459067" calcext:value-type="float">
            <text:p>-6,46130838459067</text:p>
          </table:table-cell>
          <table:table-cell office:value-type="float" office:value="0.00240521845203111" calcext:value-type="float">
            <text:p>0,002405218452031</text:p>
          </table:table-cell>
          <table:table-cell table:number-columns-repeated="4"/>
          <table:table-cell table:formula="of:=[.B22] - [estimation_info_NAT.B22]" office:value-type="float" office:value="0" calcext:value-type="float">
            <text:p>0</text:p>
          </table:table-cell>
          <table:table-cell table:formula="of:=([.D22] - [estimation_info_NAT.D22])/[estimation_info_NAT.D22]" office:value-type="float" office:value="-0.0504854535853748" calcext:value-type="float">
            <text:p>-0,050485453585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13706970214844" calcext:value-type="float">
            <text:p>0,051370697021484</text:p>
          </table:table-cell>
          <table:table-cell office:value-type="string" calcext:value-type="string">
            <text:p>2020-04-02 06:54:57</text:p>
          </table:table-cell>
          <table:table-cell office:value-type="float" office:value="-169.849682555179" calcext:value-type="float">
            <text:p>-169,849682555179</text:p>
          </table:table-cell>
          <table:table-cell office:value-type="float" office:value="31" calcext:value-type="float">
            <text:p>31</text:p>
          </table:table-cell>
          <table:table-cell office:value-type="float" office:value="-0.00557875097967539" calcext:value-type="float">
            <text:p>-0,005578750979675</text:p>
          </table:table-cell>
          <table:table-cell office:value-type="float" office:value="0.0001507237544825" calcext:value-type="float">
            <text:p>0,000150723754483</text:p>
          </table:table-cell>
          <table:table-cell table:number-columns-repeated="4"/>
          <table:table-cell table:formula="of:=[.B23] - [estimation_info_NAT.B23]" office:value-type="float" office:value="0.0513706970214844" calcext:value-type="float">
            <text:p>0,051370697021484</text:p>
          </table:table-cell>
          <table:table-cell table:formula="of:=([.D23] - [estimation_info_NAT.D23])/[estimation_info_NAT.D23]" office:value-type="float" office:value="-0.0432656225403645" calcext:value-type="float">
            <text:p>-0,0432656225403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1031188964844" calcext:value-type="float">
            <text:p>0,022103118896484</text:p>
          </table:table-cell>
          <table:table-cell office:value-type="string" calcext:value-type="string">
            <text:p>2020-04-02 06:58:47</text:p>
          </table:table-cell>
          <table:table-cell office:value-type="float" office:value="-215.722089707464" calcext:value-type="float">
            <text:p>-215,722089707464</text:p>
          </table:table-cell>
          <table:table-cell office:value-type="float" office:value="40" calcext:value-type="float">
            <text:p>40</text:p>
          </table:table-cell>
          <table:table-cell office:value-type="float" office:value="0.004937457112143" calcext:value-type="float">
            <text:p>0,004937457112143</text:p>
          </table:table-cell>
          <table:table-cell office:value-type="float" office:value="0.000126692070589745" calcext:value-type="float">
            <text:p>0,00012669207059</text:p>
          </table:table-cell>
          <table:table-cell table:number-columns-repeated="4"/>
          <table:table-cell table:formula="of:=[.B24] - [estimation_info_NAT.B24]" office:value-type="float" office:value="0.0221031188964844" calcext:value-type="float">
            <text:p>0,022103118896484</text:p>
          </table:table-cell>
          <table:table-cell table:formula="of:=([.D24] - [estimation_info_NAT.D24])/[estimation_info_NAT.D24]" office:value-type="float" office:value="0.0533974482455381" calcext:value-type="float">
            <text:p>0,0533974482455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2:48</text:p>
          </table:table-cell>
          <table:table-cell office:value-type="float" office:value="-242.747522307805" calcext:value-type="float">
            <text:p>-242,747522307805</text:p>
          </table:table-cell>
          <table:table-cell office:value-type="float" office:value="48" calcext:value-type="float">
            <text:p>48</text:p>
          </table:table-cell>
          <table:table-cell office:value-type="float" office:value="-27.9767756783835" calcext:value-type="float">
            <text:p>-27,9767756783835</text:p>
          </table:table-cell>
          <table:table-cell office:value-type="float" office:value="0.000744208759785589" calcext:value-type="float">
            <text:p>0,000744208759786</text:p>
          </table:table-cell>
          <table:table-cell table:number-columns-repeated="4"/>
          <table:table-cell table:formula="of:=[.B25] - [estimation_info_NAT.B25]" office:value-type="float" office:value="0" calcext:value-type="float">
            <text:p>0</text:p>
          </table:table-cell>
          <table:table-cell table:formula="of:=([.D25] - [estimation_info_NAT.D25])/[estimation_info_NAT.D25]" office:value-type="float" office:value="0.123841043758807" calcext:value-type="float">
            <text:p>0,123841043758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8952941894531" calcext:value-type="float">
            <text:p>0,042895294189453</text:p>
          </table:table-cell>
          <table:table-cell office:value-type="string" calcext:value-type="string">
            <text:p>2020-04-02 07:06:38</text:p>
          </table:table-cell>
          <table:table-cell office:value-type="float" office:value="-325.712517345852" calcext:value-type="float">
            <text:p>-325,712517345852</text:p>
          </table:table-cell>
          <table:table-cell office:value-type="float" office:value="60" calcext:value-type="float">
            <text:p>60</text:p>
          </table:table-cell>
          <table:table-cell office:value-type="float" office:value="0.00522595865111776" calcext:value-type="float">
            <text:p>0,005225958651118</text:p>
          </table:table-cell>
          <table:table-cell office:value-type="float" office:value="0.0000708066348564526" calcext:value-type="float">
            <text:p>7,08066348564526E-05</text:p>
          </table:table-cell>
          <table:table-cell table:number-columns-repeated="4"/>
          <table:table-cell table:formula="of:=[.B26] - [estimation_info_NAT.B26]" office:value-type="float" office:value="0.0428952941894531" calcext:value-type="float">
            <text:p>0,042895294189453</text:p>
          </table:table-cell>
          <table:table-cell table:formula="of:=([.D26] - [estimation_info_NAT.D26])/[estimation_info_NAT.D26]" office:value-type="float" office:value="-0.00884914784462147" calcext:value-type="float">
            <text:p>-0,0088491478446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9783172607422" calcext:value-type="float">
            <text:p>0,139783172607422</text:p>
          </table:table-cell>
          <table:table-cell office:value-type="string" calcext:value-type="string">
            <text:p>2020-04-02 07:09:14</text:p>
          </table:table-cell>
          <table:table-cell office:value-type="float" office:value="-200.366614939579" calcext:value-type="float">
            <text:p>-200,366614939579</text:p>
          </table:table-cell>
          <table:table-cell office:value-type="float" office:value="34" calcext:value-type="float">
            <text:p>34</text:p>
          </table:table-cell>
          <table:table-cell office:value-type="float" office:value="0.00307341910667502" calcext:value-type="float">
            <text:p>0,003073419106675</text:p>
          </table:table-cell>
          <table:table-cell office:value-type="float" office:value="0.000159920507972802" calcext:value-type="float">
            <text:p>0,000159920507973</text:p>
          </table:table-cell>
          <table:table-cell table:number-columns-repeated="4"/>
          <table:table-cell table:formula="of:=[.B27] - [estimation_info_NAT.B27]" office:value-type="float" office:value="-0.00256091308593753" calcext:value-type="float">
            <text:p>-0,002560913085938</text:p>
          </table:table-cell>
          <table:table-cell table:formula="of:=([.D27] - [estimation_info_NAT.D27])/[estimation_info_NAT.D27]" office:value-type="float" office:value="0.0128631020578652" calcext:value-type="float">
            <text:p>0,0128631020578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30629730224609" calcext:value-type="float">
            <text:p>0,043062973022461</text:p>
          </table:table-cell>
          <table:table-cell office:value-type="string" calcext:value-type="string">
            <text:p>2020-04-02 07:12:25</text:p>
          </table:table-cell>
          <table:table-cell office:value-type="float" office:value="-251.26721558663" calcext:value-type="float">
            <text:p>-251,26721558663</text:p>
          </table:table-cell>
          <table:table-cell office:value-type="float" office:value="46" calcext:value-type="float">
            <text:p>46</text:p>
          </table:table-cell>
          <table:table-cell office:value-type="float" office:value="-0.00178527560654631" calcext:value-type="float">
            <text:p>-0,001785275606546</text:p>
          </table:table-cell>
          <table:table-cell office:value-type="float" office:value="0.000041572716758766" calcext:value-type="float">
            <text:p>4,1572716758766E-05</text:p>
          </table:table-cell>
          <table:table-cell table:number-columns-repeated="4"/>
          <table:table-cell table:formula="of:=[.B28] - [estimation_info_NAT.B28]" office:value-type="float" office:value="0.00189019775390625" calcext:value-type="float">
            <text:p>0,001890197753906</text:p>
          </table:table-cell>
          <table:table-cell table:formula="of:=([.D28] - [estimation_info_NAT.D28])/[estimation_info_NAT.D28]" office:value-type="float" office:value="0.0700667127991869" calcext:value-type="float">
            <text:p>0,0700667127991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07378463745117" calcext:value-type="float">
            <text:p>0,060737846374512</text:p>
          </table:table-cell>
          <table:table-cell office:value-type="string" calcext:value-type="string">
            <text:p>2020-04-02 07:20:21</text:p>
          </table:table-cell>
          <table:table-cell office:value-type="float" office:value="-625.868239225302" calcext:value-type="float">
            <text:p>-625,868239225302</text:p>
          </table:table-cell>
          <table:table-cell office:value-type="float" office:value="114" calcext:value-type="float">
            <text:p>114</text:p>
          </table:table-cell>
          <table:table-cell office:value-type="float" office:value="-0.00646232968377558" calcext:value-type="float">
            <text:p>-0,006462329683776</text:p>
          </table:table-cell>
          <table:table-cell office:value-type="float" office:value="0.0000110337618310849" calcext:value-type="float">
            <text:p>1,10337618310849E-05</text:p>
          </table:table-cell>
          <table:table-cell table:number-columns-repeated="4"/>
          <table:table-cell table:formula="of:=[.B29] - [estimation_info_NAT.B29]" office:value-type="float" office:value="-0.014252700805664" calcext:value-type="float">
            <text:p>-0,014252700805664</text:p>
          </table:table-cell>
          <table:table-cell table:formula="of:=([.D29] - [estimation_info_NAT.D29])/[estimation_info_NAT.D29]" office:value-type="float" office:value="0.0179610515244985" calcext:value-type="float">
            <text:p>0,0179610515244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2221405029297" calcext:value-type="float">
            <text:p>0,172221405029297</text:p>
          </table:table-cell>
          <table:table-cell office:value-type="string" calcext:value-type="string">
            <text:p>2020-04-02 07:22:09</text:p>
          </table:table-cell>
          <table:table-cell office:value-type="float" office:value="-435.035450530499" calcext:value-type="float">
            <text:p>-435,035450530499</text:p>
          </table:table-cell>
          <table:table-cell office:value-type="float" office:value="75" calcext:value-type="float">
            <text:p>75</text:p>
          </table:table-cell>
          <table:table-cell office:value-type="float" office:value="0.00463503573311302" calcext:value-type="float">
            <text:p>0,004635035733113</text:p>
          </table:table-cell>
          <table:table-cell office:value-type="float" office:value="0.0000661850718931843" calcext:value-type="float">
            <text:p>6,61850718931843E-05</text:p>
          </table:table-cell>
          <table:table-cell table:number-columns-repeated="4"/>
          <table:table-cell table:formula="of:=[.B30] - [estimation_info_NAT.B30]" office:value-type="float" office:value="0.0246945190429688" calcext:value-type="float">
            <text:p>0,024694519042969</text:p>
          </table:table-cell>
          <table:table-cell table:formula="of:=([.D30] - [estimation_info_NAT.D30])/[estimation_info_NAT.D30]" office:value-type="float" office:value="-0.0870283773635439" calcext:value-type="float">
            <text:p>-0,0870283773635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7299209594727" calcext:value-type="float">
            <text:p>0,107299209594727</text:p>
          </table:table-cell>
          <table:table-cell office:value-type="string" calcext:value-type="string">
            <text:p>2020-04-02 07:25:51</text:p>
          </table:table-cell>
          <table:table-cell office:value-type="float" office:value="-455.599058011227" calcext:value-type="float">
            <text:p>-455,599058011227</text:p>
          </table:table-cell>
          <table:table-cell office:value-type="float" office:value="84" calcext:value-type="float">
            <text:p>84</text:p>
          </table:table-cell>
          <table:table-cell office:value-type="float" office:value="-0.0054892260562033" calcext:value-type="float">
            <text:p>-0,005489226056203</text:p>
          </table:table-cell>
          <table:table-cell office:value-type="float" office:value="0.0000292379855168692" calcext:value-type="float">
            <text:p>2,92379855168692E-05</text:p>
          </table:table-cell>
          <table:table-cell table:number-columns-repeated="4"/>
          <table:table-cell table:formula="of:=[.B31] - [estimation_info_NAT.B31]" office:value-type="float" office:value="-0.00478646850585936" calcext:value-type="float">
            <text:p>-0,004786468505859</text:p>
          </table:table-cell>
          <table:table-cell table:formula="of:=([.D31] - [estimation_info_NAT.D31])/[estimation_info_NAT.D31]" office:value-type="float" office:value="0.00282222454069649" calcext:value-type="float">
            <text:p>0,002822224540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69343414306641" calcext:value-type="float">
            <text:p>0,066934341430664</text:p>
          </table:table-cell>
          <table:table-cell office:value-type="string" calcext:value-type="string">
            <text:p>2020-04-02 07:27:30</text:p>
          </table:table-cell>
          <table:table-cell office:value-type="float" office:value="-424.804293627898" calcext:value-type="float">
            <text:p>-424,804293627898</text:p>
          </table:table-cell>
          <table:table-cell office:value-type="float" office:value="78" calcext:value-type="float">
            <text:p>78</text:p>
          </table:table-cell>
          <table:table-cell office:value-type="float" office:value="0.00546473837731876" calcext:value-type="float">
            <text:p>0,005464738377319</text:p>
          </table:table-cell>
          <table:table-cell office:value-type="float" office:value="0.0000458314518567663" calcext:value-type="float">
            <text:p>4,58314518567663E-05</text:p>
          </table:table-cell>
          <table:table-cell table:number-columns-repeated="4"/>
          <table:table-cell table:formula="of:=[.B32] - [estimation_info_NAT.B32]" office:value-type="float" office:value="0.0159142456054687" calcext:value-type="float">
            <text:p>0,015914245605469</text:p>
          </table:table-cell>
          <table:table-cell table:formula="of:=([.D32] - [estimation_info_NAT.D32])/[estimation_info_NAT.D32]" office:value-type="float" office:value="-0.0403262630527482" calcext:value-type="float">
            <text:p>-0,040326263052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92516021728516" calcext:value-type="float">
            <text:p>0,059251602172852</text:p>
          </table:table-cell>
          <table:table-cell office:value-type="string" calcext:value-type="string">
            <text:p>2020-04-02 07:30:08</text:p>
          </table:table-cell>
          <table:table-cell office:value-type="float" office:value="-418.146939063618" calcext:value-type="float">
            <text:p>-418,146939063618</text:p>
          </table:table-cell>
          <table:table-cell office:value-type="float" office:value="74" calcext:value-type="float">
            <text:p>74</text:p>
          </table:table-cell>
          <table:table-cell office:value-type="float" office:value="0.00103658013554151" calcext:value-type="float">
            <text:p>0,001036580135542</text:p>
          </table:table-cell>
          <table:table-cell office:value-type="float" office:value="0.0000277516467713775" calcext:value-type="float">
            <text:p>2,77516467713775E-05</text:p>
          </table:table-cell>
          <table:table-cell table:number-columns-repeated="4"/>
          <table:table-cell table:formula="of:=[.B33] - [estimation_info_NAT.B33]" office:value-type="float" office:value="0.0164325256347656" calcext:value-type="float">
            <text:p>0,016432525634766</text:p>
          </table:table-cell>
          <table:table-cell table:formula="of:=([.D33] - [estimation_info_NAT.D33])/[estimation_info_NAT.D33]" office:value-type="float" office:value="0.0928394882115975" calcext:value-type="float">
            <text:p>0,092839488211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56734275817871" calcext:value-type="float">
            <text:p>0,045673427581787</text:p>
          </table:table-cell>
          <table:table-cell office:value-type="string" calcext:value-type="string">
            <text:p>2020-04-02 07:33:48</text:p>
          </table:table-cell>
          <table:table-cell office:value-type="float" office:value="-557.038997879282" calcext:value-type="float">
            <text:p>-557,038997879282</text:p>
          </table:table-cell>
          <table:table-cell office:value-type="float" office:value="108" calcext:value-type="float">
            <text:p>108</text:p>
          </table:table-cell>
          <table:table-cell office:value-type="float" office:value="-0.00138586585392998" calcext:value-type="float">
            <text:p>-0,00138586585393</text:p>
          </table:table-cell>
          <table:table-cell office:value-type="float" office:value="0.00000626469832853536" calcext:value-type="float">
            <text:p>6,26469832853536E-06</text:p>
          </table:table-cell>
          <table:table-cell table:number-columns-repeated="4"/>
          <table:table-cell table:formula="of:=[.B34] - [estimation_info_NAT.B34]" office:value-type="float" office:value="0.000449684143066398" calcext:value-type="float">
            <text:p>0,000449684143066</text:p>
          </table:table-cell>
          <table:table-cell table:formula="of:=([.D34] - [estimation_info_NAT.D34])/[estimation_info_NAT.D34]" office:value-type="float" office:value="0.00300935360317696" calcext:value-type="float">
            <text:p>0,0030093536031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40908752441406" calcext:value-type="float">
            <text:p>0,240908752441406</text:p>
          </table:table-cell>
          <table:table-cell office:value-type="string" calcext:value-type="string">
            <text:p>2020-04-02 07:35:26</text:p>
          </table:table-cell>
          <table:table-cell office:value-type="float" office:value="-324.085163613598" calcext:value-type="float">
            <text:p>-324,085163613598</text:p>
          </table:table-cell>
          <table:table-cell office:value-type="float" office:value="60" calcext:value-type="float">
            <text:p>60</text:p>
          </table:table-cell>
          <table:table-cell office:value-type="float" office:value="0.00000647945523457594" calcext:value-type="float">
            <text:p>6,47945523457594E-06</text:p>
          </table:table-cell>
          <table:table-cell office:value-type="float" office:value="0.000185198913050221" calcext:value-type="float">
            <text:p>0,00018519891305</text:p>
          </table:table-cell>
          <table:table-cell table:number-columns-repeated="4"/>
          <table:table-cell table:formula="of:=[.B35] - [estimation_info_NAT.B35]" office:value-type="float" office:value="0.02292626953125" calcext:value-type="float">
            <text:p>0,02292626953125</text:p>
          </table:table-cell>
          <table:table-cell table:formula="of:=([.D35] - [estimation_info_NAT.D35])/[estimation_info_NAT.D35]" office:value-type="float" office:value="0.0768792493815468" calcext:value-type="float">
            <text:p>0,0768792493815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8:36</text:p>
          </table:table-cell>
          <table:table-cell office:value-type="float" office:value="-487.42715765254" calcext:value-type="float">
            <text:p>-487,42715765254</text:p>
          </table:table-cell>
          <table:table-cell office:value-type="float" office:value="93" calcext:value-type="float">
            <text:p>93</text:p>
          </table:table-cell>
          <table:table-cell office:value-type="float" office:value="-54.5668648176749" calcext:value-type="float">
            <text:p>-54,5668648176749</text:p>
          </table:table-cell>
          <table:table-cell office:value-type="float" office:value="0.000153279768537675" calcext:value-type="float">
            <text:p>0,000153279768538</text:p>
          </table:table-cell>
          <table:table-cell table:number-columns-repeated="4"/>
          <table:table-cell table:formula="of:=[.B36] - [estimation_info_NAT.B36]" office:value-type="float" office:value="0" calcext:value-type="float">
            <text:p>0</text:p>
          </table:table-cell>
          <table:table-cell table:formula="of:=([.D36] - [estimation_info_NAT.D36])/[estimation_info_NAT.D36]" office:value-type="float" office:value="0.0138633279469647" calcext:value-type="float">
            <text:p>0,013863327946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2695175170898" calcext:value-type="float">
            <text:p>0,122695175170898</text:p>
          </table:table-cell>
          <table:table-cell office:value-type="string" calcext:value-type="string">
            <text:p>2020-04-02 07:42:28</text:p>
          </table:table-cell>
          <table:table-cell office:value-type="float" office:value="-485.330695830109" calcext:value-type="float">
            <text:p>-485,330695830109</text:p>
          </table:table-cell>
          <table:table-cell office:value-type="float" office:value="91" calcext:value-type="float">
            <text:p>91</text:p>
          </table:table-cell>
          <table:table-cell office:value-type="float" office:value="-0.00329198831393618" calcext:value-type="float">
            <text:p>-0,003291988313936</text:p>
          </table:table-cell>
          <table:table-cell office:value-type="float" office:value="0.000026079631127852" calcext:value-type="float">
            <text:p>2,6079631127852E-05</text:p>
          </table:table-cell>
          <table:table-cell table:number-columns-repeated="4"/>
          <table:table-cell table:formula="of:=[.B37] - [estimation_info_NAT.B37]" office:value-type="float" office:value="0.0147557373046875" calcext:value-type="float">
            <text:p>0,014755737304688</text:p>
          </table:table-cell>
          <table:table-cell table:formula="of:=([.D37] - [estimation_info_NAT.D37])/[estimation_info_NAT.D37]" office:value-type="float" office:value="0.0122478678882871" calcext:value-type="float">
            <text:p>0,0122478678882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9844390869141" calcext:value-type="float">
            <text:p>0,129844390869141</text:p>
          </table:table-cell>
          <table:table-cell office:value-type="string" calcext:value-type="string">
            <text:p>2020-04-02 07:44:14</text:p>
          </table:table-cell>
          <table:table-cell office:value-type="float" office:value="-440.322196465144" calcext:value-type="float">
            <text:p>-440,322196465144</text:p>
          </table:table-cell>
          <table:table-cell office:value-type="float" office:value="80" calcext:value-type="float">
            <text:p>80</text:p>
          </table:table-cell>
          <table:table-cell office:value-type="float" office:value="0.000994778943794003" calcext:value-type="float">
            <text:p>0,000994778943794</text:p>
          </table:table-cell>
          <table:table-cell office:value-type="float" office:value="0.0000697883427267959" calcext:value-type="float">
            <text:p>6,97883427267959E-05</text:p>
          </table:table-cell>
          <table:table-cell table:number-columns-repeated="4"/>
          <table:table-cell table:formula="of:=[.B38] - [estimation_info_NAT.B38]" office:value-type="float" office:value="0.0121338500976563" calcext:value-type="float">
            <text:p>0,012133850097656</text:p>
          </table:table-cell>
          <table:table-cell table:formula="of:=([.D38] - [estimation_info_NAT.D38])/[estimation_info_NAT.D38]" office:value-type="float" office:value="0.0641997740240176" calcext:value-type="float">
            <text:p>0,064199774024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6:14</text:p>
          </table:table-cell>
          <table:table-cell office:value-type="float" office:value="-422.947961053494" calcext:value-type="float">
            <text:p>-422,947961053494</text:p>
          </table:table-cell>
          <table:table-cell office:value-type="float" office:value="78" calcext:value-type="float">
            <text:p>78</text:p>
          </table:table-cell>
          <table:table-cell office:value-type="float" office:value="-4.7277971013466" calcext:value-type="float">
            <text:p>-4,7277971013466</text:p>
          </table:table-cell>
          <table:table-cell office:value-type="float" office:value="0.0000683282102638383" calcext:value-type="float">
            <text:p>6,83282102638383E-05</text:p>
          </table:table-cell>
          <table:table-cell table:number-columns-repeated="4"/>
          <table:table-cell table:formula="of:=[.B39] - [estimation_info_NAT.B39]" office:value-type="float" office:value="0" calcext:value-type="float">
            <text:p>0</text:p>
          </table:table-cell>
          <table:table-cell table:formula="of:=([.D39] - [estimation_info_NAT.D39])/[estimation_info_NAT.D39]" office:value-type="float" office:value="0.00388431900325314" calcext:value-type="float">
            <text:p>0,0038843190032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3453063964844" calcext:value-type="float">
            <text:p>0,092345306396484</text:p>
          </table:table-cell>
          <table:table-cell office:value-type="string" calcext:value-type="string">
            <text:p>2020-04-02 07:47:47</text:p>
          </table:table-cell>
          <table:table-cell office:value-type="float" office:value="-380.664308856693" calcext:value-type="float">
            <text:p>-380,664308856693</text:p>
          </table:table-cell>
          <table:table-cell office:value-type="float" office:value="68" calcext:value-type="float">
            <text:p>68</text:p>
          </table:table-cell>
          <table:table-cell office:value-type="float" office:value="-0.00704902959501208" calcext:value-type="float">
            <text:p>-0,007049029595012</text:p>
          </table:table-cell>
          <table:table-cell office:value-type="float" office:value="0.0000608614516477121" calcext:value-type="float">
            <text:p>6,08614516477121E-05</text:p>
          </table:table-cell>
          <table:table-cell table:number-columns-repeated="4"/>
          <table:table-cell table:formula="of:=[.B40] - [estimation_info_NAT.B40]" office:value-type="float" office:value="0.00152435302734372" calcext:value-type="float">
            <text:p>0,001524353027344</text:p>
          </table:table-cell>
          <table:table-cell table:formula="of:=([.D40] - [estimation_info_NAT.D40])/[estimation_info_NAT.D40]" office:value-type="float" office:value="0.0362419152797782" calcext:value-type="float">
            <text:p>0,036241915279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56996154785156" calcext:value-type="float">
            <text:p>0,065699615478516</text:p>
          </table:table-cell>
          <table:table-cell office:value-type="string" calcext:value-type="string">
            <text:p>2020-04-02 07:49:21</text:p>
          </table:table-cell>
          <table:table-cell office:value-type="float" office:value="-359.005227745843" calcext:value-type="float">
            <text:p>-359,005227745843</text:p>
          </table:table-cell>
          <table:table-cell office:value-type="float" office:value="66" calcext:value-type="float">
            <text:p>66</text:p>
          </table:table-cell>
          <table:table-cell office:value-type="float" office:value="-0.00400078489647693" calcext:value-type="float">
            <text:p>-0,004000784896477</text:p>
          </table:table-cell>
          <table:table-cell office:value-type="float" office:value="0.0000578967862110178" calcext:value-type="float">
            <text:p>5,78967862110178E-05</text:p>
          </table:table-cell>
          <table:table-cell table:number-columns-repeated="4"/>
          <table:table-cell table:formula="of:=[.B41] - [estimation_info_NAT.B41]" office:value-type="float" office:value="0.00701202392578125" calcext:value-type="float">
            <text:p>0,007012023925781</text:p>
          </table:table-cell>
          <table:table-cell table:formula="of:=([.D41] - [estimation_info_NAT.D41])/[estimation_info_NAT.D41]" office:value-type="float" office:value="-0.051118752554378" calcext:value-type="float">
            <text:p>-0,0511187525543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653770446777" calcext:value-type="float">
            <text:p>0,025765377044678</text:p>
          </table:table-cell>
          <table:table-cell office:value-type="string" calcext:value-type="string">
            <text:p>2020-04-02 07:52:55</text:p>
          </table:table-cell>
          <table:table-cell office:value-type="float" office:value="-433.268489500741" calcext:value-type="float">
            <text:p>-433,268489500741</text:p>
          </table:table-cell>
          <table:table-cell office:value-type="float" office:value="82" calcext:value-type="float">
            <text:p>82</text:p>
          </table:table-cell>
          <table:table-cell office:value-type="float" office:value="0.00104636847621004" calcext:value-type="float">
            <text:p>0,00104636847621</text:p>
          </table:table-cell>
          <table:table-cell office:value-type="float" office:value="0.00000926518423399236" calcext:value-type="float">
            <text:p>9,26518423399236E-06</text:p>
          </table:table-cell>
          <table:table-cell table:number-columns-repeated="4"/>
          <table:table-cell table:formula="of:=[.B42] - [estimation_info_NAT.B42]" office:value-type="float" office:value="-0.00094509887695313" calcext:value-type="float">
            <text:p>-0,000945098876953</text:p>
          </table:table-cell>
          <table:table-cell table:formula="of:=([.D42] - [estimation_info_NAT.D42])/[estimation_info_NAT.D42]" office:value-type="float" office:value="-0.0333198416092862" calcext:value-type="float">
            <text:p>-0,033319841609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55:28</text:p>
          </table:table-cell>
          <table:table-cell office:value-type="float" office:value="-474.693141181484" calcext:value-type="float">
            <text:p>-474,693141181484</text:p>
          </table:table-cell>
          <table:table-cell office:value-type="float" office:value="85" calcext:value-type="float">
            <text:p>85</text:p>
          </table:table-cell>
          <table:table-cell office:value-type="float" office:value="-6.81450857988891" calcext:value-type="float">
            <text:p>-6,81450857988891</text:p>
          </table:table-cell>
          <table:table-cell office:value-type="float" office:value="0.000207080694275949" calcext:value-type="float">
            <text:p>0,000207080694276</text:p>
          </table:table-cell>
          <table:table-cell table:number-columns-repeated="4"/>
          <table:table-cell table:formula="of:=[.B43] - [estimation_info_NAT.B43]" office:value-type="float" office:value="0" calcext:value-type="float">
            <text:p>0</text:p>
          </table:table-cell>
          <table:table-cell table:formula="of:=([.D43] - [estimation_info_NAT.D43])/[estimation_info_NAT.D43]" office:value-type="float" office:value="0.0000793489304103943" calcext:value-type="float">
            <text:p>7,93489304103943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54559631347656" calcext:value-type="float">
            <text:p>0,055455963134766</text:p>
          </table:table-cell>
          <table:table-cell office:value-type="string" calcext:value-type="string">
            <text:p>2020-04-02 07:57:07</text:p>
          </table:table-cell>
          <table:table-cell office:value-type="float" office:value="-656.689856588504" calcext:value-type="float">
            <text:p>-656,689856588504</text:p>
          </table:table-cell>
          <table:table-cell office:value-type="float" office:value="115" calcext:value-type="float">
            <text:p>115</text:p>
          </table:table-cell>
          <table:table-cell office:value-type="float" office:value="0.00332675699695349" calcext:value-type="float">
            <text:p>0,003326756996954</text:p>
          </table:table-cell>
          <table:table-cell office:value-type="float" office:value="0.0000286244209857248" calcext:value-type="float">
            <text:p>2,86244209857248E-05</text:p>
          </table:table-cell>
          <table:table-cell table:number-columns-repeated="4"/>
          <table:table-cell table:formula="of:=[.B44] - [estimation_info_NAT.B44]" office:value-type="float" office:value="0.0509591217041016" calcext:value-type="float">
            <text:p>0,050959121704102</text:p>
          </table:table-cell>
          <table:table-cell table:formula="of:=([.D44] - [estimation_info_NAT.D44])/[estimation_info_NAT.D44]" office:value-type="float" office:value="0.00466999738787781" calcext:value-type="float">
            <text:p>0,0046699973878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5270355224609" calcext:value-type="float">
            <text:p>0,165270355224609</text:p>
          </table:table-cell>
          <table:table-cell office:value-type="string" calcext:value-type="string">
            <text:p>2020-04-02 07:58:44</text:p>
          </table:table-cell>
          <table:table-cell office:value-type="float" office:value="-600.241002770913" calcext:value-type="float">
            <text:p>-600,241002770913</text:p>
          </table:table-cell>
          <table:table-cell office:value-type="float" office:value="107" calcext:value-type="float">
            <text:p>107</text:p>
          </table:table-cell>
          <table:table-cell office:value-type="float" office:value="0.00605777833708121" calcext:value-type="float">
            <text:p>0,006057778337081</text:p>
          </table:table-cell>
          <table:table-cell office:value-type="float" office:value="0.0000387942385852389" calcext:value-type="float">
            <text:p>3,87942385852389E-05</text:p>
          </table:table-cell>
          <table:table-cell table:number-columns-repeated="4"/>
          <table:table-cell table:formula="of:=[.B45] - [estimation_info_NAT.B45]" office:value-type="float" office:value="0.0380478515625" calcext:value-type="float">
            <text:p>0,0380478515625</text:p>
          </table:table-cell>
          <table:table-cell table:formula="of:=([.D45] - [estimation_info_NAT.D45])/[estimation_info_NAT.D45]" office:value-type="float" office:value="0.0186622448576402" calcext:value-type="float">
            <text:p>0,018662244857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02655410766602" calcext:value-type="float">
            <text:p>0,05026554107666</text:p>
          </table:table-cell>
          <table:table-cell office:value-type="string" calcext:value-type="string">
            <text:p>2020-04-02 08:00:37</text:p>
          </table:table-cell>
          <table:table-cell office:value-type="float" office:value="-524.37187808463" calcext:value-type="float">
            <text:p>-524,37187808463</text:p>
          </table:table-cell>
          <table:table-cell office:value-type="float" office:value="95" calcext:value-type="float">
            <text:p>95</text:p>
          </table:table-cell>
          <table:table-cell office:value-type="float" office:value="0.000540396332788311" calcext:value-type="float">
            <text:p>0,000540396332788</text:p>
          </table:table-cell>
          <table:table-cell office:value-type="float" office:value="0.0000142405531261278" calcext:value-type="float">
            <text:p>1,42405531261278E-05</text:p>
          </table:table-cell>
          <table:table-cell table:number-columns-repeated="4"/>
          <table:table-cell table:formula="of:=[.B46] - [estimation_info_NAT.B46]" office:value-type="float" office:value="0.00884124755859375" calcext:value-type="float">
            <text:p>0,008841247558594</text:p>
          </table:table-cell>
          <table:table-cell table:formula="of:=([.D46] - [estimation_info_NAT.D46])/[estimation_info_NAT.D46]" office:value-type="float" office:value="0.000735917560489354" calcext:value-type="float">
            <text:p>0,000735917560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41683731079102" calcext:value-type="float">
            <text:p>0,03416837310791</text:p>
          </table:table-cell>
          <table:table-cell office:value-type="string" calcext:value-type="string">
            <text:p>2020-04-02 08:02:43</text:p>
          </table:table-cell>
          <table:table-cell office:value-type="float" office:value="-482.611800415521" calcext:value-type="float">
            <text:p>-482,611800415521</text:p>
          </table:table-cell>
          <table:table-cell office:value-type="float" office:value="85" calcext:value-type="float">
            <text:p>85</text:p>
          </table:table-cell>
          <table:table-cell office:value-type="float" office:value="-0.00344888017312961" calcext:value-type="float">
            <text:p>-0,00344888017313</text:p>
          </table:table-cell>
          <table:table-cell office:value-type="float" office:value="0.0000141342954823377" calcext:value-type="float">
            <text:p>1,41342954823377E-05</text:p>
          </table:table-cell>
          <table:table-cell table:number-columns-repeated="4"/>
          <table:table-cell table:formula="of:=[.B47] - [estimation_info_NAT.B47]" office:value-type="float" office:value="0.005121826171875" calcext:value-type="float">
            <text:p>0,005121826171875</text:p>
          </table:table-cell>
          <table:table-cell table:formula="of:=([.D47] - [estimation_info_NAT.D47])/[estimation_info_NAT.D47]" office:value-type="float" office:value="0.0156517611675648" calcext:value-type="float">
            <text:p>0,0156517611675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92482795715332" calcext:value-type="float">
            <text:p>0,039248279571533</text:p>
          </table:table-cell>
          <table:table-cell office:value-type="string" calcext:value-type="string">
            <text:p>2020-04-02 08:07:38</text:p>
          </table:table-cell>
          <table:table-cell office:value-type="float" office:value="-994.807095623556" calcext:value-type="float">
            <text:p>-994,807095623556</text:p>
          </table:table-cell>
          <table:table-cell office:value-type="float" office:value="172" calcext:value-type="float">
            <text:p>172</text:p>
          </table:table-cell>
          <table:table-cell office:value-type="float" office:value="-0.00447319810461044" calcext:value-type="float">
            <text:p>-0,00447319810461</text:p>
          </table:table-cell>
          <table:table-cell office:value-type="float" office:value="0.00000263534551329334" calcext:value-type="float">
            <text:p>2,63534551329334E-06</text:p>
          </table:table-cell>
          <table:table-cell table:number-columns-repeated="4"/>
          <table:table-cell table:formula="of:=[.B48] - [estimation_info_NAT.B48]" office:value-type="float" office:value="0.00701011848449707" calcext:value-type="float">
            <text:p>0,007010118484497</text:p>
          </table:table-cell>
          <table:table-cell table:formula="of:=([.D48] - [estimation_info_NAT.D48])/[estimation_info_NAT.D48]" office:value-type="float" office:value="-0.00152289959452561" calcext:value-type="float">
            <text:p>-0,0015228995945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6618431091309" calcext:value-type="float">
            <text:p>0,206618431091309</text:p>
          </table:table-cell>
          <table:table-cell office:value-type="string" calcext:value-type="string">
            <text:p>2020-04-02 08:13:17</text:p>
          </table:table-cell>
          <table:table-cell office:value-type="float" office:value="-1334.46561366591" calcext:value-type="float">
            <text:p>-1334,46561366591</text:p>
          </table:table-cell>
          <table:table-cell office:value-type="float" office:value="212" calcext:value-type="float">
            <text:p>212</text:p>
          </table:table-cell>
          <table:table-cell office:value-type="float" office:value="0.000361518521934005" calcext:value-type="float">
            <text:p>0,000361518521934</text:p>
          </table:table-cell>
          <table:table-cell office:value-type="float" office:value="0.00000586420214083021" calcext:value-type="float">
            <text:p>5,86420214083021E-06</text:p>
          </table:table-cell>
          <table:table-cell table:number-columns-repeated="4"/>
          <table:table-cell table:formula="of:=[.B49] - [estimation_info_NAT.B49]" office:value-type="float" office:value="0.0183074798583984" calcext:value-type="float">
            <text:p>0,018307479858399</text:p>
          </table:table-cell>
          <table:table-cell table:formula="of:=([.D49] - [estimation_info_NAT.D49])/[estimation_info_NAT.D49]" office:value-type="float" office:value="-0.0047221841875906" calcext:value-type="float">
            <text:p>-0,0047221841875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5431442260742" calcext:value-type="float">
            <text:p>0,435431442260742</text:p>
          </table:table-cell>
          <table:table-cell office:value-type="string" calcext:value-type="string">
            <text:p>2020-04-02 08:16:41</text:p>
          </table:table-cell>
          <table:table-cell office:value-type="float" office:value="-1348.45140125142" calcext:value-type="float">
            <text:p>-1348,45140125142</text:p>
          </table:table-cell>
          <table:table-cell office:value-type="float" office:value="209" calcext:value-type="float">
            <text:p>209</text:p>
          </table:table-cell>
          <table:table-cell office:value-type="float" office:value="0.00608419164222895" calcext:value-type="float">
            <text:p>0,006084191642229</text:p>
          </table:table-cell>
          <table:table-cell office:value-type="float" office:value="0.00000916402200840515" calcext:value-type="float">
            <text:p>9,16402200840515E-06</text:p>
          </table:table-cell>
          <table:table-cell table:number-columns-repeated="4"/>
          <table:table-cell table:formula="of:=[.B50] - [estimation_info_NAT.B50]" office:value-type="float" office:value="0.00310968017578134" calcext:value-type="float">
            <text:p>0,003109680175781</text:p>
          </table:table-cell>
          <table:table-cell table:formula="of:=([.D50] - [estimation_info_NAT.D50])/[estimation_info_NAT.D50]" office:value-type="float" office:value="-0.00955538368457119" calcext:value-type="float">
            <text:p>-0,0095553836845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77968215942383" calcext:value-type="float">
            <text:p>0,177968215942383</text:p>
          </table:table-cell>
          <table:table-cell office:value-type="string" calcext:value-type="string">
            <text:p>2020-04-02 08:18:09</text:p>
          </table:table-cell>
          <table:table-cell office:value-type="float" office:value="-1103.18094390367" calcext:value-type="float">
            <text:p>-1103,18094390367</text:p>
          </table:table-cell>
          <table:table-cell office:value-type="float" office:value="172" calcext:value-type="float">
            <text:p>172</text:p>
          </table:table-cell>
          <table:table-cell office:value-type="float" office:value="0.00165863462265107" calcext:value-type="float">
            <text:p>0,001658634622651</text:p>
          </table:table-cell>
          <table:table-cell office:value-type="float" office:value="0.0000123593816511467" calcext:value-type="float">
            <text:p>1,23593816511467E-05</text:p>
          </table:table-cell>
          <table:table-cell table:number-columns-repeated="4"/>
          <table:table-cell table:formula="of:=[.B51] - [estimation_info_NAT.B51]" office:value-type="float" office:value="-0.07072998046875" calcext:value-type="float">
            <text:p>-0,07072998046875</text:p>
          </table:table-cell>
          <table:table-cell table:formula="of:=([.D51] - [estimation_info_NAT.D51])/[estimation_info_NAT.D51]" office:value-type="float" office:value="-0.0407371808849305" calcext:value-type="float">
            <text:p>-0,0407371808849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2218231201172" calcext:value-type="float">
            <text:p>0,302218231201172</text:p>
          </table:table-cell>
          <table:table-cell office:value-type="string" calcext:value-type="string">
            <text:p>2020-04-02 08:20:19</text:p>
          </table:table-cell>
          <table:table-cell office:value-type="float" office:value="-1181.01757947551" calcext:value-type="float">
            <text:p>-1181,01757947551</text:p>
          </table:table-cell>
          <table:table-cell office:value-type="float" office:value="187" calcext:value-type="float">
            <text:p>187</text:p>
          </table:table-cell>
          <table:table-cell office:value-type="float" office:value="-0.00652526751094862" calcext:value-type="float">
            <text:p>-0,006525267510949</text:p>
          </table:table-cell>
          <table:table-cell office:value-type="float" office:value="0.0000241092941884287" calcext:value-type="float">
            <text:p>2,41092941884287E-05</text:p>
          </table:table-cell>
          <table:table-cell table:number-columns-repeated="4"/>
          <table:table-cell table:formula="of:=[.B52] - [estimation_info_NAT.B52]" office:value-type="float" office:value="-0.00975585937500006" calcext:value-type="float">
            <text:p>-0,009755859375</text:p>
          </table:table-cell>
          <table:table-cell table:formula="of:=([.D52] - [estimation_info_NAT.D52])/[estimation_info_NAT.D52]" office:value-type="float" office:value="-0.0232545893114342" calcext:value-type="float">
            <text:p>-0,0232545893114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99215850830078" calcext:value-type="float">
            <text:p>0,089921585083008</text:p>
          </table:table-cell>
          <table:table-cell office:value-type="string" calcext:value-type="string">
            <text:p>2020-04-02 08:22:12</text:p>
          </table:table-cell>
          <table:table-cell office:value-type="float" office:value="-1139.43068703542" calcext:value-type="float">
            <text:p>-1139,43068703542</text:p>
          </table:table-cell>
          <table:table-cell office:value-type="float" office:value="196" calcext:value-type="float">
            <text:p>196</text:p>
          </table:table-cell>
          <table:table-cell office:value-type="float" office:value="0.000262519557825036" calcext:value-type="float">
            <text:p>0,000262519557825</text:p>
          </table:table-cell>
          <table:table-cell office:value-type="float" office:value="0.000011541660258692" calcext:value-type="float">
            <text:p>1,1541660258692E-05</text:p>
          </table:table-cell>
          <table:table-cell table:number-columns-repeated="4"/>
          <table:table-cell table:formula="of:=[.B53] - [estimation_info_NAT.B53]" office:value-type="float" office:value="0.0558446731567383" calcext:value-type="float">
            <text:p>0,055844673156738</text:p>
          </table:table-cell>
          <table:table-cell table:formula="of:=([.D53] - [estimation_info_NAT.D53])/[estimation_info_NAT.D53]" office:value-type="float" office:value="0.0176169256230005" calcext:value-type="float">
            <text:p>0,017616925623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73143936157227" calcext:value-type="float">
            <text:p>0,473143936157227</text:p>
          </table:table-cell>
          <table:table-cell office:value-type="string" calcext:value-type="string">
            <text:p>2020-04-02 08:27:53</text:p>
          </table:table-cell>
          <table:table-cell office:value-type="float" office:value="-1921.69991443496" calcext:value-type="float">
            <text:p>-1921,69991443496</text:p>
          </table:table-cell>
          <table:table-cell office:value-type="float" office:value="331" calcext:value-type="float">
            <text:p>331</text:p>
          </table:table-cell>
          <table:table-cell office:value-type="float" office:value="-0.00765018300696596" calcext:value-type="float">
            <text:p>-0,007650183006966</text:p>
          </table:table-cell>
          <table:table-cell office:value-type="float" office:value="0.00000468525075322446" calcext:value-type="float">
            <text:p>4,68525075322446E-06</text:p>
          </table:table-cell>
          <table:table-cell table:number-columns-repeated="4"/>
          <table:table-cell table:formula="of:=[.B54] - [estimation_info_NAT.B54]" office:value-type="float" office:value="-0.052895050048828" calcext:value-type="float">
            <text:p>-0,052895050048828</text:p>
          </table:table-cell>
          <table:table-cell table:formula="of:=([.D54] - [estimation_info_NAT.D54])/[estimation_info_NAT.D54]" office:value-type="float" office:value="0.0154181231308042" calcext:value-type="float">
            <text:p>0,0154181231308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69851036071777" calcext:value-type="float">
            <text:p>0,169851036071777</text:p>
          </table:table-cell>
          <table:table-cell office:value-type="string" calcext:value-type="string">
            <text:p>2020-04-02 08:29:21</text:p>
          </table:table-cell>
          <table:table-cell office:value-type="float" office:value="-1938.18976317987" calcext:value-type="float">
            <text:p>-1938,18976317987</text:p>
          </table:table-cell>
          <table:table-cell office:value-type="float" office:value="332" calcext:value-type="float">
            <text:p>332</text:p>
          </table:table-cell>
          <table:table-cell office:value-type="float" office:value="0.00257450771513579" calcext:value-type="float">
            <text:p>0,002574507715136</text:p>
          </table:table-cell>
          <table:table-cell office:value-type="float" office:value="0.00000373418807865086" calcext:value-type="float">
            <text:p>3,73418807865086E-06</text:p>
          </table:table-cell>
          <table:table-cell table:number-columns-repeated="4"/>
          <table:table-cell table:formula="of:=[.B55] - [estimation_info_NAT.B55]" office:value-type="float" office:value="0.00887173461914062" calcext:value-type="float">
            <text:p>0,008871734619141</text:p>
          </table:table-cell>
          <table:table-cell table:formula="of:=([.D55] - [estimation_info_NAT.D55])/[estimation_info_NAT.D55]" office:value-type="float" office:value="-0.0300806823618239" calcext:value-type="float">
            <text:p>-0,0300806823618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70130599975586" calcext:value-type="float">
            <text:p>0,270130599975586</text:p>
          </table:table-cell>
          <table:table-cell office:value-type="string" calcext:value-type="string">
            <text:p>2020-04-02 08:31:15</text:p>
          </table:table-cell>
          <table:table-cell office:value-type="float" office:value="-1428.07451661761" calcext:value-type="float">
            <text:p>-1428,07451661761</text:p>
          </table:table-cell>
          <table:table-cell office:value-type="float" office:value="240" calcext:value-type="float">
            <text:p>240</text:p>
          </table:table-cell>
          <table:table-cell office:value-type="float" office:value="0.00614748421372169" calcext:value-type="float">
            <text:p>0,006147484213722</text:p>
          </table:table-cell>
          <table:table-cell office:value-type="float" office:value="0.00000939805285141637" calcext:value-type="float">
            <text:p>9,39805285141637E-06</text:p>
          </table:table-cell>
          <table:table-cell table:number-columns-repeated="4"/>
          <table:table-cell table:formula="of:=[.B56] - [estimation_info_NAT.B56]" office:value-type="float" office:value="0.0122253112792969" calcext:value-type="float">
            <text:p>0,012225311279297</text:p>
          </table:table-cell>
          <table:table-cell table:formula="of:=([.D56] - [estimation_info_NAT.D56])/[estimation_info_NAT.D56]" office:value-type="float" office:value="-0.0469793124968544" calcext:value-type="float">
            <text:p>-0,0469793124968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0149993896484" calcext:value-type="float">
            <text:p>0,100149993896484</text:p>
          </table:table-cell>
          <table:table-cell office:value-type="string" calcext:value-type="string">
            <text:p>2020-04-02 08:32:52</text:p>
          </table:table-cell>
          <table:table-cell office:value-type="float" office:value="-1193.41905620638" calcext:value-type="float">
            <text:p>-1193,41905620638</text:p>
          </table:table-cell>
          <table:table-cell office:value-type="float" office:value="204" calcext:value-type="float">
            <text:p>204</text:p>
          </table:table-cell>
          <table:table-cell office:value-type="float" office:value="-0.00144716702911573" calcext:value-type="float">
            <text:p>-0,001447167029116</text:p>
          </table:table-cell>
          <table:table-cell office:value-type="float" office:value="0.0000230581323325454" calcext:value-type="float">
            <text:p>2,30581323325454E-05</text:p>
          </table:table-cell>
          <table:table-cell table:number-columns-repeated="4"/>
          <table:table-cell table:formula="of:=[.B57] - [estimation_info_NAT.B57]" office:value-type="float" office:value="-0.0125606689453125" calcext:value-type="float">
            <text:p>-0,012560668945313</text:p>
          </table:table-cell>
          <table:table-cell table:formula="of:=([.D57] - [estimation_info_NAT.D57])/[estimation_info_NAT.D57]" office:value-type="float" office:value="-0.0369769908647913" calcext:value-type="float">
            <text:p>-0,036976990864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81493282318115" calcext:value-type="float">
            <text:p>0,018149328231812</text:p>
          </table:table-cell>
          <table:table-cell office:value-type="string" calcext:value-type="string">
            <text:p>2020-04-02 08:35:23</text:p>
          </table:table-cell>
          <table:table-cell office:value-type="float" office:value="-1457.26653913245" calcext:value-type="float">
            <text:p>-1457,26653913245</text:p>
          </table:table-cell>
          <table:table-cell office:value-type="float" office:value="247" calcext:value-type="float">
            <text:p>247</text:p>
          </table:table-cell>
          <table:table-cell office:value-type="float" office:value="0.000508056671784329" calcext:value-type="float">
            <text:p>0,000508056671784</text:p>
          </table:table-cell>
          <table:table-cell office:value-type="float" office:value="0.00000108313321707536" calcext:value-type="float">
            <text:p>1,08313321707536E-06</text:p>
          </table:table-cell>
          <table:table-cell table:number-columns-repeated="4"/>
          <table:table-cell table:formula="of:=[.B58] - [estimation_info_NAT.B58]" office:value-type="float" office:value="0.0132075662612915" calcext:value-type="float">
            <text:p>0,013207566261292</text:p>
          </table:table-cell>
          <table:table-cell table:formula="of:=([.D58] - [estimation_info_NAT.D58])/[estimation_info_NAT.D58]" office:value-type="float" office:value="-0.0252880944380995" calcext:value-type="float">
            <text:p>-0,02528809443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9183792114258" calcext:value-type="float">
            <text:p>0,339183792114258</text:p>
          </table:table-cell>
          <table:table-cell office:value-type="string" calcext:value-type="string">
            <text:p>2020-04-02 08:39:28</text:p>
          </table:table-cell>
          <table:table-cell office:value-type="float" office:value="-1743.71116330945" calcext:value-type="float">
            <text:p>-1743,71116330945</text:p>
          </table:table-cell>
          <table:table-cell office:value-type="float" office:value="302" calcext:value-type="float">
            <text:p>302</text:p>
          </table:table-cell>
          <table:table-cell office:value-type="float" office:value="-0.0200071357997718" calcext:value-type="float">
            <text:p>-0,020007135799772</text:p>
          </table:table-cell>
          <table:table-cell office:value-type="float" office:value="0.00000568291089149613" calcext:value-type="float">
            <text:p>5,68291089149613E-06</text:p>
          </table:table-cell>
          <table:table-cell table:number-columns-repeated="4"/>
          <table:table-cell table:formula="of:=[.B59] - [estimation_info_NAT.B59]" office:value-type="float" office:value="-0.0489317321777344" calcext:value-type="float">
            <text:p>-0,048931732177734</text:p>
          </table:table-cell>
          <table:table-cell table:formula="of:=([.D59] - [estimation_info_NAT.D59])/[estimation_info_NAT.D59]" office:value-type="float" office:value="0.034401361595666" calcext:value-type="float">
            <text:p>0,0344013615956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0097427368164" calcext:value-type="float">
            <text:p>0,380097427368164</text:p>
          </table:table-cell>
          <table:table-cell office:value-type="string" calcext:value-type="string">
            <text:p>2020-04-02 08:41:37</text:p>
          </table:table-cell>
          <table:table-cell office:value-type="float" office:value="-1821.35961001609" calcext:value-type="float">
            <text:p>-1821,35961001609</text:p>
          </table:table-cell>
          <table:table-cell office:value-type="float" office:value="313" calcext:value-type="float">
            <text:p>313</text:p>
          </table:table-cell>
          <table:table-cell office:value-type="float" office:value="0.00485778397842795" calcext:value-type="float">
            <text:p>0,004857783978428</text:p>
          </table:table-cell>
          <table:table-cell office:value-type="float" office:value="0.00000588734271231891" calcext:value-type="float">
            <text:p>5,88734271231891E-06</text:p>
          </table:table-cell>
          <table:table-cell table:number-columns-repeated="4"/>
          <table:table-cell table:formula="of:=[.B60] - [estimation_info_NAT.B60]" office:value-type="float" office:value="0.0106704711914062" calcext:value-type="float">
            <text:p>0,010670471191406</text:p>
          </table:table-cell>
          <table:table-cell table:formula="of:=([.D60] - [estimation_info_NAT.D60])/[estimation_info_NAT.D60]" office:value-type="float" office:value="-0.0197776349217312" calcext:value-type="float">
            <text:p>-0,0197776349217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56807754516602" calcext:value-type="float">
            <text:p>0,256807754516602</text:p>
          </table:table-cell>
          <table:table-cell office:value-type="string" calcext:value-type="string">
            <text:p>2020-04-02 08:43:15</text:p>
          </table:table-cell>
          <table:table-cell office:value-type="float" office:value="-1480.81519849387" calcext:value-type="float">
            <text:p>-1480,81519849387</text:p>
          </table:table-cell>
          <table:table-cell office:value-type="float" office:value="250" calcext:value-type="float">
            <text:p>250</text:p>
          </table:table-cell>
          <table:table-cell office:value-type="float" office:value="-0.00440052055698376" calcext:value-type="float">
            <text:p>-0,004400520556984</text:p>
          </table:table-cell>
          <table:table-cell office:value-type="float" office:value="0.0000104037986279506" calcext:value-type="float">
            <text:p>1,04037986279506E-05</text:p>
          </table:table-cell>
          <table:table-cell table:number-columns-repeated="4"/>
          <table:table-cell table:formula="of:=[.B61] - [estimation_info_NAT.B61]" office:value-type="float" office:value="-0.0288102722167968" calcext:value-type="float">
            <text:p>-0,028810272216797</text:p>
          </table:table-cell>
          <table:table-cell table:formula="of:=([.D61] - [estimation_info_NAT.D61])/[estimation_info_NAT.D61]" office:value-type="float" office:value="-0.0314983471136078" calcext:value-type="float">
            <text:p>-0,0314983471136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3031021118164" calcext:value-type="float">
            <text:p>0,103031021118164</text:p>
          </table:table-cell>
          <table:table-cell office:value-type="string" calcext:value-type="string">
            <text:p>2020-04-02 08:44:56</text:p>
          </table:table-cell>
          <table:table-cell office:value-type="float" office:value="-1177.57846493494" calcext:value-type="float">
            <text:p>-1177,57846493494</text:p>
          </table:table-cell>
          <table:table-cell office:value-type="float" office:value="201" calcext:value-type="float">
            <text:p>201</text:p>
          </table:table-cell>
          <table:table-cell office:value-type="float" office:value="0.0049780837083333" calcext:value-type="float">
            <text:p>0,004978083708333</text:p>
          </table:table-cell>
          <table:table-cell office:value-type="float" office:value="0.00000923755157821207" calcext:value-type="float">
            <text:p>9,23755157821207E-06</text:p>
          </table:table-cell>
          <table:table-cell table:number-columns-repeated="4"/>
          <table:table-cell table:formula="of:=[.B62] - [estimation_info_NAT.B62]" office:value-type="float" office:value="0.035555534362793" calcext:value-type="float">
            <text:p>0,035555534362793</text:p>
          </table:table-cell>
          <table:table-cell table:formula="of:=([.D62] - [estimation_info_NAT.D62])/[estimation_info_NAT.D62]" office:value-type="float" office:value="-0.0604493645281787" calcext:value-type="float">
            <text:p>-0,060449364528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6:35</text:p>
          </table:table-cell>
          <table:table-cell office:value-type="float" office:value="-1004.61973518535" calcext:value-type="float">
            <text:p>-1004,61973518535</text:p>
          </table:table-cell>
          <table:table-cell office:value-type="float" office:value="181" calcext:value-type="float">
            <text:p>181</text:p>
          </table:table-cell>
          <table:table-cell office:value-type="float" office:value="-12.1422658684712" calcext:value-type="float">
            <text:p>-12,1422658684712</text:p>
          </table:table-cell>
          <table:table-cell office:value-type="float" office:value="0.0000312594710091291" calcext:value-type="float">
            <text:p>3,12594710091291E-05</text:p>
          </table:table-cell>
          <table:table-cell table:number-columns-repeated="4"/>
          <table:table-cell table:formula="of:=[.B63] - [estimation_info_NAT.B63]" office:value-type="float" office:value="0" calcext:value-type="float">
            <text:p>0</text:p>
          </table:table-cell>
          <table:table-cell table:formula="of:=([.D63] - [estimation_info_NAT.D63])/[estimation_info_NAT.D63]" office:value-type="float" office:value="-0.036346064607456" calcext:value-type="float">
            <text:p>-0,0363460646074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06299686431885" calcext:value-type="float">
            <text:p>0,030629968643189</text:p>
          </table:table-cell>
          <table:table-cell office:value-type="string" calcext:value-type="string">
            <text:p>2020-04-02 08:50:51</text:p>
          </table:table-cell>
          <table:table-cell office:value-type="float" office:value="-1654.28859733531" calcext:value-type="float">
            <text:p>-1654,28859733531</text:p>
          </table:table-cell>
          <table:table-cell office:value-type="float" office:value="303" calcext:value-type="float">
            <text:p>303</text:p>
          </table:table-cell>
          <table:table-cell office:value-type="float" office:value="0.000699803031464857" calcext:value-type="float">
            <text:p>0,000699803031465</text:p>
          </table:table-cell>
          <table:table-cell office:value-type="float" office:value="0.000000727548474566959" calcext:value-type="float">
            <text:p>7,27548474566959E-07</text:p>
          </table:table-cell>
          <table:table-cell table:number-columns-repeated="4"/>
          <table:table-cell table:formula="of:=[.B64] - [estimation_info_NAT.B64]" office:value-type="float" office:value="0.00822483730316162" calcext:value-type="float">
            <text:p>0,008224837303162</text:p>
          </table:table-cell>
          <table:table-cell table:formula="of:=([.D64] - [estimation_info_NAT.D64])/[estimation_info_NAT.D64]" office:value-type="float" office:value="0.0144343134895625" calcext:value-type="float">
            <text:p>0,0144343134895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29841949462891" calcext:value-type="float">
            <text:p>0,229841949462891</text:p>
          </table:table-cell>
          <table:table-cell office:value-type="string" calcext:value-type="string">
            <text:p>2020-04-02 08:52:59</text:p>
          </table:table-cell>
          <table:table-cell office:value-type="float" office:value="-1072.90980194954" calcext:value-type="float">
            <text:p>-1072,90980194954</text:p>
          </table:table-cell>
          <table:table-cell office:value-type="float" office:value="184" calcext:value-type="float">
            <text:p>184</text:p>
          </table:table-cell>
          <table:table-cell office:value-type="float" office:value="-0.00536871519029036" calcext:value-type="float">
            <text:p>-0,00536871519029</text:p>
          </table:table-cell>
          <table:table-cell office:value-type="float" office:value="0.0000180870381710387" calcext:value-type="float">
            <text:p>1,80870381710387E-05</text:p>
          </table:table-cell>
          <table:table-cell table:number-columns-repeated="4"/>
          <table:table-cell table:formula="of:=[.B65] - [estimation_info_NAT.B65]" office:value-type="float" office:value="-0.0510963134765625" calcext:value-type="float">
            <text:p>-0,051096313476563</text:p>
          </table:table-cell>
          <table:table-cell table:formula="of:=([.D65] - [estimation_info_NAT.D65])/[estimation_info_NAT.D65]" office:value-type="float" office:value="0.0160963256331326" calcext:value-type="float">
            <text:p>0,0160963256331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4126602172852" calcext:value-type="float">
            <text:p>0,184126602172852</text:p>
          </table:table-cell>
          <table:table-cell office:value-type="string" calcext:value-type="string">
            <text:p>2020-04-02 08:55:49</text:p>
          </table:table-cell>
          <table:table-cell office:value-type="float" office:value="-1560.53361553251" calcext:value-type="float">
            <text:p>-1560,53361553251</text:p>
          </table:table-cell>
          <table:table-cell office:value-type="float" office:value="266" calcext:value-type="float">
            <text:p>266</text:p>
          </table:table-cell>
          <table:table-cell office:value-type="float" office:value="-0.00956518905094678" calcext:value-type="float">
            <text:p>-0,009565189050947</text:p>
          </table:table-cell>
          <table:table-cell office:value-type="float" office:value="0.00000672054099640144" calcext:value-type="float">
            <text:p>6,72054099640144E-06</text:p>
          </table:table-cell>
          <table:table-cell table:number-columns-repeated="4"/>
          <table:table-cell table:formula="of:=[.B66] - [estimation_info_NAT.B66]" office:value-type="float" office:value="0.0204568176269532" calcext:value-type="float">
            <text:p>0,020456817626953</text:p>
          </table:table-cell>
          <table:table-cell table:formula="of:=([.D66] - [estimation_info_NAT.D66])/[estimation_info_NAT.D66]" office:value-type="float" office:value="-0.0114284249103987" calcext:value-type="float">
            <text:p>-0,0114284249103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1730926513672" calcext:value-type="float">
            <text:p>0,281730926513672</text:p>
          </table:table-cell>
          <table:table-cell office:value-type="string" calcext:value-type="string">
            <text:p>2020-04-02 08:57:27</text:p>
          </table:table-cell>
          <table:table-cell office:value-type="float" office:value="-1301.61763613653" calcext:value-type="float">
            <text:p>-1301,61763613653</text:p>
          </table:table-cell>
          <table:table-cell office:value-type="float" office:value="220" calcext:value-type="float">
            <text:p>220</text:p>
          </table:table-cell>
          <table:table-cell office:value-type="float" office:value="-0.00401794272796762" calcext:value-type="float">
            <text:p>-0,004017942727968</text:p>
          </table:table-cell>
          <table:table-cell office:value-type="float" office:value="0.0000145582504332669" calcext:value-type="float">
            <text:p>1,45582504332669E-05</text:p>
          </table:table-cell>
          <table:table-cell table:number-columns-repeated="4"/>
          <table:table-cell table:formula="of:=[.B67] - [estimation_info_NAT.B67]" office:value-type="float" office:value="0.00603643798828141" calcext:value-type="float">
            <text:p>0,006036437988281</text:p>
          </table:table-cell>
          <table:table-cell table:formula="of:=([.D67] - [estimation_info_NAT.D67])/[estimation_info_NAT.D67]" office:value-type="float" office:value="0.005338351940992" calcext:value-type="float">
            <text:p>0,0053383519409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61950302124024" calcext:value-type="float">
            <text:p>0,066195030212402</text:p>
          </table:table-cell>
          <table:table-cell office:value-type="string" calcext:value-type="string">
            <text:p>2020-04-02 08:59:19</text:p>
          </table:table-cell>
          <table:table-cell office:value-type="float" office:value="-1384.87060647654" calcext:value-type="float">
            <text:p>-1384,87060647654</text:p>
          </table:table-cell>
          <table:table-cell office:value-type="float" office:value="245" calcext:value-type="float">
            <text:p>245</text:p>
          </table:table-cell>
          <table:table-cell office:value-type="float" office:value="-0.000393920648612545" calcext:value-type="float">
            <text:p>-0,000393920648613</text:p>
          </table:table-cell>
          <table:table-cell office:value-type="float" office:value="0.00000456716387432197" calcext:value-type="float">
            <text:p>4,56716387432197E-06</text:p>
          </table:table-cell>
          <table:table-cell table:number-columns-repeated="4"/>
          <table:table-cell table:formula="of:=[.B68] - [estimation_info_NAT.B68]" office:value-type="float" office:value="0.00335357666015626" calcext:value-type="float">
            <text:p>0,003353576660156</text:p>
          </table:table-cell>
          <table:table-cell table:formula="of:=([.D68] - [estimation_info_NAT.D68])/[estimation_info_NAT.D68]" office:value-type="float" office:value="0.0131153803361095" calcext:value-type="float">
            <text:p>0,013115380336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39356353759766" calcext:value-type="float">
            <text:p>0,139356353759766</text:p>
          </table:table-cell>
          <table:table-cell office:value-type="string" calcext:value-type="string">
            <text:p>2020-04-02 09:00:52</text:p>
          </table:table-cell>
          <table:table-cell office:value-type="float" office:value="-1188.775667244" calcext:value-type="float">
            <text:p>-1188,775667244</text:p>
          </table:table-cell>
          <table:table-cell office:value-type="float" office:value="215" calcext:value-type="float">
            <text:p>215</text:p>
          </table:table-cell>
          <table:table-cell office:value-type="float" office:value="-0.00619752236134558" calcext:value-type="float">
            <text:p>-0,006197522361346</text:p>
          </table:table-cell>
          <table:table-cell office:value-type="float" office:value="0.0000160712974418628" calcext:value-type="float">
            <text:p>1,60712974418628E-05</text:p>
          </table:table-cell>
          <table:table-cell table:number-columns-repeated="4"/>
          <table:table-cell table:formula="of:=[.B69] - [estimation_info_NAT.B69]" office:value-type="float" office:value="0.0176062774658204" calcext:value-type="float">
            <text:p>0,01760627746582</text:p>
          </table:table-cell>
          <table:table-cell table:formula="of:=([.D69] - [estimation_info_NAT.D69])/[estimation_info_NAT.D69]" office:value-type="float" office:value="-0.031311058346656" calcext:value-type="float">
            <text:p>-0,0313110583466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85275344848633" calcext:value-type="float">
            <text:p>0,058527534484863</text:p>
          </table:table-cell>
          <table:table-cell office:value-type="string" calcext:value-type="string">
            <text:p>2020-04-02 09:03:19</text:p>
          </table:table-cell>
          <table:table-cell office:value-type="float" office:value="-1149.46144640952" calcext:value-type="float">
            <text:p>-1149,46144640952</text:p>
          </table:table-cell>
          <table:table-cell office:value-type="float" office:value="214" calcext:value-type="float">
            <text:p>214</text:p>
          </table:table-cell>
          <table:table-cell office:value-type="float" office:value="0.000658856023627363" calcext:value-type="float">
            <text:p>0,000658856023627</text:p>
          </table:table-cell>
          <table:table-cell office:value-type="float" office:value="0.00000411271654256821" calcext:value-type="float">
            <text:p>4,11271654256821E-06</text:p>
          </table:table-cell>
          <table:table-cell table:number-columns-repeated="4"/>
          <table:table-cell table:formula="of:=[.B70] - [estimation_info_NAT.B70]" office:value-type="float" office:value="0.00288102722167969" calcext:value-type="float">
            <text:p>0,00288102722168</text:p>
          </table:table-cell>
          <table:table-cell table:formula="of:=([.D70] - [estimation_info_NAT.D70])/[estimation_info_NAT.D70]" office:value-type="float" office:value="-0.0217181238978164" calcext:value-type="float">
            <text:p>-0,0217181238978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00319042205811" calcext:value-type="float">
            <text:p>0,020031904220581</text:p>
          </table:table-cell>
          <table:table-cell office:value-type="string" calcext:value-type="string">
            <text:p>2020-04-02 09:05:30</text:p>
          </table:table-cell>
          <table:table-cell office:value-type="float" office:value="-1030.25792218192" calcext:value-type="float">
            <text:p>-1030,25792218192</text:p>
          </table:table-cell>
          <table:table-cell office:value-type="float" office:value="188" calcext:value-type="float">
            <text:p>188</text:p>
          </table:table-cell>
          <table:table-cell office:value-type="float" office:value="0.00221776689908017" calcext:value-type="float">
            <text:p>0,00221776689908</text:p>
          </table:table-cell>
          <table:table-cell office:value-type="float" office:value="0.00000196127528668687" calcext:value-type="float">
            <text:p>1,96127528668687E-06</text:p>
          </table:table-cell>
          <table:table-cell table:number-columns-repeated="4"/>
          <table:table-cell table:formula="of:=[.B71] - [estimation_info_NAT.B71]" office:value-type="float" office:value="0.00302584075927734" calcext:value-type="float">
            <text:p>0,003025840759277</text:p>
          </table:table-cell>
          <table:table-cell table:formula="of:=([.D71] - [estimation_info_NAT.D71])/[estimation_info_NAT.D71]" office:value-type="float" office:value="-0.0669874814896623" calcext:value-type="float">
            <text:p>-0,066987481489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1929824829102" calcext:value-type="float">
            <text:p>0,251929824829102</text:p>
          </table:table-cell>
          <table:table-cell office:value-type="string" calcext:value-type="string">
            <text:p>2020-04-02 09:09:06</text:p>
          </table:table-cell>
          <table:table-cell office:value-type="float" office:value="-1139.52767983637" calcext:value-type="float">
            <text:p>-1139,52767983637</text:p>
          </table:table-cell>
          <table:table-cell office:value-type="float" office:value="203" calcext:value-type="float">
            <text:p>203</text:p>
          </table:table-cell>
          <table:table-cell office:value-type="float" office:value="0.0015164941561423" calcext:value-type="float">
            <text:p>0,001516494156142</text:p>
          </table:table-cell>
          <table:table-cell office:value-type="float" office:value="0.0000121268343483819" calcext:value-type="float">
            <text:p>1,21268343483819E-05</text:p>
          </table:table-cell>
          <table:table-cell table:number-columns-repeated="4"/>
          <table:table-cell table:formula="of:=[.B72] - [estimation_info_NAT.B72]" office:value-type="float" office:value="-0.0683215026855469" calcext:value-type="float">
            <text:p>-0,068321502685547</text:p>
          </table:table-cell>
          <table:table-cell table:formula="of:=([.D72] - [estimation_info_NAT.D72])/[estimation_info_NAT.D72]" office:value-type="float" office:value="-0.0277067752263849" calcext:value-type="float">
            <text:p>-0,0277067752263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21257400512695" calcext:value-type="float">
            <text:p>0,03212574005127</text:p>
          </table:table-cell>
          <table:table-cell office:value-type="string" calcext:value-type="string">
            <text:p>2020-04-02 09:10:46</text:p>
          </table:table-cell>
          <table:table-cell office:value-type="float" office:value="-1161.42640379966" calcext:value-type="float">
            <text:p>-1161,42640379966</text:p>
          </table:table-cell>
          <table:table-cell office:value-type="float" office:value="212" calcext:value-type="float">
            <text:p>212</text:p>
          </table:table-cell>
          <table:table-cell office:value-type="float" office:value="0.000768851214167846" calcext:value-type="float">
            <text:p>0,000768851214168</text:p>
          </table:table-cell>
          <table:table-cell office:value-type="float" office:value="0.00000513618611945772" calcext:value-type="float">
            <text:p>5,13618611945772E-06</text:p>
          </table:table-cell>
          <table:table-cell table:number-columns-repeated="4"/>
          <table:table-cell table:formula="of:=[.B73] - [estimation_info_NAT.B73]" office:value-type="float" office:value="0.0151863670349121" calcext:value-type="float">
            <text:p>0,015186367034912</text:p>
          </table:table-cell>
          <table:table-cell table:formula="of:=([.D73] - [estimation_info_NAT.D73])/[estimation_info_NAT.D73]" office:value-type="float" office:value="-0.00643244581298589" calcext:value-type="float">
            <text:p>-0,006432445812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06926040649414" calcext:value-type="float">
            <text:p>0,040692604064942</text:p>
          </table:table-cell>
          <table:table-cell office:value-type="string" calcext:value-type="string">
            <text:p>2020-04-02 09:12:44</text:p>
          </table:table-cell>
          <table:table-cell office:value-type="float" office:value="-1006.69521373278" calcext:value-type="float">
            <text:p>-1006,69521373278</text:p>
          </table:table-cell>
          <table:table-cell office:value-type="float" office:value="183" calcext:value-type="float">
            <text:p>183</text:p>
          </table:table-cell>
          <table:table-cell office:value-type="float" office:value="0.00637437176779976" calcext:value-type="float">
            <text:p>0,0063743717678</text:p>
          </table:table-cell>
          <table:table-cell office:value-type="float" office:value="0.00000508648352559415" calcext:value-type="float">
            <text:p>5,08648352559415E-06</text:p>
          </table:table-cell>
          <table:table-cell table:number-columns-repeated="4"/>
          <table:table-cell table:formula="of:=[.B74] - [estimation_info_NAT.B74]" office:value-type="float" office:value="0.00852113342285156" calcext:value-type="float">
            <text:p>0,008521133422852</text:p>
          </table:table-cell>
          <table:table-cell table:formula="of:=([.D74] - [estimation_info_NAT.D74])/[estimation_info_NAT.D74]" office:value-type="float" office:value="0.00572279733764458" calcext:value-type="float">
            <text:p>0,0057227973376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09905853271484" calcext:value-type="float">
            <text:p>0,010990585327149</text:p>
          </table:table-cell>
          <table:table-cell office:value-type="string" calcext:value-type="string">
            <text:p>2020-04-02 09:14:16</text:p>
          </table:table-cell>
          <table:table-cell office:value-type="float" office:value="-840.081976258115" calcext:value-type="float">
            <text:p>-840,081976258115</text:p>
          </table:table-cell>
          <table:table-cell office:value-type="float" office:value="151" calcext:value-type="float">
            <text:p>151</text:p>
          </table:table-cell>
          <table:table-cell office:value-type="float" office:value="-11.4679897890324" calcext:value-type="float">
            <text:p>-11,4679897890324</text:p>
          </table:table-cell>
          <table:table-cell office:value-type="float" office:value="0.0000293574732418682" calcext:value-type="float">
            <text:p>2,93574732418682E-05</text:p>
          </table:table-cell>
          <table:table-cell table:number-columns-repeated="4"/>
          <table:table-cell table:formula="of:=[.B75] - [estimation_info_NAT.B75]" office:value-type="float" office:value="0.00346790313720703" calcext:value-type="float">
            <text:p>0,003467903137207</text:p>
          </table:table-cell>
          <table:table-cell table:formula="of:=([.D75] - [estimation_info_NAT.D75])/[estimation_info_NAT.D75]" office:value-type="float" office:value="0.00265273818466538" calcext:value-type="float">
            <text:p>0,0026527381846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54071838378906" calcext:value-type="float">
            <text:p>0,554071838378906</text:p>
          </table:table-cell>
          <table:table-cell office:value-type="string" calcext:value-type="string">
            <text:p>2020-04-02 09:15:41</text:p>
          </table:table-cell>
          <table:table-cell office:value-type="float" office:value="-662.519338583245" calcext:value-type="float">
            <text:p>-662,519338583245</text:p>
          </table:table-cell>
          <table:table-cell office:value-type="float" office:value="118" calcext:value-type="float">
            <text:p>118</text:p>
          </table:table-cell>
          <table:table-cell office:value-type="float" office:value="-0.00424502999225385" calcext:value-type="float">
            <text:p>-0,004245029992254</text:p>
          </table:table-cell>
          <table:table-cell office:value-type="float" office:value="0.00010724204070621" calcext:value-type="float">
            <text:p>0,000107242040706</text:p>
          </table:table-cell>
          <table:table-cell table:number-columns-repeated="4"/>
          <table:table-cell table:formula="of:=[.B76] - [estimation_info_NAT.B76]" office:value-type="float" office:value="-0.00475598144531242" calcext:value-type="float">
            <text:p>-0,004755981445312</text:p>
          </table:table-cell>
          <table:table-cell table:formula="of:=([.D76] - [estimation_info_NAT.D76])/[estimation_info_NAT.D76]" office:value-type="float" office:value="0.0141269519312619" calcext:value-type="float">
            <text:p>0,0141269519312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9660099029541" calcext:value-type="float">
            <text:p>0,029660099029541</text:p>
          </table:table-cell>
          <table:table-cell office:value-type="string" calcext:value-type="string">
            <text:p>2020-04-02 09:18:25</text:p>
          </table:table-cell>
          <table:table-cell office:value-type="float" office:value="-991.854930833012" calcext:value-type="float">
            <text:p>-991,854930833012</text:p>
          </table:table-cell>
          <table:table-cell office:value-type="float" office:value="184" calcext:value-type="float">
            <text:p>184</text:p>
          </table:table-cell>
          <table:table-cell office:value-type="float" office:value="0.00405374575309569" calcext:value-type="float">
            <text:p>0,004053745753096</text:p>
          </table:table-cell>
          <table:table-cell office:value-type="float" office:value="0.00000349920086095947" calcext:value-type="float">
            <text:p>3,49920086095947E-06</text:p>
          </table:table-cell>
          <table:table-cell table:number-columns-repeated="4"/>
          <table:table-cell table:formula="of:=[.B77] - [estimation_info_NAT.B77]" office:value-type="float" office:value="0.0143670272827148" calcext:value-type="float">
            <text:p>0,014367027282715</text:p>
          </table:table-cell>
          <table:table-cell table:formula="of:=([.D77] - [estimation_info_NAT.D77])/[estimation_info_NAT.D77]" office:value-type="float" office:value="0.0110779676770956" calcext:value-type="float">
            <text:p>0,0110779676770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25980453491211" calcext:value-type="float">
            <text:p>0,042598045349121</text:p>
          </table:table-cell>
          <table:table-cell office:value-type="string" calcext:value-type="string">
            <text:p>2020-04-02 09:19:58</text:p>
          </table:table-cell>
          <table:table-cell office:value-type="float" office:value="-719.271948503993" calcext:value-type="float">
            <text:p>-719,271948503993</text:p>
          </table:table-cell>
          <table:table-cell office:value-type="float" office:value="133" calcext:value-type="float">
            <text:p>133</text:p>
          </table:table-cell>
          <table:table-cell office:value-type="float" office:value="-0.00520440903116816" calcext:value-type="float">
            <text:p>-0,005204409031168</text:p>
          </table:table-cell>
          <table:table-cell office:value-type="float" office:value="0.00000995420599001829" calcext:value-type="float">
            <text:p>9,95420599001829E-06</text:p>
          </table:table-cell>
          <table:table-cell table:number-columns-repeated="4"/>
          <table:table-cell table:formula="of:=[.B78] - [estimation_info_NAT.B78]" office:value-type="float" office:value="-0.00204263305664061" calcext:value-type="float">
            <text:p>-0,002042633056641</text:p>
          </table:table-cell>
          <table:table-cell table:formula="of:=([.D78] - [estimation_info_NAT.D78])/[estimation_info_NAT.D78]" office:value-type="float" office:value="0.0992186729193664" calcext:value-type="float">
            <text:p>0,099218672919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53180389404297" calcext:value-type="float">
            <text:p>0,08531803894043</text:p>
          </table:table-cell>
          <table:table-cell office:value-type="string" calcext:value-type="string">
            <text:p>2020-04-02 09:22:22</text:p>
          </table:table-cell>
          <table:table-cell office:value-type="float" office:value="-837.728358282193" calcext:value-type="float">
            <text:p>-837,728358282193</text:p>
          </table:table-cell>
          <table:table-cell office:value-type="float" office:value="162" calcext:value-type="float">
            <text:p>162</text:p>
          </table:table-cell>
          <table:table-cell office:value-type="float" office:value="-0.00141973840832811" calcext:value-type="float">
            <text:p>-0,001419738408328</text:p>
          </table:table-cell>
          <table:table-cell office:value-type="float" office:value="0.0000118334832043036" calcext:value-type="float">
            <text:p>1,18334832043036E-05</text:p>
          </table:table-cell>
          <table:table-cell table:number-columns-repeated="4"/>
          <table:table-cell table:formula="of:=[.B79] - [estimation_info_NAT.B79]" office:value-type="float" office:value="0.0185437545776367" calcext:value-type="float">
            <text:p>0,018543754577637</text:p>
          </table:table-cell>
          <table:table-cell table:formula="of:=([.D79] - [estimation_info_NAT.D79])/[estimation_info_NAT.D79]" office:value-type="float" office:value="-0.0133719987231971" calcext:value-type="float">
            <text:p>-0,0133719987231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5:40</text:p>
          </table:table-cell>
          <table:table-cell office:value-type="float" office:value="-784.890546463205" calcext:value-type="float">
            <text:p>-784,890546463205</text:p>
          </table:table-cell>
          <table:table-cell office:value-type="float" office:value="151" calcext:value-type="float">
            <text:p>151</text:p>
          </table:table-cell>
          <table:table-cell office:value-type="float" office:value="-53.713723359867" calcext:value-type="float">
            <text:p>-53,713723359867</text:p>
          </table:table-cell>
          <table:table-cell office:value-type="float" office:value="0.0000263822976611253" calcext:value-type="float">
            <text:p>2,63822976611253E-05</text:p>
          </table:table-cell>
          <table:table-cell table:number-columns-repeated="4"/>
          <table:table-cell table:formula="of:=[.B80] - [estimation_info_NAT.B80]" office:value-type="float" office:value="0" calcext:value-type="float">
            <text:p>0</text:p>
          </table:table-cell>
          <table:table-cell table:formula="of:=([.D80] - [estimation_info_NAT.D80])/[estimation_info_NAT.D80]" office:value-type="float" office:value="-0.00111259336435516" calcext:value-type="float">
            <text:p>-0,001112593364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8:25</text:p>
          </table:table-cell>
          <table:table-cell office:value-type="float" office:value="-795.371065499444" calcext:value-type="float">
            <text:p>-795,371065499444</text:p>
          </table:table-cell>
          <table:table-cell office:value-type="float" office:value="150" calcext:value-type="float">
            <text:p>150</text:p>
          </table:table-cell>
          <table:table-cell office:value-type="float" office:value="-10.2039652973578" calcext:value-type="float">
            <text:p>-10,2039652973578</text:p>
          </table:table-cell>
          <table:table-cell office:value-type="float" office:value="0.0000149622671113601" calcext:value-type="float">
            <text:p>1,49622671113601E-05</text:p>
          </table:table-cell>
          <table:table-cell table:number-columns-repeated="4"/>
          <table:table-cell table:formula="of:=[.B81] - [estimation_info_NAT.B81]" office:value-type="float" office:value="0" calcext:value-type="float">
            <text:p>0</text:p>
          </table:table-cell>
          <table:table-cell table:formula="of:=([.D81] - [estimation_info_NAT.D81])/[estimation_info_NAT.D81]" office:value-type="float" office:value="0.0395297858244684" calcext:value-type="float">
            <text:p>0,0395297858244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08140640258789" calcext:value-type="float">
            <text:p>0,060814064025879</text:p>
          </table:table-cell>
          <table:table-cell office:value-type="string" calcext:value-type="string">
            <text:p>2020-04-02 09:30:48</text:p>
          </table:table-cell>
          <table:table-cell office:value-type="float" office:value="-508.810432780872" calcext:value-type="float">
            <text:p>-508,810432780872</text:p>
          </table:table-cell>
          <table:table-cell office:value-type="float" office:value="93" calcext:value-type="float">
            <text:p>93</text:p>
          </table:table-cell>
          <table:table-cell office:value-type="float" office:value="0.0011797956271058" calcext:value-type="float">
            <text:p>0,001179795627106</text:p>
          </table:table-cell>
          <table:table-cell office:value-type="float" office:value="0.0000162425891880504" calcext:value-type="float">
            <text:p>1,62425891880504E-05</text:p>
          </table:table-cell>
          <table:table-cell table:number-columns-repeated="4"/>
          <table:table-cell table:formula="of:=[.B82] - [estimation_info_NAT.B82]" office:value-type="float" office:value="0.0108076629638672" calcext:value-type="float">
            <text:p>0,010807662963867</text:p>
          </table:table-cell>
          <table:table-cell table:formula="of:=([.D82] - [estimation_info_NAT.D82])/[estimation_info_NAT.D82]" office:value-type="float" office:value="0.0158966936427213" calcext:value-type="float">
            <text:p>0,0158966936427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19039764404297" calcext:value-type="float">
            <text:p>0,06190397644043</text:p>
          </table:table-cell>
          <table:table-cell office:value-type="string" calcext:value-type="string">
            <text:p>2020-04-02 09:33:03</text:p>
          </table:table-cell>
          <table:table-cell office:value-type="float" office:value="-346.866921886183" calcext:value-type="float">
            <text:p>-346,866921886183</text:p>
          </table:table-cell>
          <table:table-cell office:value-type="float" office:value="64" calcext:value-type="float">
            <text:p>64</text:p>
          </table:table-cell>
          <table:table-cell office:value-type="float" office:value="0.00148103786639386" calcext:value-type="float">
            <text:p>0,001481037866394</text:p>
          </table:table-cell>
          <table:table-cell office:value-type="float" office:value="0.000041045140313524" calcext:value-type="float">
            <text:p>4,1045140313524E-05</text:p>
          </table:table-cell>
          <table:table-cell table:number-columns-repeated="4"/>
          <table:table-cell table:formula="of:=[.B83] - [estimation_info_NAT.B83]" office:value-type="float" office:value="0.0137191772460937" calcext:value-type="float">
            <text:p>0,013719177246094</text:p>
          </table:table-cell>
          <table:table-cell table:formula="of:=([.D83] - [estimation_info_NAT.D83])/[estimation_info_NAT.D83]" office:value-type="float" office:value="0.049928297650605" calcext:value-type="float">
            <text:p>0,0499282976506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5:58</text:p>
          </table:table-cell>
          <table:table-cell office:value-type="float" office:value="-486.675969371302" calcext:value-type="float">
            <text:p>-486,675969371302</text:p>
          </table:table-cell>
          <table:table-cell office:value-type="float" office:value="95" calcext:value-type="float">
            <text:p>95</text:p>
          </table:table-cell>
          <table:table-cell office:value-type="float" office:value="-7.66317021206399" calcext:value-type="float">
            <text:p>-7,66317021206399</text:p>
          </table:table-cell>
          <table:table-cell office:value-type="float" office:value="0.0000228296351544489" calcext:value-type="float">
            <text:p>2,28296351544489E-05</text:p>
          </table:table-cell>
          <table:table-cell table:number-columns-repeated="4"/>
          <table:table-cell table:formula="of:=[.B84] - [estimation_info_NAT.B84]" office:value-type="float" office:value="0" calcext:value-type="float">
            <text:p>0</text:p>
          </table:table-cell>
          <table:table-cell table:formula="of:=([.D84] - [estimation_info_NAT.D84])/[estimation_info_NAT.D84]" office:value-type="float" office:value="-0.0317626272371211" calcext:value-type="float">
            <text:p>-0,031762627237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8:36</text:p>
          </table:table-cell>
          <table:table-cell office:value-type="float" office:value="-391.023194513099" calcext:value-type="float">
            <text:p>-391,023194513099</text:p>
          </table:table-cell>
          <table:table-cell office:value-type="float" office:value="76" calcext:value-type="float">
            <text:p>76</text:p>
          </table:table-cell>
          <table:table-cell office:value-type="float" office:value="-8.70646974659346" calcext:value-type="float">
            <text:p>-8,70646974659346</text:p>
          </table:table-cell>
          <table:table-cell office:value-type="float" office:value="0.0000294200190909609" calcext:value-type="float">
            <text:p>2,94200190909609E-05</text:p>
          </table:table-cell>
          <table:table-cell table:number-columns-repeated="4"/>
          <table:table-cell table:formula="of:=[.B85] - [estimation_info_NAT.B85]" office:value-type="float" office:value="0" calcext:value-type="float">
            <text:p>0</text:p>
          </table:table-cell>
          <table:table-cell table:formula="of:=([.D85] - [estimation_info_NAT.D85])/[estimation_info_NAT.D85]" office:value-type="float" office:value="0.0180113956767453" calcext:value-type="float">
            <text:p>0,018011395676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33149795532227" calcext:value-type="float">
            <text:p>0,023314979553223</text:p>
          </table:table-cell>
          <table:table-cell office:value-type="string" calcext:value-type="string">
            <text:p>2020-04-02 09:42:13</text:p>
          </table:table-cell>
          <table:table-cell office:value-type="float" office:value="-535.572743773164" calcext:value-type="float">
            <text:p>-535,572743773164</text:p>
          </table:table-cell>
          <table:table-cell office:value-type="float" office:value="105" calcext:value-type="float">
            <text:p>105</text:p>
          </table:table-cell>
          <table:table-cell office:value-type="float" office:value="0.00364311242163671" calcext:value-type="float">
            <text:p>0,003643112421637</text:p>
          </table:table-cell>
          <table:table-cell office:value-type="float" office:value="0.00000799823761631679" calcext:value-type="float">
            <text:p>7,99823761631679E-06</text:p>
          </table:table-cell>
          <table:table-cell table:number-columns-repeated="4"/>
          <table:table-cell table:formula="of:=[.B86] - [estimation_info_NAT.B86]" office:value-type="float" office:value="0.0229605674743652" calcext:value-type="float">
            <text:p>0,022960567474365</text:p>
          </table:table-cell>
          <table:table-cell table:formula="of:=([.D86] - [estimation_info_NAT.D86])/[estimation_info_NAT.D86]" office:value-type="float" office:value="0.0839199282426509" calcext:value-type="float">
            <text:p>0,08391992824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1271614074707" calcext:value-type="float">
            <text:p>0,051271614074707</text:p>
          </table:table-cell>
          <table:table-cell office:value-type="string" calcext:value-type="string">
            <text:p>2020-04-02 09:45:43</text:p>
          </table:table-cell>
          <table:table-cell office:value-type="float" office:value="-514.964907791323" calcext:value-type="float">
            <text:p>-514,964907791323</text:p>
          </table:table-cell>
          <table:table-cell office:value-type="float" office:value="96" calcext:value-type="float">
            <text:p>96</text:p>
          </table:table-cell>
          <table:table-cell office:value-type="float" office:value="0.00717197119929791" calcext:value-type="float">
            <text:p>0,007171971199298</text:p>
          </table:table-cell>
          <table:table-cell office:value-type="float" office:value="0.00000866096122364797" calcext:value-type="float">
            <text:p>8,66096122364797E-06</text:p>
          </table:table-cell>
          <table:table-cell table:number-columns-repeated="4"/>
          <table:table-cell table:formula="of:=[.B87] - [estimation_info_NAT.B87]" office:value-type="float" office:value="0.0036775016784668" calcext:value-type="float">
            <text:p>0,003677501678467</text:p>
          </table:table-cell>
          <table:table-cell table:formula="of:=([.D87] - [estimation_info_NAT.D87])/[estimation_info_NAT.D87]" office:value-type="float" office:value="0.0774164224835564" calcext:value-type="float">
            <text:p>0,0774164224835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41681289672852" calcext:value-type="float">
            <text:p>0,044168128967285</text:p>
          </table:table-cell>
          <table:table-cell office:value-type="string" calcext:value-type="string">
            <text:p>2020-04-02 09:51:54</text:p>
          </table:table-cell>
          <table:table-cell office:value-type="float" office:value="-523.369696501127" calcext:value-type="float">
            <text:p>-523,369696501127</text:p>
          </table:table-cell>
          <table:table-cell office:value-type="float" office:value="97" calcext:value-type="float">
            <text:p>97</text:p>
          </table:table-cell>
          <table:table-cell office:value-type="float" office:value="0.00448384699069893" calcext:value-type="float">
            <text:p>0,004483846990699</text:p>
          </table:table-cell>
          <table:table-cell office:value-type="float" office:value="0.0000128827631131421" calcext:value-type="float">
            <text:p>1,28827631131421E-05</text:p>
          </table:table-cell>
          <table:table-cell table:number-columns-repeated="4"/>
          <table:table-cell table:formula="of:=[.B88] - [estimation_info_NAT.B88]" office:value-type="float" office:value="0.00227128601074219" calcext:value-type="float">
            <text:p>0,002271286010742</text:p>
          </table:table-cell>
          <table:table-cell table:formula="of:=([.D88] - [estimation_info_NAT.D88])/[estimation_info_NAT.D88]" office:value-type="float" office:value="0.0543594775461278" calcext:value-type="float">
            <text:p>0,054359477546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1033630371094" calcext:value-type="float">
            <text:p>0,121033630371094</text:p>
          </table:table-cell>
          <table:table-cell office:value-type="string" calcext:value-type="string">
            <text:p>2020-04-02 09:53:14</text:p>
          </table:table-cell>
          <table:table-cell office:value-type="float" office:value="-364.532277309949" calcext:value-type="float">
            <text:p>-364,532277309949</text:p>
          </table:table-cell>
          <table:table-cell office:value-type="float" office:value="64" calcext:value-type="float">
            <text:p>64</text:p>
          </table:table-cell>
          <table:table-cell office:value-type="float" office:value="0.0029763631377013" calcext:value-type="float">
            <text:p>0,002976363137701</text:p>
          </table:table-cell>
          <table:table-cell office:value-type="float" office:value="0.0000988831567047464" calcext:value-type="float">
            <text:p>9,88831567047464E-05</text:p>
          </table:table-cell>
          <table:table-cell table:number-columns-repeated="4"/>
          <table:table-cell table:formula="of:=[.B89] - [estimation_info_NAT.B89]" office:value-type="float" office:value="-0.0048779296875" calcext:value-type="float">
            <text:p>-0,0048779296875</text:p>
          </table:table-cell>
          <table:table-cell table:formula="of:=([.D89] - [estimation_info_NAT.D89])/[estimation_info_NAT.D89]" office:value-type="float" office:value="0.0691229162920259" calcext:value-type="float">
            <text:p>0,0691229162920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0115356445313" calcext:value-type="float">
            <text:p>0,270115356445313</text:p>
          </table:table-cell>
          <table:table-cell office:value-type="string" calcext:value-type="string">
            <text:p>2020-04-02 09:54:38</text:p>
          </table:table-cell>
          <table:table-cell office:value-type="float" office:value="-244.375685860644" calcext:value-type="float">
            <text:p>-244,375685860644</text:p>
          </table:table-cell>
          <table:table-cell office:value-type="float" office:value="43" calcext:value-type="float">
            <text:p>43</text:p>
          </table:table-cell>
          <table:table-cell office:value-type="float" office:value="0.0065096729308638" calcext:value-type="float">
            <text:p>0,006509672930864</text:p>
          </table:table-cell>
          <table:table-cell office:value-type="float" office:value="0.000482785105980347" calcext:value-type="float">
            <text:p>0,00048278510598</text:p>
          </table:table-cell>
          <table:table-cell table:number-columns-repeated="4"/>
          <table:table-cell table:formula="of:=[.B90] - [estimation_info_NAT.B90]" office:value-type="float" office:value="0.0624375000000001" calcext:value-type="float">
            <text:p>0,0624375</text:p>
          </table:table-cell>
          <table:table-cell table:formula="of:=([.D90] - [estimation_info_NAT.D90])/[estimation_info_NAT.D90]" office:value-type="float" office:value="-0.054666908780289" calcext:value-type="float">
            <text:p>-0,0546669087802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32613830566406" calcext:value-type="float">
            <text:p>0,033261383056641</text:p>
          </table:table-cell>
          <table:table-cell office:value-type="string" calcext:value-type="string">
            <text:p>2020-04-02 09:56:24</text:p>
          </table:table-cell>
          <table:table-cell office:value-type="float" office:value="-286.982875915549" calcext:value-type="float">
            <text:p>-286,982875915549</text:p>
          </table:table-cell>
          <table:table-cell office:value-type="float" office:value="49" calcext:value-type="float">
            <text:p>49</text:p>
          </table:table-cell>
          <table:table-cell office:value-type="float" office:value="-0.00321602617216143" calcext:value-type="float">
            <text:p>-0,003216026172161</text:p>
          </table:table-cell>
          <table:table-cell office:value-type="float" office:value="0.0000941873509119804" calcext:value-type="float">
            <text:p>9,41873509119804E-05</text:p>
          </table:table-cell>
          <table:table-cell table:number-columns-repeated="4"/>
          <table:table-cell table:formula="of:=[.B91] - [estimation_info_NAT.B91]" office:value-type="float" office:value="-0.0130484619140625" calcext:value-type="float">
            <text:p>-0,013048461914063</text:p>
          </table:table-cell>
          <table:table-cell table:formula="of:=([.D91] - [estimation_info_NAT.D91])/[estimation_info_NAT.D91]" office:value-type="float" office:value="0.0760151389286986" calcext:value-type="float">
            <text:p>0,0760151389286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1318130493164" calcext:value-type="float">
            <text:p>0,033131813049317</text:p>
          </table:table-cell>
          <table:table-cell office:value-type="string" calcext:value-type="string">
            <text:p>2020-04-02 10:00:11</text:p>
          </table:table-cell>
          <table:table-cell office:value-type="float" office:value="-304.03825690372" calcext:value-type="float">
            <text:p>-304,03825690372</text:p>
          </table:table-cell>
          <table:table-cell office:value-type="float" office:value="57" calcext:value-type="float">
            <text:p>57</text:p>
          </table:table-cell>
          <table:table-cell office:value-type="float" office:value="0.00699057141159558" calcext:value-type="float">
            <text:p>0,006990571411596</text:p>
          </table:table-cell>
          <table:table-cell office:value-type="float" office:value="0.000124374059989867" calcext:value-type="float">
            <text:p>0,00012437405999</text:p>
          </table:table-cell>
          <table:table-cell table:number-columns-repeated="4"/>
          <table:table-cell table:formula="of:=[.B92] - [estimation_info_NAT.B92]" office:value-type="float" office:value="0.00263713073730469" calcext:value-type="float">
            <text:p>0,002637130737305</text:p>
          </table:table-cell>
          <table:table-cell table:formula="of:=([.D92] - [estimation_info_NAT.D92])/[estimation_info_NAT.D92]" office:value-type="float" office:value="0.00350828477331098" calcext:value-type="float">
            <text:p>0,0035082847733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622850646972656" calcext:value-type="float">
            <text:p>0,062285064697266</text:p>
          </table:table-cell>
          <table:table-cell office:value-type="string" calcext:value-type="string">
            <text:p>2020-04-02 10:03:19</text:p>
          </table:table-cell>
          <table:table-cell office:value-type="float" office:value="-212.162967970535" calcext:value-type="float">
            <text:p>-212,162967970535</text:p>
          </table:table-cell>
          <table:table-cell office:value-type="float" office:value="39" calcext:value-type="float">
            <text:p>39</text:p>
          </table:table-cell>
          <table:table-cell office:value-type="float" office:value="-0.000842374693922787" calcext:value-type="float">
            <text:p>-0,000842374693923</text:p>
          </table:table-cell>
          <table:table-cell office:value-type="float" office:value="0.0000911824265603933" calcext:value-type="float">
            <text:p>9,11824265603933E-05</text:p>
          </table:table-cell>
          <table:table-cell table:number-columns-repeated="4"/>
          <table:table-cell table:formula="of:=[.B93] - [estimation_info_NAT.B93]" office:value-type="float" office:value="0.00687483215332032" calcext:value-type="float">
            <text:p>0,00687483215332</text:p>
          </table:table-cell>
          <table:table-cell table:formula="of:=([.D93] - [estimation_info_NAT.D93])/[estimation_info_NAT.D93]" office:value-type="float" office:value="0.0209528155704926" calcext:value-type="float">
            <text:p>0,0209528155704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18513565063477" calcext:value-type="float">
            <text:p>0,031851356506348</text:p>
          </table:table-cell>
          <table:table-cell office:value-type="string" calcext:value-type="string">
            <text:p>2020-04-02 10:07:11</text:p>
          </table:table-cell>
          <table:table-cell office:value-type="float" office:value="-303.620719565782" calcext:value-type="float">
            <text:p>-303,620719565782</text:p>
          </table:table-cell>
          <table:table-cell office:value-type="float" office:value="57" calcext:value-type="float">
            <text:p>57</text:p>
          </table:table-cell>
          <table:table-cell office:value-type="float" office:value="-0.000649203222828021" calcext:value-type="float">
            <text:p>-0,000649203222828</text:p>
          </table:table-cell>
          <table:table-cell office:value-type="float" office:value="0.000113972966098911" calcext:value-type="float">
            <text:p>0,000113972966099</text:p>
          </table:table-cell>
          <table:table-cell table:number-columns-repeated="4"/>
          <table:table-cell table:formula="of:=[.B94] - [estimation_info_NAT.B94]" office:value-type="float" office:value="0.00240847778320312" calcext:value-type="float">
            <text:p>0,002408477783203</text:p>
          </table:table-cell>
          <table:table-cell table:formula="of:=([.D94] - [estimation_info_NAT.D94])/[estimation_info_NAT.D94]" office:value-type="float" office:value="0.0154694635870922" calcext:value-type="float">
            <text:p>0,0154694635870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56279411315918" calcext:value-type="float">
            <text:p>0,035627941131592</text:p>
          </table:table-cell>
          <table:table-cell office:value-type="string" calcext:value-type="string">
            <text:p>2020-04-02 10:14:55</text:p>
          </table:table-cell>
          <table:table-cell office:value-type="float" office:value="-425.966558129844" calcext:value-type="float">
            <text:p>-425,966558129844</text:p>
          </table:table-cell>
          <table:table-cell office:value-type="float" office:value="78" calcext:value-type="float">
            <text:p>78</text:p>
          </table:table-cell>
          <table:table-cell office:value-type="float" office:value="0.00573102678207316" calcext:value-type="float">
            <text:p>0,005731026782073</text:p>
          </table:table-cell>
          <table:table-cell office:value-type="float" office:value="0.00000794983441388204" calcext:value-type="float">
            <text:p>7,94983441388204E-06</text:p>
          </table:table-cell>
          <table:table-cell table:number-columns-repeated="4"/>
          <table:table-cell table:formula="of:=[.B95] - [estimation_info_NAT.B95]" office:value-type="float" office:value="0.00244658660888671" calcext:value-type="float">
            <text:p>0,002446586608887</text:p>
          </table:table-cell>
          <table:table-cell table:formula="of:=([.D95] - [estimation_info_NAT.D95])/[estimation_info_NAT.D95]" office:value-type="float" office:value="0.0136212911053314" calcext:value-type="float">
            <text:p>0,0136212911053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44015991210937" calcext:value-type="float">
            <text:p>0,344015991210937</text:p>
          </table:table-cell>
          <table:table-cell office:value-type="string" calcext:value-type="string">
            <text:p>2020-04-02 10:17:14</text:p>
          </table:table-cell>
          <table:table-cell office:value-type="float" office:value="-247.272834904702" calcext:value-type="float">
            <text:p>-247,272834904702</text:p>
          </table:table-cell>
          <table:table-cell office:value-type="float" office:value="39" calcext:value-type="float">
            <text:p>39</text:p>
          </table:table-cell>
          <table:table-cell office:value-type="float" office:value="0.000657498305416837" calcext:value-type="float">
            <text:p>0,000657498305417</text:p>
          </table:table-cell>
          <table:table-cell office:value-type="float" office:value="0.000424855614433985" calcext:value-type="float">
            <text:p>0,000424855614434</text:p>
          </table:table-cell>
          <table:table-cell table:number-columns-repeated="4"/>
          <table:table-cell table:formula="of:=[.B96] - [estimation_info_NAT.B96]" office:value-type="float" office:value="0.014877685546875" calcext:value-type="float">
            <text:p>0,014877685546875</text:p>
          </table:table-cell>
          <table:table-cell table:formula="of:=([.D96] - [estimation_info_NAT.D96])/[estimation_info_NAT.D96]" office:value-type="float" office:value="0.0769458401406188" calcext:value-type="float">
            <text:p>0,0769458401406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0603637695312" calcext:value-type="float">
            <text:p>0,250603637695312</text:p>
          </table:table-cell>
          <table:table-cell office:value-type="string" calcext:value-type="string">
            <text:p>2020-04-02 10:18:51</text:p>
          </table:table-cell>
          <table:table-cell office:value-type="float" office:value="-232.174532549345" calcext:value-type="float">
            <text:p>-232,174532549345</text:p>
          </table:table-cell>
          <table:table-cell office:value-type="float" office:value="38" calcext:value-type="float">
            <text:p>38</text:p>
          </table:table-cell>
          <table:table-cell office:value-type="float" office:value="0.000469854253236646" calcext:value-type="float">
            <text:p>0,000469854253237</text:p>
          </table:table-cell>
          <table:table-cell office:value-type="float" office:value="0.000395508851102929" calcext:value-type="float">
            <text:p>0,000395508851103</text:p>
          </table:table-cell>
          <table:table-cell table:number-columns-repeated="4"/>
          <table:table-cell table:formula="of:=[.B97] - [estimation_info_NAT.B97]" office:value-type="float" office:value="0.05121826171875" calcext:value-type="float">
            <text:p>0,05121826171875</text:p>
          </table:table-cell>
          <table:table-cell table:formula="of:=([.D97] - [estimation_info_NAT.D97])/[estimation_info_NAT.D97]" office:value-type="float" office:value="0.0571286020136636" calcext:value-type="float">
            <text:p>0,0571286020136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8725944519043" calcext:value-type="float">
            <text:p>0,048725944519043</text:p>
          </table:table-cell>
          <table:table-cell office:value-type="string" calcext:value-type="string">
            <text:p>2020-04-02 10:23:58</text:p>
          </table:table-cell>
          <table:table-cell office:value-type="float" office:value="-315.453582230139" calcext:value-type="float">
            <text:p>-315,453582230139</text:p>
          </table:table-cell>
          <table:table-cell office:value-type="float" office:value="56" calcext:value-type="float">
            <text:p>56</text:p>
          </table:table-cell>
          <table:table-cell office:value-type="float" office:value="0.000604733130589397" calcext:value-type="float">
            <text:p>0,000604733130589</text:p>
          </table:table-cell>
          <table:table-cell office:value-type="float" office:value="0.0000239061031053098" calcext:value-type="float">
            <text:p>2,39061031053098E-05</text:p>
          </table:table-cell>
          <table:table-cell table:number-columns-repeated="4"/>
          <table:table-cell table:formula="of:=[.B98] - [estimation_info_NAT.B98]" office:value-type="float" office:value="-0.00702726745605468" calcext:value-type="float">
            <text:p>-0,007027267456055</text:p>
          </table:table-cell>
          <table:table-cell table:formula="of:=([.D98] - [estimation_info_NAT.D98])/[estimation_info_NAT.D98]" office:value-type="float" office:value="0.039573222112792" calcext:value-type="float">
            <text:p>0,0395732221127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69193420410156" calcext:value-type="float">
            <text:p>0,056919342041016</text:p>
          </table:table-cell>
          <table:table-cell office:value-type="string" calcext:value-type="string">
            <text:p>2020-04-02 10:26:43</text:p>
          </table:table-cell>
          <table:table-cell office:value-type="float" office:value="-224.499476850244" calcext:value-type="float">
            <text:p>-224,499476850244</text:p>
          </table:table-cell>
          <table:table-cell office:value-type="float" office:value="40" calcext:value-type="float">
            <text:p>40</text:p>
          </table:table-cell>
          <table:table-cell office:value-type="float" office:value="0.00745002936175057" calcext:value-type="float">
            <text:p>0,007450029361751</text:p>
          </table:table-cell>
          <table:table-cell office:value-type="float" office:value="0.0000767216737292996" calcext:value-type="float">
            <text:p>7,67216737292996E-05</text:p>
          </table:table-cell>
          <table:table-cell table:number-columns-repeated="4"/>
          <table:table-cell table:formula="of:=[.B99] - [estimation_info_NAT.B99]" office:value-type="float" office:value="0.00422245788574219" calcext:value-type="float">
            <text:p>0,004222457885742</text:p>
          </table:table-cell>
          <table:table-cell table:formula="of:=([.D99] - [estimation_info_NAT.D99])/[estimation_info_NAT.D99]" office:value-type="float" office:value="0.022032908140962" calcext:value-type="float">
            <text:p>0,0220329081409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1:31</text:p>
          </table:table-cell>
          <table:table-cell office:value-type="float" office:value="-371.359879800218" calcext:value-type="float">
            <text:p>-371,359879800218</text:p>
          </table:table-cell>
          <table:table-cell office:value-type="float" office:value="69" calcext:value-type="float">
            <text:p>69</text:p>
          </table:table-cell>
          <table:table-cell office:value-type="float" office:value="-34.8381134565494" calcext:value-type="float">
            <text:p>-34,8381134565494</text:p>
          </table:table-cell>
          <table:table-cell office:value-type="float" office:value="0.0000970186604286718" calcext:value-type="float">
            <text:p>9,70186604286718E-05</text:p>
          </table:table-cell>
          <table:table-cell table:number-columns-repeated="4"/>
          <table:table-cell table:formula="of:=[.B100] - [estimation_info_NAT.B100]" office:value-type="float" office:value="0" calcext:value-type="float">
            <text:p>0</text:p>
          </table:table-cell>
          <table:table-cell table:formula="of:=([.D100] - [estimation_info_NAT.D100])/[estimation_info_NAT.D100]" office:value-type="float" office:value="0.0582428365852973" calcext:value-type="float">
            <text:p>0,0582428365852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76273742675781" calcext:value-type="float">
            <text:p>0,276273742675781</text:p>
          </table:table-cell>
          <table:table-cell office:value-type="string" calcext:value-type="string">
            <text:p>2020-04-02 10:35:10</text:p>
          </table:table-cell>
          <table:table-cell office:value-type="float" office:value="-263.255956913694" calcext:value-type="float">
            <text:p>-263,255956913694</text:p>
          </table:table-cell>
          <table:table-cell office:value-type="float" office:value="47" calcext:value-type="float">
            <text:p>47</text:p>
          </table:table-cell>
          <table:table-cell office:value-type="float" office:value="0.000280367829699424" calcext:value-type="float">
            <text:p>0,000280367829699</text:p>
          </table:table-cell>
          <table:table-cell office:value-type="float" office:value="0.000157247799675487" calcext:value-type="float">
            <text:p>0,000157247799675</text:p>
          </table:table-cell>
          <table:table-cell table:number-columns-repeated="4"/>
          <table:table-cell table:formula="of:=[.B101] - [estimation_info_NAT.B101]" office:value-type="float" office:value="0.01512158203125" calcext:value-type="float">
            <text:p>0,01512158203125</text:p>
          </table:table-cell>
          <table:table-cell table:formula="of:=([.D101] - [estimation_info_NAT.D101])/[estimation_info_NAT.D101]" office:value-type="float" office:value="0.0849097275778315" calcext:value-type="float">
            <text:p>0,084909727577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6185943603516" calcext:value-type="float">
            <text:p>0,126185943603516</text:p>
          </table:table-cell>
          <table:table-cell office:value-type="string" calcext:value-type="string">
            <text:p>2020-04-02 10:38:19</text:p>
          </table:table-cell>
          <table:table-cell office:value-type="float" office:value="-209.207915049511" calcext:value-type="float">
            <text:p>-209,207915049511</text:p>
          </table:table-cell>
          <table:table-cell office:value-type="float" office:value="38" calcext:value-type="float">
            <text:p>38</text:p>
          </table:table-cell>
          <table:table-cell office:value-type="float" office:value="-0.000585866642320188" calcext:value-type="float">
            <text:p>-0,00058586664232</text:p>
          </table:table-cell>
          <table:table-cell office:value-type="float" office:value="0.000102904703462962" calcext:value-type="float">
            <text:p>0,000102904703463</text:p>
          </table:table-cell>
          <table:table-cell table:number-columns-repeated="4"/>
          <table:table-cell table:formula="of:=[.B102] - [estimation_info_NAT.B102]" office:value-type="float" office:value="0.00499987792968744" calcext:value-type="float">
            <text:p>0,004999877929687</text:p>
          </table:table-cell>
          <table:table-cell table:formula="of:=([.D102] - [estimation_info_NAT.D102])/[estimation_info_NAT.D102]" office:value-type="float" office:value="0.0530410123179608" calcext:value-type="float">
            <text:p>0,0530410123179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52775840759277" calcext:value-type="float">
            <text:p>0,025277584075928</text:p>
          </table:table-cell>
          <table:table-cell office:value-type="string" calcext:value-type="string">
            <text:p>2020-04-02 10:43:49</text:p>
          </table:table-cell>
          <table:table-cell office:value-type="float" office:value="-288.792153403027" calcext:value-type="float">
            <text:p>-288,792153403027</text:p>
          </table:table-cell>
          <table:table-cell office:value-type="float" office:value="51" calcext:value-type="float">
            <text:p>51</text:p>
          </table:table-cell>
          <table:table-cell office:value-type="float" office:value="0.00522258264216191" calcext:value-type="float">
            <text:p>0,005222582642162</text:p>
          </table:table-cell>
          <table:table-cell office:value-type="float" office:value="0.0000123581571997032" calcext:value-type="float">
            <text:p>1,23581571997032E-05</text:p>
          </table:table-cell>
          <table:table-cell table:number-columns-repeated="4"/>
          <table:table-cell table:formula="of:=[.B103] - [estimation_info_NAT.B103]" office:value-type="float" office:value="0.000525901794433598" calcext:value-type="float">
            <text:p>0,000525901794434</text:p>
          </table:table-cell>
          <table:table-cell table:formula="of:=([.D103] - [estimation_info_NAT.D103])/[estimation_info_NAT.D103]" office:value-type="float" office:value="-0.00437704191824683" calcext:value-type="float">
            <text:p>-0,0043770419182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8:10</text:p>
          </table:table-cell>
          <table:table-cell office:value-type="float" office:value="-208.04569322675" calcext:value-type="float">
            <text:p>-208,04569322675</text:p>
          </table:table-cell>
          <table:table-cell office:value-type="float" office:value="39" calcext:value-type="float">
            <text:p>39</text:p>
          </table:table-cell>
          <table:table-cell office:value-type="float" office:value="-24.8296278901419" calcext:value-type="float">
            <text:p>-24,8296278901419</text:p>
          </table:table-cell>
          <table:table-cell office:value-type="float" office:value="0.000519726939457533" calcext:value-type="float">
            <text:p>0,000519726939458</text:p>
          </table:table-cell>
          <table:table-cell table:number-columns-repeated="4"/>
          <table:table-cell table:formula="of:=[.B104] - [estimation_info_NAT.B104]" office:value-type="float" office:value="0" calcext:value-type="float">
            <text:p>0</text:p>
          </table:table-cell>
          <table:table-cell table:formula="of:=([.D104] - [estimation_info_NAT.D104])/[estimation_info_NAT.D104]" office:value-type="float" office:value="-0.00340795114816041" calcext:value-type="float">
            <text:p>-0,003407951148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0602905273437" calcext:value-type="float">
            <text:p>0,280602905273437</text:p>
          </table:table-cell>
          <table:table-cell office:value-type="string" calcext:value-type="string">
            <text:p>2020-04-02 10:51:50</text:p>
          </table:table-cell>
          <table:table-cell office:value-type="float" office:value="-123.850278310502" calcext:value-type="float">
            <text:p>-123,850278310502</text:p>
          </table:table-cell>
          <table:table-cell office:value-type="float" office:value="23" calcext:value-type="float">
            <text:p>23</text:p>
          </table:table-cell>
          <table:table-cell office:value-type="float" office:value="0.0017094616122984" calcext:value-type="float">
            <text:p>0,001709461612298</text:p>
          </table:table-cell>
          <table:table-cell office:value-type="float" office:value="0.000813870826873642" calcext:value-type="float">
            <text:p>0,000813870826874</text:p>
          </table:table-cell>
          <table:table-cell table:number-columns-repeated="4"/>
          <table:table-cell table:formula="of:=[.B105] - [estimation_info_NAT.B105]" office:value-type="float" office:value="0.00512182617187496" calcext:value-type="float">
            <text:p>0,005121826171875</text:p>
          </table:table-cell>
          <table:table-cell table:formula="of:=([.D105] - [estimation_info_NAT.D105])/[estimation_info_NAT.D105]" office:value-type="float" office:value="0.00775517100803082" calcext:value-type="float">
            <text:p>0,0077551710080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740530700683594" calcext:value-type="float">
            <text:p>0,074053070068359</text:p>
          </table:table-cell>
          <table:table-cell office:value-type="string" calcext:value-type="string">
            <text:p>2020-04-02 10:55:46</text:p>
          </table:table-cell>
          <table:table-cell office:value-type="float" office:value="-184.719044356349" calcext:value-type="float">
            <text:p>-184,719044356349</text:p>
          </table:table-cell>
          <table:table-cell office:value-type="float" office:value="34" calcext:value-type="float">
            <text:p>34</text:p>
          </table:table-cell>
          <table:table-cell office:value-type="float" office:value="0.000525267389146267" calcext:value-type="float">
            <text:p>0,000525267389146</text:p>
          </table:table-cell>
          <table:table-cell office:value-type="float" office:value="0.000105720347059942" calcext:value-type="float">
            <text:p>0,00010572034706</text:p>
          </table:table-cell>
          <table:table-cell table:number-columns-repeated="4"/>
          <table:table-cell table:formula="of:=[.B106] - [estimation_info_NAT.B106]" office:value-type="float" office:value="0.0106094970703125" calcext:value-type="float">
            <text:p>0,010609497070313</text:p>
          </table:table-cell>
          <table:table-cell table:formula="of:=([.D106] - [estimation_info_NAT.D106])/[estimation_info_NAT.D106]" office:value-type="float" office:value="0.0347080493395927" calcext:value-type="float">
            <text:p>0,0347080493395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18575134277344" calcext:value-type="float">
            <text:p>0,091857513427734</text:p>
          </table:table-cell>
          <table:table-cell office:value-type="string" calcext:value-type="string">
            <text:p>2020-04-02 11:00:59</text:p>
          </table:table-cell>
          <table:table-cell office:value-type="float" office:value="-181.402542122451" calcext:value-type="float">
            <text:p>-181,402542122451</text:p>
          </table:table-cell>
          <table:table-cell office:value-type="float" office:value="32" calcext:value-type="float">
            <text:p>32</text:p>
          </table:table-cell>
          <table:table-cell office:value-type="float" office:value="0.00321903699358472" calcext:value-type="float">
            <text:p>0,003219036993585</text:p>
          </table:table-cell>
          <table:table-cell office:value-type="float" office:value="0.000111397963737975" calcext:value-type="float">
            <text:p>0,000111397963738</text:p>
          </table:table-cell>
          <table:table-cell table:number-columns-repeated="4"/>
          <table:table-cell table:formula="of:=[.B107] - [estimation_info_NAT.B107]" office:value-type="float" office:value="0.00664617919921874" calcext:value-type="float">
            <text:p>0,006646179199219</text:p>
          </table:table-cell>
          <table:table-cell table:formula="of:=([.D107] - [estimation_info_NAT.D107])/[estimation_info_NAT.D107]" office:value-type="float" office:value="0.038224433665197" calcext:value-type="float">
            <text:p>0,0382244336651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3:41</text:p>
          </table:table-cell>
          <table:table-cell office:value-type="float" office:value="-155.937061131525" calcext:value-type="float">
            <text:p>-155,937061131525</text:p>
          </table:table-cell>
          <table:table-cell office:value-type="float" office:value="27" calcext:value-type="float">
            <text:p>27</text:p>
          </table:table-cell>
          <table:table-cell office:value-type="float" office:value="-11.1564862358014" calcext:value-type="float">
            <text:p>-11,1564862358014</text:p>
          </table:table-cell>
          <table:table-cell office:value-type="float" office:value="0.00178051385990913" calcext:value-type="float">
            <text:p>0,001780513859909</text:p>
          </table:table-cell>
          <table:table-cell table:number-columns-repeated="4"/>
          <table:table-cell table:formula="of:=[.B108] - [estimation_info_NAT.B108]" office:value-type="float" office:value="0" calcext:value-type="float">
            <text:p>0</text:p>
          </table:table-cell>
          <table:table-cell table:formula="of:=([.D108] - [estimation_info_NAT.D108])/[estimation_info_NAT.D108]" office:value-type="float" office:value="-0.0554013116917778" calcext:value-type="float">
            <text:p>-0,0554013116917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94650115966797" calcext:value-type="float">
            <text:p>0,05946501159668</text:p>
          </table:table-cell>
          <table:table-cell office:value-type="string" calcext:value-type="string">
            <text:p>2020-04-02 11:11:43</text:p>
          </table:table-cell>
          <table:table-cell office:value-type="float" office:value="-291.43971129881" calcext:value-type="float">
            <text:p>-291,43971129881</text:p>
          </table:table-cell>
          <table:table-cell office:value-type="float" office:value="53" calcext:value-type="float">
            <text:p>53</text:p>
          </table:table-cell>
          <table:table-cell office:value-type="float" office:value="0.00601607097207202" calcext:value-type="float">
            <text:p>0,006016070972072</text:p>
          </table:table-cell>
          <table:table-cell office:value-type="float" office:value="0.0000359886353118899" calcext:value-type="float">
            <text:p>3,59886353118899E-05</text:p>
          </table:table-cell>
          <table:table-cell table:number-columns-repeated="4"/>
          <table:table-cell table:formula="of:=[.B109] - [estimation_info_NAT.B109]" office:value-type="float" office:value="-0.0270267791748047" calcext:value-type="float">
            <text:p>-0,027026779174805</text:p>
          </table:table-cell>
          <table:table-cell table:formula="of:=([.D109] - [estimation_info_NAT.D109])/[estimation_info_NAT.D109]" office:value-type="float" office:value="0.0116021938399096" calcext:value-type="float">
            <text:p>0,011602193839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06458374023437" calcext:value-type="float">
            <text:p>0,206458374023437</text:p>
          </table:table-cell>
          <table:table-cell office:value-type="string" calcext:value-type="string">
            <text:p>2020-04-02 11:13:44</text:p>
          </table:table-cell>
          <table:table-cell office:value-type="float" office:value="-210.694136414057" calcext:value-type="float">
            <text:p>-210,694136414057</text:p>
          </table:table-cell>
          <table:table-cell office:value-type="float" office:value="34" calcext:value-type="float">
            <text:p>34</text:p>
          </table:table-cell>
          <table:table-cell office:value-type="float" office:value="0.00337457149581714" calcext:value-type="float">
            <text:p>0,003374571495817</text:p>
          </table:table-cell>
          <table:table-cell office:value-type="float" office:value="0.000466660210577532" calcext:value-type="float">
            <text:p>0,000466660210578</text:p>
          </table:table-cell>
          <table:table-cell table:number-columns-repeated="4"/>
          <table:table-cell table:formula="of:=[.B110] - [estimation_info_NAT.B110]" office:value-type="float" office:value="0.0446940307617188" calcext:value-type="float">
            <text:p>0,044694030761719</text:p>
          </table:table-cell>
          <table:table-cell table:formula="of:=([.D110] - [estimation_info_NAT.D110])/[estimation_info_NAT.D110]" office:value-type="float" office:value="-0.0393261503582543" calcext:value-type="float">
            <text:p>-0,0393261503582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4113067626953" calcext:value-type="float">
            <text:p>0,114113067626953</text:p>
          </table:table-cell>
          <table:table-cell office:value-type="string" calcext:value-type="string">
            <text:p>2020-04-02 11:18:20</text:p>
          </table:table-cell>
          <table:table-cell office:value-type="float" office:value="-220.007518370295" calcext:value-type="float">
            <text:p>-220,007518370295</text:p>
          </table:table-cell>
          <table:table-cell office:value-type="float" office:value="38" calcext:value-type="float">
            <text:p>38</text:p>
          </table:table-cell>
          <table:table-cell office:value-type="float" office:value="-0.00531116643188945" calcext:value-type="float">
            <text:p>-0,005311166431889</text:p>
          </table:table-cell>
          <table:table-cell office:value-type="float" office:value="0.000116074758107151" calcext:value-type="float">
            <text:p>0,000116074758107</text:p>
          </table:table-cell>
          <table:table-cell table:number-columns-repeated="4"/>
          <table:table-cell table:formula="of:=[.B111] - [estimation_info_NAT.B111]" office:value-type="float" office:value="0.00189019775390628" calcext:value-type="float">
            <text:p>0,001890197753906</text:p>
          </table:table-cell>
          <table:table-cell table:formula="of:=([.D111] - [estimation_info_NAT.D111])/[estimation_info_NAT.D111]" office:value-type="float" office:value="0.0444611897227545" calcext:value-type="float">
            <text:p>0,0444611897227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1031921386719" calcext:value-type="float">
            <text:p>0,191031921386719</text:p>
          </table:table-cell>
          <table:table-cell office:value-type="string" calcext:value-type="string">
            <text:p>2020-04-02 11:21:01</text:p>
          </table:table-cell>
          <table:table-cell office:value-type="float" office:value="-191.149169476791" calcext:value-type="float">
            <text:p>-191,149169476791</text:p>
          </table:table-cell>
          <table:table-cell office:value-type="float" office:value="32" calcext:value-type="float">
            <text:p>32</text:p>
          </table:table-cell>
          <table:table-cell office:value-type="float" office:value="-0.000842998454539834" calcext:value-type="float">
            <text:p>-0,00084299845454</text:p>
          </table:table-cell>
          <table:table-cell office:value-type="float" office:value="0.000306076394205346" calcext:value-type="float">
            <text:p>0,000306076394205</text:p>
          </table:table-cell>
          <table:table-cell table:number-columns-repeated="4"/>
          <table:table-cell table:formula="of:=[.B112] - [estimation_info_NAT.B112]" office:value-type="float" office:value="0.0075607910156251" calcext:value-type="float">
            <text:p>0,007560791015625</text:p>
          </table:table-cell>
          <table:table-cell table:formula="of:=([.D112] - [estimation_info_NAT.D112])/[estimation_info_NAT.D112]" office:value-type="float" office:value="0.0631343930379353" calcext:value-type="float">
            <text:p>0,0631343930379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11258239746094" calcext:value-type="float">
            <text:p>0,091125823974609</text:p>
          </table:table-cell>
          <table:table-cell office:value-type="string" calcext:value-type="string">
            <text:p>2020-04-02 11:24:15</text:p>
          </table:table-cell>
          <table:table-cell office:value-type="float" office:value="-203.033817604955" calcext:value-type="float">
            <text:p>-203,033817604955</text:p>
          </table:table-cell>
          <table:table-cell office:value-type="float" office:value="34" calcext:value-type="float">
            <text:p>34</text:p>
          </table:table-cell>
          <table:table-cell office:value-type="float" office:value="-0.00489758407609245" calcext:value-type="float">
            <text:p>-0,004897584076092</text:p>
          </table:table-cell>
          <table:table-cell office:value-type="float" office:value="0.000125627561728659" calcext:value-type="float">
            <text:p>0,000125627561729</text:p>
          </table:table-cell>
          <table:table-cell table:number-columns-repeated="4"/>
          <table:table-cell table:formula="of:=[.B113] - [estimation_info_NAT.B113]" office:value-type="float" office:value="0.00024389648437502" calcext:value-type="float">
            <text:p>0,000243896484375</text:p>
          </table:table-cell>
          <table:table-cell table:formula="of:=([.D113] - [estimation_info_NAT.D113])/[estimation_info_NAT.D113]" office:value-type="float" office:value="0.0362587731645605" calcext:value-type="float">
            <text:p>0,036258773164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653947448730469" calcext:value-type="float">
            <text:p>0,065394744873047</text:p>
          </table:table-cell>
          <table:table-cell office:value-type="string" calcext:value-type="string">
            <text:p>2020-04-02 11:28:01</text:p>
          </table:table-cell>
          <table:table-cell office:value-type="float" office:value="-235.270010727805" calcext:value-type="float">
            <text:p>-235,270010727805</text:p>
          </table:table-cell>
          <table:table-cell office:value-type="float" office:value="41" calcext:value-type="float">
            <text:p>41</text:p>
          </table:table-cell>
          <table:table-cell office:value-type="float" office:value="-0.00603257672089686" calcext:value-type="float">
            <text:p>-0,006032576720897</text:p>
          </table:table-cell>
          <table:table-cell office:value-type="float" office:value="0.000101367979121809" calcext:value-type="float">
            <text:p>0,000101367979122</text:p>
          </table:table-cell>
          <table:table-cell table:number-columns-repeated="4"/>
          <table:table-cell table:formula="of:=[.B114] - [estimation_info_NAT.B114]" office:value-type="float" office:value="-0.0133533325195313" calcext:value-type="float">
            <text:p>-0,013353332519531</text:p>
          </table:table-cell>
          <table:table-cell table:formula="of:=([.D114] - [estimation_info_NAT.D114])/[estimation_info_NAT.D114]" office:value-type="float" office:value="0.0188950268202525" calcext:value-type="float">
            <text:p>0,0188950268202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53959655761719" calcext:value-type="float">
            <text:p>0,015395965576172</text:p>
          </table:table-cell>
          <table:table-cell office:value-type="string" calcext:value-type="string">
            <text:p>2020-04-02 11:30:00</text:p>
          </table:table-cell>
          <table:table-cell office:value-type="float" office:value="-182.33740309292" calcext:value-type="float">
            <text:p>-182,33740309292</text:p>
          </table:table-cell>
          <table:table-cell office:value-type="float" office:value="30" calcext:value-type="float">
            <text:p>30</text:p>
          </table:table-cell>
          <table:table-cell office:value-type="float" office:value="0.00245217699953626" calcext:value-type="float">
            <text:p>0,002452176999536</text:p>
          </table:table-cell>
          <table:table-cell office:value-type="float" office:value="0.000126121138160017" calcext:value-type="float">
            <text:p>0,00012612113816</text:p>
          </table:table-cell>
          <table:table-cell table:number-columns-repeated="4"/>
          <table:table-cell table:formula="of:=[.B115] - [estimation_info_NAT.B115]" office:value-type="float" office:value="0.0153959655761719" calcext:value-type="float">
            <text:p>0,015395965576172</text:p>
          </table:table-cell>
          <table:table-cell table:formula="of:=([.D115] - [estimation_info_NAT.D115])/[estimation_info_NAT.D115]" office:value-type="float" office:value="-0.0379934151480749" calcext:value-type="float">
            <text:p>-0,0379934151480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14113067626953" calcext:value-type="float">
            <text:p>0,114113067626953</text:p>
          </table:table-cell>
          <table:table-cell office:value-type="string" calcext:value-type="string">
            <text:p>2020-04-02 11:35:18</text:p>
          </table:table-cell>
          <table:table-cell office:value-type="float" office:value="-242.262151312617" calcext:value-type="float">
            <text:p>-242,262151312617</text:p>
          </table:table-cell>
          <table:table-cell office:value-type="float" office:value="42" calcext:value-type="float">
            <text:p>42</text:p>
          </table:table-cell>
          <table:table-cell office:value-type="float" office:value="0.00297541421223398" calcext:value-type="float">
            <text:p>0,002975414212234</text:p>
          </table:table-cell>
          <table:table-cell office:value-type="float" office:value="0.000108016491506262" calcext:value-type="float">
            <text:p>0,000108016491506</text:p>
          </table:table-cell>
          <table:table-cell table:number-columns-repeated="4"/>
          <table:table-cell table:formula="of:=[.B116] - [estimation_info_NAT.B116]" office:value-type="float" office:value="0.0106094970703125" calcext:value-type="float">
            <text:p>0,010609497070313</text:p>
          </table:table-cell>
          <table:table-cell table:formula="of:=([.D116] - [estimation_info_NAT.D116])/[estimation_info_NAT.D116]" office:value-type="float" office:value="0.0291933922455404" calcext:value-type="float">
            <text:p>0,029193392245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17355651855469" calcext:value-type="float">
            <text:p>0,091735565185547</text:p>
          </table:table-cell>
          <table:table-cell office:value-type="string" calcext:value-type="string">
            <text:p>2020-04-02 11:38:18</text:p>
          </table:table-cell>
          <table:table-cell office:value-type="float" office:value="-248.333932189827" calcext:value-type="float">
            <text:p>-248,333932189827</text:p>
          </table:table-cell>
          <table:table-cell office:value-type="float" office:value="44" calcext:value-type="float">
            <text:p>44</text:p>
          </table:table-cell>
          <table:table-cell office:value-type="float" office:value="0.000544880173427798" calcext:value-type="float">
            <text:p>0,000544880173428</text:p>
          </table:table-cell>
          <table:table-cell office:value-type="float" office:value="0.000115849853530795" calcext:value-type="float">
            <text:p>0,000115849853531</text:p>
          </table:table-cell>
          <table:table-cell table:number-columns-repeated="4"/>
          <table:table-cell table:formula="of:=[.B117] - [estimation_info_NAT.B117]" office:value-type="float" office:value="0.0106094970703125" calcext:value-type="float">
            <text:p>0,010609497070313</text:p>
          </table:table-cell>
          <table:table-cell table:formula="of:=([.D117] - [estimation_info_NAT.D117])/[estimation_info_NAT.D117]" office:value-type="float" office:value="0.00534783815079421" calcext:value-type="float">
            <text:p>0,0053478381507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97391510009766" calcext:value-type="float">
            <text:p>0,069739151000977</text:p>
          </table:table-cell>
          <table:table-cell office:value-type="string" calcext:value-type="string">
            <text:p>2020-04-02 11:44:47</text:p>
          </table:table-cell>
          <table:table-cell office:value-type="float" office:value="-352.649032325337" calcext:value-type="float">
            <text:p>-352,649032325337</text:p>
          </table:table-cell>
          <table:table-cell office:value-type="float" office:value="64" calcext:value-type="float">
            <text:p>64</text:p>
          </table:table-cell>
          <table:table-cell office:value-type="float" office:value="0.00830192344990932" calcext:value-type="float">
            <text:p>0,008301923449909</text:p>
          </table:table-cell>
          <table:table-cell office:value-type="float" office:value="0.0000238796299375479" calcext:value-type="float">
            <text:p>2,38796299375479E-05</text:p>
          </table:table-cell>
          <table:table-cell table:number-columns-repeated="4"/>
          <table:table-cell table:formula="of:=[.B118] - [estimation_info_NAT.B118]" office:value-type="float" office:value="-0.00820101928710941" calcext:value-type="float">
            <text:p>-0,008201019287109</text:p>
          </table:table-cell>
          <table:table-cell table:formula="of:=([.D118] - [estimation_info_NAT.D118])/[estimation_info_NAT.D118]" office:value-type="float" office:value="0.0550285139388142" calcext:value-type="float">
            <text:p>0,0550285139388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7374206542969" calcext:value-type="float">
            <text:p>0,157374206542969</text:p>
          </table:table-cell>
          <table:table-cell office:value-type="string" calcext:value-type="string">
            <text:p>2020-04-02 11:48:16</text:p>
          </table:table-cell>
          <table:table-cell office:value-type="float" office:value="-210.756766525712" calcext:value-type="float">
            <text:p>-210,756766525712</text:p>
          </table:table-cell>
          <table:table-cell office:value-type="float" office:value="34" calcext:value-type="float">
            <text:p>34</text:p>
          </table:table-cell>
          <table:table-cell office:value-type="float" office:value="0.00126228321302713" calcext:value-type="float">
            <text:p>0,001262283213027</text:p>
          </table:table-cell>
          <table:table-cell office:value-type="float" office:value="0.000243464155621452" calcext:value-type="float">
            <text:p>0,000243464155621</text:p>
          </table:table-cell>
          <table:table-cell table:number-columns-repeated="4"/>
          <table:table-cell table:formula="of:=[.B119] - [estimation_info_NAT.B119]" office:value-type="float" office:value="0.007072998046875" calcext:value-type="float">
            <text:p>0,007072998046875</text:p>
          </table:table-cell>
          <table:table-cell table:formula="of:=([.D119] - [estimation_info_NAT.D119])/[estimation_info_NAT.D119]" office:value-type="float" office:value="0.0639422110021171" calcext:value-type="float">
            <text:p>0,063942211002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68433685302734" calcext:value-type="float">
            <text:p>0,046843368530274</text:p>
          </table:table-cell>
          <table:table-cell office:value-type="string" calcext:value-type="string">
            <text:p>2020-04-02 11:50:36</text:p>
          </table:table-cell>
          <table:table-cell office:value-type="float" office:value="-215.67259873656" calcext:value-type="float">
            <text:p>-215,67259873656</text:p>
          </table:table-cell>
          <table:table-cell office:value-type="float" office:value="35" calcext:value-type="float">
            <text:p>35</text:p>
          </table:table-cell>
          <table:table-cell office:value-type="float" office:value="0.00246144662051909" calcext:value-type="float">
            <text:p>0,002461446620519</text:p>
          </table:table-cell>
          <table:table-cell office:value-type="float" office:value="0.0000591561724186659" calcext:value-type="float">
            <text:p>5,91561724186659E-05</text:p>
          </table:table-cell>
          <table:table-cell table:number-columns-repeated="4"/>
          <table:table-cell table:formula="of:=[.B120] - [estimation_info_NAT.B120]" office:value-type="float" office:value="0.00310968017578125" calcext:value-type="float">
            <text:p>0,003109680175781</text:p>
          </table:table-cell>
          <table:table-cell table:formula="of:=([.D120] - [estimation_info_NAT.D120])/[estimation_info_NAT.D120]" office:value-type="float" office:value="-0.0510566999967054" calcext:value-type="float">
            <text:p>-0,0510566999967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25817657470703" calcext:value-type="float">
            <text:p>0,225817657470703</text:p>
          </table:table-cell>
          <table:table-cell office:value-type="string" calcext:value-type="string">
            <text:p>2020-04-02 11:56:00</text:p>
          </table:table-cell>
          <table:table-cell office:value-type="float" office:value="-266.693154140219" calcext:value-type="float">
            <text:p>-266,693154140219</text:p>
          </table:table-cell>
          <table:table-cell office:value-type="float" office:value="48" calcext:value-type="float">
            <text:p>48</text:p>
          </table:table-cell>
          <table:table-cell office:value-type="float" office:value="-0.00296656781874383" calcext:value-type="float">
            <text:p>-0,002966567818744</text:p>
          </table:table-cell>
          <table:table-cell office:value-type="float" office:value="0.000123891165924792" calcext:value-type="float">
            <text:p>0,000123891165925</text:p>
          </table:table-cell>
          <table:table-cell table:number-columns-repeated="4"/>
          <table:table-cell table:formula="of:=[.B121] - [estimation_info_NAT.B121]" office:value-type="float" office:value="0.00731689453125001" calcext:value-type="float">
            <text:p>0,00731689453125</text:p>
          </table:table-cell>
          <table:table-cell table:formula="of:=([.D121] - [estimation_info_NAT.D121])/[estimation_info_NAT.D121]" office:value-type="float" office:value="0.016682681046467" calcext:value-type="float">
            <text:p>0,0166826810464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07251037597656" calcext:value-type="float">
            <text:p>0,207251037597656</text:p>
          </table:table-cell>
          <table:table-cell office:value-type="string" calcext:value-type="string">
            <text:p>2020-04-02 11:59:17</text:p>
          </table:table-cell>
          <table:table-cell office:value-type="float" office:value="-246.397756129796" calcext:value-type="float">
            <text:p>-246,397756129796</text:p>
          </table:table-cell>
          <table:table-cell office:value-type="float" office:value="41" calcext:value-type="float">
            <text:p>41</text:p>
          </table:table-cell>
          <table:table-cell office:value-type="float" office:value="-0.00194670078413073" calcext:value-type="float">
            <text:p>-0,001946700784131</text:p>
          </table:table-cell>
          <table:table-cell office:value-type="float" office:value="0.000166409578375273" calcext:value-type="float">
            <text:p>0,000166409578375</text:p>
          </table:table-cell>
          <table:table-cell table:number-columns-repeated="4"/>
          <table:table-cell table:formula="of:=[.B122] - [estimation_info_NAT.B122]" office:value-type="float" office:value="0.0279261474609375" calcext:value-type="float">
            <text:p>0,027926147460938</text:p>
          </table:table-cell>
          <table:table-cell table:formula="of:=([.D122] - [estimation_info_NAT.D122])/[estimation_info_NAT.D122]" office:value-type="float" office:value="0.0052412930942623" calcext:value-type="float">
            <text:p>0,0052412930942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0576568603516" calcext:value-type="float">
            <text:p>0,110576568603516</text:p>
          </table:table-cell>
          <table:table-cell office:value-type="string" calcext:value-type="string">
            <text:p>2020-04-02 12:04:04</text:p>
          </table:table-cell>
          <table:table-cell office:value-type="float" office:value="-221.710563364427" calcext:value-type="float">
            <text:p>-221,710563364427</text:p>
          </table:table-cell>
          <table:table-cell office:value-type="float" office:value="38" calcext:value-type="float">
            <text:p>38</text:p>
          </table:table-cell>
          <table:table-cell office:value-type="float" office:value="-0.00154542954275977" calcext:value-type="float">
            <text:p>-0,00154542954276</text:p>
          </table:table-cell>
          <table:table-cell office:value-type="float" office:value="0.000103370391651166" calcext:value-type="float">
            <text:p>0,000103370391651</text:p>
          </table:table-cell>
          <table:table-cell table:number-columns-repeated="4"/>
          <table:table-cell table:formula="of:=[.B123] - [estimation_info_NAT.B123]" office:value-type="float" office:value="0.004146240234375" calcext:value-type="float">
            <text:p>0,004146240234375</text:p>
          </table:table-cell>
          <table:table-cell table:formula="of:=([.D123] - [estimation_info_NAT.D123])/[estimation_info_NAT.D123]" office:value-type="float" office:value="0.0340620955300335" calcext:value-type="float">
            <text:p>0,0340620955300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8684417724609" calcext:value-type="float">
            <text:p>0,188684417724609</text:p>
          </table:table-cell>
          <table:table-cell office:value-type="string" calcext:value-type="string">
            <text:p>2020-04-02 12:07:37</text:p>
          </table:table-cell>
          <table:table-cell office:value-type="float" office:value="-255.553197298785" calcext:value-type="float">
            <text:p>-255,553197298785</text:p>
          </table:table-cell>
          <table:table-cell office:value-type="float" office:value="41" calcext:value-type="float">
            <text:p>41</text:p>
          </table:table-cell>
          <table:table-cell office:value-type="float" office:value="-0.00297743970091813" calcext:value-type="float">
            <text:p>-0,002977439700918</text:p>
          </table:table-cell>
          <table:table-cell office:value-type="float" office:value="0.000142456920692925" calcext:value-type="float">
            <text:p>0,000142456920693</text:p>
          </table:table-cell>
          <table:table-cell table:number-columns-repeated="4"/>
          <table:table-cell table:formula="of:=[.B124] - [estimation_info_NAT.B124]" office:value-type="float" office:value="0.0259140014648437" calcext:value-type="float">
            <text:p>0,025914001464844</text:p>
          </table:table-cell>
          <table:table-cell table:formula="of:=([.D124] - [estimation_info_NAT.D124])/[estimation_info_NAT.D124]" office:value-type="float" office:value="-0.00612855776808349" calcext:value-type="float">
            <text:p>-0,0061285577680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56536407470703" calcext:value-type="float">
            <text:p>0,07565364074707</text:p>
          </table:table-cell>
          <table:table-cell office:value-type="string" calcext:value-type="string">
            <text:p>2020-04-02 12:12:24</text:p>
          </table:table-cell>
          <table:table-cell office:value-type="float" office:value="-280.508286766939" calcext:value-type="float">
            <text:p>-280,508286766939</text:p>
          </table:table-cell>
          <table:table-cell office:value-type="float" office:value="49" calcext:value-type="float">
            <text:p>49</text:p>
          </table:table-cell>
          <table:table-cell office:value-type="float" office:value="0.00354137944144028" calcext:value-type="float">
            <text:p>0,00354137944144</text:p>
          </table:table-cell>
          <table:table-cell office:value-type="float" office:value="0.0000578026959718717" calcext:value-type="float">
            <text:p>5,78026959718717E-05</text:p>
          </table:table-cell>
          <table:table-cell table:number-columns-repeated="4"/>
          <table:table-cell table:formula="of:=[.B125] - [estimation_info_NAT.B125]" office:value-type="float" office:value="0.00960342407226561" calcext:value-type="float">
            <text:p>0,009603424072266</text:p>
          </table:table-cell>
          <table:table-cell table:formula="of:=([.D125] - [estimation_info_NAT.D125])/[estimation_info_NAT.D125]" office:value-type="float" office:value="0.0151145877917957" calcext:value-type="float">
            <text:p>0,0151145877917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66139831542969" calcext:value-type="float">
            <text:p>0,076613983154297</text:p>
          </table:table-cell>
          <table:table-cell office:value-type="string" calcext:value-type="string">
            <text:p>2020-04-02 12:15:20</text:p>
          </table:table-cell>
          <table:table-cell office:value-type="float" office:value="-273.561555927643" calcext:value-type="float">
            <text:p>-273,561555927643</text:p>
          </table:table-cell>
          <table:table-cell office:value-type="float" office:value="46" calcext:value-type="float">
            <text:p>46</text:p>
          </table:table-cell>
          <table:table-cell office:value-type="float" office:value="-0.00488198980183574" calcext:value-type="float">
            <text:p>-0,004881989801836</text:p>
          </table:table-cell>
          <table:table-cell office:value-type="float" office:value="0.000111585557989217" calcext:value-type="float">
            <text:p>0,000111585557989</text:p>
          </table:table-cell>
          <table:table-cell table:number-columns-repeated="4"/>
          <table:table-cell table:formula="of:=[.B126] - [estimation_info_NAT.B126]" office:value-type="float" office:value="0.0138411254882813" calcext:value-type="float">
            <text:p>0,013841125488281</text:p>
          </table:table-cell>
          <table:table-cell table:formula="of:=([.D126] - [estimation_info_NAT.D126])/[estimation_info_NAT.D126]" office:value-type="float" office:value="-0.00805086352042393" calcext:value-type="float">
            <text:p>-0,008050863520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98958557128906" calcext:value-type="float">
            <text:p>0,198958557128906</text:p>
          </table:table-cell>
          <table:table-cell office:value-type="string" calcext:value-type="string">
            <text:p>2020-04-02 12:17:41</text:p>
          </table:table-cell>
          <table:table-cell office:value-type="float" office:value="-255.743062183147" calcext:value-type="float">
            <text:p>-255,743062183147</text:p>
          </table:table-cell>
          <table:table-cell office:value-type="float" office:value="45" calcext:value-type="float">
            <text:p>45</text:p>
          </table:table-cell>
          <table:table-cell office:value-type="float" office:value="-0.00365347089485304" calcext:value-type="float">
            <text:p>-0,003653470894853</text:p>
          </table:table-cell>
          <table:table-cell office:value-type="float" office:value="0.0001432427283569" calcext:value-type="float">
            <text:p>0,000143242728357</text:p>
          </table:table-cell>
          <table:table-cell table:number-columns-repeated="4"/>
          <table:table-cell table:formula="of:=[.B127] - [estimation_info_NAT.B127]" office:value-type="float" office:value="0.0140240478515625" calcext:value-type="float">
            <text:p>0,014024047851563</text:p>
          </table:table-cell>
          <table:table-cell table:formula="of:=([.D127] - [estimation_info_NAT.D127])/[estimation_info_NAT.D127]" office:value-type="float" office:value="-0.0122755803761471" calcext:value-type="float">
            <text:p>-0,0122755803761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62226829528809" calcext:value-type="float">
            <text:p>0,026222682952881</text:p>
          </table:table-cell>
          <table:table-cell office:value-type="string" calcext:value-type="string">
            <text:p>2020-04-02 12:23:39</text:p>
          </table:table-cell>
          <table:table-cell office:value-type="float" office:value="-396.967088383593" calcext:value-type="float">
            <text:p>-396,967088383593</text:p>
          </table:table-cell>
          <table:table-cell office:value-type="float" office:value="73" calcext:value-type="float">
            <text:p>73</text:p>
          </table:table-cell>
          <table:table-cell office:value-type="float" office:value="-0.00353634921601076" calcext:value-type="float">
            <text:p>-0,003536349216011</text:p>
          </table:table-cell>
          <table:table-cell office:value-type="float" office:value="0.00000829323372061606" calcext:value-type="float">
            <text:p>8,29323372061606E-06</text:p>
          </table:table-cell>
          <table:table-cell table:number-columns-repeated="4"/>
          <table:table-cell table:formula="of:=[.B128] - [estimation_info_NAT.B128]" office:value-type="float" office:value="0.00442062377929688" calcext:value-type="float">
            <text:p>0,004420623779297</text:p>
          </table:table-cell>
          <table:table-cell table:formula="of:=([.D128] - [estimation_info_NAT.D128])/[estimation_info_NAT.D128]" office:value-type="float" office:value="0.0194433356142288" calcext:value-type="float">
            <text:p>0,0194433356142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8687043762207" calcext:value-type="float">
            <text:p>0,18687043762207</text:p>
          </table:table-cell>
          <table:table-cell office:value-type="string" calcext:value-type="string">
            <text:p>2020-04-02 12:34:37</text:p>
          </table:table-cell>
          <table:table-cell office:value-type="float" office:value="-562.790818667433" calcext:value-type="float">
            <text:p>-562,790818667433</text:p>
          </table:table-cell>
          <table:table-cell office:value-type="float" office:value="99" calcext:value-type="float">
            <text:p>99</text:p>
          </table:table-cell>
          <table:table-cell office:value-type="float" office:value="-0.0023509205711201" calcext:value-type="float">
            <text:p>-0,00235092057112</text:p>
          </table:table-cell>
          <table:table-cell office:value-type="float" office:value="0.0000217853144580792" calcext:value-type="float">
            <text:p>2,17853144580792E-05</text:p>
          </table:table-cell>
          <table:table-cell table:number-columns-repeated="4"/>
          <table:table-cell table:formula="of:=[.B129] - [estimation_info_NAT.B129]" office:value-type="float" office:value="-0.0169812927246094" calcext:value-type="float">
            <text:p>-0,016981292724609</text:p>
          </table:table-cell>
          <table:table-cell table:formula="of:=([.D129] - [estimation_info_NAT.D129])/[estimation_info_NAT.D129]" office:value-type="float" office:value="0.00383280411204415" calcext:value-type="float">
            <text:p>0,003832804112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83712585449219" calcext:value-type="float">
            <text:p>0,283712585449219</text:p>
          </table:table-cell>
          <table:table-cell office:value-type="string" calcext:value-type="string">
            <text:p>2020-04-02 12:36:24</text:p>
          </table:table-cell>
          <table:table-cell office:value-type="float" office:value="-328.018840136423" calcext:value-type="float">
            <text:p>-328,018840136423</text:p>
          </table:table-cell>
          <table:table-cell office:value-type="float" office:value="52" calcext:value-type="float">
            <text:p>52</text:p>
          </table:table-cell>
          <table:table-cell office:value-type="float" office:value="0.00134250561267146" calcext:value-type="float">
            <text:p>0,001342505612671</text:p>
          </table:table-cell>
          <table:table-cell office:value-type="float" office:value="0.000153842839431212" calcext:value-type="float">
            <text:p>0,000153842839431</text:p>
          </table:table-cell>
          <table:table-cell table:number-columns-repeated="4"/>
          <table:table-cell table:formula="of:=[.B130] - [estimation_info_NAT.B130]" office:value-type="float" office:value="0.0123167724609375" calcext:value-type="float">
            <text:p>0,012316772460938</text:p>
          </table:table-cell>
          <table:table-cell table:formula="of:=([.D130] - [estimation_info_NAT.D130])/[estimation_info_NAT.D130]" office:value-type="float" office:value="-0.0735401316521937" calcext:value-type="float">
            <text:p>-0,0735401316521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970403137207031" calcext:value-type="float">
            <text:p>0,097040313720703</text:p>
          </table:table-cell>
          <table:table-cell office:value-type="string" calcext:value-type="string">
            <text:p>2020-04-02 12:41:02</text:p>
          </table:table-cell>
          <table:table-cell office:value-type="float" office:value="-231.881066270592" calcext:value-type="float">
            <text:p>-231,881066270592</text:p>
          </table:table-cell>
          <table:table-cell office:value-type="float" office:value="41" calcext:value-type="float">
            <text:p>41</text:p>
          </table:table-cell>
          <table:table-cell office:value-type="float" office:value="-0.0033071628758925" calcext:value-type="float">
            <text:p>-0,003307162875893</text:p>
          </table:table-cell>
          <table:table-cell office:value-type="float" office:value="0.0000998231923399761" calcext:value-type="float">
            <text:p>9,98231923399761E-05</text:p>
          </table:table-cell>
          <table:table-cell table:number-columns-repeated="4"/>
          <table:table-cell table:formula="of:=[.B131] - [estimation_info_NAT.B131]" office:value-type="float" office:value="0.0326211547851562" calcext:value-type="float">
            <text:p>0,032621154785156</text:p>
          </table:table-cell>
          <table:table-cell table:formula="of:=([.D131] - [estimation_info_NAT.D131])/[estimation_info_NAT.D131]" office:value-type="float" office:value="0.0324612276300974" calcext:value-type="float">
            <text:p>0,0324612276300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4:13</text:p>
          </table:table-cell>
          <table:table-cell office:value-type="float" office:value="-213.340311884207" calcext:value-type="float">
            <text:p>-213,340311884207</text:p>
          </table:table-cell>
          <table:table-cell office:value-type="float" office:value="39" calcext:value-type="float">
            <text:p>39</text:p>
          </table:table-cell>
          <table:table-cell office:value-type="float" office:value="-16.4095158725376" calcext:value-type="float">
            <text:p>-16,4095158725376</text:p>
          </table:table-cell>
          <table:table-cell office:value-type="float" office:value="0.000633041793028954" calcext:value-type="float">
            <text:p>0,000633041793029</text:p>
          </table:table-cell>
          <table:table-cell table:number-columns-repeated="4"/>
          <table:table-cell table:formula="of:=[.B132] - [estimation_info_NAT.B132]" office:value-type="float" office:value="0" calcext:value-type="float">
            <text:p>0</text:p>
          </table:table-cell>
          <table:table-cell table:formula="of:=([.D132] - [estimation_info_NAT.D132])/[estimation_info_NAT.D132]" office:value-type="float" office:value="0.00807635291471641" calcext:value-type="float">
            <text:p>0,0080763529147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99530487060547" calcext:value-type="float">
            <text:p>0,049953048706055</text:p>
          </table:table-cell>
          <table:table-cell office:value-type="string" calcext:value-type="string">
            <text:p>2020-04-02 12:47:57</text:p>
          </table:table-cell>
          <table:table-cell office:value-type="float" office:value="-225.583770445164" calcext:value-type="float">
            <text:p>-225,583770445164</text:p>
          </table:table-cell>
          <table:table-cell office:value-type="float" office:value="41" calcext:value-type="float">
            <text:p>41</text:p>
          </table:table-cell>
          <table:table-cell office:value-type="float" office:value="-0.00461137497215494" calcext:value-type="float">
            <text:p>-0,004611374972155</text:p>
          </table:table-cell>
          <table:table-cell office:value-type="float" office:value="0.000058399144936693" calcext:value-type="float">
            <text:p>5,8399144936693E-05</text:p>
          </table:table-cell>
          <table:table-cell table:number-columns-repeated="4"/>
          <table:table-cell table:formula="of:=[.B133] - [estimation_info_NAT.B133]" office:value-type="float" office:value="0.00210360717773438" calcext:value-type="float">
            <text:p>0,002103607177734</text:p>
          </table:table-cell>
          <table:table-cell table:formula="of:=([.D133] - [estimation_info_NAT.D133])/[estimation_info_NAT.D133]" office:value-type="float" office:value="0.101041348042441" calcext:value-type="float">
            <text:p>0,1010413480424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03427352905273" calcext:value-type="float">
            <text:p>0,103427352905273</text:p>
          </table:table-cell>
          <table:table-cell office:value-type="string" calcext:value-type="string">
            <text:p>2020-04-02 12:52:22</text:p>
          </table:table-cell>
          <table:table-cell office:value-type="float" office:value="-334.052726018978" calcext:value-type="float">
            <text:p>-334,052726018978</text:p>
          </table:table-cell>
          <table:table-cell office:value-type="float" office:value="56" calcext:value-type="float">
            <text:p>56</text:p>
          </table:table-cell>
          <table:table-cell office:value-type="float" office:value="0.00365389993837195" calcext:value-type="float">
            <text:p>0,003653899938372</text:p>
          </table:table-cell>
          <table:table-cell office:value-type="float" office:value="0.0000429052305120364" calcext:value-type="float">
            <text:p>4,29052305120364E-05</text:p>
          </table:table-cell>
          <table:table-cell table:number-columns-repeated="4"/>
          <table:table-cell table:formula="of:=[.B134] - [estimation_info_NAT.B134]" office:value-type="float" office:value="0.00667666625976562" calcext:value-type="float">
            <text:p>0,006676666259766</text:p>
          </table:table-cell>
          <table:table-cell table:formula="of:=([.D134] - [estimation_info_NAT.D134])/[estimation_info_NAT.D134]" office:value-type="float" office:value="0.00703115021942392" calcext:value-type="float">
            <text:p>0,0070311502194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54:37</text:p>
          </table:table-cell>
          <table:table-cell office:value-type="float" office:value="-174.313435582684" calcext:value-type="float">
            <text:p>-174,313435582684</text:p>
          </table:table-cell>
          <table:table-cell office:value-type="float" office:value="25" calcext:value-type="float">
            <text:p>25</text:p>
          </table:table-cell>
          <table:table-cell office:value-type="float" office:value="-12.9807494328155" calcext:value-type="float">
            <text:p>-12,9807494328155</text:p>
          </table:table-cell>
          <table:table-cell office:value-type="float" office:value="0.00172711208710275" calcext:value-type="float">
            <text:p>0,001727112087103</text:p>
          </table:table-cell>
          <table:table-cell table:number-columns-repeated="4"/>
          <table:table-cell table:formula="of:=[.B135] - [estimation_info_NAT.B135]" office:value-type="float" office:value="0" calcext:value-type="float">
            <text:p>0</text:p>
          </table:table-cell>
          <table:table-cell table:formula="of:=([.D135] - [estimation_info_NAT.D135])/[estimation_info_NAT.D135]" office:value-type="float" office:value="-0.000511504033358635" calcext:value-type="float">
            <text:p>-0,0005115040333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44051361083984" calcext:value-type="float">
            <text:p>0,144051361083984</text:p>
          </table:table-cell>
          <table:table-cell office:value-type="string" calcext:value-type="string">
            <text:p>2020-04-02 13:01:10</text:p>
          </table:table-cell>
          <table:table-cell office:value-type="float" office:value="-284.715741855109" calcext:value-type="float">
            <text:p>-284,715741855109</text:p>
          </table:table-cell>
          <table:table-cell office:value-type="float" office:value="53" calcext:value-type="float">
            <text:p>53</text:p>
          </table:table-cell>
          <table:table-cell office:value-type="float" office:value="-0.00013870714869757" calcext:value-type="float">
            <text:p>-0,000138707148698</text:p>
          </table:table-cell>
          <table:table-cell office:value-type="float" office:value="0.0000689079949777045" calcext:value-type="float">
            <text:p>6,89079949777045E-05</text:p>
          </table:table-cell>
          <table:table-cell table:number-columns-repeated="4"/>
          <table:table-cell table:formula="of:=[.B136] - [estimation_info_NAT.B136]" office:value-type="float" office:value="0.0126216430664063" calcext:value-type="float">
            <text:p>0,012621643066406</text:p>
          </table:table-cell>
          <table:table-cell table:formula="of:=([.D136] - [estimation_info_NAT.D136])/[estimation_info_NAT.D136]" office:value-type="float" office:value="0.0771198753114601" calcext:value-type="float">
            <text:p>0,07711987531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24065246582031" calcext:value-type="float">
            <text:p>0,082406524658203</text:p>
          </table:table-cell>
          <table:table-cell office:value-type="string" calcext:value-type="string">
            <text:p>2020-04-02 13:04:03</text:p>
          </table:table-cell>
          <table:table-cell office:value-type="float" office:value="-285.041017739134" calcext:value-type="float">
            <text:p>-285,041017739134</text:p>
          </table:table-cell>
          <table:table-cell office:value-type="float" office:value="51" calcext:value-type="float">
            <text:p>51</text:p>
          </table:table-cell>
          <table:table-cell office:value-type="float" office:value="-0.00381641474152072" calcext:value-type="float">
            <text:p>-0,003816414741521</text:p>
          </table:table-cell>
          <table:table-cell office:value-type="float" office:value="0.0000742516322368106" calcext:value-type="float">
            <text:p>7,42516322368106E-05</text:p>
          </table:table-cell>
          <table:table-cell table:number-columns-repeated="4"/>
          <table:table-cell table:formula="of:=[.B137] - [estimation_info_NAT.B137]" office:value-type="float" office:value="-0.00201214599609377" calcext:value-type="float">
            <text:p>-0,002012145996094</text:p>
          </table:table-cell>
          <table:table-cell table:formula="of:=([.D137] - [estimation_info_NAT.D137])/[estimation_info_NAT.D137]" office:value-type="float" office:value="0.0799096849310096" calcext:value-type="float">
            <text:p>0,079909684931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04964508056641" calcext:value-type="float">
            <text:p>0,204964508056641</text:p>
          </table:table-cell>
          <table:table-cell office:value-type="string" calcext:value-type="string">
            <text:p>2020-04-02 13:07:07</text:p>
          </table:table-cell>
          <table:table-cell office:value-type="float" office:value="-227.451015082918" calcext:value-type="float">
            <text:p>-227,451015082918</text:p>
          </table:table-cell>
          <table:table-cell office:value-type="float" office:value="41" calcext:value-type="float">
            <text:p>41</text:p>
          </table:table-cell>
          <table:table-cell office:value-type="float" office:value="-0.000985551693990172" calcext:value-type="float">
            <text:p>-0,00098555169399</text:p>
          </table:table-cell>
          <table:table-cell office:value-type="float" office:value="0.000147868104787999" calcext:value-type="float">
            <text:p>0,000147868104788</text:p>
          </table:table-cell>
          <table:table-cell table:number-columns-repeated="4"/>
          <table:table-cell table:formula="of:=[.B138] - [estimation_info_NAT.B138]" office:value-type="float" office:value="0.0188410034179688" calcext:value-type="float">
            <text:p>0,018841003417969</text:p>
          </table:table-cell>
          <table:table-cell table:formula="of:=([.D138] - [estimation_info_NAT.D138])/[estimation_info_NAT.D138]" office:value-type="float" office:value="-0.0262865169808046" calcext:value-type="float">
            <text:p>-0,0262865169808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39466094970703" calcext:value-type="float">
            <text:p>0,06394660949707</text:p>
          </table:table-cell>
          <table:table-cell office:value-type="string" calcext:value-type="string">
            <text:p>2020-04-02 13:10:56</text:p>
          </table:table-cell>
          <table:table-cell office:value-type="float" office:value="-285.341333891714" calcext:value-type="float">
            <text:p>-285,341333891714</text:p>
          </table:table-cell>
          <table:table-cell office:value-type="float" office:value="53" calcext:value-type="float">
            <text:p>53</text:p>
          </table:table-cell>
          <table:table-cell office:value-type="float" office:value="0.00532817579550948" calcext:value-type="float">
            <text:p>0,005328175795509</text:p>
          </table:table-cell>
          <table:table-cell office:value-type="float" office:value="0.0000351907612161068" calcext:value-type="float">
            <text:p>3,51907612161068E-05</text:p>
          </table:table-cell>
          <table:table-cell table:number-columns-repeated="4"/>
          <table:table-cell table:formula="of:=[.B139] - [estimation_info_NAT.B139]" office:value-type="float" office:value="0.0041767272949219" calcext:value-type="float">
            <text:p>0,004176727294922</text:p>
          </table:table-cell>
          <table:table-cell table:formula="of:=([.D139] - [estimation_info_NAT.D139])/[estimation_info_NAT.D139]" office:value-type="float" office:value="0.0298396795024725" calcext:value-type="float">
            <text:p>0,0298396795024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15:20</text:p>
          </table:table-cell>
          <table:table-cell office:value-type="float" office:value="-332.213492019456" calcext:value-type="float">
            <text:p>-332,213492019456</text:p>
          </table:table-cell>
          <table:table-cell office:value-type="float" office:value="59" calcext:value-type="float">
            <text:p>59</text:p>
          </table:table-cell>
          <table:table-cell office:value-type="float" office:value="-3.38264141908111" calcext:value-type="float">
            <text:p>-3,38264141908111</text:p>
          </table:table-cell>
          <table:table-cell office:value-type="float" office:value="0.000018060041184914" calcext:value-type="float">
            <text:p>1,8060041184914E-05</text:p>
          </table:table-cell>
          <table:table-cell table:number-columns-repeated="4"/>
          <table:table-cell table:formula="of:=[.B140] - [estimation_info_NAT.B140]" office:value-type="float" office:value="-0.00337644195556641" calcext:value-type="float">
            <text:p>-0,003376441955566</text:p>
          </table:table-cell>
          <table:table-cell table:formula="of:=([.D140] - [estimation_info_NAT.D140])/[estimation_info_NAT.D140]" office:value-type="float" office:value="0.0284610763497299" calcext:value-type="float">
            <text:p>0,028461076349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65786193847656" calcext:value-type="float">
            <text:p>0,265786193847656</text:p>
          </table:table-cell>
          <table:table-cell office:value-type="string" calcext:value-type="string">
            <text:p>2020-04-02 13:18:20</text:p>
          </table:table-cell>
          <table:table-cell office:value-type="float" office:value="-249.483766845051" calcext:value-type="float">
            <text:p>-249,483766845051</text:p>
          </table:table-cell>
          <table:table-cell office:value-type="float" office:value="43" calcext:value-type="float">
            <text:p>43</text:p>
          </table:table-cell>
          <table:table-cell office:value-type="float" office:value="-0.00515636216758209" calcext:value-type="float">
            <text:p>-0,005156362167582</text:p>
          </table:table-cell>
          <table:table-cell office:value-type="float" office:value="0.000226956458064296" calcext:value-type="float">
            <text:p>0,000226956458064</text:p>
          </table:table-cell>
          <table:table-cell table:number-columns-repeated="4"/>
          <table:table-cell table:formula="of:=[.B141] - [estimation_info_NAT.B141]" office:value-type="float" office:value="0.0254871826171874" calcext:value-type="float">
            <text:p>0,025487182617187</text:p>
          </table:table-cell>
          <table:table-cell table:formula="of:=([.D141] - [estimation_info_NAT.D141])/[estimation_info_NAT.D141]" office:value-type="float" office:value="0.0828062945651829" calcext:value-type="float">
            <text:p>0,082806294565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8060653686523" calcext:value-type="float">
            <text:p>0,138060653686523</text:p>
          </table:table-cell>
          <table:table-cell office:value-type="string" calcext:value-type="string">
            <text:p>2020-04-02 13:23:47</text:p>
          </table:table-cell>
          <table:table-cell office:value-type="float" office:value="-368.583434103737" calcext:value-type="float">
            <text:p>-368,583434103737</text:p>
          </table:table-cell>
          <table:table-cell office:value-type="float" office:value="64" calcext:value-type="float">
            <text:p>64</text:p>
          </table:table-cell>
          <table:table-cell office:value-type="float" office:value="0.00312652429524607" calcext:value-type="float">
            <text:p>0,003126524295246</text:p>
          </table:table-cell>
          <table:table-cell office:value-type="float" office:value="0.0000448630339050718" calcext:value-type="float">
            <text:p>4,48630339050718E-05</text:p>
          </table:table-cell>
          <table:table-cell table:number-columns-repeated="4"/>
          <table:table-cell table:formula="of:=[.B142] - [estimation_info_NAT.B142]" office:value-type="float" office:value="0.00469500732421876" calcext:value-type="float">
            <text:p>0,004695007324219</text:p>
          </table:table-cell>
          <table:table-cell table:formula="of:=([.D142] - [estimation_info_NAT.D142])/[estimation_info_NAT.D142]" office:value-type="float" office:value="0.0110752378061554" calcext:value-type="float">
            <text:p>0,011075237806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67615417480469" calcext:value-type="float">
            <text:p>0,267615417480469</text:p>
          </table:table-cell>
          <table:table-cell office:value-type="string" calcext:value-type="string">
            <text:p>2020-04-02 13:26:53</text:p>
          </table:table-cell>
          <table:table-cell office:value-type="float" office:value="-292.956972386487" calcext:value-type="float">
            <text:p>-292,956972386487</text:p>
          </table:table-cell>
          <table:table-cell office:value-type="float" office:value="49" calcext:value-type="float">
            <text:p>49</text:p>
          </table:table-cell>
          <table:table-cell office:value-type="float" office:value="0.00333119204252297" calcext:value-type="float">
            <text:p>0,003331192042523</text:p>
          </table:table-cell>
          <table:table-cell office:value-type="float" office:value="0.000133281154909889" calcext:value-type="float">
            <text:p>0,00013328115491</text:p>
          </table:table-cell>
          <table:table-cell table:number-columns-repeated="4"/>
          <table:table-cell table:formula="of:=[.B143] - [estimation_info_NAT.B143]" office:value-type="float" office:value="0.0132923583984376" calcext:value-type="float">
            <text:p>0,013292358398438</text:p>
          </table:table-cell>
          <table:table-cell table:formula="of:=([.D143] - [estimation_info_NAT.D143])/[estimation_info_NAT.D143]" office:value-type="float" office:value="0.0162017883455459" calcext:value-type="float">
            <text:p>0,0162017883455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98562225341797" calcext:value-type="float">
            <text:p>0,198562225341797</text:p>
          </table:table-cell>
          <table:table-cell office:value-type="string" calcext:value-type="string">
            <text:p>2020-04-02 13:29:45</text:p>
          </table:table-cell>
          <table:table-cell office:value-type="float" office:value="-278.498108777673" calcext:value-type="float">
            <text:p>-278,498108777673</text:p>
          </table:table-cell>
          <table:table-cell office:value-type="float" office:value="47" calcext:value-type="float">
            <text:p>47</text:p>
          </table:table-cell>
          <table:table-cell office:value-type="float" office:value="-0.00473476805823636" calcext:value-type="float">
            <text:p>-0,004734768058236</text:p>
          </table:table-cell>
          <table:table-cell office:value-type="float" office:value="0.000130247531293104" calcext:value-type="float">
            <text:p>0,000130247531293</text:p>
          </table:table-cell>
          <table:table-cell table:number-columns-repeated="4"/>
          <table:table-cell table:formula="of:=[.B144] - [estimation_info_NAT.B144]" office:value-type="float" office:value="0.025609130859375" calcext:value-type="float">
            <text:p>0,025609130859375</text:p>
          </table:table-cell>
          <table:table-cell table:formula="of:=([.D144] - [estimation_info_NAT.D144])/[estimation_info_NAT.D144]" office:value-type="float" office:value="0.00219530352056224" calcext:value-type="float">
            <text:p>0,0021953035205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0052619934082" calcext:value-type="float">
            <text:p>0,030052619934082</text:p>
          </table:table-cell>
          <table:table-cell office:value-type="string" calcext:value-type="string">
            <text:p>2020-04-02 13:34:48</text:p>
          </table:table-cell>
          <table:table-cell office:value-type="float" office:value="-346.953036056152" calcext:value-type="float">
            <text:p>-346,953036056152</text:p>
          </table:table-cell>
          <table:table-cell office:value-type="float" office:value="65" calcext:value-type="float">
            <text:p>65</text:p>
          </table:table-cell>
          <table:table-cell office:value-type="float" office:value="-0.00654472690932995" calcext:value-type="float">
            <text:p>-0,00654472690933</text:p>
          </table:table-cell>
          <table:table-cell office:value-type="float" office:value="0.0000127034748446093" calcext:value-type="float">
            <text:p>1,27034748446093E-05</text:p>
          </table:table-cell>
          <table:table-cell table:number-columns-repeated="4"/>
          <table:table-cell table:formula="of:=[.B145] - [estimation_info_NAT.B145]" office:value-type="float" office:value="0.00347933578491212" calcext:value-type="float">
            <text:p>0,003479335784912</text:p>
          </table:table-cell>
          <table:table-cell table:formula="of:=([.D145] - [estimation_info_NAT.D145])/[estimation_info_NAT.D145]" office:value-type="float" office:value="0.00512150756516212" calcext:value-type="float">
            <text:p>0,0051215075651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7696029663086" calcext:value-type="float">
            <text:p>0,087696029663086</text:p>
          </table:table-cell>
          <table:table-cell office:value-type="string" calcext:value-type="string">
            <text:p>2020-04-02 13:40:25</text:p>
          </table:table-cell>
          <table:table-cell office:value-type="float" office:value="-333.944052630619" calcext:value-type="float">
            <text:p>-333,944052630619</text:p>
          </table:table-cell>
          <table:table-cell office:value-type="float" office:value="60" calcext:value-type="float">
            <text:p>60</text:p>
          </table:table-cell>
          <table:table-cell office:value-type="float" office:value="0.00287278047809658" calcext:value-type="float">
            <text:p>0,002872780478097</text:p>
          </table:table-cell>
          <table:table-cell office:value-type="float" office:value="0.0000286695842493982" calcext:value-type="float">
            <text:p>2,86695842493982E-05</text:p>
          </table:table-cell>
          <table:table-cell table:number-columns-repeated="4"/>
          <table:table-cell table:formula="of:=[.B146] - [estimation_info_NAT.B146]" office:value-type="float" office:value="0.00347552490234375" calcext:value-type="float">
            <text:p>0,003475524902344</text:p>
          </table:table-cell>
          <table:table-cell table:formula="of:=([.D146] - [estimation_info_NAT.D146])/[estimation_info_NAT.D146]" office:value-type="float" office:value="0.00736430675014615" calcext:value-type="float">
            <text:p>0,0073643067501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995402526855469" calcext:value-type="float">
            <text:p>0,099540252685547</text:p>
          </table:table-cell>
          <table:table-cell office:value-type="string" calcext:value-type="string">
            <text:p>2020-04-02 13:44:13</text:p>
          </table:table-cell>
          <table:table-cell office:value-type="float" office:value="-326.265428307395" calcext:value-type="float">
            <text:p>-326,265428307395</text:p>
          </table:table-cell>
          <table:table-cell office:value-type="float" office:value="57" calcext:value-type="float">
            <text:p>57</text:p>
          </table:table-cell>
          <table:table-cell office:value-type="float" office:value="0.00320518121887489" calcext:value-type="float">
            <text:p>0,003205181218875</text:p>
          </table:table-cell>
          <table:table-cell office:value-type="float" office:value="0.0000665500859078786" calcext:value-type="float">
            <text:p>6,65500859078786E-05</text:p>
          </table:table-cell>
          <table:table-cell table:number-columns-repeated="4"/>
          <table:table-cell table:formula="of:=[.B147] - [estimation_info_NAT.B147]" office:value-type="float" office:value="-0.00018292236328124" calcext:value-type="float">
            <text:p>-0,000182922363281</text:p>
          </table:table-cell>
          <table:table-cell table:formula="of:=([.D147] - [estimation_info_NAT.D147])/[estimation_info_NAT.D147]" office:value-type="float" office:value="-0.000720849753042736" calcext:value-type="float">
            <text:p>-0,0007208497530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22527496337891" calcext:value-type="float">
            <text:p>0,122527496337891</text:p>
          </table:table-cell>
          <table:table-cell office:value-type="string" calcext:value-type="string">
            <text:p>2020-04-02 13:46:53</text:p>
          </table:table-cell>
          <table:table-cell office:value-type="float" office:value="-209.429271817818" calcext:value-type="float">
            <text:p>-209,429271817818</text:p>
          </table:table-cell>
          <table:table-cell office:value-type="float" office:value="37" calcext:value-type="float">
            <text:p>37</text:p>
          </table:table-cell>
          <table:table-cell office:value-type="float" office:value="0.000543030084644069" calcext:value-type="float">
            <text:p>0,000543030084644</text:p>
          </table:table-cell>
          <table:table-cell office:value-type="float" office:value="0.000161839526379644" calcext:value-type="float">
            <text:p>0,00016183952638</text:p>
          </table:table-cell>
          <table:table-cell table:number-columns-repeated="4"/>
          <table:table-cell table:formula="of:=[.B148] - [estimation_info_NAT.B148]" office:value-type="float" office:value="0.03463330078125" calcext:value-type="float">
            <text:p>0,03463330078125</text:p>
          </table:table-cell>
          <table:table-cell table:formula="of:=([.D148] - [estimation_info_NAT.D148])/[estimation_info_NAT.D148]" office:value-type="float" office:value="0.00174209621525547" calcext:value-type="float">
            <text:p>0,0017420962152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99918899536133" calcext:value-type="float">
            <text:p>0,019991889953613</text:p>
          </table:table-cell>
          <table:table-cell office:value-type="string" calcext:value-type="string">
            <text:p>2020-04-02 13:51:34</text:p>
          </table:table-cell>
          <table:table-cell office:value-type="float" office:value="-241.238349268233" calcext:value-type="float">
            <text:p>-241,238349268233</text:p>
          </table:table-cell>
          <table:table-cell office:value-type="float" office:value="43" calcext:value-type="float">
            <text:p>43</text:p>
          </table:table-cell>
          <table:table-cell office:value-type="float" office:value="0.00091858352522953" calcext:value-type="float">
            <text:p>0,00091858352523</text:p>
          </table:table-cell>
          <table:table-cell office:value-type="float" office:value="0.0000988719307937555" calcext:value-type="float">
            <text:p>9,88719307937555E-05</text:p>
          </table:table-cell>
          <table:table-cell table:number-columns-repeated="4"/>
          <table:table-cell table:formula="of:=[.B149] - [estimation_info_NAT.B149]" office:value-type="float" office:value="0.0199918899536133" calcext:value-type="float">
            <text:p>0,019991889953613</text:p>
          </table:table-cell>
          <table:table-cell table:formula="of:=([.D149] - [estimation_info_NAT.D149])/[estimation_info_NAT.D149]" office:value-type="float" office:value="0.0537404893533441" calcext:value-type="float">
            <text:p>0,0537404893533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02271881103516" calcext:value-type="float">
            <text:p>0,060227188110352</text:p>
          </table:table-cell>
          <table:table-cell office:value-type="string" calcext:value-type="string">
            <text:p>2020-04-02 13:54:56</text:p>
          </table:table-cell>
          <table:table-cell office:value-type="float" office:value="-221.524581676114" calcext:value-type="float">
            <text:p>-221,524581676114</text:p>
          </table:table-cell>
          <table:table-cell office:value-type="float" office:value="42" calcext:value-type="float">
            <text:p>42</text:p>
          </table:table-cell>
          <table:table-cell office:value-type="float" office:value="-0.00240776602312387" calcext:value-type="float">
            <text:p>-0,002407766023124</text:p>
          </table:table-cell>
          <table:table-cell office:value-type="float" office:value="0.0000477970982076154" calcext:value-type="float">
            <text:p>4,77970982076154E-05</text:p>
          </table:table-cell>
          <table:table-cell table:number-columns-repeated="4"/>
          <table:table-cell table:formula="of:=[.B150] - [estimation_info_NAT.B150]" office:value-type="float" office:value="-0.00143289184570313" calcext:value-type="float">
            <text:p>-0,001432891845703</text:p>
          </table:table-cell>
          <table:table-cell table:formula="of:=([.D150] - [estimation_info_NAT.D150])/[estimation_info_NAT.D150]" office:value-type="float" office:value="0.012925946873801" calcext:value-type="float">
            <text:p>0,0129259468738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806382751464844" calcext:value-type="float">
            <text:p>0,080638275146484</text:p>
          </table:table-cell>
          <table:table-cell office:value-type="string" calcext:value-type="string">
            <text:p>2020-04-02 13:57:46</text:p>
          </table:table-cell>
          <table:table-cell office:value-type="float" office:value="-228.955347243475" calcext:value-type="float">
            <text:p>-228,955347243475</text:p>
          </table:table-cell>
          <table:table-cell office:value-type="float" office:value="39" calcext:value-type="float">
            <text:p>39</text:p>
          </table:table-cell>
          <table:table-cell office:value-type="float" office:value="0.00548582552029849" calcext:value-type="float">
            <text:p>0,005485825520299</text:p>
          </table:table-cell>
          <table:table-cell office:value-type="float" office:value="0.000470977599557397" calcext:value-type="float">
            <text:p>0,000470977599557</text:p>
          </table:table-cell>
          <table:table-cell table:number-columns-repeated="4"/>
          <table:table-cell table:formula="of:=[.B151] - [estimation_info_NAT.B151]" office:value-type="float" office:value="0.0140850219726562" calcext:value-type="float">
            <text:p>0,014085021972656</text:p>
          </table:table-cell>
          <table:table-cell table:formula="of:=([.D151] - [estimation_info_NAT.D151])/[estimation_info_NAT.D151]" office:value-type="float" office:value="0.0053629601026605" calcext:value-type="float">
            <text:p>0,005362960102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14764251708984" calcext:value-type="float">
            <text:p>0,091476425170899</text:p>
          </table:table-cell>
          <table:table-cell office:value-type="string" calcext:value-type="string">
            <text:p>2020-04-02 14:02:57</text:p>
          </table:table-cell>
          <table:table-cell office:value-type="float" office:value="-396.8175584239" calcext:value-type="float">
            <text:p>-396,8175584239</text:p>
          </table:table-cell>
          <table:table-cell office:value-type="float" office:value="64" calcext:value-type="float">
            <text:p>64</text:p>
          </table:table-cell>
          <table:table-cell office:value-type="float" office:value="-0.00786927507682922" calcext:value-type="float">
            <text:p>-0,007869275076829</text:p>
          </table:table-cell>
          <table:table-cell office:value-type="float" office:value="0.00003482989325526" calcext:value-type="float">
            <text:p>3,482989325526E-05</text:p>
          </table:table-cell>
          <table:table-cell table:number-columns-repeated="4"/>
          <table:table-cell table:formula="of:=[.B152] - [estimation_info_NAT.B152]" office:value-type="float" office:value="0.00167678833007812" calcext:value-type="float">
            <text:p>0,001676788330078</text:p>
          </table:table-cell>
          <table:table-cell table:formula="of:=([.D152] - [estimation_info_NAT.D152])/[estimation_info_NAT.D152]" office:value-type="float" office:value="-0.00681002263620704" calcext:value-type="float">
            <text:p>-0,0068100226362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49843902587891" calcext:value-type="float">
            <text:p>0,149843902587891</text:p>
          </table:table-cell>
          <table:table-cell office:value-type="string" calcext:value-type="string">
            <text:p>2020-04-02 14:07:10</text:p>
          </table:table-cell>
          <table:table-cell office:value-type="float" office:value="-333.249818631691" calcext:value-type="float">
            <text:p>-333,249818631691</text:p>
          </table:table-cell>
          <table:table-cell office:value-type="float" office:value="54" calcext:value-type="float">
            <text:p>54</text:p>
          </table:table-cell>
          <table:table-cell office:value-type="float" office:value="0.00106130564592838" calcext:value-type="float">
            <text:p>0,001061305645928</text:p>
          </table:table-cell>
          <table:table-cell office:value-type="float" office:value="0.0000830343026028424" calcext:value-type="float">
            <text:p>8,30343026028424E-05</text:p>
          </table:table-cell>
          <table:table-cell table:number-columns-repeated="4"/>
          <table:table-cell table:formula="of:=[.B153] - [estimation_info_NAT.B153]" office:value-type="float" office:value="-0.00158532714843751" calcext:value-type="float">
            <text:p>-0,001585327148438</text:p>
          </table:table-cell>
          <table:table-cell table:formula="of:=([.D153] - [estimation_info_NAT.D153])/[estimation_info_NAT.D153]" office:value-type="float" office:value="0.0131470465812507" calcext:value-type="float">
            <text:p>0,0131470465812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848912200927735" calcext:value-type="float">
            <text:p>0,084891220092774</text:p>
          </table:table-cell>
          <table:table-cell office:value-type="string" calcext:value-type="string">
            <text:p>2020-04-02 14:10:54</text:p>
          </table:table-cell>
          <table:table-cell office:value-type="float" office:value="-407.556416854726" calcext:value-type="float">
            <text:p>-407,556416854726</text:p>
          </table:table-cell>
          <table:table-cell office:value-type="float" office:value="66" calcext:value-type="float">
            <text:p>66</text:p>
          </table:table-cell>
          <table:table-cell office:value-type="float" office:value="-0.0000260142167871624" calcext:value-type="float">
            <text:p>-2,60142167871624E-05</text:p>
          </table:table-cell>
          <table:table-cell office:value-type="float" office:value="0.000028318527774032" calcext:value-type="float">
            <text:p>2,8318527774032E-05</text:p>
          </table:table-cell>
          <table:table-cell table:number-columns-repeated="4"/>
          <table:table-cell table:formula="of:=[.B154] - [estimation_info_NAT.B154]" office:value-type="float" office:value="0.00618887329101567" calcext:value-type="float">
            <text:p>0,006188873291016</text:p>
          </table:table-cell>
          <table:table-cell table:formula="of:=([.D154] - [estimation_info_NAT.D154])/[estimation_info_NAT.D154]" office:value-type="float" office:value="0.0392963492040965" calcext:value-type="float">
            <text:p>0,0392963492040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835497894287109" calcext:value-type="float">
            <text:p>0,083549789428711</text:p>
          </table:table-cell>
          <table:table-cell office:value-type="string" calcext:value-type="string">
            <text:p>2020-04-02 14:15:49</text:p>
          </table:table-cell>
          <table:table-cell office:value-type="float" office:value="-320.479152450018" calcext:value-type="float">
            <text:p>-320,479152450018</text:p>
          </table:table-cell>
          <table:table-cell office:value-type="float" office:value="55" calcext:value-type="float">
            <text:p>55</text:p>
          </table:table-cell>
          <table:table-cell office:value-type="float" office:value="-0.000798105959240333" calcext:value-type="float">
            <text:p>-0,00079810595924</text:p>
          </table:table-cell>
          <table:table-cell office:value-type="float" office:value="0.0000628180748878247" calcext:value-type="float">
            <text:p>6,28180748878247E-05</text:p>
          </table:table-cell>
          <table:table-cell table:number-columns-repeated="4"/>
          <table:table-cell table:formula="of:=[.B155] - [estimation_info_NAT.B155]" office:value-type="float" office:value="-0.0000609741210937514" calcext:value-type="float">
            <text:p>-6,09741210937514E-05</text:p>
          </table:table-cell>
          <table:table-cell table:formula="of:=([.D155] - [estimation_info_NAT.D155])/[estimation_info_NAT.D155]" office:value-type="float" office:value="0.0156008840080492" calcext:value-type="float">
            <text:p>0,0156008840080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6155456542969" calcext:value-type="float">
            <text:p>0,126155456542969</text:p>
          </table:table-cell>
          <table:table-cell office:value-type="string" calcext:value-type="string">
            <text:p>2020-04-02 14:18:21</text:p>
          </table:table-cell>
          <table:table-cell office:value-type="float" office:value="-266.358392559588" calcext:value-type="float">
            <text:p>-266,358392559588</text:p>
          </table:table-cell>
          <table:table-cell office:value-type="float" office:value="44" calcext:value-type="float">
            <text:p>44</text:p>
          </table:table-cell>
          <table:table-cell office:value-type="float" office:value="-0.00598561087386296" calcext:value-type="float">
            <text:p>-0,005985610873863</text:p>
          </table:table-cell>
          <table:table-cell office:value-type="float" office:value="0.000191185743945935" calcext:value-type="float">
            <text:p>0,000191185743946</text:p>
          </table:table-cell>
          <table:table-cell table:number-columns-repeated="4"/>
          <table:table-cell table:formula="of:=[.B156] - [estimation_info_NAT.B156]" office:value-type="float" office:value="0.0505780334472656" calcext:value-type="float">
            <text:p>0,050578033447266</text:p>
          </table:table-cell>
          <table:table-cell table:formula="of:=([.D156] - [estimation_info_NAT.D156])/[estimation_info_NAT.D156]" office:value-type="float" office:value="0.0136389147041466" calcext:value-type="float">
            <text:p>0,0136389147041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15007553100586" calcext:value-type="float">
            <text:p>0,031500755310059</text:p>
          </table:table-cell>
          <table:table-cell office:value-type="string" calcext:value-type="string">
            <text:p>2020-04-02 14:25:15</text:p>
          </table:table-cell>
          <table:table-cell office:value-type="float" office:value="-418.280123920633" calcext:value-type="float">
            <text:p>-418,280123920633</text:p>
          </table:table-cell>
          <table:table-cell office:value-type="float" office:value="80" calcext:value-type="float">
            <text:p>80</text:p>
          </table:table-cell>
          <table:table-cell office:value-type="float" office:value="0.00649332007942949" calcext:value-type="float">
            <text:p>0,006493320079429</text:p>
          </table:table-cell>
          <table:table-cell office:value-type="float" office:value="0.0000123521065913303" calcext:value-type="float">
            <text:p>1,23521065913303E-05</text:p>
          </table:table-cell>
          <table:table-cell table:number-columns-repeated="4"/>
          <table:table-cell table:formula="of:=[.B157] - [estimation_info_NAT.B157]" office:value-type="float" office:value="-0.0140850219726563" calcext:value-type="float">
            <text:p>-0,014085021972656</text:p>
          </table:table-cell>
          <table:table-cell table:formula="of:=([.D157] - [estimation_info_NAT.D157])/[estimation_info_NAT.D157]" office:value-type="float" office:value="0.1213832057541" calcext:value-type="float">
            <text:p>0,12138320575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93407470703125" calcext:value-type="float">
            <text:p>0,293407470703125</text:p>
          </table:table-cell>
          <table:table-cell office:value-type="string" calcext:value-type="string">
            <text:p>2020-04-02 14:26:54</text:p>
          </table:table-cell>
          <table:table-cell office:value-type="float" office:value="-290.30479697182" calcext:value-type="float">
            <text:p>-290,30479697182</text:p>
          </table:table-cell>
          <table:table-cell office:value-type="float" office:value="53" calcext:value-type="float">
            <text:p>53</text:p>
          </table:table-cell>
          <table:table-cell office:value-type="float" office:value="0.00383133205756969" calcext:value-type="float">
            <text:p>0,00383133205757</text:p>
          </table:table-cell>
          <table:table-cell office:value-type="float" office:value="0.000718010353406452" calcext:value-type="float">
            <text:p>0,000718010353406</text:p>
          </table:table-cell>
          <table:table-cell table:number-columns-repeated="4"/>
          <table:table-cell table:formula="of:=[.B158] - [estimation_info_NAT.B158]" office:value-type="float" office:value="0.17560546875" calcext:value-type="float">
            <text:p>0,17560546875</text:p>
          </table:table-cell>
          <table:table-cell table:formula="of:=([.D158] - [estimation_info_NAT.D158])/[estimation_info_NAT.D158]" office:value-type="float" office:value="0.00104105981071843" calcext:value-type="float">
            <text:p>0,0010410598107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91989822387695" calcext:value-type="float">
            <text:p>0,02919898223877</text:p>
          </table:table-cell>
          <table:table-cell office:value-type="string" calcext:value-type="string">
            <text:p>2020-04-02 14:30:32</text:p>
          </table:table-cell>
          <table:table-cell office:value-type="float" office:value="-259.499083997026" calcext:value-type="float">
            <text:p>-259,499083997026</text:p>
          </table:table-cell>
          <table:table-cell office:value-type="float" office:value="50" calcext:value-type="float">
            <text:p>50</text:p>
          </table:table-cell>
          <table:table-cell office:value-type="float" office:value="0.000344871447987088" calcext:value-type="float">
            <text:p>0,000344871447987</text:p>
          </table:table-cell>
          <table:table-cell office:value-type="float" office:value="0.000016396064459522" calcext:value-type="float">
            <text:p>1,6396064459522E-05</text:p>
          </table:table-cell>
          <table:table-cell table:number-columns-repeated="4"/>
          <table:table-cell table:formula="of:=[.B159] - [estimation_info_NAT.B159]" office:value-type="float" office:value="0.00180254745483397" calcext:value-type="float">
            <text:p>0,001802547454834</text:p>
          </table:table-cell>
          <table:table-cell table:formula="of:=([.D159] - [estimation_info_NAT.D159])/[estimation_info_NAT.D159]" office:value-type="float" office:value="0.039393960926609" calcext:value-type="float">
            <text:p>0,0393939609266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16153259277344" calcext:value-type="float">
            <text:p>0,216153259277344</text:p>
          </table:table-cell>
          <table:table-cell office:value-type="string" calcext:value-type="string">
            <text:p>2020-04-02 14:34:50</text:p>
          </table:table-cell>
          <table:table-cell office:value-type="float" office:value="-236.339047386276" calcext:value-type="float">
            <text:p>-236,339047386276</text:p>
          </table:table-cell>
          <table:table-cell office:value-type="float" office:value="40" calcext:value-type="float">
            <text:p>40</text:p>
          </table:table-cell>
          <table:table-cell office:value-type="float" office:value="-0.00191096400878554" calcext:value-type="float">
            <text:p>-0,001910964008786</text:p>
          </table:table-cell>
          <table:table-cell office:value-type="float" office:value="0.000192109343383093" calcext:value-type="float">
            <text:p>0,000192109343383</text:p>
          </table:table-cell>
          <table:table-cell table:number-columns-repeated="4"/>
          <table:table-cell table:formula="of:=[.B160] - [estimation_info_NAT.B160]" office:value-type="float" office:value="0.01024365234375" calcext:value-type="float">
            <text:p>0,01024365234375</text:p>
          </table:table-cell>
          <table:table-cell table:formula="of:=([.D160] - [estimation_info_NAT.D160])/[estimation_info_NAT.D160]" office:value-type="float" office:value="0.0787079353669011" calcext:value-type="float">
            <text:p>0,0787079353669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79965118408203" calcext:value-type="float">
            <text:p>0,179965118408203</text:p>
          </table:table-cell>
          <table:table-cell office:value-type="string" calcext:value-type="string">
            <text:p>2020-04-02 14:39:03</text:p>
          </table:table-cell>
          <table:table-cell office:value-type="float" office:value="-276.246064103835" calcext:value-type="float">
            <text:p>-276,246064103835</text:p>
          </table:table-cell>
          <table:table-cell office:value-type="float" office:value="47" calcext:value-type="float">
            <text:p>47</text:p>
          </table:table-cell>
          <table:table-cell office:value-type="float" office:value="0.000637189704873364" calcext:value-type="float">
            <text:p>0,000637189704873</text:p>
          </table:table-cell>
          <table:table-cell office:value-type="float" office:value="0.000106662636749465" calcext:value-type="float">
            <text:p>0,000106662636749</text:p>
          </table:table-cell>
          <table:table-cell table:number-columns-repeated="4"/>
          <table:table-cell table:formula="of:=[.B161] - [estimation_info_NAT.B161]" office:value-type="float" office:value="0.025365234375" calcext:value-type="float">
            <text:p>0,025365234375</text:p>
          </table:table-cell>
          <table:table-cell table:formula="of:=([.D161] - [estimation_info_NAT.D161])/[estimation_info_NAT.D161]" office:value-type="float" office:value="0.0498186455321089" calcext:value-type="float">
            <text:p>0,0498186455321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6013870239258" calcext:value-type="float">
            <text:p>0,030601387023926</text:p>
          </table:table-cell>
          <table:table-cell office:value-type="string" calcext:value-type="string">
            <text:p>2020-04-02 14:44:25</text:p>
          </table:table-cell>
          <table:table-cell office:value-type="float" office:value="-438.115355473877" calcext:value-type="float">
            <text:p>-438,115355473877</text:p>
          </table:table-cell>
          <table:table-cell office:value-type="float" office:value="77" calcext:value-type="float">
            <text:p>77</text:p>
          </table:table-cell>
          <table:table-cell office:value-type="float" office:value="0.00471410579710785" calcext:value-type="float">
            <text:p>0,004714105797108</text:p>
          </table:table-cell>
          <table:table-cell office:value-type="float" office:value="0.0000146587577328048" calcext:value-type="float">
            <text:p>1,46587577328048E-05</text:p>
          </table:table-cell>
          <table:table-cell table:number-columns-repeated="4"/>
          <table:table-cell table:formula="of:=[.B162] - [estimation_info_NAT.B162]" office:value-type="float" office:value="0.00530474853515625" calcext:value-type="float">
            <text:p>0,005304748535156</text:p>
          </table:table-cell>
          <table:table-cell table:formula="of:=([.D162] - [estimation_info_NAT.D162])/[estimation_info_NAT.D162]" office:value-type="float" office:value="0.0290426558394186" calcext:value-type="float">
            <text:p>0,0290426558394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01392639160156" calcext:value-type="float">
            <text:p>0,401392639160156</text:p>
          </table:table-cell>
          <table:table-cell office:value-type="string" calcext:value-type="string">
            <text:p>2020-04-02 14:46:53</text:p>
          </table:table-cell>
          <table:table-cell office:value-type="float" office:value="-412.950342119007" calcext:value-type="float">
            <text:p>-412,950342119007</text:p>
          </table:table-cell>
          <table:table-cell office:value-type="float" office:value="70" calcext:value-type="float">
            <text:p>70</text:p>
          </table:table-cell>
          <table:table-cell office:value-type="float" office:value="0.00301249407338933" calcext:value-type="float">
            <text:p>0,003012494073389</text:p>
          </table:table-cell>
          <table:table-cell office:value-type="float" office:value="0.000108952507204845" calcext:value-type="float">
            <text:p>0,000108952507205</text:p>
          </table:table-cell>
          <table:table-cell table:number-columns-repeated="4"/>
          <table:table-cell table:formula="of:=[.B163] - [estimation_info_NAT.B163]" office:value-type="float" office:value="0.0597546386718749" calcext:value-type="float">
            <text:p>0,059754638671875</text:p>
          </table:table-cell>
          <table:table-cell table:formula="of:=([.D163] - [estimation_info_NAT.D163])/[estimation_info_NAT.D163]" office:value-type="float" office:value="-0.00294806873754964" calcext:value-type="float">
            <text:p>-0,002948068737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4921760559082" calcext:value-type="float">
            <text:p>0,039492176055908</text:p>
          </table:table-cell>
          <table:table-cell office:value-type="string" calcext:value-type="string">
            <text:p>2020-04-02 14:50:47</text:p>
          </table:table-cell>
          <table:table-cell office:value-type="float" office:value="-444.302610080384" calcext:value-type="float">
            <text:p>-444,302610080384</text:p>
          </table:table-cell>
          <table:table-cell office:value-type="float" office:value="78" calcext:value-type="float">
            <text:p>78</text:p>
          </table:table-cell>
          <table:table-cell office:value-type="float" office:value="-0.00321646617850296" calcext:value-type="float">
            <text:p>-0,003216466178503</text:p>
          </table:table-cell>
          <table:table-cell office:value-type="float" office:value="0.00000959958273522694" calcext:value-type="float">
            <text:p>9,59958273522694E-06</text:p>
          </table:table-cell>
          <table:table-cell table:number-columns-repeated="4"/>
          <table:table-cell table:formula="of:=[.B164] - [estimation_info_NAT.B164]" office:value-type="float" office:value="0.000152435302734379" calcext:value-type="float">
            <text:p>0,000152435302734</text:p>
          </table:table-cell>
          <table:table-cell table:formula="of:=([.D164] - [estimation_info_NAT.D164])/[estimation_info_NAT.D164]" office:value-type="float" office:value="0.0195845840203918" calcext:value-type="float">
            <text:p>0,0195845840203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6926040649414" calcext:value-type="float">
            <text:p>0,040692604064942</text:p>
          </table:table-cell>
          <table:table-cell office:value-type="string" calcext:value-type="string">
            <text:p>2020-04-02 14:56:43</text:p>
          </table:table-cell>
          <table:table-cell office:value-type="float" office:value="-342.452356031236" calcext:value-type="float">
            <text:p>-342,452356031236</text:p>
          </table:table-cell>
          <table:table-cell office:value-type="float" office:value="64" calcext:value-type="float">
            <text:p>64</text:p>
          </table:table-cell>
          <table:table-cell office:value-type="float" office:value="0.00250739894569252" calcext:value-type="float">
            <text:p>0,002507398945693</text:p>
          </table:table-cell>
          <table:table-cell office:value-type="float" office:value="0.0000167568418704965" calcext:value-type="float">
            <text:p>1,67568418704965E-05</text:p>
          </table:table-cell>
          <table:table-cell table:number-columns-repeated="4"/>
          <table:table-cell table:formula="of:=[.B165] - [estimation_info_NAT.B165]" office:value-type="float" office:value="0.00506085205078126" calcext:value-type="float">
            <text:p>0,005060852050781</text:p>
          </table:table-cell>
          <table:table-cell table:formula="of:=([.D165] - [estimation_info_NAT.D165])/[estimation_info_NAT.D165]" office:value-type="float" office:value="0.0424029291526854" calcext:value-type="float">
            <text:p>0,0424029291526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46178131103516" calcext:value-type="float">
            <text:p>0,044617813110352</text:p>
          </table:table-cell>
          <table:table-cell office:value-type="string" calcext:value-type="string">
            <text:p>2020-04-02 15:00:19</text:p>
          </table:table-cell>
          <table:table-cell office:value-type="float" office:value="-187.542954410152" calcext:value-type="float">
            <text:p>-187,542954410152</text:p>
          </table:table-cell>
          <table:table-cell office:value-type="float" office:value="34" calcext:value-type="float">
            <text:p>34</text:p>
          </table:table-cell>
          <table:table-cell office:value-type="float" office:value="0.00230555422673362" calcext:value-type="float">
            <text:p>0,002305554226734</text:p>
          </table:table-cell>
          <table:table-cell office:value-type="float" office:value="0.0000559758555295638" calcext:value-type="float">
            <text:p>5,59758555295638E-05</text:p>
          </table:table-cell>
          <table:table-cell table:number-columns-repeated="4"/>
          <table:table-cell table:formula="of:=[.B166] - [estimation_info_NAT.B166]" office:value-type="float" office:value="0.000609741210937501" calcext:value-type="float">
            <text:p>0,000609741210938</text:p>
          </table:table-cell>
          <table:table-cell table:formula="of:=([.D166] - [estimation_info_NAT.D166])/[estimation_info_NAT.D166]" office:value-type="float" office:value="0.0860828351903075" calcext:value-type="float">
            <text:p>0,0860828351903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6215454101562" calcext:value-type="float">
            <text:p>0,166215454101562</text:p>
          </table:table-cell>
          <table:table-cell office:value-type="string" calcext:value-type="string">
            <text:p>2020-04-02 15:02:58</text:p>
          </table:table-cell>
          <table:table-cell office:value-type="float" office:value="-124.470810924655" calcext:value-type="float">
            <text:p>-124,470810924655</text:p>
          </table:table-cell>
          <table:table-cell office:value-type="float" office:value="22" calcext:value-type="float">
            <text:p>22</text:p>
          </table:table-cell>
          <table:table-cell office:value-type="float" office:value="0.0017680855162423" calcext:value-type="float">
            <text:p>0,001768085516242</text:p>
          </table:table-cell>
          <table:table-cell office:value-type="float" office:value="0.000619255966544679" calcext:value-type="float">
            <text:p>0,000619255966545</text:p>
          </table:table-cell>
          <table:table-cell table:number-columns-repeated="4"/>
          <table:table-cell table:formula="of:=[.B167] - [estimation_info_NAT.B167]" office:value-type="float" office:value="0.01170703125" calcext:value-type="float">
            <text:p>0,01170703125</text:p>
          </table:table-cell>
          <table:table-cell table:formula="of:=([.D167] - [estimation_info_NAT.D167])/[estimation_info_NAT.D167]" office:value-type="float" office:value="0.0216778662426786" calcext:value-type="float">
            <text:p>0,0216778662426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19349517822266" calcext:value-type="float">
            <text:p>0,041934951782227</text:p>
          </table:table-cell>
          <table:table-cell office:value-type="string" calcext:value-type="string">
            <text:p>2020-04-02 15:06:39</text:p>
          </table:table-cell>
          <table:table-cell office:value-type="float" office:value="-197.789593877097" calcext:value-type="float">
            <text:p>-197,789593877097</text:p>
          </table:table-cell>
          <table:table-cell office:value-type="float" office:value="35" calcext:value-type="float">
            <text:p>35</text:p>
          </table:table-cell>
          <table:table-cell office:value-type="float" office:value="-0.00615244562500501" calcext:value-type="float">
            <text:p>-0,006152445625005</text:p>
          </table:table-cell>
          <table:table-cell office:value-type="float" office:value="0.0000741939048135769" calcext:value-type="float">
            <text:p>7,41939048135769E-05</text:p>
          </table:table-cell>
          <table:table-cell table:number-columns-repeated="4"/>
          <table:table-cell table:formula="of:=[.B168] - [estimation_info_NAT.B168]" office:value-type="float" office:value="0.00896319580078125" calcext:value-type="float">
            <text:p>0,008963195800781</text:p>
          </table:table-cell>
          <table:table-cell table:formula="of:=([.D168] - [estimation_info_NAT.D168])/[estimation_info_NAT.D168]" office:value-type="float" office:value="0.0273033522346965" calcext:value-type="float">
            <text:p>0,0273033522346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669953155517578" calcext:value-type="float">
            <text:p>0,066995315551758</text:p>
          </table:table-cell>
          <table:table-cell office:value-type="string" calcext:value-type="string">
            <text:p>2020-04-02 15:10:56</text:p>
          </table:table-cell>
          <table:table-cell office:value-type="float" office:value="-270.030722313932" calcext:value-type="float">
            <text:p>-270,030722313932</text:p>
          </table:table-cell>
          <table:table-cell office:value-type="float" office:value="50" calcext:value-type="float">
            <text:p>50</text:p>
          </table:table-cell>
          <table:table-cell office:value-type="float" office:value="0.00317126126431444" calcext:value-type="float">
            <text:p>0,003171261264314</text:p>
          </table:table-cell>
          <table:table-cell office:value-type="float" office:value="0.000040566039614476" calcext:value-type="float">
            <text:p>4,0566039614476E-05</text:p>
          </table:table-cell>
          <table:table-cell table:number-columns-repeated="4"/>
          <table:table-cell table:formula="of:=[.B169] - [estimation_info_NAT.B169]" office:value-type="float" office:value="0.0047254943847656" calcext:value-type="float">
            <text:p>0,004725494384766</text:p>
          </table:table-cell>
          <table:table-cell table:formula="of:=([.D169] - [estimation_info_NAT.D169])/[estimation_info_NAT.D169]" office:value-type="float" office:value="-0.0123164247036709" calcext:value-type="float">
            <text:p>-0,0123164247036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903179168701172" calcext:value-type="float">
            <text:p>0,090317916870117</text:p>
          </table:table-cell>
          <table:table-cell office:value-type="string" calcext:value-type="string">
            <text:p>2020-04-02 15:16:11</text:p>
          </table:table-cell>
          <table:table-cell office:value-type="float" office:value="-322.731854816301" calcext:value-type="float">
            <text:p>-322,731854816301</text:p>
          </table:table-cell>
          <table:table-cell office:value-type="float" office:value="60" calcext:value-type="float">
            <text:p>60</text:p>
          </table:table-cell>
          <table:table-cell office:value-type="float" office:value="0.00389064796376459" calcext:value-type="float">
            <text:p>0,003890647963765</text:p>
          </table:table-cell>
          <table:table-cell office:value-type="float" office:value="0.0000508972508093654" calcext:value-type="float">
            <text:p>5,08972508093654E-05</text:p>
          </table:table-cell>
          <table:table-cell table:number-columns-repeated="4"/>
          <table:table-cell table:formula="of:=[.B170] - [estimation_info_NAT.B170]" office:value-type="float" office:value="0.00643276977539065" calcext:value-type="float">
            <text:p>0,006432769775391</text:p>
          </table:table-cell>
          <table:table-cell table:formula="of:=([.D170] - [estimation_info_NAT.D170])/[estimation_info_NAT.D170]" office:value-type="float" office:value="0.00750347702778225" calcext:value-type="float">
            <text:p>0,0075034770277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63014312744141" calcext:value-type="float">
            <text:p>0,163014312744141</text:p>
          </table:table-cell>
          <table:table-cell office:value-type="string" calcext:value-type="string">
            <text:p>2020-04-02 15:19:53</text:p>
          </table:table-cell>
          <table:table-cell office:value-type="float" office:value="-237.8714646347" calcext:value-type="float">
            <text:p>-237,8714646347</text:p>
          </table:table-cell>
          <table:table-cell office:value-type="float" office:value="42" calcext:value-type="float">
            <text:p>42</text:p>
          </table:table-cell>
          <table:table-cell office:value-type="float" office:value="0.00388166020223715" calcext:value-type="float">
            <text:p>0,003881660202237</text:p>
          </table:table-cell>
          <table:table-cell office:value-type="float" office:value="0.000145219930490626" calcext:value-type="float">
            <text:p>0,000145219930491</text:p>
          </table:table-cell>
          <table:table-cell table:number-columns-repeated="4"/>
          <table:table-cell table:formula="of:=[.B171] - [estimation_info_NAT.B171]" office:value-type="float" office:value="0.00945098876953129" calcext:value-type="float">
            <text:p>0,009450988769531</text:p>
          </table:table-cell>
          <table:table-cell table:formula="of:=([.D171] - [estimation_info_NAT.D171])/[estimation_info_NAT.D171]" office:value-type="float" office:value="0.0177261257944882" calcext:value-type="float">
            <text:p>0,0177261257944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510658264160156" calcext:value-type="float">
            <text:p>0,005106582641602</text:p>
          </table:table-cell>
          <table:table-cell office:value-type="string" calcext:value-type="string">
            <text:p>2020-04-02 15:23:21</text:p>
          </table:table-cell>
          <table:table-cell office:value-type="float" office:value="-227.525144497079" calcext:value-type="float">
            <text:p>-227,525144497079</text:p>
          </table:table-cell>
          <table:table-cell office:value-type="float" office:value="40" calcext:value-type="float">
            <text:p>40</text:p>
          </table:table-cell>
          <table:table-cell office:value-type="float" office:value="-0.00112295129268225" calcext:value-type="float">
            <text:p>-0,001122951292682</text:p>
          </table:table-cell>
          <table:table-cell office:value-type="float" office:value="0.0000441464438825375" calcext:value-type="float">
            <text:p>4,41464438825375E-05</text:p>
          </table:table-cell>
          <table:table-cell table:number-columns-repeated="4"/>
          <table:table-cell table:formula="of:=[.B172] - [estimation_info_NAT.B172]" office:value-type="float" office:value="0.00510658264160156" calcext:value-type="float">
            <text:p>0,005106582641602</text:p>
          </table:table-cell>
          <table:table-cell table:formula="of:=([.D172] - [estimation_info_NAT.D172])/[estimation_info_NAT.D172]" office:value-type="float" office:value="0.0937769196449456" calcext:value-type="float">
            <text:p>0,0937769196449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86261291503906" calcext:value-type="float">
            <text:p>0,078626129150391</text:p>
          </table:table-cell>
          <table:table-cell office:value-type="string" calcext:value-type="string">
            <text:p>2020-04-02 15:27:01</text:p>
          </table:table-cell>
          <table:table-cell office:value-type="float" office:value="-194.310746598663" calcext:value-type="float">
            <text:p>-194,310746598663</text:p>
          </table:table-cell>
          <table:table-cell office:value-type="float" office:value="35" calcext:value-type="float">
            <text:p>35</text:p>
          </table:table-cell>
          <table:table-cell office:value-type="float" office:value="-0.00754526720860221" calcext:value-type="float">
            <text:p>-0,007545267208602</text:p>
          </table:table-cell>
          <table:table-cell office:value-type="float" office:value="0.000104331978534582" calcext:value-type="float">
            <text:p>0,000104331978535</text:p>
          </table:table-cell>
          <table:table-cell table:number-columns-repeated="4"/>
          <table:table-cell table:formula="of:=[.B173] - [estimation_info_NAT.B173]" office:value-type="float" office:value="-0.00951196289062502" calcext:value-type="float">
            <text:p>-0,009511962890625</text:p>
          </table:table-cell>
          <table:table-cell table:formula="of:=([.D173] - [estimation_info_NAT.D173])/[estimation_info_NAT.D173]" office:value-type="float" office:value="0.0440780320089718" calcext:value-type="float">
            <text:p>0,0440780320089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872692108154297" calcext:value-type="float">
            <text:p>0,08726921081543</text:p>
          </table:table-cell>
          <table:table-cell office:value-type="string" calcext:value-type="string">
            <text:p>2020-04-02 15:31:00</text:p>
          </table:table-cell>
          <table:table-cell office:value-type="float" office:value="-363.293068933053" calcext:value-type="float">
            <text:p>-363,293068933053</text:p>
          </table:table-cell>
          <table:table-cell office:value-type="float" office:value="54" calcext:value-type="float">
            <text:p>54</text:p>
          </table:table-cell>
          <table:table-cell office:value-type="float" office:value="-0.00265877583458729" calcext:value-type="float">
            <text:p>-0,002658775834587</text:p>
          </table:table-cell>
          <table:table-cell office:value-type="float" office:value="0.0000382706018373383" calcext:value-type="float">
            <text:p>3,82706018373383E-05</text:p>
          </table:table-cell>
          <table:table-cell table:number-columns-repeated="4"/>
          <table:table-cell table:formula="of:=[.B174] - [estimation_info_NAT.B174]" office:value-type="float" office:value="0.0107009582519531" calcext:value-type="float">
            <text:p>0,010700958251953</text:p>
          </table:table-cell>
          <table:table-cell table:formula="of:=([.D174] - [estimation_info_NAT.D174])/[estimation_info_NAT.D174]" office:value-type="float" office:value="-0.0105555784211214" calcext:value-type="float">
            <text:p>-0,0105555784211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48807342529297" calcext:value-type="float">
            <text:p>0,148807342529297</text:p>
          </table:table-cell>
          <table:table-cell office:value-type="string" calcext:value-type="string">
            <text:p>2020-04-02 15:36:27</text:p>
          </table:table-cell>
          <table:table-cell office:value-type="float" office:value="-345.749847853512" calcext:value-type="float">
            <text:p>-345,749847853512</text:p>
          </table:table-cell>
          <table:table-cell office:value-type="float" office:value="56" calcext:value-type="float">
            <text:p>56</text:p>
          </table:table-cell>
          <table:table-cell office:value-type="float" office:value="-0.00562461180466678" calcext:value-type="float">
            <text:p>-0,005624611804667</text:p>
          </table:table-cell>
          <table:table-cell office:value-type="float" office:value="0.0000611361067428948" calcext:value-type="float">
            <text:p>6,11361067428948E-05</text:p>
          </table:table-cell>
          <table:table-cell table:number-columns-repeated="4"/>
          <table:table-cell table:formula="of:=[.B175] - [estimation_info_NAT.B175]" office:value-type="float" office:value="0.0101217041015625" calcext:value-type="float">
            <text:p>0,010121704101563</text:p>
          </table:table-cell>
          <table:table-cell table:formula="of:=([.D175] - [estimation_info_NAT.D175])/[estimation_info_NAT.D175]" office:value-type="float" office:value="0.0286231324130621" calcext:value-type="float">
            <text:p>0,0286231324130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49445129394531" calcext:value-type="float">
            <text:p>0,249445129394531</text:p>
          </table:table-cell>
          <table:table-cell office:value-type="string" calcext:value-type="string">
            <text:p>2020-04-02 15:39:40</text:p>
          </table:table-cell>
          <table:table-cell office:value-type="float" office:value="-298.046431561002" calcext:value-type="float">
            <text:p>-298,046431561002</text:p>
          </table:table-cell>
          <table:table-cell office:value-type="float" office:value="51" calcext:value-type="float">
            <text:p>51</text:p>
          </table:table-cell>
          <table:table-cell office:value-type="float" office:value="0.00643977703572518" calcext:value-type="float">
            <text:p>0,006439777035725</text:p>
          </table:table-cell>
          <table:table-cell office:value-type="float" office:value="0.000127477226786356" calcext:value-type="float">
            <text:p>0,000127477226786</text:p>
          </table:table-cell>
          <table:table-cell table:number-columns-repeated="4"/>
          <table:table-cell table:formula="of:=[.B176] - [estimation_info_NAT.B176]" office:value-type="float" office:value="0.025365234375" calcext:value-type="float">
            <text:p>0,025365234375</text:p>
          </table:table-cell>
          <table:table-cell table:formula="of:=([.D176] - [estimation_info_NAT.D176])/[estimation_info_NAT.D176]" office:value-type="float" office:value="-0.0823498502969488" calcext:value-type="float">
            <text:p>-0,0823498502969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47159194946289" calcext:value-type="float">
            <text:p>0,084715919494629</text:p>
          </table:table-cell>
          <table:table-cell office:value-type="string" calcext:value-type="string">
            <text:p>2020-04-02 15:45:02</text:p>
          </table:table-cell>
          <table:table-cell office:value-type="float" office:value="-558.39180842489" calcext:value-type="float">
            <text:p>-558,39180842489</text:p>
          </table:table-cell>
          <table:table-cell office:value-type="float" office:value="101" calcext:value-type="float">
            <text:p>101</text:p>
          </table:table-cell>
          <table:table-cell office:value-type="float" office:value="-0.00367719954395862" calcext:value-type="float">
            <text:p>-0,003677199543959</text:p>
          </table:table-cell>
          <table:table-cell office:value-type="float" office:value="0.0000100110714167721" calcext:value-type="float">
            <text:p>1,00110714167721E-05</text:p>
          </table:table-cell>
          <table:table-cell table:number-columns-repeated="4"/>
          <table:table-cell table:formula="of:=[.B177] - [estimation_info_NAT.B177]" office:value-type="float" office:value="0.00687483215332033" calcext:value-type="float">
            <text:p>0,00687483215332</text:p>
          </table:table-cell>
          <table:table-cell table:formula="of:=([.D177] - [estimation_info_NAT.D177])/[estimation_info_NAT.D177]" office:value-type="float" office:value="-0.0212883167654368" calcext:value-type="float">
            <text:p>-0,0212883167654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45037307739258" calcext:value-type="float">
            <text:p>0,034503730773926</text:p>
          </table:table-cell>
          <table:table-cell office:value-type="string" calcext:value-type="string">
            <text:p>2020-04-02 15:48:28</text:p>
          </table:table-cell>
          <table:table-cell office:value-type="float" office:value="-305.310945578199" calcext:value-type="float">
            <text:p>-305,310945578199</text:p>
          </table:table-cell>
          <table:table-cell office:value-type="float" office:value="52" calcext:value-type="float">
            <text:p>52</text:p>
          </table:table-cell>
          <table:table-cell office:value-type="float" office:value="-0.00241664318497414" calcext:value-type="float">
            <text:p>-0,002416643184974</text:p>
          </table:table-cell>
          <table:table-cell office:value-type="float" office:value="0.0000252780280904016" calcext:value-type="float">
            <text:p>2,52780280904016E-05</text:p>
          </table:table-cell>
          <table:table-cell table:number-columns-repeated="4"/>
          <table:table-cell table:formula="of:=[.B178] - [estimation_info_NAT.B178]" office:value-type="float" office:value="0.00856686401367187" calcext:value-type="float">
            <text:p>0,008566864013672</text:p>
          </table:table-cell>
          <table:table-cell table:formula="of:=([.D178] - [estimation_info_NAT.D178])/[estimation_info_NAT.D178]" office:value-type="float" office:value="0.0383744469246419" calcext:value-type="float">
            <text:p>0,0383744469246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4600616455078" calcext:value-type="float">
            <text:p>0,124600616455078</text:p>
          </table:table-cell>
          <table:table-cell office:value-type="string" calcext:value-type="string">
            <text:p>2020-04-02 15:52:26</text:p>
          </table:table-cell>
          <table:table-cell office:value-type="float" office:value="-267.756060660477" calcext:value-type="float">
            <text:p>-267,756060660477</text:p>
          </table:table-cell>
          <table:table-cell office:value-type="float" office:value="48" calcext:value-type="float">
            <text:p>48</text:p>
          </table:table-cell>
          <table:table-cell office:value-type="float" office:value="-0.00216730548550514" calcext:value-type="float">
            <text:p>-0,002167305485505</text:p>
          </table:table-cell>
          <table:table-cell office:value-type="float" office:value="0.0000752988306205878" calcext:value-type="float">
            <text:p>7,52988306205878E-05</text:p>
          </table:table-cell>
          <table:table-cell table:number-columns-repeated="4"/>
          <table:table-cell table:formula="of:=[.B179] - [estimation_info_NAT.B179]" office:value-type="float" office:value="0.0196336669921875" calcext:value-type="float">
            <text:p>0,019633666992188</text:p>
          </table:table-cell>
          <table:table-cell table:formula="of:=([.D179] - [estimation_info_NAT.D179])/[estimation_info_NAT.D179]" office:value-type="float" office:value="0.0369692536844847" calcext:value-type="float">
            <text:p>0,0369692536844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65684967041016" calcext:value-type="float">
            <text:p>0,066568496704102</text:p>
          </table:table-cell>
          <table:table-cell office:value-type="string" calcext:value-type="string">
            <text:p>2020-04-02 15:56:57</text:p>
          </table:table-cell>
          <table:table-cell office:value-type="float" office:value="-330.230820183938" calcext:value-type="float">
            <text:p>-330,230820183938</text:p>
          </table:table-cell>
          <table:table-cell office:value-type="float" office:value="59" calcext:value-type="float">
            <text:p>59</text:p>
          </table:table-cell>
          <table:table-cell office:value-type="float" office:value="-0.00478356392653028" calcext:value-type="float">
            <text:p>-0,00478356392653</text:p>
          </table:table-cell>
          <table:table-cell office:value-type="float" office:value="0.0000300305353403557" calcext:value-type="float">
            <text:p>3,00305353403557E-05</text:p>
          </table:table-cell>
          <table:table-cell table:number-columns-repeated="4"/>
          <table:table-cell table:formula="of:=[.B180] - [estimation_info_NAT.B180]" office:value-type="float" office:value="0.0057315673828125" calcext:value-type="float">
            <text:p>0,005731567382813</text:p>
          </table:table-cell>
          <table:table-cell table:formula="of:=([.D180] - [estimation_info_NAT.D180])/[estimation_info_NAT.D180]" office:value-type="float" office:value="0.00136153969265829" calcext:value-type="float">
            <text:p>0,0013615396926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23922576904297" calcext:value-type="float">
            <text:p>0,04239225769043</text:p>
          </table:table-cell>
          <table:table-cell office:value-type="string" calcext:value-type="string">
            <text:p>2020-04-02 16:00:07</text:p>
          </table:table-cell>
          <table:table-cell office:value-type="float" office:value="-215.430673598978" calcext:value-type="float">
            <text:p>-215,430673598978</text:p>
          </table:table-cell>
          <table:table-cell office:value-type="float" office:value="40" calcext:value-type="float">
            <text:p>40</text:p>
          </table:table-cell>
          <table:table-cell office:value-type="float" office:value="-0.00103310109255972" calcext:value-type="float">
            <text:p>-0,00103310109256</text:p>
          </table:table-cell>
          <table:table-cell office:value-type="float" office:value="0.0000428871342976652" calcext:value-type="float">
            <text:p>4,28871342976652E-05</text:p>
          </table:table-cell>
          <table:table-cell table:number-columns-repeated="4"/>
          <table:table-cell table:formula="of:=[.B181] - [estimation_info_NAT.B181]" office:value-type="float" office:value="0.00137191772460937" calcext:value-type="float">
            <text:p>0,001371917724609</text:p>
          </table:table-cell>
          <table:table-cell table:formula="of:=([.D181] - [estimation_info_NAT.D181])/[estimation_info_NAT.D181]" office:value-type="float" office:value="-0.0195380565656483" calcext:value-type="float">
            <text:p>-0,0195380565656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00576812744141" calcext:value-type="float">
            <text:p>0,100576812744141</text:p>
          </table:table-cell>
          <table:table-cell office:value-type="string" calcext:value-type="string">
            <text:p>2020-04-02 16:04:17</text:p>
          </table:table-cell>
          <table:table-cell office:value-type="float" office:value="-232.35812649441" calcext:value-type="float">
            <text:p>-232,35812649441</text:p>
          </table:table-cell>
          <table:table-cell office:value-type="float" office:value="45" calcext:value-type="float">
            <text:p>45</text:p>
          </table:table-cell>
          <table:table-cell office:value-type="float" office:value="0.00122757407138993" calcext:value-type="float">
            <text:p>0,00122757407139</text:p>
          </table:table-cell>
          <table:table-cell office:value-type="float" office:value="0.000102084254535403" calcext:value-type="float">
            <text:p>0,000102084254535</text:p>
          </table:table-cell>
          <table:table-cell table:number-columns-repeated="4"/>
          <table:table-cell table:formula="of:=[.B182] - [estimation_info_NAT.B182]" office:value-type="float" office:value="0.00609741210937503" calcext:value-type="float">
            <text:p>0,006097412109375</text:p>
          </table:table-cell>
          <table:table-cell table:formula="of:=([.D182] - [estimation_info_NAT.D182])/[estimation_info_NAT.D182]" office:value-type="float" office:value="0.0631723639293608" calcext:value-type="float">
            <text:p>0,0631723639293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252280426025391" calcext:value-type="float">
            <text:p>0,002522804260254</text:p>
          </table:table-cell>
          <table:table-cell office:value-type="string" calcext:value-type="string">
            <text:p>2020-04-02 16:07:04</text:p>
          </table:table-cell>
          <table:table-cell office:value-type="float" office:value="-289.638365481614" calcext:value-type="float">
            <text:p>-289,638365481614</text:p>
          </table:table-cell>
          <table:table-cell office:value-type="float" office:value="55" calcext:value-type="float">
            <text:p>55</text:p>
          </table:table-cell>
          <table:table-cell office:value-type="float" office:value="-4.01859523080848" calcext:value-type="float">
            <text:p>-4,01859523080848</text:p>
          </table:table-cell>
          <table:table-cell office:value-type="float" office:value="0.0000250213212767405" calcext:value-type="float">
            <text:p>2,50213212767405E-05</text:p>
          </table:table-cell>
          <table:table-cell table:number-columns-repeated="4"/>
          <table:table-cell table:formula="of:=[.B183] - [estimation_info_NAT.B183]" office:value-type="float" office:value="-0.0255176696777344" calcext:value-type="float">
            <text:p>-0,025517669677734</text:p>
          </table:table-cell>
          <table:table-cell table:formula="of:=([.D183] - [estimation_info_NAT.D183])/[estimation_info_NAT.D183]" office:value-type="float" office:value="0.107260663588915" calcext:value-type="float">
            <text:p>0,1072606635889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9478302001953" calcext:value-type="float">
            <text:p>0,139478302001953</text:p>
          </table:table-cell>
          <table:table-cell office:value-type="string" calcext:value-type="string">
            <text:p>2020-04-02 16:11:00</text:p>
          </table:table-cell>
          <table:table-cell office:value-type="float" office:value="-388.080501380678" calcext:value-type="float">
            <text:p>-388,080501380678</text:p>
          </table:table-cell>
          <table:table-cell office:value-type="float" office:value="71" calcext:value-type="float">
            <text:p>71</text:p>
          </table:table-cell>
          <table:table-cell office:value-type="float" office:value="-0.0023034852730679" calcext:value-type="float">
            <text:p>-0,002303485273068</text:p>
          </table:table-cell>
          <table:table-cell office:value-type="float" office:value="0.0000506309069635073" calcext:value-type="float">
            <text:p>5,06309069635073E-05</text:p>
          </table:table-cell>
          <table:table-cell table:number-columns-repeated="4"/>
          <table:table-cell table:formula="of:=[.B184] - [estimation_info_NAT.B184]" office:value-type="float" office:value="0.020594009399414" calcext:value-type="float">
            <text:p>0,020594009399414</text:p>
          </table:table-cell>
          <table:table-cell table:formula="of:=([.D184] - [estimation_info_NAT.D184])/[estimation_info_NAT.D184]" office:value-type="float" office:value="0.0261945080292994" calcext:value-type="float">
            <text:p>0,02619450802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618658676147461" calcext:value-type="float">
            <text:p>0,061865867614746</text:p>
          </table:table-cell>
          <table:table-cell office:value-type="string" calcext:value-type="string">
            <text:p>2020-04-02 16:15:42</text:p>
          </table:table-cell>
          <table:table-cell office:value-type="float" office:value="-523.680222609066" calcext:value-type="float">
            <text:p>-523,680222609066</text:p>
          </table:table-cell>
          <table:table-cell office:value-type="float" office:value="96" calcext:value-type="float">
            <text:p>96</text:p>
          </table:table-cell>
          <table:table-cell office:value-type="float" office:value="0.00217596660931517" calcext:value-type="float">
            <text:p>0,002175966609315</text:p>
          </table:table-cell>
          <table:table-cell office:value-type="float" office:value="0.0000124929918224916" calcext:value-type="float">
            <text:p>1,24929918224916E-05</text:p>
          </table:table-cell>
          <table:table-cell table:number-columns-repeated="4"/>
          <table:table-cell table:formula="of:=[.B185] - [estimation_info_NAT.B185]" office:value-type="float" office:value="-0.00219506835937498" calcext:value-type="float">
            <text:p>-0,002195068359375</text:p>
          </table:table-cell>
          <table:table-cell table:formula="of:=([.D185] - [estimation_info_NAT.D185])/[estimation_info_NAT.D185]" office:value-type="float" office:value="0.0285875107233907" calcext:value-type="float">
            <text:p>0,0285875107233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8457229614258" calcext:value-type="float">
            <text:p>0,128457229614258</text:p>
          </table:table-cell>
          <table:table-cell office:value-type="string" calcext:value-type="string">
            <text:p>2020-04-02 16:18:39</text:p>
          </table:table-cell>
          <table:table-cell office:value-type="float" office:value="-537.218017754293" calcext:value-type="float">
            <text:p>-537,218017754293</text:p>
          </table:table-cell>
          <table:table-cell office:value-type="float" office:value="93" calcext:value-type="float">
            <text:p>93</text:p>
          </table:table-cell>
          <table:table-cell office:value-type="float" office:value="0.00200445416449635" calcext:value-type="float">
            <text:p>0,002004454164496</text:p>
          </table:table-cell>
          <table:table-cell office:value-type="float" office:value="0.0000301776116405778" calcext:value-type="float">
            <text:p>3,01776116405778E-05</text:p>
          </table:table-cell>
          <table:table-cell table:number-columns-repeated="4"/>
          <table:table-cell table:formula="of:=[.B186] - [estimation_info_NAT.B186]" office:value-type="float" office:value="0.0169203186035156" calcext:value-type="float">
            <text:p>0,016920318603516</text:p>
          </table:table-cell>
          <table:table-cell table:formula="of:=([.D186] - [estimation_info_NAT.D186])/[estimation_info_NAT.D186]" office:value-type="float" office:value="-0.0348981761188318" calcext:value-type="float">
            <text:p>-0,0348981761188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29329147338868" calcext:value-type="float">
            <text:p>0,062932914733887</text:p>
          </table:table-cell>
          <table:table-cell office:value-type="string" calcext:value-type="string">
            <text:p>2020-04-02 16:22:51</text:p>
          </table:table-cell>
          <table:table-cell office:value-type="float" office:value="-514.45862192689" calcext:value-type="float">
            <text:p>-514,45862192689</text:p>
          </table:table-cell>
          <table:table-cell office:value-type="float" office:value="95" calcext:value-type="float">
            <text:p>95</text:p>
          </table:table-cell>
          <table:table-cell office:value-type="float" office:value="-0.00506826562202667" calcext:value-type="float">
            <text:p>-0,005068265622027</text:p>
          </table:table-cell>
          <table:table-cell office:value-type="float" office:value="0.0000125650710015847" calcext:value-type="float">
            <text:p>1,25650710015847E-05</text:p>
          </table:table-cell>
          <table:table-cell table:number-columns-repeated="4"/>
          <table:table-cell table:formula="of:=[.B187] - [estimation_info_NAT.B187]" office:value-type="float" office:value="0.00815528869628909" calcext:value-type="float">
            <text:p>0,008155288696289</text:p>
          </table:table-cell>
          <table:table-cell table:formula="of:=([.D187] - [estimation_info_NAT.D187])/[estimation_info_NAT.D187]" office:value-type="float" office:value="0.0403822601094822" calcext:value-type="float">
            <text:p>0,0403822601094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36081733703613" calcext:value-type="float">
            <text:p>0,033608173370361</text:p>
          </table:table-cell>
          <table:table-cell office:value-type="string" calcext:value-type="string">
            <text:p>2020-04-02 16:26:48</text:p>
          </table:table-cell>
          <table:table-cell office:value-type="float" office:value="-471.882936346377" calcext:value-type="float">
            <text:p>-471,882936346377</text:p>
          </table:table-cell>
          <table:table-cell office:value-type="float" office:value="82" calcext:value-type="float">
            <text:p>82</text:p>
          </table:table-cell>
          <table:table-cell office:value-type="float" office:value="-0.00455252510862397" calcext:value-type="float">
            <text:p>-0,004552525108624</text:p>
          </table:table-cell>
          <table:table-cell office:value-type="float" office:value="0.00000756679895001097" calcext:value-type="float">
            <text:p>7,56679895001097E-06</text:p>
          </table:table-cell>
          <table:table-cell table:number-columns-repeated="4"/>
          <table:table-cell table:formula="of:=[.B188] - [estimation_info_NAT.B188]" office:value-type="float" office:value="0.0029267578125" calcext:value-type="float">
            <text:p>0,0029267578125</text:p>
          </table:table-cell>
          <table:table-cell table:formula="of:=([.D188] - [estimation_info_NAT.D188])/[estimation_info_NAT.D188]" office:value-type="float" office:value="0.047960112480726" calcext:value-type="float">
            <text:p>0,0479601124807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65041702270508" calcext:value-type="float">
            <text:p>0,165041702270508</text:p>
          </table:table-cell>
          <table:table-cell office:value-type="string" calcext:value-type="string">
            <text:p>2020-04-02 16:31:16</text:p>
          </table:table-cell>
          <table:table-cell office:value-type="float" office:value="-456.136927150938" calcext:value-type="float">
            <text:p>-456,136927150938</text:p>
          </table:table-cell>
          <table:table-cell office:value-type="float" office:value="75" calcext:value-type="float">
            <text:p>75</text:p>
          </table:table-cell>
          <table:table-cell office:value-type="float" office:value="-0.00374723474878624" calcext:value-type="float">
            <text:p>-0,003747234748786</text:p>
          </table:table-cell>
          <table:table-cell office:value-type="float" office:value="0.0000480864432892224" calcext:value-type="float">
            <text:p>4,80864432892224E-05</text:p>
          </table:table-cell>
          <table:table-cell table:number-columns-repeated="4"/>
          <table:table-cell table:formula="of:=[.B189] - [estimation_info_NAT.B189]" office:value-type="float" office:value="0.0197861022949218" calcext:value-type="float">
            <text:p>0,019786102294922</text:p>
          </table:table-cell>
          <table:table-cell table:formula="of:=([.D189] - [estimation_info_NAT.D189])/[estimation_info_NAT.D189]" office:value-type="float" office:value="0.0421082236939562" calcext:value-type="float">
            <text:p>0,0421082236939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03318206787109" calcext:value-type="float">
            <text:p>0,203318206787109</text:p>
          </table:table-cell>
          <table:table-cell office:value-type="string" calcext:value-type="string">
            <text:p>2020-04-02 16:34:44</text:p>
          </table:table-cell>
          <table:table-cell office:value-type="float" office:value="-445.232230930179" calcext:value-type="float">
            <text:p>-445,232230930179</text:p>
          </table:table-cell>
          <table:table-cell office:value-type="float" office:value="76" calcext:value-type="float">
            <text:p>76</text:p>
          </table:table-cell>
          <table:table-cell office:value-type="float" office:value="0.00166724833613485" calcext:value-type="float">
            <text:p>0,001667248336135</text:p>
          </table:table-cell>
          <table:table-cell office:value-type="float" office:value="0.0000558952827552254" calcext:value-type="float">
            <text:p>5,58952827552254E-05</text:p>
          </table:table-cell>
          <table:table-cell table:number-columns-repeated="4"/>
          <table:table-cell table:formula="of:=[.B190] - [estimation_info_NAT.B190]" office:value-type="float" office:value="0.0206092529296875" calcext:value-type="float">
            <text:p>0,020609252929688</text:p>
          </table:table-cell>
          <table:table-cell table:formula="of:=([.D190] - [estimation_info_NAT.D190])/[estimation_info_NAT.D190]" office:value-type="float" office:value="-0.00383065816500463" calcext:value-type="float">
            <text:p>-0,0038306581650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3883926391602" calcext:value-type="float">
            <text:p>0,133883926391602</text:p>
          </table:table-cell>
          <table:table-cell office:value-type="string" calcext:value-type="string">
            <text:p>2020-04-02 16:39:30</text:p>
          </table:table-cell>
          <table:table-cell office:value-type="float" office:value="-419.529554058074" calcext:value-type="float">
            <text:p>-419,529554058074</text:p>
          </table:table-cell>
          <table:table-cell office:value-type="float" office:value="74" calcext:value-type="float">
            <text:p>74</text:p>
          </table:table-cell>
          <table:table-cell office:value-type="float" office:value="-0.00369506567359923" calcext:value-type="float">
            <text:p>-0,003695065673599</text:p>
          </table:table-cell>
          <table:table-cell office:value-type="float" office:value="0.0000355335585830557" calcext:value-type="float">
            <text:p>3,55335585830557E-05</text:p>
          </table:table-cell>
          <table:table-cell table:number-columns-repeated="4"/>
          <table:table-cell table:formula="of:=[.B191] - [estimation_info_NAT.B191]" office:value-type="float" office:value="-0.000396331787109405" calcext:value-type="float">
            <text:p>-0,000396331787109</text:p>
          </table:table-cell>
          <table:table-cell table:formula="of:=([.D191] - [estimation_info_NAT.D191])/[estimation_info_NAT.D191]" office:value-type="float" office:value="0.0189020802432623" calcext:value-type="float">
            <text:p>0,0189020802432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902721862792969" calcext:value-type="float">
            <text:p>0,090272186279297</text:p>
          </table:table-cell>
          <table:table-cell office:value-type="string" calcext:value-type="string">
            <text:p>2020-04-02 16:41:50</text:p>
          </table:table-cell>
          <table:table-cell office:value-type="float" office:value="-288.725930758772" calcext:value-type="float">
            <text:p>-288,725930758772</text:p>
          </table:table-cell>
          <table:table-cell office:value-type="float" office:value="46" calcext:value-type="float">
            <text:p>46</text:p>
          </table:table-cell>
          <table:table-cell office:value-type="float" office:value="-0.00748088837669105" calcext:value-type="float">
            <text:p>-0,007480888376691</text:p>
          </table:table-cell>
          <table:table-cell office:value-type="float" office:value="0.0000858737228104163" calcext:value-type="float">
            <text:p>8,58737228104163E-05</text:p>
          </table:table-cell>
          <table:table-cell table:number-columns-repeated="4"/>
          <table:table-cell table:formula="of:=[.B192] - [estimation_info_NAT.B192]" office:value-type="float" office:value="0.00609741210937502" calcext:value-type="float">
            <text:p>0,006097412109375</text:p>
          </table:table-cell>
          <table:table-cell table:formula="of:=([.D192] - [estimation_info_NAT.D192])/[estimation_info_NAT.D192]" office:value-type="float" office:value="0.029316449302121" calcext:value-type="float">
            <text:p>0,0293164493021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15238647460937" calcext:value-type="float">
            <text:p>0,215238647460937</text:p>
          </table:table-cell>
          <table:table-cell office:value-type="string" calcext:value-type="string">
            <text:p>2020-04-02 16:43:51</text:p>
          </table:table-cell>
          <table:table-cell office:value-type="float" office:value="-337.912176146609" calcext:value-type="float">
            <text:p>-337,912176146609</text:p>
          </table:table-cell>
          <table:table-cell office:value-type="float" office:value="62" calcext:value-type="float">
            <text:p>62</text:p>
          </table:table-cell>
          <table:table-cell office:value-type="float" office:value="0.000747784834123522" calcext:value-type="float">
            <text:p>0,000747784834124</text:p>
          </table:table-cell>
          <table:table-cell office:value-type="float" office:value="0.000220545491820301" calcext:value-type="float">
            <text:p>0,00022054549182</text:p>
          </table:table-cell>
          <table:table-cell table:number-columns-repeated="4"/>
          <table:table-cell table:formula="of:=[.B193] - [estimation_info_NAT.B193]" office:value-type="float" office:value="0.015609375" calcext:value-type="float">
            <text:p>0,015609375</text:p>
          </table:table-cell>
          <table:table-cell table:formula="of:=([.D193] - [estimation_info_NAT.D193])/[estimation_info_NAT.D193]" office:value-type="float" office:value="0.0734939713229617" calcext:value-type="float">
            <text:p>0,0734939713229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73082962036133" calcext:value-type="float">
            <text:p>0,047308296203613</text:p>
          </table:table-cell>
          <table:table-cell office:value-type="string" calcext:value-type="string">
            <text:p>2020-04-02 16:46:51</text:p>
          </table:table-cell>
          <table:table-cell office:value-type="float" office:value="-466.988161511316" calcext:value-type="float">
            <text:p>-466,988161511316</text:p>
          </table:table-cell>
          <table:table-cell office:value-type="float" office:value="85" calcext:value-type="float">
            <text:p>85</text:p>
          </table:table-cell>
          <table:table-cell office:value-type="float" office:value="0.00106083580849403" calcext:value-type="float">
            <text:p>0,001060835808494</text:p>
          </table:table-cell>
          <table:table-cell office:value-type="float" office:value="0.0000154096422367764" calcext:value-type="float">
            <text:p>1,54096422367764E-05</text:p>
          </table:table-cell>
          <table:table-cell table:number-columns-repeated="4"/>
          <table:table-cell table:formula="of:=[.B194] - [estimation_info_NAT.B194]" office:value-type="float" office:value="-0.00164630126953126" calcext:value-type="float">
            <text:p>-0,001646301269531</text:p>
          </table:table-cell>
          <table:table-cell table:formula="of:=([.D194] - [estimation_info_NAT.D194])/[estimation_info_NAT.D194]" office:value-type="float" office:value="0.0634750380677011" calcext:value-type="float">
            <text:p>0,0634750380677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31382141113281" calcext:value-type="float">
            <text:p>0,083138214111328</text:p>
          </table:table-cell>
          <table:table-cell office:value-type="string" calcext:value-type="string">
            <text:p>2020-04-02 16:49:21</text:p>
          </table:table-cell>
          <table:table-cell office:value-type="float" office:value="-392.356785502625" calcext:value-type="float">
            <text:p>-392,356785502625</text:p>
          </table:table-cell>
          <table:table-cell office:value-type="float" office:value="67" calcext:value-type="float">
            <text:p>67</text:p>
          </table:table-cell>
          <table:table-cell office:value-type="float" office:value="-0.00297286328995656" calcext:value-type="float">
            <text:p>-0,002972863289957</text:p>
          </table:table-cell>
          <table:table-cell office:value-type="float" office:value="0.0000546868825543995" calcext:value-type="float">
            <text:p>5,46868825543995E-05</text:p>
          </table:table-cell>
          <table:table-cell table:number-columns-repeated="4"/>
          <table:table-cell table:formula="of:=[.B195] - [estimation_info_NAT.B195]" office:value-type="float" office:value="0.0105332794189453" calcext:value-type="float">
            <text:p>0,010533279418945</text:p>
          </table:table-cell>
          <table:table-cell table:formula="of:=([.D195] - [estimation_info_NAT.D195])/[estimation_info_NAT.D195]" office:value-type="float" office:value="-0.0186233537492598" calcext:value-type="float">
            <text:p>-0,018623353749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68438568115234" calcext:value-type="float">
            <text:p>0,268438568115234</text:p>
          </table:table-cell>
          <table:table-cell office:value-type="string" calcext:value-type="string">
            <text:p>2020-04-02 16:52:54</text:p>
          </table:table-cell>
          <table:table-cell office:value-type="float" office:value="-457.802324086496" calcext:value-type="float">
            <text:p>-457,802324086496</text:p>
          </table:table-cell>
          <table:table-cell office:value-type="float" office:value="79" calcext:value-type="float">
            <text:p>79</text:p>
          </table:table-cell>
          <table:table-cell office:value-type="float" office:value="0.00210408420162622" calcext:value-type="float">
            <text:p>0,002104084201626</text:p>
          </table:table-cell>
          <table:table-cell office:value-type="float" office:value="0.0000594176144321679" calcext:value-type="float">
            <text:p>5,94176144321679E-05</text:p>
          </table:table-cell>
          <table:table-cell table:number-columns-repeated="4"/>
          <table:table-cell table:formula="of:=[.B196] - [estimation_info_NAT.B196]" office:value-type="float" office:value="0.0137801513671875" calcext:value-type="float">
            <text:p>0,013780151367188</text:p>
          </table:table-cell>
          <table:table-cell table:formula="of:=([.D196] - [estimation_info_NAT.D196])/[estimation_info_NAT.D196]" office:value-type="float" office:value="0.0431114103326133" calcext:value-type="float">
            <text:p>0,0431114103326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73956726074219" calcext:value-type="float">
            <text:p>0,273956726074219</text:p>
          </table:table-cell>
          <table:table-cell office:value-type="string" calcext:value-type="string">
            <text:p>2020-04-02 16:54:40</text:p>
          </table:table-cell>
          <table:table-cell office:value-type="float" office:value="-422.337334732893" calcext:value-type="float">
            <text:p>-422,337334732893</text:p>
          </table:table-cell>
          <table:table-cell office:value-type="float" office:value="73" calcext:value-type="float">
            <text:p>73</text:p>
          </table:table-cell>
          <table:table-cell office:value-type="float" office:value="-0.00122828310569907" calcext:value-type="float">
            <text:p>-0,001228283105699</text:p>
          </table:table-cell>
          <table:table-cell office:value-type="float" office:value="0.0000966744210266037" calcext:value-type="float">
            <text:p>9,66744210266037E-05</text:p>
          </table:table-cell>
          <table:table-cell table:number-columns-repeated="4"/>
          <table:table-cell table:formula="of:=[.B197] - [estimation_info_NAT.B197]" office:value-type="float" office:value="-0.0221945800781249" calcext:value-type="float">
            <text:p>-0,022194580078125</text:p>
          </table:table-cell>
          <table:table-cell table:formula="of:=([.D197] - [estimation_info_NAT.D197])/[estimation_info_NAT.D197]" office:value-type="float" office:value="-0.000957921082049221" calcext:value-type="float">
            <text:p>-0,0009579210820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51030456542969" calcext:value-type="float">
            <text:p>0,251030456542969</text:p>
          </table:table-cell>
          <table:table-cell office:value-type="string" calcext:value-type="string">
            <text:p>2020-04-02 16:56:22</text:p>
          </table:table-cell>
          <table:table-cell office:value-type="float" office:value="-432.568087681277" calcext:value-type="float">
            <text:p>-432,568087681277</text:p>
          </table:table-cell>
          <table:table-cell office:value-type="float" office:value="73" calcext:value-type="float">
            <text:p>73</text:p>
          </table:table-cell>
          <table:table-cell office:value-type="float" office:value="0.0015333599272868" calcext:value-type="float">
            <text:p>0,001533359927287</text:p>
          </table:table-cell>
          <table:table-cell office:value-type="float" office:value="0.000131665203318049" calcext:value-type="float">
            <text:p>0,000131665203318</text:p>
          </table:table-cell>
          <table:table-cell table:number-columns-repeated="4"/>
          <table:table-cell table:formula="of:=[.B198] - [estimation_info_NAT.B198]" office:value-type="float" office:value="0.034877197265625" calcext:value-type="float">
            <text:p>0,034877197265625</text:p>
          </table:table-cell>
          <table:table-cell table:formula="of:=([.D198] - [estimation_info_NAT.D198])/[estimation_info_NAT.D198]" office:value-type="float" office:value="-0.0296055704624555" calcext:value-type="float">
            <text:p>-0,0296055704624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57707122802734" calcext:value-type="float">
            <text:p>0,257707122802734</text:p>
          </table:table-cell>
          <table:table-cell office:value-type="string" calcext:value-type="string">
            <text:p>2020-04-02 16:58:38</text:p>
          </table:table-cell>
          <table:table-cell office:value-type="float" office:value="-366.791991843493" calcext:value-type="float">
            <text:p>-366,791991843493</text:p>
          </table:table-cell>
          <table:table-cell office:value-type="float" office:value="64" calcext:value-type="float">
            <text:p>64</text:p>
          </table:table-cell>
          <table:table-cell office:value-type="float" office:value="0.00204907269851273" calcext:value-type="float">
            <text:p>0,002049072698513</text:p>
          </table:table-cell>
          <table:table-cell office:value-type="float" office:value="0.0000840649561372721" calcext:value-type="float">
            <text:p>8,40649561372721E-05</text:p>
          </table:table-cell>
          <table:table-cell table:number-columns-repeated="4"/>
          <table:table-cell table:formula="of:=[.B199] - [estimation_info_NAT.B199]" office:value-type="float" office:value="0.0206092529296875" calcext:value-type="float">
            <text:p>0,020609252929688</text:p>
          </table:table-cell>
          <table:table-cell table:formula="of:=([.D199] - [estimation_info_NAT.D199])/[estimation_info_NAT.D199]" office:value-type="float" office:value="-0.0367047494190511" calcext:value-type="float">
            <text:p>-0,0367047494190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47585418701172" calcext:value-type="float">
            <text:p>0,247585418701172</text:p>
          </table:table-cell>
          <table:table-cell office:value-type="string" calcext:value-type="string">
            <text:p>2020-04-02 17:01:43</text:p>
          </table:table-cell>
          <table:table-cell office:value-type="float" office:value="-483.24019285239" calcext:value-type="float">
            <text:p>-483,24019285239</text:p>
          </table:table-cell>
          <table:table-cell office:value-type="float" office:value="86" calcext:value-type="float">
            <text:p>86</text:p>
          </table:table-cell>
          <table:table-cell office:value-type="float" office:value="-0.00150191838555913" calcext:value-type="float">
            <text:p>-0,001501918385559</text:p>
          </table:table-cell>
          <table:table-cell office:value-type="float" office:value="0.0000460570144352882" calcext:value-type="float">
            <text:p>4,60570144352882E-05</text:p>
          </table:table-cell>
          <table:table-cell table:number-columns-repeated="4"/>
          <table:table-cell table:formula="of:=[.B200] - [estimation_info_NAT.B200]" office:value-type="float" office:value="0.0179873657226562" calcext:value-type="float">
            <text:p>0,017987365722656</text:p>
          </table:table-cell>
          <table:table-cell table:formula="of:=([.D200] - [estimation_info_NAT.D200])/[estimation_info_NAT.D200]" office:value-type="float" office:value="0.0549177549459326" calcext:value-type="float">
            <text:p>0,0549177549459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76348114013672" calcext:value-type="float">
            <text:p>0,097634811401367</text:p>
          </table:table-cell>
          <table:table-cell office:value-type="string" calcext:value-type="string">
            <text:p>2020-04-02 17:05:18</text:p>
          </table:table-cell>
          <table:table-cell office:value-type="float" office:value="-601.273860531896" calcext:value-type="float">
            <text:p>-601,273860531896</text:p>
          </table:table-cell>
          <table:table-cell office:value-type="float" office:value="104" calcext:value-type="float">
            <text:p>104</text:p>
          </table:table-cell>
          <table:table-cell office:value-type="float" office:value="0.00556336943514224" calcext:value-type="float">
            <text:p>0,005563369435142</text:p>
          </table:table-cell>
          <table:table-cell office:value-type="float" office:value="0.0000175059012573107" calcext:value-type="float">
            <text:p>1,75059012573107E-05</text:p>
          </table:table-cell>
          <table:table-cell table:number-columns-repeated="4"/>
          <table:table-cell table:formula="of:=[.B201] - [estimation_info_NAT.B201]" office:value-type="float" office:value="0.0212875900268555" calcext:value-type="float">
            <text:p>0,021287590026856</text:p>
          </table:table-cell>
          <table:table-cell table:formula="of:=([.D201] - [estimation_info_NAT.D201])/[estimation_info_NAT.D201]" office:value-type="float" office:value="0.0198378746218262" calcext:value-type="float">
            <text:p>0,0198378746218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10269256591797" calcext:value-type="float">
            <text:p>0,210269256591797</text:p>
          </table:table-cell>
          <table:table-cell office:value-type="string" calcext:value-type="string">
            <text:p>2020-04-02 17:08:14</text:p>
          </table:table-cell>
          <table:table-cell office:value-type="float" office:value="-533.604698007914" calcext:value-type="float">
            <text:p>-533,604698007914</text:p>
          </table:table-cell>
          <table:table-cell office:value-type="float" office:value="94" calcext:value-type="float">
            <text:p>94</text:p>
          </table:table-cell>
          <table:table-cell office:value-type="float" office:value="-0.00449741656639065" calcext:value-type="float">
            <text:p>-0,004497416566391</text:p>
          </table:table-cell>
          <table:table-cell office:value-type="float" office:value="0.0000504100432109695" calcext:value-type="float">
            <text:p>5,04100432109695E-05</text:p>
          </table:table-cell>
          <table:table-cell table:number-columns-repeated="4"/>
          <table:table-cell table:formula="of:=[.B202] - [estimation_info_NAT.B202]" office:value-type="float" office:value="0.00762176513671872" calcext:value-type="float">
            <text:p>0,007621765136719</text:p>
          </table:table-cell>
          <table:table-cell table:formula="of:=([.D202] - [estimation_info_NAT.D202])/[estimation_info_NAT.D202]" office:value-type="float" office:value="0.0513374390645968" calcext:value-type="float">
            <text:p>0,0513374390645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9598785400391" calcext:value-type="float">
            <text:p>0,199598785400391</text:p>
          </table:table-cell>
          <table:table-cell office:value-type="string" calcext:value-type="string">
            <text:p>2020-04-02 17:09:45</text:p>
          </table:table-cell>
          <table:table-cell office:value-type="float" office:value="-539.246403766978" calcext:value-type="float">
            <text:p>-539,246403766978</text:p>
          </table:table-cell>
          <table:table-cell office:value-type="float" office:value="95" calcext:value-type="float">
            <text:p>95</text:p>
          </table:table-cell>
          <table:table-cell office:value-type="float" office:value="-0.000345520284641854" calcext:value-type="float">
            <text:p>-0,000345520284642</text:p>
          </table:table-cell>
          <table:table-cell office:value-type="float" office:value="0.0000587673082523973" calcext:value-type="float">
            <text:p>5,87673082523973E-05</text:p>
          </table:table-cell>
          <table:table-cell table:number-columns-repeated="4"/>
          <table:table-cell table:formula="of:=[.B203] - [estimation_info_NAT.B203]" office:value-type="float" office:value="0.022194580078125" calcext:value-type="float">
            <text:p>0,022194580078125</text:p>
          </table:table-cell>
          <table:table-cell table:formula="of:=([.D203] - [estimation_info_NAT.D203])/[estimation_info_NAT.D203]" office:value-type="float" office:value="-0.0720059111474395" calcext:value-type="float">
            <text:p>-0,072005911147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04616348266602" calcext:value-type="float">
            <text:p>0,104616348266602</text:p>
          </table:table-cell>
          <table:table-cell office:value-type="string" calcext:value-type="string">
            <text:p>2020-04-02 17:11:55</text:p>
          </table:table-cell>
          <table:table-cell office:value-type="float" office:value="-560.500853388054" calcext:value-type="float">
            <text:p>-560,500853388054</text:p>
          </table:table-cell>
          <table:table-cell office:value-type="float" office:value="100" calcext:value-type="float">
            <text:p>100</text:p>
          </table:table-cell>
          <table:table-cell office:value-type="float" office:value="-0.00435087506841055" calcext:value-type="float">
            <text:p>-0,004350875068411</text:p>
          </table:table-cell>
          <table:table-cell office:value-type="float" office:value="0.0000247702403578706" calcext:value-type="float">
            <text:p>2,47702403578706E-05</text:p>
          </table:table-cell>
          <table:table-cell table:number-columns-repeated="4"/>
          <table:table-cell table:formula="of:=[.B204] - [estimation_info_NAT.B204]" office:value-type="float" office:value="0.00246945190429687" calcext:value-type="float">
            <text:p>0,002469451904297</text:p>
          </table:table-cell>
          <table:table-cell table:formula="of:=([.D204] - [estimation_info_NAT.D204])/[estimation_info_NAT.D204]" office:value-type="float" office:value="-0.0161990785810241" calcext:value-type="float">
            <text:p>-0,0161990785810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4:10</text:p>
          </table:table-cell>
          <table:table-cell office:value-type="float" office:value="-488.698894478339" calcext:value-type="float">
            <text:p>-488,698894478339</text:p>
          </table:table-cell>
          <table:table-cell office:value-type="float" office:value="89" calcext:value-type="float">
            <text:p>89</text:p>
          </table:table-cell>
          <table:table-cell office:value-type="float" office:value="-12.6189762926406" calcext:value-type="float">
            <text:p>-12,6189762926406</text:p>
          </table:table-cell>
          <table:table-cell office:value-type="float" office:value="0.0000946532601720002" calcext:value-type="float">
            <text:p>9,46532601720002E-05</text:p>
          </table:table-cell>
          <table:table-cell table:number-columns-repeated="4"/>
          <table:table-cell table:formula="of:=[.B205] - [estimation_info_NAT.B205]" office:value-type="float" office:value="0" calcext:value-type="float">
            <text:p>0</text:p>
          </table:table-cell>
          <table:table-cell table:formula="of:=([.D205] - [estimation_info_NAT.D205])/[estimation_info_NAT.D205]" office:value-type="float" office:value="0.0622105438524578" calcext:value-type="float">
            <text:p>0,0622105438524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922386016845703" calcext:value-type="float">
            <text:p>0,09223860168457</text:p>
          </table:table-cell>
          <table:table-cell office:value-type="string" calcext:value-type="string">
            <text:p>2020-04-02 17:16:53</text:p>
          </table:table-cell>
          <table:table-cell office:value-type="float" office:value="-555.07386803116" calcext:value-type="float">
            <text:p>-555,07386803116</text:p>
          </table:table-cell>
          <table:table-cell office:value-type="float" office:value="102" calcext:value-type="float">
            <text:p>102</text:p>
          </table:table-cell>
          <table:table-cell office:value-type="float" office:value="0.00506667096854141" calcext:value-type="float">
            <text:p>0,005066670968541</text:p>
          </table:table-cell>
          <table:table-cell office:value-type="float" office:value="0.0000252219289835429" calcext:value-type="float">
            <text:p>2,52219289835429E-05</text:p>
          </table:table-cell>
          <table:table-cell table:number-columns-repeated="4"/>
          <table:table-cell table:formula="of:=[.B206] - [estimation_info_NAT.B206]" office:value-type="float" office:value="0.00560961914062502" calcext:value-type="float">
            <text:p>0,005609619140625</text:p>
          </table:table-cell>
          <table:table-cell table:formula="of:=([.D206] - [estimation_info_NAT.D206])/[estimation_info_NAT.D206]" office:value-type="float" office:value="-0.00786980703130541" calcext:value-type="float">
            <text:p>-0,0078698070313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793425750732422" calcext:value-type="float">
            <text:p>0,079342575073242</text:p>
          </table:table-cell>
          <table:table-cell office:value-type="string" calcext:value-type="string">
            <text:p>2020-04-02 17:19:05</text:p>
          </table:table-cell>
          <table:table-cell office:value-type="float" office:value="-510.411129456569" calcext:value-type="float">
            <text:p>-510,411129456569</text:p>
          </table:table-cell>
          <table:table-cell office:value-type="float" office:value="93" calcext:value-type="float">
            <text:p>93</text:p>
          </table:table-cell>
          <table:table-cell office:value-type="float" office:value="-0.00526888439453788" calcext:value-type="float">
            <text:p>-0,005268884394538</text:p>
          </table:table-cell>
          <table:table-cell office:value-type="float" office:value="0.000021297145145587" calcext:value-type="float">
            <text:p>2,1297145145587E-05</text:p>
          </table:table-cell>
          <table:table-cell table:number-columns-repeated="4"/>
          <table:table-cell table:formula="of:=[.B207] - [estimation_info_NAT.B207]" office:value-type="float" office:value="0.0130789489746094" calcext:value-type="float">
            <text:p>0,013078948974609</text:p>
          </table:table-cell>
          <table:table-cell table:formula="of:=([.D207] - [estimation_info_NAT.D207])/[estimation_info_NAT.D207]" office:value-type="float" office:value="0.0287820898741725" calcext:value-type="float">
            <text:p>0,0287820898741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696172027587891" calcext:value-type="float">
            <text:p>0,069617202758789</text:p>
          </table:table-cell>
          <table:table-cell office:value-type="string" calcext:value-type="string">
            <text:p>2020-04-02 17:22:08</text:p>
          </table:table-cell>
          <table:table-cell office:value-type="float" office:value="-510.304534957409" calcext:value-type="float">
            <text:p>-510,304534957409</text:p>
          </table:table-cell>
          <table:table-cell office:value-type="float" office:value="95" calcext:value-type="float">
            <text:p>95</text:p>
          </table:table-cell>
          <table:table-cell office:value-type="float" office:value="-0.00471321110847978" calcext:value-type="float">
            <text:p>-0,00471321110848</text:p>
          </table:table-cell>
          <table:table-cell office:value-type="float" office:value="0.000021364294452273" calcext:value-type="float">
            <text:p>2,1364294452273E-05</text:p>
          </table:table-cell>
          <table:table-cell table:number-columns-repeated="4"/>
          <table:table-cell table:formula="of:=[.B208] - [estimation_info_NAT.B208]" office:value-type="float" office:value="0.00134143066406252" calcext:value-type="float">
            <text:p>0,001341430664063</text:p>
          </table:table-cell>
          <table:table-cell table:formula="of:=([.D208] - [estimation_info_NAT.D208])/[estimation_info_NAT.D208]" office:value-type="float" office:value="-0.00908113173920489" calcext:value-type="float">
            <text:p>-0,009081131739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1551910400391" calcext:value-type="float">
            <text:p>0,121551910400391</text:p>
          </table:table-cell>
          <table:table-cell office:value-type="string" calcext:value-type="string">
            <text:p>2020-04-02 17:24:01</text:p>
          </table:table-cell>
          <table:table-cell office:value-type="float" office:value="-532.162145986086" calcext:value-type="float">
            <text:p>-532,162145986086</text:p>
          </table:table-cell>
          <table:table-cell office:value-type="float" office:value="97" calcext:value-type="float">
            <text:p>97</text:p>
          </table:table-cell>
          <table:table-cell office:value-type="float" office:value="0.00102856682746578" calcext:value-type="float">
            <text:p>0,001028566827466</text:p>
          </table:table-cell>
          <table:table-cell office:value-type="float" office:value="0.000042300145813557" calcext:value-type="float">
            <text:p>4,2300145813557E-05</text:p>
          </table:table-cell>
          <table:table-cell table:number-columns-repeated="4"/>
          <table:table-cell table:formula="of:=[.B209] - [estimation_info_NAT.B209]" office:value-type="float" office:value="0.0167678833007812" calcext:value-type="float">
            <text:p>0,016767883300781</text:p>
          </table:table-cell>
          <table:table-cell table:formula="of:=([.D209] - [estimation_info_NAT.D209])/[estimation_info_NAT.D209]" office:value-type="float" office:value="-0.0247797022064171" calcext:value-type="float">
            <text:p>-0,0247797022064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218858985900879" calcext:value-type="float">
            <text:p>0,021885898590088</text:p>
          </table:table-cell>
          <table:table-cell office:value-type="string" calcext:value-type="string">
            <text:p>2020-04-02 17:26:59</text:p>
          </table:table-cell>
          <table:table-cell office:value-type="float" office:value="-738.561617743183" calcext:value-type="float">
            <text:p>-738,561617743183</text:p>
          </table:table-cell>
          <table:table-cell office:value-type="float" office:value="134" calcext:value-type="float">
            <text:p>134</text:p>
          </table:table-cell>
          <table:table-cell office:value-type="float" office:value="0.0063687009546376" calcext:value-type="float">
            <text:p>0,006368700954638</text:p>
          </table:table-cell>
          <table:table-cell office:value-type="float" office:value="0.00000368903045736687" calcext:value-type="float">
            <text:p>3,68903045736687E-06</text:p>
          </table:table-cell>
          <table:table-cell table:number-columns-repeated="4"/>
          <table:table-cell table:formula="of:=[.B210] - [estimation_info_NAT.B210]" office:value-type="float" office:value="0.00517708396911621" calcext:value-type="float">
            <text:p>0,005177083969116</text:p>
          </table:table-cell>
          <table:table-cell table:formula="of:=([.D210] - [estimation_info_NAT.D210])/[estimation_info_NAT.D210]" office:value-type="float" office:value="0.0750894696939971" calcext:value-type="float">
            <text:p>0,0750894696939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4158554077148" calcext:value-type="float">
            <text:p>0,124158554077148</text:p>
          </table:table-cell>
          <table:table-cell office:value-type="string" calcext:value-type="string">
            <text:p>2020-04-02 17:29:59</text:p>
          </table:table-cell>
          <table:table-cell office:value-type="float" office:value="-696.945317746423" calcext:value-type="float">
            <text:p>-696,945317746423</text:p>
          </table:table-cell>
          <table:table-cell office:value-type="float" office:value="123" calcext:value-type="float">
            <text:p>123</text:p>
          </table:table-cell>
          <table:table-cell office:value-type="float" office:value="-0.00676321366841881" calcext:value-type="float">
            <text:p>-0,006763213668419</text:p>
          </table:table-cell>
          <table:table-cell office:value-type="float" office:value="0.0000159451628503421" calcext:value-type="float">
            <text:p>1,59451628503421E-05</text:p>
          </table:table-cell>
          <table:table-cell table:number-columns-repeated="4"/>
          <table:table-cell table:formula="of:=[.B211] - [estimation_info_NAT.B211]" office:value-type="float" office:value="0.00865832519531248" calcext:value-type="float">
            <text:p>0,008658325195312</text:p>
          </table:table-cell>
          <table:table-cell table:formula="of:=([.D211] - [estimation_info_NAT.D211])/[estimation_info_NAT.D211]" office:value-type="float" office:value="0.00303462612393518" calcext:value-type="float">
            <text:p>0,0030346261239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61426544189453" calcext:value-type="float">
            <text:p>0,261426544189453</text:p>
          </table:table-cell>
          <table:table-cell office:value-type="string" calcext:value-type="string">
            <text:p>2020-04-02 17:31:31</text:p>
          </table:table-cell>
          <table:table-cell office:value-type="float" office:value="-515.03872452121" calcext:value-type="float">
            <text:p>-515,03872452121</text:p>
          </table:table-cell>
          <table:table-cell office:value-type="float" office:value="88" calcext:value-type="float">
            <text:p>88</text:p>
          </table:table-cell>
          <table:table-cell office:value-type="float" office:value="0.00383147797562122" calcext:value-type="float">
            <text:p>0,003831477975621</text:p>
          </table:table-cell>
          <table:table-cell office:value-type="float" office:value="0.0000557004330044777" calcext:value-type="float">
            <text:p>5,57004330044777E-05</text:p>
          </table:table-cell>
          <table:table-cell table:number-columns-repeated="4"/>
          <table:table-cell table:formula="of:=[.B212] - [estimation_info_NAT.B212]" office:value-type="float" office:value="0.029999267578125" calcext:value-type="float">
            <text:p>0,029999267578125</text:p>
          </table:table-cell>
          <table:table-cell table:formula="of:=([.D212] - [estimation_info_NAT.D212])/[estimation_info_NAT.D212]" office:value-type="float" office:value="-0.0293102672347552" calcext:value-type="float">
            <text:p>-0,0293102672347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482926940918" calcext:value-type="float">
            <text:p>0,12482926940918</text:p>
          </table:table-cell>
          <table:table-cell office:value-type="string" calcext:value-type="string">
            <text:p>2020-04-02 17:35:02</text:p>
          </table:table-cell>
          <table:table-cell office:value-type="float" office:value="-619.853730764305" calcext:value-type="float">
            <text:p>-619,853730764305</text:p>
          </table:table-cell>
          <table:table-cell office:value-type="float" office:value="109" calcext:value-type="float">
            <text:p>109</text:p>
          </table:table-cell>
          <table:table-cell office:value-type="float" office:value="-0.00473524173702843" calcext:value-type="float">
            <text:p>-0,004735241737028</text:p>
          </table:table-cell>
          <table:table-cell office:value-type="float" office:value="0.0000262285024417992" calcext:value-type="float">
            <text:p>2,62285024417992E-05</text:p>
          </table:table-cell>
          <table:table-cell table:number-columns-repeated="4"/>
          <table:table-cell table:formula="of:=[.B213] - [estimation_info_NAT.B213]" office:value-type="float" office:value="0.00347552490234371" calcext:value-type="float">
            <text:p>0,003475524902344</text:p>
          </table:table-cell>
          <table:table-cell table:formula="of:=([.D213] - [estimation_info_NAT.D213])/[estimation_info_NAT.D213]" office:value-type="float" office:value="-0.0135134137091893" calcext:value-type="float">
            <text:p>-0,0135134137091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6628494262695" calcext:value-type="float">
            <text:p>0,106628494262695</text:p>
          </table:table-cell>
          <table:table-cell office:value-type="string" calcext:value-type="string">
            <text:p>2020-04-02 17:37:30</text:p>
          </table:table-cell>
          <table:table-cell office:value-type="float" office:value="-602.818195196753" calcext:value-type="float">
            <text:p>-602,818195196753</text:p>
          </table:table-cell>
          <table:table-cell office:value-type="float" office:value="102" calcext:value-type="float">
            <text:p>102</text:p>
          </table:table-cell>
          <table:table-cell office:value-type="float" office:value="-0.00265797451533212" calcext:value-type="float">
            <text:p>-0,002657974515332</text:p>
          </table:table-cell>
          <table:table-cell office:value-type="float" office:value="0.0000276943378968731" calcext:value-type="float">
            <text:p>2,76943378968731E-05</text:p>
          </table:table-cell>
          <table:table-cell table:number-columns-repeated="4"/>
          <table:table-cell table:formula="of:=[.B214] - [estimation_info_NAT.B214]" office:value-type="float" office:value="0.0181398010253906" calcext:value-type="float">
            <text:p>0,018139801025391</text:p>
          </table:table-cell>
          <table:table-cell table:formula="of:=([.D214] - [estimation_info_NAT.D214])/[estimation_info_NAT.D214]" office:value-type="float" office:value="-0.011607361138754" calcext:value-type="float">
            <text:p>-0,0116073611387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18805633544922" calcext:value-type="float">
            <text:p>0,218805633544922</text:p>
          </table:table-cell>
          <table:table-cell office:value-type="string" calcext:value-type="string">
            <text:p>2020-04-02 17:39:30</text:p>
          </table:table-cell>
          <table:table-cell office:value-type="float" office:value="-511.828707115556" calcext:value-type="float">
            <text:p>-511,828707115556</text:p>
          </table:table-cell>
          <table:table-cell office:value-type="float" office:value="84" calcext:value-type="float">
            <text:p>84</text:p>
          </table:table-cell>
          <table:table-cell office:value-type="float" office:value="0.00556151249002657" calcext:value-type="float">
            <text:p>0,005561512490027</text:p>
          </table:table-cell>
          <table:table-cell office:value-type="float" office:value="0.0000537188185117745" calcext:value-type="float">
            <text:p>5,37188185117745E-05</text:p>
          </table:table-cell>
          <table:table-cell table:number-columns-repeated="4"/>
          <table:table-cell table:formula="of:=[.B215] - [estimation_info_NAT.B215]" office:value-type="float" office:value="0.0271944580078125" calcext:value-type="float">
            <text:p>0,027194458007813</text:p>
          </table:table-cell>
          <table:table-cell table:formula="of:=([.D215] - [estimation_info_NAT.D215])/[estimation_info_NAT.D215]" office:value-type="float" office:value="-0.0382562750373944" calcext:value-type="float">
            <text:p>-0,0382562750373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58334548950195" calcext:value-type="float">
            <text:p>0,158334548950195</text:p>
          </table:table-cell>
          <table:table-cell office:value-type="string" calcext:value-type="string">
            <text:p>2020-04-02 17:43:07</text:p>
          </table:table-cell>
          <table:table-cell office:value-type="float" office:value="-665.547228704955" calcext:value-type="float">
            <text:p>-665,547228704955</text:p>
          </table:table-cell>
          <table:table-cell office:value-type="float" office:value="117" calcext:value-type="float">
            <text:p>117</text:p>
          </table:table-cell>
          <table:table-cell office:value-type="float" office:value="0.00661853793914635" calcext:value-type="float">
            <text:p>0,006618537939146</text:p>
          </table:table-cell>
          <table:table-cell office:value-type="float" office:value="0.0000165875992171607" calcext:value-type="float">
            <text:p>1,65875992171607E-05</text:p>
          </table:table-cell>
          <table:table-cell table:number-columns-repeated="4"/>
          <table:table-cell table:formula="of:=[.B216] - [estimation_info_NAT.B216]" office:value-type="float" office:value="0.00240847778320313" calcext:value-type="float">
            <text:p>0,002408477783203</text:p>
          </table:table-cell>
          <table:table-cell table:formula="of:=([.D216] - [estimation_info_NAT.D216])/[estimation_info_NAT.D216]" office:value-type="float" office:value="0.0322079781528429" calcext:value-type="float">
            <text:p>0,0322079781528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95250091552734" calcext:value-type="float">
            <text:p>0,099525009155274</text:p>
          </table:table-cell>
          <table:table-cell office:value-type="string" calcext:value-type="string">
            <text:p>2020-04-02 17:45:07</text:p>
          </table:table-cell>
          <table:table-cell office:value-type="float" office:value="-492.744057616386" calcext:value-type="float">
            <text:p>-492,744057616386</text:p>
          </table:table-cell>
          <table:table-cell office:value-type="float" office:value="85" calcext:value-type="float">
            <text:p>85</text:p>
          </table:table-cell>
          <table:table-cell office:value-type="float" office:value="0.00254246130524455" calcext:value-type="float">
            <text:p>0,002542461305245</text:p>
          </table:table-cell>
          <table:table-cell office:value-type="float" office:value="0.0000345286942922766" calcext:value-type="float">
            <text:p>3,45286942922766E-05</text:p>
          </table:table-cell>
          <table:table-cell table:number-columns-repeated="4"/>
          <table:table-cell table:formula="of:=[.B217] - [estimation_info_NAT.B217]" office:value-type="float" office:value="0.0337796630859375" calcext:value-type="float">
            <text:p>0,033779663085938</text:p>
          </table:table-cell>
          <table:table-cell table:formula="of:=([.D217] - [estimation_info_NAT.D217])/[estimation_info_NAT.D217]" office:value-type="float" office:value="-0.0630207800306871" calcext:value-type="float">
            <text:p>-0,0630207800306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13595085144043" calcext:value-type="float">
            <text:p>0,041359508514404</text:p>
          </table:table-cell>
          <table:table-cell office:value-type="string" calcext:value-type="string">
            <text:p>2020-04-02 17:50:02</text:p>
          </table:table-cell>
          <table:table-cell office:value-type="float" office:value="-762.626665387421" calcext:value-type="float">
            <text:p>-762,626665387421</text:p>
          </table:table-cell>
          <table:table-cell office:value-type="float" office:value="143" calcext:value-type="float">
            <text:p>143</text:p>
          </table:table-cell>
          <table:table-cell office:value-type="float" office:value="-0.00105778114164301" calcext:value-type="float">
            <text:p>-0,001057781141643</text:p>
          </table:table-cell>
          <table:table-cell office:value-type="float" office:value="0.00000429864456290159" calcext:value-type="float">
            <text:p>4,29864456290159E-06</text:p>
          </table:table-cell>
          <table:table-cell table:number-columns-repeated="4"/>
          <table:table-cell table:formula="of:=[.B218] - [estimation_info_NAT.B218]" office:value-type="float" office:value="0.00381088256835936" calcext:value-type="float">
            <text:p>0,003810882568359</text:p>
          </table:table-cell>
          <table:table-cell table:formula="of:=([.D218] - [estimation_info_NAT.D218])/[estimation_info_NAT.D218]" office:value-type="float" office:value="-0.00723071059958767" calcext:value-type="float">
            <text:p>-0,0072307105995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37222259521484" calcext:value-type="float">
            <text:p>0,137222259521484</text:p>
          </table:table-cell>
          <table:table-cell office:value-type="string" calcext:value-type="string">
            <text:p>2020-04-02 17:52:11</text:p>
          </table:table-cell>
          <table:table-cell office:value-type="float" office:value="-578.028424881937" calcext:value-type="float">
            <text:p>-578,028424881937</text:p>
          </table:table-cell>
          <table:table-cell office:value-type="float" office:value="107" calcext:value-type="float">
            <text:p>107</text:p>
          </table:table-cell>
          <table:table-cell office:value-type="float" office:value="0.00662571019650127" calcext:value-type="float">
            <text:p>0,006625710196501</text:p>
          </table:table-cell>
          <table:table-cell office:value-type="float" office:value="0.0000342875887939996" calcext:value-type="float">
            <text:p>3,42875887939996E-05</text:p>
          </table:table-cell>
          <table:table-cell table:number-columns-repeated="4"/>
          <table:table-cell table:formula="of:=[.B219] - [estimation_info_NAT.B219]" office:value-type="float" office:value="0.0223165283203125" calcext:value-type="float">
            <text:p>0,022316528320313</text:p>
          </table:table-cell>
          <table:table-cell table:formula="of:=([.D219] - [estimation_info_NAT.D219])/[estimation_info_NAT.D219]" office:value-type="float" office:value="-0.0020435235076157" calcext:value-type="float">
            <text:p>-0,0020435235076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06051979064941" calcext:value-type="float">
            <text:p>0,030605197906494</text:p>
          </table:table-cell>
          <table:table-cell office:value-type="string" calcext:value-type="string">
            <text:p>2020-04-02 17:56:00</text:p>
          </table:table-cell>
          <table:table-cell office:value-type="float" office:value="-764.049449888285" calcext:value-type="float">
            <text:p>-764,049449888285</text:p>
          </table:table-cell>
          <table:table-cell office:value-type="float" office:value="142" calcext:value-type="float">
            <text:p>142</text:p>
          </table:table-cell>
          <table:table-cell office:value-type="float" office:value="-0.0093027733432558" calcext:value-type="float">
            <text:p>-0,009302773343256</text:p>
          </table:table-cell>
          <table:table-cell office:value-type="float" office:value="0.00000369515651305598" calcext:value-type="float">
            <text:p>3,69515651305598E-06</text:p>
          </table:table-cell>
          <table:table-cell table:number-columns-repeated="4"/>
          <table:table-cell table:formula="of:=[.B220] - [estimation_info_NAT.B220]" office:value-type="float" office:value="-0.00399380493164062" calcext:value-type="float">
            <text:p>-0,003993804931641</text:p>
          </table:table-cell>
          <table:table-cell table:formula="of:=([.D220] - [estimation_info_NAT.D220])/[estimation_info_NAT.D220]" office:value-type="float" office:value="0.00156579823204911" calcext:value-type="float">
            <text:p>0,0015657982320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38380767822266" calcext:value-type="float">
            <text:p>0,138380767822266</text:p>
          </table:table-cell>
          <table:table-cell office:value-type="string" calcext:value-type="string">
            <text:p>2020-04-02 17:57:45</text:p>
          </table:table-cell>
          <table:table-cell office:value-type="float" office:value="-555.541218372276" calcext:value-type="float">
            <text:p>-555,541218372276</text:p>
          </table:table-cell>
          <table:table-cell office:value-type="float" office:value="97" calcext:value-type="float">
            <text:p>97</text:p>
          </table:table-cell>
          <table:table-cell office:value-type="float" office:value="-0.00270180647173968" calcext:value-type="float">
            <text:p>-0,00270180647174</text:p>
          </table:table-cell>
          <table:table-cell office:value-type="float" office:value="0.0000371799187813701" calcext:value-type="float">
            <text:p>3,71799187813701E-05</text:p>
          </table:table-cell>
          <table:table-cell table:number-columns-repeated="4"/>
          <table:table-cell table:formula="of:=[.B221] - [estimation_info_NAT.B221]" office:value-type="float" office:value="0.00317065429687496" calcext:value-type="float">
            <text:p>0,003170654296875</text:p>
          </table:table-cell>
          <table:table-cell table:formula="of:=([.D221] - [estimation_info_NAT.D221])/[estimation_info_NAT.D221]" office:value-type="float" office:value="-0.036855056819306" calcext:value-type="float">
            <text:p>-0,0368550568193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92795288085937" calcext:value-type="float">
            <text:p>0,392795288085937</text:p>
          </table:table-cell>
          <table:table-cell office:value-type="string" calcext:value-type="string">
            <text:p>2020-04-02 17:59:20</text:p>
          </table:table-cell>
          <table:table-cell office:value-type="float" office:value="-457.078139619079" calcext:value-type="float">
            <text:p>-457,078139619079</text:p>
          </table:table-cell>
          <table:table-cell office:value-type="float" office:value="80" calcext:value-type="float">
            <text:p>80</text:p>
          </table:table-cell>
          <table:table-cell office:value-type="float" office:value="0.00628204101243313" calcext:value-type="float">
            <text:p>0,006282041012433</text:p>
          </table:table-cell>
          <table:table-cell office:value-type="float" office:value="0.000165500759673637" calcext:value-type="float">
            <text:p>0,000165500759674</text:p>
          </table:table-cell>
          <table:table-cell table:number-columns-repeated="4"/>
          <table:table-cell table:formula="of:=[.B222] - [estimation_info_NAT.B222]" office:value-type="float" office:value="-0.0229262695312501" calcext:value-type="float">
            <text:p>-0,02292626953125</text:p>
          </table:table-cell>
          <table:table-cell table:formula="of:=([.D222] - [estimation_info_NAT.D222])/[estimation_info_NAT.D222]" office:value-type="float" office:value="-0.0376994354409014" calcext:value-type="float">
            <text:p>-0,0376994354409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09540008544922" calcext:value-type="float">
            <text:p>0,109540008544922</text:p>
          </table:table-cell>
          <table:table-cell office:value-type="string" calcext:value-type="string">
            <text:p>2020-04-02 18:01:08</text:p>
          </table:table-cell>
          <table:table-cell office:value-type="float" office:value="-470.100258923616" calcext:value-type="float">
            <text:p>-470,100258923616</text:p>
          </table:table-cell>
          <table:table-cell office:value-type="float" office:value="82" calcext:value-type="float">
            <text:p>82</text:p>
          </table:table-cell>
          <table:table-cell office:value-type="float" office:value="0.00411314025383125" calcext:value-type="float">
            <text:p>0,004113140253831</text:p>
          </table:table-cell>
          <table:table-cell office:value-type="float" office:value="0.0000517069625081222" calcext:value-type="float">
            <text:p>5,17069625081222E-05</text:p>
          </table:table-cell>
          <table:table-cell table:number-columns-repeated="4"/>
          <table:table-cell table:formula="of:=[.B223] - [estimation_info_NAT.B223]" office:value-type="float" office:value="0.0337339324951172" calcext:value-type="float">
            <text:p>0,033733932495117</text:p>
          </table:table-cell>
          <table:table-cell table:formula="of:=([.D223] - [estimation_info_NAT.D223])/[estimation_info_NAT.D223]" office:value-type="float" office:value="0.0308505712979733" calcext:value-type="float">
            <text:p>0,0308505712979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22995758056641" calcext:value-type="float">
            <text:p>0,092299575805664</text:p>
          </table:table-cell>
          <table:table-cell office:value-type="string" calcext:value-type="string">
            <text:p>2020-04-02 18:04:05</text:p>
          </table:table-cell>
          <table:table-cell office:value-type="float" office:value="-498.386977862917" calcext:value-type="float">
            <text:p>-498,386977862917</text:p>
          </table:table-cell>
          <table:table-cell office:value-type="float" office:value="87" calcext:value-type="float">
            <text:p>87</text:p>
          </table:table-cell>
          <table:table-cell office:value-type="float" office:value="0.00246993107619309" calcext:value-type="float">
            <text:p>0,002469931076193</text:p>
          </table:table-cell>
          <table:table-cell office:value-type="float" office:value="0.00002890979278899" calcext:value-type="float">
            <text:p>2,890979278899E-05</text:p>
          </table:table-cell>
          <table:table-cell table:number-columns-repeated="4"/>
          <table:table-cell table:formula="of:=[.B224] - [estimation_info_NAT.B224]" office:value-type="float" office:value="-0.00128045654296872" calcext:value-type="float">
            <text:p>-0,001280456542969</text:p>
          </table:table-cell>
          <table:table-cell table:formula="of:=([.D224] - [estimation_info_NAT.D224])/[estimation_info_NAT.D224]" office:value-type="float" office:value="-0.00829801100978867" calcext:value-type="float">
            <text:p>-0,0082980110097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38350280761719" calcext:value-type="float">
            <text:p>0,138350280761719</text:p>
          </table:table-cell>
          <table:table-cell office:value-type="string" calcext:value-type="string">
            <text:p>2020-04-02 18:05:44</text:p>
          </table:table-cell>
          <table:table-cell office:value-type="float" office:value="-428.531432538412" calcext:value-type="float">
            <text:p>-428,531432538412</text:p>
          </table:table-cell>
          <table:table-cell office:value-type="float" office:value="76" calcext:value-type="float">
            <text:p>76</text:p>
          </table:table-cell>
          <table:table-cell office:value-type="float" office:value="-0.00644261189302216" calcext:value-type="float">
            <text:p>-0,006442611893022</text:p>
          </table:table-cell>
          <table:table-cell office:value-type="float" office:value="0.000104017662885372" calcext:value-type="float">
            <text:p>0,000104017662885</text:p>
          </table:table-cell>
          <table:table-cell table:number-columns-repeated="4"/>
          <table:table-cell table:formula="of:=[.B225] - [estimation_info_NAT.B225]" office:value-type="float" office:value="0.132069946289063" calcext:value-type="float">
            <text:p>0,132069946289063</text:p>
          </table:table-cell>
          <table:table-cell table:formula="of:=([.D225] - [estimation_info_NAT.D225])/[estimation_info_NAT.D225]" office:value-type="float" office:value="-0.024630297105901" calcext:value-type="float">
            <text:p>-0,0246302971059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55255355834961" calcext:value-type="float">
            <text:p>0,155255355834961</text:p>
          </table:table-cell>
          <table:table-cell office:value-type="string" calcext:value-type="string">
            <text:p>2020-04-02 18:10:12</text:p>
          </table:table-cell>
          <table:table-cell office:value-type="float" office:value="-621.688140421662" calcext:value-type="float">
            <text:p>-621,688140421662</text:p>
          </table:table-cell>
          <table:table-cell office:value-type="float" office:value="114" calcext:value-type="float">
            <text:p>114</text:p>
          </table:table-cell>
          <table:table-cell office:value-type="float" office:value="0.000329084932459177" calcext:value-type="float">
            <text:p>0,000329084932459</text:p>
          </table:table-cell>
          <table:table-cell office:value-type="float" office:value="0.0000166706605794354" calcext:value-type="float">
            <text:p>1,66706605794354E-05</text:p>
          </table:table-cell>
          <table:table-cell table:number-columns-repeated="4"/>
          <table:table-cell table:formula="of:=[.B226] - [estimation_info_NAT.B226]" office:value-type="float" office:value="0.0150301208496094" calcext:value-type="float">
            <text:p>0,015030120849609</text:p>
          </table:table-cell>
          <table:table-cell table:formula="of:=([.D226] - [estimation_info_NAT.D226])/[estimation_info_NAT.D226]" office:value-type="float" office:value="0.0270125992801173" calcext:value-type="float">
            <text:p>0,027012599280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13:13</text:p>
          </table:table-cell>
          <table:table-cell office:value-type="float" office:value="-597.909350739857" calcext:value-type="float">
            <text:p>-597,909350739857</text:p>
          </table:table-cell>
          <table:table-cell office:value-type="float" office:value="107" calcext:value-type="float">
            <text:p>107</text:p>
          </table:table-cell>
          <table:table-cell office:value-type="float" office:value="-11.9125777603936" calcext:value-type="float">
            <text:p>-11,9125777603936</text:p>
          </table:table-cell>
          <table:table-cell office:value-type="float" office:value="0.0000347237137972713" calcext:value-type="float">
            <text:p>3,47237137972713E-05</text:p>
          </table:table-cell>
          <table:table-cell table:number-columns-repeated="4"/>
          <table:table-cell table:formula="of:=[.B227] - [estimation_info_NAT.B227]" office:value-type="float" office:value="0" calcext:value-type="float">
            <text:p>0</text:p>
          </table:table-cell>
          <table:table-cell table:formula="of:=([.D227] - [estimation_info_NAT.D227])/[estimation_info_NAT.D227]" office:value-type="float" office:value="0.0585277844042254" calcext:value-type="float">
            <text:p>0,0585277844042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37298477172852" calcext:value-type="float">
            <text:p>0,137298477172852</text:p>
          </table:table-cell>
          <table:table-cell office:value-type="string" calcext:value-type="string">
            <text:p>2020-04-02 18:16:19</text:p>
          </table:table-cell>
          <table:table-cell office:value-type="float" office:value="-637.239024825561" calcext:value-type="float">
            <text:p>-637,239024825561</text:p>
          </table:table-cell>
          <table:table-cell office:value-type="float" office:value="109" calcext:value-type="float">
            <text:p>109</text:p>
          </table:table-cell>
          <table:table-cell office:value-type="float" office:value="0.00566058343123493" calcext:value-type="float">
            <text:p>0,005660583431235</text:p>
          </table:table-cell>
          <table:table-cell office:value-type="float" office:value="0.0000269692741158637" calcext:value-type="float">
            <text:p>2,69692741158637E-05</text:p>
          </table:table-cell>
          <table:table-cell table:number-columns-repeated="4"/>
          <table:table-cell table:formula="of:=[.B228] - [estimation_info_NAT.B228]" office:value-type="float" office:value="-0.00405477905273433" calcext:value-type="float">
            <text:p>-0,004054779052734</text:p>
          </table:table-cell>
          <table:table-cell table:formula="of:=([.D228] - [estimation_info_NAT.D228])/[estimation_info_NAT.D228]" office:value-type="float" office:value="0.0138768486482323" calcext:value-type="float">
            <text:p>0,0138768486482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1978729248047" calcext:value-type="float">
            <text:p>0,121978729248047</text:p>
          </table:table-cell>
          <table:table-cell office:value-type="string" calcext:value-type="string">
            <text:p>2020-04-02 18:17:57</text:p>
          </table:table-cell>
          <table:table-cell office:value-type="float" office:value="-532.756164356802" calcext:value-type="float">
            <text:p>-532,756164356802</text:p>
          </table:table-cell>
          <table:table-cell office:value-type="float" office:value="95" calcext:value-type="float">
            <text:p>95</text:p>
          </table:table-cell>
          <table:table-cell office:value-type="float" office:value="-0.00290867779076009" calcext:value-type="float">
            <text:p>-0,00290867779076</text:p>
          </table:table-cell>
          <table:table-cell office:value-type="float" office:value="0.0000406393170699018" calcext:value-type="float">
            <text:p>4,06393170699018E-05</text:p>
          </table:table-cell>
          <table:table-cell table:number-columns-repeated="4"/>
          <table:table-cell table:formula="of:=[.B229] - [estimation_info_NAT.B229]" office:value-type="float" office:value="-0.00432916259765624" calcext:value-type="float">
            <text:p>-0,004329162597656</text:p>
          </table:table-cell>
          <table:table-cell table:formula="of:=([.D229] - [estimation_info_NAT.D229])/[estimation_info_NAT.D229]" office:value-type="float" office:value="-0.0555044574835755" calcext:value-type="float">
            <text:p>-0,0555044574835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8015655517578" calcext:value-type="float">
            <text:p>0,108015655517578</text:p>
          </table:table-cell>
          <table:table-cell office:value-type="string" calcext:value-type="string">
            <text:p>2020-04-02 18:20:04</text:p>
          </table:table-cell>
          <table:table-cell office:value-type="float" office:value="-525.650555318991" calcext:value-type="float">
            <text:p>-525,650555318991</text:p>
          </table:table-cell>
          <table:table-cell office:value-type="float" office:value="95" calcext:value-type="float">
            <text:p>95</text:p>
          </table:table-cell>
          <table:table-cell office:value-type="float" office:value="0.0065315190537815" calcext:value-type="float">
            <text:p>0,006531519053782</text:p>
          </table:table-cell>
          <table:table-cell office:value-type="float" office:value="0.0000376586428272713" calcext:value-type="float">
            <text:p>3,76586428272713E-05</text:p>
          </table:table-cell>
          <table:table-cell table:number-columns-repeated="4"/>
          <table:table-cell table:formula="of:=[.B230] - [estimation_info_NAT.B230]" office:value-type="float" office:value="0.00559437561035156" calcext:value-type="float">
            <text:p>0,005594375610352</text:p>
          </table:table-cell>
          <table:table-cell table:formula="of:=([.D230] - [estimation_info_NAT.D230])/[estimation_info_NAT.D230]" office:value-type="float" office:value="0.0354524387754414" calcext:value-type="float">
            <text:p>0,0354524387754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03470642089844" calcext:value-type="float">
            <text:p>0,203470642089844</text:p>
          </table:table-cell>
          <table:table-cell office:value-type="string" calcext:value-type="string">
            <text:p>2020-04-02 18:21:55</text:p>
          </table:table-cell>
          <table:table-cell office:value-type="float" office:value="-513.019785495319" calcext:value-type="float">
            <text:p>-513,019785495319</text:p>
          </table:table-cell>
          <table:table-cell office:value-type="float" office:value="92" calcext:value-type="float">
            <text:p>92</text:p>
          </table:table-cell>
          <table:table-cell office:value-type="float" office:value="0.00538408076943874" calcext:value-type="float">
            <text:p>0,005384080769439</text:p>
          </table:table-cell>
          <table:table-cell office:value-type="float" office:value="0.0000846009605580322" calcext:value-type="float">
            <text:p>8,46009605580322E-05</text:p>
          </table:table-cell>
          <table:table-cell table:number-columns-repeated="4"/>
          <table:table-cell table:formula="of:=[.B231] - [estimation_info_NAT.B231]" office:value-type="float" office:value="0.0584436950683593" calcext:value-type="float">
            <text:p>0,058443695068359</text:p>
          </table:table-cell>
          <table:table-cell table:formula="of:=([.D231] - [estimation_info_NAT.D231])/[estimation_info_NAT.D231]" office:value-type="float" office:value="0.0246823699810467" calcext:value-type="float">
            <text:p>0,0246823699810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69429397583008" calcext:value-type="float">
            <text:p>0,026942939758301</text:p>
          </table:table-cell>
          <table:table-cell office:value-type="string" calcext:value-type="string">
            <text:p>2020-04-02 18:24:53</text:p>
          </table:table-cell>
          <table:table-cell office:value-type="float" office:value="-609.049133834608" calcext:value-type="float">
            <text:p>-609,049133834608</text:p>
          </table:table-cell>
          <table:table-cell office:value-type="float" office:value="112" calcext:value-type="float">
            <text:p>112</text:p>
          </table:table-cell>
          <table:table-cell office:value-type="float" office:value="-0.000752408942210403" calcext:value-type="float">
            <text:p>-0,00075240894221</text:p>
          </table:table-cell>
          <table:table-cell office:value-type="float" office:value="0.00000995430485007943" calcext:value-type="float">
            <text:p>9,95430485007943E-06</text:p>
          </table:table-cell>
          <table:table-cell table:number-columns-repeated="4"/>
          <table:table-cell table:formula="of:=[.B232] - [estimation_info_NAT.B232]" office:value-type="float" office:value="0.0144508666992188" calcext:value-type="float">
            <text:p>0,014450866699219</text:p>
          </table:table-cell>
          <table:table-cell table:formula="of:=([.D232] - [estimation_info_NAT.D232])/[estimation_info_NAT.D232]" office:value-type="float" office:value="0.0246983896039526" calcext:value-type="float">
            <text:p>0,0246983896039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08226623535156" calcext:value-type="float">
            <text:p>0,208226623535156</text:p>
          </table:table-cell>
          <table:table-cell office:value-type="string" calcext:value-type="string">
            <text:p>2020-04-02 18:26:22</text:p>
          </table:table-cell>
          <table:table-cell office:value-type="float" office:value="-481.758171069172" calcext:value-type="float">
            <text:p>-481,758171069172</text:p>
          </table:table-cell>
          <table:table-cell office:value-type="float" office:value="86" calcext:value-type="float">
            <text:p>86</text:p>
          </table:table-cell>
          <table:table-cell office:value-type="float" office:value="0.00459966971754884" calcext:value-type="float">
            <text:p>0,004599669717549</text:p>
          </table:table-cell>
          <table:table-cell office:value-type="float" office:value="0.000110189209244291" calcext:value-type="float">
            <text:p>0,000110189209244</text:p>
          </table:table-cell>
          <table:table-cell table:number-columns-repeated="4"/>
          <table:table-cell table:formula="of:=[.B233] - [estimation_info_NAT.B233]" office:value-type="float" office:value="0.04146240234375" calcext:value-type="float">
            <text:p>0,04146240234375</text:p>
          </table:table-cell>
          <table:table-cell table:formula="of:=([.D233] - [estimation_info_NAT.D233])/[estimation_info_NAT.D233]" office:value-type="float" office:value="-0.0741772161364913" calcext:value-type="float">
            <text:p>-0,0741772161364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52880401611328" calcext:value-type="float">
            <text:p>0,065288040161133</text:p>
          </table:table-cell>
          <table:table-cell office:value-type="string" calcext:value-type="string">
            <text:p>2020-04-02 18:29:22</text:p>
          </table:table-cell>
          <table:table-cell office:value-type="float" office:value="-522.907010804937" calcext:value-type="float">
            <text:p>-522,907010804937</text:p>
          </table:table-cell>
          <table:table-cell office:value-type="float" office:value="91" calcext:value-type="float">
            <text:p>91</text:p>
          </table:table-cell>
          <table:table-cell office:value-type="float" office:value="-0.00912253720922829" calcext:value-type="float">
            <text:p>-0,009122537209228</text:p>
          </table:table-cell>
          <table:table-cell office:value-type="float" office:value="0.000018352970533615" calcext:value-type="float">
            <text:p>1,8352970533615E-05</text:p>
          </table:table-cell>
          <table:table-cell table:number-columns-repeated="4"/>
          <table:table-cell table:formula="of:=[.B234] - [estimation_info_NAT.B234]" office:value-type="float" office:value="0.00881838226318357" calcext:value-type="float">
            <text:p>0,008818382263184</text:p>
          </table:table-cell>
          <table:table-cell table:formula="of:=([.D234] - [estimation_info_NAT.D234])/[estimation_info_NAT.D234]" office:value-type="float" office:value="0.0330212274281241" calcext:value-type="float">
            <text:p>0,0330212274281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97734191894531" calcext:value-type="float">
            <text:p>0,397734191894531</text:p>
          </table:table-cell>
          <table:table-cell office:value-type="string" calcext:value-type="string">
            <text:p>2020-04-02 18:31:10</text:p>
          </table:table-cell>
          <table:table-cell office:value-type="float" office:value="-476.919494227412" calcext:value-type="float">
            <text:p>-476,919494227412</text:p>
          </table:table-cell>
          <table:table-cell office:value-type="float" office:value="86" calcext:value-type="float">
            <text:p>86</text:p>
          </table:table-cell>
          <table:table-cell office:value-type="float" office:value="-0.00261799444684274" calcext:value-type="float">
            <text:p>-0,002617994446843</text:p>
          </table:table-cell>
          <table:table-cell office:value-type="float" office:value="0.0000937670725330403" calcext:value-type="float">
            <text:p>9,37670725330403E-05</text:p>
          </table:table-cell>
          <table:table-cell table:number-columns-repeated="4"/>
          <table:table-cell table:formula="of:=[.B235] - [estimation_info_NAT.B235]" office:value-type="float" office:value="0.017560546875" calcext:value-type="float">
            <text:p>0,017560546875</text:p>
          </table:table-cell>
          <table:table-cell table:formula="of:=([.D235] - [estimation_info_NAT.D235])/[estimation_info_NAT.D235]" office:value-type="float" office:value="0.0163314414557846" calcext:value-type="float">
            <text:p>0,01633144145578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33223571777344" calcext:value-type="float">
            <text:p>0,033322357177734</text:p>
          </table:table-cell>
          <table:table-cell office:value-type="string" calcext:value-type="string">
            <text:p>2020-04-02 18:33:00</text:p>
          </table:table-cell>
          <table:table-cell office:value-type="float" office:value="-484.488316165445" calcext:value-type="float">
            <text:p>-484,488316165445</text:p>
          </table:table-cell>
          <table:table-cell office:value-type="float" office:value="89" calcext:value-type="float">
            <text:p>89</text:p>
          </table:table-cell>
          <table:table-cell office:value-type="float" office:value="-0.00677985502390466" calcext:value-type="float">
            <text:p>-0,006779855023905</text:p>
          </table:table-cell>
          <table:table-cell office:value-type="float" office:value="0.0000367350857440919" calcext:value-type="float">
            <text:p>3,67350857440919E-05</text:p>
          </table:table-cell>
          <table:table-cell table:number-columns-repeated="4"/>
          <table:table-cell table:formula="of:=[.B236] - [estimation_info_NAT.B236]" office:value-type="float" office:value="-0.0471939697265625" calcext:value-type="float">
            <text:p>-0,047193969726563</text:p>
          </table:table-cell>
          <table:table-cell table:formula="of:=([.D236] - [estimation_info_NAT.D236])/[estimation_info_NAT.D236]" office:value-type="float" office:value="-0.0133815317568036" calcext:value-type="float">
            <text:p>-0,0133815317568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32756500244141" calcext:value-type="float">
            <text:p>0,073275650024414</text:p>
          </table:table-cell>
          <table:table-cell office:value-type="string" calcext:value-type="string">
            <text:p>2020-04-02 18:35:29</text:p>
          </table:table-cell>
          <table:table-cell office:value-type="float" office:value="-438.799953601556" calcext:value-type="float">
            <text:p>-438,799953601556</text:p>
          </table:table-cell>
          <table:table-cell office:value-type="float" office:value="80" calcext:value-type="float">
            <text:p>80</text:p>
          </table:table-cell>
          <table:table-cell office:value-type="float" office:value="0.00334475145950952" calcext:value-type="float">
            <text:p>0,00334475145951</text:p>
          </table:table-cell>
          <table:table-cell office:value-type="float" office:value="0.0000269662797276084" calcext:value-type="float">
            <text:p>2,69662797276084E-05</text:p>
          </table:table-cell>
          <table:table-cell table:number-columns-repeated="4"/>
          <table:table-cell table:formula="of:=[.B237] - [estimation_info_NAT.B237]" office:value-type="float" office:value="0.0149386596679688" calcext:value-type="float">
            <text:p>0,014938659667969</text:p>
          </table:table-cell>
          <table:table-cell table:formula="of:=([.D237] - [estimation_info_NAT.D237])/[estimation_info_NAT.D237]" office:value-type="float" office:value="0.0589326967392172" calcext:value-type="float">
            <text:p>0,0589326967392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39:03</text:p>
          </table:table-cell>
          <table:table-cell office:value-type="float" office:value="-421.738580004864" calcext:value-type="float">
            <text:p>-421,738580004864</text:p>
          </table:table-cell>
          <table:table-cell office:value-type="float" office:value="81" calcext:value-type="float">
            <text:p>81</text:p>
          </table:table-cell>
          <table:table-cell office:value-type="float" office:value="-23.5427495330111" calcext:value-type="float">
            <text:p>-23,5427495330111</text:p>
          </table:table-cell>
          <table:table-cell office:value-type="float" office:value="0.0000774871360735458" calcext:value-type="float">
            <text:p>7,74871360735458E-05</text:p>
          </table:table-cell>
          <table:table-cell table:number-columns-repeated="4"/>
          <table:table-cell table:formula="of:=[.B238] - [estimation_info_NAT.B238]" office:value-type="float" office:value="0" calcext:value-type="float">
            <text:p>0</text:p>
          </table:table-cell>
          <table:table-cell table:formula="of:=([.D238] - [estimation_info_NAT.D238])/[estimation_info_NAT.D238]" office:value-type="float" office:value="0.0239682141915328" calcext:value-type="float">
            <text:p>0,0239682141915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19204406738281" calcext:value-type="float">
            <text:p>0,119204406738281</text:p>
          </table:table-cell>
          <table:table-cell office:value-type="string" calcext:value-type="string">
            <text:p>2020-04-02 18:40:28</text:p>
          </table:table-cell>
          <table:table-cell office:value-type="float" office:value="-311.009974810024" calcext:value-type="float">
            <text:p>-311,009974810024</text:p>
          </table:table-cell>
          <table:table-cell office:value-type="float" office:value="58" calcext:value-type="float">
            <text:p>58</text:p>
          </table:table-cell>
          <table:table-cell office:value-type="float" office:value="-0.00139414608960653" calcext:value-type="float">
            <text:p>-0,001394146089607</text:p>
          </table:table-cell>
          <table:table-cell office:value-type="float" office:value="0.000127638729883099" calcext:value-type="float">
            <text:p>0,000127638729883</text:p>
          </table:table-cell>
          <table:table-cell table:number-columns-repeated="4"/>
          <table:table-cell table:formula="of:=[.B239] - [estimation_info_NAT.B239]" office:value-type="float" office:value="0.0401514587402344" calcext:value-type="float">
            <text:p>0,040151458740234</text:p>
          </table:table-cell>
          <table:table-cell table:formula="of:=([.D239] - [estimation_info_NAT.D239])/[estimation_info_NAT.D239]" office:value-type="float" office:value="-0.045437555673468" calcext:value-type="float">
            <text:p>-0,0454375556734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906990051269531" calcext:value-type="float">
            <text:p>0,090699005126953</text:p>
          </table:table-cell>
          <table:table-cell office:value-type="string" calcext:value-type="string">
            <text:p>2020-04-02 18:43:37</text:p>
          </table:table-cell>
          <table:table-cell office:value-type="float" office:value="-483.638469594624" calcext:value-type="float">
            <text:p>-483,638469594624</text:p>
          </table:table-cell>
          <table:table-cell office:value-type="float" office:value="88" calcext:value-type="float">
            <text:p>88</text:p>
          </table:table-cell>
          <table:table-cell office:value-type="float" office:value="0.00091349278153921" calcext:value-type="float">
            <text:p>0,000913492781539</text:p>
          </table:table-cell>
          <table:table-cell office:value-type="float" office:value="0.0000652204558913897" calcext:value-type="float">
            <text:p>6,52204558913897E-05</text:p>
          </table:table-cell>
          <table:table-cell table:number-columns-repeated="4"/>
          <table:table-cell table:formula="of:=[.B240] - [estimation_info_NAT.B240]" office:value-type="float" office:value="0.0885953979492188" calcext:value-type="float">
            <text:p>0,088595397949219</text:p>
          </table:table-cell>
          <table:table-cell table:formula="of:=([.D240] - [estimation_info_NAT.D240])/[estimation_info_NAT.D240]" office:value-type="float" office:value="0.0377526282083217" calcext:value-type="float">
            <text:p>0,0377526282083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80158996582031" calcext:value-type="float">
            <text:p>0,098015899658203</text:p>
          </table:table-cell>
          <table:table-cell office:value-type="string" calcext:value-type="string">
            <text:p>2020-04-02 18:45:25</text:p>
          </table:table-cell>
          <table:table-cell office:value-type="float" office:value="-470.248132335658" calcext:value-type="float">
            <text:p>-470,248132335658</text:p>
          </table:table-cell>
          <table:table-cell office:value-type="float" office:value="85" calcext:value-type="float">
            <text:p>85</text:p>
          </table:table-cell>
          <table:table-cell office:value-type="float" office:value="-0.00832900376016423" calcext:value-type="float">
            <text:p>-0,008329003760164</text:p>
          </table:table-cell>
          <table:table-cell office:value-type="float" office:value="0.0000399644417931117" calcext:value-type="float">
            <text:p>3,99644417931117E-05</text:p>
          </table:table-cell>
          <table:table-cell table:number-columns-repeated="4"/>
          <table:table-cell table:formula="of:=[.B241] - [estimation_info_NAT.B241]" office:value-type="float" office:value="0.00481695556640624" calcext:value-type="float">
            <text:p>0,004816955566406</text:p>
          </table:table-cell>
          <table:table-cell table:formula="of:=([.D241] - [estimation_info_NAT.D241])/[estimation_info_NAT.D241]" office:value-type="float" office:value="0.00756532486456153" calcext:value-type="float">
            <text:p>0,0075653248645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1978973388672" calcext:value-type="float">
            <text:p>0,111978973388672</text:p>
          </table:table-cell>
          <table:table-cell office:value-type="string" calcext:value-type="string">
            <text:p>2020-04-02 18:47:29</text:p>
          </table:table-cell>
          <table:table-cell office:value-type="float" office:value="-397.511695217195" calcext:value-type="float">
            <text:p>-397,511695217195</text:p>
          </table:table-cell>
          <table:table-cell office:value-type="float" office:value="70" calcext:value-type="float">
            <text:p>70</text:p>
          </table:table-cell>
          <table:table-cell office:value-type="float" office:value="0.00281966278571355" calcext:value-type="float">
            <text:p>0,002819662785714</text:p>
          </table:table-cell>
          <table:table-cell office:value-type="float" office:value="0.0000555230836522314" calcext:value-type="float">
            <text:p>5,55230836522314E-05</text:p>
          </table:table-cell>
          <table:table-cell table:number-columns-repeated="4"/>
          <table:table-cell table:formula="of:=[.B242] - [estimation_info_NAT.B242]" office:value-type="float" office:value="0.0192068481445312" calcext:value-type="float">
            <text:p>0,019206848144531</text:p>
          </table:table-cell>
          <table:table-cell table:formula="of:=([.D242] - [estimation_info_NAT.D242])/[estimation_info_NAT.D242]" office:value-type="float" office:value="-0.033270860035305" calcext:value-type="float">
            <text:p>-0,0332708600353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840528259277344" calcext:value-type="float">
            <text:p>0,084052825927734</text:p>
          </table:table-cell>
          <table:table-cell office:value-type="string" calcext:value-type="string">
            <text:p>2020-04-02 18:49:12</text:p>
          </table:table-cell>
          <table:table-cell office:value-type="float" office:value="-345.037652667315" calcext:value-type="float">
            <text:p>-345,037652667315</text:p>
          </table:table-cell>
          <table:table-cell office:value-type="float" office:value="62" calcext:value-type="float">
            <text:p>62</text:p>
          </table:table-cell>
          <table:table-cell office:value-type="float" office:value="0.00369303708607888" calcext:value-type="float">
            <text:p>0,003693037086079</text:p>
          </table:table-cell>
          <table:table-cell office:value-type="float" office:value="0.0000720213999548055" calcext:value-type="float">
            <text:p>7,20213999548055E-05</text:p>
          </table:table-cell>
          <table:table-cell table:number-columns-repeated="4"/>
          <table:table-cell table:formula="of:=[.B243] - [estimation_info_NAT.B243]" office:value-type="float" office:value="0.0196336669921875" calcext:value-type="float">
            <text:p>0,019633666992188</text:p>
          </table:table-cell>
          <table:table-cell table:formula="of:=([.D243] - [estimation_info_NAT.D243])/[estimation_info_NAT.D243]" office:value-type="float" office:value="0.0251797895995304" calcext:value-type="float">
            <text:p>0,0251797895995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337949066162109" calcext:value-type="float">
            <text:p>0,033794906616211</text:p>
          </table:table-cell>
          <table:table-cell office:value-type="string" calcext:value-type="string">
            <text:p>2020-04-02 18:52:32</text:p>
          </table:table-cell>
          <table:table-cell office:value-type="float" office:value="-478.70005975418" calcext:value-type="float">
            <text:p>-478,70005975418</text:p>
          </table:table-cell>
          <table:table-cell office:value-type="float" office:value="88" calcext:value-type="float">
            <text:p>88</text:p>
          </table:table-cell>
          <table:table-cell office:value-type="float" office:value="0.00499329276374882" calcext:value-type="float">
            <text:p>0,004993292763749</text:p>
          </table:table-cell>
          <table:table-cell office:value-type="float" office:value="0.0000184169572957022" calcext:value-type="float">
            <text:p>1,84169572957022E-05</text:p>
          </table:table-cell>
          <table:table-cell table:number-columns-repeated="4"/>
          <table:table-cell table:formula="of:=[.B244] - [estimation_info_NAT.B244]" office:value-type="float" office:value="-0.0117680053710938" calcext:value-type="float">
            <text:p>-0,011768005371094</text:p>
          </table:table-cell>
          <table:table-cell table:formula="of:=([.D244] - [estimation_info_NAT.D244])/[estimation_info_NAT.D244]" office:value-type="float" office:value="0.0197879329261962" calcext:value-type="float">
            <text:p>0,0197879329261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30423645019531" calcext:value-type="float">
            <text:p>0,130423645019531</text:p>
          </table:table-cell>
          <table:table-cell office:value-type="string" calcext:value-type="string">
            <text:p>2020-04-02 18:54:16</text:p>
          </table:table-cell>
          <table:table-cell office:value-type="float" office:value="-421.521981274113" calcext:value-type="float">
            <text:p>-421,521981274113</text:p>
          </table:table-cell>
          <table:table-cell office:value-type="float" office:value="75" calcext:value-type="float">
            <text:p>75</text:p>
          </table:table-cell>
          <table:table-cell office:value-type="float" office:value="0.00425448230742373" calcext:value-type="float">
            <text:p>0,004254482307424</text:p>
          </table:table-cell>
          <table:table-cell office:value-type="float" office:value="0.000104322313652703" calcext:value-type="float">
            <text:p>0,000104322313653</text:p>
          </table:table-cell>
          <table:table-cell table:number-columns-repeated="4"/>
          <table:table-cell table:formula="of:=[.B245] - [estimation_info_NAT.B245]" office:value-type="float" office:value="0.00807907104492185" calcext:value-type="float">
            <text:p>0,008079071044922</text:p>
          </table:table-cell>
          <table:table-cell table:formula="of:=([.D245] - [estimation_info_NAT.D245])/[estimation_info_NAT.D245]" office:value-type="float" office:value="-0.0750558114878768" calcext:value-type="float">
            <text:p>-0,0750558114878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32611389160156" calcext:value-type="float">
            <text:p>0,043261138916016</text:p>
          </table:table-cell>
          <table:table-cell office:value-type="string" calcext:value-type="string">
            <text:p>2020-04-02 18:55:39</text:p>
          </table:table-cell>
          <table:table-cell office:value-type="float" office:value="-336.270470010908" calcext:value-type="float">
            <text:p>-336,270470010908</text:p>
          </table:table-cell>
          <table:table-cell office:value-type="float" office:value="60" calcext:value-type="float">
            <text:p>60</text:p>
          </table:table-cell>
          <table:table-cell office:value-type="float" office:value="-0.00296357391234779" calcext:value-type="float">
            <text:p>-0,002963573912348</text:p>
          </table:table-cell>
          <table:table-cell office:value-type="float" office:value="0.0000926176188290957" calcext:value-type="float">
            <text:p>9,26176188290957E-05</text:p>
          </table:table-cell>
          <table:table-cell table:number-columns-repeated="4"/>
          <table:table-cell table:formula="of:=[.B246] - [estimation_info_NAT.B246]" office:value-type="float" office:value="0.0432611389160156" calcext:value-type="float">
            <text:p>0,043261138916016</text:p>
          </table:table-cell>
          <table:table-cell table:formula="of:=([.D246] - [estimation_info_NAT.D246])/[estimation_info_NAT.D246]" office:value-type="float" office:value="0.0286748077664371" calcext:value-type="float">
            <text:p>0,0286748077664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69904388427734" calcext:value-type="float">
            <text:p>0,169904388427734</text:p>
          </table:table-cell>
          <table:table-cell office:value-type="string" calcext:value-type="string">
            <text:p>2020-04-02 18:59:17</text:p>
          </table:table-cell>
          <table:table-cell office:value-type="float" office:value="-434.768064935656" calcext:value-type="float">
            <text:p>-434,768064935656</text:p>
          </table:table-cell>
          <table:table-cell office:value-type="float" office:value="80" calcext:value-type="float">
            <text:p>80</text:p>
          </table:table-cell>
          <table:table-cell office:value-type="float" office:value="-0.000273393927912203" calcext:value-type="float">
            <text:p>-0,000273393927912</text:p>
          </table:table-cell>
          <table:table-cell office:value-type="float" office:value="0.0000522057390634758" calcext:value-type="float">
            <text:p>5,22057390634758E-05</text:p>
          </table:table-cell>
          <table:table-cell table:number-columns-repeated="4"/>
          <table:table-cell table:formula="of:=[.B247] - [estimation_info_NAT.B247]" office:value-type="float" office:value="0.0281090698242188" calcext:value-type="float">
            <text:p>0,028109069824219</text:p>
          </table:table-cell>
          <table:table-cell table:formula="of:=([.D247] - [estimation_info_NAT.D247])/[estimation_info_NAT.D247]" office:value-type="float" office:value="0.0154065819920231" calcext:value-type="float">
            <text:p>0,0154065819920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41246551513672" calcext:value-type="float">
            <text:p>0,141246551513672</text:p>
          </table:table-cell>
          <table:table-cell office:value-type="string" calcext:value-type="string">
            <text:p>2020-04-02 19:01:36</text:p>
          </table:table-cell>
          <table:table-cell office:value-type="float" office:value="-437.48317013657" calcext:value-type="float">
            <text:p>-437,48317013657</text:p>
          </table:table-cell>
          <table:table-cell office:value-type="float" office:value="78" calcext:value-type="float">
            <text:p>78</text:p>
          </table:table-cell>
          <table:table-cell office:value-type="float" office:value="0.00248344177000925" calcext:value-type="float">
            <text:p>0,002483441770009</text:p>
          </table:table-cell>
          <table:table-cell office:value-type="float" office:value="0.0000571244560213684" calcext:value-type="float">
            <text:p>5,71244560213684E-05</text:p>
          </table:table-cell>
          <table:table-cell table:number-columns-repeated="4"/>
          <table:table-cell table:formula="of:=[.B248] - [estimation_info_NAT.B248]" office:value-type="float" office:value="0.0471329956054688" calcext:value-type="float">
            <text:p>0,047132995605469</text:p>
          </table:table-cell>
          <table:table-cell table:formula="of:=([.D248] - [estimation_info_NAT.D248])/[estimation_info_NAT.D248]" office:value-type="float" office:value="0.0162666581777942" calcext:value-type="float">
            <text:p>0,0162666581777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98006134033203" calcext:value-type="float">
            <text:p>0,04980061340332</text:p>
          </table:table-cell>
          <table:table-cell office:value-type="string" calcext:value-type="string">
            <text:p>2020-04-02 19:04:11</text:p>
          </table:table-cell>
          <table:table-cell office:value-type="float" office:value="-435.142973995952" calcext:value-type="float">
            <text:p>-435,142973995952</text:p>
          </table:table-cell>
          <table:table-cell office:value-type="float" office:value="78" calcext:value-type="float">
            <text:p>78</text:p>
          </table:table-cell>
          <table:table-cell office:value-type="float" office:value="0.00244364549373455" calcext:value-type="float">
            <text:p>0,002443645493735</text:p>
          </table:table-cell>
          <table:table-cell office:value-type="float" office:value="0.0000274666363829525" calcext:value-type="float">
            <text:p>2,74666363829525E-05</text:p>
          </table:table-cell>
          <table:table-cell table:number-columns-repeated="4"/>
          <table:table-cell table:formula="of:=[.B249] - [estimation_info_NAT.B249]" office:value-type="float" office:value="0.0232540054321289" calcext:value-type="float">
            <text:p>0,023254005432129</text:p>
          </table:table-cell>
          <table:table-cell table:formula="of:=([.D249] - [estimation_info_NAT.D249])/[estimation_info_NAT.D249]" office:value-type="float" office:value="0.0254378109623182" calcext:value-type="float">
            <text:p>0,0254378109623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64460601806641" calcext:value-type="float">
            <text:p>0,086446060180664</text:p>
          </table:table-cell>
          <table:table-cell office:value-type="string" calcext:value-type="string">
            <text:p>2020-04-02 19:07:25</text:p>
          </table:table-cell>
          <table:table-cell office:value-type="float" office:value="-411.057231203477" calcext:value-type="float">
            <text:p>-411,057231203477</text:p>
          </table:table-cell>
          <table:table-cell office:value-type="float" office:value="72" calcext:value-type="float">
            <text:p>72</text:p>
          </table:table-cell>
          <table:table-cell office:value-type="float" office:value="-0.00404195083543213" calcext:value-type="float">
            <text:p>-0,004041950835432</text:p>
          </table:table-cell>
          <table:table-cell office:value-type="float" office:value="0.0000286514392739462" calcext:value-type="float">
            <text:p>2,86514392739462E-05</text:p>
          </table:table-cell>
          <table:table-cell table:number-columns-repeated="4"/>
          <table:table-cell table:formula="of:=[.B250] - [estimation_info_NAT.B250]" office:value-type="float" office:value="0.00865832519531248" calcext:value-type="float">
            <text:p>0,008658325195312</text:p>
          </table:table-cell>
          <table:table-cell table:formula="of:=([.D250] - [estimation_info_NAT.D250])/[estimation_info_NAT.D250]" office:value-type="float" office:value="0.0218972712705973" calcext:value-type="float">
            <text:p>0,0218972712705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01125579833984" calcext:value-type="float">
            <text:p>0,101125579833984</text:p>
          </table:table-cell>
          <table:table-cell office:value-type="string" calcext:value-type="string">
            <text:p>2020-04-02 19:10:11</text:p>
          </table:table-cell>
          <table:table-cell office:value-type="float" office:value="-298.750691480858" calcext:value-type="float">
            <text:p>-298,750691480858</text:p>
          </table:table-cell>
          <table:table-cell office:value-type="float" office:value="49" calcext:value-type="float">
            <text:p>49</text:p>
          </table:table-cell>
          <table:table-cell office:value-type="float" office:value="0.00242111197114991" calcext:value-type="float">
            <text:p>0,00242111197115</text:p>
          </table:table-cell>
          <table:table-cell office:value-type="float" office:value="0.0000790605564710707" calcext:value-type="float">
            <text:p>7,90605564710707E-05</text:p>
          </table:table-cell>
          <table:table-cell table:number-columns-repeated="4"/>
          <table:table-cell table:formula="of:=[.B251] - [estimation_info_NAT.B251]" office:value-type="float" office:value="0.0109143676757812" calcext:value-type="float">
            <text:p>0,010914367675781</text:p>
          </table:table-cell>
          <table:table-cell table:formula="of:=([.D251] - [estimation_info_NAT.D251])/[estimation_info_NAT.D251]" office:value-type="float" office:value="0.0855044049918583" calcext:value-type="float">
            <text:p>0,0855044049918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4809387207031" calcext:value-type="float">
            <text:p>0,314809387207031</text:p>
          </table:table-cell>
          <table:table-cell office:value-type="string" calcext:value-type="string">
            <text:p>2020-04-02 19:13:53</text:p>
          </table:table-cell>
          <table:table-cell office:value-type="float" office:value="-369.380547611032" calcext:value-type="float">
            <text:p>-369,380547611032</text:p>
          </table:table-cell>
          <table:table-cell office:value-type="float" office:value="67" calcext:value-type="float">
            <text:p>67</text:p>
          </table:table-cell>
          <table:table-cell office:value-type="float" office:value="0.00405693208834791" calcext:value-type="float">
            <text:p>0,004056932088348</text:p>
          </table:table-cell>
          <table:table-cell office:value-type="float" office:value="0.000119453119978708" calcext:value-type="float">
            <text:p>0,000119453119979</text:p>
          </table:table-cell>
          <table:table-cell table:number-columns-repeated="4"/>
          <table:table-cell table:formula="of:=[.B252] - [estimation_info_NAT.B252]" office:value-type="float" office:value="0.0540230712890624" calcext:value-type="float">
            <text:p>0,054023071289062</text:p>
          </table:table-cell>
          <table:table-cell table:formula="of:=([.D252] - [estimation_info_NAT.D252])/[estimation_info_NAT.D252]" office:value-type="float" office:value="0.019658416337994" calcext:value-type="float">
            <text:p>0,0196584163379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292828216552734" calcext:value-type="float">
            <text:p>0,029282821655274</text:p>
          </table:table-cell>
          <table:table-cell office:value-type="string" calcext:value-type="string">
            <text:p>2020-04-02 19:17:20</text:p>
          </table:table-cell>
          <table:table-cell office:value-type="float" office:value="-471.768695899618" calcext:value-type="float">
            <text:p>-471,768695899618</text:p>
          </table:table-cell>
          <table:table-cell office:value-type="float" office:value="86" calcext:value-type="float">
            <text:p>86</text:p>
          </table:table-cell>
          <table:table-cell office:value-type="float" office:value="0.00630872591366139" calcext:value-type="float">
            <text:p>0,006308725913661</text:p>
          </table:table-cell>
          <table:table-cell office:value-type="float" office:value="0.0000207447673955415" calcext:value-type="float">
            <text:p>2,07447673955415E-05</text:p>
          </table:table-cell>
          <table:table-cell table:number-columns-repeated="4"/>
          <table:table-cell table:formula="of:=[.B253] - [estimation_info_NAT.B253]" office:value-type="float" office:value="0.0292828216552734" calcext:value-type="float">
            <text:p>0,029282821655274</text:p>
          </table:table-cell>
          <table:table-cell table:formula="of:=([.D253] - [estimation_info_NAT.D253])/[estimation_info_NAT.D253]" office:value-type="float" office:value="0.0464817167049154" calcext:value-type="float">
            <text:p>0,0464817167049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15081329345703" calcext:value-type="float">
            <text:p>0,04150813293457</text:p>
          </table:table-cell>
          <table:table-cell office:value-type="string" calcext:value-type="string">
            <text:p>2020-04-02 19:20:02</text:p>
          </table:table-cell>
          <table:table-cell office:value-type="float" office:value="-352.073164411855" calcext:value-type="float">
            <text:p>-352,073164411855</text:p>
          </table:table-cell>
          <table:table-cell office:value-type="float" office:value="61" calcext:value-type="float">
            <text:p>61</text:p>
          </table:table-cell>
          <table:table-cell office:value-type="float" office:value="-0.00390275883952573" calcext:value-type="float">
            <text:p>-0,003902758839526</text:p>
          </table:table-cell>
          <table:table-cell office:value-type="float" office:value="0.000026282403531999" calcext:value-type="float">
            <text:p>2,6282403531999E-05</text:p>
          </table:table-cell>
          <table:table-cell table:number-columns-repeated="4"/>
          <table:table-cell table:formula="of:=[.B254] - [estimation_info_NAT.B254]" office:value-type="float" office:value="-0.00179873657226562" calcext:value-type="float">
            <text:p>-0,001798736572266</text:p>
          </table:table-cell>
          <table:table-cell table:formula="of:=([.D254] - [estimation_info_NAT.D254])/[estimation_info_NAT.D254]" office:value-type="float" office:value="-0.0158760673069842" calcext:value-type="float">
            <text:p>-0,0158760673069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932294311523438" calcext:value-type="float">
            <text:p>0,093229431152344</text:p>
          </table:table-cell>
          <table:table-cell office:value-type="string" calcext:value-type="string">
            <text:p>2020-04-02 19:21:46</text:p>
          </table:table-cell>
          <table:table-cell office:value-type="float" office:value="-272.951493746322" calcext:value-type="float">
            <text:p>-272,951493746322</text:p>
          </table:table-cell>
          <table:table-cell office:value-type="float" office:value="46" calcext:value-type="float">
            <text:p>46</text:p>
          </table:table-cell>
          <table:table-cell office:value-type="float" office:value="0.00519974409654517" calcext:value-type="float">
            <text:p>0,005199744096545</text:p>
          </table:table-cell>
          <table:table-cell office:value-type="float" office:value="0.000196265325907607" calcext:value-type="float">
            <text:p>0,000196265325908</text:p>
          </table:table-cell>
          <table:table-cell table:number-columns-repeated="4"/>
          <table:table-cell table:formula="of:=[.B255] - [estimation_info_NAT.B255]" office:value-type="float" office:value="-0.0154874267578125" calcext:value-type="float">
            <text:p>-0,015487426757813</text:p>
          </table:table-cell>
          <table:table-cell table:formula="of:=([.D255] - [estimation_info_NAT.D255])/[estimation_info_NAT.D255]" office:value-type="float" office:value="0.0531991040609869" calcext:value-type="float">
            <text:p>0,0531991040609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68227600097656" calcext:value-type="float">
            <text:p>0,168227600097656</text:p>
          </table:table-cell>
          <table:table-cell office:value-type="string" calcext:value-type="string">
            <text:p>2020-04-02 19:23:51</text:p>
          </table:table-cell>
          <table:table-cell office:value-type="float" office:value="-323.306645754991" calcext:value-type="float">
            <text:p>-323,306645754991</text:p>
          </table:table-cell>
          <table:table-cell office:value-type="float" office:value="59" calcext:value-type="float">
            <text:p>59</text:p>
          </table:table-cell>
          <table:table-cell office:value-type="float" office:value="-0.00414443301496895" calcext:value-type="float">
            <text:p>-0,004144433014969</text:p>
          </table:table-cell>
          <table:table-cell office:value-type="float" office:value="0.000176909186136353" calcext:value-type="float">
            <text:p>0,000176909186136</text:p>
          </table:table-cell>
          <table:table-cell table:number-columns-repeated="4"/>
          <table:table-cell table:formula="of:=[.B256] - [estimation_info_NAT.B256]" office:value-type="float" office:value="0.0589010009765625" calcext:value-type="float">
            <text:p>0,058901000976563</text:p>
          </table:table-cell>
          <table:table-cell table:formula="of:=([.D256] - [estimation_info_NAT.D256])/[estimation_info_NAT.D256]" office:value-type="float" office:value="-0.0759337431920882" calcext:value-type="float">
            <text:p>-0,0759337431920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290465469360352" calcext:value-type="float">
            <text:p>0,029046546936035</text:p>
          </table:table-cell>
          <table:table-cell office:value-type="string" calcext:value-type="string">
            <text:p>2020-04-02 19:26:36</text:p>
          </table:table-cell>
          <table:table-cell office:value-type="float" office:value="-282.154633047027" calcext:value-type="float">
            <text:p>-282,154633047027</text:p>
          </table:table-cell>
          <table:table-cell office:value-type="float" office:value="51" calcext:value-type="float">
            <text:p>51</text:p>
          </table:table-cell>
          <table:table-cell office:value-type="float" office:value="-0.00341161160062331" calcext:value-type="float">
            <text:p>-0,003411611600623</text:p>
          </table:table-cell>
          <table:table-cell office:value-type="float" office:value="0.0000208030226842296" calcext:value-type="float">
            <text:p>2,08030226842296E-05</text:p>
          </table:table-cell>
          <table:table-cell table:number-columns-repeated="4"/>
          <table:table-cell table:formula="of:=[.B257] - [estimation_info_NAT.B257]" office:value-type="float" office:value="0.00269810485839844" calcext:value-type="float">
            <text:p>0,002698104858398</text:p>
          </table:table-cell>
          <table:table-cell table:formula="of:=([.D257] - [estimation_info_NAT.D257])/[estimation_info_NAT.D257]" office:value-type="float" office:value="0.0141105307788756" calcext:value-type="float">
            <text:p>0,0141105307788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9:04</text:p>
          </table:table-cell>
          <table:table-cell office:value-type="float" office:value="-247.426982119703" calcext:value-type="float">
            <text:p>-247,426982119703</text:p>
          </table:table-cell>
          <table:table-cell office:value-type="float" office:value="44" calcext:value-type="float">
            <text:p>44</text:p>
          </table:table-cell>
          <table:table-cell office:value-type="float" office:value="-14.5278480732858" calcext:value-type="float">
            <text:p>-14,5278480732858</text:p>
          </table:table-cell>
          <table:table-cell office:value-type="float" office:value="0.00106479169997329" calcext:value-type="float">
            <text:p>0,001064791699973</text:p>
          </table:table-cell>
          <table:table-cell table:number-columns-repeated="4"/>
          <table:table-cell table:formula="of:=[.B258] - [estimation_info_NAT.B258]" office:value-type="float" office:value="0" calcext:value-type="float">
            <text:p>0</text:p>
          </table:table-cell>
          <table:table-cell table:formula="of:=([.D258] - [estimation_info_NAT.D258])/[estimation_info_NAT.D258]" office:value-type="float" office:value="0.065621086047127" calcext:value-type="float">
            <text:p>0,0656210860471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44120254516602" calcext:value-type="float">
            <text:p>0,04441202545166</text:p>
          </table:table-cell>
          <table:table-cell office:value-type="string" calcext:value-type="string">
            <text:p>2020-04-02 19:34:09</text:p>
          </table:table-cell>
          <table:table-cell office:value-type="float" office:value="-281.237751517331" calcext:value-type="float">
            <text:p>-281,237751517331</text:p>
          </table:table-cell>
          <table:table-cell office:value-type="float" office:value="54" calcext:value-type="float">
            <text:p>54</text:p>
          </table:table-cell>
          <table:table-cell office:value-type="float" office:value="0.000553762952186121" calcext:value-type="float">
            <text:p>0,000553762952186</text:p>
          </table:table-cell>
          <table:table-cell office:value-type="float" office:value="0.0000373817336766267" calcext:value-type="float">
            <text:p>3,73817336766267E-05</text:p>
          </table:table-cell>
          <table:table-cell table:number-columns-repeated="4"/>
          <table:table-cell table:formula="of:=[.B259] - [estimation_info_NAT.B259]" office:value-type="float" office:value="0.0000152435302734413" calcext:value-type="float">
            <text:p>1,52435302734413E-05</text:p>
          </table:table-cell>
          <table:table-cell table:formula="of:=([.D259] - [estimation_info_NAT.D259])/[estimation_info_NAT.D259]" office:value-type="float" office:value="0.00502935533340616" calcext:value-type="float">
            <text:p>0,0050293553334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56822998046875" calcext:value-type="float">
            <text:p>0,256822998046875</text:p>
          </table:table-cell>
          <table:table-cell office:value-type="string" calcext:value-type="string">
            <text:p>2020-04-02 19:35:43</text:p>
          </table:table-cell>
          <table:table-cell office:value-type="float" office:value="-213.759784146523" calcext:value-type="float">
            <text:p>-213,759784146523</text:p>
          </table:table-cell>
          <table:table-cell office:value-type="float" office:value="39" calcext:value-type="float">
            <text:p>39</text:p>
          </table:table-cell>
          <table:table-cell office:value-type="float" office:value="0.0000157937884847671" calcext:value-type="float">
            <text:p>1,57937884847671E-05</text:p>
          </table:table-cell>
          <table:table-cell office:value-type="float" office:value="0.000713609576668079" calcext:value-type="float">
            <text:p>0,000713609576668</text:p>
          </table:table-cell>
          <table:table-cell table:number-columns-repeated="4"/>
          <table:table-cell table:formula="of:=[.B260] - [estimation_info_NAT.B260]" office:value-type="float" office:value="0.000487792968750067" calcext:value-type="float">
            <text:p>0,00048779296875</text:p>
          </table:table-cell>
          <table:table-cell table:formula="of:=([.D260] - [estimation_info_NAT.D260])/[estimation_info_NAT.D260]" office:value-type="float" office:value="-0.0641266863669755" calcext:value-type="float">
            <text:p>-0,06412668636697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50286560058594" calcext:value-type="float">
            <text:p>0,075028656005859</text:p>
          </table:table-cell>
          <table:table-cell office:value-type="string" calcext:value-type="string">
            <text:p>2020-04-02 19:37:14</text:p>
          </table:table-cell>
          <table:table-cell office:value-type="float" office:value="-204.272129387135" calcext:value-type="float">
            <text:p>-204,272129387135</text:p>
          </table:table-cell>
          <table:table-cell office:value-type="float" office:value="36" calcext:value-type="float">
            <text:p>36</text:p>
          </table:table-cell>
          <table:table-cell office:value-type="float" office:value="-0.00058026299239633" calcext:value-type="float">
            <text:p>-0,000580262992396</text:p>
          </table:table-cell>
          <table:table-cell office:value-type="float" office:value="0.000274166373571588" calcext:value-type="float">
            <text:p>0,000274166373572</text:p>
          </table:table-cell>
          <table:table-cell table:number-columns-repeated="4"/>
          <table:table-cell table:formula="of:=[.B261] - [estimation_info_NAT.B261]" office:value-type="float" office:value="0.00628033447265626" calcext:value-type="float">
            <text:p>0,006280334472656</text:p>
          </table:table-cell>
          <table:table-cell table:formula="of:=([.D261] - [estimation_info_NAT.D261])/[estimation_info_NAT.D261]" office:value-type="float" office:value="0.0520419320497377" calcext:value-type="float">
            <text:p>0,0520419320497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83222351074219" calcext:value-type="float">
            <text:p>0,038322235107422</text:p>
          </table:table-cell>
          <table:table-cell office:value-type="string" calcext:value-type="string">
            <text:p>2020-04-02 19:38:46</text:p>
          </table:table-cell>
          <table:table-cell office:value-type="float" office:value="-191.479937434376" calcext:value-type="float">
            <text:p>-191,479937434376</text:p>
          </table:table-cell>
          <table:table-cell office:value-type="float" office:value="32" calcext:value-type="float">
            <text:p>32</text:p>
          </table:table-cell>
          <table:table-cell office:value-type="float" office:value="0.00554699423239642" calcext:value-type="float">
            <text:p>0,005546994232396</text:p>
          </table:table-cell>
          <table:table-cell office:value-type="float" office:value="0.00014113057863682" calcext:value-type="float">
            <text:p>0,000141130578637</text:p>
          </table:table-cell>
          <table:table-cell table:number-columns-repeated="4"/>
          <table:table-cell table:formula="of:=[.B262] - [estimation_info_NAT.B262]" office:value-type="float" office:value="-0.00463403320312501" calcext:value-type="float">
            <text:p>-0,004634033203125</text:p>
          </table:table-cell>
          <table:table-cell table:formula="of:=([.D262] - [estimation_info_NAT.D262])/[estimation_info_NAT.D262]" office:value-type="float" office:value="0.0153902681961754" calcext:value-type="float">
            <text:p>0,0153902681961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12787475585937" calcext:value-type="float">
            <text:p>0,071278747558594</text:p>
          </table:table-cell>
          <table:table-cell office:value-type="string" calcext:value-type="string">
            <text:p>2020-04-02 19:42:29</text:p>
          </table:table-cell>
          <table:table-cell office:value-type="float" office:value="-182.681639649105" calcext:value-type="float">
            <text:p>-182,681639649105</text:p>
          </table:table-cell>
          <table:table-cell office:value-type="float" office:value="35" calcext:value-type="float">
            <text:p>35</text:p>
          </table:table-cell>
          <table:table-cell office:value-type="float" office:value="0.00521721493453353" calcext:value-type="float">
            <text:p>0,005217214934534</text:p>
          </table:table-cell>
          <table:table-cell office:value-type="float" office:value="0.000176086587856" calcext:value-type="float">
            <text:p>0,000176086587856</text:p>
          </table:table-cell>
          <table:table-cell table:number-columns-repeated="4"/>
          <table:table-cell table:formula="of:=[.B263] - [estimation_info_NAT.B263]" office:value-type="float" office:value="-0.03756005859375" calcext:value-type="float">
            <text:p>-0,03756005859375</text:p>
          </table:table-cell>
          <table:table-cell table:formula="of:=([.D263] - [estimation_info_NAT.D263])/[estimation_info_NAT.D263]" office:value-type="float" office:value="0.0350651531615658" calcext:value-type="float">
            <text:p>0,0350651531615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50906066894531" calcext:value-type="float">
            <text:p>0,035090606689453</text:p>
          </table:table-cell>
          <table:table-cell office:value-type="string" calcext:value-type="string">
            <text:p>2020-04-02 19:45:27</text:p>
          </table:table-cell>
          <table:table-cell office:value-type="float" office:value="-159.215431031651" calcext:value-type="float">
            <text:p>-159,215431031651</text:p>
          </table:table-cell>
          <table:table-cell office:value-type="float" office:value="29" calcext:value-type="float">
            <text:p>29</text:p>
          </table:table-cell>
          <table:table-cell office:value-type="float" office:value="0.00349512240607064" calcext:value-type="float">
            <text:p>0,003495122406071</text:p>
          </table:table-cell>
          <table:table-cell office:value-type="float" office:value="0.000186163883836645" calcext:value-type="float">
            <text:p>0,000186163883837</text:p>
          </table:table-cell>
          <table:table-cell table:number-columns-repeated="4"/>
          <table:table-cell table:formula="of:=[.B264] - [estimation_info_NAT.B264]" office:value-type="float" office:value="0.0350906066894531" calcext:value-type="float">
            <text:p>0,035090606689453</text:p>
          </table:table-cell>
          <table:table-cell table:formula="of:=([.D264] - [estimation_info_NAT.D264])/[estimation_info_NAT.D264]" office:value-type="float" office:value="0.113751327344033" calcext:value-type="float">
            <text:p>0,1137513273440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28896850585938" calcext:value-type="float">
            <text:p>0,228896850585938</text:p>
          </table:table-cell>
          <table:table-cell office:value-type="string" calcext:value-type="string">
            <text:p>2020-04-02 19:47:23</text:p>
          </table:table-cell>
          <table:table-cell office:value-type="float" office:value="-133.026798159071" calcext:value-type="float">
            <text:p>-133,026798159071</text:p>
          </table:table-cell>
          <table:table-cell office:value-type="float" office:value="23" calcext:value-type="float">
            <text:p>23</text:p>
          </table:table-cell>
          <table:table-cell office:value-type="float" office:value="-0.00217780648242083" calcext:value-type="float">
            <text:p>-0,002177806482421</text:p>
          </table:table-cell>
          <table:table-cell office:value-type="float" office:value="0.000801792365482783" calcext:value-type="float">
            <text:p>0,000801792365483</text:p>
          </table:table-cell>
          <table:table-cell table:number-columns-repeated="4"/>
          <table:table-cell table:formula="of:=[.B265] - [estimation_info_NAT.B265]" office:value-type="float" office:value="0.0282919921875001" calcext:value-type="float">
            <text:p>0,0282919921875</text:p>
          </table:table-cell>
          <table:table-cell table:formula="of:=([.D265] - [estimation_info_NAT.D265])/[estimation_info_NAT.D265]" office:value-type="float" office:value="-0.0522731898920654" calcext:value-type="float">
            <text:p>-0,0522731898920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13320404052734" calcext:value-type="float">
            <text:p>0,113320404052734</text:p>
          </table:table-cell>
          <table:table-cell office:value-type="string" calcext:value-type="string">
            <text:p>2020-04-02 19:51:51</text:p>
          </table:table-cell>
          <table:table-cell office:value-type="float" office:value="-217.984904475118" calcext:value-type="float">
            <text:p>-217,984904475118</text:p>
          </table:table-cell>
          <table:table-cell office:value-type="float" office:value="39" calcext:value-type="float">
            <text:p>39</text:p>
          </table:table-cell>
          <table:table-cell office:value-type="float" office:value="-0.00897789122885939" calcext:value-type="float">
            <text:p>-0,008977891228859</text:p>
          </table:table-cell>
          <table:table-cell office:value-type="float" office:value="0.000234866931917215" calcext:value-type="float">
            <text:p>0,000234866931917</text:p>
          </table:table-cell>
          <table:table-cell table:number-columns-repeated="4"/>
          <table:table-cell table:formula="of:=[.B266] - [estimation_info_NAT.B266]" office:value-type="float" office:value="-0.029511474609375" calcext:value-type="float">
            <text:p>-0,029511474609375</text:p>
          </table:table-cell>
          <table:table-cell table:formula="of:=([.D266] - [estimation_info_NAT.D266])/[estimation_info_NAT.D266]" office:value-type="float" office:value="0.0299406209897827" calcext:value-type="float">
            <text:p>0,0299406209897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61208251953125" calcext:value-type="float">
            <text:p>0,461208251953125</text:p>
          </table:table-cell>
          <table:table-cell office:value-type="string" calcext:value-type="string">
            <text:p>2020-04-02 19:53:32</text:p>
          </table:table-cell>
          <table:table-cell office:value-type="float" office:value="-162.979645690382" calcext:value-type="float">
            <text:p>-162,979645690382</text:p>
          </table:table-cell>
          <table:table-cell office:value-type="float" office:value="29" calcext:value-type="float">
            <text:p>29</text:p>
          </table:table-cell>
          <table:table-cell office:value-type="float" office:value="0.0020912968132962" calcext:value-type="float">
            <text:p>0,002091296813296</text:p>
          </table:table-cell>
          <table:table-cell office:value-type="float" office:value="0.00101533219500309" calcext:value-type="float">
            <text:p>0,001015332195003</text:p>
          </table:table-cell>
          <table:table-cell table:number-columns-repeated="4"/>
          <table:table-cell table:formula="of:=[.B267] - [estimation_info_NAT.B267]" office:value-type="float" office:value="0.0945098876953124" calcext:value-type="float">
            <text:p>0,094509887695312</text:p>
          </table:table-cell>
          <table:table-cell table:formula="of:=([.D267] - [estimation_info_NAT.D267])/[estimation_info_NAT.D267]" office:value-type="float" office:value="-0.072385751972031" calcext:value-type="float">
            <text:p>-0,0723857519720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52275543212891" calcext:value-type="float">
            <text:p>0,045227554321289</text:p>
          </table:table-cell>
          <table:table-cell office:value-type="string" calcext:value-type="string">
            <text:p>2020-04-02 19:56:58</text:p>
          </table:table-cell>
          <table:table-cell office:value-type="float" office:value="-209.513525416231" calcext:value-type="float">
            <text:p>-209,513525416231</text:p>
          </table:table-cell>
          <table:table-cell office:value-type="float" office:value="37" calcext:value-type="float">
            <text:p>37</text:p>
          </table:table-cell>
          <table:table-cell office:value-type="float" office:value="-0.00708462380873631" calcext:value-type="float">
            <text:p>-0,007084623808736</text:p>
          </table:table-cell>
          <table:table-cell office:value-type="float" office:value="0.0000819188773190156" calcext:value-type="float">
            <text:p>8,19188773190156E-05</text:p>
          </table:table-cell>
          <table:table-cell table:number-columns-repeated="4"/>
          <table:table-cell table:formula="of:=[.B268] - [estimation_info_NAT.B268]" office:value-type="float" office:value="0.00481695556640625" calcext:value-type="float">
            <text:p>0,004816955566406</text:p>
          </table:table-cell>
          <table:table-cell table:formula="of:=([.D268] - [estimation_info_NAT.D268])/[estimation_info_NAT.D268]" office:value-type="float" office:value="-0.014011093236423" calcext:value-type="float">
            <text:p>-0,0140110932364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515536193847656" calcext:value-type="float">
            <text:p>0,051553619384766</text:p>
          </table:table-cell>
          <table:table-cell office:value-type="string" calcext:value-type="string">
            <text:p>2020-04-02 20:01:18</text:p>
          </table:table-cell>
          <table:table-cell office:value-type="float" office:value="-228.621712806806" calcext:value-type="float">
            <text:p>-228,621712806806</text:p>
          </table:table-cell>
          <table:table-cell office:value-type="float" office:value="40" calcext:value-type="float">
            <text:p>40</text:p>
          </table:table-cell>
          <table:table-cell office:value-type="float" office:value="-0.0039650239777026" calcext:value-type="float">
            <text:p>-0,003965023977703</text:p>
          </table:table-cell>
          <table:table-cell office:value-type="float" office:value="0.0000763645733898478" calcext:value-type="float">
            <text:p>7,63645733898478E-05</text:p>
          </table:table-cell>
          <table:table-cell table:number-columns-repeated="4"/>
          <table:table-cell table:formula="of:=[.B269] - [estimation_info_NAT.B269]" office:value-type="float" office:value="0.00330784606933592" calcext:value-type="float">
            <text:p>0,003307846069336</text:p>
          </table:table-cell>
          <table:table-cell table:formula="of:=([.D269] - [estimation_info_NAT.D269])/[estimation_info_NAT.D269]" office:value-type="float" office:value="0.0560523499266372" calcext:value-type="float">
            <text:p>0,0560523499266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977872467041016" calcext:value-type="float">
            <text:p>0,097787246704102</text:p>
          </table:table-cell>
          <table:table-cell office:value-type="string" calcext:value-type="string">
            <text:p>2020-04-02 20:05:30</text:p>
          </table:table-cell>
          <table:table-cell office:value-type="float" office:value="-282.399326756847" calcext:value-type="float">
            <text:p>-282,399326756847</text:p>
          </table:table-cell>
          <table:table-cell office:value-type="float" office:value="43" calcext:value-type="float">
            <text:p>43</text:p>
          </table:table-cell>
          <table:table-cell office:value-type="float" office:value="0.00447027345608309" calcext:value-type="float">
            <text:p>0,004470273456083</text:p>
          </table:table-cell>
          <table:table-cell office:value-type="float" office:value="0.0000677206111472533" calcext:value-type="float">
            <text:p>6,77206111472533E-05</text:p>
          </table:table-cell>
          <table:table-cell table:number-columns-repeated="4"/>
          <table:table-cell table:formula="of:=[.B270] - [estimation_info_NAT.B270]" office:value-type="float" office:value="0.00493890380859378" calcext:value-type="float">
            <text:p>0,004938903808594</text:p>
          </table:table-cell>
          <table:table-cell table:formula="of:=([.D270] - [estimation_info_NAT.D270])/[estimation_info_NAT.D270]" office:value-type="float" office:value="0.0298817172707559" calcext:value-type="float">
            <text:p>0,0298817172707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58105895996094" calcext:value-type="float">
            <text:p>0,158105895996094</text:p>
          </table:table-cell>
          <table:table-cell office:value-type="string" calcext:value-type="string">
            <text:p>2020-04-02 20:08:46</text:p>
          </table:table-cell>
          <table:table-cell office:value-type="float" office:value="-207.098595652511" calcext:value-type="float">
            <text:p>-207,098595652511</text:p>
          </table:table-cell>
          <table:table-cell office:value-type="float" office:value="30" calcext:value-type="float">
            <text:p>30</text:p>
          </table:table-cell>
          <table:table-cell office:value-type="float" office:value="-0.00174698566057829" calcext:value-type="float">
            <text:p>-0,001746985660578</text:p>
          </table:table-cell>
          <table:table-cell office:value-type="float" office:value="0.000312511770784184" calcext:value-type="float">
            <text:p>0,000312511770784</text:p>
          </table:table-cell>
          <table:table-cell table:number-columns-repeated="4"/>
          <table:table-cell table:formula="of:=[.B271] - [estimation_info_NAT.B271]" office:value-type="float" office:value="0.0201214599609375" calcext:value-type="float">
            <text:p>0,020121459960938</text:p>
          </table:table-cell>
          <table:table-cell table:formula="of:=([.D271] - [estimation_info_NAT.D271])/[estimation_info_NAT.D271]" office:value-type="float" office:value="0.00064719388521328" calcext:value-type="float">
            <text:p>0,0006471938852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43378204345703" calcext:value-type="float">
            <text:p>0,243378204345703</text:p>
          </table:table-cell>
          <table:table-cell office:value-type="string" calcext:value-type="string">
            <text:p>2020-04-02 20:15:08</text:p>
          </table:table-cell>
          <table:table-cell office:value-type="float" office:value="-267.004414959609" calcext:value-type="float">
            <text:p>-267,004414959609</text:p>
          </table:table-cell>
          <table:table-cell office:value-type="float" office:value="45" calcext:value-type="float">
            <text:p>45</text:p>
          </table:table-cell>
          <table:table-cell office:value-type="float" office:value="0.000501429034999168" calcext:value-type="float">
            <text:p>0,000501429034999</text:p>
          </table:table-cell>
          <table:table-cell office:value-type="float" office:value="0.000100972691962726" calcext:value-type="float">
            <text:p>0,000100972691963</text:p>
          </table:table-cell>
          <table:table-cell table:number-columns-repeated="4"/>
          <table:table-cell table:formula="of:=[.B272] - [estimation_info_NAT.B272]" office:value-type="float" office:value="0.00207312011718755" calcext:value-type="float">
            <text:p>0,002073120117188</text:p>
          </table:table-cell>
          <table:table-cell table:formula="of:=([.D272] - [estimation_info_NAT.D272])/[estimation_info_NAT.D272]" office:value-type="float" office:value="0.011140503214647" calcext:value-type="float">
            <text:p>0,0111405032146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7:34</text:p>
          </table:table-cell>
          <table:table-cell office:value-type="float" office:value="-155.067540850567" calcext:value-type="float">
            <text:p>-155,067540850567</text:p>
          </table:table-cell>
          <table:table-cell office:value-type="float" office:value="23" calcext:value-type="float">
            <text:p>23</text:p>
          </table:table-cell>
          <table:table-cell office:value-type="float" office:value="-8.99112099672448" calcext:value-type="float">
            <text:p>-8,99112099672448</text:p>
          </table:table-cell>
          <table:table-cell office:value-type="float" office:value="0.00264157137329952" calcext:value-type="float">
            <text:p>0,0026415713733</text:p>
          </table:table-cell>
          <table:table-cell table:number-columns-repeated="4"/>
          <table:table-cell table:formula="of:=[.B273] - [estimation_info_NAT.B273]" office:value-type="float" office:value="0" calcext:value-type="float">
            <text:p>0</text:p>
          </table:table-cell>
          <table:table-cell table:formula="of:=([.D273] - [estimation_info_NAT.D273])/[estimation_info_NAT.D273]" office:value-type="float" office:value="0.0634711172084722" calcext:value-type="float">
            <text:p>0,0634711172084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50878021240234" calcext:value-type="float">
            <text:p>0,250878021240234</text:p>
          </table:table-cell>
          <table:table-cell office:value-type="string" calcext:value-type="string">
            <text:p>2020-04-02 20:25:40</text:p>
          </table:table-cell>
          <table:table-cell office:value-type="float" office:value="-328.181639207582" calcext:value-type="float">
            <text:p>-328,181639207582</text:p>
          </table:table-cell>
          <table:table-cell office:value-type="float" office:value="54" calcext:value-type="float">
            <text:p>54</text:p>
          </table:table-cell>
          <table:table-cell office:value-type="float" office:value="0.00568468918399079" calcext:value-type="float">
            <text:p>0,005684689183991</text:p>
          </table:table-cell>
          <table:table-cell office:value-type="float" office:value="0.000087716455354317" calcext:value-type="float">
            <text:p>8,7716455354317E-05</text:p>
          </table:table-cell>
          <table:table-cell table:number-columns-repeated="4"/>
          <table:table-cell table:formula="of:=[.B274] - [estimation_info_NAT.B274]" office:value-type="float" office:value="0.00701202392578121" calcext:value-type="float">
            <text:p>0,007012023925781</text:p>
          </table:table-cell>
          <table:table-cell table:formula="of:=([.D274] - [estimation_info_NAT.D274])/[estimation_info_NAT.D274]" office:value-type="float" office:value="0.0111634461782384" calcext:value-type="float">
            <text:p>0,0111634461782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86804580688477" calcext:value-type="float">
            <text:p>0,038680458068848</text:p>
          </table:table-cell>
          <table:table-cell office:value-type="string" calcext:value-type="string">
            <text:p>2020-04-02 20:28:19</text:p>
          </table:table-cell>
          <table:table-cell office:value-type="float" office:value="-200.199695343055" calcext:value-type="float">
            <text:p>-200,199695343055</text:p>
          </table:table-cell>
          <table:table-cell office:value-type="float" office:value="32" calcext:value-type="float">
            <text:p>32</text:p>
          </table:table-cell>
          <table:table-cell office:value-type="float" office:value="-0.00487513397198954" calcext:value-type="float">
            <text:p>-0,00487513397199</text:p>
          </table:table-cell>
          <table:table-cell office:value-type="float" office:value="0.0000453440253184079" calcext:value-type="float">
            <text:p>4,53440253184079E-05</text:p>
          </table:table-cell>
          <table:table-cell table:number-columns-repeated="4"/>
          <table:table-cell table:formula="of:=[.B275] - [estimation_info_NAT.B275]" office:value-type="float" office:value="0.000396331787109377" calcext:value-type="float">
            <text:p>0,000396331787109</text:p>
          </table:table-cell>
          <table:table-cell table:formula="of:=([.D275] - [estimation_info_NAT.D275])/[estimation_info_NAT.D275]" office:value-type="float" office:value="-0.0101606271387673" calcext:value-type="float">
            <text:p>-0,0101606271387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6:02</text:p>
          </table:table-cell>
          <table:table-cell office:value-type="float" office:value="-184.661828582756" calcext:value-type="float">
            <text:p>-184,661828582756</text:p>
          </table:table-cell>
          <table:table-cell office:value-type="float" office:value="35" calcext:value-type="float">
            <text:p>35</text:p>
          </table:table-cell>
          <table:table-cell office:value-type="float" office:value="-25.5881141504675" calcext:value-type="float">
            <text:p>-25,5881141504675</text:p>
          </table:table-cell>
          <table:table-cell office:value-type="float" office:value="0.00103962214672534" calcext:value-type="float">
            <text:p>0,001039622146725</text:p>
          </table:table-cell>
          <table:table-cell table:number-columns-repeated="4"/>
          <table:table-cell table:formula="of:=[.B276] - [estimation_info_NAT.B276]" office:value-type="float" office:value="0" calcext:value-type="float">
            <text:p>0</text:p>
          </table:table-cell>
          <table:table-cell table:formula="of:=([.D276] - [estimation_info_NAT.D276])/[estimation_info_NAT.D276]" office:value-type="float" office:value="-0.00479824383200313" calcext:value-type="float">
            <text:p>-0,0047982438320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0957901000977" calcext:value-type="float">
            <text:p>0,100957901000977</text:p>
          </table:table-cell>
          <table:table-cell office:value-type="string" calcext:value-type="string">
            <text:p>2020-04-02 20:46:08</text:p>
          </table:table-cell>
          <table:table-cell office:value-type="float" office:value="-316.818432546232" calcext:value-type="float">
            <text:p>-316,818432546232</text:p>
          </table:table-cell>
          <table:table-cell office:value-type="float" office:value="59" calcext:value-type="float">
            <text:p>59</text:p>
          </table:table-cell>
          <table:table-cell office:value-type="float" office:value="-0.0132500462599685" calcext:value-type="float">
            <text:p>-0,013250046259969</text:p>
          </table:table-cell>
          <table:table-cell office:value-type="float" office:value="0.0000458719590118618" calcext:value-type="float">
            <text:p>4,58719590118618E-05</text:p>
          </table:table-cell>
          <table:table-cell table:number-columns-repeated="4"/>
          <table:table-cell table:formula="of:=[.B277] - [estimation_info_NAT.B277]" office:value-type="float" office:value="-0.0147862243652344" calcext:value-type="float">
            <text:p>-0,014786224365234</text:p>
          </table:table-cell>
          <table:table-cell table:formula="of:=([.D277] - [estimation_info_NAT.D277])/[estimation_info_NAT.D277]" office:value-type="float" office:value="-0.00236630079646104" calcext:value-type="float">
            <text:p>-0,0023663007964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12426513671875" calcext:value-type="float">
            <text:p>0,512426513671875</text:p>
          </table:table-cell>
          <table:table-cell office:value-type="string" calcext:value-type="string">
            <text:p>2020-04-02 20:47:29</text:p>
          </table:table-cell>
          <table:table-cell office:value-type="float" office:value="-194.929120812555" calcext:value-type="float">
            <text:p>-194,929120812555</text:p>
          </table:table-cell>
          <table:table-cell office:value-type="float" office:value="33" calcext:value-type="float">
            <text:p>33</text:p>
          </table:table-cell>
          <table:table-cell office:value-type="float" office:value="-0.00380923488335405" calcext:value-type="float">
            <text:p>-0,003809234883354</text:p>
          </table:table-cell>
          <table:table-cell office:value-type="float" office:value="0.000826273241307499" calcext:value-type="float">
            <text:p>0,000826273241307</text:p>
          </table:table-cell>
          <table:table-cell table:number-columns-repeated="4"/>
          <table:table-cell table:formula="of:=[.B278] - [estimation_info_NAT.B278]" office:value-type="float" office:value="0.0595107421874998" calcext:value-type="float">
            <text:p>0,0595107421875</text:p>
          </table:table-cell>
          <table:table-cell table:formula="of:=([.D278] - [estimation_info_NAT.D278])/[estimation_info_NAT.D278]" office:value-type="float" office:value="-0.0672415687520781" calcext:value-type="float">
            <text:p>-0,0672415687520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862478942871094" calcext:value-type="float">
            <text:p>0,086247894287109</text:p>
          </table:table-cell>
          <table:table-cell office:value-type="string" calcext:value-type="string">
            <text:p>2020-04-02 20:51:31</text:p>
          </table:table-cell>
          <table:table-cell office:value-type="float" office:value="-133.914210791187" calcext:value-type="float">
            <text:p>-133,914210791187</text:p>
          </table:table-cell>
          <table:table-cell office:value-type="float" office:value="22" calcext:value-type="float">
            <text:p>22</text:p>
          </table:table-cell>
          <table:table-cell office:value-type="float" office:value="-0.00204895813797945" calcext:value-type="float">
            <text:p>-0,002048958137979</text:p>
          </table:table-cell>
          <table:table-cell office:value-type="float" office:value="0.000258223318219396" calcext:value-type="float">
            <text:p>0,000258223318219</text:p>
          </table:table-cell>
          <table:table-cell table:number-columns-repeated="4"/>
          <table:table-cell table:formula="of:=[.B279] - [estimation_info_NAT.B279]" office:value-type="float" office:value="0.0122557983398437" calcext:value-type="float">
            <text:p>0,012255798339844</text:p>
          </table:table-cell>
          <table:table-cell table:formula="of:=([.D279] - [estimation_info_NAT.D279])/[estimation_info_NAT.D279]" office:value-type="float" office:value="-0.0841424108909638" calcext:value-type="float">
            <text:p>-0,0841424108909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56:38</text:p>
          </table:table-cell>
          <table:table-cell office:value-type="float" office:value="-125.385471343246" calcext:value-type="float">
            <text:p>-125,385471343246</text:p>
          </table:table-cell>
          <table:table-cell office:value-type="float" office:value="22" calcext:value-type="float">
            <text:p>22</text:p>
          </table:table-cell>
          <table:table-cell office:value-type="float" office:value="-4.08114422495801" calcext:value-type="float">
            <text:p>-4,08114422495801</text:p>
          </table:table-cell>
          <table:table-cell office:value-type="float" office:value="0.000499113023539415" calcext:value-type="float">
            <text:p>0,000499113023539</text:p>
          </table:table-cell>
          <table:table-cell table:number-columns-repeated="4"/>
          <table:table-cell table:formula="of:=[.B280] - [estimation_info_NAT.B280]" office:value-type="float" office:value="0" calcext:value-type="float">
            <text:p>0</text:p>
          </table:table-cell>
          <table:table-cell table:formula="of:=([.D280] - [estimation_info_NAT.D280])/[estimation_info_NAT.D280]" office:value-type="float" office:value="0.0328222279934302" calcext:value-type="float">
            <text:p>0,032822227993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0145361328125" calcext:value-type="float">
            <text:p>0,40145361328125</text:p>
          </table:table-cell>
          <table:table-cell office:value-type="string" calcext:value-type="string">
            <text:p>2020-04-02 20:59:00</text:p>
          </table:table-cell>
          <table:table-cell office:value-type="float" office:value="-83.2912180554639" calcext:value-type="float">
            <text:p>-83,2912180554639</text:p>
          </table:table-cell>
          <table:table-cell office:value-type="float" office:value="14" calcext:value-type="float">
            <text:p>14</text:p>
          </table:table-cell>
          <table:table-cell office:value-type="float" office:value="0.00488809535788705" calcext:value-type="float">
            <text:p>0,004888095357887</text:p>
          </table:table-cell>
          <table:table-cell office:value-type="float" office:value="0.00421986923902565" calcext:value-type="float">
            <text:p>0,004219869239026</text:p>
          </table:table-cell>
          <table:table-cell table:number-columns-repeated="4"/>
          <table:table-cell table:formula="of:=[.B281] - [estimation_info_NAT.B281]" office:value-type="float" office:value="0.048779296875" calcext:value-type="float">
            <text:p>0,048779296875</text:p>
          </table:table-cell>
          <table:table-cell table:formula="of:=([.D281] - [estimation_info_NAT.D281])/[estimation_info_NAT.D281]" office:value-type="float" office:value="-0.0704669793484398" calcext:value-type="float">
            <text:p>-0,070466979348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35057678222656" calcext:value-type="float">
            <text:p>0,135057678222656</text:p>
          </table:table-cell>
          <table:table-cell office:value-type="string" calcext:value-type="string">
            <text:p>2020-04-02 21:02:53</text:p>
          </table:table-cell>
          <table:table-cell office:value-type="float" office:value="-99.8833925380849" calcext:value-type="float">
            <text:p>-99,8833925380849</text:p>
          </table:table-cell>
          <table:table-cell office:value-type="float" office:value="19" calcext:value-type="float">
            <text:p>19</text:p>
          </table:table-cell>
          <table:table-cell office:value-type="float" office:value="0.00400542565633688" calcext:value-type="float">
            <text:p>0,004005425656337</text:p>
          </table:table-cell>
          <table:table-cell office:value-type="float" office:value="0.000670198324468295" calcext:value-type="float">
            <text:p>0,000670198324468</text:p>
          </table:table-cell>
          <table:table-cell table:number-columns-repeated="4"/>
          <table:table-cell table:formula="of:=[.B282] - [estimation_info_NAT.B282]" office:value-type="float" office:value="0.027072509765625" calcext:value-type="float">
            <text:p>0,027072509765625</text:p>
          </table:table-cell>
          <table:table-cell table:formula="of:=([.D282] - [estimation_info_NAT.D282])/[estimation_info_NAT.D282]" office:value-type="float" office:value="0.0225966127636939" calcext:value-type="float">
            <text:p>0,0225966127636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473768920898438" calcext:value-type="float">
            <text:p>0,047376892089844</text:p>
          </table:table-cell>
          <table:table-cell office:value-type="string" calcext:value-type="string">
            <text:p>2020-04-02 21:08:35</text:p>
          </table:table-cell>
          <table:table-cell office:value-type="float" office:value="-83.5824234727807" calcext:value-type="float">
            <text:p>-83,5824234727807</text:p>
          </table:table-cell>
          <table:table-cell office:value-type="float" office:value="15" calcext:value-type="float">
            <text:p>15</text:p>
          </table:table-cell>
          <table:table-cell office:value-type="float" office:value="-0.000446758384441415" calcext:value-type="float">
            <text:p>-0,000446758384441</text:p>
          </table:table-cell>
          <table:table-cell office:value-type="float" office:value="0.000467053932480698" calcext:value-type="float">
            <text:p>0,000467053932481</text:p>
          </table:table-cell>
          <table:table-cell table:number-columns-repeated="4"/>
          <table:table-cell table:formula="of:=[.B283] - [estimation_info_NAT.B283]" office:value-type="float" office:value="0.04634033203125" calcext:value-type="float">
            <text:p>0,04634033203125</text:p>
          </table:table-cell>
          <table:table-cell table:formula="of:=([.D283] - [estimation_info_NAT.D283])/[estimation_info_NAT.D283]" office:value-type="float" office:value="0.0681150661884997" calcext:value-type="float">
            <text:p>0,06811506618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70666564941406" calcext:value-type="float">
            <text:p>0,170666564941406</text:p>
          </table:table-cell>
          <table:table-cell office:value-type="string" calcext:value-type="string">
            <text:p>2020-04-02 21:16:52</text:p>
          </table:table-cell>
          <table:table-cell office:value-type="float" office:value="-139.099664985734" calcext:value-type="float">
            <text:p>-139,099664985734</text:p>
          </table:table-cell>
          <table:table-cell office:value-type="float" office:value="25" calcext:value-type="float">
            <text:p>25</text:p>
          </table:table-cell>
          <table:table-cell office:value-type="float" office:value="-0.00190693309582834" calcext:value-type="float">
            <text:p>-0,001906933095828</text:p>
          </table:table-cell>
          <table:table-cell office:value-type="float" office:value="0.000313989082977361" calcext:value-type="float">
            <text:p>0,000313989082977</text:p>
          </table:table-cell>
          <table:table-cell table:number-columns-repeated="4"/>
          <table:table-cell table:formula="of:=[.B284] - [estimation_info_NAT.B284]" office:value-type="float" office:value="0.00560961914062499" calcext:value-type="float">
            <text:p>0,005609619140625</text:p>
          </table:table-cell>
          <table:table-cell table:formula="of:=([.D284] - [estimation_info_NAT.D284])/[estimation_info_NAT.D284]" office:value-type="float" office:value="0.010341212046814" calcext:value-type="float">
            <text:p>0,0103412120468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914002075195313" calcext:value-type="float">
            <text:p>0,091400207519531</text:p>
          </table:table-cell>
          <table:table-cell office:value-type="string" calcext:value-type="string">
            <text:p>2020-04-02 21:20:50</text:p>
          </table:table-cell>
          <table:table-cell office:value-type="float" office:value="-87.8155509424207" calcext:value-type="float">
            <text:p>-87,8155509424207</text:p>
          </table:table-cell>
          <table:table-cell office:value-type="float" office:value="15" calcext:value-type="float">
            <text:p>15</text:p>
          </table:table-cell>
          <table:table-cell office:value-type="float" office:value="0.00528039529553714" calcext:value-type="float">
            <text:p>0,005280395295537</text:p>
          </table:table-cell>
          <table:table-cell office:value-type="float" office:value="0.000499914232381868" calcext:value-type="float">
            <text:p>0,000499914232382</text:p>
          </table:table-cell>
          <table:table-cell table:number-columns-repeated="4"/>
          <table:table-cell table:formula="of:=[.B285] - [estimation_info_NAT.B285]" office:value-type="float" office:value="0.00390234375000001" calcext:value-type="float">
            <text:p>0,00390234375</text:p>
          </table:table-cell>
          <table:table-cell table:formula="of:=([.D285] - [estimation_info_NAT.D285])/[estimation_info_NAT.D285]" office:value-type="float" office:value="0.00435250026058368" calcext:value-type="float">
            <text:p>0,0043525002605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5:07</text:p>
          </table:table-cell>
          <table:table-cell office:value-type="float" office:value="-68.8387215952825" calcext:value-type="float">
            <text:p>-68,8387215952825</text:p>
          </table:table-cell>
          <table:table-cell office:value-type="float" office:value="13" calcext:value-type="float">
            <text:p>13</text:p>
          </table:table-cell>
          <table:table-cell office:value-type="float" office:value="-6.87859649918871" calcext:value-type="float">
            <text:p>-6,87859649918871</text:p>
          </table:table-cell>
          <table:table-cell office:value-type="float" office:value="0.00842642991908546" calcext:value-type="float">
            <text:p>0,008426429919085</text:p>
          </table:table-cell>
          <table:table-cell table:number-columns-repeated="4"/>
          <table:table-cell table:formula="of:=[.B286] - [estimation_info_NAT.B286]" office:value-type="float" office:value="0" calcext:value-type="float">
            <text:p>0</text:p>
          </table:table-cell>
          <table:table-cell table:formula="of:=([.D286] - [estimation_info_NAT.D286])/[estimation_info_NAT.D286]" office:value-type="float" office:value="0.00502162386014457" calcext:value-type="float">
            <text:p>0,0050216238601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0:17</text:p>
          </table:table-cell>
          <table:table-cell office:value-type="float" office:value="-56.3227104121521" calcext:value-type="float">
            <text:p>-56,3227104121521</text:p>
          </table:table-cell>
          <table:table-cell office:value-type="float" office:value="11" calcext:value-type="float">
            <text:p>11</text:p>
          </table:table-cell>
          <table:table-cell office:value-type="float" office:value="-9.99997732100419" calcext:value-type="float">
            <text:p>-9,99997732100419</text:p>
          </table:table-cell>
          <table:table-cell office:value-type="float" office:value="0.00909094981578749" calcext:value-type="float">
            <text:p>0,009090949815787</text:p>
          </table:table-cell>
          <table:table-cell table:number-columns-repeated="4"/>
          <table:table-cell table:formula="of:=[.B287] - [estimation_info_NAT.B287]" office:value-type="float" office:value="0" calcext:value-type="float">
            <text:p>0</text:p>
          </table:table-cell>
          <table:table-cell table:formula="of:=([.D287] - [estimation_info_NAT.D287])/[estimation_info_NAT.D287]" office:value-type="float" office:value="0.0128533269422874" calcext:value-type="float">
            <text:p>0,0128533269422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2:01</text:p>
          </table:table-cell>
          <table:table-cell office:value-type="float" office:value="-17.1616129558329" calcext:value-type="float">
            <text:p>-17,1616129558329</text:p>
          </table:table-cell>
          <table:table-cell office:value-type="float" office:value="3" calcext:value-type="float">
            <text:p>3</text:p>
          </table:table-cell>
          <table:table-cell office:value-type="float" office:value="7.01851961904166" calcext:value-type="float">
            <text:p>7,01851961904166</text:p>
          </table:table-cell>
          <table:table-cell office:value-type="float" office:value="0.00688828922483933" calcext:value-type="float">
            <text:p>0,006888289224839</text:p>
          </table:table-cell>
          <table:table-cell table:number-columns-repeated="4"/>
          <table:table-cell table:formula="of:=[.B288] - [estimation_info_NAT.B288]" office:value-type="float" office:value="0" calcext:value-type="float">
            <text:p>0</text:p>
          </table:table-cell>
          <table:table-cell table:formula="of:=([.D288] - [estimation_info_NAT.D288])/[estimation_info_NAT.D288]" office:value-type="float" office:value="-0.387551303798876" calcext:value-type="float">
            <text:p>-0,3875513037988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6:03</text:p>
          </table:table-cell>
          <table:table-cell office:value-type="float" office:value="-89.8578043945358" calcext:value-type="float">
            <text:p>-89,8578043945358</text:p>
          </table:table-cell>
          <table:table-cell office:value-type="float" office:value="17" calcext:value-type="float">
            <text:p>17</text:p>
          </table:table-cell>
          <table:table-cell office:value-type="float" office:value="-7.37325732213713" calcext:value-type="float">
            <text:p>-7,37325732213713</text:p>
          </table:table-cell>
          <table:table-cell office:value-type="float" office:value="0.00580201932286912" calcext:value-type="float">
            <text:p>0,005802019322869</text:p>
          </table:table-cell>
          <table:table-cell table:number-columns-repeated="4"/>
          <table:table-cell table:formula="of:=[.B289] - [estimation_info_NAT.B289]" office:value-type="float" office:value="0" calcext:value-type="float">
            <text:p>0</text:p>
          </table:table-cell>
          <table:table-cell table:formula="of:=([.D289] - [estimation_info_NAT.D289])/[estimation_info_NAT.D289]" office:value-type="float" office:value="0.0582760071185724" calcext:value-type="float">
            <text:p>0,05827600711857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2:33</text:p>
          </table:table-cell>
          <table:table-cell office:value-type="float" office:value="-102.119471230596" calcext:value-type="float">
            <text:p>-102,119471230596</text:p>
          </table:table-cell>
          <table:table-cell office:value-type="float" office:value="20" calcext:value-type="float">
            <text:p>20</text:p>
          </table:table-cell>
          <table:table-cell office:value-type="float" office:value="-15.5995361174499" calcext:value-type="float">
            <text:p>-15,5995361174499</text:p>
          </table:table-cell>
          <table:table-cell office:value-type="float" office:value="0.0026475457995854" calcext:value-type="float">
            <text:p>0,002647545799585</text:p>
          </table:table-cell>
          <table:table-cell table:number-columns-repeated="4"/>
          <table:table-cell table:formula="of:=[.B290] - [estimation_info_NAT.B290]" office:value-type="float" office:value="0" calcext:value-type="float">
            <text:p>0</text:p>
          </table:table-cell>
          <table:table-cell table:formula="of:=([.D290] - [estimation_info_NAT.D290])/[estimation_info_NAT.D290]" office:value-type="float" office:value="0.00275920958289838" calcext:value-type="float">
            <text:p>0,0027592095828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03595031738281" calcext:value-type="float">
            <text:p>0,103595031738281</text:p>
          </table:table-cell>
          <table:table-cell office:value-type="string" calcext:value-type="string">
            <text:p>2020-04-02 21:48:45</text:p>
          </table:table-cell>
          <table:table-cell office:value-type="float" office:value="-97.6827683534062" calcext:value-type="float">
            <text:p>-97,6827683534062</text:p>
          </table:table-cell>
          <table:table-cell office:value-type="float" office:value="14" calcext:value-type="float">
            <text:p>14</text:p>
          </table:table-cell>
          <table:table-cell office:value-type="float" office:value="0.00258389996267083" calcext:value-type="float">
            <text:p>0,002583899962671</text:p>
          </table:table-cell>
          <table:table-cell office:value-type="float" office:value="0.000684744434332212" calcext:value-type="float">
            <text:p>0,000684744434332</text:p>
          </table:table-cell>
          <table:table-cell table:number-columns-repeated="4"/>
          <table:table-cell table:formula="of:=[.B291] - [estimation_info_NAT.B291]" office:value-type="float" office:value="0.00207312011718751" calcext:value-type="float">
            <text:p>0,002073120117188</text:p>
          </table:table-cell>
          <table:table-cell table:formula="of:=([.D291] - [estimation_info_NAT.D291])/[estimation_info_NAT.D291]" office:value-type="float" office:value="0.0318540084612284" calcext:value-type="float">
            <text:p>0,0318540084612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00140228271484" calcext:value-type="float">
            <text:p>0,050014022827149</text:p>
          </table:table-cell>
          <table:table-cell office:value-type="string" calcext:value-type="string">
            <text:p>2020-04-02 21:56:41</text:p>
          </table:table-cell>
          <table:table-cell office:value-type="float" office:value="-136.705293152855" calcext:value-type="float">
            <text:p>-136,705293152855</text:p>
          </table:table-cell>
          <table:table-cell office:value-type="float" office:value="21" calcext:value-type="float">
            <text:p>21</text:p>
          </table:table-cell>
          <table:table-cell office:value-type="float" office:value="-0.00590276109746735" calcext:value-type="float">
            <text:p>-0,005902761097467</text:p>
          </table:table-cell>
          <table:table-cell office:value-type="float" office:value="0.000427807715852177" calcext:value-type="float">
            <text:p>0,000427807715852</text:p>
          </table:table-cell>
          <table:table-cell table:number-columns-repeated="4"/>
          <table:table-cell table:formula="of:=[.B292] - [estimation_info_NAT.B292]" office:value-type="float" office:value="0" calcext:value-type="float">
            <text:p>0</text:p>
          </table:table-cell>
          <table:table-cell table:formula="of:=([.D292] - [estimation_info_NAT.D292])/[estimation_info_NAT.D292]" office:value-type="float" office:value="0.0863930543379836" calcext:value-type="float">
            <text:p>0,0863930543379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95483032226563" calcext:value-type="float">
            <text:p>0,195483032226563</text:p>
          </table:table-cell>
          <table:table-cell office:value-type="string" calcext:value-type="string">
            <text:p>2020-04-02 22:05:03</text:p>
          </table:table-cell>
          <table:table-cell office:value-type="float" office:value="-115.754422253307" calcext:value-type="float">
            <text:p>-115,754422253307</text:p>
          </table:table-cell>
          <table:table-cell office:value-type="float" office:value="18" calcext:value-type="float">
            <text:p>18</text:p>
          </table:table-cell>
          <table:table-cell office:value-type="float" office:value="-0.00638520387431241" calcext:value-type="float">
            <text:p>-0,006385203874312</text:p>
          </table:table-cell>
          <table:table-cell office:value-type="float" office:value="0.000692981457246199" calcext:value-type="float">
            <text:p>0,000692981457246</text:p>
          </table:table-cell>
          <table:table-cell table:number-columns-repeated="4"/>
          <table:table-cell table:formula="of:=[.B293] - [estimation_info_NAT.B293]" office:value-type="float" office:value="0.0120119018554688" calcext:value-type="float">
            <text:p>0,012011901855469</text:p>
          </table:table-cell>
          <table:table-cell table:formula="of:=([.D293] - [estimation_info_NAT.D293])/[estimation_info_NAT.D293]" office:value-type="float" office:value="0.11640255491551" calcext:value-type="float">
            <text:p>0,116402554915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803334045410157" calcext:value-type="float">
            <text:p>0,080333404541016</text:p>
          </table:table-cell>
          <table:table-cell office:value-type="string" calcext:value-type="string">
            <text:p>2020-04-02 22:14:22</text:p>
          </table:table-cell>
          <table:table-cell office:value-type="float" office:value="-94.9620757789207" calcext:value-type="float">
            <text:p>-94,9620757789207</text:p>
          </table:table-cell>
          <table:table-cell office:value-type="float" office:value="15" calcext:value-type="float">
            <text:p>15</text:p>
          </table:table-cell>
          <table:table-cell office:value-type="float" office:value="0.00459263887473238" calcext:value-type="float">
            <text:p>0,004592638874732</text:p>
          </table:table-cell>
          <table:table-cell office:value-type="float" office:value="0.00148896821983592" calcext:value-type="float">
            <text:p>0,001488968219836</text:p>
          </table:table-cell>
          <table:table-cell table:number-columns-repeated="4"/>
          <table:table-cell table:formula="of:=[.B294] - [estimation_info_NAT.B294]" office:value-type="float" office:value="0.00182922363281253" calcext:value-type="float">
            <text:p>0,001829223632813</text:p>
          </table:table-cell>
          <table:table-cell table:formula="of:=([.D294] - [estimation_info_NAT.D294])/[estimation_info_NAT.D294]" office:value-type="float" office:value="0.0128429471336456" calcext:value-type="float">
            <text:p>0,0128429471336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1:25</text:p>
          </table:table-cell>
          <table:table-cell office:value-type="float" office:value="-78.804412444576" calcext:value-type="float">
            <text:p>-78,804412444576</text:p>
          </table:table-cell>
          <table:table-cell office:value-type="float" office:value="9" calcext:value-type="float">
            <text:p>9</text:p>
          </table:table-cell>
          <table:table-cell office:value-type="float" office:value="-1.03958167034528" calcext:value-type="float">
            <text:p>-1,03958167034528</text:p>
          </table:table-cell>
          <table:table-cell office:value-type="float" office:value="0.00196860585661906" calcext:value-type="float">
            <text:p>0,001968605856619</text:p>
          </table:table-cell>
          <table:table-cell table:number-columns-repeated="4"/>
          <table:table-cell table:formula="of:=[.B295] - [estimation_info_NAT.B295]" office:value-type="float" office:value="0" calcext:value-type="float">
            <text:p>0</text:p>
          </table:table-cell>
          <table:table-cell table:formula="of:=([.D295] - [estimation_info_NAT.D295])/[estimation_info_NAT.D295]" office:value-type="float" office:value="0.00582890311235871" calcext:value-type="float">
            <text:p>0,0058289031123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8:13</text:p>
          </table:table-cell>
          <table:table-cell office:value-type="float" office:value="-77.1439507533045" calcext:value-type="float">
            <text:p>-77,1439507533045</text:p>
          </table:table-cell>
          <table:table-cell office:value-type="float" office:value="13" calcext:value-type="float">
            <text:p>13</text:p>
          </table:table-cell>
          <table:table-cell office:value-type="float" office:value="-5.39986791251286" calcext:value-type="float">
            <text:p>-5,399867912512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296] - [estimation_info_NAT.B296]" office:value-type="float" office:value="0" calcext:value-type="float">
            <text:p>0</text:p>
          </table:table-cell>
          <table:table-cell table:formula="of:=([.D296] - [estimation_info_NAT.D296])/[estimation_info_NAT.D296]" office:value-type="float" office:value="0.0305359579329129" calcext:value-type="float">
            <text:p>0,0305359579329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31765075683594" calcext:value-type="float">
            <text:p>0,131765075683594</text:p>
          </table:table-cell>
          <table:table-cell office:value-type="string" calcext:value-type="string">
            <text:p>2020-04-02 22:36:55</text:p>
          </table:table-cell>
          <table:table-cell office:value-type="float" office:value="-80.3809430636909" calcext:value-type="float">
            <text:p>-80,3809430636909</text:p>
          </table:table-cell>
          <table:table-cell office:value-type="float" office:value="14" calcext:value-type="float">
            <text:p>14</text:p>
          </table:table-cell>
          <table:table-cell office:value-type="float" office:value="0.0058254412890375" calcext:value-type="float">
            <text:p>0,005825441289038</text:p>
          </table:table-cell>
          <table:table-cell office:value-type="float" office:value="0.00725013483497626" calcext:value-type="float">
            <text:p>0,007250134834976</text:p>
          </table:table-cell>
          <table:table-cell table:number-columns-repeated="4"/>
          <table:table-cell table:formula="of:=[.B297] - [estimation_info_NAT.B297]" office:value-type="float" office:value="0.0146337890625" calcext:value-type="float">
            <text:p>0,0146337890625</text:p>
          </table:table-cell>
          <table:table-cell table:formula="of:=([.D297] - [estimation_info_NAT.D297])/[estimation_info_NAT.D297]" office:value-type="float" office:value="-0.0311174359355032" calcext:value-type="float">
            <text:p>-0,031117435935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8: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[.B298] - [estimation_info_NAT.B298]" office:value-type="float" office:value="0" calcext:value-type="float">
            <text:p>0</text:p>
          </table:table-cell>
          <table:table-cell table:formula="of:=([.D298] - [estimation_info_NAT.D298])/[estimation_info_NAT.D298]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5:41</text:p>
          </table:table-cell>
          <table:table-cell office:value-type="float" office:value="-47.3044122487268" calcext:value-type="float">
            <text:p>-47,3044122487268</text:p>
          </table:table-cell>
          <table:table-cell office:value-type="float" office:value="7" calcext:value-type="float">
            <text:p>7</text:p>
          </table:table-cell>
          <table:table-cell office:value-type="float" office:value="-5.99983328651332" calcext:value-type="float">
            <text:p>-5,99983328651332</text:p>
          </table:table-cell>
          <table:table-cell office:value-type="float" office:value="0.0238095605893213" calcext:value-type="float">
            <text:p>0,023809560589321</text:p>
          </table:table-cell>
          <table:table-cell table:number-columns-repeated="4"/>
          <table:table-cell table:formula="of:=[.B299] - [estimation_info_NAT.B299]" office:value-type="float" office:value="0" calcext:value-type="float">
            <text:p>0</text:p>
          </table:table-cell>
          <table:table-cell table:formula="of:=([.D299] - [estimation_info_NAT.D299])/[estimation_info_NAT.D299]" office:value-type="float" office:value="-0.00690663579079318" calcext:value-type="float">
            <text:p>-0,0069066357907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4535009765625" calcext:value-type="float">
            <text:p>0,64535009765625</text:p>
          </table:table-cell>
          <table:table-cell office:value-type="string" calcext:value-type="string">
            <text:p>2020-04-02 22:48:55</text:p>
          </table:table-cell>
          <table:table-cell office:value-type="float" office:value="-23.5132903539322" calcext:value-type="float">
            <text:p>-23,5132903539322</text:p>
          </table:table-cell>
          <table:table-cell office:value-type="float" office:value="4" calcext:value-type="float">
            <text:p>4</text:p>
          </table:table-cell>
          <table:table-cell office:value-type="float" office:value="-0.00203839265512729" calcext:value-type="float">
            <text:p>-0,002038392655127</text:p>
          </table:table-cell>
          <table:table-cell office:value-type="float" office:value="0.0213750783409834" calcext:value-type="float">
            <text:p>0,021375078340984</text:p>
          </table:table-cell>
          <table:table-cell table:number-columns-repeated="4"/>
          <table:table-cell table:formula="of:=[.B300] - [estimation_info_NAT.B300]" office:value-type="float" office:value="0.0165849609375" calcext:value-type="float">
            <text:p>0,0165849609375</text:p>
          </table:table-cell>
          <table:table-cell table:formula="of:=([.D300] - [estimation_info_NAT.D300])/[estimation_info_NAT.D300]" office:value-type="float" office:value="-0.0117332129219715" calcext:value-type="float">
            <text:p>-0,0117332129219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69188537597656" calcext:value-type="float">
            <text:p>0,076918853759766</text:p>
          </table:table-cell>
          <table:table-cell office:value-type="string" calcext:value-type="string">
            <text:p>2020-04-02 22:57:25</text:p>
          </table:table-cell>
          <table:table-cell office:value-type="float" office:value="-76.5680889674055" calcext:value-type="float">
            <text:p>-76,5680889674055</text:p>
          </table:table-cell>
          <table:table-cell office:value-type="float" office:value="14" calcext:value-type="float">
            <text:p>14</text:p>
          </table:table-cell>
          <table:table-cell office:value-type="float" office:value="0.0010645564697358" calcext:value-type="float">
            <text:p>0,001064556469736</text:p>
          </table:table-cell>
          <table:table-cell office:value-type="float" office:value="0.000390103136335776" calcext:value-type="float">
            <text:p>0,000390103136336</text:p>
          </table:table-cell>
          <table:table-cell table:number-columns-repeated="4"/>
          <table:table-cell table:formula="of:=[.B301] - [estimation_info_NAT.B301]" office:value-type="float" office:value="0" calcext:value-type="float">
            <text:p>0</text:p>
          </table:table-cell>
          <table:table-cell table:formula="of:=([.D301] - [estimation_info_NAT.D301])/[estimation_info_NAT.D301]" office:value-type="float" office:value="-0.0247791517098604" calcext:value-type="float">
            <text:p>-0,024779151709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1608740234375" calcext:value-type="float">
            <text:p>0,41608740234375</text:p>
          </table:table-cell>
          <table:table-cell office:value-type="string" calcext:value-type="string">
            <text:p>2020-04-02 23:05:27</text:p>
          </table:table-cell>
          <table:table-cell office:value-type="float" office:value="-51.2355595539869" calcext:value-type="float">
            <text:p>-51,2355595539869</text:p>
          </table:table-cell>
          <table:table-cell office:value-type="float" office:value="8" calcext:value-type="float">
            <text:p>8</text:p>
          </table:table-cell>
          <table:table-cell office:value-type="float" office:value="-0.0068482727671925" calcext:value-type="float">
            <text:p>-0,006848272767193</text:p>
          </table:table-cell>
          <table:table-cell office:value-type="float" office:value="0.00709057782850445" calcext:value-type="float">
            <text:p>0,007090577828504</text:p>
          </table:table-cell>
          <table:table-cell table:number-columns-repeated="4"/>
          <table:table-cell table:formula="of:=[.B302] - [estimation_info_NAT.B302]" office:value-type="float" office:value="0.00902416992187499" calcext:value-type="float">
            <text:p>0,009024169921875</text:p>
          </table:table-cell>
          <table:table-cell table:formula="of:=([.D302] - [estimation_info_NAT.D302])/[estimation_info_NAT.D302]" office:value-type="float" office:value="-0.0329341886228933" calcext:value-type="float">
            <text:p>-0,03293418862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790529479980469" calcext:value-type="float">
            <text:p>0,079052947998047</text:p>
          </table:table-cell>
          <table:table-cell office:value-type="string" calcext:value-type="string">
            <text:p>2020-04-02 23:14:07</text:p>
          </table:table-cell>
          <table:table-cell office:value-type="float" office:value="-80.2601491157018" calcext:value-type="float">
            <text:p>-80,2601491157018</text:p>
          </table:table-cell>
          <table:table-cell office:value-type="float" office:value="14" calcext:value-type="float">
            <text:p>14</text:p>
          </table:table-cell>
          <table:table-cell office:value-type="float" office:value="0.00422898319231318" calcext:value-type="float">
            <text:p>0,004228983192313</text:p>
          </table:table-cell>
          <table:table-cell office:value-type="float" office:value="0.000409772884671267" calcext:value-type="float">
            <text:p>0,000409772884671</text:p>
          </table:table-cell>
          <table:table-cell table:number-columns-repeated="4"/>
          <table:table-cell table:formula="of:=[.B303] - [estimation_info_NAT.B303]" office:value-type="float" office:value="0.0010975341796875" calcext:value-type="float">
            <text:p>0,001097534179688</text:p>
          </table:table-cell>
          <table:table-cell table:formula="of:=([.D303] - [estimation_info_NAT.D303])/[estimation_info_NAT.D303]" office:value-type="float" office:value="-0.00550000776885377" calcext:value-type="float">
            <text:p>-0,0055000077688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13897216796875" calcext:value-type="float">
            <text:p>0,213897216796875</text:p>
          </table:table-cell>
          <table:table-cell office:value-type="string" calcext:value-type="string">
            <text:p>2020-04-02 23:19:19</text:p>
          </table:table-cell>
          <table:table-cell office:value-type="float" office:value="-63.9426625684239" calcext:value-type="float">
            <text:p>-63,9426625684239</text:p>
          </table:table-cell>
          <table:table-cell office:value-type="float" office:value="11" calcext:value-type="float">
            <text:p>11</text:p>
          </table:table-cell>
          <table:table-cell office:value-type="float" office:value="0.00752853430641687" calcext:value-type="float">
            <text:p>0,007528534306417</text:p>
          </table:table-cell>
          <table:table-cell office:value-type="float" office:value="0.00317767273111998" calcext:value-type="float">
            <text:p>0,00317767273112</text:p>
          </table:table-cell>
          <table:table-cell table:number-columns-repeated="4"/>
          <table:table-cell table:formula="of:=[.B304] - [estimation_info_NAT.B304]" office:value-type="float" office:value="0.01951171875" calcext:value-type="float">
            <text:p>0,01951171875</text:p>
          </table:table-cell>
          <table:table-cell table:formula="of:=([.D304] - [estimation_info_NAT.D304])/[estimation_info_NAT.D304]" office:value-type="float" office:value="0.0180225926561897" calcext:value-type="float">
            <text:p>0,018022592656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8:25</text:p>
          </table:table-cell>
          <table:table-cell office:value-type="float" office:value="-67.2756829935248" calcext:value-type="float">
            <text:p>-67,2756829935248</text:p>
          </table:table-cell>
          <table:table-cell office:value-type="float" office:value="12" calcext:value-type="float">
            <text:p>12</text:p>
          </table:table-cell>
          <table:table-cell office:value-type="float" office:value="-10.999999861931" calcext:value-type="float">
            <text:p>-10,999999861931</text:p>
          </table:table-cell>
          <table:table-cell office:value-type="float" office:value="0.00757575764755706" calcext:value-type="float">
            <text:p>0,007575757647557</text:p>
          </table:table-cell>
          <table:table-cell table:number-columns-repeated="4"/>
          <table:table-cell table:formula="of:=[.B305] - [estimation_info_NAT.B305]" office:value-type="float" office:value="0" calcext:value-type="float">
            <text:p>0</text:p>
          </table:table-cell>
          <table:table-cell table:formula="of:=([.D305] - [estimation_info_NAT.D305])/[estimation_info_NAT.D305]" office:value-type="float" office:value="0.0927431489954273" calcext:value-type="float">
            <text:p>0,0927431489954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3:04</text:p>
          </table:table-cell>
          <table:table-cell office:value-type="float" office:value="-25.9024760985803" calcext:value-type="float">
            <text:p>-25,9024760985803</text:p>
          </table:table-cell>
          <table:table-cell office:value-type="float" office:value="5" calcext:value-type="float">
            <text:p>5</text:p>
          </table:table-cell>
          <table:table-cell office:value-type="float" office:value="-1.95774909335766" calcext:value-type="float">
            <text:p>-1,95774909335766</text:p>
          </table:table-cell>
          <table:table-cell office:value-type="float" office:value="0.0999541098221189" calcext:value-type="float">
            <text:p>0,099954109822119</text:p>
          </table:table-cell>
          <table:table-cell table:number-columns-repeated="4"/>
          <table:table-cell table:formula="of:=[.B306] - [estimation_info_NAT.B306]" office:value-type="float" office:value="0" calcext:value-type="float">
            <text:p>0</text:p>
          </table:table-cell>
          <table:table-cell table:formula="of:=([.D306] - [estimation_info_NAT.D306])/[estimation_info_NAT.D306]" office:value-type="float" office:value="0.0831171806405204" calcext:value-type="float">
            <text:p>0,083117180640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1:54</text:p>
          </table:table-cell>
          <table:table-cell office:value-type="float" office:value="-43.4621433714119" calcext:value-type="float">
            <text:p>-43,4621433714119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0.0123456790123457" calcext:value-type="float">
            <text:p>0,012345679012346</text:p>
          </table:table-cell>
          <table:table-cell table:number-columns-repeated="4"/>
          <table:table-cell table:formula="of:=[.B307] - [estimation_info_NAT.B307]" office:value-type="float" office:value="0" calcext:value-type="float">
            <text:p>0</text:p>
          </table:table-cell>
          <table:table-cell table:formula="of:=([.D307] - [estimation_info_NAT.D307])/[estimation_info_NAT.D307]" office:value-type="float" office:value="0.0224679214068899" calcext:value-type="float">
            <text:p>0,022467921406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9:16</text:p>
          </table:table-cell>
          <table:table-cell office:value-type="float" office:value="-10.1005673504835" calcext:value-type="float">
            <text:p>-10,100567350483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308] - [estimation_info_NAT.B308]" office:value-type="float" office:value="0" calcext:value-type="float">
            <text:p>0</text:p>
          </table:table-cell>
          <table:table-cell table:formula="of:=([.D308] - [estimation_info_NAT.D308])/[estimation_info_NAT.D308]" office:value-type="float" office:value="-0.0515116121206197" calcext:value-type="float">
            <text:p>-0,051511612120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7: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[.B309] - [estimation_info_NAT.B309]" office:value-type="float" office:value="0" calcext:value-type="float">
            <text:p>0</text:p>
          </table:table-cell>
          <table:table-cell/>
        </table:table-row>
      </table:table>
      <table:table table:name="estimation_info_minus_10s_NA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estimated_f2b</text:p>
          </table:table-cell>
          <table:table-cell table:style-name="Default" office:value-type="string" calcext:value-type="string">
            <text:p>departure_time</text:p>
          </table:table-cell>
          <table:table-cell office:value-type="string" calcext:value-type="string">
            <text:p>log_likelihood</text:p>
          </table:table-cell>
          <table:table-cell office:value-type="string" calcext:value-type="string">
            <text:p>trips_numb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symptotic_confidenc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4-02 05:27:25</text:p>
          </table:table-cell>
          <table:table-cell office:value-type="float" office:value="-101.45359691115" calcext:value-type="float">
            <text:p>-101,45359691115</text:p>
          </table:table-cell>
          <table:table-cell office:value-type="float" office:value="21" calcext:value-type="float">
            <text:p>21</text:p>
          </table:table-cell>
          <table:table-cell office:value-type="float" office:value="-19.9999125067109" calcext:value-type="float">
            <text:p>-19,9999125067109</text:p>
          </table:table-cell>
          <table:table-cell office:value-type="float" office:value="0.00238095238004106" calcext:value-type="float">
            <text:p>0,002380952380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35:43</text:p>
          </table:table-cell>
          <table:table-cell office:value-type="float" office:value="-63.8483097054663" calcext:value-type="float">
            <text:p>-63,848309705466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0.00510204081632653" calcext:value-type="float">
            <text:p>0,005102040816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96481781005859" calcext:value-type="float">
            <text:p>0,049648178100586</text:p>
          </table:table-cell>
          <table:table-cell office:value-type="string" calcext:value-type="string">
            <text:p>2020-04-02 05:48:17</text:p>
          </table:table-cell>
          <table:table-cell office:value-type="float" office:value="-203.912994733111" calcext:value-type="float">
            <text:p>-203,912994733111</text:p>
          </table:table-cell>
          <table:table-cell office:value-type="float" office:value="41" calcext:value-type="float">
            <text:p>41</text:p>
          </table:table-cell>
          <table:table-cell office:value-type="float" office:value="-0.000249548265740529" calcext:value-type="float">
            <text:p>-0,000249548265741</text:p>
          </table:table-cell>
          <table:table-cell office:value-type="float" office:value="0.000102418039171032" calcext:value-type="float">
            <text:p>0,000102418039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49:41</text:p>
          </table:table-cell>
          <table:table-cell office:value-type="float" office:value="-136.307871196405" calcext:value-type="float">
            <text:p>-136,307871196405</text:p>
          </table:table-cell>
          <table:table-cell office:value-type="float" office:value="26" calcext:value-type="float">
            <text:p>26</text:p>
          </table:table-cell>
          <table:table-cell office:value-type="float" office:value="-4.86725190848127" calcext:value-type="float">
            <text:p>-4,86725190848127</text:p>
          </table:table-cell>
          <table:table-cell office:value-type="float" office:value="0.0148189417713497" calcext:value-type="float">
            <text:p>0,01481894177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4:53</text:p>
          </table:table-cell>
          <table:table-cell office:value-type="float" office:value="-103.141693000923" calcext:value-type="float">
            <text:p>-103,141693000923</text:p>
          </table:table-cell>
          <table:table-cell office:value-type="float" office:value="21" calcext:value-type="float">
            <text:p>21</text:p>
          </table:table-cell>
          <table:table-cell office:value-type="float" office:value="-9.18017502233821" calcext:value-type="float">
            <text:p>-9,18017502233821</text:p>
          </table:table-cell>
          <table:table-cell office:value-type="float" office:value="0.00451113292723232" calcext:value-type="float">
            <text:p>0,004511132927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5:56:02</text:p>
          </table:table-cell>
          <table:table-cell office:value-type="float" office:value="-91.3101883080345" calcext:value-type="float">
            <text:p>-91,3101883080345</text:p>
          </table:table-cell>
          <table:table-cell office:value-type="float" office:value="18" calcext:value-type="float">
            <text:p>18</text:p>
          </table:table-cell>
          <table:table-cell office:value-type="float" office:value="6.73469876365654" calcext:value-type="float">
            <text:p>6,73469876365654</text:p>
          </table:table-cell>
          <table:table-cell office:value-type="float" office:value="0.00239071660780133" calcext:value-type="float">
            <text:p>0,0023907166078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47842712402344" calcext:value-type="float">
            <text:p>0,094784271240234</text:p>
          </table:table-cell>
          <table:table-cell office:value-type="string" calcext:value-type="string">
            <text:p>2020-04-02 06:05:39</text:p>
          </table:table-cell>
          <table:table-cell office:value-type="float" office:value="-266.854010814323" calcext:value-type="float">
            <text:p>-266,854010814323</text:p>
          </table:table-cell>
          <table:table-cell office:value-type="float" office:value="50" calcext:value-type="float">
            <text:p>50</text:p>
          </table:table-cell>
          <table:table-cell office:value-type="float" office:value="0.00337994775645911" calcext:value-type="float">
            <text:p>0,003379947756459</text:p>
          </table:table-cell>
          <table:table-cell office:value-type="float" office:value="0.0000818900125356818" calcext:value-type="float">
            <text:p>8,1890012535681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4994506835937" calcext:value-type="float">
            <text:p>0,224994506835937</text:p>
          </table:table-cell>
          <table:table-cell office:value-type="string" calcext:value-type="string">
            <text:p>2020-04-02 06:06:59</text:p>
          </table:table-cell>
          <table:table-cell office:value-type="float" office:value="-226.689790039844" calcext:value-type="float">
            <text:p>-226,689790039844</text:p>
          </table:table-cell>
          <table:table-cell office:value-type="float" office:value="42" calcext:value-type="float">
            <text:p>42</text:p>
          </table:table-cell>
          <table:table-cell office:value-type="float" office:value="-0.00755551050194814" calcext:value-type="float">
            <text:p>-0,007555510501948</text:p>
          </table:table-cell>
          <table:table-cell office:value-type="float" office:value="0.000395843357180275" calcext:value-type="float">
            <text:p>0,00039584335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32451629638672" calcext:value-type="float">
            <text:p>0,073245162963867</text:p>
          </table:table-cell>
          <table:table-cell office:value-type="string" calcext:value-type="string">
            <text:p>2020-04-02 06:13:50</text:p>
          </table:table-cell>
          <table:table-cell office:value-type="float" office:value="-227.272206538684" calcext:value-type="float">
            <text:p>-227,272206538684</text:p>
          </table:table-cell>
          <table:table-cell office:value-type="float" office:value="43" calcext:value-type="float">
            <text:p>43</text:p>
          </table:table-cell>
          <table:table-cell office:value-type="float" office:value="0.00310908835209922" calcext:value-type="float">
            <text:p>0,003109088352099</text:p>
          </table:table-cell>
          <table:table-cell office:value-type="float" office:value="0.0000432337213577353" calcext:value-type="float">
            <text:p>4,32337213577353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0720947265625" calcext:value-type="float">
            <text:p>0,440720947265625</text:p>
          </table:table-cell>
          <table:table-cell office:value-type="string" calcext:value-type="string">
            <text:p>2020-04-02 06:15:22</text:p>
          </table:table-cell>
          <table:table-cell office:value-type="float" office:value="-195.088909792684" calcext:value-type="float">
            <text:p>-195,088909792684</text:p>
          </table:table-cell>
          <table:table-cell office:value-type="float" office:value="35" calcext:value-type="float">
            <text:p>35</text:p>
          </table:table-cell>
          <table:table-cell office:value-type="float" office:value="-0.00247686434585366" calcext:value-type="float">
            <text:p>-0,002476864345854</text:p>
          </table:table-cell>
          <table:table-cell office:value-type="float" office:value="0.00112203990041657" calcext:value-type="float">
            <text:p>0,001122039900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17:38</text:p>
          </table:table-cell>
          <table:table-cell office:value-type="float" office:value="-164.583948776152" calcext:value-type="float">
            <text:p>-164,583948776152</text:p>
          </table:table-cell>
          <table:table-cell office:value-type="float" office:value="30" calcext:value-type="float">
            <text:p>30</text:p>
          </table:table-cell>
          <table:table-cell office:value-type="float" office:value="-19.4760739087547" calcext:value-type="float">
            <text:p>-19,4760739087547</text:p>
          </table:table-cell>
          <table:table-cell office:value-type="float" office:value="0.0016544377757844" calcext:value-type="float">
            <text:p>0,001654437775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0:50</text:p>
          </table:table-cell>
          <table:table-cell office:value-type="float" office:value="-135.362170269581" calcext:value-type="float">
            <text:p>-135,362170269581</text:p>
          </table:table-cell>
          <table:table-cell office:value-type="float" office:value="26" calcext:value-type="float">
            <text:p>26</text:p>
          </table:table-cell>
          <table:table-cell office:value-type="float" office:value="-16.5105520197346" calcext:value-type="float">
            <text:p>-16,5105520197346</text:p>
          </table:table-cell>
          <table:table-cell office:value-type="float" office:value="0.00174725381515252" calcext:value-type="float">
            <text:p>0,001747253815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6:30</text:p>
          </table:table-cell>
          <table:table-cell office:value-type="float" office:value="-162.598565764445" calcext:value-type="float">
            <text:p>-162,598565764445</text:p>
          </table:table-cell>
          <table:table-cell office:value-type="float" office:value="34" calcext:value-type="float">
            <text:p>34</text:p>
          </table:table-cell>
          <table:table-cell office:value-type="float" office:value="-27.7936734144204" calcext:value-type="float">
            <text:p>-27,7936734144204</text:p>
          </table:table-cell>
          <table:table-cell office:value-type="float" office:value="0.00106373070931874" calcext:value-type="float">
            <text:p>0,0010637307093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28:56</text:p>
          </table:table-cell>
          <table:table-cell office:value-type="float" office:value="-190.677581382911" calcext:value-type="float">
            <text:p>-190,677581382911</text:p>
          </table:table-cell>
          <table:table-cell office:value-type="float" office:value="34" calcext:value-type="float">
            <text:p>34</text:p>
          </table:table-cell>
          <table:table-cell office:value-type="float" office:value="-7.48757641938216" calcext:value-type="float">
            <text:p>-7,48757641938216</text:p>
          </table:table-cell>
          <table:table-cell office:value-type="float" office:value="0.000415835811493978" calcext:value-type="float">
            <text:p>0,0004158358114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27273712158203" calcext:value-type="float">
            <text:p>0,05272737121582</text:p>
          </table:table-cell>
          <table:table-cell office:value-type="string" calcext:value-type="string">
            <text:p>2020-04-02 06:34:41</text:p>
          </table:table-cell>
          <table:table-cell office:value-type="float" office:value="-193.36479943144" calcext:value-type="float">
            <text:p>-193,36479943144</text:p>
          </table:table-cell>
          <table:table-cell office:value-type="float" office:value="37" calcext:value-type="float">
            <text:p>37</text:p>
          </table:table-cell>
          <table:table-cell office:value-type="float" office:value="0.00684304274246528" calcext:value-type="float">
            <text:p>0,006843042742465</text:p>
          </table:table-cell>
          <table:table-cell office:value-type="float" office:value="0.0000493856293549997" calcext:value-type="float">
            <text:p>4,93856293549997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0179260253906" calcext:value-type="float">
            <text:p>0,150179260253906</text:p>
          </table:table-cell>
          <table:table-cell office:value-type="string" calcext:value-type="string">
            <text:p>2020-04-02 06:37:57</text:p>
          </table:table-cell>
          <table:table-cell office:value-type="float" office:value="-194.671722250853" calcext:value-type="float">
            <text:p>-194,671722250853</text:p>
          </table:table-cell>
          <table:table-cell office:value-type="float" office:value="34" calcext:value-type="float">
            <text:p>34</text:p>
          </table:table-cell>
          <table:table-cell office:value-type="float" office:value="0.00236093931822578" calcext:value-type="float">
            <text:p>0,002360939318226</text:p>
          </table:table-cell>
          <table:table-cell office:value-type="float" office:value="0.000243033282355673" calcext:value-type="float">
            <text:p>0,000243033282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39:54</text:p>
          </table:table-cell>
          <table:table-cell office:value-type="float" office:value="-159.110011201298" calcext:value-type="float">
            <text:p>-159,110011201298</text:p>
          </table:table-cell>
          <table:table-cell office:value-type="float" office:value="29" calcext:value-type="float">
            <text:p>29</text:p>
          </table:table-cell>
          <table:table-cell office:value-type="float" office:value="-13.6048406572663" calcext:value-type="float">
            <text:p>-13,6048406572663</text:p>
          </table:table-cell>
          <table:table-cell office:value-type="float" office:value="0.00276914474340746" calcext:value-type="float">
            <text:p>0,002769144743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44:30</text:p>
          </table:table-cell>
          <table:table-cell office:value-type="float" office:value="-215.688645917048" calcext:value-type="float">
            <text:p>-215,688645917048</text:p>
          </table:table-cell>
          <table:table-cell office:value-type="float" office:value="43" calcext:value-type="float">
            <text:p>43</text:p>
          </table:table-cell>
          <table:table-cell office:value-type="float" office:value="-22.2614883389645" calcext:value-type="float">
            <text:p>-22,2614883389645</text:p>
          </table:table-cell>
          <table:table-cell office:value-type="float" office:value="0.000612329178832975" calcext:value-type="float">
            <text:p>0,000612329178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34435729980469" calcext:value-type="float">
            <text:p>0,063443572998047</text:p>
          </table:table-cell>
          <table:table-cell office:value-type="string" calcext:value-type="string">
            <text:p>2020-04-02 06:46:56</text:p>
          </table:table-cell>
          <table:table-cell office:value-type="float" office:value="-201.658957709748" calcext:value-type="float">
            <text:p>-201,658957709748</text:p>
          </table:table-cell>
          <table:table-cell office:value-type="float" office:value="39" calcext:value-type="float">
            <text:p>39</text:p>
          </table:table-cell>
          <table:table-cell office:value-type="float" office:value="0.00781074450950858" calcext:value-type="float">
            <text:p>0,007810744509509</text:p>
          </table:table-cell>
          <table:table-cell office:value-type="float" office:value="0.000096907584882442" calcext:value-type="float">
            <text:p>9,6907584882442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54107208251953" calcext:value-type="float">
            <text:p>0,035410720825195</text:p>
          </table:table-cell>
          <table:table-cell office:value-type="string" calcext:value-type="string">
            <text:p>2020-04-02 06:51:30</text:p>
          </table:table-cell>
          <table:table-cell office:value-type="float" office:value="-264.887644420815" calcext:value-type="float">
            <text:p>-264,887644420815</text:p>
          </table:table-cell>
          <table:table-cell office:value-type="float" office:value="51" calcext:value-type="float">
            <text:p>51</text:p>
          </table:table-cell>
          <table:table-cell office:value-type="float" office:value="0.00183293663312134" calcext:value-type="float">
            <text:p>0,001832936633121</text:p>
          </table:table-cell>
          <table:table-cell office:value-type="float" office:value="0.0000489719371737998" calcext:value-type="float">
            <text:p>4,89719371737998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3:14</text:p>
          </table:table-cell>
          <table:table-cell office:value-type="float" office:value="-328.679921258876" calcext:value-type="float">
            <text:p>-328,679921258876</text:p>
          </table:table-cell>
          <table:table-cell office:value-type="float" office:value="61" calcext:value-type="float">
            <text:p>61</text:p>
          </table:table-cell>
          <table:table-cell office:value-type="float" office:value="-8.91111214002976" calcext:value-type="float">
            <text:p>-8,91111214002976</text:p>
          </table:table-cell>
          <table:table-cell office:value-type="float" office:value="0.00222027299553159" calcext:value-type="float">
            <text:p>0,002220272995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4:37</text:p>
          </table:table-cell>
          <table:table-cell office:value-type="float" office:value="-176.942396579434" calcext:value-type="float">
            <text:p>-176,942396579434</text:p>
          </table:table-cell>
          <table:table-cell office:value-type="float" office:value="33" calcext:value-type="float">
            <text:p>33</text:p>
          </table:table-cell>
          <table:table-cell office:value-type="float" office:value="-11.6577643696384" calcext:value-type="float">
            <text:p>-11,6577643696384</text:p>
          </table:table-cell>
          <table:table-cell office:value-type="float" office:value="0.000392809299975918" calcext:value-type="float">
            <text:p>0,000392809299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6:58:27</text:p>
          </table:table-cell>
          <table:table-cell office:value-type="float" office:value="-187.817314451064" calcext:value-type="float">
            <text:p>-187,817314451064</text:p>
          </table:table-cell>
          <table:table-cell office:value-type="float" office:value="36" calcext:value-type="float">
            <text:p>36</text:p>
          </table:table-cell>
          <table:table-cell office:value-type="float" office:value="-17.1419965269534" calcext:value-type="float">
            <text:p>-17,1419965269534</text:p>
          </table:table-cell>
          <table:table-cell office:value-type="float" office:value="0.000660323178426578" calcext:value-type="float">
            <text:p>0,0006603231784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2:28</text:p>
          </table:table-cell>
          <table:table-cell office:value-type="float" office:value="-209.863519166375" calcext:value-type="float">
            <text:p>-209,863519166375</text:p>
          </table:table-cell>
          <table:table-cell office:value-type="float" office:value="41" calcext:value-type="float">
            <text:p>41</text:p>
          </table:table-cell>
          <table:table-cell office:value-type="float" office:value="-27.9981079068825" calcext:value-type="float">
            <text:p>-27,9981079068825</text:p>
          </table:table-cell>
          <table:table-cell office:value-type="float" office:value="0.000871139928478934" calcext:value-type="float">
            <text:p>0,0008711399284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06:18</text:p>
          </table:table-cell>
          <table:table-cell office:value-type="float" office:value="-303.691620234855" calcext:value-type="float">
            <text:p>-303,691620234855</text:p>
          </table:table-cell>
          <table:table-cell office:value-type="float" office:value="54" calcext:value-type="float">
            <text:p>54</text:p>
          </table:table-cell>
          <table:table-cell office:value-type="float" office:value="-10.8991905899881" calcext:value-type="float">
            <text:p>-10,8991905899881</text:p>
          </table:table-cell>
          <table:table-cell office:value-type="float" office:value="0.0000763521739146315" calcext:value-type="float">
            <text:p>7,63521739146315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9568786621094" calcext:value-type="float">
            <text:p>0,179568786621094</text:p>
          </table:table-cell>
          <table:table-cell office:value-type="string" calcext:value-type="string">
            <text:p>2020-04-02 07:08:54</text:p>
          </table:table-cell>
          <table:table-cell office:value-type="float" office:value="-201.567483021101" calcext:value-type="float">
            <text:p>-201,567483021101</text:p>
          </table:table-cell>
          <table:table-cell office:value-type="float" office:value="33" calcext:value-type="float">
            <text:p>33</text:p>
          </table:table-cell>
          <table:table-cell office:value-type="float" office:value="-0.00626575505883079" calcext:value-type="float">
            <text:p>-0,006265755058831</text:p>
          </table:table-cell>
          <table:table-cell office:value-type="float" office:value="0.0002586954315219" calcext:value-type="float">
            <text:p>0,000258695431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87566757202148" calcext:value-type="float">
            <text:p>0,038756675720215</text:p>
          </table:table-cell>
          <table:table-cell office:value-type="string" calcext:value-type="string">
            <text:p>2020-04-02 07:12:05</text:p>
          </table:table-cell>
          <table:table-cell office:value-type="float" office:value="-233.311389271194" calcext:value-type="float">
            <text:p>-233,311389271194</text:p>
          </table:table-cell>
          <table:table-cell office:value-type="float" office:value="42" calcext:value-type="float">
            <text:p>42</text:p>
          </table:table-cell>
          <table:table-cell office:value-type="float" office:value="0.00348859178146266" calcext:value-type="float">
            <text:p>0,003488591781463</text:p>
          </table:table-cell>
          <table:table-cell office:value-type="float" office:value="0.0000347421461785474" calcext:value-type="float">
            <text:p>3,47421461785474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9036727905273" calcext:value-type="float">
            <text:p>0,119036727905273</text:p>
          </table:table-cell>
          <table:table-cell office:value-type="string" calcext:value-type="string">
            <text:p>2020-04-02 07:20:01</text:p>
          </table:table-cell>
          <table:table-cell office:value-type="float" office:value="-608.41614835978" calcext:value-type="float">
            <text:p>-608,41614835978</text:p>
          </table:table-cell>
          <table:table-cell office:value-type="float" office:value="107" calcext:value-type="float">
            <text:p>107</text:p>
          </table:table-cell>
          <table:table-cell office:value-type="float" office:value="0.00589861569179262" calcext:value-type="float">
            <text:p>0,005898615691793</text:p>
          </table:table-cell>
          <table:table-cell office:value-type="float" office:value="0.0000246235784337345" calcext:value-type="float">
            <text:p>2,4623578433734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0896438598633" calcext:value-type="float">
            <text:p>0,120896438598633</text:p>
          </table:table-cell>
          <table:table-cell office:value-type="string" calcext:value-type="string">
            <text:p>2020-04-02 07:21:49</text:p>
          </table:table-cell>
          <table:table-cell office:value-type="float" office:value="-539.372082111923" calcext:value-type="float">
            <text:p>-539,372082111923</text:p>
          </table:table-cell>
          <table:table-cell office:value-type="float" office:value="90" calcext:value-type="float">
            <text:p>90</text:p>
          </table:table-cell>
          <table:table-cell office:value-type="float" office:value="-0.0025127860800106" calcext:value-type="float">
            <text:p>-0,002512786080011</text:p>
          </table:table-cell>
          <table:table-cell office:value-type="float" office:value="0.0000359562016186029" calcext:value-type="float">
            <text:p>3,5956201618602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6795684814453" calcext:value-type="float">
            <text:p>0,126795684814453</text:p>
          </table:table-cell>
          <table:table-cell office:value-type="string" calcext:value-type="string">
            <text:p>2020-04-02 07:25:31</text:p>
          </table:table-cell>
          <table:table-cell office:value-type="float" office:value="-458.633321385596" calcext:value-type="float">
            <text:p>-458,633321385596</text:p>
          </table:table-cell>
          <table:table-cell office:value-type="float" office:value="83" calcext:value-type="float">
            <text:p>83</text:p>
          </table:table-cell>
          <table:table-cell office:value-type="float" office:value="-0.00794559646412727" calcext:value-type="float">
            <text:p>-0,007945596464127</text:p>
          </table:table-cell>
          <table:table-cell office:value-type="float" office:value="0.0000396754529463243" calcext:value-type="float">
            <text:p>3,96754529463243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82152862548828" calcext:value-type="float">
            <text:p>0,048215286254883</text:p>
          </table:table-cell>
          <table:table-cell office:value-type="string" calcext:value-type="string">
            <text:p>2020-04-02 07:27:10</text:p>
          </table:table-cell>
          <table:table-cell office:value-type="float" office:value="-445.815345726941" calcext:value-type="float">
            <text:p>-445,815345726941</text:p>
          </table:table-cell>
          <table:table-cell office:value-type="float" office:value="81" calcext:value-type="float">
            <text:p>81</text:p>
          </table:table-cell>
          <table:table-cell office:value-type="float" office:value="-0.00208213395716195" calcext:value-type="float">
            <text:p>-0,002082133957162</text:p>
          </table:table-cell>
          <table:table-cell office:value-type="float" office:value="0.0000333662774700777" calcext:value-type="float">
            <text:p>3,3366277470077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65087432861328" calcext:value-type="float">
            <text:p>0,016508743286133</text:p>
          </table:table-cell>
          <table:table-cell office:value-type="string" calcext:value-type="string">
            <text:p>2020-04-02 07:29:48</text:p>
          </table:table-cell>
          <table:table-cell office:value-type="float" office:value="-361.937536491804" calcext:value-type="float">
            <text:p>-361,937536491804</text:p>
          </table:table-cell>
          <table:table-cell office:value-type="float" office:value="62" calcext:value-type="float">
            <text:p>62</text:p>
          </table:table-cell>
          <table:table-cell office:value-type="float" office:value="0.00045826285554515" calcext:value-type="float">
            <text:p>0,000458262855545</text:p>
          </table:table-cell>
          <table:table-cell office:value-type="float" office:value="0.000027486728977366" calcext:value-type="float">
            <text:p>2,748672897736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47359504699707" calcext:value-type="float">
            <text:p>0,044735950469971</text:p>
          </table:table-cell>
          <table:table-cell office:value-type="string" calcext:value-type="string">
            <text:p>2020-04-02 07:33:28</text:p>
          </table:table-cell>
          <table:table-cell office:value-type="float" office:value="-571.518195840527" calcext:value-type="float">
            <text:p>-571,518195840527</text:p>
          </table:table-cell>
          <table:table-cell office:value-type="float" office:value="106" calcext:value-type="float">
            <text:p>106</text:p>
          </table:table-cell>
          <table:table-cell office:value-type="float" office:value="-0.000615144241576352" calcext:value-type="float">
            <text:p>-0,000615144241576</text:p>
          </table:table-cell>
          <table:table-cell office:value-type="float" office:value="0.00000639297243784692" calcext:value-type="float">
            <text:p>6,39297243784692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01153625488281" calcext:value-type="float">
            <text:p>0,201153625488281</text:p>
          </table:table-cell>
          <table:table-cell office:value-type="string" calcext:value-type="string">
            <text:p>2020-04-02 07:35:06</text:p>
          </table:table-cell>
          <table:table-cell office:value-type="float" office:value="-303.969931959849" calcext:value-type="float">
            <text:p>-303,969931959849</text:p>
          </table:table-cell>
          <table:table-cell office:value-type="float" office:value="54" calcext:value-type="float">
            <text:p>54</text:p>
          </table:table-cell>
          <table:table-cell office:value-type="float" office:value="0.00446117104105737" calcext:value-type="float">
            <text:p>0,004461171041057</text:p>
          </table:table-cell>
          <table:table-cell office:value-type="float" office:value="0.000186281300090698" calcext:value-type="float">
            <text:p>0,000186281300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38:16</text:p>
          </table:table-cell>
          <table:table-cell office:value-type="float" office:value="-507.144177115009" calcext:value-type="float">
            <text:p>-507,144177115009</text:p>
          </table:table-cell>
          <table:table-cell office:value-type="float" office:value="93" calcext:value-type="float">
            <text:p>93</text:p>
          </table:table-cell>
          <table:table-cell office:value-type="float" office:value="-60.5001960861992" calcext:value-type="float">
            <text:p>-60,5001960861992</text:p>
          </table:table-cell>
          <table:table-cell office:value-type="float" office:value="0.000172199938498909" calcext:value-type="float">
            <text:p>0,0001721999384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94335479736328" calcext:value-type="float">
            <text:p>0,099433547973633</text:p>
          </table:table-cell>
          <table:table-cell office:value-type="string" calcext:value-type="string">
            <text:p>2020-04-02 07:42:08</text:p>
          </table:table-cell>
          <table:table-cell office:value-type="float" office:value="-480.169569351072" calcext:value-type="float">
            <text:p>-480,169569351072</text:p>
          </table:table-cell>
          <table:table-cell office:value-type="float" office:value="90" calcext:value-type="float">
            <text:p>90</text:p>
          </table:table-cell>
          <table:table-cell office:value-type="float" office:value="0.00326722448321704" calcext:value-type="float">
            <text:p>0,003267224483217</text:p>
          </table:table-cell>
          <table:table-cell office:value-type="float" office:value="0.0000226597230705802" calcext:value-type="float">
            <text:p>2,26597230705802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7771759033203" calcext:value-type="float">
            <text:p>0,107771759033203</text:p>
          </table:table-cell>
          <table:table-cell office:value-type="string" calcext:value-type="string">
            <text:p>2020-04-02 07:43:54</text:p>
          </table:table-cell>
          <table:table-cell office:value-type="float" office:value="-403.033344745884" calcext:value-type="float">
            <text:p>-403,033344745884</text:p>
          </table:table-cell>
          <table:table-cell office:value-type="float" office:value="74" calcext:value-type="float">
            <text:p>74</text:p>
          </table:table-cell>
          <table:table-cell office:value-type="float" office:value="0.00631348387720261" calcext:value-type="float">
            <text:p>0,006313483877203</text:p>
          </table:table-cell>
          <table:table-cell office:value-type="float" office:value="0.0000596349127212432" calcext:value-type="float">
            <text:p>5,96349127212432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45:54</text:p>
          </table:table-cell>
          <table:table-cell office:value-type="float" office:value="-425.525086692084" calcext:value-type="float">
            <text:p>-425,525086692084</text:p>
          </table:table-cell>
          <table:table-cell office:value-type="float" office:value="78" calcext:value-type="float">
            <text:p>78</text:p>
          </table:table-cell>
          <table:table-cell office:value-type="float" office:value="-20.4906008067628" calcext:value-type="float">
            <text:p>-20,4906008067628</text:p>
          </table:table-cell>
          <table:table-cell office:value-type="float" office:value="0.000217524851183436" calcext:value-type="float">
            <text:p>0,00021752485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0332916259766" calcext:value-type="float">
            <text:p>0,100332916259766</text:p>
          </table:table-cell>
          <table:table-cell office:value-type="string" calcext:value-type="string">
            <text:p>2020-04-02 07:47:27</text:p>
          </table:table-cell>
          <table:table-cell office:value-type="float" office:value="-395.530362932478" calcext:value-type="float">
            <text:p>-395,530362932478</text:p>
          </table:table-cell>
          <table:table-cell office:value-type="float" office:value="69" calcext:value-type="float">
            <text:p>69</text:p>
          </table:table-cell>
          <table:table-cell office:value-type="float" office:value="-0.00552879167203457" calcext:value-type="float">
            <text:p>-0,005528791672035</text:p>
          </table:table-cell>
          <table:table-cell office:value-type="float" office:value="0.0000684748422324185" calcext:value-type="float">
            <text:p>6,8474842232418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36872253417969" calcext:value-type="float">
            <text:p>0,073687225341797</text:p>
          </table:table-cell>
          <table:table-cell office:value-type="string" calcext:value-type="string">
            <text:p>2020-04-02 07:49:01</text:p>
          </table:table-cell>
          <table:table-cell office:value-type="float" office:value="-390.05104523535" calcext:value-type="float">
            <text:p>-390,05104523535</text:p>
          </table:table-cell>
          <table:table-cell office:value-type="float" office:value="69" calcext:value-type="float">
            <text:p>69</text:p>
          </table:table-cell>
          <table:table-cell office:value-type="float" office:value="-0.000725731816667796" calcext:value-type="float">
            <text:p>-0,000725731816668</text:p>
          </table:table-cell>
          <table:table-cell office:value-type="float" office:value="0.0000656818469003921" calcext:value-type="float">
            <text:p>6,56818469003921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714500427246" calcext:value-type="float">
            <text:p>0,026771450042725</text:p>
          </table:table-cell>
          <table:table-cell office:value-type="string" calcext:value-type="string">
            <text:p>2020-04-02 07:52:35</text:p>
          </table:table-cell>
          <table:table-cell office:value-type="float" office:value="-466.950809759031" calcext:value-type="float">
            <text:p>-466,950809759031</text:p>
          </table:table-cell>
          <table:table-cell office:value-type="float" office:value="87" calcext:value-type="float">
            <text:p>87</text:p>
          </table:table-cell>
          <table:table-cell office:value-type="float" office:value="-0.00392570034923706" calcext:value-type="float">
            <text:p>-0,003925700349237</text:p>
          </table:table-cell>
          <table:table-cell office:value-type="float" office:value="0.00000655357323668351" calcext:value-type="float">
            <text:p>6,55357323668351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16455688476562" calcext:value-type="float">
            <text:p>0,031645568847656</text:p>
          </table:table-cell>
          <table:table-cell office:value-type="string" calcext:value-type="string">
            <text:p>2020-04-02 07:55:08</text:p>
          </table:table-cell>
          <table:table-cell office:value-type="float" office:value="-475.563332082215" calcext:value-type="float">
            <text:p>-475,563332082215</text:p>
          </table:table-cell>
          <table:table-cell office:value-type="float" office:value="83" calcext:value-type="float">
            <text:p>83</text:p>
          </table:table-cell>
          <table:table-cell office:value-type="float" office:value="0.00557150286217278" calcext:value-type="float">
            <text:p>0,005571502862173</text:p>
          </table:table-cell>
          <table:table-cell office:value-type="float" office:value="0.000108224424521451" calcext:value-type="float">
            <text:p>0,0001082244245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7:56:47</text:p>
          </table:table-cell>
          <table:table-cell office:value-type="float" office:value="-688.580561312191" calcext:value-type="float">
            <text:p>-688,580561312191</text:p>
          </table:table-cell>
          <table:table-cell office:value-type="float" office:value="118" calcext:value-type="float">
            <text:p>118</text:p>
          </table:table-cell>
          <table:table-cell office:value-type="float" office:value="-17.5635755942628" calcext:value-type="float">
            <text:p>-17,5635755942628</text:p>
          </table:table-cell>
          <table:table-cell office:value-type="float" office:value="0.0000648136268362653" calcext:value-type="float">
            <text:p>6,48136268362653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95859832763672" calcext:value-type="float">
            <text:p>0,099585983276367</text:p>
          </table:table-cell>
          <table:table-cell office:value-type="string" calcext:value-type="string">
            <text:p>2020-04-02 07:58:24</text:p>
          </table:table-cell>
          <table:table-cell office:value-type="float" office:value="-571.742265982657" calcext:value-type="float">
            <text:p>-571,742265982657</text:p>
          </table:table-cell>
          <table:table-cell office:value-type="float" office:value="99" calcext:value-type="float">
            <text:p>99</text:p>
          </table:table-cell>
          <table:table-cell office:value-type="float" office:value="-0.00184435213314282" calcext:value-type="float">
            <text:p>-0,001844352133143</text:p>
          </table:table-cell>
          <table:table-cell office:value-type="float" office:value="0.0000300495388432796" calcext:value-type="float">
            <text:p>3,00495388432796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78725509643555" calcext:value-type="float">
            <text:p>0,037872550964356</text:p>
          </table:table-cell>
          <table:table-cell office:value-type="string" calcext:value-type="string">
            <text:p>2020-04-02 08:00:17</text:p>
          </table:table-cell>
          <table:table-cell office:value-type="float" office:value="-544.329111582376" calcext:value-type="float">
            <text:p>-544,329111582376</text:p>
          </table:table-cell>
          <table:table-cell office:value-type="float" office:value="93" calcext:value-type="float">
            <text:p>93</text:p>
          </table:table-cell>
          <table:table-cell office:value-type="float" office:value="0.00827748716387059" calcext:value-type="float">
            <text:p>0,008277487163871</text:p>
          </table:table-cell>
          <table:table-cell office:value-type="float" office:value="0.0000094313073306103" calcext:value-type="float">
            <text:p>9,4313073306103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4742012023926" calcext:value-type="float">
            <text:p>0,026474201202393</text:p>
          </table:table-cell>
          <table:table-cell office:value-type="string" calcext:value-type="string">
            <text:p>2020-04-02 08:02:23</text:p>
          </table:table-cell>
          <table:table-cell office:value-type="float" office:value="-457.579796167665" calcext:value-type="float">
            <text:p>-457,579796167665</text:p>
          </table:table-cell>
          <table:table-cell office:value-type="float" office:value="78" calcext:value-type="float">
            <text:p>78</text:p>
          </table:table-cell>
          <table:table-cell office:value-type="float" office:value="-0.00250798485920356" calcext:value-type="float">
            <text:p>-0,002507984859204</text:p>
          </table:table-cell>
          <table:table-cell office:value-type="float" office:value="0.00000930501066328392" calcext:value-type="float">
            <text:p>9,30501066328392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87893123626709" calcext:value-type="float">
            <text:p>0,028789312362671</text:p>
          </table:table-cell>
          <table:table-cell office:value-type="string" calcext:value-type="string">
            <text:p>2020-04-02 08:07:18</text:p>
          </table:table-cell>
          <table:table-cell office:value-type="float" office:value="-989.222258203183" calcext:value-type="float">
            <text:p>-989,222258203183</text:p>
          </table:table-cell>
          <table:table-cell office:value-type="float" office:value="162" calcext:value-type="float">
            <text:p>162</text:p>
          </table:table-cell>
          <table:table-cell office:value-type="float" office:value="-0.00364634270489406" calcext:value-type="float">
            <text:p>-0,003646342704894</text:p>
          </table:table-cell>
          <table:table-cell office:value-type="float" office:value="0.00000171840864054063" calcext:value-type="float">
            <text:p>1,71840864054063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9668113708496" calcext:value-type="float">
            <text:p>0,169668113708496</text:p>
          </table:table-cell>
          <table:table-cell office:value-type="string" calcext:value-type="string">
            <text:p>2020-04-02 08:12:57</text:p>
          </table:table-cell>
          <table:table-cell office:value-type="float" office:value="-1337.67132786459" calcext:value-type="float">
            <text:p>-1337,67132786459</text:p>
          </table:table-cell>
          <table:table-cell office:value-type="float" office:value="201" calcext:value-type="float">
            <text:p>201</text:p>
          </table:table-cell>
          <table:table-cell office:value-type="float" office:value="0.00605162658171702" calcext:value-type="float">
            <text:p>0,006051626581717</text:p>
          </table:table-cell>
          <table:table-cell office:value-type="float" office:value="0.00000572042608325721" calcext:value-type="float">
            <text:p>5,72042608325721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6925308227539" calcext:value-type="float">
            <text:p>0,436925308227539</text:p>
          </table:table-cell>
          <table:table-cell office:value-type="string" calcext:value-type="string">
            <text:p>2020-04-02 08:16:21</text:p>
          </table:table-cell>
          <table:table-cell office:value-type="float" office:value="-1395.25987395009" calcext:value-type="float">
            <text:p>-1395,25987395009</text:p>
          </table:table-cell>
          <table:table-cell office:value-type="float" office:value="208" calcext:value-type="float">
            <text:p>208</text:p>
          </table:table-cell>
          <table:table-cell office:value-type="float" office:value="0.00380306469909431" calcext:value-type="float">
            <text:p>0,003803064699094</text:p>
          </table:table-cell>
          <table:table-cell office:value-type="float" office:value="0.0000100919298289127" calcext:value-type="float">
            <text:p>1,00919298289127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759846496582" calcext:value-type="float">
            <text:p>0,33759846496582</text:p>
          </table:table-cell>
          <table:table-cell office:value-type="string" calcext:value-type="string">
            <text:p>2020-04-02 08:17:49</text:p>
          </table:table-cell>
          <table:table-cell office:value-type="float" office:value="-1215.41177000316" calcext:value-type="float">
            <text:p>-1215,41177000316</text:p>
          </table:table-cell>
          <table:table-cell office:value-type="float" office:value="183" calcext:value-type="float">
            <text:p>183</text:p>
          </table:table-cell>
          <table:table-cell office:value-type="float" office:value="-0.00816825486537657" calcext:value-type="float">
            <text:p>-0,008168254865377</text:p>
          </table:table-cell>
          <table:table-cell office:value-type="float" office:value="0.000015932428061123" calcext:value-type="float">
            <text:p>1,5932428061123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8559295654297" calcext:value-type="float">
            <text:p>0,318559295654297</text:p>
          </table:table-cell>
          <table:table-cell office:value-type="string" calcext:value-type="string">
            <text:p>2020-04-02 08:19:59</text:p>
          </table:table-cell>
          <table:table-cell office:value-type="float" office:value="-1187.59682418283" calcext:value-type="float">
            <text:p>-1187,59682418283</text:p>
          </table:table-cell>
          <table:table-cell office:value-type="float" office:value="183" calcext:value-type="float">
            <text:p>183</text:p>
          </table:table-cell>
          <table:table-cell office:value-type="float" office:value="-0.00604232976793817" calcext:value-type="float">
            <text:p>-0,006042329767938</text:p>
          </table:table-cell>
          <table:table-cell office:value-type="float" office:value="0.000022145738286818" calcext:value-type="float">
            <text:p>2,2145738286818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122652053833" calcext:value-type="float">
            <text:p>0,018122652053833</text:p>
          </table:table-cell>
          <table:table-cell office:value-type="string" calcext:value-type="string">
            <text:p>2020-04-02 08:21:52</text:p>
          </table:table-cell>
          <table:table-cell office:value-type="float" office:value="-1124.66249853536" calcext:value-type="float">
            <text:p>-1124,66249853536</text:p>
          </table:table-cell>
          <table:table-cell office:value-type="float" office:value="189" calcext:value-type="float">
            <text:p>189</text:p>
          </table:table-cell>
          <table:table-cell office:value-type="float" office:value="-0.00242452853774616" calcext:value-type="float">
            <text:p>-0,002424528537746</text:p>
          </table:table-cell>
          <table:table-cell office:value-type="float" office:value="0.00000168517402365571" calcext:value-type="float">
            <text:p>1,68517402365571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80206871032715" calcext:value-type="float">
            <text:p>0,580206871032715</text:p>
          </table:table-cell>
          <table:table-cell office:value-type="string" calcext:value-type="string">
            <text:p>2020-04-02 08:27:33</text:p>
          </table:table-cell>
          <table:table-cell office:value-type="float" office:value="-1873.53639789991" calcext:value-type="float">
            <text:p>-1873,53639789991</text:p>
          </table:table-cell>
          <table:table-cell office:value-type="float" office:value="318" calcext:value-type="float">
            <text:p>318</text:p>
          </table:table-cell>
          <table:table-cell office:value-type="float" office:value="-0.012727054639438" calcext:value-type="float">
            <text:p>-0,012727054639438</text:p>
          </table:table-cell>
          <table:table-cell office:value-type="float" office:value="0.00000476258736969295" calcext:value-type="float">
            <text:p>4,76258736969295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59470191955566" calcext:value-type="float">
            <text:p>0,159470191955566</text:p>
          </table:table-cell>
          <table:table-cell office:value-type="string" calcext:value-type="string">
            <text:p>2020-04-02 08:29:01</text:p>
          </table:table-cell>
          <table:table-cell office:value-type="float" office:value="-2007.66207169374" calcext:value-type="float">
            <text:p>-2007,66207169374</text:p>
          </table:table-cell>
          <table:table-cell office:value-type="float" office:value="340" calcext:value-type="float">
            <text:p>340</text:p>
          </table:table-cell>
          <table:table-cell office:value-type="float" office:value="0.00546457876813689" calcext:value-type="float">
            <text:p>0,005464578768137</text:p>
          </table:table-cell>
          <table:table-cell office:value-type="float" office:value="0.00000321919481680087" calcext:value-type="float">
            <text:p>3,21919481680087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45771438598633" calcext:value-type="float">
            <text:p>0,245771438598633</text:p>
          </table:table-cell>
          <table:table-cell office:value-type="string" calcext:value-type="string">
            <text:p>2020-04-02 08:30:55</text:p>
          </table:table-cell>
          <table:table-cell office:value-type="float" office:value="-1576.44291130155" calcext:value-type="float">
            <text:p>-1576,44291130155</text:p>
          </table:table-cell>
          <table:table-cell office:value-type="float" office:value="261" calcext:value-type="float">
            <text:p>261</text:p>
          </table:table-cell>
          <table:table-cell office:value-type="float" office:value="0.00156221503793291" calcext:value-type="float">
            <text:p>0,001562215037933</text:p>
          </table:table-cell>
          <table:table-cell office:value-type="float" office:value="0.00000816855768402118" calcext:value-type="float">
            <text:p>8,16855768402118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63624053955078" calcext:value-type="float">
            <text:p>0,163624053955078</text:p>
          </table:table-cell>
          <table:table-cell office:value-type="string" calcext:value-type="string">
            <text:p>2020-04-02 08:32:32</text:p>
          </table:table-cell>
          <table:table-cell office:value-type="float" office:value="-1305.94383688017" calcext:value-type="float">
            <text:p>-1305,94383688017</text:p>
          </table:table-cell>
          <table:table-cell office:value-type="float" office:value="215" calcext:value-type="float">
            <text:p>215</text:p>
          </table:table-cell>
          <table:table-cell office:value-type="float" office:value="-0.00137174006390429" calcext:value-type="float">
            <text:p>-0,001371740063904</text:p>
          </table:table-cell>
          <table:table-cell office:value-type="float" office:value="0.0000265513605395957" calcext:value-type="float">
            <text:p>2,65513605395957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35:03</text:p>
          </table:table-cell>
          <table:table-cell office:value-type="float" office:value="-1557.14511652542" calcext:value-type="float">
            <text:p>-1557,14511652542</text:p>
          </table:table-cell>
          <table:table-cell office:value-type="float" office:value="252" calcext:value-type="float">
            <text:p>252</text:p>
          </table:table-cell>
          <table:table-cell office:value-type="float" office:value="-61.9687778381923" calcext:value-type="float">
            <text:p>-61,9687778381923</text:p>
          </table:table-cell>
          <table:table-cell office:value-type="float" office:value="0.00000185357854138061" calcext:value-type="float">
            <text:p>1,85357854138061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287028503418" calcext:value-type="float">
            <text:p>0,44287028503418</text:p>
          </table:table-cell>
          <table:table-cell office:value-type="string" calcext:value-type="string">
            <text:p>2020-04-02 08:39:08</text:p>
          </table:table-cell>
          <table:table-cell office:value-type="float" office:value="-1650.93852502771" calcext:value-type="float">
            <text:p>-1650,93852502771</text:p>
          </table:table-cell>
          <table:table-cell office:value-type="float" office:value="284" calcext:value-type="float">
            <text:p>284</text:p>
          </table:table-cell>
          <table:table-cell office:value-type="float" office:value="0.00594810736292306" calcext:value-type="float">
            <text:p>0,005948107362923</text:p>
          </table:table-cell>
          <table:table-cell office:value-type="float" office:value="0.00000657960148895974" calcext:value-type="float">
            <text:p>6,57960148895974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3116134643555" calcext:value-type="float">
            <text:p>0,363116134643555</text:p>
          </table:table-cell>
          <table:table-cell office:value-type="string" calcext:value-type="string">
            <text:p>2020-04-02 08:41:17</text:p>
          </table:table-cell>
          <table:table-cell office:value-type="float" office:value="-1861.00599781948" calcext:value-type="float">
            <text:p>-1861,00599781948</text:p>
          </table:table-cell>
          <table:table-cell office:value-type="float" office:value="318" calcext:value-type="float">
            <text:p>318</text:p>
          </table:table-cell>
          <table:table-cell office:value-type="float" office:value="-0.00891966963271829" calcext:value-type="float">
            <text:p>-0,008919669632718</text:p>
          </table:table-cell>
          <table:table-cell office:value-type="float" office:value="0.00000527327624597744" calcext:value-type="float">
            <text:p>5,27327624597744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0677604675293" calcext:value-type="float">
            <text:p>0,30677604675293</text:p>
          </table:table-cell>
          <table:table-cell office:value-type="string" calcext:value-type="string">
            <text:p>2020-04-02 08:42:55</text:p>
          </table:table-cell>
          <table:table-cell office:value-type="float" office:value="-1515.19163739404" calcext:value-type="float">
            <text:p>-1515,19163739404</text:p>
          </table:table-cell>
          <table:table-cell office:value-type="float" office:value="251" calcext:value-type="float">
            <text:p>251</text:p>
          </table:table-cell>
          <table:table-cell office:value-type="float" office:value="-0.00634916215060292" calcext:value-type="float">
            <text:p>-0,006349162150603</text:p>
          </table:table-cell>
          <table:table-cell office:value-type="float" office:value="0.00000945700524203629" calcext:value-type="float">
            <text:p>9,45700524203629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95945816040039" calcext:value-type="float">
            <text:p>0,059594581604004</text:p>
          </table:table-cell>
          <table:table-cell office:value-type="string" calcext:value-type="string">
            <text:p>2020-04-02 08:44:36</text:p>
          </table:table-cell>
          <table:table-cell office:value-type="float" office:value="-1308.75645528964" calcext:value-type="float">
            <text:p>-1308,75645528964</text:p>
          </table:table-cell>
          <table:table-cell office:value-type="float" office:value="215" calcext:value-type="float">
            <text:p>215</text:p>
          </table:table-cell>
          <table:table-cell office:value-type="float" office:value="-0.00470778156989193" calcext:value-type="float">
            <text:p>-0,004707781569892</text:p>
          </table:table-cell>
          <table:table-cell office:value-type="float" office:value="0.00000479938593372668" calcext:value-type="float">
            <text:p>4,79938593372668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8:46:15</text:p>
          </table:table-cell>
          <table:table-cell office:value-type="float" office:value="-1114.35167478247" calcext:value-type="float">
            <text:p>-1114,35167478247</text:p>
          </table:table-cell>
          <table:table-cell office:value-type="float" office:value="189" calcext:value-type="float">
            <text:p>189</text:p>
          </table:table-cell>
          <table:table-cell office:value-type="float" office:value="-25.3289108786715" calcext:value-type="float">
            <text:p>-25,3289108786715</text:p>
          </table:table-cell>
          <table:table-cell office:value-type="float" office:value="0.00000836441764561687" calcext:value-type="float">
            <text:p>8,36441764561687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79921293258667" calcext:value-type="float">
            <text:p>0,017992129325867</text:p>
          </table:table-cell>
          <table:table-cell office:value-type="string" calcext:value-type="string">
            <text:p>2020-04-02 08:50:31</text:p>
          </table:table-cell>
          <table:table-cell office:value-type="float" office:value="-1644.68845184492" calcext:value-type="float">
            <text:p>-1644,68845184492</text:p>
          </table:table-cell>
          <table:table-cell office:value-type="float" office:value="287" calcext:value-type="float">
            <text:p>287</text:p>
          </table:table-cell>
          <table:table-cell office:value-type="float" office:value="-0.0176688688700051" calcext:value-type="float">
            <text:p>-0,017668868870005</text:p>
          </table:table-cell>
          <table:table-cell office:value-type="float" office:value="0.000000408174140674079" calcext:value-type="float">
            <text:p>4,08174140674079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40022186279297" calcext:value-type="float">
            <text:p>0,340022186279297</text:p>
          </table:table-cell>
          <table:table-cell office:value-type="string" calcext:value-type="string">
            <text:p>2020-04-02 08:52:39</text:p>
          </table:table-cell>
          <table:table-cell office:value-type="float" office:value="-1036.19144778954" calcext:value-type="float">
            <text:p>-1036,19144778954</text:p>
          </table:table-cell>
          <table:table-cell office:value-type="float" office:value="172" calcext:value-type="float">
            <text:p>172</text:p>
          </table:table-cell>
          <table:table-cell office:value-type="float" office:value="-0.00129572914924181" calcext:value-type="float">
            <text:p>-0,001295729149242</text:p>
          </table:table-cell>
          <table:table-cell office:value-type="float" office:value="0.0000230428758768377" calcext:value-type="float">
            <text:p>2,30428758768377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3151504516602" calcext:value-type="float">
            <text:p>0,163151504516602</text:p>
          </table:table-cell>
          <table:table-cell office:value-type="string" calcext:value-type="string">
            <text:p>2020-04-02 08:55:29</text:p>
          </table:table-cell>
          <table:table-cell office:value-type="float" office:value="-1582.66992500939" calcext:value-type="float">
            <text:p>-1582,66992500939</text:p>
          </table:table-cell>
          <table:table-cell office:value-type="float" office:value="263" calcext:value-type="float">
            <text:p>263</text:p>
          </table:table-cell>
          <table:table-cell office:value-type="float" office:value="-0.0219914956254253" calcext:value-type="float">
            <text:p>-0,021991495625425</text:p>
          </table:table-cell>
          <table:table-cell office:value-type="float" office:value="0.00000619143358531558" calcext:value-type="float">
            <text:p>6,19143358531558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8682220458984" calcext:value-type="float">
            <text:p>0,278682220458984</text:p>
          </table:table-cell>
          <table:table-cell office:value-type="string" calcext:value-type="string">
            <text:p>2020-04-02 08:57:07</text:p>
          </table:table-cell>
          <table:table-cell office:value-type="float" office:value="-1258.37714982008" calcext:value-type="float">
            <text:p>-1258,37714982008</text:p>
          </table:table-cell>
          <table:table-cell office:value-type="float" office:value="206" calcext:value-type="float">
            <text:p>206</text:p>
          </table:table-cell>
          <table:table-cell office:value-type="float" office:value="-0.00955849638804979" calcext:value-type="float">
            <text:p>-0,00955849638805</text:p>
          </table:table-cell>
          <table:table-cell office:value-type="float" office:value="0.0000162293573579743" calcext:value-type="float">
            <text:p>1,62293573579743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45484848022461" calcext:value-type="float">
            <text:p>0,074548484802246</text:p>
          </table:table-cell>
          <table:table-cell office:value-type="string" calcext:value-type="string">
            <text:p>2020-04-02 08:58:59</text:p>
          </table:table-cell>
          <table:table-cell office:value-type="float" office:value="-1320.5663287502" calcext:value-type="float">
            <text:p>-1320,5663287502</text:p>
          </table:table-cell>
          <table:table-cell office:value-type="float" office:value="226" calcext:value-type="float">
            <text:p>226</text:p>
          </table:table-cell>
          <table:table-cell office:value-type="float" office:value="0.000899683985446265" calcext:value-type="float">
            <text:p>0,000899683985446</text:p>
          </table:table-cell>
          <table:table-cell office:value-type="float" office:value="0.00000535920386862851" calcext:value-type="float">
            <text:p>5,35920386862851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5103652954102" calcext:value-type="float">
            <text:p>0,125103652954102</text:p>
          </table:table-cell>
          <table:table-cell office:value-type="string" calcext:value-type="string">
            <text:p>2020-04-02 09:00:32</text:p>
          </table:table-cell>
          <table:table-cell office:value-type="float" office:value="-1264.86944080505" calcext:value-type="float">
            <text:p>-1264,86944080505</text:p>
          </table:table-cell>
          <table:table-cell office:value-type="float" office:value="223" calcext:value-type="float">
            <text:p>223</text:p>
          </table:table-cell>
          <table:table-cell office:value-type="float" office:value="-0.000405190974588007" calcext:value-type="float">
            <text:p>-0,000405190974588</text:p>
          </table:table-cell>
          <table:table-cell office:value-type="float" office:value="0.0000137507299221148" calcext:value-type="float">
            <text:p>1,37507299221148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02805404663086" calcext:value-type="float">
            <text:p>0,060280540466309</text:p>
          </table:table-cell>
          <table:table-cell office:value-type="string" calcext:value-type="string">
            <text:p>2020-04-02 09:02:59</text:p>
          </table:table-cell>
          <table:table-cell office:value-type="float" office:value="-1219.76413390766" calcext:value-type="float">
            <text:p>-1219,76413390766</text:p>
          </table:table-cell>
          <table:table-cell office:value-type="float" office:value="222" calcext:value-type="float">
            <text:p>222</text:p>
          </table:table-cell>
          <table:table-cell office:value-type="float" office:value="-0.00334421395716022" calcext:value-type="float">
            <text:p>-0,00334421395716</text:p>
          </table:table-cell>
          <table:table-cell office:value-type="float" office:value="0.0000039471434580071" calcext:value-type="float">
            <text:p>3,9471434580071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80997867584228" calcext:value-type="float">
            <text:p>0,018099786758423</text:p>
          </table:table-cell>
          <table:table-cell office:value-type="string" calcext:value-type="string">
            <text:p>2020-04-02 09:05:10</text:p>
          </table:table-cell>
          <table:table-cell office:value-type="float" office:value="-1179.49722599736" calcext:value-type="float">
            <text:p>-1179,49722599736</text:p>
          </table:table-cell>
          <table:table-cell office:value-type="float" office:value="209" calcext:value-type="float">
            <text:p>209</text:p>
          </table:table-cell>
          <table:table-cell office:value-type="float" office:value="0.019170327539815" calcext:value-type="float">
            <text:p>0,019170327539815</text:p>
          </table:table-cell>
          <table:table-cell office:value-type="float" office:value="0.00000151925244853731" calcext:value-type="float">
            <text:p>1,51925244853731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517929077148" calcext:value-type="float">
            <text:p>0,389517929077148</text:p>
          </table:table-cell>
          <table:table-cell office:value-type="string" calcext:value-type="string">
            <text:p>2020-04-02 09:08:46</text:p>
          </table:table-cell>
          <table:table-cell office:value-type="float" office:value="-1213.529490629" calcext:value-type="float">
            <text:p>-1213,529490629</text:p>
          </table:table-cell>
          <table:table-cell office:value-type="float" office:value="211" calcext:value-type="float">
            <text:p>211</text:p>
          </table:table-cell>
          <table:table-cell office:value-type="float" office:value="-0.0070298276750359" calcext:value-type="float">
            <text:p>-0,007029827675036</text:p>
          </table:table-cell>
          <table:table-cell office:value-type="float" office:value="0.0000136474918205094" calcext:value-type="float">
            <text:p>1,36474918205094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3327293395996" calcext:value-type="float">
            <text:p>0,0143327293396</text:p>
          </table:table-cell>
          <table:table-cell office:value-type="string" calcext:value-type="string">
            <text:p>2020-04-02 09:10:26</text:p>
          </table:table-cell>
          <table:table-cell office:value-type="float" office:value="-1185.37424876643" calcext:value-type="float">
            <text:p>-1185,37424876643</text:p>
          </table:table-cell>
          <table:table-cell office:value-type="float" office:value="212" calcext:value-type="float">
            <text:p>212</text:p>
          </table:table-cell>
          <table:table-cell office:value-type="float" office:value="0.0379442786719231" calcext:value-type="float">
            <text:p>0,037944278671923</text:p>
          </table:table-cell>
          <table:table-cell office:value-type="float" office:value="0.00000259645683681398" calcext:value-type="float">
            <text:p>2,59645683681398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83755874633789" calcext:value-type="float">
            <text:p>0,038375587463379</text:p>
          </table:table-cell>
          <table:table-cell office:value-type="string" calcext:value-type="string">
            <text:p>2020-04-02 09:12:24</text:p>
          </table:table-cell>
          <table:table-cell office:value-type="float" office:value="-1029.85418010304" calcext:value-type="float">
            <text:p>-1029,85418010304</text:p>
          </table:table-cell>
          <table:table-cell office:value-type="float" office:value="182" calcext:value-type="float">
            <text:p>182</text:p>
          </table:table-cell>
          <table:table-cell office:value-type="float" office:value="-0.0065734428517894" calcext:value-type="float">
            <text:p>-0,006573442851789</text:p>
          </table:table-cell>
          <table:table-cell office:value-type="float" office:value="0.00000609706115491976" calcext:value-type="float">
            <text:p>6,09706115491976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5948448181152" calcext:value-type="float">
            <text:p>0,017594844818115</text:p>
          </table:table-cell>
          <table:table-cell office:value-type="string" calcext:value-type="string">
            <text:p>2020-04-02 09:13:56</text:p>
          </table:table-cell>
          <table:table-cell office:value-type="float" office:value="-926.632316900576" calcext:value-type="float">
            <text:p>-926,632316900576</text:p>
          </table:table-cell>
          <table:table-cell office:value-type="float" office:value="163" calcext:value-type="float">
            <text:p>163</text:p>
          </table:table-cell>
          <table:table-cell office:value-type="float" office:value="-0.00193880277962682" calcext:value-type="float">
            <text:p>-0,001938802779627</text:p>
          </table:table-cell>
          <table:table-cell office:value-type="float" office:value="0.00000271567945738114" calcext:value-type="float">
            <text:p>2,71567945738114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1266784667969" calcext:value-type="float">
            <text:p>0,561266784667969</text:p>
          </table:table-cell>
          <table:table-cell office:value-type="string" calcext:value-type="string">
            <text:p>2020-04-02 09:15:21</text:p>
          </table:table-cell>
          <table:table-cell office:value-type="float" office:value="-634.491576878884" calcext:value-type="float">
            <text:p>-634,491576878884</text:p>
          </table:table-cell>
          <table:table-cell office:value-type="float" office:value="115" calcext:value-type="float">
            <text:p>115</text:p>
          </table:table-cell>
          <table:table-cell office:value-type="float" office:value="0.00446829092615708" calcext:value-type="float">
            <text:p>0,004468290926157</text:p>
          </table:table-cell>
          <table:table-cell office:value-type="float" office:value="0.0000985227552929394" calcext:value-type="float">
            <text:p>9,85227552929394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75181388854981" calcext:value-type="float">
            <text:p>0,00375181388855</text:p>
          </table:table-cell>
          <table:table-cell office:value-type="string" calcext:value-type="string">
            <text:p>2020-04-02 09:18:05</text:p>
          </table:table-cell>
          <table:table-cell office:value-type="float" office:value="-984.466149913023" calcext:value-type="float">
            <text:p>-984,466149913023</text:p>
          </table:table-cell>
          <table:table-cell office:value-type="float" office:value="180" calcext:value-type="float">
            <text:p>180</text:p>
          </table:table-cell>
          <table:table-cell office:value-type="float" office:value="0.000470897343835208" calcext:value-type="float">
            <text:p>0,000470897343835</text:p>
          </table:table-cell>
          <table:table-cell office:value-type="float" office:value="0.00000186192680183225" calcext:value-type="float">
            <text:p>1,86192680183225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630929718017578" calcext:value-type="float">
            <text:p>0,063092971801758</text:p>
          </table:table-cell>
          <table:table-cell office:value-type="string" calcext:value-type="string">
            <text:p>2020-04-02 09:19:38</text:p>
          </table:table-cell>
          <table:table-cell office:value-type="float" office:value="-620.380171926599" calcext:value-type="float">
            <text:p>-620,380171926599</text:p>
          </table:table-cell>
          <table:table-cell office:value-type="float" office:value="113" calcext:value-type="float">
            <text:p>113</text:p>
          </table:table-cell>
          <table:table-cell office:value-type="float" office:value="0.00303090983469433" calcext:value-type="float">
            <text:p>0,003030909834694</text:p>
          </table:table-cell>
          <table:table-cell office:value-type="float" office:value="0.0000206796092934336" calcext:value-type="float">
            <text:p>2,06796092934336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74604873657226" calcext:value-type="float">
            <text:p>0,057460487365723</text:p>
          </table:table-cell>
          <table:table-cell office:value-type="string" calcext:value-type="string">
            <text:p>2020-04-02 09:22:02</text:p>
          </table:table-cell>
          <table:table-cell office:value-type="float" office:value="-874.547388685234" calcext:value-type="float">
            <text:p>-874,547388685234</text:p>
          </table:table-cell>
          <table:table-cell office:value-type="float" office:value="166" calcext:value-type="float">
            <text:p>166</text:p>
          </table:table-cell>
          <table:table-cell office:value-type="float" office:value="0.00118385836166296" calcext:value-type="float">
            <text:p>0,001183858361663</text:p>
          </table:table-cell>
          <table:table-cell office:value-type="float" office:value="0.00000795350766887724" calcext:value-type="float">
            <text:p>7,95350766887724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5:20</text:p>
          </table:table-cell>
          <table:table-cell office:value-type="float" office:value="-774.166333150614" calcext:value-type="float">
            <text:p>-774,166333150614</text:p>
          </table:table-cell>
          <table:table-cell office:value-type="float" office:value="147" calcext:value-type="float">
            <text:p>147</text:p>
          </table:table-cell>
          <table:table-cell office:value-type="float" office:value="-18.7041754741934" calcext:value-type="float">
            <text:p>-18,7041754741934</text:p>
          </table:table-cell>
          <table:table-cell office:value-type="float" office:value="0.0000163885103605739" calcext:value-type="float">
            <text:p>1,63885103605739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28:05</text:p>
          </table:table-cell>
          <table:table-cell office:value-type="float" office:value="-763.675601818578" calcext:value-type="float">
            <text:p>-763,675601818578</text:p>
          </table:table-cell>
          <table:table-cell office:value-type="float" office:value="144" calcext:value-type="float">
            <text:p>144</text:p>
          </table:table-cell>
          <table:table-cell office:value-type="float" office:value="-36.8574890846486" calcext:value-type="float">
            <text:p>-36,8574890846486</text:p>
          </table:table-cell>
          <table:table-cell office:value-type="float" office:value="0.000120061158888551" calcext:value-type="float">
            <text:p>0,0001200611588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44120254516602" calcext:value-type="float">
            <text:p>0,04441202545166</text:p>
          </table:table-cell>
          <table:table-cell office:value-type="string" calcext:value-type="string">
            <text:p>2020-04-02 09:30:28</text:p>
          </table:table-cell>
          <table:table-cell office:value-type="float" office:value="-470.955524202588" calcext:value-type="float">
            <text:p>-470,955524202588</text:p>
          </table:table-cell>
          <table:table-cell office:value-type="float" office:value="85" calcext:value-type="float">
            <text:p>85</text:p>
          </table:table-cell>
          <table:table-cell office:value-type="float" office:value="0.00507669480478001" calcext:value-type="float">
            <text:p>0,00507669480478</text:p>
          </table:table-cell>
          <table:table-cell office:value-type="float" office:value="0.0000121173811300505" calcext:value-type="float">
            <text:p>1,21173811300505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35202789306641" calcext:value-type="float">
            <text:p>0,043520278930664</text:p>
          </table:table-cell>
          <table:table-cell office:value-type="string" calcext:value-type="string">
            <text:p>2020-04-02 09:32:43</text:p>
          </table:table-cell>
          <table:table-cell office:value-type="float" office:value="-331.585158650688" calcext:value-type="float">
            <text:p>-331,585158650688</text:p>
          </table:table-cell>
          <table:table-cell office:value-type="float" office:value="60" calcext:value-type="float">
            <text:p>60</text:p>
          </table:table-cell>
          <table:table-cell office:value-type="float" office:value="-0.00419360600962804" calcext:value-type="float">
            <text:p>-0,004193606009628</text:p>
          </table:table-cell>
          <table:table-cell office:value-type="float" office:value="0.0000309963397938455" calcext:value-type="float">
            <text:p>3,09963397938455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5:38</text:p>
          </table:table-cell>
          <table:table-cell office:value-type="float" office:value="-507.881177031799" calcext:value-type="float">
            <text:p>-507,881177031799</text:p>
          </table:table-cell>
          <table:table-cell office:value-type="float" office:value="100" calcext:value-type="float">
            <text:p>100</text:p>
          </table:table-cell>
          <table:table-cell office:value-type="float" office:value="-31.2564617067627" calcext:value-type="float">
            <text:p>-31,2564617067627</text:p>
          </table:table-cell>
          <table:table-cell office:value-type="float" office:value="0.000119088591874065" calcext:value-type="float">
            <text:p>0,0001190885918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38:16</text:p>
          </table:table-cell>
          <table:table-cell office:value-type="float" office:value="-401.784117693721" calcext:value-type="float">
            <text:p>-401,784117693721</text:p>
          </table:table-cell>
          <table:table-cell office:value-type="float" office:value="78" calcext:value-type="float">
            <text:p>78</text:p>
          </table:table-cell>
          <table:table-cell office:value-type="float" office:value="-33.8970617367447" calcext:value-type="float">
            <text:p>-33,8970617367447</text:p>
          </table:table-cell>
          <table:table-cell office:value-type="float" office:value="0.000191614910703521" calcext:value-type="float">
            <text:p>0,0001916149107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09:41:53</text:p>
          </table:table-cell>
          <table:table-cell office:value-type="float" office:value="-475.141345181511" calcext:value-type="float">
            <text:p>-475,141345181511</text:p>
          </table:table-cell>
          <table:table-cell office:value-type="float" office:value="91" calcext:value-type="float">
            <text:p>91</text:p>
          </table:table-cell>
          <table:table-cell office:value-type="float" office:value="-33.6821903886179" calcext:value-type="float">
            <text:p>-33,6821903886179</text:p>
          </table:table-cell>
          <table:table-cell office:value-type="float" office:value="0.0000241399904707053" calcext:value-type="float">
            <text:p>2,41399904707053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4484432220459" calcext:value-type="float">
            <text:p>0,044484432220459</text:p>
          </table:table-cell>
          <table:table-cell office:value-type="string" calcext:value-type="string">
            <text:p>2020-04-02 09:45:23</text:p>
          </table:table-cell>
          <table:table-cell office:value-type="float" office:value="-472.165169498734" calcext:value-type="float">
            <text:p>-472,165169498734</text:p>
          </table:table-cell>
          <table:table-cell office:value-type="float" office:value="86" calcext:value-type="float">
            <text:p>86</text:p>
          </table:table-cell>
          <table:table-cell office:value-type="float" office:value="0.0026582278711722" calcext:value-type="float">
            <text:p>0,002658227871172</text:p>
          </table:table-cell>
          <table:table-cell office:value-type="float" office:value="0.00000811562927551719" calcext:value-type="float">
            <text:p>8,11562927551719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60202178955078" calcext:value-type="float">
            <text:p>0,046020217895508</text:p>
          </table:table-cell>
          <table:table-cell office:value-type="string" calcext:value-type="string">
            <text:p>2020-04-02 09:51:34</text:p>
          </table:table-cell>
          <table:table-cell office:value-type="float" office:value="-476.072300632049" calcext:value-type="float">
            <text:p>-476,072300632049</text:p>
          </table:table-cell>
          <table:table-cell office:value-type="float" office:value="90" calcext:value-type="float">
            <text:p>90</text:p>
          </table:table-cell>
          <table:table-cell office:value-type="float" office:value="-0.0149198676307318" calcext:value-type="float">
            <text:p>-0,014919867630732</text:p>
          </table:table-cell>
          <table:table-cell office:value-type="float" office:value="0.0000339148774278322" calcext:value-type="float">
            <text:p>3,39148774278322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8472473144531" calcext:value-type="float">
            <text:p>0,128472473144531</text:p>
          </table:table-cell>
          <table:table-cell office:value-type="string" calcext:value-type="string">
            <text:p>2020-04-02 09:52:54</text:p>
          </table:table-cell>
          <table:table-cell office:value-type="float" office:value="-374.344922278087" calcext:value-type="float">
            <text:p>-374,344922278087</text:p>
          </table:table-cell>
          <table:table-cell office:value-type="float" office:value="67" calcext:value-type="float">
            <text:p>67</text:p>
          </table:table-cell>
          <table:table-cell office:value-type="float" office:value="0.00604168481683964" calcext:value-type="float">
            <text:p>0,00604168481684</text:p>
          </table:table-cell>
          <table:table-cell office:value-type="float" office:value="0.000100456354059963" calcext:value-type="float">
            <text:p>0,000100456354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64203308105469" calcext:value-type="float">
            <text:p>0,164203308105469</text:p>
          </table:table-cell>
          <table:table-cell office:value-type="string" calcext:value-type="string">
            <text:p>2020-04-02 09:54:18</text:p>
          </table:table-cell>
          <table:table-cell office:value-type="float" office:value="-272.769295364512" calcext:value-type="float">
            <text:p>-272,769295364512</text:p>
          </table:table-cell>
          <table:table-cell office:value-type="float" office:value="48" calcext:value-type="float">
            <text:p>48</text:p>
          </table:table-cell>
          <table:table-cell office:value-type="float" office:value="-0.0046634806304211" calcext:value-type="float">
            <text:p>-0,004663480630421</text:p>
          </table:table-cell>
          <table:table-cell office:value-type="float" office:value="0.000300064436286826" calcext:value-type="float">
            <text:p>0,0003000644362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2363586425781" calcext:value-type="float">
            <text:p>0,059236358642578</text:p>
          </table:table-cell>
          <table:table-cell office:value-type="string" calcext:value-type="string">
            <text:p>2020-04-02 09:56:04</text:p>
          </table:table-cell>
          <table:table-cell office:value-type="float" office:value="-266.924330992853" calcext:value-type="float">
            <text:p>-266,924330992853</text:p>
          </table:table-cell>
          <table:table-cell office:value-type="float" office:value="43" calcext:value-type="float">
            <text:p>43</text:p>
          </table:table-cell>
          <table:table-cell office:value-type="float" office:value="-0.00500878497317614" calcext:value-type="float">
            <text:p>-0,005008784973176</text:p>
          </table:table-cell>
          <table:table-cell office:value-type="float" office:value="0.000140704423050658" calcext:value-type="float">
            <text:p>0,0001407044230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8026504516602" calcext:value-type="float">
            <text:p>0,02880265045166</text:p>
          </table:table-cell>
          <table:table-cell office:value-type="string" calcext:value-type="string">
            <text:p>2020-04-02 09:59:51</text:p>
          </table:table-cell>
          <table:table-cell office:value-type="float" office:value="-339.825725662293" calcext:value-type="float">
            <text:p>-339,825725662293</text:p>
          </table:table-cell>
          <table:table-cell office:value-type="float" office:value="60" calcext:value-type="float">
            <text:p>60</text:p>
          </table:table-cell>
          <table:table-cell office:value-type="float" office:value="-0.00136588572195097" calcext:value-type="float">
            <text:p>-0,001365885721951</text:p>
          </table:table-cell>
          <table:table-cell office:value-type="float" office:value="0.000122125865870051" calcext:value-type="float">
            <text:p>0,000122125865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22700653076172" calcext:value-type="float">
            <text:p>0,052270065307617</text:p>
          </table:table-cell>
          <table:table-cell office:value-type="string" calcext:value-type="string">
            <text:p>2020-04-02 10:02:59</text:p>
          </table:table-cell>
          <table:table-cell office:value-type="float" office:value="-210.146657592908" calcext:value-type="float">
            <text:p>-210,146657592908</text:p>
          </table:table-cell>
          <table:table-cell office:value-type="float" office:value="39" calcext:value-type="float">
            <text:p>39</text:p>
          </table:table-cell>
          <table:table-cell office:value-type="float" office:value="-0.00300503500579863" calcext:value-type="float">
            <text:p>-0,003005035005799</text:p>
          </table:table-cell>
          <table:table-cell office:value-type="float" office:value="0.0000662118252235754" calcext:value-type="float">
            <text:p>6,62118252235754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82538833618164" calcext:value-type="float">
            <text:p>0,028253883361817</text:p>
          </table:table-cell>
          <table:table-cell office:value-type="string" calcext:value-type="string">
            <text:p>2020-04-02 10:06:51</text:p>
          </table:table-cell>
          <table:table-cell office:value-type="float" office:value="-304.250249481554" calcext:value-type="float">
            <text:p>-304,250249481554</text:p>
          </table:table-cell>
          <table:table-cell office:value-type="float" office:value="57" calcext:value-type="float">
            <text:p>57</text:p>
          </table:table-cell>
          <table:table-cell office:value-type="float" office:value="0.00890840098476842" calcext:value-type="float">
            <text:p>0,008908400984768</text:p>
          </table:table-cell>
          <table:table-cell office:value-type="float" office:value="0.000123369180229545" calcext:value-type="float">
            <text:p>0,000123369180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32499504089355" calcext:value-type="float">
            <text:p>0,033249950408936</text:p>
          </table:table-cell>
          <table:table-cell office:value-type="string" calcext:value-type="string">
            <text:p>2020-04-02 10:14:35</text:p>
          </table:table-cell>
          <table:table-cell office:value-type="float" office:value="-418.977967094569" calcext:value-type="float">
            <text:p>-418,977967094569</text:p>
          </table:table-cell>
          <table:table-cell office:value-type="float" office:value="77" calcext:value-type="float">
            <text:p>77</text:p>
          </table:table-cell>
          <table:table-cell office:value-type="float" office:value="0.000640464814076314" calcext:value-type="float">
            <text:p>0,000640464814076</text:p>
          </table:table-cell>
          <table:table-cell office:value-type="float" office:value="0.00000744164274067143" calcext:value-type="float">
            <text:p>7,44164274067143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6699829101562" calcext:value-type="float">
            <text:p>0,306699829101562</text:p>
          </table:table-cell>
          <table:table-cell office:value-type="string" calcext:value-type="string">
            <text:p>2020-04-02 10:16:54</text:p>
          </table:table-cell>
          <table:table-cell office:value-type="float" office:value="-252.97999687986" calcext:value-type="float">
            <text:p>-252,97999687986</text:p>
          </table:table-cell>
          <table:table-cell office:value-type="float" office:value="41" calcext:value-type="float">
            <text:p>41</text:p>
          </table:table-cell>
          <table:table-cell office:value-type="float" office:value="0.000574439482768432" calcext:value-type="float">
            <text:p>0,000574439482768</text:p>
          </table:table-cell>
          <table:table-cell office:value-type="float" office:value="0.000392069825003505" calcext:value-type="float">
            <text:p>0,0003920698250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4569152832031" calcext:value-type="float">
            <text:p>0,164569152832031</text:p>
          </table:table-cell>
          <table:table-cell office:value-type="string" calcext:value-type="string">
            <text:p>2020-04-02 10:18:31</text:p>
          </table:table-cell>
          <table:table-cell office:value-type="float" office:value="-221.261420500957" calcext:value-type="float">
            <text:p>-221,261420500957</text:p>
          </table:table-cell>
          <table:table-cell office:value-type="float" office:value="37" calcext:value-type="float">
            <text:p>37</text:p>
          </table:table-cell>
          <table:table-cell office:value-type="float" office:value="-0.0036621517237565" calcext:value-type="float">
            <text:p>-0,003662151723757</text:p>
          </table:table-cell>
          <table:table-cell office:value-type="float" office:value="0.000302100751262725" calcext:value-type="float">
            <text:p>0,0003021007512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14847793579102" calcext:value-type="float">
            <text:p>0,06148477935791</text:p>
          </table:table-cell>
          <table:table-cell office:value-type="string" calcext:value-type="string">
            <text:p>2020-04-02 10:23:38</text:p>
          </table:table-cell>
          <table:table-cell office:value-type="float" office:value="-306.180913478225" calcext:value-type="float">
            <text:p>-306,180913478225</text:p>
          </table:table-cell>
          <table:table-cell office:value-type="float" office:value="55" calcext:value-type="float">
            <text:p>55</text:p>
          </table:table-cell>
          <table:table-cell office:value-type="float" office:value="0.00103071406470923" calcext:value-type="float">
            <text:p>0,001030714064709</text:p>
          </table:table-cell>
          <table:table-cell office:value-type="float" office:value="0.0000287884311845656" calcext:value-type="float">
            <text:p>2,87884311845656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84286956787109" calcext:value-type="float">
            <text:p>0,048428695678711</text:p>
          </table:table-cell>
          <table:table-cell office:value-type="string" calcext:value-type="string">
            <text:p>2020-04-02 10:26:23</text:p>
          </table:table-cell>
          <table:table-cell office:value-type="float" office:value="-191.458587847668" calcext:value-type="float">
            <text:p>-191,458587847668</text:p>
          </table:table-cell>
          <table:table-cell office:value-type="float" office:value="32" calcext:value-type="float">
            <text:p>32</text:p>
          </table:table-cell>
          <table:table-cell office:value-type="float" office:value="0.00582432569325139" calcext:value-type="float">
            <text:p>0,005824325693251</text:p>
          </table:table-cell>
          <table:table-cell office:value-type="float" office:value="0.0000807818921681933" calcext:value-type="float">
            <text:p>8,07818921681933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31:11</text:p>
          </table:table-cell>
          <table:table-cell office:value-type="float" office:value="-377.473021909704" calcext:value-type="float">
            <text:p>-377,473021909704</text:p>
          </table:table-cell>
          <table:table-cell office:value-type="float" office:value="66" calcext:value-type="float">
            <text:p>66</text:p>
          </table:table-cell>
          <table:table-cell office:value-type="float" office:value="-44.6750574770709" calcext:value-type="float">
            <text:p>-44,6750574770709</text:p>
          </table:table-cell>
          <table:table-cell office:value-type="float" office:value="0.000275811736840098" calcext:value-type="float">
            <text:p>0,000275811736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42737976074219" calcext:value-type="float">
            <text:p>0,242737976074219</text:p>
          </table:table-cell>
          <table:table-cell office:value-type="string" calcext:value-type="string">
            <text:p>2020-04-02 10:34:50</text:p>
          </table:table-cell>
          <table:table-cell office:value-type="float" office:value="-228.270828933841" calcext:value-type="float">
            <text:p>-228,270828933841</text:p>
          </table:table-cell>
          <table:table-cell office:value-type="float" office:value="42" calcext:value-type="float">
            <text:p>42</text:p>
          </table:table-cell>
          <table:table-cell office:value-type="float" office:value="-0.000844592984523551" calcext:value-type="float">
            <text:p>-0,000844592984524</text:p>
          </table:table-cell>
          <table:table-cell office:value-type="float" office:value="0.00017714675385565" calcext:value-type="float">
            <text:p>0,0001771467538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637420654297" calcext:value-type="float">
            <text:p>0,115637420654297</text:p>
          </table:table-cell>
          <table:table-cell office:value-type="string" calcext:value-type="string">
            <text:p>2020-04-02 10:37:59</text:p>
          </table:table-cell>
          <table:table-cell office:value-type="float" office:value="-193.781044087885" calcext:value-type="float">
            <text:p>-193,781044087885</text:p>
          </table:table-cell>
          <table:table-cell office:value-type="float" office:value="34" calcext:value-type="float">
            <text:p>34</text:p>
          </table:table-cell>
          <table:table-cell office:value-type="float" office:value="-0.00510482783995458" calcext:value-type="float">
            <text:p>-0,005104827839955</text:p>
          </table:table-cell>
          <table:table-cell office:value-type="float" office:value="0.000109279350430374" calcext:value-type="float">
            <text:p>0,000109279350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4484920501709" calcext:value-type="float">
            <text:p>0,024484920501709</text:p>
          </table:table-cell>
          <table:table-cell office:value-type="string" calcext:value-type="string">
            <text:p>2020-04-02 10:43:29</text:p>
          </table:table-cell>
          <table:table-cell office:value-type="float" office:value="-294.049362440541" calcext:value-type="float">
            <text:p>-294,049362440541</text:p>
          </table:table-cell>
          <table:table-cell office:value-type="float" office:value="50" calcext:value-type="float">
            <text:p>50</text:p>
          </table:table-cell>
          <table:table-cell office:value-type="float" office:value="-0.00463238633577023" calcext:value-type="float">
            <text:p>-0,00463238633577</text:p>
          </table:table-cell>
          <table:table-cell office:value-type="float" office:value="0.0000118240607559412" calcext:value-type="float">
            <text:p>1,18240607559412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0:47:50</text:p>
          </table:table-cell>
          <table:table-cell office:value-type="float" office:value="-213.802629022143" calcext:value-type="float">
            <text:p>-213,802629022143</text:p>
          </table:table-cell>
          <table:table-cell office:value-type="float" office:value="39" calcext:value-type="float">
            <text:p>39</text:p>
          </table:table-cell>
          <table:table-cell office:value-type="float" office:value="-29.3344484832665" calcext:value-type="float">
            <text:p>-29,3344484832665</text:p>
          </table:table-cell>
          <table:table-cell office:value-type="float" office:value="0.000790717175698426" calcext:value-type="float">
            <text:p>0,0007907171756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1822631835937" calcext:value-type="float">
            <text:p>0,271822631835937</text:p>
          </table:table-cell>
          <table:table-cell office:value-type="string" calcext:value-type="string">
            <text:p>2020-04-02 10:51:30</text:p>
          </table:table-cell>
          <table:table-cell office:value-type="float" office:value="-137.883767272638" calcext:value-type="float">
            <text:p>-137,883767272638</text:p>
          </table:table-cell>
          <table:table-cell office:value-type="float" office:value="24" calcext:value-type="float">
            <text:p>24</text:p>
          </table:table-cell>
          <table:table-cell office:value-type="float" office:value="-0.00540947707212707" calcext:value-type="float">
            <text:p>-0,005409477072127</text:p>
          </table:table-cell>
          <table:table-cell office:value-type="float" office:value="0.000762439648069042" calcext:value-type="float">
            <text:p>0,0007624396480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54712066650391" calcext:value-type="float">
            <text:p>0,055471206665039</text:p>
          </table:table-cell>
          <table:table-cell office:value-type="string" calcext:value-type="string">
            <text:p>2020-04-02 10:55:26</text:p>
          </table:table-cell>
          <table:table-cell office:value-type="float" office:value="-187.406146523667" calcext:value-type="float">
            <text:p>-187,406146523667</text:p>
          </table:table-cell>
          <table:table-cell office:value-type="float" office:value="35" calcext:value-type="float">
            <text:p>35</text:p>
          </table:table-cell>
          <table:table-cell office:value-type="float" office:value="0.0027900898427633" calcext:value-type="float">
            <text:p>0,002790089842763</text:p>
          </table:table-cell>
          <table:table-cell office:value-type="float" office:value="0.0000782112228139417" calcext:value-type="float">
            <text:p>7,82112228139417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05163269042969" calcext:value-type="float">
            <text:p>0,080516326904297</text:p>
          </table:table-cell>
          <table:table-cell office:value-type="string" calcext:value-type="string">
            <text:p>2020-04-02 11:00:39</text:p>
          </table:table-cell>
          <table:table-cell office:value-type="float" office:value="-174.414825494079" calcext:value-type="float">
            <text:p>-174,414825494079</text:p>
          </table:table-cell>
          <table:table-cell office:value-type="float" office:value="32" calcext:value-type="float">
            <text:p>32</text:p>
          </table:table-cell>
          <table:table-cell office:value-type="float" office:value="-0.00352210178011325" calcext:value-type="float">
            <text:p>-0,003522101780113</text:p>
          </table:table-cell>
          <table:table-cell office:value-type="float" office:value="0.0000956639618740422" calcext:value-type="float">
            <text:p>9,56639618740422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03:21</text:p>
          </table:table-cell>
          <table:table-cell office:value-type="float" office:value="-171.400410170906" calcext:value-type="float">
            <text:p>-171,400410170906</text:p>
          </table:table-cell>
          <table:table-cell office:value-type="float" office:value="28" calcext:value-type="float">
            <text:p>28</text:p>
          </table:table-cell>
          <table:table-cell office:value-type="float" office:value="-13.9979957848586" calcext:value-type="float">
            <text:p>-13,9979957848586</text:p>
          </table:table-cell>
          <table:table-cell office:value-type="float" office:value="0.00232959405095836" calcext:value-type="float">
            <text:p>0,0023295940509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8259063720703" calcext:value-type="float">
            <text:p>0,128259063720703</text:p>
          </table:table-cell>
          <table:table-cell office:value-type="string" calcext:value-type="string">
            <text:p>2020-04-02 11:11:23</text:p>
          </table:table-cell>
          <table:table-cell office:value-type="float" office:value="-285.732131891696" calcext:value-type="float">
            <text:p>-285,732131891696</text:p>
          </table:table-cell>
          <table:table-cell office:value-type="float" office:value="52" calcext:value-type="float">
            <text:p>52</text:p>
          </table:table-cell>
          <table:table-cell office:value-type="float" office:value="-0.00637170203167603" calcext:value-type="float">
            <text:p>-0,006371702031676</text:p>
          </table:table-cell>
          <table:table-cell office:value-type="float" office:value="0.000079004276844074" calcext:value-type="float">
            <text:p>7,9004276844074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28472473144531" calcext:value-type="float">
            <text:p>0,128472473144531</text:p>
          </table:table-cell>
          <table:table-cell office:value-type="string" calcext:value-type="string">
            <text:p>2020-04-02 11:13:24</text:p>
          </table:table-cell>
          <table:table-cell office:value-type="float" office:value="-212.919802456459" calcext:value-type="float">
            <text:p>-212,919802456459</text:p>
          </table:table-cell>
          <table:table-cell office:value-type="float" office:value="34" calcext:value-type="float">
            <text:p>34</text:p>
          </table:table-cell>
          <table:table-cell office:value-type="float" office:value="-0.00318999892452237" calcext:value-type="float">
            <text:p>-0,003189998924522</text:p>
          </table:table-cell>
          <table:table-cell office:value-type="float" office:value="0.000235655055061118" calcext:value-type="float">
            <text:p>0,0002356550550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2100921630859" calcext:value-type="float">
            <text:p>0,112100921630859</text:p>
          </table:table-cell>
          <table:table-cell office:value-type="string" calcext:value-type="string">
            <text:p>2020-04-02 11:18:00</text:p>
          </table:table-cell>
          <table:table-cell office:value-type="float" office:value="-206.684727020242" calcext:value-type="float">
            <text:p>-206,684727020242</text:p>
          </table:table-cell>
          <table:table-cell office:value-type="float" office:value="36" calcext:value-type="float">
            <text:p>36</text:p>
          </table:table-cell>
          <table:table-cell office:value-type="float" office:value="0.00562745491618721" calcext:value-type="float">
            <text:p>0,005627454916187</text:p>
          </table:table-cell>
          <table:table-cell office:value-type="float" office:value="0.000119676924571943" calcext:value-type="float">
            <text:p>0,0001196769245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8959045410156" calcext:value-type="float">
            <text:p>0,178959045410156</text:p>
          </table:table-cell>
          <table:table-cell office:value-type="string" calcext:value-type="string">
            <text:p>2020-04-02 11:20:41</text:p>
          </table:table-cell>
          <table:table-cell office:value-type="float" office:value="-182.571851883171" calcext:value-type="float">
            <text:p>-182,571851883171</text:p>
          </table:table-cell>
          <table:table-cell office:value-type="float" office:value="30" calcext:value-type="float">
            <text:p>30</text:p>
          </table:table-cell>
          <table:table-cell office:value-type="float" office:value="-0.00591927865357543" calcext:value-type="float">
            <text:p>-0,005919278653575</text:p>
          </table:table-cell>
          <table:table-cell office:value-type="float" office:value="0.000295534247669486" calcext:value-type="float">
            <text:p>0,0002955342476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08819274902344" calcext:value-type="float">
            <text:p>0,090881927490234</text:p>
          </table:table-cell>
          <table:table-cell office:value-type="string" calcext:value-type="string">
            <text:p>2020-04-02 11:23:55</text:p>
          </table:table-cell>
          <table:table-cell office:value-type="float" office:value="-171.286929577754" calcext:value-type="float">
            <text:p>-171,286929577754</text:p>
          </table:table-cell>
          <table:table-cell office:value-type="float" office:value="29" calcext:value-type="float">
            <text:p>29</text:p>
          </table:table-cell>
          <table:table-cell office:value-type="float" office:value="-0.0076307108824777" calcext:value-type="float">
            <text:p>-0,007630710882478</text:p>
          </table:table-cell>
          <table:table-cell office:value-type="float" office:value="0.000146611357373059" calcext:value-type="float">
            <text:p>0,0001466113573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883819885253906" calcext:value-type="float">
            <text:p>0,088381988525391</text:p>
          </table:table-cell>
          <table:table-cell office:value-type="string" calcext:value-type="string">
            <text:p>2020-04-02 11:27:41</text:p>
          </table:table-cell>
          <table:table-cell office:value-type="float" office:value="-232.541919903962" calcext:value-type="float">
            <text:p>-232,541919903962</text:p>
          </table:table-cell>
          <table:table-cell office:value-type="float" office:value="41" calcext:value-type="float">
            <text:p>41</text:p>
          </table:table-cell>
          <table:table-cell office:value-type="float" office:value="-0.00281272605151117" calcext:value-type="float">
            <text:p>-0,002812726051511</text:p>
          </table:table-cell>
          <table:table-cell office:value-type="float" office:value="0.000115610846577685" calcext:value-type="float">
            <text:p>0,0001156108465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1:29:40</text:p>
          </table:table-cell>
          <table:table-cell office:value-type="float" office:value="-193.510476174454" calcext:value-type="float">
            <text:p>-193,510476174454</text:p>
          </table:table-cell>
          <table:table-cell office:value-type="float" office:value="33" calcext:value-type="float">
            <text:p>33</text:p>
          </table:table-cell>
          <table:table-cell office:value-type="float" office:value="-12.0765894330764" calcext:value-type="float">
            <text:p>-12,0765894330764</text:p>
          </table:table-cell>
          <table:table-cell office:value-type="float" office:value="0.000739201360675278" calcext:value-type="float">
            <text:p>0,0007392013606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944794006347656" calcext:value-type="float">
            <text:p>0,094479400634766</text:p>
          </table:table-cell>
          <table:table-cell office:value-type="string" calcext:value-type="string">
            <text:p>2020-04-02 11:34:58</text:p>
          </table:table-cell>
          <table:table-cell office:value-type="float" office:value="-240.462958690157" calcext:value-type="float">
            <text:p>-240,462958690157</text:p>
          </table:table-cell>
          <table:table-cell office:value-type="float" office:value="41" calcext:value-type="float">
            <text:p>41</text:p>
          </table:table-cell>
          <table:table-cell office:value-type="float" office:value="-0.00305884932297568" calcext:value-type="float">
            <text:p>-0,003058849322976</text:p>
          </table:table-cell>
          <table:table-cell office:value-type="float" office:value="0.0000931952460555963" calcext:value-type="float">
            <text:p>9,31952460555963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99678039550781" calcext:value-type="float">
            <text:p>0,069967803955078</text:p>
          </table:table-cell>
          <table:table-cell office:value-type="string" calcext:value-type="string">
            <text:p>2020-04-02 11:37:58</text:p>
          </table:table-cell>
          <table:table-cell office:value-type="float" office:value="-239.799957194374" calcext:value-type="float">
            <text:p>-239,799957194374</text:p>
          </table:table-cell>
          <table:table-cell office:value-type="float" office:value="42" calcext:value-type="float">
            <text:p>42</text:p>
          </table:table-cell>
          <table:table-cell office:value-type="float" office:value="0.00677059807898783" calcext:value-type="float">
            <text:p>0,006770598078988</text:p>
          </table:table-cell>
          <table:table-cell office:value-type="float" office:value="0.000111708789549107" calcext:value-type="float">
            <text:p>0,000111708789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98608551025391" calcext:value-type="float">
            <text:p>0,079860855102539</text:p>
          </table:table-cell>
          <table:table-cell office:value-type="string" calcext:value-type="string">
            <text:p>2020-04-02 11:44:27</text:p>
          </table:table-cell>
          <table:table-cell office:value-type="float" office:value="-324.637488217541" calcext:value-type="float">
            <text:p>-324,637488217541</text:p>
          </table:table-cell>
          <table:table-cell office:value-type="float" office:value="60" calcext:value-type="float">
            <text:p>60</text:p>
          </table:table-cell>
          <table:table-cell office:value-type="float" office:value="0.00267396031679845" calcext:value-type="float">
            <text:p>0,002673960316798</text:p>
          </table:table-cell>
          <table:table-cell office:value-type="float" office:value="0.0000257145796445923" calcext:value-type="float">
            <text:p>2,57145796445923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2740173339844" calcext:value-type="float">
            <text:p>0,152740173339844</text:p>
          </table:table-cell>
          <table:table-cell office:value-type="string" calcext:value-type="string">
            <text:p>2020-04-02 11:47:56</text:p>
          </table:table-cell>
          <table:table-cell office:value-type="float" office:value="-199.143843082049" calcext:value-type="float">
            <text:p>-199,143843082049</text:p>
          </table:table-cell>
          <table:table-cell office:value-type="float" office:value="32" calcext:value-type="float">
            <text:p>32</text:p>
          </table:table-cell>
          <table:table-cell office:value-type="float" office:value="0.00741470730238669" calcext:value-type="float">
            <text:p>0,007414707302387</text:p>
          </table:table-cell>
          <table:table-cell office:value-type="float" office:value="0.000295352196896301" calcext:value-type="float">
            <text:p>0,0002953521968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17825164794922" calcext:value-type="float">
            <text:p>0,041782516479492</text:p>
          </table:table-cell>
          <table:table-cell office:value-type="string" calcext:value-type="string">
            <text:p>2020-04-02 11:50:16</text:p>
          </table:table-cell>
          <table:table-cell office:value-type="float" office:value="-232.662296581102" calcext:value-type="float">
            <text:p>-232,662296581102</text:p>
          </table:table-cell>
          <table:table-cell office:value-type="float" office:value="37" calcext:value-type="float">
            <text:p>37</text:p>
          </table:table-cell>
          <table:table-cell office:value-type="float" office:value="0.0000570419265060858" calcext:value-type="float">
            <text:p>5,70419265060858E-05</text:p>
          </table:table-cell>
          <table:table-cell office:value-type="float" office:value="0.0000451810566245961" calcext:value-type="float">
            <text:p>4,51810566245961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11122894287109" calcext:value-type="float">
            <text:p>0,211122894287109</text:p>
          </table:table-cell>
          <table:table-cell office:value-type="string" calcext:value-type="string">
            <text:p>2020-04-02 11:55:40</text:p>
          </table:table-cell>
          <table:table-cell office:value-type="float" office:value="-257.545457235345" calcext:value-type="float">
            <text:p>-257,545457235345</text:p>
          </table:table-cell>
          <table:table-cell office:value-type="float" office:value="45" calcext:value-type="float">
            <text:p>45</text:p>
          </table:table-cell>
          <table:table-cell office:value-type="float" office:value="-0.00477504538896501" calcext:value-type="float">
            <text:p>-0,004775045388965</text:p>
          </table:table-cell>
          <table:table-cell office:value-type="float" office:value="0.000128203336633282" calcext:value-type="float">
            <text:p>0,0001282033366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5880340576172" calcext:value-type="float">
            <text:p>0,155880340576172</text:p>
          </table:table-cell>
          <table:table-cell office:value-type="string" calcext:value-type="string">
            <text:p>2020-04-02 11:58:57</text:p>
          </table:table-cell>
          <table:table-cell office:value-type="float" office:value="-251.7298356494" calcext:value-type="float">
            <text:p>-251,7298356494</text:p>
          </table:table-cell>
          <table:table-cell office:value-type="float" office:value="40" calcext:value-type="float">
            <text:p>40</text:p>
          </table:table-cell>
          <table:table-cell office:value-type="float" office:value="0.00340437189809051" calcext:value-type="float">
            <text:p>0,003404371898091</text:p>
          </table:table-cell>
          <table:table-cell office:value-type="float" office:value="0.000144333235348937" calcext:value-type="float">
            <text:p>0,0001443332353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3564544677734" calcext:value-type="float">
            <text:p>0,103564544677734</text:p>
          </table:table-cell>
          <table:table-cell office:value-type="string" calcext:value-type="string">
            <text:p>2020-04-02 12:03:44</text:p>
          </table:table-cell>
          <table:table-cell office:value-type="float" office:value="-212.012728083317" calcext:value-type="float">
            <text:p>-212,012728083317</text:p>
          </table:table-cell>
          <table:table-cell office:value-type="float" office:value="36" calcext:value-type="float">
            <text:p>36</text:p>
          </table:table-cell>
          <table:table-cell office:value-type="float" office:value="-0.00185907544603496" calcext:value-type="float">
            <text:p>-0,001859075446035</text:p>
          </table:table-cell>
          <table:table-cell office:value-type="float" office:value="0.000101364634165726" calcext:value-type="float">
            <text:p>0,000101364634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30210235595703" calcext:value-type="float">
            <text:p>0,130210235595703</text:p>
          </table:table-cell>
          <table:table-cell office:value-type="string" calcext:value-type="string">
            <text:p>2020-04-02 12:07:17</text:p>
          </table:table-cell>
          <table:table-cell office:value-type="float" office:value="-266.278254547341" calcext:value-type="float">
            <text:p>-266,278254547341</text:p>
          </table:table-cell>
          <table:table-cell office:value-type="float" office:value="43" calcext:value-type="float">
            <text:p>43</text:p>
          </table:table-cell>
          <table:table-cell office:value-type="float" office:value="0.00269510312113796" calcext:value-type="float">
            <text:p>0,002695103121138</text:p>
          </table:table-cell>
          <table:table-cell office:value-type="float" office:value="0.000127461427781283" calcext:value-type="float">
            <text:p>0,0001274614277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702574310302734" calcext:value-type="float">
            <text:p>0,070257431030274</text:p>
          </table:table-cell>
          <table:table-cell office:value-type="string" calcext:value-type="string">
            <text:p>2020-04-02 12:12:04</text:p>
          </table:table-cell>
          <table:table-cell office:value-type="float" office:value="-277.050540020584" calcext:value-type="float">
            <text:p>-277,050540020584</text:p>
          </table:table-cell>
          <table:table-cell office:value-type="float" office:value="47" calcext:value-type="float">
            <text:p>47</text:p>
          </table:table-cell>
          <table:table-cell office:value-type="float" office:value="0.00206149793288579" calcext:value-type="float">
            <text:p>0,002061497932886</text:p>
          </table:table-cell>
          <table:table-cell office:value-type="float" office:value="0.000054571379072226" calcext:value-type="float">
            <text:p>5,4571379072226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58675384521484" calcext:value-type="float">
            <text:p>0,055867538452149</text:p>
          </table:table-cell>
          <table:table-cell office:value-type="string" calcext:value-type="string">
            <text:p>2020-04-02 12:15:00</text:p>
          </table:table-cell>
          <table:table-cell office:value-type="float" office:value="-299.465034533718" calcext:value-type="float">
            <text:p>-299,465034533718</text:p>
          </table:table-cell>
          <table:table-cell office:value-type="float" office:value="47" calcext:value-type="float">
            <text:p>47</text:p>
          </table:table-cell>
          <table:table-cell office:value-type="float" office:value="0.000832441736028589" calcext:value-type="float">
            <text:p>0,000832441736029</text:p>
          </table:table-cell>
          <table:table-cell office:value-type="float" office:value="0.0000629494988350588" calcext:value-type="float">
            <text:p>6,29494988350588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2587249755859" calcext:value-type="float">
            <text:p>0,172587249755859</text:p>
          </table:table-cell>
          <table:table-cell office:value-type="string" calcext:value-type="string">
            <text:p>2020-04-02 12:17:21</text:p>
          </table:table-cell>
          <table:table-cell office:value-type="float" office:value="-278.890240476785" calcext:value-type="float">
            <text:p>-278,890240476785</text:p>
          </table:table-cell>
          <table:table-cell office:value-type="float" office:value="47" calcext:value-type="float">
            <text:p>47</text:p>
          </table:table-cell>
          <table:table-cell office:value-type="float" office:value="-0.00202249669198365" calcext:value-type="float">
            <text:p>-0,002022496691984</text:p>
          </table:table-cell>
          <table:table-cell office:value-type="float" office:value="0.00012469635636643" calcext:value-type="float">
            <text:p>0,0001246963563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98051567077637" calcext:value-type="float">
            <text:p>0,019805156707764</text:p>
          </table:table-cell>
          <table:table-cell office:value-type="string" calcext:value-type="string">
            <text:p>2020-04-02 12:23:19</text:p>
          </table:table-cell>
          <table:table-cell office:value-type="float" office:value="-389.244030506358" calcext:value-type="float">
            <text:p>-389,244030506358</text:p>
          </table:table-cell>
          <table:table-cell office:value-type="float" office:value="71" calcext:value-type="float">
            <text:p>71</text:p>
          </table:table-cell>
          <table:table-cell office:value-type="float" office:value="0.00860648951912957" calcext:value-type="float">
            <text:p>0,00860648951913</text:p>
          </table:table-cell>
          <table:table-cell office:value-type="float" office:value="0.00000537490296219316" calcext:value-type="float">
            <text:p>5,37490296219316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5802169799805" calcext:value-type="float">
            <text:p>0,235802169799805</text:p>
          </table:table-cell>
          <table:table-cell office:value-type="string" calcext:value-type="string">
            <text:p>2020-04-02 12:34:17</text:p>
          </table:table-cell>
          <table:table-cell office:value-type="float" office:value="-563.526121688167" calcext:value-type="float">
            <text:p>-563,526121688167</text:p>
          </table:table-cell>
          <table:table-cell office:value-type="float" office:value="97" calcext:value-type="float">
            <text:p>97</text:p>
          </table:table-cell>
          <table:table-cell office:value-type="float" office:value="-0.00427975717054258" calcext:value-type="float">
            <text:p>-0,004279757170543</text:p>
          </table:table-cell>
          <table:table-cell office:value-type="float" office:value="0.0000281140577375384" calcext:value-type="float">
            <text:p>2,81140577375384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1396789550781" calcext:value-type="float">
            <text:p>0,231396789550781</text:p>
          </table:table-cell>
          <table:table-cell office:value-type="string" calcext:value-type="string">
            <text:p>2020-04-02 12:36:04</text:p>
          </table:table-cell>
          <table:table-cell office:value-type="float" office:value="-370.196576800983" calcext:value-type="float">
            <text:p>-370,196576800983</text:p>
          </table:table-cell>
          <table:table-cell office:value-type="float" office:value="58" calcext:value-type="float">
            <text:p>58</text:p>
          </table:table-cell>
          <table:table-cell office:value-type="float" office:value="-0.00220229165833064" calcext:value-type="float">
            <text:p>-0,002202291658331</text:p>
          </table:table-cell>
          <table:table-cell office:value-type="float" office:value="0.000115081821296321" calcext:value-type="float">
            <text:p>0,0001150818212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67519073486328" calcext:value-type="float">
            <text:p>0,046751907348633</text:p>
          </table:table-cell>
          <table:table-cell office:value-type="string" calcext:value-type="string">
            <text:p>2020-04-02 12:40:42</text:p>
          </table:table-cell>
          <table:table-cell office:value-type="float" office:value="-223.533399039851" calcext:value-type="float">
            <text:p>-223,533399039851</text:p>
          </table:table-cell>
          <table:table-cell office:value-type="float" office:value="38" calcext:value-type="float">
            <text:p>38</text:p>
          </table:table-cell>
          <table:table-cell office:value-type="float" office:value="-0.00278244468664735" calcext:value-type="float">
            <text:p>-0,002782444686647</text:p>
          </table:table-cell>
          <table:table-cell office:value-type="float" office:value="0.0000582921584955888" calcext:value-type="float">
            <text:p>5,82921584955888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43:53</text:p>
          </table:table-cell>
          <table:table-cell office:value-type="float" office:value="-214.95556855887" calcext:value-type="float">
            <text:p>-214,95556855887</text:p>
          </table:table-cell>
          <table:table-cell office:value-type="float" office:value="39" calcext:value-type="float">
            <text:p>39</text:p>
          </table:table-cell>
          <table:table-cell office:value-type="float" office:value="-21.9655673888334" calcext:value-type="float">
            <text:p>-21,9655673888334</text:p>
          </table:table-cell>
          <table:table-cell office:value-type="float" office:value="0.00101852956086237" calcext:value-type="float">
            <text:p>0,0010185295608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62946014404297" calcext:value-type="float">
            <text:p>0,04629460144043</text:p>
          </table:table-cell>
          <table:table-cell office:value-type="string" calcext:value-type="string">
            <text:p>2020-04-02 12:47:37</text:p>
          </table:table-cell>
          <table:table-cell office:value-type="float" office:value="-186.80815299485" calcext:value-type="float">
            <text:p>-186,80815299485</text:p>
          </table:table-cell>
          <table:table-cell office:value-type="float" office:value="33" calcext:value-type="float">
            <text:p>33</text:p>
          </table:table-cell>
          <table:table-cell office:value-type="float" office:value="0.0051415073027048" calcext:value-type="float">
            <text:p>0,005141507302705</text:p>
          </table:table-cell>
          <table:table-cell office:value-type="float" office:value="0.0000703357708402138" calcext:value-type="float">
            <text:p>7,03357708402138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90378890991211" calcext:value-type="float">
            <text:p>0,090378890991211</text:p>
          </table:table-cell>
          <table:table-cell office:value-type="string" calcext:value-type="string">
            <text:p>2020-04-02 12:52:02</text:p>
          </table:table-cell>
          <table:table-cell office:value-type="float" office:value="-328.638747330743" calcext:value-type="float">
            <text:p>-328,638747330743</text:p>
          </table:table-cell>
          <table:table-cell office:value-type="float" office:value="54" calcext:value-type="float">
            <text:p>54</text:p>
          </table:table-cell>
          <table:table-cell office:value-type="float" office:value="0.00130410408423742" calcext:value-type="float">
            <text:p>0,001304104084237</text:p>
          </table:table-cell>
          <table:table-cell office:value-type="float" office:value="0.0000447270471007595" calcext:value-type="float">
            <text:p>4,47270471007595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2:54:17</text:p>
          </table:table-cell>
          <table:table-cell office:value-type="float" office:value="-168.422703915189" calcext:value-type="float">
            <text:p>-168,422703915189</text:p>
          </table:table-cell>
          <table:table-cell office:value-type="float" office:value="23" calcext:value-type="float">
            <text:p>23</text:p>
          </table:table-cell>
          <table:table-cell office:value-type="float" office:value="-15.2007311414831" calcext:value-type="float">
            <text:p>-15,2007311414831</text:p>
          </table:table-cell>
          <table:table-cell office:value-type="float" office:value="0.00266998353614366" calcext:value-type="float">
            <text:p>0,0026699835361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1551910400391" calcext:value-type="float">
            <text:p>0,121551910400391</text:p>
          </table:table-cell>
          <table:table-cell office:value-type="string" calcext:value-type="string">
            <text:p>2020-04-02 13:00:50</text:p>
          </table:table-cell>
          <table:table-cell office:value-type="float" office:value="-259.80213299335" calcext:value-type="float">
            <text:p>-259,80213299335</text:p>
          </table:table-cell>
          <table:table-cell office:value-type="float" office:value="50" calcext:value-type="float">
            <text:p>50</text:p>
          </table:table-cell>
          <table:table-cell office:value-type="float" office:value="-0.00540628019856038" calcext:value-type="float">
            <text:p>-0,00540628019856</text:p>
          </table:table-cell>
          <table:table-cell office:value-type="float" office:value="0.0000629320037636296" calcext:value-type="float">
            <text:p>6,29320037636296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48454895019531" calcext:value-type="float">
            <text:p>0,084845489501953</text:p>
          </table:table-cell>
          <table:table-cell office:value-type="string" calcext:value-type="string">
            <text:p>2020-04-02 13:03:43</text:p>
          </table:table-cell>
          <table:table-cell office:value-type="float" office:value="-268.547478063316" calcext:value-type="float">
            <text:p>-268,547478063316</text:p>
          </table:table-cell>
          <table:table-cell office:value-type="float" office:value="48" calcext:value-type="float">
            <text:p>48</text:p>
          </table:table-cell>
          <table:table-cell office:value-type="float" office:value="0.00708479464869471" calcext:value-type="float">
            <text:p>0,007084794648695</text:p>
          </table:table-cell>
          <table:table-cell office:value-type="float" office:value="0.0000734318316846531" calcext:value-type="float">
            <text:p>7,34318316846531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72587249755859" calcext:value-type="float">
            <text:p>0,172587249755859</text:p>
          </table:table-cell>
          <table:table-cell office:value-type="string" calcext:value-type="string">
            <text:p>2020-04-02 13:06:47</text:p>
          </table:table-cell>
          <table:table-cell office:value-type="float" office:value="-243.040528079228" calcext:value-type="float">
            <text:p>-243,040528079228</text:p>
          </table:table-cell>
          <table:table-cell office:value-type="float" office:value="43" calcext:value-type="float">
            <text:p>43</text:p>
          </table:table-cell>
          <table:table-cell office:value-type="float" office:value="-0.00220028956980673" calcext:value-type="float">
            <text:p>-0,002200289569807</text:p>
          </table:table-cell>
          <table:table-cell office:value-type="float" office:value="0.000121027074826373" calcext:value-type="float">
            <text:p>0,0001210270748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71479949951172" calcext:value-type="float">
            <text:p>0,057147994995117</text:p>
          </table:table-cell>
          <table:table-cell office:value-type="string" calcext:value-type="string">
            <text:p>2020-04-02 13:10:36</text:p>
          </table:table-cell>
          <table:table-cell office:value-type="float" office:value="-265.927312880585" calcext:value-type="float">
            <text:p>-265,927312880585</text:p>
          </table:table-cell>
          <table:table-cell office:value-type="float" office:value="49" calcext:value-type="float">
            <text:p>49</text:p>
          </table:table-cell>
          <table:table-cell office:value-type="float" office:value="0.00777676973371455" calcext:value-type="float">
            <text:p>0,007776769733715</text:p>
          </table:table-cell>
          <table:table-cell office:value-type="float" office:value="0.0000321012610013068" calcext:value-type="float">
            <text:p>3,21012610013068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79492568969727" calcext:value-type="float">
            <text:p>0,017949256896973</text:p>
          </table:table-cell>
          <table:table-cell office:value-type="string" calcext:value-type="string">
            <text:p>2020-04-02 13:15:00</text:p>
          </table:table-cell>
          <table:table-cell office:value-type="float" office:value="-322.969060137644" calcext:value-type="float">
            <text:p>-322,969060137644</text:p>
          </table:table-cell>
          <table:table-cell office:value-type="float" office:value="57" calcext:value-type="float">
            <text:p>57</text:p>
          </table:table-cell>
          <table:table-cell office:value-type="float" office:value="0.00370765691205847" calcext:value-type="float">
            <text:p>0,003707656912058</text:p>
          </table:table-cell>
          <table:table-cell office:value-type="float" office:value="0.0000152552255434404" calcext:value-type="float">
            <text:p>1,52552255434404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07982727050781" calcext:value-type="float">
            <text:p>0,207982727050781</text:p>
          </table:table-cell>
          <table:table-cell office:value-type="string" calcext:value-type="string">
            <text:p>2020-04-02 13:18:00</text:p>
          </table:table-cell>
          <table:table-cell office:value-type="float" office:value="-222.192142466599" calcext:value-type="float">
            <text:p>-222,192142466599</text:p>
          </table:table-cell>
          <table:table-cell office:value-type="float" office:value="37" calcext:value-type="float">
            <text:p>37</text:p>
          </table:table-cell>
          <table:table-cell office:value-type="float" office:value="0.00446439089625006" calcext:value-type="float">
            <text:p>0,00446439089625</text:p>
          </table:table-cell>
          <table:table-cell office:value-type="float" office:value="0.000251889649924803" calcext:value-type="float">
            <text:p>0,000251889649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7938949584961" calcext:value-type="float">
            <text:p>0,127938949584961</text:p>
          </table:table-cell>
          <table:table-cell office:value-type="string" calcext:value-type="string">
            <text:p>2020-04-02 13:23:27</text:p>
          </table:table-cell>
          <table:table-cell office:value-type="float" office:value="-353.76834746847" calcext:value-type="float">
            <text:p>-353,76834746847</text:p>
          </table:table-cell>
          <table:table-cell office:value-type="float" office:value="60" calcext:value-type="float">
            <text:p>60</text:p>
          </table:table-cell>
          <table:table-cell office:value-type="float" office:value="0.00402477296478998" calcext:value-type="float">
            <text:p>0,00402477296479</text:p>
          </table:table-cell>
          <table:table-cell office:value-type="float" office:value="0.0000462964442083444" calcext:value-type="float">
            <text:p>4,62964442083444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46274475097656" calcext:value-type="float">
            <text:p>0,246274475097656</text:p>
          </table:table-cell>
          <table:table-cell office:value-type="string" calcext:value-type="string">
            <text:p>2020-04-02 13:26:33</text:p>
          </table:table-cell>
          <table:table-cell office:value-type="float" office:value="-293.273284652562" calcext:value-type="float">
            <text:p>-293,273284652562</text:p>
          </table:table-cell>
          <table:table-cell office:value-type="float" office:value="48" calcext:value-type="float">
            <text:p>48</text:p>
          </table:table-cell>
          <table:table-cell office:value-type="float" office:value="-0.0091488491286576" calcext:value-type="float">
            <text:p>-0,009148849128658</text:p>
          </table:table-cell>
          <table:table-cell office:value-type="float" office:value="0.000141421643797522" calcext:value-type="float">
            <text:p>0,0001414216437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50026824951172" calcext:value-type="float">
            <text:p>0,150026824951172</text:p>
          </table:table-cell>
          <table:table-cell office:value-type="string" calcext:value-type="string">
            <text:p>2020-04-02 13:29:25</text:p>
          </table:table-cell>
          <table:table-cell office:value-type="float" office:value="-294.827851127831" calcext:value-type="float">
            <text:p>-294,827851127831</text:p>
          </table:table-cell>
          <table:table-cell office:value-type="float" office:value="49" calcext:value-type="float">
            <text:p>49</text:p>
          </table:table-cell>
          <table:table-cell office:value-type="float" office:value="0.000000778684977283117" calcext:value-type="float">
            <text:p>7,78684977283117E-07</text:p>
          </table:table-cell>
          <table:table-cell office:value-type="float" office:value="0.000103540567829709" calcext:value-type="float">
            <text:p>0,000103540567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48278999328613" calcext:value-type="float">
            <text:p>0,024827899932861</text:p>
          </table:table-cell>
          <table:table-cell office:value-type="string" calcext:value-type="string">
            <text:p>2020-04-02 13:34:28</text:p>
          </table:table-cell>
          <table:table-cell office:value-type="float" office:value="-349.992744750753" calcext:value-type="float">
            <text:p>-349,992744750753</text:p>
          </table:table-cell>
          <table:table-cell office:value-type="float" office:value="63" calcext:value-type="float">
            <text:p>63</text:p>
          </table:table-cell>
          <table:table-cell office:value-type="float" office:value="-0.00234675708691889" calcext:value-type="float">
            <text:p>-0,002346757086919</text:p>
          </table:table-cell>
          <table:table-cell office:value-type="float" office:value="0.00000957733443695263" calcext:value-type="float">
            <text:p>9,57733443695263E-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21473846435547" calcext:value-type="float">
            <text:p>0,082147384643555</text:p>
          </table:table-cell>
          <table:table-cell office:value-type="string" calcext:value-type="string">
            <text:p>2020-04-02 13:40:05</text:p>
          </table:table-cell>
          <table:table-cell office:value-type="float" office:value="-340.06509259067" calcext:value-type="float">
            <text:p>-340,06509259067</text:p>
          </table:table-cell>
          <table:table-cell office:value-type="float" office:value="59" calcext:value-type="float">
            <text:p>59</text:p>
          </table:table-cell>
          <table:table-cell office:value-type="float" office:value="0.00857662199933795" calcext:value-type="float">
            <text:p>0,008576621999338</text:p>
          </table:table-cell>
          <table:table-cell office:value-type="float" office:value="0.0000262702551606316" calcext:value-type="float">
            <text:p>2,62702551606316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918727569580078" calcext:value-type="float">
            <text:p>0,091872756958008</text:p>
          </table:table-cell>
          <table:table-cell office:value-type="string" calcext:value-type="string">
            <text:p>2020-04-02 13:43:53</text:p>
          </table:table-cell>
          <table:table-cell office:value-type="float" office:value="-326.439189821944" calcext:value-type="float">
            <text:p>-326,439189821944</text:p>
          </table:table-cell>
          <table:table-cell office:value-type="float" office:value="56" calcext:value-type="float">
            <text:p>56</text:p>
          </table:table-cell>
          <table:table-cell office:value-type="float" office:value="0.00450159329841091" calcext:value-type="float">
            <text:p>0,004501593298411</text:p>
          </table:table-cell>
          <table:table-cell office:value-type="float" office:value="0.0000470027020371802" calcext:value-type="float">
            <text:p>4,70027020371802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47240295410156" calcext:value-type="float">
            <text:p>0,064724029541016</text:p>
          </table:table-cell>
          <table:table-cell office:value-type="string" calcext:value-type="string">
            <text:p>2020-04-02 13:46:33</text:p>
          </table:table-cell>
          <table:table-cell office:value-type="float" office:value="-221.24866624054" calcext:value-type="float">
            <text:p>-221,24866624054</text:p>
          </table:table-cell>
          <table:table-cell office:value-type="float" office:value="38" calcext:value-type="float">
            <text:p>38</text:p>
          </table:table-cell>
          <table:table-cell office:value-type="float" office:value="0.000155191134787458" calcext:value-type="float">
            <text:p>0,000155191134787</text:p>
          </table:table-cell>
          <table:table-cell office:value-type="float" office:value="0.0000909684773310888" calcext:value-type="float">
            <text:p>9,09684773310888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3:51:14</text:p>
          </table:table-cell>
          <table:table-cell office:value-type="float" office:value="-231.153478584301" calcext:value-type="float">
            <text:p>-231,153478584301</text:p>
          </table:table-cell>
          <table:table-cell office:value-type="float" office:value="39" calcext:value-type="float">
            <text:p>39</text:p>
          </table:table-cell>
          <table:table-cell office:value-type="float" office:value="-14.6390905651889" calcext:value-type="float">
            <text:p>-14,6390905651889</text:p>
          </table:table-cell>
          <table:table-cell office:value-type="float" office:value="0.000488825161546993" calcext:value-type="float">
            <text:p>0,0004888251615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71477508544922" calcext:value-type="float">
            <text:p>0,067147750854492</text:p>
          </table:table-cell>
          <table:table-cell office:value-type="string" calcext:value-type="string">
            <text:p>2020-04-02 13:54:36</text:p>
          </table:table-cell>
          <table:table-cell office:value-type="float" office:value="-222.269012774387" calcext:value-type="float">
            <text:p>-222,269012774387</text:p>
          </table:table-cell>
          <table:table-cell office:value-type="float" office:value="40" calcext:value-type="float">
            <text:p>40</text:p>
          </table:table-cell>
          <table:table-cell office:value-type="float" office:value="0.00382781578878322" calcext:value-type="float">
            <text:p>0,003827815788783</text:p>
          </table:table-cell>
          <table:table-cell office:value-type="float" office:value="0.0000601886828543657" calcext:value-type="float">
            <text:p>6,01886828543657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83827209472656" calcext:value-type="float">
            <text:p>0,058382720947266</text:p>
          </table:table-cell>
          <table:table-cell office:value-type="string" calcext:value-type="string">
            <text:p>2020-04-02 13:57:26</text:p>
          </table:table-cell>
          <table:table-cell office:value-type="float" office:value="-236.546451569703" calcext:value-type="float">
            <text:p>-236,546451569703</text:p>
          </table:table-cell>
          <table:table-cell office:value-type="float" office:value="40" calcext:value-type="float">
            <text:p>40</text:p>
          </table:table-cell>
          <table:table-cell office:value-type="float" office:value="-0.00752129027356188" calcext:value-type="float">
            <text:p>-0,007521290273562</text:p>
          </table:table-cell>
          <table:table-cell office:value-type="float" office:value="0.000271061382496424" calcext:value-type="float">
            <text:p>0,000271061382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83972320556641" calcext:value-type="float">
            <text:p>0,088397232055664</text:p>
          </table:table-cell>
          <table:table-cell office:value-type="string" calcext:value-type="string">
            <text:p>2020-04-02 14:02:37</text:p>
          </table:table-cell>
          <table:table-cell office:value-type="float" office:value="-386.432596646207" calcext:value-type="float">
            <text:p>-386,432596646207</text:p>
          </table:table-cell>
          <table:table-cell office:value-type="float" office:value="61" calcext:value-type="float">
            <text:p>61</text:p>
          </table:table-cell>
          <table:table-cell office:value-type="float" office:value="0.000665238652148625" calcext:value-type="float">
            <text:p>0,000665238652149</text:p>
          </table:table-cell>
          <table:table-cell office:value-type="float" office:value="0.0000352339322787636" calcext:value-type="float">
            <text:p>3,52339322787636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1429229736328" calcext:value-type="float">
            <text:p>0,151429229736328</text:p>
          </table:table-cell>
          <table:table-cell office:value-type="string" calcext:value-type="string">
            <text:p>2020-04-02 14:06:50</text:p>
          </table:table-cell>
          <table:table-cell office:value-type="float" office:value="-314.780540704997" calcext:value-type="float">
            <text:p>-314,780540704997</text:p>
          </table:table-cell>
          <table:table-cell office:value-type="float" office:value="50" calcext:value-type="float">
            <text:p>50</text:p>
          </table:table-cell>
          <table:table-cell office:value-type="float" office:value="-0.00252640987707746" calcext:value-type="float">
            <text:p>-0,002526409877077</text:p>
          </table:table-cell>
          <table:table-cell office:value-type="float" office:value="0.0000838468869863051" calcext:value-type="float">
            <text:p>8,38468869863051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24829864501953" calcext:value-type="float">
            <text:p>0,072482986450195</text:p>
          </table:table-cell>
          <table:table-cell office:value-type="string" calcext:value-type="string">
            <text:p>2020-04-02 14:10:34</text:p>
          </table:table-cell>
          <table:table-cell office:value-type="float" office:value="-402.795817123196" calcext:value-type="float">
            <text:p>-402,795817123196</text:p>
          </table:table-cell>
          <table:table-cell office:value-type="float" office:value="62" calcext:value-type="float">
            <text:p>62</text:p>
          </table:table-cell>
          <table:table-cell office:value-type="float" office:value="-0.00778500689560246" calcext:value-type="float">
            <text:p>-0,007785006895602</text:p>
          </table:table-cell>
          <table:table-cell office:value-type="float" office:value="0.0000272284064010277" calcext:value-type="float">
            <text:p>2,72284064010277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822388458251953" calcext:value-type="float">
            <text:p>0,082238845825195</text:p>
          </table:table-cell>
          <table:table-cell office:value-type="string" calcext:value-type="string">
            <text:p>2020-04-02 14:15:29</text:p>
          </table:table-cell>
          <table:table-cell office:value-type="float" office:value="-329.276387651628" calcext:value-type="float">
            <text:p>-329,276387651628</text:p>
          </table:table-cell>
          <table:table-cell office:value-type="float" office:value="54" calcext:value-type="float">
            <text:p>54</text:p>
          </table:table-cell>
          <table:table-cell office:value-type="float" office:value="-0.00210503481229155" calcext:value-type="float">
            <text:p>-0,002105034812292</text:p>
          </table:table-cell>
          <table:table-cell office:value-type="float" office:value="0.000053998595859008" calcext:value-type="float">
            <text:p>5,3998595859008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569955596923828" calcext:value-type="float">
            <text:p>0,056995559692383</text:p>
          </table:table-cell>
          <table:table-cell office:value-type="string" calcext:value-type="string">
            <text:p>2020-04-02 14:18:01</text:p>
          </table:table-cell>
          <table:table-cell office:value-type="float" office:value="-256.330434589871" calcext:value-type="float">
            <text:p>-256,330434589871</text:p>
          </table:table-cell>
          <table:table-cell office:value-type="float" office:value="43" calcext:value-type="float">
            <text:p>43</text:p>
          </table:table-cell>
          <table:table-cell office:value-type="float" office:value="-0.00248200953665756" calcext:value-type="float">
            <text:p>-0,002482009536658</text:p>
          </table:table-cell>
          <table:table-cell office:value-type="float" office:value="0.0000692586821859101" calcext:value-type="float">
            <text:p>6,92586821859101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551892013549805" calcext:value-type="float">
            <text:p>0,055189201354981</text:p>
          </table:table-cell>
          <table:table-cell office:value-type="string" calcext:value-type="string">
            <text:p>2020-04-02 14:24:55</text:p>
          </table:table-cell>
          <table:table-cell office:value-type="float" office:value="-350.716167795131" calcext:value-type="float">
            <text:p>-350,716167795131</text:p>
          </table:table-cell>
          <table:table-cell office:value-type="float" office:value="66" calcext:value-type="float">
            <text:p>66</text:p>
          </table:table-cell>
          <table:table-cell office:value-type="float" office:value="-0.002517530660338" calcext:value-type="float">
            <text:p>-0,002517530660338</text:p>
          </table:table-cell>
          <table:table-cell office:value-type="float" office:value="0.000020464628096246" calcext:value-type="float">
            <text:p>2,0464628096246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4:26:34</text:p>
          </table:table-cell>
          <table:table-cell office:value-type="float" office:value="-297.498490686534" calcext:value-type="float">
            <text:p>-297,498490686534</text:p>
          </table:table-cell>
          <table:table-cell office:value-type="float" office:value="54" calcext:value-type="float">
            <text:p>54</text:p>
          </table:table-cell>
          <table:table-cell office:value-type="float" office:value="-0.675803874627445" calcext:value-type="float">
            <text:p>-0,675803874627445</text:p>
          </table:table-cell>
          <table:table-cell office:value-type="float" office:value="0.000363002102321922" calcext:value-type="float">
            <text:p>0,0003630021023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64970664978027" calcext:value-type="float">
            <text:p>0,026497066497803</text:p>
          </table:table-cell>
          <table:table-cell office:value-type="string" calcext:value-type="string">
            <text:p>2020-04-02 14:30:12</text:p>
          </table:table-cell>
          <table:table-cell office:value-type="float" office:value="-246.554382175765" calcext:value-type="float">
            <text:p>-246,554382175765</text:p>
          </table:table-cell>
          <table:table-cell office:value-type="float" office:value="48" calcext:value-type="float">
            <text:p>48</text:p>
          </table:table-cell>
          <table:table-cell office:value-type="float" office:value="0.00217764911183728" calcext:value-type="float">
            <text:p>0,002177649111837</text:p>
          </table:table-cell>
          <table:table-cell office:value-type="float" office:value="0.0000143395954084565" calcext:value-type="float">
            <text:p>1,43395954084565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5300354003906" calcext:value-type="float">
            <text:p>0,185300354003906</text:p>
          </table:table-cell>
          <table:table-cell office:value-type="string" calcext:value-type="string">
            <text:p>2020-04-02 14:34:30</text:p>
          </table:table-cell>
          <table:table-cell office:value-type="float" office:value="-204.175263281184" calcext:value-type="float">
            <text:p>-204,175263281184</text:p>
          </table:table-cell>
          <table:table-cell office:value-type="float" office:value="35" calcext:value-type="float">
            <text:p>35</text:p>
          </table:table-cell>
          <table:table-cell office:value-type="float" office:value="-0.00680979351982813" calcext:value-type="float">
            <text:p>-0,006809793519828</text:p>
          </table:table-cell>
          <table:table-cell office:value-type="float" office:value="0.000216041220980876" calcext:value-type="float">
            <text:p>0,0002160412209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1612640380859" calcext:value-type="float">
            <text:p>0,131612640380859</text:p>
          </table:table-cell>
          <table:table-cell office:value-type="string" calcext:value-type="string">
            <text:p>2020-04-02 14:38:43</text:p>
          </table:table-cell>
          <table:table-cell office:value-type="float" office:value="-263.701734487033" calcext:value-type="float">
            <text:p>-263,701734487033</text:p>
          </table:table-cell>
          <table:table-cell office:value-type="float" office:value="46" calcext:value-type="float">
            <text:p>46</text:p>
          </table:table-cell>
          <table:table-cell office:value-type="float" office:value="0.000778785783743796" calcext:value-type="float">
            <text:p>0,000778785783744</text:p>
          </table:table-cell>
          <table:table-cell office:value-type="float" office:value="0.0000916285144391723" calcext:value-type="float">
            <text:p>9,16285144391723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25642356872559" calcext:value-type="float">
            <text:p>0,022564235687256</text:p>
          </table:table-cell>
          <table:table-cell office:value-type="string" calcext:value-type="string">
            <text:p>2020-04-02 14:44:05</text:p>
          </table:table-cell>
          <table:table-cell office:value-type="float" office:value="-372.892534670104" calcext:value-type="float">
            <text:p>-372,892534670104</text:p>
          </table:table-cell>
          <table:table-cell office:value-type="float" office:value="67" calcext:value-type="float">
            <text:p>67</text:p>
          </table:table-cell>
          <table:table-cell office:value-type="float" office:value="0.00407259748197664" calcext:value-type="float">
            <text:p>0,004072597481977</text:p>
          </table:table-cell>
          <table:table-cell office:value-type="float" office:value="0.0000106859452402669" calcext:value-type="float">
            <text:p>1,06859452402669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87736877441406" calcext:value-type="float">
            <text:p>0,287736877441406</text:p>
          </table:table-cell>
          <table:table-cell office:value-type="string" calcext:value-type="string">
            <text:p>2020-04-02 14:46:33</text:p>
          </table:table-cell>
          <table:table-cell office:value-type="float" office:value="-426.399543111148" calcext:value-type="float">
            <text:p>-426,399543111148</text:p>
          </table:table-cell>
          <table:table-cell office:value-type="float" office:value="71" calcext:value-type="float">
            <text:p>71</text:p>
          </table:table-cell>
          <table:table-cell office:value-type="float" office:value="-0.00593781415059946" calcext:value-type="float">
            <text:p>-0,005937814150599</text:p>
          </table:table-cell>
          <table:table-cell office:value-type="float" office:value="0.000107683683056074" calcext:value-type="float">
            <text:p>0,0001076836830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2635231018066" calcext:value-type="float">
            <text:p>0,039263523101807</text:p>
          </table:table-cell>
          <table:table-cell office:value-type="string" calcext:value-type="string">
            <text:p>2020-04-02 14:50:27</text:p>
          </table:table-cell>
          <table:table-cell office:value-type="float" office:value="-420.651915210647" calcext:value-type="float">
            <text:p>-420,651915210647</text:p>
          </table:table-cell>
          <table:table-cell office:value-type="float" office:value="71" calcext:value-type="float">
            <text:p>71</text:p>
          </table:table-cell>
          <table:table-cell office:value-type="float" office:value="0.00498074145375682" calcext:value-type="float">
            <text:p>0,004980741453757</text:p>
          </table:table-cell>
          <table:table-cell office:value-type="float" office:value="0.0000104298390921069" calcext:value-type="float">
            <text:p>1,04298390921069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297325057983398" calcext:value-type="float">
            <text:p>0,02973250579834</text:p>
          </table:table-cell>
          <table:table-cell office:value-type="string" calcext:value-type="string">
            <text:p>2020-04-02 14:56:23</text:p>
          </table:table-cell>
          <table:table-cell office:value-type="float" office:value="-296.194983814523" calcext:value-type="float">
            <text:p>-296,194983814523</text:p>
          </table:table-cell>
          <table:table-cell office:value-type="float" office:value="57" calcext:value-type="float">
            <text:p>57</text:p>
          </table:table-cell>
          <table:table-cell office:value-type="float" office:value="-0.00840135492175897" calcext:value-type="float">
            <text:p>-0,008401354921759</text:p>
          </table:table-cell>
          <table:table-cell office:value-type="float" office:value="0.0000145290401315025" calcext:value-type="float">
            <text:p>1,45290401315025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35202789306641" calcext:value-type="float">
            <text:p>0,043520278930664</text:p>
          </table:table-cell>
          <table:table-cell office:value-type="string" calcext:value-type="string">
            <text:p>2020-04-02 14:59:59</text:p>
          </table:table-cell>
          <table:table-cell office:value-type="float" office:value="-167.163966759494" calcext:value-type="float">
            <text:p>-167,163966759494</text:p>
          </table:table-cell>
          <table:table-cell office:value-type="float" office:value="31" calcext:value-type="float">
            <text:p>31</text:p>
          </table:table-cell>
          <table:table-cell office:value-type="float" office:value="0.00669783403590074" calcext:value-type="float">
            <text:p>0,006697834035901</text:p>
          </table:table-cell>
          <table:table-cell office:value-type="float" office:value="0.0000593164499063935" calcext:value-type="float">
            <text:p>5,93164499063935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2069946289063" calcext:value-type="float">
            <text:p>0,132069946289063</text:p>
          </table:table-cell>
          <table:table-cell office:value-type="string" calcext:value-type="string">
            <text:p>2020-04-02 15:02:38</text:p>
          </table:table-cell>
          <table:table-cell office:value-type="float" office:value="-114.110739876515" calcext:value-type="float">
            <text:p>-114,110739876515</text:p>
          </table:table-cell>
          <table:table-cell office:value-type="float" office:value="19" calcext:value-type="float">
            <text:p>19</text:p>
          </table:table-cell>
          <table:table-cell office:value-type="float" office:value="-0.00382590118017623" calcext:value-type="float">
            <text:p>-0,003825901180176</text:p>
          </table:table-cell>
          <table:table-cell office:value-type="float" office:value="0.000850688133383315" calcext:value-type="float">
            <text:p>0,0008506881333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74233551025391" calcext:value-type="float">
            <text:p>0,017423355102539</text:p>
          </table:table-cell>
          <table:table-cell office:value-type="string" calcext:value-type="string">
            <text:p>2020-04-02 15:06:19</text:p>
          </table:table-cell>
          <table:table-cell office:value-type="float" office:value="-184.828291164002" calcext:value-type="float">
            <text:p>-184,828291164002</text:p>
          </table:table-cell>
          <table:table-cell office:value-type="float" office:value="33" calcext:value-type="float">
            <text:p>33</text:p>
          </table:table-cell>
          <table:table-cell office:value-type="float" office:value="0.00205642271201026" calcext:value-type="float">
            <text:p>0,00205642271201</text:p>
          </table:table-cell>
          <table:table-cell office:value-type="float" office:value="0.0000702192826295388" calcext:value-type="float">
            <text:p>7,02192826295388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93125762939453" calcext:value-type="float">
            <text:p>0,059312576293945</text:p>
          </table:table-cell>
          <table:table-cell office:value-type="string" calcext:value-type="string">
            <text:p>2020-04-02 15:10:36</text:p>
          </table:table-cell>
          <table:table-cell office:value-type="float" office:value="-273.359413957711" calcext:value-type="float">
            <text:p>-273,359413957711</text:p>
          </table:table-cell>
          <table:table-cell office:value-type="float" office:value="48" calcext:value-type="float">
            <text:p>48</text:p>
          </table:table-cell>
          <table:table-cell office:value-type="float" office:value="0.000181092314947451" calcext:value-type="float">
            <text:p>0,000181092314947</text:p>
          </table:table-cell>
          <table:table-cell office:value-type="float" office:value="0.0000371537693414771" calcext:value-type="float">
            <text:p>3,71537693414771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04401092529297" calcext:value-type="float">
            <text:p>0,08044010925293</text:p>
          </table:table-cell>
          <table:table-cell office:value-type="string" calcext:value-type="string">
            <text:p>2020-04-02 15:15:51</text:p>
          </table:table-cell>
          <table:table-cell office:value-type="float" office:value="-328.647650557056" calcext:value-type="float">
            <text:p>-328,647650557056</text:p>
          </table:table-cell>
          <table:table-cell office:value-type="float" office:value="59" calcext:value-type="float">
            <text:p>59</text:p>
          </table:table-cell>
          <table:table-cell office:value-type="float" office:value="-0.00286431969083711" calcext:value-type="float">
            <text:p>-0,002864319690837</text:p>
          </table:table-cell>
          <table:table-cell office:value-type="float" office:value="0.0000443108796725578" calcext:value-type="float">
            <text:p>4,43108796725578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3868438720703" calcext:value-type="float">
            <text:p>0,143868438720703</text:p>
          </table:table-cell>
          <table:table-cell office:value-type="string" calcext:value-type="string">
            <text:p>2020-04-02 15:19:33</text:p>
          </table:table-cell>
          <table:table-cell office:value-type="float" office:value="-225.471739798246" calcext:value-type="float">
            <text:p>-225,471739798246</text:p>
          </table:table-cell>
          <table:table-cell office:value-type="float" office:value="38" calcext:value-type="float">
            <text:p>38</text:p>
          </table:table-cell>
          <table:table-cell office:value-type="float" office:value="-0.00470479583699076" calcext:value-type="float">
            <text:p>-0,004704795836991</text:p>
          </table:table-cell>
          <table:table-cell office:value-type="float" office:value="0.000151593480206389" calcext:value-type="float">
            <text:p>0,0001515934802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5:23:01</text:p>
          </table:table-cell>
          <table:table-cell office:value-type="float" office:value="-199.563812948277" calcext:value-type="float">
            <text:p>-199,563812948277</text:p>
          </table:table-cell>
          <table:table-cell office:value-type="float" office:value="35" calcext:value-type="float">
            <text:p>35</text:p>
          </table:table-cell>
          <table:table-cell office:value-type="float" office:value="-18.4845118810352" calcext:value-type="float">
            <text:p>-18,4845118810352</text:p>
          </table:table-cell>
          <table:table-cell office:value-type="float" office:value="0.000461151833845297" calcext:value-type="float">
            <text:p>0,0004611518338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84432067871094" calcext:value-type="float">
            <text:p>0,078443206787109</text:p>
          </table:table-cell>
          <table:table-cell office:value-type="string" calcext:value-type="string">
            <text:p>2020-04-02 15:26:41</text:p>
          </table:table-cell>
          <table:table-cell office:value-type="float" office:value="-191.060238266053" calcext:value-type="float">
            <text:p>-191,060238266053</text:p>
          </table:table-cell>
          <table:table-cell office:value-type="float" office:value="36" calcext:value-type="float">
            <text:p>36</text:p>
          </table:table-cell>
          <table:table-cell office:value-type="float" office:value="0.00342620297273145" calcext:value-type="float">
            <text:p>0,003426202972731</text:p>
          </table:table-cell>
          <table:table-cell office:value-type="float" office:value="0.0000886905071458657" calcext:value-type="float">
            <text:p>8,86905071458657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93125762939453" calcext:value-type="float">
            <text:p>0,059312576293945</text:p>
          </table:table-cell>
          <table:table-cell office:value-type="string" calcext:value-type="string">
            <text:p>2020-04-02 15:30:40</text:p>
          </table:table-cell>
          <table:table-cell office:value-type="float" office:value="-379.542125779163" calcext:value-type="float">
            <text:p>-379,542125779163</text:p>
          </table:table-cell>
          <table:table-cell office:value-type="float" office:value="54" calcext:value-type="float">
            <text:p>54</text:p>
          </table:table-cell>
          <table:table-cell office:value-type="float" office:value="0.00569740998407475" calcext:value-type="float">
            <text:p>0,005697409984075</text:p>
          </table:table-cell>
          <table:table-cell office:value-type="float" office:value="0.0000368481623653234" calcext:value-type="float">
            <text:p>3,68481623653234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1002899169922" calcext:value-type="float">
            <text:p>0,131002899169922</text:p>
          </table:table-cell>
          <table:table-cell office:value-type="string" calcext:value-type="string">
            <text:p>2020-04-02 15:36:07</text:p>
          </table:table-cell>
          <table:table-cell office:value-type="float" office:value="-330.220009089668" calcext:value-type="float">
            <text:p>-330,220009089668</text:p>
          </table:table-cell>
          <table:table-cell office:value-type="float" office:value="50" calcext:value-type="float">
            <text:p>50</text:p>
          </table:table-cell>
          <table:table-cell office:value-type="float" office:value="-0.0052243197546765" calcext:value-type="float">
            <text:p>-0,005224319754677</text:p>
          </table:table-cell>
          <table:table-cell office:value-type="float" office:value="0.0000679562729886471" calcext:value-type="float">
            <text:p>6,79562729886471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74812805175781" calcext:value-type="float">
            <text:p>0,174812805175781</text:p>
          </table:table-cell>
          <table:table-cell office:value-type="string" calcext:value-type="string">
            <text:p>2020-04-02 15:39:20</text:p>
          </table:table-cell>
          <table:table-cell office:value-type="float" office:value="-350.966711152176" calcext:value-type="float">
            <text:p>-350,966711152176</text:p>
          </table:table-cell>
          <table:table-cell office:value-type="float" office:value="54" calcext:value-type="float">
            <text:p>54</text:p>
          </table:table-cell>
          <table:table-cell office:value-type="float" office:value="-0.000935351757286984" calcext:value-type="float">
            <text:p>-0,000935351757287</text:p>
          </table:table-cell>
          <table:table-cell office:value-type="float" office:value="0.000129246759587993" calcext:value-type="float">
            <text:p>0,0001292467595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28107223510742" calcext:value-type="float">
            <text:p>0,072810722351074</text:p>
          </table:table-cell>
          <table:table-cell office:value-type="string" calcext:value-type="string">
            <text:p>2020-04-02 15:44:42</text:p>
          </table:table-cell>
          <table:table-cell office:value-type="float" office:value="-576.946254381962" calcext:value-type="float">
            <text:p>-576,946254381962</text:p>
          </table:table-cell>
          <table:table-cell office:value-type="float" office:value="98" calcext:value-type="float">
            <text:p>98</text:p>
          </table:table-cell>
          <table:table-cell office:value-type="float" office:value="0.00347088785226912" calcext:value-type="float">
            <text:p>0,003470887852269</text:p>
          </table:table-cell>
          <table:table-cell office:value-type="float" office:value="0.00000875086503071741" calcext:value-type="float">
            <text:p>8,75086503071741E-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143060531616211" calcext:value-type="float">
            <text:p>0,014306053161621</text:p>
          </table:table-cell>
          <table:table-cell office:value-type="string" calcext:value-type="string">
            <text:p>2020-04-02 15:48:08</text:p>
          </table:table-cell>
          <table:table-cell office:value-type="float" office:value="-307.824667144229" calcext:value-type="float">
            <text:p>-307,824667144229</text:p>
          </table:table-cell>
          <table:table-cell office:value-type="float" office:value="52" calcext:value-type="float">
            <text:p>52</text:p>
          </table:table-cell>
          <table:table-cell office:value-type="float" office:value="-0.0033294924125622" calcext:value-type="float">
            <text:p>-0,003329492412562</text:p>
          </table:table-cell>
          <table:table-cell office:value-type="float" office:value="0.0000180604667573697" calcext:value-type="float">
            <text:p>1,80604667573697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37022247314453" calcext:value-type="float">
            <text:p>0,083702224731445</text:p>
          </table:table-cell>
          <table:table-cell office:value-type="string" calcext:value-type="string">
            <text:p>2020-04-02 15:52:06</text:p>
          </table:table-cell>
          <table:table-cell office:value-type="float" office:value="-260.014806724138" calcext:value-type="float">
            <text:p>-260,014806724138</text:p>
          </table:table-cell>
          <table:table-cell office:value-type="float" office:value="46" calcext:value-type="float">
            <text:p>46</text:p>
          </table:table-cell>
          <table:table-cell office:value-type="float" office:value="0.00378665935114531" calcext:value-type="float">
            <text:p>0,003786659351145</text:p>
          </table:table-cell>
          <table:table-cell office:value-type="float" office:value="0.0000648330761658456" calcext:value-type="float">
            <text:p>6,48330761658456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66678237915039" calcext:value-type="float">
            <text:p>0,056667823791504</text:p>
          </table:table-cell>
          <table:table-cell office:value-type="string" calcext:value-type="string">
            <text:p>2020-04-02 15:56:37</text:p>
          </table:table-cell>
          <table:table-cell office:value-type="float" office:value="-336.159269712081" calcext:value-type="float">
            <text:p>-336,159269712081</text:p>
          </table:table-cell>
          <table:table-cell office:value-type="float" office:value="59" calcext:value-type="float">
            <text:p>59</text:p>
          </table:table-cell>
          <table:table-cell office:value-type="float" office:value="-0.00234264076447179" calcext:value-type="float">
            <text:p>-0,002342640764472</text:p>
          </table:table-cell>
          <table:table-cell office:value-type="float" office:value="0.0000254699239528109" calcext:value-type="float">
            <text:p>2,54699239528109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03801116943359" calcext:value-type="float">
            <text:p>0,040380111694336</text:p>
          </table:table-cell>
          <table:table-cell office:value-type="string" calcext:value-type="string">
            <text:p>2020-04-02 15:59:47</text:p>
          </table:table-cell>
          <table:table-cell office:value-type="float" office:value="-217.450426082085" calcext:value-type="float">
            <text:p>-217,450426082085</text:p>
          </table:table-cell>
          <table:table-cell office:value-type="float" office:value="40" calcext:value-type="float">
            <text:p>40</text:p>
          </table:table-cell>
          <table:table-cell office:value-type="float" office:value="0.00781864301694668" calcext:value-type="float">
            <text:p>0,007818643016947</text:p>
          </table:table-cell>
          <table:table-cell office:value-type="float" office:value="0.0000391340607628959" calcext:value-type="float">
            <text:p>3,91340607628959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02112121582031" calcext:value-type="float">
            <text:p>0,090211212158203</text:p>
          </table:table-cell>
          <table:table-cell office:value-type="string" calcext:value-type="string">
            <text:p>2020-04-02 16:03:57</text:p>
          </table:table-cell>
          <table:table-cell office:value-type="float" office:value="-199.250309522714" calcext:value-type="float">
            <text:p>-199,250309522714</text:p>
          </table:table-cell>
          <table:table-cell office:value-type="float" office:value="38" calcext:value-type="float">
            <text:p>38</text:p>
          </table:table-cell>
          <table:table-cell office:value-type="float" office:value="-0.00755344185678793" calcext:value-type="float">
            <text:p>-0,007553441856788</text:p>
          </table:table-cell>
          <table:table-cell office:value-type="float" office:value="0.000104494078248913" calcext:value-type="float">
            <text:p>0,000104494078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297172622680664" calcext:value-type="float">
            <text:p>0,029717262268067</text:p>
          </table:table-cell>
          <table:table-cell office:value-type="string" calcext:value-type="string">
            <text:p>2020-04-02 16:06:44</text:p>
          </table:table-cell>
          <table:table-cell office:value-type="float" office:value="-244.211940305672" calcext:value-type="float">
            <text:p>-244,211940305672</text:p>
          </table:table-cell>
          <table:table-cell office:value-type="float" office:value="45" calcext:value-type="float">
            <text:p>45</text:p>
          </table:table-cell>
          <table:table-cell office:value-type="float" office:value="-0.00139867061062682" calcext:value-type="float">
            <text:p>-0,001398670610627</text:p>
          </table:table-cell>
          <table:table-cell office:value-type="float" office:value="0.0000203029993594116" calcext:value-type="float">
            <text:p>2,03029993594116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08640640258789" calcext:value-type="float">
            <text:p>0,108640640258789</text:p>
          </table:table-cell>
          <table:table-cell office:value-type="string" calcext:value-type="string">
            <text:p>2020-04-02 16:10:40</text:p>
          </table:table-cell>
          <table:table-cell office:value-type="float" office:value="-371.727875339095" calcext:value-type="float">
            <text:p>-371,727875339095</text:p>
          </table:table-cell>
          <table:table-cell office:value-type="float" office:value="66" calcext:value-type="float">
            <text:p>66</text:p>
          </table:table-cell>
          <table:table-cell office:value-type="float" office:value="0.00359846803742347" calcext:value-type="float">
            <text:p>0,003598468037423</text:p>
          </table:table-cell>
          <table:table-cell office:value-type="float" office:value="0.0000389704167000844" calcext:value-type="float">
            <text:p>3,89704167000844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884277191162109" calcext:value-type="float">
            <text:p>0,088427719116211</text:p>
          </table:table-cell>
          <table:table-cell office:value-type="string" calcext:value-type="string">
            <text:p>2020-04-02 16:15:22</text:p>
          </table:table-cell>
          <table:table-cell office:value-type="float" office:value="-518.872122569094" calcext:value-type="float">
            <text:p>-518,872122569094</text:p>
          </table:table-cell>
          <table:table-cell office:value-type="float" office:value="94" calcext:value-type="float">
            <text:p>94</text:p>
          </table:table-cell>
          <table:table-cell office:value-type="float" office:value="-0.00149921080073661" calcext:value-type="float">
            <text:p>-0,001499210800737</text:p>
          </table:table-cell>
          <table:table-cell office:value-type="float" office:value="0.0000214995066463617" calcext:value-type="float">
            <text:p>2,14995066463617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941592864990234" calcext:value-type="float">
            <text:p>0,094159286499024</text:p>
          </table:table-cell>
          <table:table-cell office:value-type="string" calcext:value-type="string">
            <text:p>2020-04-02 16:18:19</text:p>
          </table:table-cell>
          <table:table-cell office:value-type="float" office:value="-547.621452827531" calcext:value-type="float">
            <text:p>-547,621452827531</text:p>
          </table:table-cell>
          <table:table-cell office:value-type="float" office:value="94" calcext:value-type="float">
            <text:p>94</text:p>
          </table:table-cell>
          <table:table-cell office:value-type="float" office:value="0.00194576755431863" calcext:value-type="float">
            <text:p>0,001945767554319</text:p>
          </table:table-cell>
          <table:table-cell office:value-type="float" office:value="0.000022739267843793" calcext:value-type="float">
            <text:p>2,2739267843793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0783821105957" calcext:value-type="float">
            <text:p>0,050783821105957</text:p>
          </table:table-cell>
          <table:table-cell office:value-type="string" calcext:value-type="string">
            <text:p>2020-04-02 16:22:31</text:p>
          </table:table-cell>
          <table:table-cell office:value-type="float" office:value="-489.759290235246" calcext:value-type="float">
            <text:p>-489,759290235246</text:p>
          </table:table-cell>
          <table:table-cell office:value-type="float" office:value="90" calcext:value-type="float">
            <text:p>90</text:p>
          </table:table-cell>
          <table:table-cell office:value-type="float" office:value="0.00811004382206648" calcext:value-type="float">
            <text:p>0,008110043822066</text:p>
          </table:table-cell>
          <table:table-cell office:value-type="float" office:value="0.00000940006162254636" calcext:value-type="float">
            <text:p>9,40006162254636E-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265275535583496" calcext:value-type="float">
            <text:p>0,02652755355835</text:p>
          </table:table-cell>
          <table:table-cell office:value-type="string" calcext:value-type="string">
            <text:p>2020-04-02 16:26:28</text:p>
          </table:table-cell>
          <table:table-cell office:value-type="float" office:value="-447.49240093513" calcext:value-type="float">
            <text:p>-447,49240093513</text:p>
          </table:table-cell>
          <table:table-cell office:value-type="float" office:value="79" calcext:value-type="float">
            <text:p>79</text:p>
          </table:table-cell>
          <table:table-cell office:value-type="float" office:value="0.00131139120769763" calcext:value-type="float">
            <text:p>0,001311391207698</text:p>
          </table:table-cell>
          <table:table-cell office:value-type="float" office:value="0.0000070599668291299" calcext:value-type="float">
            <text:p>7,0599668291299E-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1383987426758" calcext:value-type="float">
            <text:p>0,131383987426758</text:p>
          </table:table-cell>
          <table:table-cell office:value-type="string" calcext:value-type="string">
            <text:p>2020-04-02 16:30:56</text:p>
          </table:table-cell>
          <table:table-cell office:value-type="float" office:value="-439.366760075913" calcext:value-type="float">
            <text:p>-439,366760075913</text:p>
          </table:table-cell>
          <table:table-cell office:value-type="float" office:value="72" calcext:value-type="float">
            <text:p>72</text:p>
          </table:table-cell>
          <table:table-cell office:value-type="float" office:value="-0.00234316672429904" calcext:value-type="float">
            <text:p>-0,002343166724299</text:p>
          </table:table-cell>
          <table:table-cell office:value-type="float" office:value="0.0000450173036105186" calcext:value-type="float">
            <text:p>4,50173036105186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65087432861328" calcext:value-type="float">
            <text:p>0,165087432861328</text:p>
          </table:table-cell>
          <table:table-cell office:value-type="string" calcext:value-type="string">
            <text:p>2020-04-02 16:34:24</text:p>
          </table:table-cell>
          <table:table-cell office:value-type="float" office:value="-443.71876309597" calcext:value-type="float">
            <text:p>-443,71876309597</text:p>
          </table:table-cell>
          <table:table-cell office:value-type="float" office:value="74" calcext:value-type="float">
            <text:p>74</text:p>
          </table:table-cell>
          <table:table-cell office:value-type="float" office:value="-0.00420076043048612" calcext:value-type="float">
            <text:p>-0,004200760430486</text:p>
          </table:table-cell>
          <table:table-cell office:value-type="float" office:value="0.0000505867961965811" calcext:value-type="float">
            <text:p>5,05867961965811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5713394165039" calcext:value-type="float">
            <text:p>0,125713394165039</text:p>
          </table:table-cell>
          <table:table-cell office:value-type="string" calcext:value-type="string">
            <text:p>2020-04-02 16:39:10</text:p>
          </table:table-cell>
          <table:table-cell office:value-type="float" office:value="-413.382605533655" calcext:value-type="float">
            <text:p>-413,382605533655</text:p>
          </table:table-cell>
          <table:table-cell office:value-type="float" office:value="72" calcext:value-type="float">
            <text:p>72</text:p>
          </table:table-cell>
          <table:table-cell office:value-type="float" office:value="-0.000972045360423834" calcext:value-type="float">
            <text:p>-0,000972045360424</text:p>
          </table:table-cell>
          <table:table-cell office:value-type="float" office:value="0.0000405243312240574" calcext:value-type="float">
            <text:p>4,05243312240574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11870422363281" calcext:value-type="float">
            <text:p>0,081187042236328</text:p>
          </table:table-cell>
          <table:table-cell office:value-type="string" calcext:value-type="string">
            <text:p>2020-04-02 16:41:30</text:p>
          </table:table-cell>
          <table:table-cell office:value-type="float" office:value="-243.317372581647" calcext:value-type="float">
            <text:p>-243,317372581647</text:p>
          </table:table-cell>
          <table:table-cell office:value-type="float" office:value="40" calcext:value-type="float">
            <text:p>40</text:p>
          </table:table-cell>
          <table:table-cell office:value-type="float" office:value="-0.00454709090306374" calcext:value-type="float">
            <text:p>-0,004547090903064</text:p>
          </table:table-cell>
          <table:table-cell office:value-type="float" office:value="0.0000801557287946058" calcext:value-type="float">
            <text:p>8,01557287946058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14263061523438" calcext:value-type="float">
            <text:p>0,214263061523438</text:p>
          </table:table-cell>
          <table:table-cell office:value-type="string" calcext:value-type="string">
            <text:p>2020-04-02 16:43:31</text:p>
          </table:table-cell>
          <table:table-cell office:value-type="float" office:value="-286.936482692384" calcext:value-type="float">
            <text:p>-286,936482692384</text:p>
          </table:table-cell>
          <table:table-cell office:value-type="float" office:value="52" calcext:value-type="float">
            <text:p>52</text:p>
          </table:table-cell>
          <table:table-cell office:value-type="float" office:value="-0.00427048952726294" calcext:value-type="float">
            <text:p>-0,004270489527263</text:p>
          </table:table-cell>
          <table:table-cell office:value-type="float" office:value="0.000289019962546921" calcext:value-type="float">
            <text:p>0,0002890199625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16069717407227" calcext:value-type="float">
            <text:p>0,051606971740723</text:p>
          </table:table-cell>
          <table:table-cell office:value-type="string" calcext:value-type="string">
            <text:p>2020-04-02 16:46:31</text:p>
          </table:table-cell>
          <table:table-cell office:value-type="float" office:value="-423.117995226427" calcext:value-type="float">
            <text:p>-423,117995226427</text:p>
          </table:table-cell>
          <table:table-cell office:value-type="float" office:value="78" calcext:value-type="float">
            <text:p>78</text:p>
          </table:table-cell>
          <table:table-cell office:value-type="float" office:value="0.00475180299548694" calcext:value-type="float">
            <text:p>0,004751802995487</text:p>
          </table:table-cell>
          <table:table-cell office:value-type="float" office:value="0.0000152777440039935" calcext:value-type="float">
            <text:p>1,52777440039935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622393341064453" calcext:value-type="float">
            <text:p>0,062239334106445</text:p>
          </table:table-cell>
          <table:table-cell office:value-type="string" calcext:value-type="string">
            <text:p>2020-04-02 16:49:01</text:p>
          </table:table-cell>
          <table:table-cell office:value-type="float" office:value="-422.93294844907" calcext:value-type="float">
            <text:p>-422,93294844907</text:p>
          </table:table-cell>
          <table:table-cell office:value-type="float" office:value="74" calcext:value-type="float">
            <text:p>74</text:p>
          </table:table-cell>
          <table:table-cell office:value-type="float" office:value="0.00349985344430168" calcext:value-type="float">
            <text:p>0,003499853444302</text:p>
          </table:table-cell>
          <table:table-cell office:value-type="float" office:value="0.0000256699490574578" calcext:value-type="float">
            <text:p>2,56699490574578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48012237548828" calcext:value-type="float">
            <text:p>0,248012237548828</text:p>
          </table:table-cell>
          <table:table-cell office:value-type="string" calcext:value-type="string">
            <text:p>2020-04-02 16:52:34</text:p>
          </table:table-cell>
          <table:table-cell office:value-type="float" office:value="-438.668535415816" calcext:value-type="float">
            <text:p>-438,668535415816</text:p>
          </table:table-cell>
          <table:table-cell office:value-type="float" office:value="75" calcext:value-type="float">
            <text:p>75</text:p>
          </table:table-cell>
          <table:table-cell office:value-type="float" office:value="-0.00523306763813913" calcext:value-type="float">
            <text:p>-0,005233067638139</text:p>
          </table:table-cell>
          <table:table-cell office:value-type="float" office:value="0.0000635928537337838" calcext:value-type="float">
            <text:p>6,35928537337838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4687194824219" calcext:value-type="float">
            <text:p>0,324687194824219</text:p>
          </table:table-cell>
          <table:table-cell office:value-type="string" calcext:value-type="string">
            <text:p>2020-04-02 16:54:20</text:p>
          </table:table-cell>
          <table:table-cell office:value-type="float" office:value="-422.666577628441" calcext:value-type="float">
            <text:p>-422,666577628441</text:p>
          </table:table-cell>
          <table:table-cell office:value-type="float" office:value="72" calcext:value-type="float">
            <text:p>72</text:p>
          </table:table-cell>
          <table:table-cell office:value-type="float" office:value="-0.00441582534078625" calcext:value-type="float">
            <text:p>-0,004415825340786</text:p>
          </table:table-cell>
          <table:table-cell office:value-type="float" office:value="0.000116431160873109" calcext:value-type="float">
            <text:p>0,0001164311608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86641784667969" calcext:value-type="float">
            <text:p>0,186641784667969</text:p>
          </table:table-cell>
          <table:table-cell office:value-type="string" calcext:value-type="string">
            <text:p>2020-04-02 16:56:02</text:p>
          </table:table-cell>
          <table:table-cell office:value-type="float" office:value="-461.800912321463" calcext:value-type="float">
            <text:p>-461,800912321463</text:p>
          </table:table-cell>
          <table:table-cell office:value-type="float" office:value="77" calcext:value-type="float">
            <text:p>77</text:p>
          </table:table-cell>
          <table:table-cell office:value-type="float" office:value="-0.00117078662384103" calcext:value-type="float">
            <text:p>-0,001170786623841</text:p>
          </table:table-cell>
          <table:table-cell office:value-type="float" office:value="0.0000852730885564346" calcext:value-type="float">
            <text:p>8,52730885564346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20329986572266" calcext:value-type="float">
            <text:p>0,220329986572266</text:p>
          </table:table-cell>
          <table:table-cell office:value-type="string" calcext:value-type="string">
            <text:p>2020-04-02 16:58:18</text:p>
          </table:table-cell>
          <table:table-cell office:value-type="float" office:value="-391.156018780766" calcext:value-type="float">
            <text:p>-391,156018780766</text:p>
          </table:table-cell>
          <table:table-cell office:value-type="float" office:value="66" calcext:value-type="float">
            <text:p>66</text:p>
          </table:table-cell>
          <table:table-cell office:value-type="float" office:value="-0.00539922622005906" calcext:value-type="float">
            <text:p>-0,005399226220059</text:p>
          </table:table-cell>
          <table:table-cell office:value-type="float" office:value="0.0000736966542458843" calcext:value-type="float">
            <text:p>7,36966542458843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14781341552734" calcext:value-type="float">
            <text:p>0,214781341552734</text:p>
          </table:table-cell>
          <table:table-cell office:value-type="string" calcext:value-type="string">
            <text:p>2020-04-02 17:01:23</text:p>
          </table:table-cell>
          <table:table-cell office:value-type="float" office:value="-422.973508430784" calcext:value-type="float">
            <text:p>-422,973508430784</text:p>
          </table:table-cell>
          <table:table-cell office:value-type="float" office:value="75" calcext:value-type="float">
            <text:p>75</text:p>
          </table:table-cell>
          <table:table-cell office:value-type="float" office:value="-0.00426413013887439" calcext:value-type="float">
            <text:p>-0,004264130138874</text:p>
          </table:table-cell>
          <table:table-cell office:value-type="float" office:value="0.0000496048963278584" calcext:value-type="float">
            <text:p>4,96048963278584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9807991027832" calcext:value-type="float">
            <text:p>0,059807991027832</text:p>
          </table:table-cell>
          <table:table-cell office:value-type="string" calcext:value-type="string">
            <text:p>2020-04-02 17:04:58</text:p>
          </table:table-cell>
          <table:table-cell office:value-type="float" office:value="-594.827764165603" calcext:value-type="float">
            <text:p>-594,827764165603</text:p>
          </table:table-cell>
          <table:table-cell office:value-type="float" office:value="103" calcext:value-type="float">
            <text:p>103</text:p>
          </table:table-cell>
          <table:table-cell office:value-type="float" office:value="0.00266056574121304" calcext:value-type="float">
            <text:p>0,002660565741213</text:p>
          </table:table-cell>
          <table:table-cell office:value-type="float" office:value="0.0000120378264658413" calcext:value-type="float">
            <text:p>1,20378264658413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4049896240234" calcext:value-type="float">
            <text:p>0,204049896240234</text:p>
          </table:table-cell>
          <table:table-cell office:value-type="string" calcext:value-type="string">
            <text:p>2020-04-02 17:07:54</text:p>
          </table:table-cell>
          <table:table-cell office:value-type="float" office:value="-493.747563567434" calcext:value-type="float">
            <text:p>-493,747563567434</text:p>
          </table:table-cell>
          <table:table-cell office:value-type="float" office:value="87" calcext:value-type="float">
            <text:p>87</text:p>
          </table:table-cell>
          <table:table-cell office:value-type="float" office:value="-0.00414055964556599" calcext:value-type="float">
            <text:p>-0,004140559645566</text:p>
          </table:table-cell>
          <table:table-cell office:value-type="float" office:value="0.000055889137571281" calcext:value-type="float">
            <text:p>5,5889137571281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61550933837891" calcext:value-type="float">
            <text:p>0,161550933837891</text:p>
          </table:table-cell>
          <table:table-cell office:value-type="string" calcext:value-type="string">
            <text:p>2020-04-02 17:09:25</text:p>
          </table:table-cell>
          <table:table-cell office:value-type="float" office:value="-601.748292317086" calcext:value-type="float">
            <text:p>-601,748292317086</text:p>
          </table:table-cell>
          <table:table-cell office:value-type="float" office:value="106" calcext:value-type="float">
            <text:p>106</text:p>
          </table:table-cell>
          <table:table-cell office:value-type="float" office:value="-0.00198110248697118" calcext:value-type="float">
            <text:p>-0,001981102486971</text:p>
          </table:table-cell>
          <table:table-cell office:value-type="float" office:value="0.0000500501250995903" calcext:value-type="float">
            <text:p>5,00501250995903E-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02421279907227" calcext:value-type="float">
            <text:p>0,102421279907227</text:p>
          </table:table-cell>
          <table:table-cell office:value-type="string" calcext:value-type="string">
            <text:p>2020-04-02 17:11:35</text:p>
          </table:table-cell>
          <table:table-cell office:value-type="float" office:value="-580.614866023203" calcext:value-type="float">
            <text:p>-580,614866023203</text:p>
          </table:table-cell>
          <table:table-cell office:value-type="float" office:value="102" calcext:value-type="float">
            <text:p>102</text:p>
          </table:table-cell>
          <table:table-cell office:value-type="float" office:value="0.000276924742581563" calcext:value-type="float">
            <text:p>0,000276924742582</text:p>
          </table:table-cell>
          <table:table-cell office:value-type="float" office:value="0.0000212717124264795" calcext:value-type="float">
            <text:p>2,12717124264795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7:13:50</text:p>
          </table:table-cell>
          <table:table-cell office:value-type="float" office:value="-462.200092683756" calcext:value-type="float">
            <text:p>-462,200092683756</text:p>
          </table:table-cell>
          <table:table-cell office:value-type="float" office:value="83" calcext:value-type="float">
            <text:p>83</text:p>
          </table:table-cell>
          <table:table-cell office:value-type="float" office:value="-7.91629083230439" calcext:value-type="float">
            <text:p>-7,91629083230439</text:p>
          </table:table-cell>
          <table:table-cell office:value-type="float" office:value="0.0000528830640114209" calcext:value-type="float">
            <text:p>5,28830640114209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41290435791016" calcext:value-type="float">
            <text:p>0,084129043579102</text:p>
          </table:table-cell>
          <table:table-cell office:value-type="string" calcext:value-type="string">
            <text:p>2020-04-02 17:16:33</text:p>
          </table:table-cell>
          <table:table-cell office:value-type="float" office:value="-552.472818027319" calcext:value-type="float">
            <text:p>-552,472818027319</text:p>
          </table:table-cell>
          <table:table-cell office:value-type="float" office:value="101" calcext:value-type="float">
            <text:p>101</text:p>
          </table:table-cell>
          <table:table-cell office:value-type="float" office:value="0.00131523051693105" calcext:value-type="float">
            <text:p>0,001315230516931</text:p>
          </table:table-cell>
          <table:table-cell office:value-type="float" office:value="0.0000195510885507757" calcext:value-type="float">
            <text:p>1,95510885507757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23615264892578" calcext:value-type="float">
            <text:p>0,052361526489258</text:p>
          </table:table-cell>
          <table:table-cell office:value-type="string" calcext:value-type="string">
            <text:p>2020-04-02 17:18:45</text:p>
          </table:table-cell>
          <table:table-cell office:value-type="float" office:value="-494.788531061347" calcext:value-type="float">
            <text:p>-494,788531061347</text:p>
          </table:table-cell>
          <table:table-cell office:value-type="float" office:value="91" calcext:value-type="float">
            <text:p>91</text:p>
          </table:table-cell>
          <table:table-cell office:value-type="float" office:value="0.00141047925379001" calcext:value-type="float">
            <text:p>0,00141047925379</text:p>
          </table:table-cell>
          <table:table-cell office:value-type="float" office:value="0.0000169265046252539" calcext:value-type="float">
            <text:p>1,69265046252539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74218902587891" calcext:value-type="float">
            <text:p>0,077421890258789</text:p>
          </table:table-cell>
          <table:table-cell office:value-type="string" calcext:value-type="string">
            <text:p>2020-04-02 17:21:48</text:p>
          </table:table-cell>
          <table:table-cell office:value-type="float" office:value="-511.441714473362" calcext:value-type="float">
            <text:p>-511,441714473362</text:p>
          </table:table-cell>
          <table:table-cell office:value-type="float" office:value="94" calcext:value-type="float">
            <text:p>94</text:p>
          </table:table-cell>
          <table:table-cell office:value-type="float" office:value="0.00764512672943773" calcext:value-type="float">
            <text:p>0,007645126729438</text:p>
          </table:table-cell>
          <table:table-cell office:value-type="float" office:value="0.0000210891265262311" calcext:value-type="float">
            <text:p>2,10891265262311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910496063232422" calcext:value-type="float">
            <text:p>0,091049606323242</text:p>
          </table:table-cell>
          <table:table-cell office:value-type="string" calcext:value-type="string">
            <text:p>2020-04-02 17:23:41</text:p>
          </table:table-cell>
          <table:table-cell office:value-type="float" office:value="-555.250279341974" calcext:value-type="float">
            <text:p>-555,250279341974</text:p>
          </table:table-cell>
          <table:table-cell office:value-type="float" office:value="102" calcext:value-type="float">
            <text:p>102</text:p>
          </table:table-cell>
          <table:table-cell office:value-type="float" office:value="0.00447320720943961" calcext:value-type="float">
            <text:p>0,00447320720944</text:p>
          </table:table-cell>
          <table:table-cell office:value-type="float" office:value="0.0000274785674902378" calcext:value-type="float">
            <text:p>2,74785674902378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50930004119873" calcext:value-type="float">
            <text:p>0,015093000411987</text:p>
          </table:table-cell>
          <table:table-cell office:value-type="string" calcext:value-type="string">
            <text:p>2020-04-02 17:26:39</text:p>
          </table:table-cell>
          <table:table-cell office:value-type="float" office:value="-641.382737000265" calcext:value-type="float">
            <text:p>-641,382737000265</text:p>
          </table:table-cell>
          <table:table-cell office:value-type="float" office:value="118" calcext:value-type="float">
            <text:p>118</text:p>
          </table:table-cell>
          <table:table-cell office:value-type="float" office:value="0.00526267173474793" calcext:value-type="float">
            <text:p>0,005262671734748</text:p>
          </table:table-cell>
          <table:table-cell office:value-type="float" office:value="0.00000232013930889402" calcext:value-type="float">
            <text:p>2,32013930889402E-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02085922241211" calcext:value-type="float">
            <text:p>0,102085922241211</text:p>
          </table:table-cell>
          <table:table-cell office:value-type="string" calcext:value-type="string">
            <text:p>2020-04-02 17:29:39</text:p>
          </table:table-cell>
          <table:table-cell office:value-type="float" office:value="-682.806950125706" calcext:value-type="float">
            <text:p>-682,806950125706</text:p>
          </table:table-cell>
          <table:table-cell office:value-type="float" office:value="121" calcext:value-type="float">
            <text:p>121</text:p>
          </table:table-cell>
          <table:table-cell office:value-type="float" office:value="0.00648545223960784" calcext:value-type="float">
            <text:p>0,006485452239608</text:p>
          </table:table-cell>
          <table:table-cell office:value-type="float" office:value="0.0000153805911140932" calcext:value-type="float">
            <text:p>1,53805911140932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06854705810547" calcext:value-type="float">
            <text:p>0,206854705810547</text:p>
          </table:table-cell>
          <table:table-cell office:value-type="string" calcext:value-type="string">
            <text:p>2020-04-02 17:31:11</text:p>
          </table:table-cell>
          <table:table-cell office:value-type="float" office:value="-529.564630306506" calcext:value-type="float">
            <text:p>-529,564630306506</text:p>
          </table:table-cell>
          <table:table-cell office:value-type="float" office:value="89" calcext:value-type="float">
            <text:p>89</text:p>
          </table:table-cell>
          <table:table-cell office:value-type="float" office:value="-0.00135426005501382" calcext:value-type="float">
            <text:p>-0,001354260055014</text:p>
          </table:table-cell>
          <table:table-cell office:value-type="float" office:value="0.0000467903314571585" calcext:value-type="float">
            <text:p>4,67903314571585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30896194458008" calcext:value-type="float">
            <text:p>0,130896194458008</text:p>
          </table:table-cell>
          <table:table-cell office:value-type="string" calcext:value-type="string">
            <text:p>2020-04-02 17:34:42</text:p>
          </table:table-cell>
          <table:table-cell office:value-type="float" office:value="-622.37819692188" calcext:value-type="float">
            <text:p>-622,37819692188</text:p>
          </table:table-cell>
          <table:table-cell office:value-type="float" office:value="106" calcext:value-type="float">
            <text:p>106</text:p>
          </table:table-cell>
          <table:table-cell office:value-type="float" office:value="-0.00234323135090664" calcext:value-type="float">
            <text:p>-0,002343231350907</text:p>
          </table:table-cell>
          <table:table-cell office:value-type="float" office:value="0.0000269157531048395" calcext:value-type="float">
            <text:p>2,69157531048395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717817840576172" calcext:value-type="float">
            <text:p>0,071781784057617</text:p>
          </table:table-cell>
          <table:table-cell office:value-type="string" calcext:value-type="string">
            <text:p>2020-04-02 17:37:10</text:p>
          </table:table-cell>
          <table:table-cell office:value-type="float" office:value="-600.134344610627" calcext:value-type="float">
            <text:p>-600,134344610627</text:p>
          </table:table-cell>
          <table:table-cell office:value-type="float" office:value="102" calcext:value-type="float">
            <text:p>102</text:p>
          </table:table-cell>
          <table:table-cell office:value-type="float" office:value="-0.00289254685740858" calcext:value-type="float">
            <text:p>-0,002892546857409</text:p>
          </table:table-cell>
          <table:table-cell office:value-type="float" office:value="0.0000196134862013699" calcext:value-type="float">
            <text:p>1,96134862013699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68623931884766" calcext:value-type="float">
            <text:p>0,168623931884766</text:p>
          </table:table-cell>
          <table:table-cell office:value-type="string" calcext:value-type="string">
            <text:p>2020-04-02 17:39:10</text:p>
          </table:table-cell>
          <table:table-cell office:value-type="float" office:value="-571.606725801089" calcext:value-type="float">
            <text:p>-571,606725801089</text:p>
          </table:table-cell>
          <table:table-cell office:value-type="float" office:value="92" calcext:value-type="float">
            <text:p>92</text:p>
          </table:table-cell>
          <table:table-cell office:value-type="float" office:value="0.00176745896283661" calcext:value-type="float">
            <text:p>0,001767458962837</text:p>
          </table:table-cell>
          <table:table-cell office:value-type="float" office:value="0.0000400920101897555" calcext:value-type="float">
            <text:p>4,00920101897555E-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63425888061523" calcext:value-type="float">
            <text:p>0,163425888061523</text:p>
          </table:table-cell>
          <table:table-cell office:value-type="string" calcext:value-type="string">
            <text:p>2020-04-02 17:42:47</text:p>
          </table:table-cell>
          <table:table-cell office:value-type="float" office:value="-636.091089560394" calcext:value-type="float">
            <text:p>-636,091089560394</text:p>
          </table:table-cell>
          <table:table-cell office:value-type="float" office:value="108" calcext:value-type="float">
            <text:p>108</text:p>
          </table:table-cell>
          <table:table-cell office:value-type="float" office:value="-0.00263687175050231" calcext:value-type="float">
            <text:p>-0,002636871750502</text:p>
          </table:table-cell>
          <table:table-cell office:value-type="float" office:value="0.0000196421001360508" calcext:value-type="float">
            <text:p>1,96421001360508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16377029418945" calcext:value-type="float">
            <text:p>0,041637702941895</text:p>
          </table:table-cell>
          <table:table-cell office:value-type="string" calcext:value-type="string">
            <text:p>2020-04-02 17:44:47</text:p>
          </table:table-cell>
          <table:table-cell office:value-type="float" office:value="-552.792221592478" calcext:value-type="float">
            <text:p>-552,792221592478</text:p>
          </table:table-cell>
          <table:table-cell office:value-type="float" office:value="91" calcext:value-type="float">
            <text:p>91</text:p>
          </table:table-cell>
          <table:table-cell office:value-type="float" office:value="0.00436383314256722" calcext:value-type="float">
            <text:p>0,004363833142567</text:p>
          </table:table-cell>
          <table:table-cell office:value-type="float" office:value="0.000014426292785668" calcext:value-type="float">
            <text:p>1,4426292785668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377620353698731" calcext:value-type="float">
            <text:p>0,037762035369873</text:p>
          </table:table-cell>
          <table:table-cell office:value-type="string" calcext:value-type="string">
            <text:p>2020-04-02 17:49:42</text:p>
          </table:table-cell>
          <table:table-cell office:value-type="float" office:value="-773.789424486891" calcext:value-type="float">
            <text:p>-773,789424486891</text:p>
          </table:table-cell>
          <table:table-cell office:value-type="float" office:value="139" calcext:value-type="float">
            <text:p>139</text:p>
          </table:table-cell>
          <table:table-cell office:value-type="float" office:value="0.00183079858868407" calcext:value-type="float">
            <text:p>0,001830798588684</text:p>
          </table:table-cell>
          <table:table-cell office:value-type="float" office:value="0.00000377537402317225" calcext:value-type="float">
            <text:p>3,77537402317225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6567520141602" calcext:value-type="float">
            <text:p>0,106567520141602</text:p>
          </table:table-cell>
          <table:table-cell office:value-type="string" calcext:value-type="string">
            <text:p>2020-04-02 17:51:51</text:p>
          </table:table-cell>
          <table:table-cell office:value-type="float" office:value="-557.777881842453" calcext:value-type="float">
            <text:p>-557,777881842453</text:p>
          </table:table-cell>
          <table:table-cell office:value-type="float" office:value="100" calcext:value-type="float">
            <text:p>100</text:p>
          </table:table-cell>
          <table:table-cell office:value-type="float" office:value="0.00487996403280278" calcext:value-type="float">
            <text:p>0,004879964032803</text:p>
          </table:table-cell>
          <table:table-cell office:value-type="float" office:value="0.0000304349977627875" calcext:value-type="float">
            <text:p>3,04349977627875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01131057739258" calcext:value-type="float">
            <text:p>0,050113105773926</text:p>
          </table:table-cell>
          <table:table-cell office:value-type="string" calcext:value-type="string">
            <text:p>2020-04-02 17:55:40</text:p>
          </table:table-cell>
          <table:table-cell office:value-type="float" office:value="-757.530363473633" calcext:value-type="float">
            <text:p>-757,530363473633</text:p>
          </table:table-cell>
          <table:table-cell office:value-type="float" office:value="140" calcext:value-type="float">
            <text:p>140</text:p>
          </table:table-cell>
          <table:table-cell office:value-type="float" office:value="0.00836967733554173" calcext:value-type="float">
            <text:p>0,008369677335542</text:p>
          </table:table-cell>
          <table:table-cell office:value-type="float" office:value="0.00000761453766974217" calcext:value-type="float">
            <text:p>7,61453766974217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7344451904297" calcext:value-type="float">
            <text:p>0,127344451904297</text:p>
          </table:table-cell>
          <table:table-cell office:value-type="string" calcext:value-type="string">
            <text:p>2020-04-02 17:57:25</text:p>
          </table:table-cell>
          <table:table-cell office:value-type="float" office:value="-592.613468345004" calcext:value-type="float">
            <text:p>-592,613468345004</text:p>
          </table:table-cell>
          <table:table-cell office:value-type="float" office:value="101" calcext:value-type="float">
            <text:p>101</text:p>
          </table:table-cell>
          <table:table-cell office:value-type="float" office:value="-0.00964240653832171" calcext:value-type="float">
            <text:p>-0,009642406538322</text:p>
          </table:table-cell>
          <table:table-cell office:value-type="float" office:value="0.0000315068071401488" calcext:value-type="float">
            <text:p>3,15068071401488E-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27428588867187" calcext:value-type="float">
            <text:p>0,427428588867187</text:p>
          </table:table-cell>
          <table:table-cell office:value-type="string" calcext:value-type="string">
            <text:p>2020-04-02 17:59:00</text:p>
          </table:table-cell>
          <table:table-cell office:value-type="float" office:value="-481.733820313284" calcext:value-type="float">
            <text:p>-481,733820313284</text:p>
          </table:table-cell>
          <table:table-cell office:value-type="float" office:value="83" calcext:value-type="float">
            <text:p>83</text:p>
          </table:table-cell>
          <table:table-cell office:value-type="float" office:value="0.000465416159825427" calcext:value-type="float">
            <text:p>0,000465416159825</text:p>
          </table:table-cell>
          <table:table-cell office:value-type="float" office:value="0.00016486547842028" calcext:value-type="float">
            <text:p>0,000164865478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13552093505859" calcext:value-type="float">
            <text:p>0,061355209350586</text:p>
          </table:table-cell>
          <table:table-cell office:value-type="string" calcext:value-type="string">
            <text:p>2020-04-02 18:00:48</text:p>
          </table:table-cell>
          <table:table-cell office:value-type="float" office:value="-454.399843449223" calcext:value-type="float">
            <text:p>-454,399843449223</text:p>
          </table:table-cell>
          <table:table-cell office:value-type="float" office:value="78" calcext:value-type="float">
            <text:p>78</text:p>
          </table:table-cell>
          <table:table-cell office:value-type="float" office:value="-0.007479233654343" calcext:value-type="float">
            <text:p>-0,007479233654343</text:p>
          </table:table-cell>
          <table:table-cell office:value-type="float" office:value="0.000022702592068582" calcext:value-type="float">
            <text:p>2,2702592068582E-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20251922607422" calcext:value-type="float">
            <text:p>0,092025192260742</text:p>
          </table:table-cell>
          <table:table-cell office:value-type="string" calcext:value-type="string">
            <text:p>2020-04-02 18:03:45</text:p>
          </table:table-cell>
          <table:table-cell office:value-type="float" office:value="-465.627168418672" calcext:value-type="float">
            <text:p>-465,627168418672</text:p>
          </table:table-cell>
          <table:table-cell office:value-type="float" office:value="81" calcext:value-type="float">
            <text:p>81</text:p>
          </table:table-cell>
          <table:table-cell office:value-type="float" office:value="-0.00174389735823843" calcext:value-type="float">
            <text:p>-0,001743897358238</text:p>
          </table:table-cell>
          <table:table-cell office:value-type="float" office:value="0.000030761097509673" calcext:value-type="float">
            <text:p>3,0761097509673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05:24</text:p>
          </table:table-cell>
          <table:table-cell office:value-type="float" office:value="-447.97672109889" calcext:value-type="float">
            <text:p>-447,97672109889</text:p>
          </table:table-cell>
          <table:table-cell office:value-type="float" office:value="76" calcext:value-type="float">
            <text:p>76</text:p>
          </table:table-cell>
          <table:table-cell office:value-type="float" office:value="-14.7430763679737" calcext:value-type="float">
            <text:p>-14,7430763679737</text:p>
          </table:table-cell>
          <table:table-cell office:value-type="float" office:value="0.000209438661004862" calcext:value-type="float">
            <text:p>0,0002094386610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7695053100586" calcext:value-type="float">
            <text:p>0,127695053100586</text:p>
          </table:table-cell>
          <table:table-cell office:value-type="string" calcext:value-type="string">
            <text:p>2020-04-02 18:09:52</text:p>
          </table:table-cell>
          <table:table-cell office:value-type="float" office:value="-625.702219274796" calcext:value-type="float">
            <text:p>-625,702219274796</text:p>
          </table:table-cell>
          <table:table-cell office:value-type="float" office:value="110" calcext:value-type="float">
            <text:p>110</text:p>
          </table:table-cell>
          <table:table-cell office:value-type="float" office:value="0.00889563447268493" calcext:value-type="float">
            <text:p>0,008895634472685</text:p>
          </table:table-cell>
          <table:table-cell office:value-type="float" office:value="0.0000148017354021977" calcext:value-type="float">
            <text:p>1,48017354021977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374533538818359" calcext:value-type="float">
            <text:p>0,037453353881836</text:p>
          </table:table-cell>
          <table:table-cell office:value-type="string" calcext:value-type="string">
            <text:p>2020-04-02 18:12:53</text:p>
          </table:table-cell>
          <table:table-cell office:value-type="float" office:value="-538.564108648808" calcext:value-type="float">
            <text:p>-538,564108648808</text:p>
          </table:table-cell>
          <table:table-cell office:value-type="float" office:value="94" calcext:value-type="float">
            <text:p>94</text:p>
          </table:table-cell>
          <table:table-cell office:value-type="float" office:value="0.000624591223320259" calcext:value-type="float">
            <text:p>0,00062459122332</text:p>
          </table:table-cell>
          <table:table-cell office:value-type="float" office:value="0.0000174241587449057" calcext:value-type="float">
            <text:p>1,74241587449057E-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49249404907227" calcext:value-type="float">
            <text:p>0,149249404907227</text:p>
          </table:table-cell>
          <table:table-cell office:value-type="string" calcext:value-type="string">
            <text:p>2020-04-02 18:15:59</text:p>
          </table:table-cell>
          <table:table-cell office:value-type="float" office:value="-629.559039678114" calcext:value-type="float">
            <text:p>-629,559039678114</text:p>
          </table:table-cell>
          <table:table-cell office:value-type="float" office:value="107" calcext:value-type="float">
            <text:p>107</text:p>
          </table:table-cell>
          <table:table-cell office:value-type="float" office:value="0.00506125895604914" calcext:value-type="float">
            <text:p>0,005061258956049</text:p>
          </table:table-cell>
          <table:table-cell office:value-type="float" office:value="0.0000315021797722056" calcext:value-type="float">
            <text:p>3,15021797722056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37222259521484" calcext:value-type="float">
            <text:p>0,137222259521484</text:p>
          </table:table-cell>
          <table:table-cell office:value-type="string" calcext:value-type="string">
            <text:p>2020-04-02 18:17:37</text:p>
          </table:table-cell>
          <table:table-cell office:value-type="float" office:value="-592.111044723955" calcext:value-type="float">
            <text:p>-592,111044723955</text:p>
          </table:table-cell>
          <table:table-cell office:value-type="float" office:value="103" calcext:value-type="float">
            <text:p>103</text:p>
          </table:table-cell>
          <table:table-cell office:value-type="float" office:value="0.00426767729793132" calcext:value-type="float">
            <text:p>0,004267677297931</text:p>
          </table:table-cell>
          <table:table-cell office:value-type="float" office:value="0.0000501924068304048" calcext:value-type="float">
            <text:p>5,01924068304048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3915145874023" calcext:value-type="float">
            <text:p>0,103915145874023</text:p>
          </table:table-cell>
          <table:table-cell office:value-type="string" calcext:value-type="string">
            <text:p>2020-04-02 18:19:44</text:p>
          </table:table-cell>
          <table:table-cell office:value-type="float" office:value="-459.345464566613" calcext:value-type="float">
            <text:p>-459,345464566613</text:p>
          </table:table-cell>
          <table:table-cell office:value-type="float" office:value="82" calcext:value-type="float">
            <text:p>82</text:p>
          </table:table-cell>
          <table:table-cell office:value-type="float" office:value="0.000204348638318946" calcext:value-type="float">
            <text:p>0,000204348638319</text:p>
          </table:table-cell>
          <table:table-cell office:value-type="float" office:value="0.0000384187117467153" calcext:value-type="float">
            <text:p>3,84187117467153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07527862548828" calcext:value-type="float">
            <text:p>0,107527862548828</text:p>
          </table:table-cell>
          <table:table-cell office:value-type="string" calcext:value-type="string">
            <text:p>2020-04-02 18:21:35</text:p>
          </table:table-cell>
          <table:table-cell office:value-type="float" office:value="-504.302575361448" calcext:value-type="float">
            <text:p>-504,302575361448</text:p>
          </table:table-cell>
          <table:table-cell office:value-type="float" office:value="89" calcext:value-type="float">
            <text:p>89</text:p>
          </table:table-cell>
          <table:table-cell office:value-type="float" office:value="-0.00354612496814815" calcext:value-type="float">
            <text:p>-0,003546124968148</text:p>
          </table:table-cell>
          <table:table-cell office:value-type="float" office:value="0.0000571007927498127" calcext:value-type="float">
            <text:p>5,71007927498127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198928070068359" calcext:value-type="float">
            <text:p>0,001989280700684</text:p>
          </table:table-cell>
          <table:table-cell office:value-type="string" calcext:value-type="string">
            <text:p>2020-04-02 18:24:33</text:p>
          </table:table-cell>
          <table:table-cell office:value-type="float" office:value="-608.334315966603" calcext:value-type="float">
            <text:p>-608,334315966603</text:p>
          </table:table-cell>
          <table:table-cell office:value-type="float" office:value="109" calcext:value-type="float">
            <text:p>109</text:p>
          </table:table-cell>
          <table:table-cell office:value-type="float" office:value="-0.00424738582391238" calcext:value-type="float">
            <text:p>-0,004247385823912</text:p>
          </table:table-cell>
          <table:table-cell office:value-type="float" office:value="0.0000113369084836235" calcext:value-type="float">
            <text:p>1,13369084836235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42252624511719" calcext:value-type="float">
            <text:p>0,142252624511719</text:p>
          </table:table-cell>
          <table:table-cell office:value-type="string" calcext:value-type="string">
            <text:p>2020-04-02 18:26:02</text:p>
          </table:table-cell>
          <table:table-cell office:value-type="float" office:value="-527.587834683775" calcext:value-type="float">
            <text:p>-527,587834683775</text:p>
          </table:table-cell>
          <table:table-cell office:value-type="float" office:value="95" calcext:value-type="float">
            <text:p>95</text:p>
          </table:table-cell>
          <table:table-cell office:value-type="float" office:value="-0.00133985922317683" calcext:value-type="float">
            <text:p>-0,001339859223177</text:p>
          </table:table-cell>
          <table:table-cell office:value-type="float" office:value="0.0000762572038201194" calcext:value-type="float">
            <text:p>7,62572038201194E-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23996353149414" calcext:value-type="float">
            <text:p>0,052399635314942</text:p>
          </table:table-cell>
          <table:table-cell office:value-type="string" calcext:value-type="string">
            <text:p>2020-04-02 18:29:02</text:p>
          </table:table-cell>
          <table:table-cell office:value-type="float" office:value="-504.186172562121" calcext:value-type="float">
            <text:p>-504,186172562121</text:p>
          </table:table-cell>
          <table:table-cell office:value-type="float" office:value="88" calcext:value-type="float">
            <text:p>88</text:p>
          </table:table-cell>
          <table:table-cell office:value-type="float" office:value="-0.00585791576198802" calcext:value-type="float">
            <text:p>-0,005857915761988</text:p>
          </table:table-cell>
          <table:table-cell office:value-type="float" office:value="0.0000203124084077206" calcext:value-type="float">
            <text:p>2,03124084077206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88831970214844" calcext:value-type="float">
            <text:p>0,388831970214844</text:p>
          </table:table-cell>
          <table:table-cell office:value-type="string" calcext:value-type="string">
            <text:p>2020-04-02 18:30:50</text:p>
          </table:table-cell>
          <table:table-cell office:value-type="float" office:value="-477.936661178128" calcext:value-type="float">
            <text:p>-477,936661178128</text:p>
          </table:table-cell>
          <table:table-cell office:value-type="float" office:value="84" calcext:value-type="float">
            <text:p>84</text:p>
          </table:table-cell>
          <table:table-cell office:value-type="float" office:value="-0.00564414872874847" calcext:value-type="float">
            <text:p>-0,005644148728748</text:p>
          </table:table-cell>
          <table:table-cell office:value-type="float" office:value="0.000121657571280458" calcext:value-type="float">
            <text:p>0,000121657571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990372161865234" calcext:value-type="float">
            <text:p>0,099037216186524</text:p>
          </table:table-cell>
          <table:table-cell office:value-type="string" calcext:value-type="string">
            <text:p>2020-04-02 18:32:40</text:p>
          </table:table-cell>
          <table:table-cell office:value-type="float" office:value="-486.25097281972" calcext:value-type="float">
            <text:p>-486,25097281972</text:p>
          </table:table-cell>
          <table:table-cell office:value-type="float" office:value="88" calcext:value-type="float">
            <text:p>88</text:p>
          </table:table-cell>
          <table:table-cell office:value-type="float" office:value="0.0012506411953217" calcext:value-type="float">
            <text:p>0,001250641195322</text:p>
          </table:table-cell>
          <table:table-cell office:value-type="float" office:value="0.0000436194375787499" calcext:value-type="float">
            <text:p>4,36194375787499E-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507990646362305" calcext:value-type="float">
            <text:p>0,050799064636231</text:p>
          </table:table-cell>
          <table:table-cell office:value-type="string" calcext:value-type="string">
            <text:p>2020-04-02 18:35:09</text:p>
          </table:table-cell>
          <table:table-cell office:value-type="float" office:value="-423.955753791222" calcext:value-type="float">
            <text:p>-423,955753791222</text:p>
          </table:table-cell>
          <table:table-cell office:value-type="float" office:value="77" calcext:value-type="float">
            <text:p>77</text:p>
          </table:table-cell>
          <table:table-cell office:value-type="float" office:value="-0.00171919572147335" calcext:value-type="float">
            <text:p>-0,001719195721473</text:p>
          </table:table-cell>
          <table:table-cell office:value-type="float" office:value="0.0000162162630330001" calcext:value-type="float">
            <text:p>1,62162630330001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150910949707031" calcext:value-type="float">
            <text:p>0,00150910949707</text:p>
          </table:table-cell>
          <table:table-cell office:value-type="string" calcext:value-type="string">
            <text:p>2020-04-02 18:38:43</text:p>
          </table:table-cell>
          <table:table-cell office:value-type="float" office:value="-393.413481545647" calcext:value-type="float">
            <text:p>-393,413481545647</text:p>
          </table:table-cell>
          <table:table-cell office:value-type="float" office:value="77" calcext:value-type="float">
            <text:p>77</text:p>
          </table:table-cell>
          <table:table-cell office:value-type="float" office:value="0.00206576541050696" calcext:value-type="float">
            <text:p>0,002065765410507</text:p>
          </table:table-cell>
          <table:table-cell office:value-type="float" office:value="0.0000312578463195658" calcext:value-type="float">
            <text:p>3,12578463195658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330174865722656" calcext:value-type="float">
            <text:p>0,033017486572266</text:p>
          </table:table-cell>
          <table:table-cell office:value-type="string" calcext:value-type="string">
            <text:p>2020-04-02 18:40:08</text:p>
          </table:table-cell>
          <table:table-cell office:value-type="float" office:value="-362.891712475231" calcext:value-type="float">
            <text:p>-362,891712475231</text:p>
          </table:table-cell>
          <table:table-cell office:value-type="float" office:value="69" calcext:value-type="float">
            <text:p>69</text:p>
          </table:table-cell>
          <table:table-cell office:value-type="float" office:value="0.00358015343500964" calcext:value-type="float">
            <text:p>0,00358015343501</text:p>
          </table:table-cell>
          <table:table-cell office:value-type="float" office:value="0.0000682711418498488" calcext:value-type="float">
            <text:p>6,82711418498488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43:17</text:p>
          </table:table-cell>
          <table:table-cell office:value-type="float" office:value="-460.953362021444" calcext:value-type="float">
            <text:p>-460,953362021444</text:p>
          </table:table-cell>
          <table:table-cell office:value-type="float" office:value="86" calcext:value-type="float">
            <text:p>86</text:p>
          </table:table-cell>
          <table:table-cell office:value-type="float" office:value="-13.1998943112808" calcext:value-type="float">
            <text:p>-13,1998943112808</text:p>
          </table:table-cell>
          <table:table-cell office:value-type="float" office:value="0.000162568801144377" calcext:value-type="float">
            <text:p>0,0001625688011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73454284667969" calcext:value-type="float">
            <text:p>0,087345428466797</text:p>
          </table:table-cell>
          <table:table-cell office:value-type="string" calcext:value-type="string">
            <text:p>2020-04-02 18:45:05</text:p>
          </table:table-cell>
          <table:table-cell office:value-type="float" office:value="-477.043312890733" calcext:value-type="float">
            <text:p>-477,043312890733</text:p>
          </table:table-cell>
          <table:table-cell office:value-type="float" office:value="87" calcext:value-type="float">
            <text:p>87</text:p>
          </table:table-cell>
          <table:table-cell office:value-type="float" office:value="0.00282470686604433" calcext:value-type="float">
            <text:p>0,002824706866044</text:p>
          </table:table-cell>
          <table:table-cell office:value-type="float" office:value="0.0000404240882894974" calcext:value-type="float">
            <text:p>4,04240882894974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09431457519531" calcext:value-type="float">
            <text:p>0,080943145751953</text:p>
          </table:table-cell>
          <table:table-cell office:value-type="string" calcext:value-type="string">
            <text:p>2020-04-02 18:47:09</text:p>
          </table:table-cell>
          <table:table-cell office:value-type="float" office:value="-403.392106471673" calcext:value-type="float">
            <text:p>-403,392106471673</text:p>
          </table:table-cell>
          <table:table-cell office:value-type="float" office:value="73" calcext:value-type="float">
            <text:p>73</text:p>
          </table:table-cell>
          <table:table-cell office:value-type="float" office:value="-0.00072713938076574" calcext:value-type="float">
            <text:p>-0,000727139380766</text:p>
          </table:table-cell>
          <table:table-cell office:value-type="float" office:value="0.000053710817205036" calcext:value-type="float">
            <text:p>5,3710817205036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23920135498047" calcext:value-type="float">
            <text:p>0,052392013549805</text:p>
          </table:table-cell>
          <table:table-cell office:value-type="string" calcext:value-type="string">
            <text:p>2020-04-02 18:48:52</text:p>
          </table:table-cell>
          <table:table-cell office:value-type="float" office:value="-335.656946839124" calcext:value-type="float">
            <text:p>-335,656946839124</text:p>
          </table:table-cell>
          <table:table-cell office:value-type="float" office:value="61" calcext:value-type="float">
            <text:p>61</text:p>
          </table:table-cell>
          <table:table-cell office:value-type="float" office:value="-0.00377667709940527" calcext:value-type="float">
            <text:p>-0,003776677099405</text:p>
          </table:table-cell>
          <table:table-cell office:value-type="float" office:value="0.0000484397004985672" calcext:value-type="float">
            <text:p>4,84397004985672E-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27578582763672" calcext:value-type="float">
            <text:p>0,052757858276367</text:p>
          </table:table-cell>
          <table:table-cell office:value-type="string" calcext:value-type="string">
            <text:p>2020-04-02 18:52:12</text:p>
          </table:table-cell>
          <table:table-cell office:value-type="float" office:value="-466.397604287639" calcext:value-type="float">
            <text:p>-466,397604287639</text:p>
          </table:table-cell>
          <table:table-cell office:value-type="float" office:value="86" calcext:value-type="float">
            <text:p>86</text:p>
          </table:table-cell>
          <table:table-cell office:value-type="float" office:value="0.00179944391502762" calcext:value-type="float">
            <text:p>0,001799443915028</text:p>
          </table:table-cell>
          <table:table-cell office:value-type="float" office:value="0.0000192944839250623" calcext:value-type="float">
            <text:p>1,92944839250623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3442108154297" calcext:value-type="float">
            <text:p>0,123442108154297</text:p>
          </table:table-cell>
          <table:table-cell office:value-type="string" calcext:value-type="string">
            <text:p>2020-04-02 18:53:56</text:p>
          </table:table-cell>
          <table:table-cell office:value-type="float" office:value="-474.265771799603" calcext:value-type="float">
            <text:p>-474,265771799603</text:p>
          </table:table-cell>
          <table:table-cell office:value-type="float" office:value="85" calcext:value-type="float">
            <text:p>85</text:p>
          </table:table-cell>
          <table:table-cell office:value-type="float" office:value="0.00479146492444644" calcext:value-type="float">
            <text:p>0,004791464924446</text:p>
          </table:table-cell>
          <table:table-cell office:value-type="float" office:value="0.0000622636943274156" calcext:value-type="float">
            <text:p>6,22636943274156E-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8:55:19</text:p>
          </table:table-cell>
          <table:table-cell office:value-type="float" office:value="-318.237733871451" calcext:value-type="float">
            <text:p>-318,237733871451</text:p>
          </table:table-cell>
          <table:table-cell office:value-type="float" office:value="56" calcext:value-type="float">
            <text:p>56</text:p>
          </table:table-cell>
          <table:table-cell office:value-type="float" office:value="-14.9052727943875" calcext:value-type="float">
            <text:p>-14,9052727943875</text:p>
          </table:table-cell>
          <table:table-cell office:value-type="float" office:value="0.000286422091647064" calcext:value-type="float">
            <text:p>0,0002864220916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5820098876953" calcext:value-type="float">
            <text:p>0,125820098876953</text:p>
          </table:table-cell>
          <table:table-cell office:value-type="string" calcext:value-type="string">
            <text:p>2020-04-02 18:58:57</text:p>
          </table:table-cell>
          <table:table-cell office:value-type="float" office:value="-424.885043401299" calcext:value-type="float">
            <text:p>-424,885043401299</text:p>
          </table:table-cell>
          <table:table-cell office:value-type="float" office:value="79" calcext:value-type="float">
            <text:p>79</text:p>
          </table:table-cell>
          <table:table-cell office:value-type="float" office:value="0.00227401791468518" calcext:value-type="float">
            <text:p>0,002274017914685</text:p>
          </table:table-cell>
          <table:table-cell office:value-type="float" office:value="0.0000420803507206593" calcext:value-type="float">
            <text:p>4,20803507206593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57603454589844" calcext:value-type="float">
            <text:p>0,075760345458984</text:p>
          </table:table-cell>
          <table:table-cell office:value-type="string" calcext:value-type="string">
            <text:p>2020-04-02 19:01:16</text:p>
          </table:table-cell>
          <table:table-cell office:value-type="float" office:value="-436.730200284375" calcext:value-type="float">
            <text:p>-436,730200284375</text:p>
          </table:table-cell>
          <table:table-cell office:value-type="float" office:value="77" calcext:value-type="float">
            <text:p>77</text:p>
          </table:table-cell>
          <table:table-cell office:value-type="float" office:value="0.00844816831748529" calcext:value-type="float">
            <text:p>0,008448168317485</text:p>
          </table:table-cell>
          <table:table-cell office:value-type="float" office:value="0.000044940440436006" calcext:value-type="float">
            <text:p>4,4940440436006E-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119433059692383" calcext:value-type="float">
            <text:p>0,011943305969238</text:p>
          </table:table-cell>
          <table:table-cell office:value-type="string" calcext:value-type="string">
            <text:p>2020-04-02 19:03:51</text:p>
          </table:table-cell>
          <table:table-cell office:value-type="float" office:value="-415.482136774843" calcext:value-type="float">
            <text:p>-415,482136774843</text:p>
          </table:table-cell>
          <table:table-cell office:value-type="float" office:value="73" calcext:value-type="float">
            <text:p>73</text:p>
          </table:table-cell>
          <table:table-cell office:value-type="float" office:value="-0.00451901460899771" calcext:value-type="float">
            <text:p>-0,004519014608998</text:p>
          </table:table-cell>
          <table:table-cell office:value-type="float" office:value="0.0000158842434872476" calcext:value-type="float">
            <text:p>1,58842434872476E-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84279632568359" calcext:value-type="float">
            <text:p>0,078427963256836</text:p>
          </table:table-cell>
          <table:table-cell office:value-type="string" calcext:value-type="string">
            <text:p>2020-04-02 19:07:05</text:p>
          </table:table-cell>
          <table:table-cell office:value-type="float" office:value="-382.634185147939" calcext:value-type="float">
            <text:p>-382,634185147939</text:p>
          </table:table-cell>
          <table:table-cell office:value-type="float" office:value="68" calcext:value-type="float">
            <text:p>68</text:p>
          </table:table-cell>
          <table:table-cell office:value-type="float" office:value="0.00371827210002773" calcext:value-type="float">
            <text:p>0,003718272100028</text:p>
          </table:table-cell>
          <table:table-cell office:value-type="float" office:value="0.0000276671585720069" calcext:value-type="float">
            <text:p>2,76671585720069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44034271240234" calcext:value-type="float">
            <text:p>0,084403427124024</text:p>
          </table:table-cell>
          <table:table-cell office:value-type="string" calcext:value-type="string">
            <text:p>2020-04-02 19:09:51</text:p>
          </table:table-cell>
          <table:table-cell office:value-type="float" office:value="-281.448162388411" calcext:value-type="float">
            <text:p>-281,448162388411</text:p>
          </table:table-cell>
          <table:table-cell office:value-type="float" office:value="47" calcext:value-type="float">
            <text:p>47</text:p>
          </table:table-cell>
          <table:table-cell office:value-type="float" office:value="-0.00463253647748729" calcext:value-type="float">
            <text:p>-0,004632536477487</text:p>
          </table:table-cell>
          <table:table-cell office:value-type="float" office:value="0.0000628299940891131" calcext:value-type="float">
            <text:p>6,28299940891131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1275329589844" calcext:value-type="float">
            <text:p>0,211275329589844</text:p>
          </table:table-cell>
          <table:table-cell office:value-type="string" calcext:value-type="string">
            <text:p>2020-04-02 19:13:33</text:p>
          </table:table-cell>
          <table:table-cell office:value-type="float" office:value="-371.542281915438" calcext:value-type="float">
            <text:p>-371,542281915438</text:p>
          </table:table-cell>
          <table:table-cell office:value-type="float" office:value="68" calcext:value-type="float">
            <text:p>68</text:p>
          </table:table-cell>
          <table:table-cell office:value-type="float" office:value="0.00696268557070459" calcext:value-type="float">
            <text:p>0,006962685570705</text:p>
          </table:table-cell>
          <table:table-cell office:value-type="float" office:value="0.000107799971108105" calcext:value-type="float">
            <text:p>0,0001077999711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533523559570313" calcext:value-type="float">
            <text:p>0,00053352355957</text:p>
          </table:table-cell>
          <table:table-cell office:value-type="string" calcext:value-type="string">
            <text:p>2020-04-02 19:17:00</text:p>
          </table:table-cell>
          <table:table-cell office:value-type="float" office:value="-454.855926866655" calcext:value-type="float">
            <text:p>-454,855926866655</text:p>
          </table:table-cell>
          <table:table-cell office:value-type="float" office:value="82" calcext:value-type="float">
            <text:p>82</text:p>
          </table:table-cell>
          <table:table-cell office:value-type="float" office:value="-1.42404130007823" calcext:value-type="float">
            <text:p>-1,42404130007823</text:p>
          </table:table-cell>
          <table:table-cell office:value-type="float" office:value="0.0000200346228295736" calcext:value-type="float">
            <text:p>2,00346228295736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12413711547852" calcext:value-type="float">
            <text:p>0,041241371154785</text:p>
          </table:table-cell>
          <table:table-cell office:value-type="string" calcext:value-type="string">
            <text:p>2020-04-02 19:19:42</text:p>
          </table:table-cell>
          <table:table-cell office:value-type="float" office:value="-366.579243905724" calcext:value-type="float">
            <text:p>-366,579243905724</text:p>
          </table:table-cell>
          <table:table-cell office:value-type="float" office:value="63" calcext:value-type="float">
            <text:p>63</text:p>
          </table:table-cell>
          <table:table-cell office:value-type="float" office:value="-0.000562247302622776" calcext:value-type="float">
            <text:p>-0,000562247302623</text:p>
          </table:table-cell>
          <table:table-cell office:value-type="float" office:value="0.0000228953619766797" calcext:value-type="float">
            <text:p>2,28953619766797E-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3594543457031" calcext:value-type="float">
            <text:p>0,123594543457031</text:p>
          </table:table-cell>
          <table:table-cell office:value-type="string" calcext:value-type="string">
            <text:p>2020-04-02 19:21:26</text:p>
          </table:table-cell>
          <table:table-cell office:value-type="float" office:value="-249.175945609701" calcext:value-type="float">
            <text:p>-249,175945609701</text:p>
          </table:table-cell>
          <table:table-cell office:value-type="float" office:value="42" calcext:value-type="float">
            <text:p>42</text:p>
          </table:table-cell>
          <table:table-cell office:value-type="float" office:value="-0.00467862733270979" calcext:value-type="float">
            <text:p>-0,00467862733271</text:p>
          </table:table-cell>
          <table:table-cell office:value-type="float" office:value="0.000251799656010631" calcext:value-type="float">
            <text:p>0,0002517996560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714311828613281" calcext:value-type="float">
            <text:p>0,071431182861328</text:p>
          </table:table-cell>
          <table:table-cell office:value-type="string" calcext:value-type="string">
            <text:p>2020-04-02 19:23:31</text:p>
          </table:table-cell>
          <table:table-cell office:value-type="float" office:value="-357.318506650051" calcext:value-type="float">
            <text:p>-357,318506650051</text:p>
          </table:table-cell>
          <table:table-cell office:value-type="float" office:value="63" calcext:value-type="float">
            <text:p>63</text:p>
          </table:table-cell>
          <table:table-cell office:value-type="float" office:value="-0.00188596321497012" calcext:value-type="float">
            <text:p>-0,00188596321497</text:p>
          </table:table-cell>
          <table:table-cell office:value-type="float" office:value="0.0000747037341534988" calcext:value-type="float">
            <text:p>7,47037341534988E-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251594467163086" calcext:value-type="float">
            <text:p>0,025159446716309</text:p>
          </table:table-cell>
          <table:table-cell office:value-type="string" calcext:value-type="string">
            <text:p>2020-04-02 19:26:16</text:p>
          </table:table-cell>
          <table:table-cell office:value-type="float" office:value="-290.445774685467" calcext:value-type="float">
            <text:p>-290,445774685467</text:p>
          </table:table-cell>
          <table:table-cell office:value-type="float" office:value="53" calcext:value-type="float">
            <text:p>53</text:p>
          </table:table-cell>
          <table:table-cell office:value-type="float" office:value="0.0034802897074897" calcext:value-type="float">
            <text:p>0,00348028970749</text:p>
          </table:table-cell>
          <table:table-cell office:value-type="float" office:value="0.0000158539440048059" calcext:value-type="float">
            <text:p>1,58539440048059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28:44</text:p>
          </table:table-cell>
          <table:table-cell office:value-type="float" office:value="-214.508728536059" calcext:value-type="float">
            <text:p>-214,508728536059</text:p>
          </table:table-cell>
          <table:table-cell office:value-type="float" office:value="38" calcext:value-type="float">
            <text:p>38</text:p>
          </table:table-cell>
          <table:table-cell office:value-type="float" office:value="-17.0636004225447" calcext:value-type="float">
            <text:p>-17,0636004225447</text:p>
          </table:table-cell>
          <table:table-cell office:value-type="float" office:value="0.00146445812113819" calcext:value-type="float">
            <text:p>0,0014644581211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31315689086914" calcext:value-type="float">
            <text:p>0,043131568908692</text:p>
          </table:table-cell>
          <table:table-cell office:value-type="string" calcext:value-type="string">
            <text:p>2020-04-02 19:33:49</text:p>
          </table:table-cell>
          <table:table-cell office:value-type="float" office:value="-294.774497236235" calcext:value-type="float">
            <text:p>-294,774497236235</text:p>
          </table:table-cell>
          <table:table-cell office:value-type="float" office:value="55" calcext:value-type="float">
            <text:p>55</text:p>
          </table:table-cell>
          <table:table-cell office:value-type="float" office:value="0.00282278465639485" calcext:value-type="float">
            <text:p>0,002822784656395</text:p>
          </table:table-cell>
          <table:table-cell office:value-type="float" office:value="0.0000570414939255714" calcext:value-type="float">
            <text:p>5,70414939255714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74871337890625" calcext:value-type="float">
            <text:p>0,274871337890625</text:p>
          </table:table-cell>
          <table:table-cell office:value-type="string" calcext:value-type="string">
            <text:p>2020-04-02 19:35:23</text:p>
          </table:table-cell>
          <table:table-cell office:value-type="float" office:value="-257.386716207469" calcext:value-type="float">
            <text:p>-257,386716207469</text:p>
          </table:table-cell>
          <table:table-cell office:value-type="float" office:value="48" calcext:value-type="float">
            <text:p>48</text:p>
          </table:table-cell>
          <table:table-cell office:value-type="float" office:value="0.00862362070312215" calcext:value-type="float">
            <text:p>0,008623620703122</text:p>
          </table:table-cell>
          <table:table-cell office:value-type="float" office:value="0.000570754286252423" calcext:value-type="float">
            <text:p>0,0005707542862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40533142089844" calcext:value-type="float">
            <text:p>0,064053314208984</text:p>
          </table:table-cell>
          <table:table-cell office:value-type="string" calcext:value-type="string">
            <text:p>2020-04-02 19:36:54</text:p>
          </table:table-cell>
          <table:table-cell office:value-type="float" office:value="-193.476619074025" calcext:value-type="float">
            <text:p>-193,476619074025</text:p>
          </table:table-cell>
          <table:table-cell office:value-type="float" office:value="35" calcext:value-type="float">
            <text:p>35</text:p>
          </table:table-cell>
          <table:table-cell office:value-type="float" office:value="-0.00222982607379207" calcext:value-type="float">
            <text:p>-0,002229826073792</text:p>
          </table:table-cell>
          <table:table-cell office:value-type="float" office:value="0.00028840013570374" calcext:value-type="float">
            <text:p>0,0002884001357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93435516357422" calcext:value-type="float">
            <text:p>0,039343551635742</text:p>
          </table:table-cell>
          <table:table-cell office:value-type="string" calcext:value-type="string">
            <text:p>2020-04-02 19:38:26</text:p>
          </table:table-cell>
          <table:table-cell office:value-type="float" office:value="-177.346303976826" calcext:value-type="float">
            <text:p>-177,346303976826</text:p>
          </table:table-cell>
          <table:table-cell office:value-type="float" office:value="30" calcext:value-type="float">
            <text:p>30</text:p>
          </table:table-cell>
          <table:table-cell office:value-type="float" office:value="0.00406394923944566" calcext:value-type="float">
            <text:p>0,004063949239446</text:p>
          </table:table-cell>
          <table:table-cell office:value-type="float" office:value="0.000101142623860493" calcext:value-type="float">
            <text:p>0,000101142623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33594299316406" calcext:value-type="float">
            <text:p>0,133594299316406</text:p>
          </table:table-cell>
          <table:table-cell office:value-type="string" calcext:value-type="string">
            <text:p>2020-04-02 19:42:09</text:p>
          </table:table-cell>
          <table:table-cell office:value-type="float" office:value="-177.248463294651" calcext:value-type="float">
            <text:p>-177,248463294651</text:p>
          </table:table-cell>
          <table:table-cell office:value-type="float" office:value="35" calcext:value-type="float">
            <text:p>35</text:p>
          </table:table-cell>
          <table:table-cell office:value-type="float" office:value="0.00647114736369309" calcext:value-type="float">
            <text:p>0,006471147363693</text:p>
          </table:table-cell>
          <table:table-cell office:value-type="float" office:value="0.000186936864157584" calcext:value-type="float">
            <text:p>0,0001869368641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19:45:07</text:p>
          </table:table-cell>
          <table:table-cell office:value-type="float" office:value="-142.518634351314" calcext:value-type="float">
            <text:p>-142,518634351314</text:p>
          </table:table-cell>
          <table:table-cell office:value-type="float" office:value="27" calcext:value-type="float">
            <text:p>27</text:p>
          </table:table-cell>
          <table:table-cell office:value-type="float" office:value="-9.42474362892285" calcext:value-type="float">
            <text:p>-9,42474362892285</text:p>
          </table:table-cell>
          <table:table-cell office:value-type="float" office:value="0.000797977849003445" calcext:value-type="float">
            <text:p>0,0007979778490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79385864257812" calcext:value-type="float">
            <text:p>0,179385864257812</text:p>
          </table:table-cell>
          <table:table-cell office:value-type="string" calcext:value-type="string">
            <text:p>2020-04-02 19:47:03</text:p>
          </table:table-cell>
          <table:table-cell office:value-type="float" office:value="-142.370535949228" calcext:value-type="float">
            <text:p>-142,370535949228</text:p>
          </table:table-cell>
          <table:table-cell office:value-type="float" office:value="24" calcext:value-type="float">
            <text:p>24</text:p>
          </table:table-cell>
          <table:table-cell office:value-type="float" office:value="0.000342384052935855" calcext:value-type="float">
            <text:p>0,000342384052936</text:p>
          </table:table-cell>
          <table:table-cell office:value-type="float" office:value="0.000639226645800257" calcext:value-type="float">
            <text:p>0,00063922664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56368133544922" calcext:value-type="float">
            <text:p>0,156368133544922</text:p>
          </table:table-cell>
          <table:table-cell office:value-type="string" calcext:value-type="string">
            <text:p>2020-04-02 19:51:31</text:p>
          </table:table-cell>
          <table:table-cell office:value-type="float" office:value="-202.230762910191" calcext:value-type="float">
            <text:p>-202,230762910191</text:p>
          </table:table-cell>
          <table:table-cell office:value-type="float" office:value="36" calcext:value-type="float">
            <text:p>36</text:p>
          </table:table-cell>
          <table:table-cell office:value-type="float" office:value="0.000789446792195392" calcext:value-type="float">
            <text:p>0,000789446792195</text:p>
          </table:table-cell>
          <table:table-cell office:value-type="float" office:value="0.000202083664095346" calcext:value-type="float">
            <text:p>0,0002020836640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91334350585937" calcext:value-type="float">
            <text:p>0,291334350585937</text:p>
          </table:table-cell>
          <table:table-cell office:value-type="string" calcext:value-type="string">
            <text:p>2020-04-02 19:53:12</text:p>
          </table:table-cell>
          <table:table-cell office:value-type="float" office:value="-191.064133360902" calcext:value-type="float">
            <text:p>-191,064133360902</text:p>
          </table:table-cell>
          <table:table-cell office:value-type="float" office:value="33" calcext:value-type="float">
            <text:p>33</text:p>
          </table:table-cell>
          <table:table-cell office:value-type="float" office:value="-0.00445254629656664" calcext:value-type="float">
            <text:p>-0,004452546296567</text:p>
          </table:table-cell>
          <table:table-cell office:value-type="float" office:value="0.000727474046103874" calcext:value-type="float">
            <text:p>0,0007274740461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79792556762695" calcext:value-type="float">
            <text:p>0,03797925567627</text:p>
          </table:table-cell>
          <table:table-cell office:value-type="string" calcext:value-type="string">
            <text:p>2020-04-02 19:56:38</text:p>
          </table:table-cell>
          <table:table-cell office:value-type="float" office:value="-219.863316643547" calcext:value-type="float">
            <text:p>-219,863316643547</text:p>
          </table:table-cell>
          <table:table-cell office:value-type="float" office:value="37" calcext:value-type="float">
            <text:p>37</text:p>
          </table:table-cell>
          <table:table-cell office:value-type="float" office:value="0.00204901333218532" calcext:value-type="float">
            <text:p>0,002049013332185</text:p>
          </table:table-cell>
          <table:table-cell office:value-type="float" office:value="0.0000474282548145642" calcext:value-type="float">
            <text:p>4,74282548145642E-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32154083251953" calcext:value-type="float">
            <text:p>0,043215408325195</text:p>
          </table:table-cell>
          <table:table-cell office:value-type="string" calcext:value-type="string">
            <text:p>2020-04-02 20:00:58</text:p>
          </table:table-cell>
          <table:table-cell office:value-type="float" office:value="-212.378302490993" calcext:value-type="float">
            <text:p>-212,378302490993</text:p>
          </table:table-cell>
          <table:table-cell office:value-type="float" office:value="38" calcext:value-type="float">
            <text:p>38</text:p>
          </table:table-cell>
          <table:table-cell office:value-type="float" office:value="-0.00298069451183084" calcext:value-type="float">
            <text:p>-0,002980694511831</text:p>
          </table:table-cell>
          <table:table-cell office:value-type="float" office:value="0.0000626605360599059" calcext:value-type="float">
            <text:p>6,26605360599059E-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79399261474609" calcext:value-type="float">
            <text:p>0,087939926147461</text:p>
          </table:table-cell>
          <table:table-cell office:value-type="string" calcext:value-type="string">
            <text:p>2020-04-02 20:05:10</text:p>
          </table:table-cell>
          <table:table-cell office:value-type="float" office:value="-278.912960621736" calcext:value-type="float">
            <text:p>-278,912960621736</text:p>
          </table:table-cell>
          <table:table-cell office:value-type="float" office:value="42" calcext:value-type="float">
            <text:p>42</text:p>
          </table:table-cell>
          <table:table-cell office:value-type="float" office:value="0.00400432877258372" calcext:value-type="float">
            <text:p>0,004004328772584</text:p>
          </table:table-cell>
          <table:table-cell office:value-type="float" office:value="0.000063318095897332" calcext:value-type="float">
            <text:p>6,3318095897332E-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7496887207031" calcext:value-type="float">
            <text:p>0,127496887207031</text:p>
          </table:table-cell>
          <table:table-cell office:value-type="string" calcext:value-type="string">
            <text:p>2020-04-02 20:08:26</text:p>
          </table:table-cell>
          <table:table-cell office:value-type="float" office:value="-205.659387366895" calcext:value-type="float">
            <text:p>-205,659387366895</text:p>
          </table:table-cell>
          <table:table-cell office:value-type="float" office:value="29" calcext:value-type="float">
            <text:p>29</text:p>
          </table:table-cell>
          <table:table-cell office:value-type="float" office:value="0.00549074729645802" calcext:value-type="float">
            <text:p>0,005490747296458</text:p>
          </table:table-cell>
          <table:table-cell office:value-type="float" office:value="0.00024054434819033" calcext:value-type="float">
            <text:p>0,000240544348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39658782958984" calcext:value-type="float">
            <text:p>0,239658782958984</text:p>
          </table:table-cell>
          <table:table-cell office:value-type="string" calcext:value-type="string">
            <text:p>2020-04-02 20:14:48</text:p>
          </table:table-cell>
          <table:table-cell office:value-type="float" office:value="-268.222089922623" calcext:value-type="float">
            <text:p>-268,222089922623</text:p>
          </table:table-cell>
          <table:table-cell office:value-type="float" office:value="45" calcext:value-type="float">
            <text:p>45</text:p>
          </table:table-cell>
          <table:table-cell office:value-type="float" office:value="0.000798369578350222" calcext:value-type="float">
            <text:p>0,00079836957835</text:p>
          </table:table-cell>
          <table:table-cell office:value-type="float" office:value="0.0000994201115780642" calcext:value-type="float">
            <text:p>9,94201115780642E-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17:14</text:p>
          </table:table-cell>
          <table:table-cell office:value-type="float" office:value="-146.105523441218" calcext:value-type="float">
            <text:p>-146,105523441218</text:p>
          </table:table-cell>
          <table:table-cell office:value-type="float" office:value="22" calcext:value-type="float">
            <text:p>22</text:p>
          </table:table-cell>
          <table:table-cell office:value-type="float" office:value="-11.9919887541292" calcext:value-type="float">
            <text:p>-11,9919887541292</text:p>
          </table:table-cell>
          <table:table-cell office:value-type="float" office:value="0.00346598064730852" calcext:value-type="float">
            <text:p>0,0034659806473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39110015869141" calcext:value-type="float">
            <text:p>0,239110015869141</text:p>
          </table:table-cell>
          <table:table-cell office:value-type="string" calcext:value-type="string">
            <text:p>2020-04-02 20:25:20</text:p>
          </table:table-cell>
          <table:table-cell office:value-type="float" office:value="-325.046335502076" calcext:value-type="float">
            <text:p>-325,046335502076</text:p>
          </table:table-cell>
          <table:table-cell office:value-type="float" office:value="53" calcext:value-type="float">
            <text:p>53</text:p>
          </table:table-cell>
          <table:table-cell office:value-type="float" office:value="-0.00587422961600326" calcext:value-type="float">
            <text:p>-0,005874229616003</text:p>
          </table:table-cell>
          <table:table-cell office:value-type="float" office:value="0.0000851105704824446" calcext:value-type="float">
            <text:p>8,51105704824446E-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72932968139648" calcext:value-type="float">
            <text:p>0,037293296813965</text:p>
          </table:table-cell>
          <table:table-cell office:value-type="string" calcext:value-type="string">
            <text:p>2020-04-02 20:27:59</text:p>
          </table:table-cell>
          <table:table-cell office:value-type="float" office:value="-201.461074102725" calcext:value-type="float">
            <text:p>-201,461074102725</text:p>
          </table:table-cell>
          <table:table-cell office:value-type="float" office:value="31" calcext:value-type="float">
            <text:p>31</text:p>
          </table:table-cell>
          <table:table-cell office:value-type="float" office:value="0.00338641153030996" calcext:value-type="float">
            <text:p>0,00338641153031</text:p>
          </table:table-cell>
          <table:table-cell office:value-type="float" office:value="0.0000467383232750787" calcext:value-type="float">
            <text:p>4,67383232750787E-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0:35:42</text:p>
          </table:table-cell>
          <table:table-cell office:value-type="float" office:value="-190.871236613559" calcext:value-type="float">
            <text:p>-190,871236613559</text:p>
          </table:table-cell>
          <table:table-cell office:value-type="float" office:value="35" calcext:value-type="float">
            <text:p>35</text:p>
          </table:table-cell>
          <table:table-cell office:value-type="float" office:value="-26.7292620051069" calcext:value-type="float">
            <text:p>-26,7292620051069</text:p>
          </table:table-cell>
          <table:table-cell office:value-type="float" office:value="0.00105740975458045" calcext:value-type="float">
            <text:p>0,001057409754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38807586669922" calcext:value-type="float">
            <text:p>0,138807586669922</text:p>
          </table:table-cell>
          <table:table-cell office:value-type="string" calcext:value-type="string">
            <text:p>2020-04-02 20:45:48</text:p>
          </table:table-cell>
          <table:table-cell office:value-type="float" office:value="-320.028720987065" calcext:value-type="float">
            <text:p>-320,028720987065</text:p>
          </table:table-cell>
          <table:table-cell office:value-type="float" office:value="58" calcext:value-type="float">
            <text:p>58</text:p>
          </table:table-cell>
          <table:table-cell office:value-type="float" office:value="-0.00162259291074518" calcext:value-type="float">
            <text:p>-0,001622592910745</text:p>
          </table:table-cell>
          <table:table-cell office:value-type="float" office:value="0.0000647128162717314" calcext:value-type="float">
            <text:p>6,47128162717314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84746704101562" calcext:value-type="float">
            <text:p>0,384746704101562</text:p>
          </table:table-cell>
          <table:table-cell office:value-type="string" calcext:value-type="string">
            <text:p>2020-04-02 20:47:09</text:p>
          </table:table-cell>
          <table:table-cell office:value-type="float" office:value="-243.432111957545" calcext:value-type="float">
            <text:p>-243,432111957545</text:p>
          </table:table-cell>
          <table:table-cell office:value-type="float" office:value="42" calcext:value-type="float">
            <text:p>42</text:p>
          </table:table-cell>
          <table:table-cell office:value-type="float" office:value="0.00370254703622532" calcext:value-type="float">
            <text:p>0,003702547036225</text:p>
          </table:table-cell>
          <table:table-cell office:value-type="float" office:value="0.000579221011685537" calcext:value-type="float">
            <text:p>0,0005792210116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69190979003906" calcext:value-type="float">
            <text:p>0,066919097900391</text:p>
          </table:table-cell>
          <table:table-cell office:value-type="string" calcext:value-type="string">
            <text:p>2020-04-02 20:51:11</text:p>
          </table:table-cell>
          <table:table-cell office:value-type="float" office:value="-160.736121663052" calcext:value-type="float">
            <text:p>-160,736121663052</text:p>
          </table:table-cell>
          <table:table-cell office:value-type="float" office:value="25" calcext:value-type="float">
            <text:p>25</text:p>
          </table:table-cell>
          <table:table-cell office:value-type="float" office:value="0.00159737218516656" calcext:value-type="float">
            <text:p>0,001597372185167</text:p>
          </table:table-cell>
          <table:table-cell office:value-type="float" office:value="0.000163344370447356" calcext:value-type="float">
            <text:p>0,0001633443704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106399841308594" calcext:value-type="float">
            <text:p>0,010639984130859</text:p>
          </table:table-cell>
          <table:table-cell office:value-type="string" calcext:value-type="string">
            <text:p>2020-04-02 20:56:18</text:p>
          </table:table-cell>
          <table:table-cell office:value-type="float" office:value="-121.025109398508" calcext:value-type="float">
            <text:p>-121,025109398508</text:p>
          </table:table-cell>
          <table:table-cell office:value-type="float" office:value="22" calcext:value-type="float">
            <text:p>22</text:p>
          </table:table-cell>
          <table:table-cell office:value-type="float" office:value="-0.0147453101146342" calcext:value-type="float">
            <text:p>-0,014745310114634</text:p>
          </table:table-cell>
          <table:table-cell office:value-type="float" office:value="0.000251706860952558" calcext:value-type="float">
            <text:p>0,0002517068609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0096826171875" calcext:value-type="float">
            <text:p>0,30096826171875</text:p>
          </table:table-cell>
          <table:table-cell office:value-type="string" calcext:value-type="string">
            <text:p>2020-04-02 20:58:40</text:p>
          </table:table-cell>
          <table:table-cell office:value-type="float" office:value="-90.1102259220977" calcext:value-type="float">
            <text:p>-90,1102259220977</text:p>
          </table:table-cell>
          <table:table-cell office:value-type="float" office:value="15" calcext:value-type="float">
            <text:p>15</text:p>
          </table:table-cell>
          <table:table-cell office:value-type="float" office:value="-0.00387768608476739" calcext:value-type="float">
            <text:p>-0,003877686084767</text:p>
          </table:table-cell>
          <table:table-cell office:value-type="float" office:value="0.00396235169889395" calcext:value-type="float">
            <text:p>0,0039623516988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885953979492188" calcext:value-type="float">
            <text:p>0,088595397949219</text:p>
          </table:table-cell>
          <table:table-cell office:value-type="string" calcext:value-type="string">
            <text:p>2020-04-02 21:02:33</text:p>
          </table:table-cell>
          <table:table-cell office:value-type="float" office:value="-97.9292341865015" calcext:value-type="float">
            <text:p>-97,9292341865015</text:p>
          </table:table-cell>
          <table:table-cell office:value-type="float" office:value="19" calcext:value-type="float">
            <text:p>19</text:p>
          </table:table-cell>
          <table:table-cell office:value-type="float" office:value="0.00461856358047119" calcext:value-type="float">
            <text:p>0,004618563580471</text:p>
          </table:table-cell>
          <table:table-cell office:value-type="float" office:value="0.000354047777400699" calcext:value-type="float">
            <text:p>0,0003540477774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08:15</text:p>
          </table:table-cell>
          <table:table-cell office:value-type="float" office:value="-78.7063630458959" calcext:value-type="float">
            <text:p>-78,7063630458959</text:p>
          </table:table-cell>
          <table:table-cell office:value-type="float" office:value="14" calcext:value-type="float">
            <text:p>14</text:p>
          </table:table-cell>
          <table:table-cell office:value-type="float" office:value="-5.95450712388692" calcext:value-type="float">
            <text:p>-5,95450712388692</text:p>
          </table:table-cell>
          <table:table-cell office:value-type="float" office:value="0.00161059925376162" calcext:value-type="float">
            <text:p>0,0016105992537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61398498535156" calcext:value-type="float">
            <text:p>0,161398498535156</text:p>
          </table:table-cell>
          <table:table-cell office:value-type="string" calcext:value-type="string">
            <text:p>2020-04-02 21:16:32</text:p>
          </table:table-cell>
          <table:table-cell office:value-type="float" office:value="-138.707818380626" calcext:value-type="float">
            <text:p>-138,707818380626</text:p>
          </table:table-cell>
          <table:table-cell office:value-type="float" office:value="25" calcext:value-type="float">
            <text:p>25</text:p>
          </table:table-cell>
          <table:table-cell office:value-type="float" office:value="0.00808563692077069" calcext:value-type="float">
            <text:p>0,008085636920771</text:p>
          </table:table-cell>
          <table:table-cell office:value-type="float" office:value="0.000291108971898606" calcext:value-type="float">
            <text:p>0,0002911089718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54247436523438" calcext:value-type="float">
            <text:p>0,085424743652344</text:p>
          </table:table-cell>
          <table:table-cell office:value-type="string" calcext:value-type="string">
            <text:p>2020-04-02 21:20:30</text:p>
          </table:table-cell>
          <table:table-cell office:value-type="float" office:value="-88.1630584077006" calcext:value-type="float">
            <text:p>-88,1630584077006</text:p>
          </table:table-cell>
          <table:table-cell office:value-type="float" office:value="15" calcext:value-type="float">
            <text:p>15</text:p>
          </table:table-cell>
          <table:table-cell office:value-type="float" office:value="-0.00074653855763529" calcext:value-type="float">
            <text:p>-0,000746538557635</text:p>
          </table:table-cell>
          <table:table-cell office:value-type="float" office:value="0.00044519921860089" calcext:value-type="float">
            <text:p>0,0004451992186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4:47</text:p>
          </table:table-cell>
          <table:table-cell office:value-type="float" office:value="-69.7075531221999" calcext:value-type="float">
            <text:p>-69,7075531221999</text:p>
          </table:table-cell>
          <table:table-cell office:value-type="float" office:value="13" calcext:value-type="float">
            <text:p>13</text:p>
          </table:table-cell>
          <table:table-cell office:value-type="float" office:value="-7.717752624805" calcext:value-type="float">
            <text:p>-7,717752624805</text:p>
          </table:table-cell>
          <table:table-cell office:value-type="float" office:value="0.00952780790539585" calcext:value-type="float">
            <text:p>0,0095278079053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29:57</text:p>
          </table:table-cell>
          <table:table-cell office:value-type="float" office:value="-56.182638830321" calcext:value-type="float">
            <text:p>-56,182638830321</text:p>
          </table:table-cell>
          <table:table-cell office:value-type="float" office:value="11" calcext:value-type="float">
            <text:p>11</text:p>
          </table:table-cell>
          <table:table-cell office:value-type="float" office:value="-9.99462977824823" calcext:value-type="float">
            <text:p>-9,99462977824823</text:p>
          </table:table-cell>
          <table:table-cell office:value-type="float" office:value="0.00910066484254245" calcext:value-type="float">
            <text:p>0,00910066484254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1:41</text:p>
          </table:table-cell>
          <table:table-cell office:value-type="float" office:value="-28.4467710324454" calcext:value-type="float">
            <text:p>-28,4467710324454</text:p>
          </table:table-cell>
          <table:table-cell office:value-type="float" office:value="5" calcext:value-type="float">
            <text:p>5</text:p>
          </table:table-cell>
          <table:table-cell office:value-type="float" office:value="1.88824104714107" calcext:value-type="float">
            <text:p>1,88824104714107</text:p>
          </table:table-cell>
          <table:table-cell office:value-type="float" office:value="0.0564724724693585" calcext:value-type="float">
            <text:p>0,0564724724693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35:43</text:p>
          </table:table-cell>
          <table:table-cell office:value-type="float" office:value="-78.0515715259179" calcext:value-type="float">
            <text:p>-78,0515715259179</text:p>
          </table:table-cell>
          <table:table-cell office:value-type="float" office:value="14" calcext:value-type="float">
            <text:p>14</text:p>
          </table:table-cell>
          <table:table-cell office:value-type="float" office:value="-8.61568342640219" calcext:value-type="float">
            <text:p>-8,61568342640219</text:p>
          </table:table-cell>
          <table:table-cell office:value-type="float" office:value="0.00787751938164696" calcext:value-type="float">
            <text:p>0,0078775193816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1:42:13</text:p>
          </table:table-cell>
          <table:table-cell office:value-type="float" office:value="-104.144336476781" calcext:value-type="float">
            <text:p>-104,144336476781</text:p>
          </table:table-cell>
          <table:table-cell office:value-type="float" office:value="20" calcext:value-type="float">
            <text:p>20</text:p>
          </table:table-cell>
          <table:table-cell office:value-type="float" office:value="-16.6281618065203" calcext:value-type="float">
            <text:p>-16,6281618065203</text:p>
          </table:table-cell>
          <table:table-cell office:value-type="float" office:value="0.00291769747033608" calcext:value-type="float">
            <text:p>0,0029176974703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00546325683594" calcext:value-type="float">
            <text:p>0,100546325683594</text:p>
          </table:table-cell>
          <table:table-cell office:value-type="string" calcext:value-type="string">
            <text:p>2020-04-02 21:48:25</text:p>
          </table:table-cell>
          <table:table-cell office:value-type="float" office:value="-94.4373910916238" calcext:value-type="float">
            <text:p>-94,4373910916238</text:p>
          </table:table-cell>
          <table:table-cell office:value-type="float" office:value="14" calcext:value-type="float">
            <text:p>14</text:p>
          </table:table-cell>
          <table:table-cell office:value-type="float" office:value="-0.0037663002707462" calcext:value-type="float">
            <text:p>-0,003766300270746</text:p>
          </table:table-cell>
          <table:table-cell office:value-type="float" office:value="0.000649122130629736" calcext:value-type="float">
            <text:p>0,000649122130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00140228271484" calcext:value-type="float">
            <text:p>0,050014022827149</text:p>
          </table:table-cell>
          <table:table-cell office:value-type="string" calcext:value-type="string">
            <text:p>2020-04-02 21:56:21</text:p>
          </table:table-cell>
          <table:table-cell office:value-type="float" office:value="-126.181759196431" calcext:value-type="float">
            <text:p>-126,181759196431</text:p>
          </table:table-cell>
          <table:table-cell office:value-type="float" office:value="20" calcext:value-type="float">
            <text:p>20</text:p>
          </table:table-cell>
          <table:table-cell office:value-type="float" office:value="-0.00590277968105446" calcext:value-type="float">
            <text:p>-0,005902779681054</text:p>
          </table:table-cell>
          <table:table-cell office:value-type="float" office:value="0.000465924565289542" calcext:value-type="float">
            <text:p>0,000465924565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2861633300781" calcext:value-type="float">
            <text:p>0,172861633300781</text:p>
          </table:table-cell>
          <table:table-cell office:value-type="string" calcext:value-type="string">
            <text:p>2020-04-02 22:04:43</text:p>
          </table:table-cell>
          <table:table-cell office:value-type="float" office:value="-103.02747365402" calcext:value-type="float">
            <text:p>-103,02747365402</text:p>
          </table:table-cell>
          <table:table-cell office:value-type="float" office:value="16" calcext:value-type="float">
            <text:p>16</text:p>
          </table:table-cell>
          <table:table-cell office:value-type="float" office:value="0.00218459304039209" calcext:value-type="float">
            <text:p>0,002184593040392</text:p>
          </table:table-cell>
          <table:table-cell office:value-type="float" office:value="0.000727325201857208" calcext:value-type="float">
            <text:p>0,0007273252018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775895690917969" calcext:value-type="float">
            <text:p>0,077589569091797</text:p>
          </table:table-cell>
          <table:table-cell office:value-type="string" calcext:value-type="string">
            <text:p>2020-04-02 22:14:02</text:p>
          </table:table-cell>
          <table:table-cell office:value-type="float" office:value="-94.9001346770755" calcext:value-type="float">
            <text:p>-94,9001346770755</text:p>
          </table:table-cell>
          <table:table-cell office:value-type="float" office:value="15" calcext:value-type="float">
            <text:p>15</text:p>
          </table:table-cell>
          <table:table-cell office:value-type="float" office:value="-0.00246651577984336" calcext:value-type="float">
            <text:p>-0,002466515779843</text:p>
          </table:table-cell>
          <table:table-cell office:value-type="float" office:value="0.00145064388594889" calcext:value-type="float">
            <text:p>0,0014506438859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7192016601562" calcext:value-type="float">
            <text:p>0,127192016601562</text:p>
          </table:table-cell>
          <table:table-cell office:value-type="string" calcext:value-type="string">
            <text:p>2020-04-02 22:21:05</text:p>
          </table:table-cell>
          <table:table-cell office:value-type="float" office:value="-78.440405388269" calcext:value-type="float">
            <text:p>-78,440405388269</text:p>
          </table:table-cell>
          <table:table-cell office:value-type="float" office:value="9" calcext:value-type="float">
            <text:p>9</text:p>
          </table:table-cell>
          <table:table-cell office:value-type="float" office:value="-0.00399226960164456" calcext:value-type="float">
            <text:p>-0,003992269601645</text:p>
          </table:table-cell>
          <table:table-cell office:value-type="float" office:value="0.00207450294106726" calcext:value-type="float">
            <text:p>0,0020745029410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27:53</text:p>
          </table:table-cell>
          <table:table-cell office:value-type="float" office:value="-72.8401162108014" calcext:value-type="float">
            <text:p>-72,8401162108014</text:p>
          </table:table-cell>
          <table:table-cell office:value-type="float" office:value="13" calcext:value-type="float">
            <text:p>13</text:p>
          </table:table-cell>
          <table:table-cell office:value-type="float" office:value="-8.22905469525961" calcext:value-type="float">
            <text:p>-8,2290546952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870100708007813" calcext:value-type="float">
            <text:p>0,087010070800781</text:p>
          </table:table-cell>
          <table:table-cell office:value-type="string" calcext:value-type="string">
            <text:p>2020-04-02 22:36:35</text:p>
          </table:table-cell>
          <table:table-cell office:value-type="float" office:value="-86.3366779488791" calcext:value-type="float">
            <text:p>-86,3366779488791</text:p>
          </table:table-cell>
          <table:table-cell office:value-type="float" office:value="14" calcext:value-type="float">
            <text:p>14</text:p>
          </table:table-cell>
          <table:table-cell office:value-type="float" office:value="0.000195269394323683" calcext:value-type="float">
            <text:p>0,000195269394324</text:p>
          </table:table-cell>
          <table:table-cell office:value-type="float" office:value="0.00811212495830064" calcext:value-type="float">
            <text:p>0,0081121249583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38: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2:45:21</text:p>
          </table:table-cell>
          <table:table-cell office:value-type="float" office:value="-48.7426122605144" calcext:value-type="float">
            <text:p>-48,7426122605144</text:p>
          </table:table-cell>
          <table:table-cell office:value-type="float" office:value="7" calcext:value-type="float">
            <text:p>7</text:p>
          </table:table-cell>
          <table:table-cell office:value-type="float" office:value="-5.99999281320657" calcext:value-type="float">
            <text:p>-5,99999281320657</text:p>
          </table:table-cell>
          <table:table-cell office:value-type="float" office:value="0.0238095696412166" calcext:value-type="float">
            <text:p>0,0238095696412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58388671875" calcext:value-type="float">
            <text:p>0,6058388671875</text:p>
          </table:table-cell>
          <table:table-cell office:value-type="string" calcext:value-type="string">
            <text:p>2020-04-02 22:48:35</text:p>
          </table:table-cell>
          <table:table-cell office:value-type="float" office:value="-24.3410331996442" calcext:value-type="float">
            <text:p>-24,3410331996442</text:p>
          </table:table-cell>
          <table:table-cell office:value-type="float" office:value="4" calcext:value-type="float">
            <text:p>4</text:p>
          </table:table-cell>
          <table:table-cell office:value-type="float" office:value="-0.008135645593216" calcext:value-type="float">
            <text:p>-0,008135645593216</text:p>
          </table:table-cell>
          <table:table-cell office:value-type="float" office:value="0.0260712855478188" calcext:value-type="float">
            <text:p>0,0260712855478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69188537597656" calcext:value-type="float">
            <text:p>0,076918853759766</text:p>
          </table:table-cell>
          <table:table-cell office:value-type="string" calcext:value-type="string">
            <text:p>2020-04-02 22:57:05</text:p>
          </table:table-cell>
          <table:table-cell office:value-type="float" office:value="-81.745507032748" calcext:value-type="float">
            <text:p>-81,745507032748</text:p>
          </table:table-cell>
          <table:table-cell office:value-type="float" office:value="14" calcext:value-type="float">
            <text:p>14</text:p>
          </table:table-cell>
          <table:table-cell office:value-type="float" office:value="0.000776395576040478" calcext:value-type="float">
            <text:p>0,00077639557604</text:p>
          </table:table-cell>
          <table:table-cell office:value-type="float" office:value="0.000390103135275021" calcext:value-type="float">
            <text:p>0,000390103135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03160888671875" calcext:value-type="float">
            <text:p>0,403160888671875</text:p>
          </table:table-cell>
          <table:table-cell office:value-type="string" calcext:value-type="string">
            <text:p>2020-04-02 23:05:07</text:p>
          </table:table-cell>
          <table:table-cell office:value-type="float" office:value="-55.1226421908014" calcext:value-type="float">
            <text:p>-55,1226421908014</text:p>
          </table:table-cell>
          <table:table-cell office:value-type="float" office:value="8" calcext:value-type="float">
            <text:p>8</text:p>
          </table:table-cell>
          <table:table-cell office:value-type="float" office:value="-0.00461783453878809" calcext:value-type="float">
            <text:p>-0,004617834538788</text:p>
          </table:table-cell>
          <table:table-cell office:value-type="float" office:value="0.00741575377378639" calcext:value-type="float">
            <text:p>0,0074157537737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773456726074219" calcext:value-type="float">
            <text:p>0,077345672607422</text:p>
          </table:table-cell>
          <table:table-cell office:value-type="string" calcext:value-type="string">
            <text:p>2020-04-02 23:13:47</text:p>
          </table:table-cell>
          <table:table-cell office:value-type="float" office:value="-82.5329698767717" calcext:value-type="float">
            <text:p>-82,5329698767717</text:p>
          </table:table-cell>
          <table:table-cell office:value-type="float" office:value="14" calcext:value-type="float">
            <text:p>14</text:p>
          </table:table-cell>
          <table:table-cell office:value-type="float" office:value="0.00493842148082621" calcext:value-type="float">
            <text:p>0,004938421480826</text:p>
          </table:table-cell>
          <table:table-cell office:value-type="float" office:value="0.000394064208764222" calcext:value-type="float">
            <text:p>0,0003940642087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81702880859375" calcext:value-type="float">
            <text:p>0,181702880859375</text:p>
          </table:table-cell>
          <table:table-cell office:value-type="string" calcext:value-type="string">
            <text:p>2020-04-02 23:18:59</text:p>
          </table:table-cell>
          <table:table-cell office:value-type="float" office:value="-63.4534149043483" calcext:value-type="float">
            <text:p>-63,4534149043483</text:p>
          </table:table-cell>
          <table:table-cell office:value-type="float" office:value="11" calcext:value-type="float">
            <text:p>11</text:p>
          </table:table-cell>
          <table:table-cell office:value-type="float" office:value="0.00656357973947452" calcext:value-type="float">
            <text:p>0,006563579739475</text:p>
          </table:table-cell>
          <table:table-cell office:value-type="float" office:value="0.00284784120411498" calcext:value-type="float">
            <text:p>0,0028478412041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28:05</text:p>
          </table:table-cell>
          <table:table-cell office:value-type="float" office:value="-61.8573844882682" calcext:value-type="float">
            <text:p>-61,8573844882682</text:p>
          </table:table-cell>
          <table:table-cell office:value-type="float" office:value="11" calcext:value-type="float">
            <text:p>11</text:p>
          </table:table-cell>
          <table:table-cell office:value-type="float" office:value="-10.9999999872635" calcext:value-type="float">
            <text:p>-10,9999999872635</text:p>
          </table:table-cell>
          <table:table-cell office:value-type="float" office:value="0.00826446282905557" calcext:value-type="float">
            <text:p>0,0082644628290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32:44</text:p>
          </table:table-cell>
          <table:table-cell office:value-type="float" office:value="-18.3490202911869" calcext:value-type="float">
            <text:p>-18,3490202911869</text:p>
          </table:table-cell>
          <table:table-cell office:value-type="float" office:value="4" calcext:value-type="float">
            <text:p>4</text:p>
          </table:table-cell>
          <table:table-cell office:value-type="float" office:value="-1.99729743630223" calcext:value-type="float">
            <text:p>-1,99729743630223</text:p>
          </table:table-cell>
          <table:table-cell office:value-type="float" office:value="0.124999758391712" calcext:value-type="float">
            <text:p>0,1249997583917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1:34</text:p>
          </table:table-cell>
          <table:table-cell office:value-type="float" office:value="-42.6932436086806" calcext:value-type="float">
            <text:p>-42,693243608680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0.0123456790123457" calcext:value-type="float">
            <text:p>0,0123456790123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48:56</text:p>
          </table:table-cell>
          <table:table-cell office:value-type="float" office:value="-11.2373303240003" calcext:value-type="float">
            <text:p>-11,237330324000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02 23:57:16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15:38:24.314169817</dc:date>
    <meta:editing-duration>PT4M9S</meta:editing-duration>
    <meta:editing-cycles>2</meta:editing-cycles>
    <meta:generator>LibreOffice/6.4.7.2$Linux_X86_64 LibreOffice_project/40$Build-2</meta:generator>
    <meta:document-statistic meta:table-count="3" meta:cell-count="7104" meta:object-count="0"/>
  </office:meta>
</office:document-meta>
</file>